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Object 1" manifest:media-type="application/octet-stream"/>
  <manifest:file-entry manifest:full-path="media/image1.wmf"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G Times (WN)" svg:font-family="CG Times (WN)" style:font-family-generic="roman" style:font-pitch="variable" svg:panose-1="0 0 0 0 0 0 0 0 0 0"/>
    <style:font-face style:name="Courier" svg:font-family="Courier" style:font-family-generic="modern" style:font-pitch="fixed" svg:panose-1="2 7 4 9 2 2 5 2 4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new roman" svg:font-family="new roman" style:font-family-generic="roman" svg:panose-1="0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2">
      <text:list-level-style-bullet text:level="1" text:bullet-char="">
        <style:list-level-properties text:space-before="0.1972in" text:min-label-width="0.1965in" text:list-level-position-and-space-mode="label-alignment">
          <style:list-level-label-alignment text:label-followed-by="listtab" fo:margin-left="0.3937in" fo:text-indent="-0.1965in"/>
        </style:list-level-properties>
        <style:text-properties style:font-name="Symbol"/>
      </text:list-level-style-bullet>
    </text:list-style>
    <text:list-style style:name="LFO3">
      <text:list-level-style-bullet text:level="1" text:bullet-char="">
        <style:list-level-properties text:space-before="0.1972in" text:min-label-width="0.1965in" text:list-level-position-and-space-mode="label-alignment">
          <style:list-level-label-alignment text:label-followed-by="listtab" fo:margin-left="0.3937in" fo:text-indent="-0.1965in"/>
        </style:list-level-properties>
        <style:text-properties style:font-name="Symbol"/>
      </text:list-level-style-bullet>
    </text:list-style>
    <text:list-style style:name="LFO4">
      <text:list-level-style-bullet text:leve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Symbol"/>
      </text:list-level-style-bullet>
    </text:list-style>
    <text:list-style style:name="LFO5">
      <text:list-level-style-bullet text:level="1" text:bullet-char="">
        <style:list-level-properties text:space-before="0.3937in" text:min-label-width="0.1965in" text:list-level-position-and-space-mode="label-alignment">
          <style:list-level-label-alignment text:label-followed-by="listtab" fo:margin-left="0.5902in" fo:text-indent="-0.1965in"/>
        </style:list-level-properties>
        <style:text-properties style:font-name="Symbol"/>
      </text:list-level-style-bullet>
    </text:list-style>
    <text:list-style style:name="LFO6">
      <text:list-level-style-number text:level="1" style:num-suffix="." style:num-format="1">
        <style:list-level-properties text:space-before="0.5916in" text:min-label-width="0.1972in" text:list-level-position-and-space-mode="label-alignment">
          <style:list-level-label-alignment text:label-followed-by="listtab" fo:margin-left="0.7888in" fo:text-indent="-0.1972in"/>
        </style:list-level-properties>
      </text:list-level-style-number>
    </text:list-style>
    <text:list-style style:name="LFO7">
      <text:list-level-style-number text:level="1" style:num-suffix="." style:num-format="1">
        <style:list-level-properties text:space-before="0.5916in" text:min-label-width="0.1972in" text:list-level-position-and-space-mode="label-alignment">
          <style:list-level-label-alignment text:label-followed-by="listtab" fo:margin-left="0.7888in" fo:text-indent="-0.1972in"/>
        </style:list-level-properties>
      </text:list-level-style-number>
    </text:list-style>
    <text:list-style style:name="LFO8">
      <text:list-level-style-bullet text:level="1" text:bullet-char="">
        <style:list-level-properties text:space-before="0.7875in" text:min-label-width="0.1965in" text:list-level-position-and-space-mode="label-alignment">
          <style:list-level-label-alignment text:label-followed-by="listtab" fo:margin-left="0.984in" fo:text-indent="-0.1965in"/>
        </style:list-level-properties>
        <style:text-properties style:font-name="Symbol"/>
      </text:list-level-style-bullet>
    </text:list-style>
    <text:list-style style:name="LFO9">
      <text:list-level-style-bullet text:level="1" text:bullet-char="">
        <style:list-level-properties text:space-before="0.7875in" text:min-label-width="0.1965in" text:list-level-position-and-space-mode="label-alignment">
          <style:list-level-label-alignment text:label-followed-by="listtab" fo:margin-left="0.984in" fo:text-indent="-0.1965in"/>
        </style:list-level-properties>
        <style:text-properties style:font-name="Symbol"/>
      </text:list-level-style-bullet>
    </text:list-style>
    <text:list-style style:name="LFO11">
      <text:list-level-style-number text:level="1" style:num-suffix="." style:num-format="1">
        <style:list-level-properties text:space-before="0.5916in" text:min-label-width="0.1972in" text:list-level-position-and-space-mode="label-alignment">
          <style:list-level-label-alignment text:label-followed-by="listtab" fo:margin-left="0.7888in" fo:text-indent="-0.1972in"/>
        </style:list-level-properties>
      </text:list-level-style-number>
    </text:list-style>
    <text:list-style style:name="LFO12">
      <text:list-level-style-number text:level="1" style:num-suffix="." style:num-format="1">
        <style:list-level-properties text:space-before="0.3937in" text:min-label-width="0.1972in" text:list-level-position-and-space-mode="label-alignment">
          <style:list-level-label-alignment text:label-followed-by="listtab" fo:margin-left="0.5909in" fo:text-indent="-0.1972in"/>
        </style:list-level-properties>
      </text:list-level-style-number>
    </text:list-style>
    <text:list-style style:name="LFO13">
      <text:list-level-style-number text:level="1" style:num-suffix="." style:num-format="1">
        <style:list-level-properties text:space-before="0.3937in" text:min-label-width="0.1972in" text:list-level-position-and-space-mode="label-alignment">
          <style:list-level-label-alignment text:label-followed-by="listtab" fo:margin-left="0.5909in" fo:text-indent="-0.1972in"/>
        </style:list-level-properties>
      </text:list-level-style-number>
    </text:list-style>
    <text:list-style style:name="LFO14">
      <text:list-level-style-bullet text:level="1" text:style-name="WW_CharLFO1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1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4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4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4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4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4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7">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P1" style:parent-style-name="Normal" style:master-page-name="MPF0" style:family="paragraph">
      <style:paragraph-properties/>
      <style:text-properties fo:font-weight="bold" style:font-weight-asian="bold" fo:font-size="22pt" style:font-size-asian="22pt"/>
    </style:style>
    <style:style style:name="T32" style:parent-style-name="Policepardéfaut" style:family="text">
      <style:text-properties fo:font-weight="bold" style:font-weight-asian="bold" fo:font-size="18pt" style:font-size-asian="18pt"/>
    </style:style>
    <style:style style:name="P33" style:parent-style-name="Normal" style:family="paragraph">
      <style:paragraph-properties fo:text-align="center"/>
      <style:text-properties fo:font-weight="bold" style:font-weight-asian="bold" fo:font-size="22pt" style:font-size-asian="22pt"/>
    </style:style>
    <style:style style:name="P34" style:parent-style-name="Normal" style:family="paragraph">
      <style:text-properties fo:font-weight="bold" style:font-weight-asian="bold" fo:font-size="22pt" style:font-size-asian="22pt"/>
    </style:style>
    <style:style style:name="P35" style:parent-style-name="Normal" style:family="paragraph">
      <style:paragraph-properties fo:text-align="center"/>
      <style:text-properties fo:font-weight="bold" style:font-weight-asian="bold" fo:font-size="18pt" style:font-size-asian="18pt"/>
    </style:style>
    <style:style style:name="P36" style:parent-style-name="Normal" style:family="paragraph">
      <style:paragraph-properties fo:text-align="center"/>
      <style:text-properties fo:font-weight="bold" style:font-weight-asian="bold" fo:font-size="18pt" style:font-size-asian="18pt"/>
    </style:style>
    <style:style style:name="P37" style:parent-style-name="Normal" style:family="paragraph">
      <style:paragraph-properties fo:text-align="center"/>
      <style:text-properties fo:font-weight="bold" style:font-weight-asian="bold" fo:font-size="18pt" style:font-size-asian="18pt"/>
    </style:style>
    <style:style style:name="P38" style:parent-style-name="Normal" style:family="paragraph">
      <style:paragraph-properties fo:text-align="center"/>
      <style:text-properties fo:font-weight="bold" style:font-weight-asian="bold" fo:font-size="18pt" style:font-size-asian="18pt"/>
    </style:style>
    <style:style style:name="P39" style:parent-style-name="Normal" style:family="paragraph">
      <style:paragraph-properties fo:text-align="center"/>
      <style:text-properties fo:font-weight="bold" style:font-weight-asian="bold" fo:font-size="18pt" style:font-size-asian="18pt"/>
    </style:style>
    <style:style style:name="P40" style:parent-style-name="Normal" style:family="paragraph">
      <style:paragraph-properties fo:text-align="center"/>
      <style:text-properties fo:font-weight="bold" style:font-weight-asian="bold" fo:font-size="18pt" style:font-size-asian="18pt"/>
    </style:style>
    <style:style style:name="P41" style:parent-style-name="Normal" style:family="paragraph">
      <style:paragraph-properties fo:text-align="center"/>
      <style:text-properties fo:font-weight="bold" style:font-weight-asian="bold" fo:font-size="18pt" style:font-size-asian="18pt"/>
    </style:style>
    <style:style style:name="P42" style:parent-style-name="Normal" style:family="paragraph">
      <style:paragraph-properties fo:text-align="center"/>
    </style:style>
    <style:style style:name="T43" style:parent-style-name="Policepardéfaut" style:family="text">
      <style:text-properties fo:font-weight="bold" style:font-weight-asian="bold" fo:font-size="18pt" style:font-size-asian="18pt"/>
    </style:style>
    <style:style style:name="P44" style:parent-style-name="Normal" style:family="paragraph">
      <style:paragraph-properties fo:text-align="center"/>
      <style:text-properties fo:font-weight="bold" style:font-weight-asian="bold" fo:font-size="18pt" style:font-size-asian="18pt"/>
    </style:style>
    <style:style style:name="P45" style:parent-style-name="Normal" style:family="paragraph">
      <style:paragraph-properties fo:text-align="center"/>
      <style:text-properties fo:font-weight="bold" style:font-weight-asian="bold" fo:font-size="18pt" style:font-size-asian="18pt"/>
    </style:style>
    <style:style style:name="TableColumn47" style:family="table-column">
      <style:table-column-properties style:column-width="1.7222in" style:use-optimal-column-width="false"/>
    </style:style>
    <style:style style:name="TableColumn48" style:family="table-column">
      <style:table-column-properties style:column-width="3.4451in" style:use-optimal-column-width="false"/>
    </style:style>
    <style:style style:name="Table46" style:family="table">
      <style:table-properties style:width="5.1673in" fo:margin-left="0in" table:align="left" fo:break-before="page"/>
    </style:style>
    <style:style style:name="TableRow49" style:family="table-row">
      <style:table-row-properties style:use-optimal-row-height="false"/>
    </style:style>
    <style:style style:name="TableCell50" style:family="table-cell">
      <style:table-cell-properties fo:border="0.0104in solid #000000" style:writing-mode="lr-tb" fo:padding-top="0in" fo:padding-left="0.0486in" fo:padding-bottom="0in" fo:padding-right="0.0486in"/>
    </style:style>
    <style:style style:name="P51" style:parent-style-name="Listecontinue" style:family="paragraph">
      <style:paragraph-properties fo:text-align="center" fo:margin-top="0.0833in" fo:margin-bottom="0.0833in"/>
      <style:text-properties fo:font-weight="bold" style:font-weight-asian="bold" fo:font-size="12pt" style:font-size-asian="12pt"/>
    </style:style>
    <style:style style:name="TableRow52" style:family="table-row">
      <style:table-row-properties style:use-optimal-row-height="false"/>
    </style:style>
    <style:style style:name="TableCell53" style:family="table-cell">
      <style:table-cell-properties fo:border="0.0104in solid #000000" style:writing-mode="lr-tb" fo:padding-top="0in" fo:padding-left="0.0486in" fo:padding-bottom="0in" fo:padding-right="0.0486in"/>
    </style:style>
    <style:style style:name="P54" style:parent-style-name="Listecontinue" style:family="paragraph">
      <style:paragraph-properties fo:text-align="center" fo:margin-top="0.0833in" fo:margin-bottom="0.0833in"/>
      <style:text-properties fo:font-weight="bold" style:font-weight-asian="bold"/>
    </style:style>
    <style:style style:name="TableCell55" style:family="table-cell">
      <style:table-cell-properties fo:border="0.0104in solid #000000" style:writing-mode="lr-tb" fo:padding-top="0in" fo:padding-left="0.0486in" fo:padding-bottom="0in" fo:padding-right="0.0486in"/>
    </style:style>
    <style:style style:name="P56" style:parent-style-name="Listecontinue" style:family="paragraph">
      <style:paragraph-properties fo:text-align="center" fo:margin-top="0.0833in" fo:margin-bottom="0.0833in"/>
      <style:text-properties fo:font-weight="bold" style:font-weight-asian="bold"/>
    </style:style>
    <style:style style:name="TableRow57" style:family="table-row">
      <style:table-row-properties style:use-optimal-row-height="false"/>
    </style:style>
    <style:style style:name="TableCell58" style:family="table-cell">
      <style:table-cell-properties fo:border="0.0104in solid #000000" style:writing-mode="lr-tb" fo:padding-top="0in" fo:padding-left="0.0486in" fo:padding-bottom="0in" fo:padding-right="0.0486in"/>
    </style:style>
    <style:style style:name="P59" style:parent-style-name="Listecontinue" style:family="paragraph">
      <style:paragraph-properties fo:text-align="start" fo:margin-top="0.0416in" fo:margin-bottom="0.0416in"/>
    </style:style>
    <style:style style:name="TableCell60" style:family="table-cell">
      <style:table-cell-properties fo:border="0.0104in solid #000000" style:writing-mode="lr-tb" fo:padding-top="0in" fo:padding-left="0.0486in" fo:padding-bottom="0in" fo:padding-right="0.0486in"/>
    </style:style>
    <style:style style:name="P61" style:parent-style-name="Listecontinue" style:family="paragraph">
      <style:paragraph-properties fo:text-align="start"/>
    </style:style>
    <style:style style:name="T62" style:parent-style-name="Policepardéfaut" style:family="text">
      <style:text-properties fo:color="#000000"/>
    </style:style>
    <style:style style:name="TableRow63" style:family="table-row">
      <style:table-row-properties style:use-optimal-row-height="false"/>
    </style:style>
    <style:style style:name="TableCell64" style:family="table-cell">
      <style:table-cell-properties fo:border="0.0104in solid #000000" style:writing-mode="lr-tb" fo:padding-top="0in" fo:padding-left="0.0486in" fo:padding-bottom="0in" fo:padding-right="0.0486in"/>
    </style:style>
    <style:style style:name="P65" style:parent-style-name="Listecontinue" style:family="paragraph">
      <style:paragraph-properties fo:text-align="start" fo:margin-top="0.0416in" fo:margin-bottom="0.0416in"/>
    </style:style>
    <style:style style:name="TableCell66" style:family="table-cell">
      <style:table-cell-properties fo:border="0.0104in solid #000000" style:writing-mode="lr-tb" fo:padding-top="0in" fo:padding-left="0.0486in" fo:padding-bottom="0in" fo:padding-right="0.0486in"/>
    </style:style>
    <style:style style:name="P67" style:parent-style-name="Listecontinue" style:family="paragraph">
      <style:paragraph-properties fo:text-align="start"/>
    </style:style>
    <style:style style:name="T68" style:parent-style-name="Policepardéfaut" style:family="text">
      <style:text-properties fo:color="#000000"/>
    </style:style>
    <style:style style:name="TableRow69" style:family="table-row">
      <style:table-row-properties style:use-optimal-row-height="false"/>
    </style:style>
    <style:style style:name="TableCell70" style:family="table-cell">
      <style:table-cell-properties fo:border="0.0104in solid #000000" style:writing-mode="lr-tb" fo:padding-top="0in" fo:padding-left="0.0486in" fo:padding-bottom="0in" fo:padding-right="0.0486in"/>
    </style:style>
    <style:style style:name="P71" style:parent-style-name="Listecontinue" style:family="paragraph">
      <style:paragraph-properties fo:text-align="start" fo:margin-top="0.0416in" fo:margin-bottom="0.0416in"/>
    </style:style>
    <style:style style:name="TableCell72" style:family="table-cell">
      <style:table-cell-properties fo:border="0.0104in solid #000000" style:writing-mode="lr-tb" fo:padding-top="0in" fo:padding-left="0.0486in" fo:padding-bottom="0in" fo:padding-right="0.0486in"/>
    </style:style>
    <style:style style:name="P73" style:parent-style-name="Listecontinue" style:family="paragraph">
      <style:paragraph-properties fo:text-align="start"/>
    </style:style>
    <style:style style:name="T74" style:parent-style-name="Policepardéfaut" style:family="text">
      <style:text-properties fo:color="#000000"/>
    </style:style>
    <style:style style:name="TableRow75" style:family="table-row">
      <style:table-row-properties style:use-optimal-row-height="false"/>
    </style:style>
    <style:style style:name="TableCell76" style:family="table-cell">
      <style:table-cell-properties fo:border="0.0104in solid #000000" style:writing-mode="lr-tb" fo:padding-top="0in" fo:padding-left="0.0486in" fo:padding-bottom="0in" fo:padding-right="0.0486in"/>
    </style:style>
    <style:style style:name="P77" style:parent-style-name="Listecontinue" style:family="paragraph">
      <style:paragraph-properties fo:text-align="start" fo:margin-top="0.0416in" fo:margin-bottom="0.0416in"/>
      <style:text-properties fo:language="en" fo:country="US"/>
    </style:style>
    <style:style style:name="TableCell78" style:family="table-cell">
      <style:table-cell-properties fo:border="0.0104in solid #000000" style:writing-mode="lr-tb" fo:padding-top="0in" fo:padding-left="0.0486in" fo:padding-bottom="0in" fo:padding-right="0.0486in"/>
    </style:style>
    <style:style style:name="P79" style:parent-style-name="Listecontinue" style:family="paragraph">
      <style:paragraph-properties fo:text-align="start"/>
      <style:text-properties fo:language="en" fo:country="US"/>
    </style:style>
    <style:style style:name="TableRow80" style:family="table-row">
      <style:table-row-properties style:use-optimal-row-height="false"/>
    </style:style>
    <style:style style:name="TableCell81" style:family="table-cell">
      <style:table-cell-properties fo:border="0.0104in solid #000000" style:writing-mode="lr-tb" fo:padding-top="0in" fo:padding-left="0.0486in" fo:padding-bottom="0in" fo:padding-right="0.0486in"/>
    </style:style>
    <style:style style:name="P82" style:parent-style-name="Listecontinue" style:family="paragraph">
      <style:paragraph-properties fo:text-align="start" fo:margin-top="0.0416in" fo:margin-bottom="0.0416in"/>
      <style:text-properties fo:language="en" fo:country="US"/>
    </style:style>
    <style:style style:name="TableCell83" style:family="table-cell">
      <style:table-cell-properties fo:border="0.0104in solid #000000" style:writing-mode="lr-tb" fo:padding-top="0in" fo:padding-left="0.0486in" fo:padding-bottom="0in" fo:padding-right="0.0486in"/>
    </style:style>
    <style:style style:name="P84" style:parent-style-name="Listecontinue" style:family="paragraph">
      <style:paragraph-properties fo:text-align="start"/>
    </style:style>
    <style:style style:name="TableRow85" style:family="table-row">
      <style:table-row-properties style:use-optimal-row-height="false"/>
    </style:style>
    <style:style style:name="TableCell86" style:family="table-cell">
      <style:table-cell-properties fo:border="0.0104in solid #000000" style:writing-mode="lr-tb" fo:padding-top="0in" fo:padding-left="0.0486in" fo:padding-bottom="0in" fo:padding-right="0.0486in"/>
    </style:style>
    <style:style style:name="P87" style:parent-style-name="Listecontinue" style:family="paragraph">
      <style:paragraph-properties fo:text-align="start" fo:margin-top="0.0416in" fo:margin-bottom="0.0416in"/>
      <style:text-properties fo:language="en" fo:country="US"/>
    </style:style>
    <style:style style:name="TableCell88" style:family="table-cell">
      <style:table-cell-properties fo:border="0.0104in solid #000000" style:writing-mode="lr-tb" fo:padding-top="0in" fo:padding-left="0.0486in" fo:padding-bottom="0in" fo:padding-right="0.0486in"/>
    </style:style>
    <style:style style:name="P89" style:parent-style-name="Listecontinue" style:family="paragraph">
      <style:paragraph-properties fo:text-align="start"/>
    </style:style>
    <style:style style:name="TableRow90" style:family="table-row">
      <style:table-row-properties style:use-optimal-row-height="false"/>
    </style:style>
    <style:style style:name="TableCell91" style:family="table-cell">
      <style:table-cell-properties fo:border="0.0104in solid #000000" style:writing-mode="lr-tb" fo:padding-top="0in" fo:padding-left="0.0486in" fo:padding-bottom="0in" fo:padding-right="0.0486in"/>
    </style:style>
    <style:style style:name="P92" style:parent-style-name="Listecontinue" style:family="paragraph">
      <style:paragraph-properties fo:text-align="start" fo:margin-top="0.0416in" fo:margin-bottom="0.0416in"/>
      <style:text-properties fo:language="en" fo:country="US"/>
    </style:style>
    <style:style style:name="TableCell93" style:family="table-cell">
      <style:table-cell-properties fo:border="0.0104in solid #000000" style:writing-mode="lr-tb" fo:padding-top="0in" fo:padding-left="0.0486in" fo:padding-bottom="0in" fo:padding-right="0.0486in"/>
    </style:style>
    <style:style style:name="P94" style:parent-style-name="Listecontinue" style:family="paragraph">
      <style:paragraph-properties fo:text-align="start"/>
    </style:style>
    <style:style style:name="TableColumn96" style:family="table-column">
      <style:table-column-properties style:column-width="1.6236in" style:use-optimal-column-width="false"/>
    </style:style>
    <style:style style:name="TableColumn97" style:family="table-column">
      <style:table-column-properties style:column-width="3.15in" style:use-optimal-column-width="false"/>
    </style:style>
    <style:style style:name="TableColumn98" style:family="table-column">
      <style:table-column-properties style:column-width="1.575in" style:use-optimal-column-width="false"/>
    </style:style>
    <style:style style:name="Table95" style:family="table">
      <style:table-properties style:width="6.3486in" fo:margin-left="0in" table:align="left"/>
    </style:style>
    <style:style style:name="TableRow99" style:family="table-row">
      <style:table-row-properties style:use-optimal-row-height="false"/>
    </style:style>
    <style:style style:name="TableCell100" style:family="table-cell">
      <style:table-cell-properties fo:border="0.0104in solid #000000" style:writing-mode="lr-tb" fo:padding-top="0in" fo:padding-left="0.0486in" fo:padding-bottom="0in" fo:padding-right="0.0486in"/>
    </style:style>
    <style:style style:name="P101" style:parent-style-name="Listecontinue" style:family="paragraph">
      <style:paragraph-properties fo:text-align="center" fo:margin-top="0.0833in" fo:margin-bottom="0.0833in"/>
      <style:text-properties fo:font-weight="bold" style:font-weight-asian="bold" fo:font-size="12pt" style:font-size-asian="12pt"/>
    </style:style>
    <style:style style:name="TableRow102" style:family="table-row">
      <style:table-row-properties style:use-optimal-row-height="false"/>
    </style:style>
    <style:style style:name="TableCell103" style:family="table-cell">
      <style:table-cell-properties fo:border="0.0104in solid #000000" style:writing-mode="lr-tb" fo:padding-top="0in" fo:padding-left="0.0486in" fo:padding-bottom="0in" fo:padding-right="0.0486in"/>
    </style:style>
    <style:style style:name="P104" style:parent-style-name="Listecontinue" style:family="paragraph">
      <style:paragraph-properties fo:text-align="center" fo:margin-top="0.0833in" fo:margin-bottom="0.0833in"/>
      <style:text-properties fo:font-weight="bold" style:font-weight-asian="bold"/>
    </style:style>
    <style:style style:name="TableCell105" style:family="table-cell">
      <style:table-cell-properties fo:border="0.0104in solid #000000" style:writing-mode="lr-tb" fo:padding-top="0in" fo:padding-left="0.0486in" fo:padding-bottom="0in" fo:padding-right="0.0486in"/>
    </style:style>
    <style:style style:name="P106" style:parent-style-name="Listecontinue" style:family="paragraph">
      <style:paragraph-properties fo:text-align="center" fo:margin-top="0.0833in" fo:margin-bottom="0.0833in"/>
      <style:text-properties fo:font-weight="bold" style:font-weight-asian="bold"/>
    </style:style>
    <style:style style:name="TableCell107" style:family="table-cell">
      <style:table-cell-properties fo:border="0.0104in solid #000000" style:writing-mode="lr-tb" fo:padding-top="0in" fo:padding-left="0.0486in" fo:padding-bottom="0in" fo:padding-right="0.0486in"/>
    </style:style>
    <style:style style:name="P108" style:parent-style-name="Listecontinue" style:family="paragraph">
      <style:paragraph-properties fo:text-align="center" fo:margin-top="0.0833in" fo:margin-bottom="0.0833in"/>
      <style:text-properties fo:font-weight="bold" style:font-weight-asian="bold"/>
    </style:style>
    <style:style style:name="TableRow109" style:family="table-row">
      <style:table-row-properties style:use-optimal-row-height="false"/>
    </style:style>
    <style:style style:name="TableCell110" style:family="table-cell">
      <style:table-cell-properties fo:border="0.0104in solid #000000" style:writing-mode="lr-tb" fo:padding-top="0in" fo:padding-left="0.0486in" fo:padding-bottom="0in" fo:padding-right="0.0486in"/>
    </style:style>
    <style:style style:name="P111" style:parent-style-name="Listecontinue" style:family="paragraph">
      <style:paragraph-properties fo:text-align="start" fo:margin-top="0.0416in" fo:margin-bottom="0.0416in"/>
    </style:style>
    <style:style style:name="TableCell112" style:family="table-cell">
      <style:table-cell-properties fo:border="0.0104in solid #000000" style:writing-mode="lr-tb" fo:padding-top="0in" fo:padding-left="0.0486in" fo:padding-bottom="0in" fo:padding-right="0.0486in"/>
    </style:style>
    <style:style style:name="P113" style:parent-style-name="Listecontinue" style:family="paragraph">
      <style:paragraph-properties fo:text-align="start"/>
    </style:style>
    <style:style style:name="T114" style:parent-style-name="Policepardéfaut" style:family="text">
      <style:text-properties fo:color="#000000"/>
    </style:style>
    <style:style style:name="TableCell115" style:family="table-cell">
      <style:table-cell-properties fo:border="0.0104in solid #000000" style:writing-mode="lr-tb" fo:padding-top="0in" fo:padding-left="0.0486in" fo:padding-bottom="0in" fo:padding-right="0.0486in"/>
    </style:style>
    <style:style style:name="P116" style:parent-style-name="Listecontinue" style:family="paragraph">
      <style:paragraph-properties fo:text-align="start" fo:margin-top="0.0416in" fo:margin-bottom="0.0416in"/>
    </style:style>
    <style:style style:name="TableRow117" style:family="table-row">
      <style:table-row-properties style:use-optimal-row-height="false"/>
    </style:style>
    <style:style style:name="TableCell118" style:family="table-cell">
      <style:table-cell-properties fo:border="0.0104in solid #000000" style:writing-mode="lr-tb" fo:padding-top="0in" fo:padding-left="0.0486in" fo:padding-bottom="0in" fo:padding-right="0.0486in"/>
    </style:style>
    <style:style style:name="P119" style:parent-style-name="Listecontinue" style:family="paragraph">
      <style:paragraph-properties fo:text-align="start" fo:margin-top="0.0416in" fo:margin-bottom="0.0416in"/>
      <style:text-properties fo:language="en" fo:country="US"/>
    </style:style>
    <style:style style:name="TableCell120" style:family="table-cell">
      <style:table-cell-properties fo:border="0.0104in solid #000000" style:writing-mode="lr-tb" fo:padding-top="0in" fo:padding-left="0.0486in" fo:padding-bottom="0in" fo:padding-right="0.0486in"/>
    </style:style>
    <style:style style:name="P121" style:parent-style-name="Listecontinue" style:family="paragraph">
      <style:paragraph-properties fo:text-align="start"/>
    </style:style>
    <style:style style:name="TableCell122" style:family="table-cell">
      <style:table-cell-properties fo:border="0.0104in solid #000000" style:writing-mode="lr-tb" fo:padding-top="0in" fo:padding-left="0.0486in" fo:padding-bottom="0in" fo:padding-right="0.0486in"/>
    </style:style>
    <style:style style:name="P123" style:parent-style-name="Listecontinue" style:family="paragraph">
      <style:paragraph-properties fo:text-align="start" fo:margin-top="0.0416in" fo:margin-bottom="0.0416in"/>
      <style:text-properties fo:language="en" fo:country="US"/>
    </style:style>
    <style:style style:name="P124" style:parent-style-name="DefaultText" style:family="paragraph">
      <style:text-properties fo:language="en" fo:country="US"/>
    </style:style>
    <style:style style:name="P125" style:parent-style-name="DefaultText" style:family="paragraph">
      <style:text-properties fo:font-size="12pt" style:font-size-asian="12pt" fo:language="en" fo:country="US"/>
    </style:style>
    <style:style style:name="TableColumn127" style:family="table-column">
      <style:table-column-properties style:column-width="1.6236in" style:use-optimal-column-width="false"/>
    </style:style>
    <style:style style:name="TableColumn128" style:family="table-column">
      <style:table-column-properties style:column-width="3.15in" style:use-optimal-column-width="false"/>
    </style:style>
    <style:style style:name="TableColumn129" style:family="table-column">
      <style:table-column-properties style:column-width="1.575in" style:use-optimal-column-width="false"/>
    </style:style>
    <style:style style:name="Table126" style:family="table">
      <style:table-properties style:width="6.3486in" fo:margin-left="0in" table:align="left"/>
    </style:style>
    <style:style style:name="TableRow130" style:family="table-row">
      <style:table-row-properties style:use-optimal-row-height="false"/>
    </style:style>
    <style:style style:name="TableCell131" style:family="table-cell">
      <style:table-cell-properties fo:border="0.0104in solid #000000" style:writing-mode="lr-tb" fo:padding-top="0in" fo:padding-left="0.0486in" fo:padding-bottom="0in" fo:padding-right="0.0486in"/>
    </style:style>
    <style:style style:name="P132" style:parent-style-name="Listecontinue" style:family="paragraph">
      <style:paragraph-properties fo:text-align="center" fo:margin-top="0.0833in" fo:margin-bottom="0.0833in"/>
      <style:text-properties fo:font-weight="bold" style:font-weight-asian="bold" fo:font-size="12pt" style:font-size-asian="12pt"/>
    </style:style>
    <style:style style:name="TableRow133" style:family="table-row">
      <style:table-row-properties style:use-optimal-row-height="false"/>
    </style:style>
    <style:style style:name="TableCell134" style:family="table-cell">
      <style:table-cell-properties fo:border="0.0104in solid #000000" style:writing-mode="lr-tb" fo:padding-top="0in" fo:padding-left="0.0486in" fo:padding-bottom="0in" fo:padding-right="0.0486in"/>
    </style:style>
    <style:style style:name="P135" style:parent-style-name="Listecontinue" style:family="paragraph">
      <style:paragraph-properties fo:text-align="center" fo:margin-top="0.0833in" fo:margin-bottom="0.0833in"/>
      <style:text-properties fo:font-weight="bold" style:font-weight-asian="bold"/>
    </style:style>
    <style:style style:name="TableCell136" style:family="table-cell">
      <style:table-cell-properties fo:border="0.0104in solid #000000" style:writing-mode="lr-tb" fo:padding-top="0in" fo:padding-left="0.0486in" fo:padding-bottom="0in" fo:padding-right="0.0486in"/>
    </style:style>
    <style:style style:name="P137" style:parent-style-name="Listecontinue" style:family="paragraph">
      <style:paragraph-properties fo:text-align="center" fo:margin-top="0.0833in" fo:margin-bottom="0.0833in"/>
      <style:text-properties fo:font-weight="bold" style:font-weight-asian="bold"/>
    </style:style>
    <style:style style:name="TableCell138" style:family="table-cell">
      <style:table-cell-properties fo:border="0.0104in solid #000000" style:writing-mode="lr-tb" fo:padding-top="0in" fo:padding-left="0.0486in" fo:padding-bottom="0in" fo:padding-right="0.0486in"/>
    </style:style>
    <style:style style:name="P139" style:parent-style-name="Listecontinue" style:family="paragraph">
      <style:paragraph-properties fo:text-align="center" fo:margin-top="0.0833in" fo:margin-bottom="0.0833in"/>
      <style:text-properties fo:font-weight="bold" style:font-weight-asian="bold"/>
    </style:style>
    <style:style style:name="TableRow140" style:family="table-row">
      <style:table-row-properties style:use-optimal-row-height="false"/>
    </style:style>
    <style:style style:name="TableCell141" style:family="table-cell">
      <style:table-cell-properties fo:border="0.0104in solid #000000" style:writing-mode="lr-tb" fo:padding-top="0in" fo:padding-left="0.0486in" fo:padding-bottom="0in" fo:padding-right="0.0486in"/>
    </style:style>
    <style:style style:name="P142" style:parent-style-name="Listecontinue" style:family="paragraph">
      <style:paragraph-properties fo:text-align="start" fo:margin-top="0.0416in" fo:margin-bottom="0.0416in"/>
    </style:style>
    <style:style style:name="TableCell143" style:family="table-cell">
      <style:table-cell-properties fo:border="0.0104in solid #000000" style:writing-mode="lr-tb" fo:padding-top="0in" fo:padding-left="0.0486in" fo:padding-bottom="0in" fo:padding-right="0.0486in"/>
    </style:style>
    <style:style style:name="P144" style:parent-style-name="Listecontinue" style:family="paragraph">
      <style:paragraph-properties fo:text-align="start"/>
    </style:style>
    <style:style style:name="T145" style:parent-style-name="Policepardéfaut" style:family="text">
      <style:text-properties fo:color="#000000"/>
    </style:style>
    <style:style style:name="TableCell146" style:family="table-cell">
      <style:table-cell-properties fo:border="0.0104in solid #000000" style:writing-mode="lr-tb" fo:padding-top="0in" fo:padding-left="0.0486in" fo:padding-bottom="0in" fo:padding-right="0.0486in"/>
    </style:style>
    <style:style style:name="P147" style:parent-style-name="Listecontinue" style:family="paragraph">
      <style:paragraph-properties fo:text-align="start" fo:margin-top="0.0416in" fo:margin-bottom="0.0416in"/>
    </style:style>
    <style:style style:name="TableRow148" style:family="table-row">
      <style:table-row-properties style:use-optimal-row-height="false"/>
    </style:style>
    <style:style style:name="TableCell149" style:family="table-cell">
      <style:table-cell-properties fo:border="0.0104in solid #000000" style:writing-mode="lr-tb" fo:padding-top="0in" fo:padding-left="0.0486in" fo:padding-bottom="0in" fo:padding-right="0.0486in"/>
    </style:style>
    <style:style style:name="P150" style:parent-style-name="Listecontinue" style:family="paragraph">
      <style:paragraph-properties fo:text-align="start" fo:margin-top="0.0416in" fo:margin-bottom="0.0416in"/>
    </style:style>
    <style:style style:name="TableCell151" style:family="table-cell">
      <style:table-cell-properties fo:border="0.0104in solid #000000" style:writing-mode="lr-tb" fo:padding-top="0in" fo:padding-left="0.0486in" fo:padding-bottom="0in" fo:padding-right="0.0486in"/>
    </style:style>
    <style:style style:name="P152" style:parent-style-name="Listecontinue" style:family="paragraph">
      <style:paragraph-properties fo:text-align="start"/>
      <style:text-properties fo:language="en" fo:country="US"/>
    </style:style>
    <style:style style:name="TableCell153" style:family="table-cell">
      <style:table-cell-properties fo:border="0.0104in solid #000000" style:writing-mode="lr-tb" fo:padding-top="0in" fo:padding-left="0.0486in" fo:padding-bottom="0in" fo:padding-right="0.0486in"/>
    </style:style>
    <style:style style:name="P154" style:parent-style-name="Listecontinue" style:family="paragraph">
      <style:paragraph-properties fo:text-align="start" fo:margin-top="0.0416in" fo:margin-bottom="0.0416in"/>
      <style:text-properties fo:language="en" fo:country="US"/>
    </style:style>
    <style:style style:name="P155" style:parent-style-name="DefaultText" style:family="paragraph">
      <style:text-properties fo:language="en" fo:country="US"/>
    </style:style>
    <style:style style:name="P156" style:parent-style-name="DefaultText" style:family="paragraph">
      <style:paragraph-properties fo:break-before="page"/>
      <style:text-properties fo:language="en" fo:country="US"/>
    </style:style>
    <style:style style:name="TableColumn158" style:family="table-column">
      <style:table-column-properties style:column-width="0.6402in" style:use-optimal-column-width="false"/>
    </style:style>
    <style:style style:name="TableColumn159" style:family="table-column">
      <style:table-column-properties style:column-width="0.8861in" style:use-optimal-column-width="false"/>
    </style:style>
    <style:style style:name="TableColumn160" style:family="table-column">
      <style:table-column-properties style:column-width="1.218in" style:use-optimal-column-width="false"/>
    </style:style>
    <style:style style:name="TableColumn161" style:family="table-column">
      <style:table-column-properties style:column-width="3.6048in" style:use-optimal-column-width="false"/>
    </style:style>
    <style:style style:name="Table157" style:family="table">
      <style:table-properties style:width="6.3493in" fo:margin-left="-0.0006in" table:align="left"/>
    </style:style>
    <style:style style:name="TableRow162" style:family="table-row">
      <style:table-row-properties style:use-optimal-row-height="false"/>
    </style:style>
    <style:style style:name="TableCell163" style:family="table-cell">
      <style:table-cell-properties fo:border="0.0104in solid #000000" style:writing-mode="lr-tb" fo:padding-top="0in" fo:padding-left="0.0486in" fo:padding-bottom="0in" fo:padding-right="0.0486in"/>
    </style:style>
    <style:style style:name="P164" style:parent-style-name="Listecontinue" style:family="paragraph">
      <style:paragraph-properties fo:text-align="center" fo:margin-top="0.0833in" fo:margin-bottom="0.0833in"/>
      <style:text-properties fo:font-weight="bold" style:font-weight-asian="bold" fo:font-size="12pt" style:font-size-asian="12pt"/>
    </style:style>
    <style:style style:name="TableRow165" style:family="table-row">
      <style:table-row-properties style:use-optimal-row-height="false"/>
    </style:style>
    <style:style style:name="TableCell166" style:family="table-cell">
      <style:table-cell-properties fo:border="0.0104in solid #000000" style:writing-mode="lr-tb" fo:padding-top="0in" fo:padding-left="0.0493in" fo:padding-bottom="0in" fo:padding-right="0.0493in"/>
    </style:style>
    <style:style style:name="P167" style:parent-style-name="Listecontinue" style:family="paragraph">
      <style:paragraph-properties fo:text-align="center" fo:margin-top="0.0833in" fo:margin-bottom="0.0833in"/>
      <style:text-properties fo:font-weight="bold" style:font-weight-asian="bold"/>
    </style:style>
    <style:style style:name="TableCell168" style:family="table-cell">
      <style:table-cell-properties fo:border="0.0104in solid #000000" style:writing-mode="lr-tb" fo:padding-top="0in" fo:padding-left="0.0493in" fo:padding-bottom="0in" fo:padding-right="0.0493in"/>
    </style:style>
    <style:style style:name="P169" style:parent-style-name="Listecontinue" style:family="paragraph">
      <style:paragraph-properties fo:text-align="center" fo:margin-top="0.0833in" fo:margin-bottom="0.0833in"/>
      <style:text-properties fo:font-weight="bold" style:font-weight-asian="bold"/>
    </style:style>
    <style:style style:name="TableCell170" style:family="table-cell">
      <style:table-cell-properties fo:border="0.0104in solid #000000" style:writing-mode="lr-tb" fo:padding-top="0in" fo:padding-left="0.0493in" fo:padding-bottom="0in" fo:padding-right="0.0493in"/>
    </style:style>
    <style:style style:name="P171" style:parent-style-name="Listecontinue" style:family="paragraph">
      <style:paragraph-properties fo:text-align="center" fo:margin-top="0.0833in" fo:margin-bottom="0.0833in"/>
      <style:text-properties fo:font-weight="bold" style:font-weight-asian="bold"/>
    </style:style>
    <style:style style:name="TableCell172" style:family="table-cell">
      <style:table-cell-properties fo:border="0.0104in solid #000000" style:writing-mode="lr-tb" fo:padding-top="0in" fo:padding-left="0.0493in" fo:padding-bottom="0in" fo:padding-right="0.0493in"/>
    </style:style>
    <style:style style:name="P173" style:parent-style-name="Listecontinue" style:family="paragraph">
      <style:paragraph-properties fo:text-align="center" fo:margin-top="0.0833in" fo:margin-bottom="0.0833in"/>
      <style:text-properties fo:font-weight="bold" style:font-weight-asian="bold"/>
    </style:style>
    <style:style style:name="TableRow174" style:family="table-row">
      <style:table-row-properties style:use-optimal-row-height="false"/>
    </style:style>
    <style:style style:name="TableCell175" style:family="table-cell">
      <style:table-cell-properties fo:border="0.0104in solid #000000" style:writing-mode="lr-tb" fo:padding-top="0in" fo:padding-left="0.0493in" fo:padding-bottom="0in" fo:padding-right="0.0493in"/>
    </style:style>
    <style:style style:name="P176" style:parent-style-name="Listecontinue" style:family="paragraph">
      <style:paragraph-properties fo:text-align="center" fo:margin-top="0.0416in" fo:margin-bottom="0.0416in"/>
    </style:style>
    <style:style style:name="TableCell177" style:family="table-cell">
      <style:table-cell-properties fo:border="0.0104in solid #000000" style:writing-mode="lr-tb" fo:padding-top="0in" fo:padding-left="0.0493in" fo:padding-bottom="0in" fo:padding-right="0.0493in"/>
    </style:style>
    <style:style style:name="P178" style:parent-style-name="Listecontinue" style:family="paragraph">
      <style:paragraph-properties fo:text-align="center" fo:margin-top="0.0416in" fo:margin-bottom="0.0416in"/>
    </style:style>
    <style:style style:name="TableCell179" style:family="table-cell">
      <style:table-cell-properties fo:border="0.0104in solid #000000" style:writing-mode="lr-tb" fo:padding-top="0in" fo:padding-left="0.0493in" fo:padding-bottom="0in" fo:padding-right="0.0493in"/>
    </style:style>
    <style:style style:name="P180" style:parent-style-name="Listecontinue" style:family="paragraph">
      <style:paragraph-properties fo:text-align="center" fo:margin-top="0.0416in" fo:margin-bottom="0.0416in"/>
    </style:style>
    <style:style style:name="TableCell181" style:family="table-cell">
      <style:table-cell-properties fo:border="0.0104in solid #000000" style:writing-mode="lr-tb" fo:padding-top="0in" fo:padding-left="0.0493in" fo:padding-bottom="0in" fo:padding-right="0.0493in"/>
    </style:style>
    <style:style style:name="P182" style:parent-style-name="Listecontinue" style:family="paragraph">
      <style:paragraph-properties fo:text-align="start" fo:margin-top="0.0416in" fo:margin-bottom="0.0416in"/>
    </style:style>
    <style:style style:name="TableRow183" style:family="table-row">
      <style:table-row-properties style:use-optimal-row-height="false"/>
    </style:style>
    <style:style style:name="TableCell184" style:family="table-cell">
      <style:table-cell-properties fo:border="0.0104in solid #000000" style:writing-mode="lr-tb" fo:padding-top="0in" fo:padding-left="0.0493in" fo:padding-bottom="0in" fo:padding-right="0.0493in"/>
    </style:style>
    <style:style style:name="P185" style:parent-style-name="Listecontinue" style:family="paragraph">
      <style:paragraph-properties fo:text-align="center" fo:margin-top="0.0416in" fo:margin-bottom="0.0416in"/>
    </style:style>
    <style:style style:name="TableCell186" style:family="table-cell">
      <style:table-cell-properties fo:border="0.0104in solid #000000" style:writing-mode="lr-tb" fo:padding-top="0in" fo:padding-left="0.0493in" fo:padding-bottom="0in" fo:padding-right="0.0493in"/>
    </style:style>
    <style:style style:name="P187" style:parent-style-name="Listecontinue" style:family="paragraph">
      <style:paragraph-properties fo:text-align="center" fo:margin-top="0.0416in" fo:margin-bottom="0.0416in"/>
    </style:style>
    <style:style style:name="TableCell188" style:family="table-cell">
      <style:table-cell-properties fo:border="0.0104in solid #000000" style:writing-mode="lr-tb" fo:padding-top="0in" fo:padding-left="0.0493in" fo:padding-bottom="0in" fo:padding-right="0.0493in"/>
    </style:style>
    <style:style style:name="P189" style:parent-style-name="Listecontinue" style:family="paragraph">
      <style:paragraph-properties fo:text-align="center" fo:margin-top="0.0416in" fo:margin-bottom="0.0416in"/>
    </style:style>
    <style:style style:name="TableCell190" style:family="table-cell">
      <style:table-cell-properties fo:border="0.0104in solid #000000" style:writing-mode="lr-tb" fo:padding-top="0in" fo:padding-left="0.0493in" fo:padding-bottom="0in" fo:padding-right="0.0493in"/>
    </style:style>
    <style:style style:name="P191" style:parent-style-name="Listecontinue" style:family="paragraph">
      <style:paragraph-properties fo:text-align="start" fo:margin-top="0.0416in" fo:margin-bottom="0.0416in"/>
    </style:style>
    <style:style style:name="TableRow192" style:family="table-row">
      <style:table-row-properties style:use-optimal-row-height="false"/>
    </style:style>
    <style:style style:name="TableCell193" style:family="table-cell">
      <style:table-cell-properties fo:border="0.0104in solid #000000" style:writing-mode="lr-tb" fo:padding-top="0in" fo:padding-left="0.0493in" fo:padding-bottom="0in" fo:padding-right="0.0493in"/>
    </style:style>
    <style:style style:name="P194" style:parent-style-name="Listecontinue" style:family="paragraph">
      <style:paragraph-properties fo:text-align="center" fo:margin-top="0.0416in" fo:margin-bottom="0.0416in"/>
    </style:style>
    <style:style style:name="TableCell195" style:family="table-cell">
      <style:table-cell-properties fo:border="0.0104in solid #000000" style:writing-mode="lr-tb" fo:padding-top="0in" fo:padding-left="0.0493in" fo:padding-bottom="0in" fo:padding-right="0.0493in"/>
    </style:style>
    <style:style style:name="P196" style:parent-style-name="Listecontinue" style:family="paragraph">
      <style:paragraph-properties fo:text-align="center" fo:margin-top="0.0416in" fo:margin-bottom="0.0416in"/>
    </style:style>
    <style:style style:name="TableCell197" style:family="table-cell">
      <style:table-cell-properties fo:border="0.0104in solid #000000" style:writing-mode="lr-tb" fo:padding-top="0in" fo:padding-left="0.0493in" fo:padding-bottom="0in" fo:padding-right="0.0493in"/>
    </style:style>
    <style:style style:name="P198" style:parent-style-name="Listecontinue" style:family="paragraph">
      <style:paragraph-properties fo:text-align="center" fo:margin-top="0.0416in" fo:margin-bottom="0.0416in"/>
    </style:style>
    <style:style style:name="TableCell199" style:family="table-cell">
      <style:table-cell-properties fo:border="0.0104in solid #000000" style:writing-mode="lr-tb" fo:padding-top="0in" fo:padding-left="0.0493in" fo:padding-bottom="0in" fo:padding-right="0.0493in"/>
    </style:style>
    <style:style style:name="P200" style:parent-style-name="Listecontinue" style:family="paragraph">
      <style:paragraph-properties fo:text-align="start" fo:margin-top="0.0416in" fo:margin-bottom="0.0416in"/>
    </style:style>
    <style:style style:name="TableRow201" style:family="table-row">
      <style:table-row-properties style:use-optimal-row-height="false"/>
    </style:style>
    <style:style style:name="TableCell202" style:family="table-cell">
      <style:table-cell-properties fo:border="0.0104in solid #000000" style:writing-mode="lr-tb" fo:padding-top="0in" fo:padding-left="0.0493in" fo:padding-bottom="0in" fo:padding-right="0.0493in"/>
    </style:style>
    <style:style style:name="P203" style:parent-style-name="Listecontinue" style:family="paragraph">
      <style:paragraph-properties fo:text-align="center" fo:margin-top="0.0416in" fo:margin-bottom="0.0416in"/>
    </style:style>
    <style:style style:name="TableCell204" style:family="table-cell">
      <style:table-cell-properties fo:border="0.0104in solid #000000" style:writing-mode="lr-tb" fo:padding-top="0in" fo:padding-left="0.0493in" fo:padding-bottom="0in" fo:padding-right="0.0493in"/>
    </style:style>
    <style:style style:name="P205" style:parent-style-name="Listecontinue" style:family="paragraph">
      <style:paragraph-properties fo:text-align="center" fo:margin-top="0.0416in" fo:margin-bottom="0.0416in"/>
    </style:style>
    <style:style style:name="TableCell206" style:family="table-cell">
      <style:table-cell-properties fo:border="0.0104in solid #000000" style:writing-mode="lr-tb" fo:padding-top="0in" fo:padding-left="0.0493in" fo:padding-bottom="0in" fo:padding-right="0.0493in"/>
    </style:style>
    <style:style style:name="P207" style:parent-style-name="Listecontinue" style:family="paragraph">
      <style:paragraph-properties fo:text-align="center" fo:margin-top="0.0416in" fo:margin-bottom="0.0416in"/>
    </style:style>
    <style:style style:name="TableCell208" style:family="table-cell">
      <style:table-cell-properties fo:border="0.0104in solid #000000" style:writing-mode="lr-tb" fo:padding-top="0in" fo:padding-left="0.0493in" fo:padding-bottom="0in" fo:padding-right="0.0493in"/>
    </style:style>
    <style:style style:name="P209" style:parent-style-name="Listecontinue" style:family="paragraph">
      <style:paragraph-properties fo:text-align="start" fo:margin-top="0.0416in" fo:margin-bottom="0.0416in"/>
    </style:style>
    <style:style style:name="TableRow210" style:family="table-row">
      <style:table-row-properties style:use-optimal-row-height="false"/>
    </style:style>
    <style:style style:name="TableCell211" style:family="table-cell">
      <style:table-cell-properties fo:border="0.0104in solid #000000" style:writing-mode="lr-tb" fo:padding-top="0in" fo:padding-left="0.0493in" fo:padding-bottom="0in" fo:padding-right="0.0493in"/>
    </style:style>
    <style:style style:name="P212" style:parent-style-name="Listecontinue" style:family="paragraph">
      <style:paragraph-properties fo:text-align="center" fo:margin-top="0.0416in" fo:margin-bottom="0.0416in"/>
    </style:style>
    <style:style style:name="TableCell213" style:family="table-cell">
      <style:table-cell-properties fo:border="0.0104in solid #000000" style:writing-mode="lr-tb" fo:padding-top="0in" fo:padding-left="0.0493in" fo:padding-bottom="0in" fo:padding-right="0.0493in"/>
    </style:style>
    <style:style style:name="P214" style:parent-style-name="Listecontinue" style:family="paragraph">
      <style:paragraph-properties fo:text-align="center" fo:margin-top="0.0416in" fo:margin-bottom="0.0416in"/>
    </style:style>
    <style:style style:name="TableCell215" style:family="table-cell">
      <style:table-cell-properties fo:border="0.0104in solid #000000" style:writing-mode="lr-tb" fo:padding-top="0in" fo:padding-left="0.0493in" fo:padding-bottom="0in" fo:padding-right="0.0493in"/>
    </style:style>
    <style:style style:name="P216" style:parent-style-name="Listecontinue" style:family="paragraph">
      <style:paragraph-properties fo:text-align="center" fo:margin-top="0.0416in" fo:margin-bottom="0.0416in"/>
    </style:style>
    <style:style style:name="TableCell217" style:family="table-cell">
      <style:table-cell-properties fo:border="0.0104in solid #000000" style:writing-mode="lr-tb" fo:padding-top="0in" fo:padding-left="0.0493in" fo:padding-bottom="0in" fo:padding-right="0.0493in"/>
    </style:style>
    <style:style style:name="P218" style:parent-style-name="Listecontinue" style:family="paragraph">
      <style:paragraph-properties fo:text-align="start" fo:margin-top="0.0416in" fo:margin-bottom="0.0416in"/>
    </style:style>
    <style:style style:name="P219" style:parent-style-name="Listecontinue" style:family="paragraph">
      <style:paragraph-properties fo:break-before="page" fo:text-align="start"/>
    </style:style>
    <style:style style:name="P220" style:parent-style-name="Listecontinue" style:family="paragraph">
      <style:paragraph-properties fo:text-align="center"/>
    </style:style>
    <style:style style:name="TableColumn222" style:family="table-column">
      <style:table-column-properties style:column-width="3.0513in" style:use-optimal-column-width="false"/>
    </style:style>
    <style:style style:name="Table221" style:family="table">
      <style:table-properties style:width="3.0513in" fo:margin-left="1.7222in" table:align="left"/>
    </style:style>
    <style:style style:name="TableRow223" style:family="table-row">
      <style:table-row-properties style:use-optimal-row-height="false"/>
    </style:style>
    <style:style style:name="TableCell224" style:family="table-cell">
      <style:table-cell-properties fo:border="none" style:writing-mode="lr-tb" fo:padding-top="0in" fo:padding-left="0.0486in" fo:padding-bottom="0in" fo:padding-right="0.0486in"/>
    </style:style>
    <style:style style:name="P225" style:parent-style-name="Listecontinue" style:family="paragraph">
      <style:paragraph-properties fo:text-align="center" fo:margin-top="0.1666in" fo:margin-bottom="0.1666in"/>
      <style:text-properties fo:font-weight="bold" style:font-weight-asian="bold" fo:font-size="14pt" style:font-size-asian="14pt"/>
    </style:style>
    <style:style style:name="P226" style:parent-style-name="Listecontinue" style:family="paragraph">
      <style:paragraph-properties fo:text-align="center"/>
    </style:style>
    <style:style style:name="P227" style:parent-style-name="Listecontinue" style:family="paragraph">
      <style:paragraph-properties fo:text-align="center"/>
    </style:style>
    <style:style style:name="P228" style:parent-style-name="TM1" style:family="paragraph">
      <style:paragraph-properties>
        <style:tab-stops>
          <style:tab-stop style:type="left" style:position="0.2777in"/>
          <style:tab-stop style:type="right" style:leader-style="dotted" style:leader-text="." style:position="6.2993in"/>
        </style:tab-stops>
      </style:paragraph-properties>
    </style:style>
    <style:style style:name="P229" style:parent-style-name="TM2" style:family="paragraph">
      <style:paragraph-properties>
        <style:tab-stops>
          <style:tab-stop style:type="left" style:position="0.5555in"/>
          <style:tab-stop style:type="right" style:leader-style="dotted" style:leader-text="." style:position="6.2993in"/>
        </style:tab-stops>
      </style:paragraph-properties>
    </style:style>
    <style:style style:name="P230" style:parent-style-name="TM1" style:family="paragraph">
      <style:paragraph-properties>
        <style:tab-stops>
          <style:tab-stop style:type="left" style:position="0.2777in"/>
          <style:tab-stop style:type="right" style:leader-style="dotted" style:leader-text="." style:position="6.2993in"/>
        </style:tab-stops>
      </style:paragraph-properties>
    </style:style>
    <style:style style:name="P231" style:parent-style-name="TM1" style:family="paragraph">
      <style:paragraph-properties>
        <style:tab-stops>
          <style:tab-stop style:type="left" style:position="0.2777in"/>
          <style:tab-stop style:type="right" style:leader-style="dotted" style:leader-text="." style:position="6.2993in"/>
        </style:tab-stops>
      </style:paragraph-properties>
    </style:style>
    <style:style style:name="P232" style:parent-style-name="TM2" style:family="paragraph">
      <style:paragraph-properties>
        <style:tab-stops>
          <style:tab-stop style:type="left" style:position="0.5555in"/>
          <style:tab-stop style:type="right" style:leader-style="dotted" style:leader-text="." style:position="6.2993in"/>
        </style:tab-stops>
      </style:paragraph-properties>
    </style:style>
    <style:style style:name="P233" style:parent-style-name="TM2" style:family="paragraph">
      <style:paragraph-properties>
        <style:tab-stops>
          <style:tab-stop style:type="left" style:position="0.5555in"/>
          <style:tab-stop style:type="right" style:leader-style="dotted" style:leader-text="." style:position="6.2993in"/>
        </style:tab-stops>
      </style:paragraph-properties>
    </style:style>
    <style:style style:name="P234" style:parent-style-name="TM2" style:family="paragraph">
      <style:paragraph-properties>
        <style:tab-stops>
          <style:tab-stop style:type="left" style:position="0.5555in"/>
          <style:tab-stop style:type="right" style:leader-style="dotted" style:leader-text="." style:position="6.2993in"/>
        </style:tab-stops>
      </style:paragraph-properties>
    </style:style>
    <style:style style:name="P235" style:parent-style-name="TM2" style:family="paragraph">
      <style:paragraph-properties>
        <style:tab-stops>
          <style:tab-stop style:type="left" style:position="0.5555in"/>
          <style:tab-stop style:type="right" style:leader-style="dotted" style:leader-text="." style:position="6.2993in"/>
        </style:tab-stops>
      </style:paragraph-properties>
    </style:style>
    <style:style style:name="P236" style:parent-style-name="TM2" style:family="paragraph">
      <style:paragraph-properties>
        <style:tab-stops>
          <style:tab-stop style:type="left" style:position="0.5555in"/>
          <style:tab-stop style:type="right" style:leader-style="dotted" style:leader-text="." style:position="6.2993in"/>
        </style:tab-stops>
      </style:paragraph-properties>
    </style:style>
    <style:style style:name="P237" style:parent-style-name="TM2" style:family="paragraph">
      <style:paragraph-properties>
        <style:tab-stops>
          <style:tab-stop style:type="left" style:position="0.5555in"/>
          <style:tab-stop style:type="right" style:leader-style="dotted" style:leader-text="." style:position="6.2993in"/>
        </style:tab-stops>
      </style:paragraph-properties>
    </style:style>
    <style:style style:name="P238" style:parent-style-name="TM1" style:family="paragraph">
      <style:paragraph-properties>
        <style:tab-stops>
          <style:tab-stop style:type="left" style:position="0.2777in"/>
          <style:tab-stop style:type="right" style:leader-style="dotted" style:leader-text="." style:position="6.2993in"/>
        </style:tab-stops>
      </style:paragraph-properties>
    </style:style>
    <style:style style:name="T239" style:parent-style-name="Policepardéfaut" style:family="text">
      <style:text-properties fo:text-transform="none" fo:font-variant="small-caps"/>
    </style:style>
    <style:style style:name="T240" style:parent-style-name="Policepardéfaut" style:family="text">
      <style:text-properties fo:text-transform="none" fo:font-variant="small-caps"/>
    </style:style>
    <style:style style:name="T241" style:parent-style-name="Policepardéfaut" style:family="text">
      <style:text-properties fo:font-weight="normal" style:font-weight-asian="normal" fo:text-transform="none" fo:font-variant="small-caps"/>
    </style:style>
    <style:style style:name="T242" style:parent-style-name="Policepardéfaut" style:family="text">
      <style:text-properties fo:text-transform="none" fo:font-variant="small-caps"/>
    </style:style>
    <style:style style:name="P243" style:parent-style-name="TM2" style:family="paragraph">
      <style:paragraph-properties>
        <style:tab-stops>
          <style:tab-stop style:type="left" style:position="0.5555in"/>
          <style:tab-stop style:type="right" style:leader-style="dotted" style:leader-text="." style:position="6.2993in"/>
        </style:tab-stops>
      </style:paragraph-properties>
    </style:style>
    <style:style style:name="P244" style:parent-style-name="TM2" style:family="paragraph">
      <style:paragraph-properties>
        <style:tab-stops>
          <style:tab-stop style:type="left" style:position="0.5555in"/>
          <style:tab-stop style:type="right" style:leader-style="dotted" style:leader-text="." style:position="6.2993in"/>
        </style:tab-stops>
      </style:paragraph-properties>
    </style:style>
    <style:style style:name="P245" style:parent-style-name="TM3" style:family="paragraph">
      <style:paragraph-properties>
        <style:tab-stops>
          <style:tab-stop style:type="left" style:position="0.6944in"/>
          <style:tab-stop style:type="right" style:leader-style="dotted" style:leader-text="." style:position="6.1604in"/>
        </style:tab-stops>
      </style:paragraph-properties>
    </style:style>
    <style:style style:name="P246" style:parent-style-name="TM3" style:family="paragraph">
      <style:paragraph-properties>
        <style:tab-stops>
          <style:tab-stop style:type="left" style:position="0.6944in"/>
          <style:tab-stop style:type="right" style:leader-style="dotted" style:leader-text="." style:position="6.1604in"/>
        </style:tab-stops>
      </style:paragraph-properties>
    </style:style>
    <style:style style:name="T247" style:parent-style-name="Policepardéfaut" style:family="text">
      <style:text-properties fo:font-weight="bold" style:font-weight-asian="bold" style:font-weight-complex="bold"/>
    </style:style>
    <style:style style:name="P248" style:parent-style-name="TM2" style:family="paragraph">
      <style:paragraph-properties>
        <style:tab-stops>
          <style:tab-stop style:type="left" style:position="0.5555in"/>
          <style:tab-stop style:type="right" style:leader-style="dotted" style:leader-text="." style:position="6.2993in"/>
        </style:tab-stops>
      </style:paragraph-properties>
    </style:style>
    <style:style style:name="P249" style:parent-style-name="TM3" style:family="paragraph">
      <style:paragraph-properties>
        <style:tab-stops>
          <style:tab-stop style:type="left" style:position="0.6944in"/>
          <style:tab-stop style:type="right" style:leader-style="dotted" style:leader-text="." style:position="6.1604in"/>
        </style:tab-stops>
      </style:paragraph-properties>
    </style:style>
    <style:style style:name="P250" style:parent-style-name="TM3" style:family="paragraph">
      <style:paragraph-properties>
        <style:tab-stops>
          <style:tab-stop style:type="left" style:position="0.6944in"/>
          <style:tab-stop style:type="right" style:leader-style="dotted" style:leader-text="." style:position="6.1604in"/>
        </style:tab-stops>
      </style:paragraph-properties>
    </style:style>
    <style:style style:name="P251" style:parent-style-name="TM3" style:family="paragraph">
      <style:paragraph-properties>
        <style:tab-stops>
          <style:tab-stop style:type="left" style:position="0.6944in"/>
          <style:tab-stop style:type="right" style:leader-style="dotted" style:leader-text="." style:position="6.1604in"/>
        </style:tab-stops>
      </style:paragraph-properties>
    </style:style>
    <style:style style:name="P252" style:parent-style-name="TM1" style:family="paragraph">
      <style:paragraph-properties>
        <style:tab-stops>
          <style:tab-stop style:type="left" style:position="0.2777in"/>
          <style:tab-stop style:type="right" style:leader-style="dotted" style:leader-text="." style:position="6.2993in"/>
        </style:tab-stops>
      </style:paragraph-properties>
    </style:style>
    <style:style style:name="P253" style:parent-style-name="TM2" style:family="paragraph">
      <style:paragraph-properties>
        <style:tab-stops>
          <style:tab-stop style:type="left" style:position="0.5555in"/>
          <style:tab-stop style:type="right" style:leader-style="dotted" style:leader-text="." style:position="6.2993in"/>
        </style:tab-stops>
      </style:paragraph-properties>
    </style:style>
    <style:style style:name="P254" style:parent-style-name="TM3" style:family="paragraph">
      <style:paragraph-properties>
        <style:tab-stops>
          <style:tab-stop style:type="left" style:position="0.6944in"/>
          <style:tab-stop style:type="right" style:leader-style="dotted" style:leader-text="." style:position="6.1604in"/>
        </style:tab-stops>
      </style:paragraph-properties>
    </style:style>
    <style:style style:name="P255" style:parent-style-name="TM3" style:family="paragraph">
      <style:paragraph-properties>
        <style:tab-stops>
          <style:tab-stop style:type="left" style:position="0.6944in"/>
          <style:tab-stop style:type="right" style:leader-style="dotted" style:leader-text="." style:position="6.1604in"/>
        </style:tab-stops>
      </style:paragraph-properties>
    </style:style>
    <style:style style:name="P256" style:parent-style-name="TM2" style:family="paragraph">
      <style:paragraph-properties>
        <style:tab-stops>
          <style:tab-stop style:type="left" style:position="0.5555in"/>
          <style:tab-stop style:type="right" style:leader-style="dotted" style:leader-text="." style:position="6.2993in"/>
        </style:tab-stops>
      </style:paragraph-properties>
    </style:style>
    <style:style style:name="P257" style:parent-style-name="TM2" style:family="paragraph">
      <style:paragraph-properties>
        <style:tab-stops>
          <style:tab-stop style:type="left" style:position="0.5555in"/>
          <style:tab-stop style:type="right" style:leader-style="dotted" style:leader-text="." style:position="6.2993in"/>
        </style:tab-stops>
      </style:paragraph-properties>
    </style:style>
    <style:style style:name="P258" style:parent-style-name="TM2" style:family="paragraph">
      <style:paragraph-properties>
        <style:tab-stops>
          <style:tab-stop style:type="left" style:position="0.5555in"/>
          <style:tab-stop style:type="right" style:leader-style="dotted" style:leader-text="." style:position="6.2993in"/>
        </style:tab-stops>
      </style:paragraph-properties>
    </style:style>
    <style:style style:name="P259" style:parent-style-name="TM2" style:family="paragraph">
      <style:paragraph-properties>
        <style:tab-stops>
          <style:tab-stop style:type="left" style:position="0.5555in"/>
          <style:tab-stop style:type="right" style:leader-style="dotted" style:leader-text="." style:position="6.2993in"/>
        </style:tab-stops>
      </style:paragraph-properties>
    </style:style>
    <style:style style:name="P260" style:parent-style-name="TM3" style:family="paragraph">
      <style:paragraph-properties>
        <style:tab-stops>
          <style:tab-stop style:type="left" style:position="0.6944in"/>
          <style:tab-stop style:type="right" style:leader-style="dotted" style:leader-text="." style:position="6.1604in"/>
        </style:tab-stops>
      </style:paragraph-properties>
    </style:style>
    <style:style style:name="P261" style:parent-style-name="TM3" style:family="paragraph">
      <style:paragraph-properties>
        <style:tab-stops>
          <style:tab-stop style:type="left" style:position="0.6944in"/>
          <style:tab-stop style:type="right" style:leader-style="dotted" style:leader-text="." style:position="6.1604in"/>
        </style:tab-stops>
      </style:paragraph-properties>
    </style:style>
    <style:style style:name="P262" style:parent-style-name="TM3" style:family="paragraph">
      <style:paragraph-properties>
        <style:tab-stops>
          <style:tab-stop style:type="left" style:position="0.6944in"/>
          <style:tab-stop style:type="right" style:leader-style="dotted" style:leader-text="." style:position="6.1604in"/>
        </style:tab-stops>
      </style:paragraph-properties>
    </style:style>
    <style:style style:name="P263" style:parent-style-name="TM3" style:family="paragraph">
      <style:paragraph-properties>
        <style:tab-stops>
          <style:tab-stop style:type="left" style:position="0.6944in"/>
          <style:tab-stop style:type="right" style:leader-style="dotted" style:leader-text="." style:position="6.1604in"/>
        </style:tab-stops>
      </style:paragraph-properties>
    </style:style>
    <style:style style:name="P264" style:parent-style-name="TM3" style:family="paragraph">
      <style:paragraph-properties>
        <style:tab-stops>
          <style:tab-stop style:type="left" style:position="0.6944in"/>
          <style:tab-stop style:type="right" style:leader-style="dotted" style:leader-text="." style:position="6.1604in"/>
        </style:tab-stops>
      </style:paragraph-properties>
    </style:style>
    <style:style style:name="P265" style:parent-style-name="TM3" style:family="paragraph">
      <style:paragraph-properties>
        <style:tab-stops>
          <style:tab-stop style:type="left" style:position="0.6944in"/>
          <style:tab-stop style:type="right" style:leader-style="dotted" style:leader-text="." style:position="6.1604in"/>
        </style:tab-stops>
      </style:paragraph-properties>
    </style:style>
    <style:style style:name="P266" style:parent-style-name="TM3" style:family="paragraph">
      <style:paragraph-properties>
        <style:tab-stops>
          <style:tab-stop style:type="left" style:position="0.6944in"/>
          <style:tab-stop style:type="right" style:leader-style="dotted" style:leader-text="." style:position="6.1604in"/>
        </style:tab-stops>
      </style:paragraph-properties>
    </style:style>
    <style:style style:name="P267" style:parent-style-name="TM3" style:family="paragraph">
      <style:paragraph-properties>
        <style:tab-stops>
          <style:tab-stop style:type="left" style:position="0.6944in"/>
          <style:tab-stop style:type="right" style:leader-style="dotted" style:leader-text="." style:position="6.1604in"/>
        </style:tab-stops>
      </style:paragraph-properties>
    </style:style>
    <style:style style:name="P268" style:parent-style-name="TM3" style:family="paragraph">
      <style:paragraph-properties>
        <style:tab-stops>
          <style:tab-stop style:type="left" style:position="0.6944in"/>
          <style:tab-stop style:type="right" style:leader-style="dotted" style:leader-text="." style:position="6.1604in"/>
        </style:tab-stops>
      </style:paragraph-properties>
    </style:style>
    <style:style style:name="P269" style:parent-style-name="TM1" style:family="paragraph">
      <style:paragraph-properties>
        <style:tab-stops>
          <style:tab-stop style:type="left" style:position="0.2777in"/>
          <style:tab-stop style:type="right" style:leader-style="dotted" style:leader-text="." style:position="6.2993in"/>
        </style:tab-stops>
      </style:paragraph-properties>
    </style:style>
    <style:style style:name="P270" style:parent-style-name="TM2" style:family="paragraph">
      <style:paragraph-properties>
        <style:tab-stops>
          <style:tab-stop style:type="left" style:position="0.5555in"/>
          <style:tab-stop style:type="right" style:leader-style="dotted" style:leader-text="." style:position="6.2993in"/>
        </style:tab-stops>
      </style:paragraph-properties>
    </style:style>
    <style:style style:name="P271" style:parent-style-name="TM3" style:family="paragraph">
      <style:paragraph-properties>
        <style:tab-stops>
          <style:tab-stop style:type="left" style:position="0.6944in"/>
          <style:tab-stop style:type="right" style:leader-style="dotted" style:leader-text="." style:position="6.1604in"/>
        </style:tab-stops>
      </style:paragraph-properties>
    </style:style>
    <style:style style:name="P272" style:parent-style-name="TM3" style:family="paragraph">
      <style:paragraph-properties>
        <style:tab-stops>
          <style:tab-stop style:type="left" style:position="0.6944in"/>
          <style:tab-stop style:type="right" style:leader-style="dotted" style:leader-text="." style:position="6.1604in"/>
        </style:tab-stops>
      </style:paragraph-properties>
    </style:style>
    <style:style style:name="P273" style:parent-style-name="TM3" style:family="paragraph">
      <style:paragraph-properties>
        <style:tab-stops>
          <style:tab-stop style:type="left" style:position="0.6944in"/>
          <style:tab-stop style:type="right" style:leader-style="dotted" style:leader-text="." style:position="6.1604in"/>
        </style:tab-stops>
      </style:paragraph-properties>
    </style:style>
    <style:style style:name="P274" style:parent-style-name="TM3" style:family="paragraph">
      <style:paragraph-properties>
        <style:tab-stops>
          <style:tab-stop style:type="left" style:position="0.6944in"/>
          <style:tab-stop style:type="right" style:leader-style="dotted" style:leader-text="." style:position="6.1604in"/>
        </style:tab-stops>
      </style:paragraph-properties>
    </style:style>
    <style:style style:name="P275" style:parent-style-name="TM2" style:family="paragraph">
      <style:paragraph-properties>
        <style:tab-stops>
          <style:tab-stop style:type="left" style:position="0.5555in"/>
          <style:tab-stop style:type="right" style:leader-style="dotted" style:leader-text="." style:position="6.2993in"/>
        </style:tab-stops>
      </style:paragraph-properties>
    </style:style>
    <style:style style:name="P276" style:parent-style-name="TM3" style:family="paragraph">
      <style:paragraph-properties>
        <style:tab-stops>
          <style:tab-stop style:type="left" style:position="0.6944in"/>
          <style:tab-stop style:type="right" style:leader-style="dotted" style:leader-text="." style:position="6.1604in"/>
        </style:tab-stops>
      </style:paragraph-properties>
    </style:style>
    <style:style style:name="P277" style:parent-style-name="TM3" style:family="paragraph">
      <style:paragraph-properties>
        <style:tab-stops>
          <style:tab-stop style:type="left" style:position="0.6944in"/>
          <style:tab-stop style:type="right" style:leader-style="dotted" style:leader-text="." style:position="6.1604in"/>
        </style:tab-stops>
      </style:paragraph-properties>
    </style:style>
    <style:style style:name="P278" style:parent-style-name="TM3" style:family="paragraph">
      <style:paragraph-properties>
        <style:tab-stops>
          <style:tab-stop style:type="left" style:position="0.6944in"/>
          <style:tab-stop style:type="right" style:leader-style="dotted" style:leader-text="." style:position="6.1604in"/>
        </style:tab-stops>
      </style:paragraph-properties>
    </style:style>
    <style:style style:name="P279" style:parent-style-name="TM3" style:family="paragraph">
      <style:paragraph-properties>
        <style:tab-stops>
          <style:tab-stop style:type="left" style:position="0.6944in"/>
          <style:tab-stop style:type="right" style:leader-style="dotted" style:leader-text="." style:position="6.1604in"/>
        </style:tab-stops>
      </style:paragraph-properties>
    </style:style>
    <style:style style:name="P280" style:parent-style-name="TM2" style:family="paragraph">
      <style:paragraph-properties>
        <style:tab-stops>
          <style:tab-stop style:type="left" style:position="0.5555in"/>
          <style:tab-stop style:type="right" style:leader-style="dotted" style:leader-text="." style:position="6.2993in"/>
        </style:tab-stops>
      </style:paragraph-properties>
    </style:style>
    <style:style style:name="P281" style:parent-style-name="TM3" style:family="paragraph">
      <style:paragraph-properties>
        <style:tab-stops>
          <style:tab-stop style:type="left" style:position="0.6944in"/>
          <style:tab-stop style:type="right" style:leader-style="dotted" style:leader-text="." style:position="6.1604in"/>
        </style:tab-stops>
      </style:paragraph-properties>
    </style:style>
    <style:style style:name="P282" style:parent-style-name="TM3" style:family="paragraph">
      <style:paragraph-properties>
        <style:tab-stops>
          <style:tab-stop style:type="left" style:position="0.6944in"/>
          <style:tab-stop style:type="right" style:leader-style="dotted" style:leader-text="." style:position="6.1604in"/>
        </style:tab-stops>
      </style:paragraph-properties>
    </style:style>
    <style:style style:name="P283" style:parent-style-name="TM3" style:family="paragraph">
      <style:paragraph-properties>
        <style:tab-stops>
          <style:tab-stop style:type="left" style:position="0.6944in"/>
          <style:tab-stop style:type="right" style:leader-style="dotted" style:leader-text="." style:position="6.1604in"/>
        </style:tab-stops>
      </style:paragraph-properties>
    </style:style>
    <style:style style:name="P284" style:parent-style-name="TM2" style:family="paragraph">
      <style:paragraph-properties>
        <style:tab-stops>
          <style:tab-stop style:type="left" style:position="0.5555in"/>
          <style:tab-stop style:type="right" style:leader-style="dotted" style:leader-text="." style:position="6.2993in"/>
        </style:tab-stops>
      </style:paragraph-properties>
    </style:style>
    <style:style style:name="P285" style:parent-style-name="TM3" style:family="paragraph">
      <style:paragraph-properties>
        <style:tab-stops>
          <style:tab-stop style:type="left" style:position="0.6944in"/>
          <style:tab-stop style:type="right" style:leader-style="dotted" style:leader-text="." style:position="6.1604in"/>
        </style:tab-stops>
      </style:paragraph-properties>
    </style:style>
    <style:style style:name="P286" style:parent-style-name="TM3" style:family="paragraph">
      <style:paragraph-properties>
        <style:tab-stops>
          <style:tab-stop style:type="left" style:position="0.6944in"/>
          <style:tab-stop style:type="right" style:leader-style="dotted" style:leader-text="." style:position="6.1604in"/>
        </style:tab-stops>
      </style:paragraph-properties>
    </style:style>
    <style:style style:name="P287" style:parent-style-name="TM3" style:family="paragraph">
      <style:paragraph-properties>
        <style:tab-stops>
          <style:tab-stop style:type="left" style:position="0.6944in"/>
          <style:tab-stop style:type="right" style:leader-style="dotted" style:leader-text="." style:position="6.1604in"/>
        </style:tab-stops>
      </style:paragraph-properties>
    </style:style>
    <style:style style:name="P288" style:parent-style-name="TM2" style:family="paragraph">
      <style:paragraph-properties>
        <style:tab-stops>
          <style:tab-stop style:type="left" style:position="0.5555in"/>
          <style:tab-stop style:type="right" style:leader-style="dotted" style:leader-text="." style:position="6.2993in"/>
        </style:tab-stops>
      </style:paragraph-properties>
    </style:style>
    <style:style style:name="P289" style:parent-style-name="TM3" style:family="paragraph">
      <style:paragraph-properties>
        <style:tab-stops>
          <style:tab-stop style:type="left" style:position="0.6944in"/>
          <style:tab-stop style:type="right" style:leader-style="dotted" style:leader-text="." style:position="6.1604in"/>
        </style:tab-stops>
      </style:paragraph-properties>
    </style:style>
    <style:style style:name="P290" style:parent-style-name="TM3" style:family="paragraph">
      <style:paragraph-properties>
        <style:tab-stops>
          <style:tab-stop style:type="left" style:position="0.6944in"/>
          <style:tab-stop style:type="right" style:leader-style="dotted" style:leader-text="." style:position="6.1604in"/>
        </style:tab-stops>
      </style:paragraph-properties>
    </style:style>
    <style:style style:name="P291" style:parent-style-name="TM3" style:family="paragraph">
      <style:paragraph-properties>
        <style:tab-stops>
          <style:tab-stop style:type="left" style:position="0.6944in"/>
          <style:tab-stop style:type="right" style:leader-style="dotted" style:leader-text="." style:position="6.1604in"/>
        </style:tab-stops>
      </style:paragraph-properties>
    </style:style>
    <style:style style:name="P292" style:parent-style-name="TM3" style:family="paragraph">
      <style:paragraph-properties>
        <style:tab-stops>
          <style:tab-stop style:type="left" style:position="0.6944in"/>
          <style:tab-stop style:type="right" style:leader-style="dotted" style:leader-text="." style:position="6.1604in"/>
        </style:tab-stops>
      </style:paragraph-properties>
    </style:style>
    <style:style style:name="P293" style:parent-style-name="TM3" style:family="paragraph">
      <style:paragraph-properties>
        <style:tab-stops>
          <style:tab-stop style:type="left" style:position="0.6944in"/>
          <style:tab-stop style:type="right" style:leader-style="dotted" style:leader-text="." style:position="6.1604in"/>
        </style:tab-stops>
      </style:paragraph-properties>
    </style:style>
    <style:style style:name="P294" style:parent-style-name="TM3" style:family="paragraph">
      <style:paragraph-properties>
        <style:tab-stops>
          <style:tab-stop style:type="left" style:position="0.6944in"/>
          <style:tab-stop style:type="right" style:leader-style="dotted" style:leader-text="." style:position="6.1604in"/>
        </style:tab-stops>
      </style:paragraph-properties>
    </style:style>
    <style:style style:name="P295" style:parent-style-name="TM2" style:family="paragraph">
      <style:paragraph-properties>
        <style:tab-stops>
          <style:tab-stop style:type="left" style:position="0.5555in"/>
          <style:tab-stop style:type="right" style:leader-style="dotted" style:leader-text="." style:position="6.2993in"/>
        </style:tab-stops>
      </style:paragraph-properties>
    </style:style>
    <style:style style:name="P296" style:parent-style-name="TM3" style:family="paragraph">
      <style:paragraph-properties>
        <style:tab-stops>
          <style:tab-stop style:type="left" style:position="0.6944in"/>
          <style:tab-stop style:type="right" style:leader-style="dotted" style:leader-text="." style:position="6.1604in"/>
        </style:tab-stops>
      </style:paragraph-properties>
    </style:style>
    <style:style style:name="P297" style:parent-style-name="TM3" style:family="paragraph">
      <style:paragraph-properties>
        <style:tab-stops>
          <style:tab-stop style:type="left" style:position="0.6944in"/>
          <style:tab-stop style:type="right" style:leader-style="dotted" style:leader-text="." style:position="6.1604in"/>
        </style:tab-stops>
      </style:paragraph-properties>
    </style:style>
    <style:style style:name="P298" style:parent-style-name="TM3" style:family="paragraph">
      <style:paragraph-properties>
        <style:tab-stops>
          <style:tab-stop style:type="left" style:position="0.6944in"/>
          <style:tab-stop style:type="right" style:leader-style="dotted" style:leader-text="." style:position="6.1604in"/>
        </style:tab-stops>
      </style:paragraph-properties>
    </style:style>
    <style:style style:name="P299" style:parent-style-name="TM2" style:family="paragraph">
      <style:paragraph-properties>
        <style:tab-stops>
          <style:tab-stop style:type="left" style:position="0.5555in"/>
          <style:tab-stop style:type="right" style:leader-style="dotted" style:leader-text="." style:position="6.2993in"/>
        </style:tab-stops>
      </style:paragraph-properties>
    </style:style>
    <style:style style:name="P300" style:parent-style-name="TM3" style:family="paragraph">
      <style:paragraph-properties>
        <style:tab-stops>
          <style:tab-stop style:type="left" style:position="0.6944in"/>
          <style:tab-stop style:type="right" style:leader-style="dotted" style:leader-text="." style:position="6.1604in"/>
        </style:tab-stops>
      </style:paragraph-properties>
    </style:style>
    <style:style style:name="P301" style:parent-style-name="TM3" style:family="paragraph">
      <style:paragraph-properties>
        <style:tab-stops>
          <style:tab-stop style:type="left" style:position="0.6944in"/>
          <style:tab-stop style:type="right" style:leader-style="dotted" style:leader-text="." style:position="6.1604in"/>
        </style:tab-stops>
      </style:paragraph-properties>
    </style:style>
    <style:style style:name="P302" style:parent-style-name="TM3" style:family="paragraph">
      <style:paragraph-properties>
        <style:tab-stops>
          <style:tab-stop style:type="left" style:position="0.6944in"/>
          <style:tab-stop style:type="right" style:leader-style="dotted" style:leader-text="." style:position="6.1604in"/>
        </style:tab-stops>
      </style:paragraph-properties>
    </style:style>
    <style:style style:name="P303" style:parent-style-name="TM3" style:family="paragraph">
      <style:paragraph-properties>
        <style:tab-stops>
          <style:tab-stop style:type="left" style:position="0.6944in"/>
          <style:tab-stop style:type="right" style:leader-style="dotted" style:leader-text="." style:position="6.1604in"/>
        </style:tab-stops>
      </style:paragraph-properties>
    </style:style>
    <style:style style:name="P304" style:parent-style-name="TM2" style:family="paragraph">
      <style:paragraph-properties>
        <style:tab-stops>
          <style:tab-stop style:type="left" style:position="0.5555in"/>
          <style:tab-stop style:type="right" style:leader-style="dotted" style:leader-text="." style:position="6.2993in"/>
        </style:tab-stops>
      </style:paragraph-properties>
    </style:style>
    <style:style style:name="P305" style:parent-style-name="TM3" style:family="paragraph">
      <style:paragraph-properties>
        <style:tab-stops>
          <style:tab-stop style:type="left" style:position="0.6944in"/>
          <style:tab-stop style:type="right" style:leader-style="dotted" style:leader-text="." style:position="6.1604in"/>
        </style:tab-stops>
      </style:paragraph-properties>
    </style:style>
    <style:style style:name="P306" style:parent-style-name="TM3" style:family="paragraph">
      <style:paragraph-properties>
        <style:tab-stops>
          <style:tab-stop style:type="left" style:position="0.6944in"/>
          <style:tab-stop style:type="right" style:leader-style="dotted" style:leader-text="." style:position="6.1604in"/>
        </style:tab-stops>
      </style:paragraph-properties>
    </style:style>
    <style:style style:name="P307" style:parent-style-name="TM3" style:family="paragraph">
      <style:paragraph-properties>
        <style:tab-stops>
          <style:tab-stop style:type="left" style:position="0.6944in"/>
          <style:tab-stop style:type="right" style:leader-style="dotted" style:leader-text="." style:position="6.1604in"/>
        </style:tab-stops>
      </style:paragraph-properties>
    </style:style>
    <style:style style:name="P308" style:parent-style-name="TM2" style:family="paragraph">
      <style:paragraph-properties>
        <style:tab-stops>
          <style:tab-stop style:type="left" style:position="0.5555in"/>
          <style:tab-stop style:type="right" style:leader-style="dotted" style:leader-text="." style:position="6.2993in"/>
        </style:tab-stops>
      </style:paragraph-properties>
    </style:style>
    <style:style style:name="P309" style:parent-style-name="TM3" style:family="paragraph">
      <style:paragraph-properties>
        <style:tab-stops>
          <style:tab-stop style:type="left" style:position="0.6944in"/>
          <style:tab-stop style:type="right" style:leader-style="dotted" style:leader-text="." style:position="6.1604in"/>
        </style:tab-stops>
      </style:paragraph-properties>
    </style:style>
    <style:style style:name="P310" style:parent-style-name="TM3" style:family="paragraph">
      <style:paragraph-properties>
        <style:tab-stops>
          <style:tab-stop style:type="left" style:position="0.6944in"/>
          <style:tab-stop style:type="right" style:leader-style="dotted" style:leader-text="." style:position="6.1604in"/>
        </style:tab-stops>
      </style:paragraph-properties>
    </style:style>
    <style:style style:name="P311" style:parent-style-name="TM3" style:family="paragraph">
      <style:paragraph-properties>
        <style:tab-stops>
          <style:tab-stop style:type="left" style:position="0.6944in"/>
          <style:tab-stop style:type="right" style:leader-style="dotted" style:leader-text="." style:position="6.1604in"/>
        </style:tab-stops>
      </style:paragraph-properties>
    </style:style>
    <style:style style:name="P312" style:parent-style-name="TM3" style:family="paragraph">
      <style:paragraph-properties>
        <style:tab-stops>
          <style:tab-stop style:type="left" style:position="0.6944in"/>
          <style:tab-stop style:type="right" style:leader-style="dotted" style:leader-text="." style:position="6.1604in"/>
        </style:tab-stops>
      </style:paragraph-properties>
    </style:style>
    <style:style style:name="P313" style:parent-style-name="TM2" style:family="paragraph">
      <style:paragraph-properties>
        <style:tab-stops>
          <style:tab-stop style:type="left" style:position="0.5555in"/>
          <style:tab-stop style:type="right" style:leader-style="dotted" style:leader-text="." style:position="6.2993in"/>
        </style:tab-stops>
      </style:paragraph-properties>
    </style:style>
    <style:style style:name="P314" style:parent-style-name="TM3" style:family="paragraph">
      <style:paragraph-properties>
        <style:tab-stops>
          <style:tab-stop style:type="left" style:position="0.6944in"/>
          <style:tab-stop style:type="right" style:leader-style="dotted" style:leader-text="." style:position="6.1604in"/>
        </style:tab-stops>
      </style:paragraph-properties>
    </style:style>
    <style:style style:name="P315" style:parent-style-name="TM3" style:family="paragraph">
      <style:paragraph-properties>
        <style:tab-stops>
          <style:tab-stop style:type="left" style:position="0.6944in"/>
          <style:tab-stop style:type="right" style:leader-style="dotted" style:leader-text="." style:position="6.1604in"/>
        </style:tab-stops>
      </style:paragraph-properties>
    </style:style>
    <style:style style:name="P316" style:parent-style-name="TM3" style:family="paragraph">
      <style:paragraph-properties>
        <style:tab-stops>
          <style:tab-stop style:type="left" style:position="0.6944in"/>
          <style:tab-stop style:type="right" style:leader-style="dotted" style:leader-text="." style:position="6.1604in"/>
        </style:tab-stops>
      </style:paragraph-properties>
    </style:style>
    <style:style style:name="P317" style:parent-style-name="TM1" style:family="paragraph">
      <style:paragraph-properties>
        <style:tab-stops>
          <style:tab-stop style:type="left" style:position="0.2777in"/>
          <style:tab-stop style:type="right" style:leader-style="dotted" style:leader-text="." style:position="6.2993in"/>
        </style:tab-stops>
      </style:paragraph-properties>
    </style:style>
    <style:style style:name="P318" style:parent-style-name="TM2" style:family="paragraph">
      <style:paragraph-properties>
        <style:tab-stops>
          <style:tab-stop style:type="left" style:position="0.5555in"/>
          <style:tab-stop style:type="right" style:leader-style="dotted" style:leader-text="." style:position="6.2993in"/>
        </style:tab-stops>
      </style:paragraph-properties>
    </style:style>
    <style:style style:name="P319" style:parent-style-name="TM2" style:family="paragraph">
      <style:paragraph-properties>
        <style:tab-stops>
          <style:tab-stop style:type="left" style:position="0.5555in"/>
          <style:tab-stop style:type="right" style:leader-style="dotted" style:leader-text="." style:position="6.2993in"/>
        </style:tab-stops>
      </style:paragraph-properties>
    </style:style>
    <style:style style:name="P320" style:parent-style-name="TM2" style:family="paragraph">
      <style:paragraph-properties>
        <style:tab-stops>
          <style:tab-stop style:type="left" style:position="0.5555in"/>
          <style:tab-stop style:type="right" style:leader-style="dotted" style:leader-text="." style:position="6.2993in"/>
        </style:tab-stops>
      </style:paragraph-properties>
    </style:style>
    <style:style style:name="P321" style:parent-style-name="TM3" style:family="paragraph">
      <style:paragraph-properties>
        <style:tab-stops>
          <style:tab-stop style:type="left" style:position="0.6944in"/>
          <style:tab-stop style:type="right" style:leader-style="dotted" style:leader-text="." style:position="6.1604in"/>
        </style:tab-stops>
      </style:paragraph-properties>
    </style:style>
    <style:style style:name="T322" style:parent-style-name="Policepardéfaut" style:family="text">
      <style:text-properties fo:font-weight="bold" style:font-weight-asian="bold"/>
    </style:style>
    <style:style style:name="T323" style:parent-style-name="Policepardéfaut" style:family="text">
      <style:text-properties fo:font-weight="bold" style:font-weight-asian="bold" fo:font-style="italic" style:font-style-asian="italic"/>
    </style:style>
    <style:style style:name="P324" style:parent-style-name="Bullet1" style:list-style-name="LFO16" style:family="paragraph">
      <style:text-properties fo:language="fr" fo:country="FR"/>
    </style:style>
    <style:style style:name="P325" style:parent-style-name="Bullet1" style:list-style-name="LFO16" style:family="paragraph">
      <style:text-properties fo:language="fr" fo:country="FR"/>
    </style:style>
    <style:style style:name="T326" style:parent-style-name="Policepardéfaut" style:family="text">
      <style:text-properties fo:language="fr" fo:country="FR"/>
    </style:style>
    <style:style style:name="T327" style:parent-style-name="Policepardéfaut" style:family="text">
      <style:text-properties fo:language="fr" fo:country="FR"/>
    </style:style>
    <style:style style:name="T328" style:parent-style-name="Policepardéfaut" style:family="text">
      <style:text-properties fo:font-style="italic" style:font-style-asian="italic" fo:language="fr" fo:country="FR"/>
    </style:style>
    <style:style style:name="T329" style:parent-style-name="Policepardéfaut" style:family="text">
      <style:text-properties fo:language="fr" fo:country="FR"/>
    </style:style>
    <style:style style:name="P330" style:parent-style-name="Bullet1" style:list-style-name="LFO16" style:family="paragraph">
      <style:text-properties fo:language="fr" fo:country="FR"/>
    </style:style>
    <style:style style:name="P331" style:parent-style-name="Bullet1" style:list-style-name="LFO16" style:family="paragraph">
      <style:text-properties fo:language="fr" fo:country="FR"/>
    </style:style>
    <style:style style:name="P332" style:parent-style-name="Bullet1" style:list-style-name="LFO16" style:family="paragraph">
      <style:text-properties fo:language="fr" fo:country="FR"/>
    </style:style>
    <style:style style:name="P333" style:parent-style-name="Bullet1" style:list-style-name="LFO16" style:family="paragraph">
      <style:text-properties fo:language="fr" fo:country="FR"/>
    </style:style>
    <style:style style:name="P334" style:parent-style-name="Bullet1" style:list-style-name="LFO16" style:family="paragraph">
      <style:text-properties fo:language="fr" fo:country="FR"/>
    </style:style>
    <style:style style:name="P335" style:parent-style-name="Bullet1" style:list-style-name="LFO16" style:family="paragraph">
      <style:text-properties fo:language="fr" fo:country="FR"/>
    </style:style>
    <style:style style:name="T336" style:parent-style-name="Policepardéfaut" style:family="text">
      <style:text-properties fo:font-variant="small-caps"/>
    </style:style>
    <style:style style:name="T337" style:parent-style-name="Policepardéfaut" style:family="text">
      <style:text-properties fo:font-variant="small-caps"/>
    </style:style>
    <style:style style:name="T338" style:parent-style-name="Policepardéfaut" style:family="text">
      <style:text-properties fo:font-variant="small-caps"/>
    </style:style>
    <style:style style:name="P339" style:parent-style-name="DefaultText" style:family="paragraph">
      <style:text-properties fo:font-style="italic" style:font-style-asian="italic"/>
    </style:style>
    <style:style style:name="P340" style:parent-style-name="Bullet1" style:list-style-name="LFO16" style:family="paragraph">
      <style:text-properties fo:language="fr" fo:country="FR"/>
    </style:style>
    <style:style style:name="P341" style:parent-style-name="Bullet1" style:list-style-name="LFO16" style:family="paragraph">
      <style:text-properties fo:language="fr" fo:country="FR"/>
    </style:style>
    <style:style style:name="P342" style:parent-style-name="Bullet1" style:list-style-name="LFO16" style:family="paragraph">
      <style:text-properties fo:language="fr" fo:country="FR"/>
    </style:style>
    <style:style style:name="P343" style:parent-style-name="Bullet1" style:list-style-name="LFO16" style:family="paragraph">
      <style:text-properties fo:language="fr" fo:country="FR"/>
    </style:style>
    <style:style style:name="P344" style:parent-style-name="Bullet1" style:list-style-name="LFO16" style:family="paragraph">
      <style:text-properties fo:language="fr" fo:country="FR"/>
    </style:style>
    <style:style style:name="P345" style:parent-style-name="Bullet1" style:list-style-name="LFO16" style:family="paragraph">
      <style:text-properties fo:language="fr" fo:country="FR"/>
    </style:style>
    <style:style style:name="P346" style:parent-style-name="DefaultText" style:family="paragraph">
      <style:text-properties fo:font-weight="bold" style:font-weight-asian="bold" style:text-underline-type="single" style:text-underline-style="solid" style:text-underline-width="auto" style:text-underline-mode="continuous"/>
    </style:style>
    <style:style style:name="T347" style:parent-style-name="Policepardéfaut" style:family="text">
      <style:text-properties fo:text-transform="none" fo:font-variant="small-caps"/>
    </style:style>
    <style:style style:name="T348" style:parent-style-name="Policepardéfaut" style:family="text">
      <style:text-properties fo:font-weight="normal" style:font-weight-asian="normal" fo:text-transform="none" fo:font-variant="small-caps"/>
    </style:style>
    <style:style style:name="T349" style:parent-style-name="Policepardéfaut" style:family="text">
      <style:text-properties fo:text-transform="none" fo:font-variant="small-caps"/>
    </style:style>
    <style:style style:name="T350" style:parent-style-name="Policepardéfaut" style:family="text">
      <style:text-properties fo:text-transform="none" fo:font-variant="small-caps"/>
    </style:style>
    <style:style style:name="T351" style:parent-style-name="Policepardéfaut" style:family="text">
      <style:text-properties fo:text-transform="none" fo:font-variant="small-caps"/>
    </style:style>
    <style:style style:name="P352" style:parent-style-name="Listecontinue2" style:family="paragraph">
      <style:paragraph-properties fo:margin-left="0in">
        <style:tab-stops/>
      </style:paragraph-properties>
    </style:style>
    <style:style style:name="TableColumn354" style:family="table-column">
      <style:table-column-properties style:column-width="2.4111in" style:use-optimal-column-width="false"/>
    </style:style>
    <style:style style:name="TableColumn355" style:family="table-column">
      <style:table-column-properties style:column-width="1.2798in" style:use-optimal-column-width="false"/>
    </style:style>
    <style:style style:name="TableColumn356" style:family="table-column">
      <style:table-column-properties style:column-width="2.6576in" style:use-optimal-column-width="false"/>
    </style:style>
    <style:style style:name="Table353" style:family="table">
      <style:table-properties style:width="6.3486in" fo:margin-left="0in" table:align="left"/>
    </style:style>
    <style:style style:name="TableRow357" style:family="table-row">
      <style:table-row-properties style:use-optimal-row-height="false"/>
    </style:style>
    <style:style style:name="TableCell358" style:family="table-cell">
      <style:table-cell-properties fo:border-top="0.0208in solid #000000" fo:border-left="0.0208in solid #000000" fo:border-bottom="0.0104in solid #000000" fo:border-right="0.0104in solid #000000" style:writing-mode="lr-tb" fo:padding-top="0in" fo:padding-left="0.0486in" fo:padding-bottom="0in" fo:padding-right="0.0486in"/>
    </style:style>
    <style:style style:name="P359" style:parent-style-name="Normal" style:family="paragraph">
      <style:paragraph-properties fo:margin-top="0.0277in" fo:margin-bottom="0.0277in"/>
      <style:text-properties fo:font-weight="bold" style:font-weight-asian="bold" fo:text-transform="uppercase"/>
    </style:style>
    <style:style style:name="TableCell360" style:family="table-cell">
      <style:table-cell-properties fo:border-top="0.0208in solid #000000" fo:border-left="0.0104in solid #000000" fo:border-bottom="0.0104in solid #000000" fo:border-right="0.0104in solid #000000" style:writing-mode="lr-tb" fo:padding-top="0in" fo:padding-left="0.0486in" fo:padding-bottom="0in" fo:padding-right="0.0486in"/>
    </style:style>
    <style:style style:name="P361" style:parent-style-name="Normal" style:family="paragraph">
      <style:paragraph-properties fo:text-align="center" fo:margin-top="0.0277in" fo:margin-bottom="0.0277in"/>
      <style:text-properties fo:font-weight="bold" style:font-weight-asian="bold" fo:text-transform="uppercase"/>
    </style:style>
    <style:style style:name="P362" style:parent-style-name="Normal" style:family="paragraph">
      <style:paragraph-properties fo:text-align="center" fo:margin-top="0.0277in" fo:margin-bottom="0.0277in"/>
      <style:text-properties fo:font-weight="bold" style:font-weight-asian="bold" fo:text-transform="uppercase"/>
    </style:style>
    <style:style style:name="TableCell363" style:family="table-cell">
      <style:table-cell-properties fo:border-top="0.0208in solid #000000" fo:border-left="0.0104in solid #000000" fo:border-bottom="0.0104in solid #000000" fo:border-right="0.0208in solid #000000" style:writing-mode="lr-tb" fo:padding-top="0in" fo:padding-left="0.0486in" fo:padding-bottom="0in" fo:padding-right="0.0486in"/>
    </style:style>
    <style:style style:name="P364" style:parent-style-name="Normal" style:family="paragraph">
      <style:paragraph-properties fo:text-align="center" fo:margin-top="0.0277in" fo:margin-bottom="0.0277in"/>
      <style:text-properties fo:font-weight="bold" style:font-weight-asian="bold" fo:text-transform="uppercase"/>
    </style:style>
    <style:style style:name="TableRow365" style:family="table-row">
      <style:table-row-properties style:use-optimal-row-height="false"/>
    </style:style>
    <style:style style:name="TableCell366" style:family="table-cell">
      <style:table-cell-properties fo:border-top="0.0104in solid #000000" fo:border-left="0.0208in solid #000000" fo:border-bottom="0.0104in solid #000000" fo:border-right="0.0104in solid #000000" style:writing-mode="lr-tb" fo:padding-top="0in" fo:padding-left="0.0486in" fo:padding-bottom="0in" fo:padding-right="0.0486in"/>
    </style:style>
    <style:style style:name="P367" style:parent-style-name="TitreDoc" style:family="paragraph">
      <style:paragraph-properties fo:text-align="start" fo:margin-top="0.0277in" fo:margin-bottom="0.0277in"/>
    </style:style>
    <style:style style:name="TableCell368" style:family="table-cell">
      <style:table-cell-properties fo:border="0.0104in solid #000000" style:writing-mode="lr-tb" fo:padding-top="0in" fo:padding-left="0.0486in" fo:padding-bottom="0in" fo:padding-right="0.0486in"/>
    </style:style>
    <style:style style:name="P369" style:parent-style-name="Normal" style:family="paragraph">
      <style:paragraph-properties fo:text-align="center" fo:margin-top="0.0277in" fo:margin-bottom="0.0277in"/>
      <style:text-properties fo:font-style="italic" style:font-style-asian="italic"/>
    </style:style>
    <style:style style:name="TableCell370" style:family="table-cell">
      <style:table-cell-properties fo:border-top="0.0104in solid #000000" fo:border-left="0.0104in solid #000000" fo:border-bottom="0.0104in solid #000000" fo:border-right="0.0208in solid #000000" style:writing-mode="lr-tb" fo:padding-top="0in" fo:padding-left="0.0486in" fo:padding-bottom="0in" fo:padding-right="0.0486in"/>
    </style:style>
    <style:style style:name="P371" style:parent-style-name="Commentaire" style:family="paragraph">
      <style:paragraph-properties fo:margin-top="0.0277in" fo:margin-bottom="0.0277in"/>
    </style:style>
    <style:style style:name="TableRow372" style:family="table-row">
      <style:table-row-properties style:use-optimal-row-height="false"/>
    </style:style>
    <style:style style:name="TableCell373" style:family="table-cell">
      <style:table-cell-properties fo:border-top="0.0104in solid #000000" fo:border-left="0.0208in solid #000000" fo:border-bottom="0.0104in solid #000000" fo:border-right="0.0104in solid #000000" style:writing-mode="lr-tb" fo:padding-top="0in" fo:padding-left="0.0486in" fo:padding-bottom="0in" fo:padding-right="0.0486in"/>
    </style:style>
    <style:style style:name="P374" style:parent-style-name="Normal" style:family="paragraph">
      <style:paragraph-properties fo:margin-top="0.0277in" fo:margin-bottom="0.0277in"/>
    </style:style>
    <style:style style:name="P375" style:parent-style-name="Normal" style:family="paragraph">
      <style:paragraph-properties fo:margin-top="0.0277in" fo:margin-bottom="0.0277in"/>
    </style:style>
    <style:style style:name="TableCell376" style:family="table-cell">
      <style:table-cell-properties fo:border="0.0104in solid #000000" style:writing-mode="lr-tb" fo:padding-top="0in" fo:padding-left="0.0486in" fo:padding-bottom="0in" fo:padding-right="0.0486in"/>
    </style:style>
    <style:style style:name="P377" style:parent-style-name="Normal" style:family="paragraph">
      <style:paragraph-properties fo:text-align="center" fo:margin-top="0.0277in" fo:margin-bottom="0.0277in"/>
      <style:text-properties fo:font-style="italic" style:font-style-asian="italic"/>
    </style:style>
    <style:style style:name="TableCell378" style:family="table-cell">
      <style:table-cell-properties fo:border-top="0.0104in solid #000000" fo:border-left="0.0104in solid #000000" fo:border-bottom="0.0104in solid #000000" fo:border-right="0.0208in solid #000000" style:writing-mode="lr-tb" fo:padding-top="0in" fo:padding-left="0.0486in" fo:padding-bottom="0in" fo:padding-right="0.0486in"/>
    </style:style>
    <style:style style:name="P379" style:parent-style-name="Normal" style:family="paragraph">
      <style:paragraph-properties fo:margin-top="0.0277in" fo:margin-bottom="0.0277in"/>
    </style:style>
    <style:style style:name="TableRow380" style:family="table-row">
      <style:table-row-properties style:use-optimal-row-height="false"/>
    </style:style>
    <style:style style:name="TableCell381" style:family="table-cell">
      <style:table-cell-properties fo:border-top="0.0104in solid #000000" fo:border-left="0.0208in solid #000000" fo:border-bottom="0.0104in solid #000000" fo:border-right="0.0104in solid #000000" style:writing-mode="lr-tb" fo:padding-top="0in" fo:padding-left="0.0486in" fo:padding-bottom="0in" fo:padding-right="0.0486in"/>
    </style:style>
    <style:style style:name="P382" style:parent-style-name="Normal" style:family="paragraph">
      <style:paragraph-properties fo:margin-top="0.0277in" fo:margin-bottom="0.0277in"/>
    </style:style>
    <style:style style:name="TableCell383" style:family="table-cell">
      <style:table-cell-properties fo:border="0.0104in solid #000000" style:writing-mode="lr-tb" fo:padding-top="0in" fo:padding-left="0.0486in" fo:padding-bottom="0in" fo:padding-right="0.0486in"/>
    </style:style>
    <style:style style:name="P384" style:parent-style-name="Normal" style:family="paragraph">
      <style:paragraph-properties fo:text-align="center" fo:margin-top="0.0277in" fo:margin-bottom="0.0277in"/>
      <style:text-properties fo:font-style="italic" style:font-style-asian="italic"/>
    </style:style>
    <style:style style:name="TableCell385" style:family="table-cell">
      <style:table-cell-properties fo:border-top="0.0104in solid #000000" fo:border-left="0.0104in solid #000000" fo:border-bottom="0.0104in solid #000000" fo:border-right="0.0208in solid #000000" style:writing-mode="lr-tb" fo:padding-top="0in" fo:padding-left="0.0486in" fo:padding-bottom="0in" fo:padding-right="0.0486in"/>
    </style:style>
    <style:style style:name="P386" style:parent-style-name="Normal" style:family="paragraph">
      <style:paragraph-properties fo:margin-top="0.0277in" fo:margin-bottom="0.0277in"/>
    </style:style>
    <style:style style:name="TableRow387" style:family="table-row">
      <style:table-row-properties style:use-optimal-row-height="false"/>
    </style:style>
    <style:style style:name="TableCell388" style:family="table-cell">
      <style:table-cell-properties fo:border-top="0.0104in solid #000000" fo:border-left="0.0208in solid #000000" fo:border-bottom="0.0104in solid #000000" fo:border-right="0.0104in solid #000000" style:writing-mode="lr-tb" fo:padding-top="0in" fo:padding-left="0.0486in" fo:padding-bottom="0in" fo:padding-right="0.0486in"/>
    </style:style>
    <style:style style:name="P389" style:parent-style-name="Normal" style:family="paragraph">
      <style:paragraph-properties fo:margin-top="0.0277in" fo:margin-bottom="0.0277in"/>
    </style:style>
    <style:style style:name="TableCell390" style:family="table-cell">
      <style:table-cell-properties fo:border="0.0104in solid #000000" style:writing-mode="lr-tb" fo:padding-top="0in" fo:padding-left="0.0486in" fo:padding-bottom="0in" fo:padding-right="0.0486in"/>
    </style:style>
    <style:style style:name="P391" style:parent-style-name="Normal" style:family="paragraph">
      <style:paragraph-properties fo:text-align="center" fo:margin-top="0.0277in" fo:margin-bottom="0.0277in"/>
      <style:text-properties fo:font-style="italic" style:font-style-asian="italic"/>
    </style:style>
    <style:style style:name="TableCell392" style:family="table-cell">
      <style:table-cell-properties fo:border-top="0.0104in solid #000000" fo:border-left="0.0104in solid #000000" fo:border-bottom="0.0104in solid #000000" fo:border-right="0.0208in solid #000000" style:writing-mode="lr-tb" fo:padding-top="0in" fo:padding-left="0.0486in" fo:padding-bottom="0in" fo:padding-right="0.0486in"/>
    </style:style>
    <style:style style:name="P393" style:parent-style-name="Normal" style:family="paragraph">
      <style:paragraph-properties fo:margin-top="0.0277in" fo:margin-bottom="0.0277in"/>
    </style:style>
    <style:style style:name="TableRow394" style:family="table-row">
      <style:table-row-properties style:use-optimal-row-height="false"/>
    </style:style>
    <style:style style:name="TableCell395" style:family="table-cell">
      <style:table-cell-properties fo:border-top="0.0104in solid #000000" fo:border-left="0.0208in solid #000000" fo:border-bottom="0.0104in solid #000000" fo:border-right="0.0104in solid #000000" style:writing-mode="lr-tb" fo:padding-top="0in" fo:padding-left="0.0486in" fo:padding-bottom="0in" fo:padding-right="0.0486in"/>
    </style:style>
    <style:style style:name="P396" style:parent-style-name="Normal" style:family="paragraph">
      <style:paragraph-properties fo:margin-top="0.0277in" fo:margin-bottom="0.0277in"/>
    </style:style>
    <style:style style:name="TableCell397" style:family="table-cell">
      <style:table-cell-properties fo:border="0.0104in solid #000000" style:writing-mode="lr-tb" fo:padding-top="0in" fo:padding-left="0.0486in" fo:padding-bottom="0in" fo:padding-right="0.0486in"/>
    </style:style>
    <style:style style:name="P398" style:parent-style-name="Normal" style:family="paragraph">
      <style:paragraph-properties fo:text-align="center" fo:margin-top="0.0277in" fo:margin-bottom="0.0277in"/>
      <style:text-properties fo:font-style="italic" style:font-style-asian="italic"/>
    </style:style>
    <style:style style:name="TableCell399" style:family="table-cell">
      <style:table-cell-properties fo:border-top="0.0104in solid #000000" fo:border-left="0.0104in solid #000000" fo:border-bottom="0.0104in solid #000000" fo:border-right="0.0208in solid #000000" style:writing-mode="lr-tb" fo:padding-top="0in" fo:padding-left="0.0486in" fo:padding-bottom="0in" fo:padding-right="0.0486in"/>
    </style:style>
    <style:style style:name="P400" style:parent-style-name="Normal" style:family="paragraph">
      <style:paragraph-properties fo:margin-top="0.0277in" fo:margin-bottom="0.0277in"/>
    </style:style>
    <style:style style:name="TableRow401" style:family="table-row">
      <style:table-row-properties style:use-optimal-row-height="false"/>
    </style:style>
    <style:style style:name="TableCell402" style:family="table-cell">
      <style:table-cell-properties fo:border-top="0.0104in solid #000000" fo:border-left="0.0208in solid #000000" fo:border-bottom="0.0104in solid #000000" fo:border-right="0.0104in solid #000000" style:writing-mode="lr-tb" fo:padding-top="0in" fo:padding-left="0.0486in" fo:padding-bottom="0in" fo:padding-right="0.0486in"/>
    </style:style>
    <style:style style:name="P403" style:parent-style-name="Normal" style:family="paragraph">
      <style:paragraph-properties fo:margin-top="0.0277in" fo:margin-bottom="0.0277in"/>
    </style:style>
    <style:style style:name="TableCell404" style:family="table-cell">
      <style:table-cell-properties fo:border="0.0104in solid #000000" style:writing-mode="lr-tb" fo:padding-top="0in" fo:padding-left="0.0486in" fo:padding-bottom="0in" fo:padding-right="0.0486in"/>
    </style:style>
    <style:style style:name="P405" style:parent-style-name="Normal" style:family="paragraph">
      <style:paragraph-properties fo:text-align="center" fo:margin-top="0.0277in" fo:margin-bottom="0.0277in"/>
      <style:text-properties fo:font-style="italic" style:font-style-asian="italic"/>
    </style:style>
    <style:style style:name="TableCell406" style:family="table-cell">
      <style:table-cell-properties fo:border-top="0.0104in solid #000000" fo:border-left="0.0104in solid #000000" fo:border-bottom="0.0104in solid #000000" fo:border-right="0.0208in solid #000000" style:writing-mode="lr-tb" fo:padding-top="0in" fo:padding-left="0.0486in" fo:padding-bottom="0in" fo:padding-right="0.0486in"/>
    </style:style>
    <style:style style:name="P407" style:parent-style-name="Normal" style:family="paragraph">
      <style:paragraph-properties fo:margin-top="0.0277in" fo:margin-bottom="0.0277in"/>
    </style:style>
    <style:style style:name="TableRow408" style:family="table-row">
      <style:table-row-properties style:use-optimal-row-height="false"/>
    </style:style>
    <style:style style:name="TableCell409" style:family="table-cell">
      <style:table-cell-properties fo:border-top="0.0104in solid #000000" fo:border-left="0.0208in solid #000000" fo:border-bottom="0.0208in solid #000000" fo:border-right="0.0104in solid #000000" style:writing-mode="lr-tb" fo:padding-top="0in" fo:padding-left="0.0486in" fo:padding-bottom="0in" fo:padding-right="0.0486in"/>
    </style:style>
    <style:style style:name="P410" style:parent-style-name="Normal" style:family="paragraph">
      <style:paragraph-properties fo:margin-top="0.0277in" fo:margin-bottom="0.0277in"/>
    </style:style>
    <style:style style:name="TableCell411" style:family="table-cell">
      <style:table-cell-properties fo:border-top="0.0104in solid #000000" fo:border-left="0.0104in solid #000000" fo:border-bottom="0.0208in solid #000000" fo:border-right="0.0104in solid #000000" style:writing-mode="lr-tb" fo:padding-top="0in" fo:padding-left="0.0486in" fo:padding-bottom="0in" fo:padding-right="0.0486in"/>
    </style:style>
    <style:style style:name="P412" style:parent-style-name="Normal" style:family="paragraph">
      <style:paragraph-properties fo:text-align="center" fo:margin-top="0.0277in" fo:margin-bottom="0.0277in"/>
      <style:text-properties fo:font-style="italic" style:font-style-asian="italic"/>
    </style:style>
    <style:style style:name="TableCell413" style:family="table-cell">
      <style:table-cell-properties fo:border-top="0.0104in solid #000000" fo:border-left="0.0104in solid #000000" fo:border-bottom="0.0208in solid #000000" fo:border-right="0.0208in solid #000000" style:writing-mode="lr-tb" fo:padding-top="0in" fo:padding-left="0.0486in" fo:padding-bottom="0in" fo:padding-right="0.0486in"/>
    </style:style>
    <style:style style:name="P414" style:parent-style-name="Normal" style:family="paragraph">
      <style:paragraph-properties fo:margin-top="0.0277in" fo:margin-bottom="0.0277in"/>
    </style:style>
    <style:style style:name="P415" style:parent-style-name="Titre2" style:list-style-name="LFO17" style:family="paragraph">
      <style:paragraph-properties fo:break-before="page"/>
    </style:style>
    <style:style style:name="T416" style:parent-style-name="Policepardéfaut" style:family="text">
      <style:text-properties fo:language="en" fo:country="US"/>
    </style:style>
    <style:style style:name="P417" style:parent-style-name="TitreDoc" style:family="paragraph">
      <style:text-properties fo:font-size="8pt" style:font-size-asian="8pt" fo:language="en" fo:country="US"/>
    </style:style>
    <style:style style:name="P418" style:parent-style-name="Titre2" style:list-style-name="LFO17" style:family="paragraph">
      <style:paragraph-properties fo:break-before="page"/>
    </style:style>
    <style:style style:name="P419" style:parent-style-name="Bullet1" style:list-style-name="LFO16" style:family="paragraph">
      <style:text-properties fo:language="fr" fo:country="FR"/>
    </style:style>
    <style:style style:name="P420" style:parent-style-name="Bullet1" style:list-style-name="LFO16" style:family="paragraph">
      <style:text-properties fo:language="fr" fo:country="FR"/>
    </style:style>
    <style:style style:name="P421" style:parent-style-name="Bullet1" style:list-style-name="LFO16" style:family="paragraph">
      <style:text-properties fo:language="fr" fo:country="FR"/>
    </style:style>
    <style:style style:name="P422" style:parent-style-name="Bullet1" style:list-style-name="LFO16" style:family="paragraph">
      <style:text-properties fo:language="fr" fo:country="FR"/>
    </style:style>
    <style:style style:name="P423" style:parent-style-name="Bullet1" style:list-style-name="LFO16" style:family="paragraph">
      <style:text-properties fo:language="fr" fo:country="FR"/>
    </style:style>
    <style:style style:name="P424" style:parent-style-name="Bullet1" style:list-style-name="LFO16" style:family="paragraph">
      <style:text-properties fo:language="fr" fo:country="FR"/>
    </style:style>
    <style:style style:name="P425" style:parent-style-name="Bullet1" style:list-style-name="LFO16" style:family="paragraph">
      <style:text-properties fo:language="fr" fo:country="FR"/>
    </style:style>
    <style:style style:name="P426" style:parent-style-name="Bullet1" style:list-style-name="LFO16" style:family="paragraph">
      <style:text-properties fo:language="fr" fo:country="FR"/>
    </style:style>
    <style:style style:name="P427" style:parent-style-name="Bullet1" style:list-style-name="LFO16" style:family="paragraph">
      <style:text-properties fo:language="fr" fo:country="FR"/>
    </style:style>
    <style:style style:name="P428" style:parent-style-name="Bullet1" style:list-style-name="LFO16" style:family="paragraph">
      <style:text-properties fo:language="fr" fo:country="FR"/>
    </style:style>
    <style:style style:name="P429" style:parent-style-name="Bullet1" style:list-style-name="LFO16" style:family="paragraph">
      <style:text-properties fo:language="fr" fo:country="FR"/>
    </style:style>
    <style:style style:name="P430" style:parent-style-name="Bullet1" style:list-style-name="LFO16" style:family="paragraph">
      <style:text-properties fo:language="fr" fo:country="FR"/>
    </style:style>
    <style:style style:name="P431" style:parent-style-name="Bullet1" style:list-style-name="LFO16" style:family="paragraph">
      <style:text-properties fo:language="fr" fo:country="FR"/>
    </style:style>
    <style:style style:name="P432" style:parent-style-name="Bullet1" style:list-style-name="LFO16" style:family="paragraph">
      <style:text-properties fo:language="fr" fo:country="FR"/>
    </style:style>
    <style:style style:name="P433" style:parent-style-name="Bullet1" style:list-style-name="LFO16" style:family="paragraph">
      <style:text-properties fo:language="fr" fo:country="FR"/>
    </style:style>
    <style:style style:name="P434" style:parent-style-name="Bullet1" style:list-style-name="LFO16" style:family="paragraph">
      <style:text-properties fo:language="fr" fo:country="FR"/>
    </style:style>
    <style:style style:name="T435" style:parent-style-name="Policepardéfaut" style:family="text">
      <style:text-properties fo:font-weight="bold" style:font-weight-asian="bold"/>
    </style:style>
    <style:style style:name="P436" style:parent-style-name="DefaultText" style:family="paragraph">
      <style:text-properties fo:font-weight="bold" style:font-weight-asian="bold"/>
    </style:style>
    <style:style style:name="T437" style:parent-style-name="Policepardéfaut" style:family="text">
      <style:text-properties fo:font-weight="bold" style:font-weight-asian="bold"/>
    </style:style>
    <style:style style:name="T438" style:parent-style-name="Policepardéfaut" style:family="text">
      <style:text-properties fo:font-weight="bold" style:font-weight-asian="bold"/>
    </style:style>
    <style:style style:name="P439" style:parent-style-name="Bullet1" style:list-style-name="LFO16" style:family="paragraph">
      <style:text-properties fo:language="fr" fo:country="FR"/>
    </style:style>
    <style:style style:name="P440" style:parent-style-name="Bullet1" style:list-style-name="LFO16" style:family="paragraph">
      <style:text-properties fo:language="fr" fo:country="FR"/>
    </style:style>
    <style:style style:name="P441" style:parent-style-name="Bullet1" style:list-style-name="LFO16" style:family="paragraph">
      <style:text-properties fo:language="fr" fo:country="FR"/>
    </style:style>
    <style:style style:name="P442" style:parent-style-name="DefaultText" style:family="paragraph">
      <style:paragraph-properties fo:break-before="page"/>
    </style:style>
    <style:style style:name="P443" style:parent-style-name="Bullet1" style:list-style-name="LFO16" style:family="paragraph">
      <style:text-properties fo:language="fr" fo:country="FR"/>
    </style:style>
    <style:style style:name="P444" style:parent-style-name="Bullet1" style:list-style-name="LFO16" style:family="paragraph">
      <style:text-properties fo:language="fr" fo:country="FR"/>
    </style:style>
    <style:style style:name="P445" style:parent-style-name="Bullet1" style:list-style-name="LFO16" style:family="paragraph">
      <style:text-properties fo:language="fr" fo:country="FR"/>
    </style:style>
    <style:style style:name="P446" style:parent-style-name="Bullet1" style:list-style-name="LFO16" style:family="paragraph">
      <style:text-properties fo:language="fr" fo:country="FR"/>
    </style:style>
    <style:style style:name="T447" style:parent-style-name="Policepardéfaut" style:family="text">
      <style:text-properties fo:font-weight="bold" style:font-weight-asian="bold"/>
    </style:style>
    <style:style style:name="T448" style:parent-style-name="Policepardéfaut" style:family="text">
      <style:text-properties fo:font-weight="bold" style:font-weight-asian="bold"/>
    </style:style>
    <style:style style:name="T449" style:parent-style-name="Policepardéfaut" style:family="text">
      <style:text-properties fo:font-variant="small-caps"/>
    </style:style>
    <style:style style:name="T450" style:parent-style-name="Policepardéfaut" style:family="text">
      <style:text-properties fo:font-weight="bold" style:font-weight-asian="bold"/>
    </style:style>
    <style:style style:name="T451" style:parent-style-name="Policepardéfaut" style:family="text">
      <style:text-properties fo:font-variant="small-caps"/>
    </style:style>
    <style:style style:name="T452" style:parent-style-name="Policepardéfaut" style:family="text">
      <style:text-properties fo:font-weight="bold" style:font-weight-asian="bold" fo:language="fr" fo:country="FR"/>
    </style:style>
    <style:style style:name="T453" style:parent-style-name="Policepardéfaut" style:family="text">
      <style:text-properties fo:language="fr" fo:country="FR"/>
    </style:style>
    <style:style style:name="T454" style:parent-style-name="Policepardéfaut" style:family="text">
      <style:text-properties fo:font-weight="bold" style:font-weight-asian="bold" fo:language="fr" fo:country="FR"/>
    </style:style>
    <style:style style:name="T455" style:parent-style-name="Policepardéfaut" style:family="text">
      <style:text-properties fo:language="fr" fo:country="FR"/>
    </style:style>
    <style:style style:name="T456" style:parent-style-name="Policepardéfaut" style:family="text">
      <style:text-properties fo:font-weight="bold" style:font-weight-asian="bold" fo:language="fr" fo:country="FR"/>
    </style:style>
    <style:style style:name="T457" style:parent-style-name="Policepardéfaut" style:family="text">
      <style:text-properties fo:language="fr" fo:country="FR"/>
    </style:style>
    <style:style style:name="T458" style:parent-style-name="Policepardéfaut" style:family="text">
      <style:text-properties fo:font-weight="bold" style:font-weight-asian="bold"/>
    </style:style>
    <style:style style:name="P459" style:parent-style-name="DefaultText" style:family="paragraph">
      <style:paragraph-properties fo:break-before="page"/>
    </style:style>
    <style:style style:name="TableColumn461" style:family="table-column">
      <style:table-column-properties style:column-width="0.8861in" style:use-optimal-column-width="false"/>
    </style:style>
    <style:style style:name="TableColumn462" style:family="table-column">
      <style:table-column-properties style:column-width="3.2486in" style:use-optimal-column-width="false"/>
    </style:style>
    <style:style style:name="TableColumn463" style:family="table-column">
      <style:table-column-properties style:column-width="2.3625in" style:use-optimal-column-width="false"/>
    </style:style>
    <style:style style:name="Table460" style:family="table">
      <style:table-properties style:width="6.4972in" fo:margin-left="0.0493in" table:align="left"/>
    </style:style>
    <style:style style:name="TableRow464" style:family="table-row">
      <style:table-row-properties style:use-optimal-row-height="false"/>
    </style:style>
    <style:style style:name="TableCell465" style:family="table-cell">
      <style:table-cell-properties fo:border-top="0.0208in solid #000000" fo:border-left="0.0208in solid #000000" fo:border-bottom="0.0104in solid #000000" fo:border-right="0.0104in solid #000000" style:writing-mode="lr-tb" fo:padding-top="0in" fo:padding-left="0.0493in" fo:padding-bottom="0in" fo:padding-right="0.0493in"/>
    </style:style>
    <style:style style:name="P466" style:parent-style-name="Normal" style:family="paragraph">
      <style:paragraph-properties fo:text-align="center" fo:margin-top="0.0833in" fo:margin-bottom="0.0833in"/>
      <style:text-properties fo:font-weight="bold" style:font-weight-asian="bold"/>
    </style:style>
    <style:style style:name="TableCell467" style:family="table-cell">
      <style:table-cell-properties fo:border-top="0.0208in solid #000000" fo:border-left="0.0104in solid #000000" fo:border-bottom="0.0104in solid #000000" fo:border-right="0.0104in solid #000000" style:writing-mode="lr-tb" fo:padding-top="0in" fo:padding-left="0.0493in" fo:padding-bottom="0in" fo:padding-right="0.0493in"/>
    </style:style>
    <style:style style:name="P468" style:parent-style-name="Normal" style:family="paragraph">
      <style:paragraph-properties fo:text-align="center" fo:margin-top="0.0833in" fo:margin-bottom="0.0833in"/>
      <style:text-properties fo:font-weight="bold" style:font-weight-asian="bold"/>
    </style:style>
    <style:style style:name="TableCell469" style:family="table-cell">
      <style:table-cell-properties fo:border-top="0.0208in solid #000000" fo:border-left="0.0104in solid #000000" fo:border-bottom="0.0104in solid #000000" fo:border-right="0.0208in solid #000000" style:writing-mode="lr-tb" fo:padding-top="0in" fo:padding-left="0.0493in" fo:padding-bottom="0in" fo:padding-right="0.0493in"/>
    </style:style>
    <style:style style:name="P470" style:parent-style-name="Normal" style:family="paragraph">
      <style:paragraph-properties fo:widows="0" fo:orphans="0" fo:text-align="center" fo:margin-top="0.0833in" fo:margin-bottom="0.0833in"/>
      <style:text-properties fo:font-weight="bold" style:font-weight-asian="bold"/>
    </style:style>
    <style:style style:name="TableRow471" style:family="table-row">
      <style:table-row-properties style:use-optimal-row-height="false"/>
    </style:style>
    <style:style style:name="TableCell472" style:family="table-cell">
      <style:table-cell-properties fo:border-top="0.0104in solid #000000" fo:border-left="0.0208in solid #000000" fo:border-bottom="0.0104in solid #000000" fo:border-right="0.0104in solid #000000" style:writing-mode="lr-tb" fo:padding-top="0in" fo:padding-left="0.0493in" fo:padding-bottom="0in" fo:padding-right="0.0493in"/>
    </style:style>
    <style:style style:name="P473" style:parent-style-name="Normal" style:family="paragraph">
      <style:paragraph-properties fo:text-align="center" fo:margin-top="0.125in" fo:margin-left="0.0395in">
        <style:tab-stops/>
      </style:paragraph-properties>
      <style:text-properties fo:font-weight="bold" style:font-weight-asian="bold"/>
    </style:style>
    <style:style style:name="P474" style:parent-style-name="Normal" style:family="paragraph">
      <style:paragraph-properties fo:text-align="center" fo:margin-top="0.125in" fo:margin-left="0.0395in">
        <style:tab-stops/>
      </style:paragraph-properties>
    </style:style>
    <style:style style:name="T475" style:parent-style-name="Policepardéfaut" style:family="text">
      <style:text-properties fo:font-weight="bold" style:font-weight-asian="bold" fo:font-size="8pt" style:font-size-asian="8pt"/>
    </style:style>
    <style:style style:name="TableCell476" style:family="table-cell">
      <style:table-cell-properties fo:border="0.0104in solid #000000" style:writing-mode="lr-tb" fo:padding-top="0in" fo:padding-left="0.0493in" fo:padding-bottom="0in" fo:padding-right="0.0493in"/>
    </style:style>
    <style:style style:name="P477" style:parent-style-name="Bullet1" style:family="paragraph"/>
    <style:style style:name="T478" style:parent-style-name="Policepardéfaut" style:family="text">
      <style:text-properties fo:font-weight="bold" style:font-weight-asian="bold" fo:language="fr" fo:country="FR"/>
    </style:style>
    <style:style style:name="P479" style:parent-style-name="Bullet1" style:list-style-name="LFO4" style:family="paragraph">
      <style:text-properties fo:language="fr" fo:country="FR"/>
    </style:style>
    <style:style style:name="P480" style:parent-style-name="Bullet1" style:list-style-name="LFO4" style:family="paragraph">
      <style:text-properties fo:language="fr" fo:country="FR"/>
    </style:style>
    <style:style style:name="P481" style:parent-style-name="Bullet1" style:family="paragraph">
      <style:text-properties fo:language="fr" fo:country="FR"/>
    </style:style>
    <style:style style:name="TableCell482" style:family="table-cell">
      <style:table-cell-properties fo:border-top="0.0104in solid #000000" fo:border-left="0.0104in solid #000000" fo:border-bottom="0.0104in solid #000000" fo:border-right="0.0208in solid #000000" style:writing-mode="lr-tb" fo:padding-top="0in" fo:padding-left="0.0493in" fo:padding-bottom="0in" fo:padding-right="0.0493in"/>
    </style:style>
    <style:style style:name="P483" style:parent-style-name="Bullet1" style:family="paragraph">
      <style:text-properties fo:language="fr" fo:country="FR"/>
    </style:style>
    <style:style style:name="P484" style:parent-style-name="Bullet1" style:list-style-name="LFO4" style:family="paragraph">
      <style:paragraph-properties fo:text-align="start"/>
      <style:text-properties fo:language="en" fo:country="US"/>
    </style:style>
    <style:style style:name="TableRow485" style:family="table-row">
      <style:table-row-properties style:use-optimal-row-height="false"/>
    </style:style>
    <style:style style:name="TableCell486" style:family="table-cell">
      <style:table-cell-properties fo:border-top="0.0104in solid #000000" fo:border-left="0.0208in solid #000000" fo:border-bottom="0.0208in solid #000000" fo:border-right="0.0104in solid #000000" style:writing-mode="lr-tb" fo:padding-top="0in" fo:padding-left="0.0493in" fo:padding-bottom="0in" fo:padding-right="0.0493in"/>
    </style:style>
    <style:style style:name="P487" style:parent-style-name="Normal" style:family="paragraph">
      <style:paragraph-properties fo:text-align="center" fo:margin-top="0.125in" fo:margin-left="0.0395in">
        <style:tab-stops/>
      </style:paragraph-properties>
      <style:text-properties fo:font-weight="bold" style:font-weight-asian="bold" fo:language="en" fo:country="US"/>
    </style:style>
    <style:style style:name="P488" style:parent-style-name="Normal" style:family="paragraph">
      <style:paragraph-properties fo:text-align="center" fo:margin-top="0.125in" fo:margin-left="0.0395in">
        <style:tab-stops/>
      </style:paragraph-properties>
    </style:style>
    <style:style style:name="T489" style:parent-style-name="Policepardéfaut" style:family="text">
      <style:text-properties fo:font-weight="bold" style:font-weight-asian="bold" fo:font-size="8pt" style:font-size-asian="8pt"/>
    </style:style>
    <style:style style:name="T490" style:parent-style-name="Policepardéfaut" style:family="text">
      <style:text-properties fo:font-weight="bold" style:font-weight-asian="bold" fo:font-size="8pt" style:font-size-asian="8pt"/>
    </style:style>
    <style:style style:name="TableCell491" style:family="table-cell">
      <style:table-cell-properties fo:border-top="0.0104in solid #000000" fo:border-left="0.0104in solid #000000" fo:border-bottom="0.0208in solid #000000" fo:border-right="0.0104in solid #000000" style:writing-mode="lr-tb" fo:padding-top="0in" fo:padding-left="0.0493in" fo:padding-bottom="0in" fo:padding-right="0.0493in"/>
    </style:style>
    <style:style style:name="T492" style:parent-style-name="Policepardéfaut" style:family="text">
      <style:text-properties fo:font-weight="bold" style:font-weight-asian="bold"/>
    </style:style>
    <style:style style:name="P493" style:parent-style-name="Bullet1" style:list-style-name="LFO4" style:family="paragraph">
      <style:text-properties fo:language="fr" fo:country="FR"/>
    </style:style>
    <style:style style:name="P494" style:parent-style-name="Bullet1" style:list-style-name="LFO4" style:family="paragraph">
      <style:text-properties fo:language="fr" fo:country="FR"/>
    </style:style>
    <style:style style:name="P495" style:parent-style-name="Bullet1" style:list-style-name="LFO4" style:family="paragraph">
      <style:text-properties fo:language="fr" fo:country="FR"/>
    </style:style>
    <style:style style:name="P496" style:parent-style-name="Bullet1" style:list-style-name="LFO4" style:family="paragraph">
      <style:text-properties fo:language="fr" fo:country="FR"/>
    </style:style>
    <style:style style:name="TableCell497" style:family="table-cell">
      <style:table-cell-properties fo:border-top="0.0104in solid #000000" fo:border-left="0.0104in solid #000000" fo:border-bottom="0.0208in solid #000000" fo:border-right="0.0208in solid #000000" style:writing-mode="lr-tb" fo:padding-top="0in" fo:padding-left="0.0493in" fo:padding-bottom="0in" fo:padding-right="0.0493in"/>
    </style:style>
    <style:style style:name="P498" style:parent-style-name="Bullet1" style:family="paragraph">
      <style:text-properties fo:language="fr" fo:country="FR"/>
    </style:style>
    <style:style style:name="P499" style:parent-style-name="Bullet1" style:list-style-name="LFO4" style:family="paragraph">
      <style:text-properties fo:language="fr" fo:country="FR"/>
    </style:style>
    <style:style style:name="P500" style:parent-style-name="Bullet1" style:family="paragraph">
      <style:text-properties fo:language="fr" fo:country="FR"/>
    </style:style>
    <style:style style:name="P501" style:parent-style-name="Titre2" style:list-style-name="LFO17" style:family="paragraph">
      <style:paragraph-properties fo:break-before="page"/>
    </style:style>
    <style:style style:name="TableColumn503" style:family="table-column">
      <style:table-column-properties style:column-width="1.0826in" style:use-optimal-column-width="false"/>
    </style:style>
    <style:style style:name="TableColumn504" style:family="table-column">
      <style:table-column-properties style:column-width="3.9375in" style:use-optimal-column-width="false"/>
    </style:style>
    <style:style style:name="TableColumn505" style:family="table-column">
      <style:table-column-properties style:column-width="1.0826in" style:use-optimal-column-width="false"/>
    </style:style>
    <style:style style:name="Table502" style:family="table">
      <style:table-properties style:width="6.1027in" fo:margin-left="0.2465in" table:align="left"/>
    </style:style>
    <style:style style:name="TableRow506" style:family="table-row">
      <style:table-row-properties style:use-optimal-row-height="false"/>
    </style:style>
    <style:style style:name="TableCell507" style:family="table-cell">
      <style:table-cell-properties fo:border-top="0.0208in solid #000000" fo:border-left="0.0208in solid #000000" fo:border-bottom="0.0104in solid #000000" fo:border-right="0.0104in solid #000000" style:writing-mode="lr-tb" fo:padding-top="0in" fo:padding-left="0.0493in" fo:padding-bottom="0in" fo:padding-right="0.0493in"/>
    </style:style>
    <style:style style:name="P508" style:parent-style-name="Normal" style:family="paragraph">
      <style:paragraph-properties fo:text-align="center" fo:margin-top="0.0833in" fo:margin-bottom="0.0833in"/>
      <style:text-properties fo:font-weight="bold" style:font-weight-asian="bold"/>
    </style:style>
    <style:style style:name="TableCell509" style:family="table-cell">
      <style:table-cell-properties fo:border-top="0.0208in solid #000000" fo:border-left="0.0104in solid #000000" fo:border-bottom="0.0104in solid #000000" fo:border-right="0.0104in solid #000000" style:writing-mode="lr-tb" fo:padding-top="0in" fo:padding-left="0.0493in" fo:padding-bottom="0in" fo:padding-right="0.0493in"/>
    </style:style>
    <style:style style:name="P510" style:parent-style-name="Normal" style:family="paragraph">
      <style:paragraph-properties fo:text-align="center" fo:margin-top="0.0833in" fo:margin-bottom="0.0833in"/>
      <style:text-properties fo:font-weight="bold" style:font-weight-asian="bold"/>
    </style:style>
    <style:style style:name="TableCell511" style:family="table-cell">
      <style:table-cell-properties fo:border-top="0.0208in solid #000000" fo:border-left="0.0104in solid #000000" fo:border-bottom="0.0104in solid #000000" fo:border-right="0.0208in solid #000000" style:writing-mode="lr-tb" fo:padding-top="0in" fo:padding-left="0.0493in" fo:padding-bottom="0in" fo:padding-right="0.0493in"/>
    </style:style>
    <style:style style:name="P512" style:parent-style-name="Normal" style:family="paragraph">
      <style:paragraph-properties fo:text-align="center" fo:margin-top="0.0833in" fo:margin-bottom="0.0833in"/>
      <style:text-properties fo:font-weight="bold" style:font-weight-asian="bold"/>
    </style:style>
    <style:style style:name="TableRow513" style:family="table-row">
      <style:table-row-properties style:use-optimal-row-height="false"/>
    </style:style>
    <style:style style:name="TableCell514" style:family="table-cell">
      <style:table-cell-properties fo:border-top="0.0104in solid #000000" fo:border-left="0.0208in solid #000000" fo:border-bottom="0.0104in solid #000000" fo:border-right="0.0104in solid #000000" style:writing-mode="lr-tb" fo:padding-top="0in" fo:padding-left="0.0493in" fo:padding-bottom="0in" fo:padding-right="0.0493in"/>
    </style:style>
    <style:style style:name="P515" style:parent-style-name="Normal" style:family="paragraph">
      <style:paragraph-properties fo:text-align="center" fo:margin-top="0.125in" fo:margin-left="0.0395in">
        <style:tab-stops/>
      </style:paragraph-properties>
      <style:text-properties fo:font-weight="bold" style:font-weight-asian="bold" fo:font-size="12pt" style:font-size-asian="12pt"/>
    </style:style>
    <style:style style:name="P516" style:parent-style-name="Normal" style:family="paragraph">
      <style:paragraph-properties fo:text-align="center" fo:margin-top="0.125in" fo:margin-left="0.0395in">
        <style:tab-stops/>
      </style:paragraph-properties>
    </style:style>
    <style:style style:name="T517" style:parent-style-name="Policepardéfaut" style:family="text">
      <style:text-properties fo:font-weight="bold" style:font-weight-asian="bold" fo:font-size="12pt" style:font-size-asian="12pt"/>
    </style:style>
    <style:style style:name="TableCell518" style:family="table-cell">
      <style:table-cell-properties fo:border="0.0104in solid #000000" style:writing-mode="lr-tb" fo:padding-top="0in" fo:padding-left="0.0493in" fo:padding-bottom="0in" fo:padding-right="0.0493in"/>
    </style:style>
    <style:style style:name="P519" style:parent-style-name="Listecontinue3" style:list-style-name="LFO2" style:family="paragraph">
      <style:paragraph-properties fo:margin-left="0.2458in">
        <style:tab-stops/>
      </style:paragraph-properties>
    </style:style>
    <style:style style:name="P520" style:parent-style-name="Listecontinue3" style:list-style-name="LFO2" style:family="paragraph">
      <style:paragraph-properties fo:margin-left="0.2458in">
        <style:tab-stops/>
      </style:paragraph-properties>
    </style:style>
    <style:style style:name="P521" style:parent-style-name="Normal" style:list-style-name="LFO2" style:family="paragraph">
      <style:paragraph-properties fo:margin-bottom="0.0416in" fo:margin-left="0.2458in">
        <style:tab-stops/>
      </style:paragraph-properties>
    </style:style>
    <style:style style:name="TableCell522" style:family="table-cell">
      <style:table-cell-properties fo:border-top="0.0104in solid #000000" fo:border-left="0.0104in solid #000000" fo:border-bottom="0.0104in solid #000000" fo:border-right="0.0208in solid #000000" style:writing-mode="lr-tb" fo:padding-top="0in" fo:padding-left="0.0493in" fo:padding-bottom="0in" fo:padding-right="0.0493in"/>
    </style:style>
    <style:style style:name="P523" style:parent-style-name="Normal" style:family="paragraph">
      <style:paragraph-properties fo:text-align="center" fo:margin-top="0.0833in" fo:margin-bottom="0.0833in"/>
    </style:style>
    <style:style style:name="TableRow524" style:family="table-row">
      <style:table-row-properties style:use-optimal-row-height="false"/>
    </style:style>
    <style:style style:name="TableCell525" style:family="table-cell">
      <style:table-cell-properties fo:border-top="0.0104in solid #000000" fo:border-left="0.0208in solid #000000" fo:border-bottom="0.0104in solid #000000" fo:border-right="0.0104in solid #000000" style:writing-mode="lr-tb" fo:padding-top="0in" fo:padding-left="0.0493in" fo:padding-bottom="0in" fo:padding-right="0.0493in"/>
    </style:style>
    <style:style style:name="P526" style:parent-style-name="Normal" style:family="paragraph">
      <style:paragraph-properties fo:text-align="center" fo:margin-top="0.125in" fo:margin-left="0.0395in">
        <style:tab-stops/>
      </style:paragraph-properties>
      <style:text-properties fo:font-weight="bold" style:font-weight-asian="bold" fo:font-size="12pt" style:font-size-asian="12pt"/>
    </style:style>
    <style:style style:name="P527" style:parent-style-name="Normal" style:family="paragraph">
      <style:paragraph-properties fo:text-align="center" fo:margin-top="0.125in" fo:margin-left="0.0395in">
        <style:tab-stops/>
      </style:paragraph-properties>
    </style:style>
    <style:style style:name="T528" style:parent-style-name="Policepardéfaut" style:family="text">
      <style:text-properties fo:font-weight="bold" style:font-weight-asian="bold" fo:font-size="12pt" style:font-size-asian="12pt"/>
    </style:style>
    <style:style style:name="TableCell529" style:family="table-cell">
      <style:table-cell-properties fo:border="0.0104in solid #000000" style:writing-mode="lr-tb" fo:padding-top="0in" fo:padding-left="0.0493in" fo:padding-bottom="0in" fo:padding-right="0.0493in"/>
    </style:style>
    <style:style style:name="P530" style:parent-style-name="Listecontinue3" style:list-style-name="LFO2" style:family="paragraph">
      <style:paragraph-properties fo:margin-left="0.2458in">
        <style:tab-stops/>
      </style:paragraph-properties>
    </style:style>
    <style:style style:name="P531" style:parent-style-name="Listecontinue3" style:list-style-name="LFO2" style:family="paragraph">
      <style:paragraph-properties fo:margin-left="0.2458in">
        <style:tab-stops/>
      </style:paragraph-properties>
    </style:style>
    <style:style style:name="P532" style:parent-style-name="Listecontinue3" style:list-style-name="LFO2" style:family="paragraph">
      <style:paragraph-properties fo:margin-left="0.2458in">
        <style:tab-stops/>
      </style:paragraph-properties>
      <style:text-properties fo:language="en" fo:country="US"/>
    </style:style>
    <style:style style:name="P533" style:parent-style-name="Listecontinue3" style:list-style-name="LFO2" style:family="paragraph">
      <style:paragraph-properties fo:margin-left="0.2458in">
        <style:tab-stops/>
      </style:paragraph-properties>
    </style:style>
    <style:style style:name="P534" style:parent-style-name="Listecontinue3" style:list-style-name="LFO2" style:family="paragraph">
      <style:paragraph-properties fo:margin-left="0.2458in">
        <style:tab-stops/>
      </style:paragraph-properties>
    </style:style>
    <style:style style:name="P535" style:parent-style-name="Normal" style:list-style-name="LFO2" style:family="paragraph">
      <style:paragraph-properties fo:margin-bottom="0.0416in" fo:margin-left="0.2458in">
        <style:tab-stops/>
      </style:paragraph-properties>
    </style:style>
    <style:style style:name="TableCell536" style:family="table-cell">
      <style:table-cell-properties fo:border-top="0.0104in solid #000000" fo:border-left="0.0104in solid #000000" fo:border-bottom="0.0104in solid #000000" fo:border-right="0.0208in solid #000000" style:writing-mode="lr-tb" fo:padding-top="0in" fo:padding-left="0.0493in" fo:padding-bottom="0in" fo:padding-right="0.0493in"/>
    </style:style>
    <style:style style:name="P537" style:parent-style-name="Normal" style:family="paragraph">
      <style:paragraph-properties fo:text-align="center" fo:margin-top="0.0833in" fo:margin-bottom="0.0833in"/>
    </style:style>
    <style:style style:name="TableRow538" style:family="table-row">
      <style:table-row-properties style:use-optimal-row-height="false"/>
    </style:style>
    <style:style style:name="TableCell539" style:family="table-cell">
      <style:table-cell-properties fo:border-top="0.0104in solid #000000" fo:border-left="0.0208in solid #000000" fo:border-bottom="0.0208in solid #000000" fo:border-right="0.0104in solid #000000" style:writing-mode="lr-tb" fo:padding-top="0in" fo:padding-left="0.0493in" fo:padding-bottom="0in" fo:padding-right="0.0493in"/>
    </style:style>
    <style:style style:name="P540" style:parent-style-name="Normal" style:family="paragraph">
      <style:paragraph-properties fo:text-align="center" fo:margin-top="0.125in" fo:margin-left="0.0395in">
        <style:tab-stops/>
      </style:paragraph-properties>
      <style:text-properties fo:font-weight="bold" style:font-weight-asian="bold" fo:font-size="12pt" style:font-size-asian="12pt"/>
    </style:style>
    <style:style style:name="P541" style:parent-style-name="Normal" style:family="paragraph">
      <style:paragraph-properties fo:text-align="center" fo:margin-top="0.125in" fo:margin-left="0.0395in">
        <style:tab-stops/>
      </style:paragraph-properties>
      <style:text-properties fo:font-weight="bold" style:font-weight-asian="bold" fo:font-size="12pt" style:font-size-asian="12pt"/>
    </style:style>
    <style:style style:name="TableCell542" style:family="table-cell">
      <style:table-cell-properties fo:border-top="0.0104in solid #000000" fo:border-left="0.0104in solid #000000" fo:border-bottom="0.0208in solid #000000" fo:border-right="0.0104in solid #000000" style:writing-mode="lr-tb" fo:padding-top="0in" fo:padding-left="0.0493in" fo:padding-bottom="0in" fo:padding-right="0.0493in"/>
    </style:style>
    <style:style style:name="P543" style:parent-style-name="Listecontinue3" style:list-style-name="LFO2" style:family="paragraph">
      <style:paragraph-properties fo:margin-left="0.2458in">
        <style:tab-stops/>
      </style:paragraph-properties>
    </style:style>
    <style:style style:name="P544" style:parent-style-name="Listecontinue3" style:list-style-name="LFO2" style:family="paragraph">
      <style:paragraph-properties fo:margin-left="0.2458in">
        <style:tab-stops/>
      </style:paragraph-properties>
    </style:style>
    <style:style style:name="P545" style:parent-style-name="Listecontinue2" style:list-style-name="LFO2" style:family="paragraph">
      <style:paragraph-properties fo:margin-left="0.2458in">
        <style:tab-stops/>
      </style:paragraph-properties>
    </style:style>
    <style:style style:name="P546" style:parent-style-name="Listecontinue2" style:list-style-name="LFO2" style:family="paragraph">
      <style:paragraph-properties fo:margin-left="0.2458in">
        <style:tab-stops/>
      </style:paragraph-properties>
    </style:style>
    <style:style style:name="T547" style:parent-style-name="Policepardéfaut" style:family="text">
      <style:text-properties fo:language="en" fo:country="US"/>
    </style:style>
    <style:style style:name="P548" style:parent-style-name="Normal" style:list-style-name="LFO2" style:family="paragraph">
      <style:paragraph-properties fo:margin-bottom="0.0416in" fo:margin-left="0.2458in">
        <style:tab-stops/>
      </style:paragraph-properties>
    </style:style>
    <style:style style:name="TableCell549" style:family="table-cell">
      <style:table-cell-properties fo:border-top="0.0104in solid #000000" fo:border-left="0.0104in solid #000000" fo:border-bottom="0.0208in solid #000000" fo:border-right="0.0208in solid #000000" style:writing-mode="lr-tb" fo:padding-top="0in" fo:padding-left="0.0493in" fo:padding-bottom="0in" fo:padding-right="0.0493in"/>
    </style:style>
    <style:style style:name="P550" style:parent-style-name="Normal" style:family="paragraph">
      <style:paragraph-properties fo:text-align="center" fo:margin-top="0.0833in" fo:margin-bottom="0.0833in"/>
    </style:style>
    <style:style style:name="T551" style:parent-style-name="Policepardéfaut" style:family="text">
      <style:text-properties fo:language="en" fo:country="US"/>
    </style:style>
    <style:style style:name="P552" style:parent-style-name="Bullet1" style:list-style-name="LFO16" style:family="paragraph">
      <style:text-properties fo:language="fr" fo:country="FR"/>
    </style:style>
    <style:style style:name="P553" style:parent-style-name="Bullet1" style:list-style-name="LFO16" style:family="paragraph">
      <style:text-properties fo:language="fr" fo:country="FR"/>
    </style:style>
    <style:style style:name="P554" style:parent-style-name="Bullet1" style:list-style-name="LFO16" style:family="paragraph">
      <style:text-properties fo:language="fr" fo:country="FR"/>
    </style:style>
    <style:style style:name="P555" style:parent-style-name="Bullet1" style:list-style-name="LFO16" style:family="paragraph">
      <style:text-properties fo:language="fr" fo:country="FR"/>
    </style:style>
    <style:style style:name="P556" style:parent-style-name="Bullet1" style:list-style-name="LFO16" style:family="paragraph">
      <style:text-properties fo:language="fr" fo:country="FR"/>
    </style:style>
    <style:style style:name="P557" style:parent-style-name="Bullet1" style:list-style-name="LFO16" style:family="paragraph">
      <style:text-properties fo:language="fr" fo:country="FR"/>
    </style:style>
    <style:style style:name="P558" style:parent-style-name="Bullet1" style:list-style-name="LFO16" style:family="paragraph">
      <style:text-properties fo:language="fr" fo:country="FR"/>
    </style:style>
    <style:style style:name="P559" style:parent-style-name="Bullet1" style:list-style-name="LFO16" style:family="paragraph">
      <style:text-properties fo:language="fr" fo:country="FR"/>
    </style:style>
    <style:style style:name="P560" style:parent-style-name="Bullet1" style:list-style-name="LFO16" style:family="paragraph">
      <style:text-properties fo:language="fr" fo:country="FR"/>
    </style:style>
    <style:style style:name="P561" style:parent-style-name="Bullet1" style:list-style-name="LFO16" style:family="paragraph">
      <style:text-properties fo:language="fr" fo:country="FR"/>
    </style:style>
    <style:style style:name="P562" style:parent-style-name="Bullet1" style:list-style-name="LFO16" style:family="paragraph">
      <style:text-properties fo:language="fr" fo:country="FR"/>
    </style:style>
    <style:style style:name="P563" style:parent-style-name="DefaultText" style:family="paragraph">
      <style:text-properties fo:font-weight="bold" style:font-weight-asian="bold"/>
    </style:style>
    <style:style style:name="P564" style:parent-style-name="DefaultText" style:family="paragraph">
      <style:text-properties fo:font-style="italic" style:font-style-asian="italic"/>
    </style:style>
    <style:style style:name="T565" style:parent-style-name="Policepardéfaut" style:family="text">
      <style:text-properties fo:font-variant="small-caps"/>
    </style:style>
    <style:style style:name="P566" style:parent-style-name="Bullet1" style:list-style-name="LFO16" style:family="paragraph">
      <style:text-properties fo:language="fr" fo:country="FR"/>
    </style:style>
    <style:style style:name="P567" style:parent-style-name="Bullet1" style:list-style-name="LFO16" style:family="paragraph">
      <style:text-properties fo:language="fr" fo:country="FR"/>
    </style:style>
    <style:style style:name="P568" style:parent-style-name="Bullet1" style:list-style-name="LFO16" style:family="paragraph">
      <style:text-properties fo:language="fr" fo:country="FR"/>
    </style:style>
    <style:style style:name="P569" style:parent-style-name="Bullet1" style:list-style-name="LFO16" style:family="paragraph">
      <style:text-properties fo:language="fr" fo:country="FR"/>
    </style:style>
    <style:style style:name="P570" style:parent-style-name="Bullet1" style:list-style-name="LFO16" style:family="paragraph">
      <style:text-properties fo:language="fr" fo:country="FR"/>
    </style:style>
    <style:style style:name="P571" style:parent-style-name="DefaultText" style:family="paragraph">
      <style:text-properties fo:font-weight="bold" style:font-weight-asian="bold"/>
    </style:style>
    <style:style style:name="P572" style:parent-style-name="DefaultText" style:family="paragraph">
      <style:text-properties fo:font-style="italic" style:font-style-asian="italic"/>
    </style:style>
    <style:style style:name="T573" style:parent-style-name="Policepardéfaut" style:family="text">
      <style:text-properties fo:font-weight="normal" style:font-weight-asian="normal" fo:text-transform="none" fo:font-variant="small-caps"/>
    </style:style>
    <style:style style:name="T574" style:parent-style-name="Policepardéfaut" style:family="text">
      <style:text-properties fo:text-transform="none" fo:font-variant="small-caps"/>
    </style:style>
    <style:style style:name="T575" style:parent-style-name="Policepardéfaut" style:family="text">
      <style:text-properties fo:text-transform="none" fo:font-variant="small-caps"/>
    </style:style>
    <style:style style:name="P576" style:parent-style-name="Bullet1" style:list-style-name="LFO16" style:family="paragraph">
      <style:text-properties fo:language="fr" fo:country="FR"/>
    </style:style>
    <style:style style:name="P577" style:parent-style-name="Bullet1" style:list-style-name="LFO16" style:family="paragraph">
      <style:text-properties fo:language="fr" fo:country="FR"/>
    </style:style>
    <style:style style:name="P578" style:parent-style-name="Bullet1" style:list-style-name="LFO16" style:family="paragraph">
      <style:text-properties fo:language="fr" fo:country="FR"/>
    </style:style>
    <style:style style:name="P579" style:parent-style-name="Listecontinue3" style:family="paragraph">
      <style:text-properties fo:font-weight="bold" style:font-weight-asian="bold" style:text-underline-type="single" style:text-underline-style="solid" style:text-underline-width="auto" style:text-underline-mode="continuous"/>
    </style:style>
    <style:style style:name="P580" style:parent-style-name="Listecontinue3" style:family="paragraph">
      <style:text-properties fo:font-weight="bold" style:font-weight-asian="bold" style:text-underline-type="single" style:text-underline-style="solid" style:text-underline-width="auto" style:text-underline-mode="continuous"/>
    </style:style>
    <style:style style:name="P581" style:parent-style-name="Normal" style:family="paragraph">
      <style:paragraph-properties fo:margin-left="1.575in" fo:text-indent="-1.1812in">
        <style:tab-stops/>
      </style:paragraph-properties>
    </style:style>
    <style:style style:name="T582" style:parent-style-name="Policepardéfaut" style:family="text">
      <style:text-properties fo:font-weight="bold" style:font-weight-asian="bold" fo:color="#000000"/>
    </style:style>
    <style:style style:name="T583" style:parent-style-name="Policepardéfaut" style:family="text">
      <style:text-properties fo:color="#000000"/>
    </style:style>
    <style:style style:name="T584" style:parent-style-name="Policepardéfaut" style:family="text">
      <style:text-properties fo:color="#000000"/>
    </style:style>
    <style:style style:name="P585" style:parent-style-name="Normal" style:family="paragraph">
      <style:paragraph-properties fo:margin-left="1.575in" fo:text-indent="-1.1812in">
        <style:tab-stops/>
      </style:paragraph-properties>
      <style:text-properties fo:color="#000000"/>
    </style:style>
    <style:style style:name="P586" style:parent-style-name="Normal" style:family="paragraph">
      <style:paragraph-properties fo:margin-left="1.575in" fo:text-indent="-1.1812in">
        <style:tab-stops/>
      </style:paragraph-properties>
    </style:style>
    <style:style style:name="T587" style:parent-style-name="Policepardéfaut" style:family="text">
      <style:text-properties fo:font-weight="bold" style:font-weight-asian="bold" fo:color="#000000"/>
    </style:style>
    <style:style style:name="T588" style:parent-style-name="Policepardéfaut" style:family="text">
      <style:text-properties fo:color="#000000"/>
    </style:style>
    <style:style style:name="T589" style:parent-style-name="Policepardéfaut" style:family="text">
      <style:text-properties fo:color="#000000"/>
    </style:style>
    <style:style style:name="P590" style:parent-style-name="Normal" style:family="paragraph">
      <style:paragraph-properties fo:margin-left="1.575in" fo:text-indent="-1.1812in">
        <style:tab-stops/>
      </style:paragraph-properties>
      <style:text-properties fo:color="#000000"/>
    </style:style>
    <style:style style:name="P591" style:parent-style-name="Normal" style:family="paragraph">
      <style:paragraph-properties fo:margin-left="1.575in" fo:text-indent="-1.1812in">
        <style:tab-stops/>
      </style:paragraph-properties>
    </style:style>
    <style:style style:name="T592" style:parent-style-name="Policepardéfaut" style:family="text">
      <style:text-properties fo:font-weight="bold" style:font-weight-asian="bold" fo:color="#000000"/>
    </style:style>
    <style:style style:name="T593" style:parent-style-name="Policepardéfaut" style:family="text">
      <style:text-properties fo:color="#000000"/>
    </style:style>
    <style:style style:name="T594" style:parent-style-name="Policepardéfaut" style:family="text">
      <style:text-properties fo:color="#000000"/>
    </style:style>
    <style:style style:name="P595" style:parent-style-name="Listecontinue3" style:family="paragraph">
      <style:text-properties fo:font-weight="bold" style:font-weight-asian="bold" style:text-underline-type="single" style:text-underline-style="solid" style:text-underline-width="auto" style:text-underline-mode="continuous"/>
    </style:style>
    <style:style style:name="P596" style:parent-style-name="Normal" style:family="paragraph">
      <style:paragraph-properties fo:margin-left="1.575in" fo:text-indent="-1.1812in">
        <style:tab-stops/>
      </style:paragraph-properties>
    </style:style>
    <style:style style:name="T597" style:parent-style-name="Policepardéfaut" style:family="text">
      <style:text-properties fo:font-weight="bold" style:font-weight-asian="bold" fo:color="#000000"/>
    </style:style>
    <style:style style:name="T598" style:parent-style-name="Policepardéfaut" style:family="text">
      <style:text-properties fo:color="#000000"/>
    </style:style>
    <style:style style:name="T599" style:parent-style-name="Policepardéfaut" style:family="text">
      <style:text-properties fo:color="#000000"/>
    </style:style>
    <style:style style:name="P600" style:parent-style-name="Normal" style:family="paragraph">
      <style:paragraph-properties fo:margin-left="1.575in" fo:text-indent="-1.1812in">
        <style:tab-stops/>
      </style:paragraph-properties>
      <style:text-properties fo:color="#000000"/>
    </style:style>
    <style:style style:name="P601" style:parent-style-name="Normal" style:family="paragraph">
      <style:paragraph-properties fo:margin-left="1.575in" fo:text-indent="-1.1812in">
        <style:tab-stops/>
      </style:paragraph-properties>
    </style:style>
    <style:style style:name="T602" style:parent-style-name="Policepardéfaut" style:family="text">
      <style:text-properties fo:font-weight="bold" style:font-weight-asian="bold" fo:color="#000000"/>
    </style:style>
    <style:style style:name="T603" style:parent-style-name="Policepardéfaut" style:family="text">
      <style:text-properties fo:color="#000000"/>
    </style:style>
    <style:style style:name="T604" style:parent-style-name="Policepardéfaut" style:family="text">
      <style:text-properties fo:color="#000000"/>
    </style:style>
    <style:style style:name="P605" style:parent-style-name="Normal" style:family="paragraph">
      <style:paragraph-properties fo:margin-left="1.575in" fo:text-indent="-1.1812in">
        <style:tab-stops/>
      </style:paragraph-properties>
      <style:text-properties fo:color="#000000"/>
    </style:style>
    <style:style style:name="P606" style:parent-style-name="Normal" style:family="paragraph">
      <style:paragraph-properties fo:margin-left="1.575in" fo:text-indent="-1.1812in">
        <style:tab-stops/>
      </style:paragraph-properties>
    </style:style>
    <style:style style:name="T607" style:parent-style-name="Policepardéfaut" style:family="text">
      <style:text-properties fo:font-weight="bold" style:font-weight-asian="bold" fo:color="#000000"/>
    </style:style>
    <style:style style:name="T608" style:parent-style-name="Policepardéfaut" style:family="text">
      <style:text-properties fo:color="#000000"/>
    </style:style>
    <style:style style:name="T609" style:parent-style-name="Policepardéfaut" style:family="text">
      <style:text-properties fo:color="#000000"/>
    </style:style>
    <style:style style:name="P610" style:parent-style-name="Normal" style:family="paragraph">
      <style:paragraph-properties fo:margin-left="1.575in" fo:text-indent="-1.1812in">
        <style:tab-stops/>
      </style:paragraph-properties>
      <style:text-properties fo:font-weight="bold" style:font-weight-asian="bold" fo:color="#000000"/>
    </style:style>
    <style:style style:name="P611" style:parent-style-name="Normal" style:family="paragraph">
      <style:paragraph-properties fo:margin-left="1.575in" fo:text-indent="-1.1812in">
        <style:tab-stops/>
      </style:paragraph-properties>
    </style:style>
    <style:style style:name="T612" style:parent-style-name="Policepardéfaut" style:family="text">
      <style:text-properties fo:font-weight="bold" style:font-weight-asian="bold" fo:color="#000000"/>
    </style:style>
    <style:style style:name="T613" style:parent-style-name="Policepardéfaut" style:family="text">
      <style:text-properties fo:color="#000000"/>
    </style:style>
    <style:style style:name="T614" style:parent-style-name="Policepardéfaut" style:family="text">
      <style:text-properties fo:color="#000000"/>
    </style:style>
    <style:style style:name="P615" style:parent-style-name="Normal" style:family="paragraph">
      <style:paragraph-properties fo:margin-left="1.575in" fo:text-indent="-1.1812in">
        <style:tab-stops/>
      </style:paragraph-properties>
      <style:text-properties fo:color="#000000"/>
    </style:style>
    <style:style style:name="P616" style:parent-style-name="Normal" style:family="paragraph">
      <style:paragraph-properties fo:margin-left="1.575in" fo:text-indent="-1.1812in">
        <style:tab-stops/>
      </style:paragraph-properties>
      <style:text-properties fo:color="#000000"/>
    </style:style>
    <style:style style:name="P617" style:parent-style-name="Normal" style:family="paragraph">
      <style:paragraph-properties fo:margin-left="1.575in" fo:text-indent="-1.1812in">
        <style:tab-stops/>
      </style:paragraph-properties>
      <style:text-properties fo:color="#000000"/>
    </style:style>
    <style:style style:name="P618" style:parent-style-name="Normal" style:family="paragraph">
      <style:paragraph-properties fo:margin-left="1.575in" fo:text-indent="-1.1812in">
        <style:tab-stops/>
      </style:paragraph-properties>
    </style:style>
    <style:style style:name="T619" style:parent-style-name="Policepardéfaut" style:family="text">
      <style:text-properties fo:font-weight="bold" style:font-weight-asian="bold" fo:color="#000000" style:text-underline-type="single" style:text-underline-style="solid" style:text-underline-width="auto" style:text-underline-mode="continuous"/>
    </style:style>
    <style:style style:name="P620" style:parent-style-name="Normal" style:family="paragraph">
      <style:paragraph-properties fo:margin-left="1.575in" fo:text-indent="-1.1812in">
        <style:tab-stops/>
      </style:paragraph-properties>
      <style:text-properties fo:color="#000000"/>
    </style:style>
    <style:style style:name="P621" style:parent-style-name="Normal" style:family="paragraph">
      <style:paragraph-properties fo:break-before="page" fo:margin-left="1.575in" fo:text-indent="-1.1812in">
        <style:tab-stops/>
      </style:paragraph-properties>
      <style:text-properties fo:font-style="italic" style:font-style-asian="italic"/>
    </style:style>
    <style:style style:name="TableColumn623" style:family="table-column">
      <style:table-column-properties style:column-width="4.0277in" style:use-optimal-column-width="false"/>
    </style:style>
    <style:style style:name="TableColumn624" style:family="table-column">
      <style:table-column-properties style:column-width="1.1812in" style:use-optimal-column-width="false"/>
    </style:style>
    <style:style style:name="Table622" style:family="table">
      <style:table-properties style:width="5.209in" fo:margin-left="0in" table:align="left"/>
    </style:style>
    <style:style style:name="TableRow625" style:family="table-row">
      <style:table-row-properties style:use-optimal-row-height="false"/>
    </style:style>
    <style:style style:name="TableCell626" style:family="table-cell">
      <style:table-cell-properties fo:border="0.0104in solid #000000" style:writing-mode="lr-tb" fo:padding-top="0in" fo:padding-left="0.0493in" fo:padding-bottom="0in" fo:padding-right="0.0493in"/>
    </style:style>
    <style:style style:name="P627" style:parent-style-name="Paragraphe2" style:family="paragraph">
      <style:paragraph-properties fo:text-align="center" fo:margin-left="0in">
        <style:tab-stops/>
      </style:paragraph-properties>
      <style:text-properties fo:font-weight="bold" style:font-weight-asian="bold"/>
    </style:style>
    <style:style style:name="TableCell628" style:family="table-cell">
      <style:table-cell-properties fo:border="0.0104in solid #000000" style:writing-mode="lr-tb" fo:padding-top="0in" fo:padding-left="0.0493in" fo:padding-bottom="0in" fo:padding-right="0.0493in"/>
    </style:style>
    <style:style style:name="P629" style:parent-style-name="Paragraphe2" style:family="paragraph">
      <style:paragraph-properties fo:text-align="center" fo:margin-left="0in">
        <style:tab-stops/>
      </style:paragraph-properties>
      <style:text-properties fo:font-weight="bold" style:font-weight-asian="bold"/>
    </style:style>
    <style:style style:name="TableRow630" style:family="table-row">
      <style:table-row-properties style:use-optimal-row-height="false"/>
    </style:style>
    <style:style style:name="TableCell631" style:family="table-cell">
      <style:table-cell-properties fo:border="0.0104in solid #000000" style:writing-mode="lr-tb" fo:padding-top="0in" fo:padding-left="0.0493in" fo:padding-bottom="0in" fo:padding-right="0.0493in"/>
    </style:style>
    <style:style style:name="P632" style:parent-style-name="Paragraphe2" style:family="paragraph">
      <style:paragraph-properties fo:margin-left="0in">
        <style:tab-stops/>
      </style:paragraph-properties>
    </style:style>
    <style:style style:name="TableCell633" style:family="table-cell">
      <style:table-cell-properties fo:border="0.0104in solid #000000" style:writing-mode="lr-tb" fo:padding-top="0in" fo:padding-left="0.0493in" fo:padding-bottom="0in" fo:padding-right="0.0493in"/>
    </style:style>
    <style:style style:name="P634" style:parent-style-name="Paragraphe2" style:family="paragraph">
      <style:paragraph-properties fo:text-align="center" fo:margin-left="0in">
        <style:tab-stops/>
      </style:paragraph-properties>
    </style:style>
    <style:style style:name="TableRow635" style:family="table-row">
      <style:table-row-properties style:use-optimal-row-height="false"/>
    </style:style>
    <style:style style:name="TableCell636" style:family="table-cell">
      <style:table-cell-properties fo:border="0.0104in solid #000000" style:writing-mode="lr-tb" fo:padding-top="0in" fo:padding-left="0.0493in" fo:padding-bottom="0in" fo:padding-right="0.0493in"/>
    </style:style>
    <style:style style:name="P637" style:parent-style-name="Paragraphe2" style:family="paragraph">
      <style:paragraph-properties fo:margin-left="0in">
        <style:tab-stops/>
      </style:paragraph-properties>
    </style:style>
    <style:style style:name="TableCell638" style:family="table-cell">
      <style:table-cell-properties fo:border="0.0104in solid #000000" style:writing-mode="lr-tb" fo:padding-top="0in" fo:padding-left="0.0493in" fo:padding-bottom="0in" fo:padding-right="0.0493in"/>
    </style:style>
    <style:style style:name="P639" style:parent-style-name="Paragraphe2" style:family="paragraph">
      <style:paragraph-properties fo:text-align="center" fo:margin-left="0in">
        <style:tab-stops/>
      </style:paragraph-properties>
      <style:text-properties fo:language="en" fo:country="US"/>
    </style:style>
    <style:style style:name="TableRow640" style:family="table-row">
      <style:table-row-properties style:use-optimal-row-height="false"/>
    </style:style>
    <style:style style:name="TableCell641" style:family="table-cell">
      <style:table-cell-properties fo:border="0.0104in solid #000000" style:writing-mode="lr-tb" fo:padding-top="0in" fo:padding-left="0.0493in" fo:padding-bottom="0in" fo:padding-right="0.0493in"/>
    </style:style>
    <style:style style:name="P642" style:parent-style-name="Paragraphe2" style:family="paragraph">
      <style:paragraph-properties fo:margin-left="0in">
        <style:tab-stops/>
      </style:paragraph-properties>
      <style:text-properties fo:language="en" fo:country="US"/>
    </style:style>
    <style:style style:name="TableCell643" style:family="table-cell">
      <style:table-cell-properties fo:border="0.0104in solid #000000" style:writing-mode="lr-tb" fo:padding-top="0in" fo:padding-left="0.0493in" fo:padding-bottom="0in" fo:padding-right="0.0493in"/>
    </style:style>
    <style:style style:name="P644" style:parent-style-name="Paragraphe2" style:family="paragraph">
      <style:paragraph-properties fo:text-align="center" fo:margin-left="0in">
        <style:tab-stops/>
      </style:paragraph-properties>
    </style:style>
    <style:style style:name="TableRow645" style:family="table-row">
      <style:table-row-properties style:use-optimal-row-height="false"/>
    </style:style>
    <style:style style:name="TableCell646" style:family="table-cell">
      <style:table-cell-properties fo:border="0.0104in solid #000000" style:writing-mode="lr-tb" fo:padding-top="0in" fo:padding-left="0.0493in" fo:padding-bottom="0in" fo:padding-right="0.0493in"/>
    </style:style>
    <style:style style:name="P647" style:parent-style-name="Paragraphe2" style:family="paragraph">
      <style:paragraph-properties fo:margin-left="0in">
        <style:tab-stops/>
      </style:paragraph-properties>
    </style:style>
    <style:style style:name="TableCell648" style:family="table-cell">
      <style:table-cell-properties fo:border="0.0104in solid #000000" style:writing-mode="lr-tb" fo:padding-top="0in" fo:padding-left="0.0493in" fo:padding-bottom="0in" fo:padding-right="0.0493in"/>
    </style:style>
    <style:style style:name="P649" style:parent-style-name="Paragraphe2" style:family="paragraph">
      <style:paragraph-properties fo:text-align="center" fo:margin-left="0in">
        <style:tab-stops/>
      </style:paragraph-properties>
    </style:style>
    <style:style style:name="TableRow650" style:family="table-row">
      <style:table-row-properties style:use-optimal-row-height="false"/>
    </style:style>
    <style:style style:name="TableCell651" style:family="table-cell">
      <style:table-cell-properties fo:border="0.0104in solid #000000" style:writing-mode="lr-tb" fo:padding-top="0in" fo:padding-left="0.0493in" fo:padding-bottom="0in" fo:padding-right="0.0493in"/>
    </style:style>
    <style:style style:name="P652" style:parent-style-name="Paragraphe2" style:family="paragraph">
      <style:paragraph-properties fo:margin-left="0in">
        <style:tab-stops/>
      </style:paragraph-properties>
    </style:style>
    <style:style style:name="TableCell653" style:family="table-cell">
      <style:table-cell-properties fo:border="0.0104in solid #000000" style:writing-mode="lr-tb" fo:padding-top="0in" fo:padding-left="0.0493in" fo:padding-bottom="0in" fo:padding-right="0.0493in"/>
    </style:style>
    <style:style style:name="P654" style:parent-style-name="Paragraphe2" style:family="paragraph">
      <style:paragraph-properties fo:text-align="center" fo:margin-left="0in">
        <style:tab-stops/>
      </style:paragraph-properties>
    </style:style>
    <style:style style:name="TableRow655" style:family="table-row">
      <style:table-row-properties style:use-optimal-row-height="false"/>
    </style:style>
    <style:style style:name="TableCell656" style:family="table-cell">
      <style:table-cell-properties fo:border="0.0104in solid #000000" style:writing-mode="lr-tb" fo:padding-top="0in" fo:padding-left="0.0493in" fo:padding-bottom="0in" fo:padding-right="0.0493in"/>
    </style:style>
    <style:style style:name="P657" style:parent-style-name="Paragraphe2" style:family="paragraph">
      <style:paragraph-properties fo:margin-left="0in">
        <style:tab-stops/>
      </style:paragraph-properties>
    </style:style>
    <style:style style:name="TableCell658" style:family="table-cell">
      <style:table-cell-properties fo:border="0.0104in solid #000000" style:writing-mode="lr-tb" fo:padding-top="0in" fo:padding-left="0.0493in" fo:padding-bottom="0in" fo:padding-right="0.0493in"/>
    </style:style>
    <style:style style:name="P659" style:parent-style-name="Paragraphe2" style:family="paragraph">
      <style:paragraph-properties fo:text-align="center" fo:margin-left="0in">
        <style:tab-stops/>
      </style:paragraph-properties>
    </style:style>
    <style:style style:name="TableRow660" style:family="table-row">
      <style:table-row-properties style:use-optimal-row-height="false"/>
    </style:style>
    <style:style style:name="TableCell661" style:family="table-cell">
      <style:table-cell-properties fo:border="0.0104in solid #000000" style:writing-mode="lr-tb" fo:padding-top="0in" fo:padding-left="0.0493in" fo:padding-bottom="0in" fo:padding-right="0.0493in"/>
    </style:style>
    <style:style style:name="P662" style:parent-style-name="Paragraphe2" style:family="paragraph">
      <style:paragraph-properties fo:margin-left="0in">
        <style:tab-stops/>
      </style:paragraph-properties>
    </style:style>
    <style:style style:name="TableCell663" style:family="table-cell">
      <style:table-cell-properties fo:border="0.0104in solid #000000" style:writing-mode="lr-tb" fo:padding-top="0in" fo:padding-left="0.0493in" fo:padding-bottom="0in" fo:padding-right="0.0493in"/>
    </style:style>
    <style:style style:name="P664" style:parent-style-name="Paragraphe2" style:family="paragraph">
      <style:paragraph-properties fo:text-align="center" fo:margin-left="0in">
        <style:tab-stops/>
      </style:paragraph-properties>
    </style:style>
    <style:style style:name="TableRow665" style:family="table-row">
      <style:table-row-properties style:use-optimal-row-height="false"/>
    </style:style>
    <style:style style:name="TableCell666" style:family="table-cell">
      <style:table-cell-properties fo:border="0.0104in solid #000000" style:writing-mode="lr-tb" fo:padding-top="0in" fo:padding-left="0.0493in" fo:padding-bottom="0in" fo:padding-right="0.0493in"/>
    </style:style>
    <style:style style:name="P667" style:parent-style-name="Paragraphe2" style:family="paragraph">
      <style:paragraph-properties fo:margin-left="0in">
        <style:tab-stops/>
      </style:paragraph-properties>
    </style:style>
    <style:style style:name="TableCell668" style:family="table-cell">
      <style:table-cell-properties fo:border="0.0104in solid #000000" style:writing-mode="lr-tb" fo:padding-top="0in" fo:padding-left="0.0493in" fo:padding-bottom="0in" fo:padding-right="0.0493in"/>
    </style:style>
    <style:style style:name="P669" style:parent-style-name="Paragraphe2" style:family="paragraph">
      <style:paragraph-properties fo:text-align="center" fo:margin-left="0in">
        <style:tab-stops/>
      </style:paragraph-properties>
    </style:style>
    <style:style style:name="TableRow670" style:family="table-row">
      <style:table-row-properties style:use-optimal-row-height="false"/>
    </style:style>
    <style:style style:name="TableCell671" style:family="table-cell">
      <style:table-cell-properties fo:border="0.0104in solid #000000" style:writing-mode="lr-tb" fo:padding-top="0in" fo:padding-left="0.0493in" fo:padding-bottom="0in" fo:padding-right="0.0493in"/>
    </style:style>
    <style:style style:name="P672" style:parent-style-name="Paragraphe2" style:family="paragraph">
      <style:paragraph-properties fo:margin-left="0in">
        <style:tab-stops/>
      </style:paragraph-properties>
    </style:style>
    <style:style style:name="TableCell673" style:family="table-cell">
      <style:table-cell-properties fo:border="0.0104in solid #000000" style:writing-mode="lr-tb" fo:padding-top="0in" fo:padding-left="0.0493in" fo:padding-bottom="0in" fo:padding-right="0.0493in"/>
    </style:style>
    <style:style style:name="P674" style:parent-style-name="Paragraphe2" style:family="paragraph">
      <style:paragraph-properties fo:text-align="center" fo:margin-left="0in">
        <style:tab-stops/>
      </style:paragraph-properties>
    </style:style>
    <style:style style:name="P675" style:parent-style-name="Normal" style:family="paragraph">
      <style:paragraph-properties fo:text-align="center"/>
      <style:text-properties fo:font-weight="bold" style:font-weight-asian="bold"/>
    </style:style>
    <style:style style:name="P676" style:parent-style-name="Normal" style:family="paragraph">
      <style:paragraph-properties fo:text-align="center"/>
    </style:style>
    <style:style style:name="P677" style:parent-style-name="TitreDoc" style:family="paragraph">
      <style:text-properties fo:font-weight="bold" style:font-weight-asian="bold"/>
    </style:style>
    <style:style style:name="P678" style:parent-style-name="Normal" style:family="paragraph">
      <style:paragraph-properties fo:text-align="center"/>
    </style:style>
    <style:style style:name="P679" style:parent-style-name="Normal" style:family="paragraph">
      <style:paragraph-properties fo:text-align="center"/>
    </style:style>
    <style:style style:name="P680" style:parent-style-name="Normal" style:family="paragraph">
      <style:paragraph-properties fo:text-align="center"/>
      <style:text-properties fo:font-weight="bold" style:font-weight-asian="bold" fo:language="en" fo:country="US"/>
    </style:style>
    <style:style style:name="P681" style:parent-style-name="Normal" style:family="paragraph">
      <style:paragraph-properties fo:text-align="center"/>
      <style:text-properties fo:language="en" fo:country="US"/>
    </style:style>
    <style:style style:name="P682" style:parent-style-name="Normal" style:family="paragraph">
      <style:paragraph-properties fo:text-align="center"/>
      <style:text-properties fo:font-weight="bold" style:font-weight-asian="bold"/>
    </style:style>
    <style:style style:name="P683" style:parent-style-name="Normal" style:family="paragraph">
      <style:paragraph-properties fo:text-align="center"/>
    </style:style>
    <style:style style:name="P684" style:parent-style-name="Normal" style:family="paragraph">
      <style:paragraph-properties fo:text-align="center"/>
    </style:style>
    <style:style style:name="P685" style:parent-style-name="Normal" style:family="paragraph">
      <style:paragraph-properties fo:text-align="center"/>
      <style:text-properties fo:font-weight="bold" style:font-weight-asian="bold"/>
    </style:style>
    <style:style style:name="P686" style:parent-style-name="Normal" style:family="paragraph">
      <style:paragraph-properties fo:text-align="center"/>
    </style:style>
    <style:style style:name="P687" style:parent-style-name="Normal" style:family="paragraph">
      <style:paragraph-properties fo:text-align="center"/>
      <style:text-properties fo:font-weight="bold" style:font-weight-asian="bold"/>
    </style:style>
    <style:style style:name="P688" style:parent-style-name="Normal" style:family="paragraph">
      <style:paragraph-properties fo:text-align="center"/>
      <style:text-properties fo:font-weight="bold" style:font-weight-asian="bold"/>
    </style:style>
    <style:style style:name="P689" style:parent-style-name="Normal" style:family="paragraph">
      <style:paragraph-properties fo:text-align="center"/>
    </style:style>
    <style:style style:name="P690" style:parent-style-name="Normal" style:family="paragraph">
      <style:paragraph-properties fo:text-align="center"/>
    </style:style>
    <style:style style:name="P691" style:parent-style-name="Normal" style:family="paragraph">
      <style:paragraph-properties fo:text-align="center"/>
      <style:text-properties fo:font-weight="bold" style:font-weight-asian="bold"/>
    </style:style>
    <style:style style:name="P692" style:parent-style-name="Normal" style:family="paragraph">
      <style:paragraph-properties fo:text-align="center"/>
    </style:style>
    <style:style style:name="P693" style:parent-style-name="Normal" style:family="paragraph">
      <style:paragraph-properties fo:text-align="center"/>
    </style:style>
    <style:style style:name="P694" style:parent-style-name="Normal" style:family="paragraph">
      <style:paragraph-properties fo:text-align="center"/>
      <style:text-properties fo:font-weight="bold" style:font-weight-asian="bold"/>
    </style:style>
    <style:style style:name="P695" style:parent-style-name="Normal" style:family="paragraph">
      <style:paragraph-properties fo:text-align="center"/>
    </style:style>
    <style:style style:name="P696" style:parent-style-name="DefaultText" style:family="paragraph">
      <style:paragraph-properties fo:break-before="page"/>
    </style:style>
    <style:style style:name="P697" style:parent-style-name="Normal" style:family="paragraph">
      <style:paragraph-properties fo:text-align="center"/>
      <style:text-properties fo:font-size="8pt" style:font-size-asian="8pt"/>
    </style:style>
    <style:style style:name="P698" style:parent-style-name="Normal" style:family="paragraph">
      <style:paragraph-properties fo:text-align="center"/>
      <style:text-properties fo:font-size="8pt" style:font-size-asian="8pt"/>
    </style:style>
    <style:style style:name="P699" style:parent-style-name="Normal" style:family="paragraph">
      <style:text-properties fo:font-size="8pt" style:font-size-asian="8pt"/>
    </style:style>
    <style:style style:name="P700" style:parent-style-name="Normal" style:family="paragraph">
      <style:text-properties fo:font-size="8pt" style:font-size-asian="8pt"/>
    </style:style>
    <style:style style:name="P701" style:parent-style-name="Corpsdetexte" style:family="paragraph">
      <style:paragraph-properties fo:text-align="center"/>
    </style:style>
    <style:style style:name="P702" style:parent-style-name="Normal" style:family="paragraph">
      <style:paragraph-properties fo:text-align="center"/>
      <style:text-properties fo:font-size="8pt" style:font-size-asian="8pt"/>
    </style:style>
    <style:style style:name="P703" style:parent-style-name="Normal" style:family="paragraph">
      <style:text-properties fo:font-weight="bold" style:font-weight-asian="bold"/>
    </style:style>
    <style:style style:name="P704" style:parent-style-name="Normal" style:family="paragraph">
      <style:paragraph-properties fo:text-align="center"/>
      <style:text-properties fo:font-size="8pt" style:font-size-asian="8pt"/>
    </style:style>
    <style:style style:name="P705" style:parent-style-name="Normal" style:family="paragraph">
      <style:paragraph-properties fo:text-align="center"/>
      <style:text-properties fo:font-size="8pt" style:font-size-asian="8pt"/>
    </style:style>
    <style:style style:name="P706" style:parent-style-name="Normal" style:family="paragraph">
      <style:text-properties fo:font-size="8pt" style:font-size-asian="8pt"/>
    </style:style>
    <style:style style:name="P707" style:parent-style-name="Normal" style:family="paragraph">
      <style:text-properties fo:font-size="8pt" style:font-size-asian="8pt"/>
    </style:style>
    <style:style style:name="P708" style:parent-style-name="Normal" style:family="paragraph">
      <style:text-properties fo:font-size="8pt" style:font-size-asian="8pt"/>
    </style:style>
    <style:style style:name="P709" style:parent-style-name="Normal" style:family="paragraph">
      <style:text-properties fo:font-weight="bold" style:font-weight-asian="bold"/>
    </style:style>
    <style:style style:name="P710" style:parent-style-name="Normal" style:family="paragraph">
      <style:text-properties fo:font-size="8pt" style:font-size-asian="8pt"/>
    </style:style>
    <style:style style:name="P711" style:parent-style-name="Normal" style:family="paragraph">
      <style:paragraph-properties fo:break-before="page"/>
    </style:style>
    <style:style style:name="P712" style:parent-style-name="Bullet1" style:list-style-name="LFO16" style:family="paragraph">
      <style:text-properties fo:language="fr" fo:country="FR"/>
    </style:style>
    <style:style style:name="P713" style:parent-style-name="Bullet1" style:list-style-name="LFO16" style:family="paragraph">
      <style:text-properties fo:language="fr" fo:country="FR"/>
    </style:style>
    <style:style style:name="P714" style:parent-style-name="Bullet1" style:list-style-name="LFO16" style:family="paragraph">
      <style:text-properties fo:language="fr" fo:country="FR"/>
    </style:style>
    <style:style style:name="P715" style:parent-style-name="Bullet1" style:list-style-name="LFO16" style:family="paragraph">
      <style:text-properties fo:language="fr" fo:country="FR"/>
    </style:style>
    <style:style style:name="P716" style:parent-style-name="Bullet1" style:list-style-name="LFO16" style:family="paragraph">
      <style:text-properties fo:language="fr" fo:country="FR"/>
    </style:style>
    <style:style style:name="P717" style:parent-style-name="Normal" style:family="paragraph">
      <style:paragraph-properties fo:text-align="center"/>
    </style:style>
    <style:style style:name="P718" style:parent-style-name="Normal" style:family="paragraph">
      <style:paragraph-properties fo:text-align="center"/>
    </style:style>
    <style:style style:name="P719" style:parent-style-name="Normal" style:family="paragraph">
      <style:paragraph-properties fo:text-align="center"/>
    </style:style>
    <style:style style:name="P720" style:parent-style-name="Normal" style:family="paragraph">
      <style:paragraph-properties fo:text-align="center"/>
    </style:style>
    <style:style style:name="P721" style:parent-style-name="Normal" style:family="paragraph">
      <style:paragraph-properties fo:text-align="center"/>
    </style:style>
    <style:style style:name="P722" style:parent-style-name="Normal" style:family="paragraph">
      <style:paragraph-properties fo:text-align="center"/>
    </style:style>
    <style:style style:name="P723" style:parent-style-name="Normal" style:family="paragraph">
      <style:paragraph-properties fo:text-align="center"/>
    </style:style>
    <style:style style:name="P724" style:parent-style-name="Normal" style:family="paragraph">
      <style:paragraph-properties fo:text-align="center"/>
    </style:style>
    <style:style style:name="P725" style:parent-style-name="Normal" style:family="paragraph">
      <style:paragraph-properties fo:text-align="center"/>
    </style:style>
    <style:style style:name="P726" style:parent-style-name="Normal" style:family="paragraph">
      <style:paragraph-properties fo:text-align="center"/>
    </style:style>
    <style:style style:name="P727" style:parent-style-name="Normal" style:family="paragraph">
      <style:paragraph-properties fo:text-align="center"/>
    </style:style>
    <style:style style:name="P728" style:parent-style-name="Normal" style:family="paragraph">
      <style:paragraph-properties fo:text-align="center"/>
    </style:style>
    <style:style style:name="P729" style:parent-style-name="Normal" style:family="paragraph">
      <style:paragraph-properties fo:text-align="center"/>
    </style:style>
    <style:style style:name="P730" style:parent-style-name="Normal" style:family="paragraph">
      <style:paragraph-properties fo:text-align="center"/>
    </style:style>
    <style:style style:name="P731" style:parent-style-name="Normal" style:family="paragraph">
      <style:paragraph-properties fo:text-align="center"/>
    </style:style>
    <style:style style:name="P732" style:parent-style-name="Normal" style:family="paragraph">
      <style:paragraph-properties fo:text-align="center"/>
    </style:style>
    <style:style style:name="P733" style:parent-style-name="Normal" style:family="paragraph">
      <style:paragraph-properties fo:text-align="center"/>
    </style:style>
    <style:style style:name="P734" style:parent-style-name="Normal" style:family="paragraph">
      <style:paragraph-properties fo:text-align="center"/>
    </style:style>
    <style:style style:name="P735" style:parent-style-name="Normal" style:family="paragraph">
      <style:paragraph-properties fo:text-align="center"/>
    </style:style>
    <style:style style:name="P736" style:parent-style-name="Normal" style:family="paragraph">
      <style:paragraph-properties fo:text-align="center"/>
    </style:style>
    <style:style style:name="P737" style:parent-style-name="Normal" style:family="paragraph">
      <style:paragraph-properties fo:text-align="center"/>
    </style:style>
    <style:style style:name="P738" style:parent-style-name="Normal" style:family="paragraph">
      <style:paragraph-properties fo:text-align="center"/>
    </style:style>
    <style:style style:name="P739" style:parent-style-name="Normal" style:family="paragraph">
      <style:paragraph-properties fo:text-align="center"/>
    </style:style>
    <style:style style:name="P740" style:parent-style-name="Normal" style:family="paragraph">
      <style:paragraph-properties fo:text-align="center"/>
    </style:style>
    <style:style style:name="P741" style:parent-style-name="Normal" style:family="paragraph">
      <style:paragraph-properties fo:text-align="center"/>
    </style:style>
    <style:style style:name="P742" style:parent-style-name="Normal" style:family="paragraph">
      <style:paragraph-properties fo:text-align="center"/>
    </style:style>
    <style:style style:name="P743" style:parent-style-name="Normal" style:family="paragraph">
      <style:paragraph-properties fo:text-align="center"/>
    </style:style>
    <style:style style:name="P744" style:parent-style-name="Normal" style:family="paragraph">
      <style:paragraph-properties fo:text-align="center"/>
      <style:text-properties fo:font-size="8pt" style:font-size-asian="8pt"/>
    </style:style>
    <style:style style:name="P745" style:parent-style-name="Normal" style:family="paragraph">
      <style:paragraph-properties fo:text-align="center"/>
    </style:style>
    <style:style style:name="P746" style:parent-style-name="Bullet1" style:list-style-name="LFO16" style:family="paragraph">
      <style:text-properties fo:language="fr" fo:country="FR"/>
    </style:style>
    <style:style style:name="P747" style:parent-style-name="Bullet1" style:list-style-name="LFO16" style:family="paragraph">
      <style:text-properties fo:language="fr" fo:country="FR"/>
    </style:style>
    <style:style style:name="P748" style:parent-style-name="Bullet1" style:list-style-name="LFO16" style:family="paragraph">
      <style:text-properties fo:language="fr" fo:country="FR"/>
    </style:style>
    <style:style style:name="P749" style:parent-style-name="DefaultText" style:family="paragraph">
      <style:paragraph-properties fo:break-before="page"/>
    </style:style>
    <style:style style:name="P750" style:parent-style-name="Titre3" style:list-style-name="LFO17" style:family="paragraph">
      <style:text-properties fo:language="en" fo:country="US"/>
    </style:style>
    <style:style style:name="P751" style:parent-style-name="DefaultText" style:family="paragraph">
      <style:text-properties fo:language="en" fo:country="US"/>
    </style:style>
    <style:style style:name="T752" style:parent-style-name="Policepardéfaut" style:family="text">
      <style:text-properties fo:language="fr" fo:country="FR"/>
    </style:style>
    <style:style style:name="T753" style:parent-style-name="Policepardéfaut" style:family="text">
      <style:text-properties fo:language="fr" fo:country="FR"/>
    </style:style>
    <style:style style:name="T754" style:parent-style-name="Policepardéfaut" style:family="text">
      <style:text-properties fo:language="fr" fo:country="FR"/>
    </style:style>
    <style:style style:name="P755" style:parent-style-name="Bullet1" style:list-style-name="LFO16" style:family="paragraph">
      <style:text-properties fo:language="fr" fo:country="FR"/>
    </style:style>
    <style:style style:name="P756" style:parent-style-name="Bullet1" style:list-style-name="LFO16" style:family="paragraph">
      <style:text-properties fo:language="fr" fo:country="FR"/>
    </style:style>
    <style:style style:name="P757" style:parent-style-name="Bullet1" style:family="paragraph">
      <style:paragraph-properties fo:margin-left="0.25in" fo:text-indent="-0.25in">
        <style:tab-stops/>
      </style:paragraph-properties>
      <style:text-properties fo:language="fr" fo:country="FR"/>
    </style:style>
    <style:style style:name="P758" style:parent-style-name="Bullet1" style:list-style-name="LFO16" style:family="paragraph">
      <style:text-properties fo:language="fr" fo:country="FR"/>
    </style:style>
    <style:style style:name="P759" style:parent-style-name="Bullet1" style:list-style-name="LFO16" style:family="paragraph">
      <style:text-properties fo:language="fr" fo:country="FR"/>
    </style:style>
    <style:style style:name="P760" style:parent-style-name="Bullet1" style:list-style-name="LFO16" style:family="paragraph">
      <style:text-properties fo:language="fr" fo:country="FR"/>
    </style:style>
    <style:style style:name="P761" style:parent-style-name="Bullet1" style:list-style-name="LFO16" style:family="paragraph">
      <style:text-properties fo:language="fr" fo:country="FR"/>
    </style:style>
    <style:style style:name="P762" style:parent-style-name="Bullet1" style:family="paragraph">
      <style:paragraph-properties fo:margin-left="0.25in" fo:text-indent="-0.25in">
        <style:tab-stops/>
      </style:paragraph-properties>
      <style:text-properties fo:language="fr" fo:country="FR"/>
    </style:style>
    <style:style style:name="P763" style:parent-style-name="Bullet1" style:list-style-name="LFO16" style:family="paragraph">
      <style:text-properties fo:language="fr" fo:country="FR"/>
    </style:style>
    <style:style style:name="P764" style:parent-style-name="Bullet1" style:list-style-name="LFO16" style:family="paragraph">
      <style:text-properties fo:language="fr" fo:country="FR"/>
    </style:style>
    <style:style style:name="TableColumn766" style:family="table-column">
      <style:table-column-properties style:column-width="2.5722in" style:use-optimal-column-width="false"/>
    </style:style>
    <style:style style:name="TableColumn767" style:family="table-column">
      <style:table-column-properties style:column-width="0.7256in" style:use-optimal-column-width="false"/>
    </style:style>
    <style:style style:name="TableColumn768" style:family="table-column">
      <style:table-column-properties style:column-width="0.6888in" style:use-optimal-column-width="false"/>
    </style:style>
    <style:style style:name="TableColumn769" style:family="table-column">
      <style:table-column-properties style:column-width="0.6895in" style:use-optimal-column-width="false"/>
    </style:style>
    <style:style style:name="TableColumn770" style:family="table-column">
      <style:table-column-properties style:column-width="0.6888in" style:use-optimal-column-width="false"/>
    </style:style>
    <style:style style:name="TableColumn771" style:family="table-column">
      <style:table-column-properties style:column-width="0.984in" style:use-optimal-column-width="false"/>
    </style:style>
    <style:style style:name="Table765" style:family="table">
      <style:table-properties style:width="6.3493in" fo:margin-left="0in" table:align="left"/>
    </style:style>
    <style:style style:name="TableRow772" style:family="table-row">
      <style:table-row-properties style:min-row-height="0.2597in" style:use-optimal-row-height="false" fo:keep-together="always"/>
    </style:style>
    <style:style style:name="TableCell773" style:family="table-cell">
      <style:table-cell-properties fo:border="0.0104in solid #000000" style:writing-mode="lr-tb" fo:padding-top="0in" fo:padding-left="0.0493in" fo:padding-bottom="0in" fo:padding-right="0.0493in"/>
    </style:style>
    <style:style style:name="P774" style:parent-style-name="Paragraphe1" style:family="paragraph">
      <style:paragraph-properties fo:text-align="center"/>
      <style:text-properties fo:font-weight="bold" style:font-weight-asian="bold"/>
    </style:style>
    <style:style style:name="TableCell775" style:family="table-cell">
      <style:table-cell-properties fo:border="0.0104in solid #000000" style:writing-mode="lr-tb" fo:padding-top="0in" fo:padding-left="0.0493in" fo:padding-bottom="0in" fo:padding-right="0.0493in"/>
    </style:style>
    <style:style style:name="P776" style:parent-style-name="Paragraphe1" style:family="paragraph">
      <style:paragraph-properties fo:text-align="center"/>
      <style:text-properties fo:font-weight="bold" style:font-weight-asian="bold"/>
    </style:style>
    <style:style style:name="TableCell777" style:family="table-cell">
      <style:table-cell-properties fo:border="0.0104in solid #000000" style:writing-mode="lr-tb" fo:padding-top="0in" fo:padding-left="0.0493in" fo:padding-bottom="0in" fo:padding-right="0.0493in"/>
    </style:style>
    <style:style style:name="P778" style:parent-style-name="Paragraphe1" style:family="paragraph">
      <style:paragraph-properties fo:text-align="center"/>
      <style:text-properties fo:font-weight="bold" style:font-weight-asian="bold"/>
    </style:style>
    <style:style style:name="TableRow779" style:family="table-row">
      <style:table-row-properties style:use-optimal-row-height="false" fo:keep-together="always"/>
    </style:style>
    <style:style style:name="TableCell780" style:family="table-cell">
      <style:table-cell-properties fo:border-top="none" fo:border-left="0.0104in solid #000000" fo:border-bottom="0.0104in solid #000000" fo:border-right="0.0104in solid #000000" style:writing-mode="lr-tb" fo:padding-top="0in" fo:padding-left="0.0493in" fo:padding-bottom="0in" fo:padding-right="0.0493in"/>
    </style:style>
    <style:style style:name="P781" style:parent-style-name="Paragraphe1" style:family="paragraph">
      <style:paragraph-properties fo:text-align="center"/>
      <style:text-properties fo:font-weight="bold" style:font-weight-asian="bold"/>
    </style:style>
    <style:style style:name="TableCell782" style:family="table-cell">
      <style:table-cell-properties fo:border="0.0104in solid #000000" style:writing-mode="lr-tb" fo:padding-top="0in" fo:padding-left="0.0493in" fo:padding-bottom="0in" fo:padding-right="0.0493in"/>
    </style:style>
    <style:style style:name="P783" style:parent-style-name="Paragraphe1" style:family="paragraph">
      <style:paragraph-properties fo:text-align="center"/>
      <style:text-properties fo:font-weight="bold" style:font-weight-asian="bold"/>
    </style:style>
    <style:style style:name="TableCell784" style:family="table-cell">
      <style:table-cell-properties fo:border="0.0104in solid #000000" style:writing-mode="lr-tb" fo:padding-top="0in" fo:padding-left="0.0493in" fo:padding-bottom="0in" fo:padding-right="0.0493in"/>
    </style:style>
    <style:style style:name="P785" style:parent-style-name="Paragraphe1" style:family="paragraph">
      <style:paragraph-properties fo:text-align="center"/>
      <style:text-properties fo:font-weight="bold" style:font-weight-asian="bold"/>
    </style:style>
    <style:style style:name="TableCell786" style:family="table-cell">
      <style:table-cell-properties fo:border="0.0104in solid #000000" style:writing-mode="lr-tb" fo:padding-top="0in" fo:padding-left="0.0493in" fo:padding-bottom="0in" fo:padding-right="0.0493in"/>
    </style:style>
    <style:style style:name="P787" style:parent-style-name="Paragraphe1" style:family="paragraph">
      <style:paragraph-properties fo:text-align="center"/>
      <style:text-properties fo:font-weight="bold" style:font-weight-asian="bold"/>
    </style:style>
    <style:style style:name="TableCell788" style:family="table-cell">
      <style:table-cell-properties fo:border="0.0104in solid #000000" style:writing-mode="lr-tb" fo:padding-top="0in" fo:padding-left="0.0493in" fo:padding-bottom="0in" fo:padding-right="0.0493in"/>
    </style:style>
    <style:style style:name="P789" style:parent-style-name="Paragraphe1" style:family="paragraph">
      <style:paragraph-properties fo:text-align="center"/>
      <style:text-properties fo:font-weight="bold" style:font-weight-asian="bold"/>
    </style:style>
    <style:style style:name="TableCell790" style:family="table-cell">
      <style:table-cell-properties fo:border="0.0104in solid #000000" style:writing-mode="lr-tb" fo:padding-top="0in" fo:padding-left="0.0493in" fo:padding-bottom="0in" fo:padding-right="0.0493in"/>
    </style:style>
    <style:style style:name="P791" style:parent-style-name="Paragraphe1" style:family="paragraph">
      <style:paragraph-properties fo:text-align="center"/>
      <style:text-properties fo:font-weight="bold" style:font-weight-asian="bold"/>
    </style:style>
    <style:style style:name="TableRow792" style:family="table-row">
      <style:table-row-properties style:use-optimal-row-height="false" fo:keep-together="always"/>
    </style:style>
    <style:style style:name="TableCell793" style:family="table-cell">
      <style:table-cell-properties fo:border="0.0104in solid #000000" style:writing-mode="lr-tb" fo:padding-top="0in" fo:padding-left="0.0493in" fo:padding-bottom="0in" fo:padding-right="0.0493in"/>
    </style:style>
    <style:style style:name="TableCell794" style:family="table-cell">
      <style:table-cell-properties fo:border="0.0104in solid #000000" style:writing-mode="lr-tb" fo:padding-top="0in" fo:padding-left="0.0493in" fo:padding-bottom="0in" fo:padding-right="0.0493in"/>
    </style:style>
    <style:style style:name="P795" style:parent-style-name="Paragraphe1" style:family="paragraph">
      <style:paragraph-properties fo:text-align="center"/>
    </style:style>
    <style:style style:name="TableCell796" style:family="table-cell">
      <style:table-cell-properties fo:border="0.0104in solid #000000" style:writing-mode="lr-tb" fo:padding-top="0in" fo:padding-left="0.0493in" fo:padding-bottom="0in" fo:padding-right="0.0493in"/>
    </style:style>
    <style:style style:name="P797" style:parent-style-name="Paragraphe1" style:family="paragraph">
      <style:paragraph-properties fo:text-align="center"/>
    </style:style>
    <style:style style:name="TableCell798" style:family="table-cell">
      <style:table-cell-properties fo:border="0.0104in solid #000000" style:writing-mode="lr-tb" fo:padding-top="0in" fo:padding-left="0.0493in" fo:padding-bottom="0in" fo:padding-right="0.0493in"/>
    </style:style>
    <style:style style:name="P799" style:parent-style-name="Paragraphe1" style:family="paragraph">
      <style:paragraph-properties fo:text-align="center"/>
    </style:style>
    <style:style style:name="TableCell800" style:family="table-cell">
      <style:table-cell-properties fo:border="0.0104in solid #000000" style:writing-mode="lr-tb" fo:padding-top="0in" fo:padding-left="0.0493in" fo:padding-bottom="0in" fo:padding-right="0.0493in"/>
    </style:style>
    <style:style style:name="P801" style:parent-style-name="Paragraphe1" style:family="paragraph">
      <style:paragraph-properties fo:text-align="center"/>
    </style:style>
    <style:style style:name="TableCell802" style:family="table-cell">
      <style:table-cell-properties fo:border="0.0104in solid #000000" style:writing-mode="lr-tb" fo:padding-top="0in" fo:padding-left="0.0493in" fo:padding-bottom="0in" fo:padding-right="0.0493in"/>
    </style:style>
    <style:style style:name="P803" style:parent-style-name="Paragraphe1" style:family="paragraph">
      <style:paragraph-properties fo:text-align="center"/>
    </style:style>
    <style:style style:name="TableRow804" style:family="table-row">
      <style:table-row-properties style:use-optimal-row-height="false" fo:keep-together="always"/>
    </style:style>
    <style:style style:name="TableCell805" style:family="table-cell">
      <style:table-cell-properties fo:border="0.0104in solid #000000" style:writing-mode="lr-tb" fo:padding-top="0in" fo:padding-left="0.0493in" fo:padding-bottom="0in" fo:padding-right="0.0493in"/>
    </style:style>
    <style:style style:name="TableCell806" style:family="table-cell">
      <style:table-cell-properties fo:border="0.0104in solid #000000" style:writing-mode="lr-tb" fo:padding-top="0in" fo:padding-left="0.0493in" fo:padding-bottom="0in" fo:padding-right="0.0493in"/>
    </style:style>
    <style:style style:name="P807" style:parent-style-name="Paragraphe1" style:family="paragraph">
      <style:paragraph-properties fo:text-align="center"/>
    </style:style>
    <style:style style:name="TableCell808" style:family="table-cell">
      <style:table-cell-properties fo:border="0.0104in solid #000000" style:writing-mode="lr-tb" fo:padding-top="0in" fo:padding-left="0.0493in" fo:padding-bottom="0in" fo:padding-right="0.0493in"/>
    </style:style>
    <style:style style:name="P809" style:parent-style-name="Paragraphe1" style:family="paragraph">
      <style:paragraph-properties fo:text-align="center"/>
    </style:style>
    <style:style style:name="TableCell810" style:family="table-cell">
      <style:table-cell-properties fo:border="0.0104in solid #000000" style:writing-mode="lr-tb" fo:padding-top="0in" fo:padding-left="0.0493in" fo:padding-bottom="0in" fo:padding-right="0.0493in"/>
    </style:style>
    <style:style style:name="P811" style:parent-style-name="Paragraphe1" style:family="paragraph">
      <style:paragraph-properties fo:text-align="center"/>
    </style:style>
    <style:style style:name="TableCell812" style:family="table-cell">
      <style:table-cell-properties fo:border="0.0104in solid #000000" style:writing-mode="lr-tb" fo:padding-top="0in" fo:padding-left="0.0493in" fo:padding-bottom="0in" fo:padding-right="0.0493in"/>
    </style:style>
    <style:style style:name="P813" style:parent-style-name="Paragraphe1" style:family="paragraph">
      <style:paragraph-properties fo:text-align="center"/>
    </style:style>
    <style:style style:name="TableCell814" style:family="table-cell">
      <style:table-cell-properties fo:border="0.0104in solid #000000" style:writing-mode="lr-tb" fo:padding-top="0in" fo:padding-left="0.0493in" fo:padding-bottom="0in" fo:padding-right="0.0493in"/>
    </style:style>
    <style:style style:name="P815" style:parent-style-name="Paragraphe1" style:family="paragraph">
      <style:paragraph-properties fo:text-align="center"/>
    </style:style>
    <style:style style:name="TableRow816" style:family="table-row">
      <style:table-row-properties style:use-optimal-row-height="false" fo:keep-together="always"/>
    </style:style>
    <style:style style:name="TableCell817" style:family="table-cell">
      <style:table-cell-properties fo:border="0.0104in solid #000000" style:writing-mode="lr-tb" fo:padding-top="0in" fo:padding-left="0.0493in" fo:padding-bottom="0in" fo:padding-right="0.0493in"/>
    </style:style>
    <style:style style:name="TableCell818" style:family="table-cell">
      <style:table-cell-properties fo:border="0.0104in solid #000000" style:writing-mode="lr-tb" fo:padding-top="0in" fo:padding-left="0.0493in" fo:padding-bottom="0in" fo:padding-right="0.0493in"/>
    </style:style>
    <style:style style:name="P819" style:parent-style-name="Paragraphe1" style:family="paragraph">
      <style:paragraph-properties fo:text-align="center"/>
    </style:style>
    <style:style style:name="TableCell820" style:family="table-cell">
      <style:table-cell-properties fo:border="0.0104in solid #000000" style:writing-mode="lr-tb" fo:padding-top="0in" fo:padding-left="0.0493in" fo:padding-bottom="0in" fo:padding-right="0.0493in"/>
    </style:style>
    <style:style style:name="P821" style:parent-style-name="Paragraphe1" style:family="paragraph">
      <style:paragraph-properties fo:text-align="center"/>
    </style:style>
    <style:style style:name="TableCell822" style:family="table-cell">
      <style:table-cell-properties fo:border="0.0104in solid #000000" style:writing-mode="lr-tb" fo:padding-top="0in" fo:padding-left="0.0493in" fo:padding-bottom="0in" fo:padding-right="0.0493in"/>
    </style:style>
    <style:style style:name="P823" style:parent-style-name="Paragraphe1" style:family="paragraph">
      <style:paragraph-properties fo:text-align="center"/>
    </style:style>
    <style:style style:name="TableCell824" style:family="table-cell">
      <style:table-cell-properties fo:border="0.0104in solid #000000" style:writing-mode="lr-tb" fo:padding-top="0in" fo:padding-left="0.0493in" fo:padding-bottom="0in" fo:padding-right="0.0493in"/>
    </style:style>
    <style:style style:name="P825" style:parent-style-name="Paragraphe1" style:family="paragraph">
      <style:paragraph-properties fo:text-align="center"/>
    </style:style>
    <style:style style:name="TableCell826" style:family="table-cell">
      <style:table-cell-properties fo:border="0.0104in solid #000000" style:writing-mode="lr-tb" fo:padding-top="0in" fo:padding-left="0.0493in" fo:padding-bottom="0in" fo:padding-right="0.0493in"/>
    </style:style>
    <style:style style:name="P827" style:parent-style-name="Paragraphe1" style:family="paragraph">
      <style:paragraph-properties fo:text-align="center"/>
    </style:style>
    <style:style style:name="TableRow828" style:family="table-row">
      <style:table-row-properties style:use-optimal-row-height="false" fo:keep-together="always"/>
    </style:style>
    <style:style style:name="TableCell829" style:family="table-cell">
      <style:table-cell-properties fo:border="0.0104in solid #000000" style:writing-mode="lr-tb" fo:padding-top="0in" fo:padding-left="0.0493in" fo:padding-bottom="0in" fo:padding-right="0.0493in"/>
    </style:style>
    <style:style style:name="TableCell830" style:family="table-cell">
      <style:table-cell-properties fo:border="0.0104in solid #000000" style:writing-mode="lr-tb" fo:padding-top="0in" fo:padding-left="0.0493in" fo:padding-bottom="0in" fo:padding-right="0.0493in"/>
    </style:style>
    <style:style style:name="P831" style:parent-style-name="Paragraphe1" style:family="paragraph">
      <style:paragraph-properties fo:text-align="center"/>
    </style:style>
    <style:style style:name="TableCell832" style:family="table-cell">
      <style:table-cell-properties fo:border="0.0104in solid #000000" style:writing-mode="lr-tb" fo:padding-top="0in" fo:padding-left="0.0493in" fo:padding-bottom="0in" fo:padding-right="0.0493in"/>
    </style:style>
    <style:style style:name="P833" style:parent-style-name="Paragraphe1" style:family="paragraph">
      <style:paragraph-properties fo:text-align="center"/>
    </style:style>
    <style:style style:name="TableCell834" style:family="table-cell">
      <style:table-cell-properties fo:border="0.0104in solid #000000" style:writing-mode="lr-tb" fo:padding-top="0in" fo:padding-left="0.0493in" fo:padding-bottom="0in" fo:padding-right="0.0493in"/>
    </style:style>
    <style:style style:name="P835" style:parent-style-name="Paragraphe1" style:family="paragraph">
      <style:paragraph-properties fo:text-align="center"/>
    </style:style>
    <style:style style:name="TableCell836" style:family="table-cell">
      <style:table-cell-properties fo:border="0.0104in solid #000000" style:writing-mode="lr-tb" fo:padding-top="0in" fo:padding-left="0.0493in" fo:padding-bottom="0in" fo:padding-right="0.0493in"/>
    </style:style>
    <style:style style:name="P837" style:parent-style-name="Paragraphe1" style:family="paragraph">
      <style:paragraph-properties fo:text-align="center"/>
    </style:style>
    <style:style style:name="TableCell838" style:family="table-cell">
      <style:table-cell-properties fo:border="0.0104in solid #000000" style:writing-mode="lr-tb" fo:padding-top="0in" fo:padding-left="0.0493in" fo:padding-bottom="0in" fo:padding-right="0.0493in"/>
    </style:style>
    <style:style style:name="P839" style:parent-style-name="Paragraphe1" style:family="paragraph">
      <style:paragraph-properties fo:text-align="center"/>
    </style:style>
    <style:style style:name="TableRow840" style:family="table-row">
      <style:table-row-properties style:use-optimal-row-height="false" fo:keep-together="always"/>
    </style:style>
    <style:style style:name="TableCell841" style:family="table-cell">
      <style:table-cell-properties fo:border="0.0104in solid #000000" style:writing-mode="lr-tb" fo:padding-top="0in" fo:padding-left="0.0493in" fo:padding-bottom="0in" fo:padding-right="0.0493in"/>
    </style:style>
    <style:style style:name="TableCell842" style:family="table-cell">
      <style:table-cell-properties fo:border="0.0104in solid #000000" style:writing-mode="lr-tb" fo:padding-top="0in" fo:padding-left="0.0493in" fo:padding-bottom="0in" fo:padding-right="0.0493in"/>
    </style:style>
    <style:style style:name="P843" style:parent-style-name="Paragraphe1" style:family="paragraph">
      <style:paragraph-properties fo:text-align="center"/>
    </style:style>
    <style:style style:name="TableCell844" style:family="table-cell">
      <style:table-cell-properties fo:border="0.0104in solid #000000" style:writing-mode="lr-tb" fo:padding-top="0in" fo:padding-left="0.0493in" fo:padding-bottom="0in" fo:padding-right="0.0493in"/>
    </style:style>
    <style:style style:name="P845" style:parent-style-name="Paragraphe1" style:family="paragraph">
      <style:paragraph-properties fo:text-align="center"/>
    </style:style>
    <style:style style:name="TableCell846" style:family="table-cell">
      <style:table-cell-properties fo:border="0.0104in solid #000000" style:writing-mode="lr-tb" fo:padding-top="0in" fo:padding-left="0.0493in" fo:padding-bottom="0in" fo:padding-right="0.0493in"/>
    </style:style>
    <style:style style:name="P847" style:parent-style-name="Paragraphe1" style:family="paragraph">
      <style:paragraph-properties fo:text-align="center"/>
    </style:style>
    <style:style style:name="TableCell848" style:family="table-cell">
      <style:table-cell-properties fo:border="0.0104in solid #000000" style:writing-mode="lr-tb" fo:padding-top="0in" fo:padding-left="0.0493in" fo:padding-bottom="0in" fo:padding-right="0.0493in"/>
    </style:style>
    <style:style style:name="P849" style:parent-style-name="Paragraphe1" style:family="paragraph">
      <style:paragraph-properties fo:text-align="center"/>
    </style:style>
    <style:style style:name="TableCell850" style:family="table-cell">
      <style:table-cell-properties fo:border="0.0104in solid #000000" style:writing-mode="lr-tb" fo:padding-top="0in" fo:padding-left="0.0493in" fo:padding-bottom="0in" fo:padding-right="0.0493in"/>
    </style:style>
    <style:style style:name="P851" style:parent-style-name="Paragraphe1" style:family="paragraph">
      <style:paragraph-properties fo:text-align="center"/>
    </style:style>
    <style:style style:name="TableRow852" style:family="table-row">
      <style:table-row-properties style:use-optimal-row-height="false" fo:keep-together="always"/>
    </style:style>
    <style:style style:name="TableCell853" style:family="table-cell">
      <style:table-cell-properties fo:border="0.0104in solid #000000" style:writing-mode="lr-tb" fo:padding-top="0in" fo:padding-left="0.0493in" fo:padding-bottom="0in" fo:padding-right="0.0493in"/>
    </style:style>
    <style:style style:name="TableCell854" style:family="table-cell">
      <style:table-cell-properties fo:border="0.0104in solid #000000" style:writing-mode="lr-tb" fo:padding-top="0in" fo:padding-left="0.0493in" fo:padding-bottom="0in" fo:padding-right="0.0493in"/>
    </style:style>
    <style:style style:name="P855" style:parent-style-name="Paragraphe1" style:family="paragraph">
      <style:paragraph-properties fo:text-align="center"/>
    </style:style>
    <style:style style:name="TableCell856" style:family="table-cell">
      <style:table-cell-properties fo:border="0.0104in solid #000000" style:writing-mode="lr-tb" fo:padding-top="0in" fo:padding-left="0.0493in" fo:padding-bottom="0in" fo:padding-right="0.0493in"/>
    </style:style>
    <style:style style:name="P857" style:parent-style-name="Paragraphe1" style:family="paragraph">
      <style:paragraph-properties fo:text-align="center"/>
    </style:style>
    <style:style style:name="TableCell858" style:family="table-cell">
      <style:table-cell-properties fo:border="0.0104in solid #000000" style:writing-mode="lr-tb" fo:padding-top="0in" fo:padding-left="0.0493in" fo:padding-bottom="0in" fo:padding-right="0.0493in"/>
    </style:style>
    <style:style style:name="P859" style:parent-style-name="Paragraphe1" style:family="paragraph">
      <style:paragraph-properties fo:text-align="center"/>
    </style:style>
    <style:style style:name="TableCell860" style:family="table-cell">
      <style:table-cell-properties fo:border="0.0104in solid #000000" style:writing-mode="lr-tb" fo:padding-top="0in" fo:padding-left="0.0493in" fo:padding-bottom="0in" fo:padding-right="0.0493in"/>
    </style:style>
    <style:style style:name="P861" style:parent-style-name="Paragraphe1" style:family="paragraph">
      <style:paragraph-properties fo:text-align="center"/>
    </style:style>
    <style:style style:name="TableCell862" style:family="table-cell">
      <style:table-cell-properties fo:border="0.0104in solid #000000" style:writing-mode="lr-tb" fo:padding-top="0in" fo:padding-left="0.0493in" fo:padding-bottom="0in" fo:padding-right="0.0493in"/>
    </style:style>
    <style:style style:name="P863" style:parent-style-name="Paragraphe1" style:family="paragraph">
      <style:paragraph-properties fo:text-align="center"/>
    </style:style>
    <style:style style:name="P864" style:parent-style-name="DefaultText" style:family="paragraph">
      <style:paragraph-properties fo:break-before="page"/>
    </style:style>
    <style:style style:name="P865" style:parent-style-name="Normal" style:family="paragraph">
      <style:paragraph-properties fo:text-align="center" fo:margin-top="0.1666in"/>
      <style:text-properties fo:font-weight="bold" style:font-weight-asian="bold"/>
    </style:style>
    <style:style style:name="P866" style:parent-style-name="Normal" style:family="paragraph">
      <style:paragraph-properties fo:text-align="center" fo:margin-top="0.1666in"/>
      <style:text-properties fo:font-weight="bold" style:font-weight-asian="bold"/>
    </style:style>
    <style:style style:name="P867" style:parent-style-name="Normal" style:family="paragraph">
      <style:paragraph-properties fo:text-align="center" fo:margin-top="0.1666in"/>
      <style:text-properties fo:font-weight="bold" style:font-weight-asian="bold"/>
    </style:style>
    <style:style style:name="P868" style:parent-style-name="Normal" style:family="paragraph">
      <style:paragraph-properties fo:text-align="center" fo:margin-top="0.1666in"/>
      <style:text-properties fo:font-weight="bold" style:font-weight-asian="bold"/>
    </style:style>
    <style:style style:name="P869" style:parent-style-name="Normal" style:family="paragraph">
      <style:paragraph-properties fo:text-align="center" fo:margin-top="0.1666in"/>
      <style:text-properties fo:font-weight="bold" style:font-weight-asian="bold"/>
    </style:style>
    <style:style style:name="P870" style:parent-style-name="Normal" style:family="paragraph">
      <style:paragraph-properties fo:text-align="center" fo:margin-top="0.1666in"/>
      <style:text-properties fo:font-weight="bold" style:font-weight-asian="bold"/>
    </style:style>
    <style:style style:name="P871" style:parent-style-name="Normal" style:family="paragraph">
      <style:paragraph-properties fo:text-align="center" fo:margin-top="0.1666in"/>
      <style:text-properties fo:font-weight="bold" style:font-weight-asian="bold"/>
    </style:style>
    <style:style style:name="P872" style:parent-style-name="Normal" style:family="paragraph">
      <style:paragraph-properties fo:text-align="center" fo:margin-top="0.1666in"/>
      <style:text-properties fo:font-weight="bold" style:font-weight-asian="bold"/>
    </style:style>
    <style:style style:name="T873" style:parent-style-name="Policepardéfaut" style:family="text">
      <style:text-properties fo:color="#000000" fo:language="en" fo:country="US"/>
    </style:style>
    <style:style style:name="T874" style:parent-style-name="Policepardéfaut" style:family="text">
      <style:text-properties fo:language="en" fo:country="US"/>
    </style:style>
    <style:style style:name="P875" style:parent-style-name="Paragraphe4" style:family="paragraph">
      <style:paragraph-properties fo:break-before="page"/>
    </style:style>
    <style:style style:name="T876" style:parent-style-name="Policepardéfaut" style:family="text">
      <style:text-properties fo:language="fr" fo:country="FR"/>
    </style:style>
    <style:style style:name="P877" style:parent-style-name="Bullet1" style:family="paragraph">
      <style:paragraph-properties fo:margin-left="0.25in" fo:text-indent="-0.25in">
        <style:tab-stops/>
      </style:paragraph-properties>
      <style:text-properties fo:font-weight="bold" style:font-weight-asian="bold" fo:font-style="italic" style:font-style-asian="italic" fo:language="fr" fo:country="FR"/>
    </style:style>
    <style:style style:name="P878" style:parent-style-name="Bullet1" style:list-style-name="LFO16" style:family="paragraph">
      <style:text-properties fo:language="fr" fo:country="FR"/>
    </style:style>
    <style:style style:name="P879" style:parent-style-name="Bullet1" style:list-style-name="LFO16" style:family="paragraph">
      <style:text-properties fo:language="fr" fo:country="FR"/>
    </style:style>
    <style:style style:name="P880" style:parent-style-name="Bullet1" style:family="paragraph">
      <style:paragraph-properties fo:margin-left="0.25in" fo:text-indent="-0.25in">
        <style:tab-stops/>
      </style:paragraph-properties>
      <style:text-properties fo:language="fr" fo:country="FR"/>
    </style:style>
    <style:style style:name="P881" style:parent-style-name="Bullet1" style:list-style-name="LFO16" style:family="paragraph">
      <style:text-properties fo:language="fr" fo:country="FR"/>
    </style:style>
    <style:style style:name="P882" style:parent-style-name="Bullet1" style:list-style-name="LFO16" style:family="paragraph">
      <style:text-properties fo:language="fr" fo:country="FR"/>
    </style:style>
    <style:style style:name="TableColumn884" style:family="table-column">
      <style:table-column-properties style:column-width="2.193in" style:use-optimal-column-width="false"/>
    </style:style>
    <style:style style:name="TableColumn885" style:family="table-column">
      <style:table-column-properties style:column-width="0.6305in" style:use-optimal-column-width="false"/>
    </style:style>
    <style:style style:name="TableColumn886" style:family="table-column">
      <style:table-column-properties style:column-width="0.6in" style:use-optimal-column-width="false"/>
    </style:style>
    <style:style style:name="TableColumn887" style:family="table-column">
      <style:table-column-properties style:column-width="0.5631in" style:use-optimal-column-width="false"/>
    </style:style>
    <style:style style:name="TableColumn888" style:family="table-column">
      <style:table-column-properties style:column-width="0.6375in" style:use-optimal-column-width="false"/>
    </style:style>
    <style:style style:name="TableColumn889" style:family="table-column">
      <style:table-column-properties style:column-width="0.7409in" style:use-optimal-column-width="false"/>
    </style:style>
    <style:style style:name="TableColumn890" style:family="table-column">
      <style:table-column-properties style:column-width="0.6888in" style:use-optimal-column-width="false"/>
    </style:style>
    <style:style style:name="Table883" style:family="table">
      <style:table-properties style:width="6.0541in" fo:margin-left="0in" table:align="left"/>
    </style:style>
    <style:style style:name="TableRow891" style:family="table-row">
      <style:table-row-properties style:min-row-height="0.2597in" style:use-optimal-row-height="false" fo:keep-together="always"/>
    </style:style>
    <style:style style:name="TableCell892" style:family="table-cell">
      <style:table-cell-properties fo:border="0.0104in solid #000000" style:writing-mode="lr-tb" fo:padding-top="0in" fo:padding-left="0.0493in" fo:padding-bottom="0in" fo:padding-right="0.0493in"/>
    </style:style>
    <style:style style:name="P893" style:parent-style-name="Paragraphe1" style:family="paragraph">
      <style:paragraph-properties fo:text-align="center"/>
      <style:text-properties fo:font-weight="bold" style:font-weight-asian="bold"/>
    </style:style>
    <style:style style:name="TableCell894" style:family="table-cell">
      <style:table-cell-properties fo:border="0.0104in solid #000000" style:writing-mode="lr-tb" fo:padding-top="0in" fo:padding-left="0.0493in" fo:padding-bottom="0in" fo:padding-right="0.0493in"/>
    </style:style>
    <style:style style:name="P895" style:parent-style-name="Paragraphe1" style:family="paragraph">
      <style:paragraph-properties fo:text-align="center"/>
      <style:text-properties fo:font-weight="bold" style:font-weight-asian="bold"/>
    </style:style>
    <style:style style:name="TableCell896" style:family="table-cell">
      <style:table-cell-properties fo:border="0.0104in solid #000000" style:writing-mode="lr-tb" fo:padding-top="0in" fo:padding-left="0.0493in" fo:padding-bottom="0in" fo:padding-right="0.0493in"/>
    </style:style>
    <style:style style:name="P897" style:parent-style-name="Paragraphe1" style:family="paragraph">
      <style:paragraph-properties fo:text-align="center"/>
      <style:text-properties fo:font-weight="bold" style:font-weight-asian="bold"/>
    </style:style>
    <style:style style:name="TableRow898" style:family="table-row">
      <style:table-row-properties style:use-optimal-row-height="false" fo:keep-together="always"/>
    </style:style>
    <style:style style:name="TableCell899" style:family="table-cell">
      <style:table-cell-properties fo:border-top="none" fo:border-left="0.0104in solid #000000" fo:border-bottom="0.0104in solid #000000" fo:border-right="0.0104in solid #000000" style:writing-mode="lr-tb" fo:padding-top="0in" fo:padding-left="0.0493in" fo:padding-bottom="0in" fo:padding-right="0.0493in"/>
    </style:style>
    <style:style style:name="P900" style:parent-style-name="Paragraphe1" style:family="paragraph">
      <style:paragraph-properties fo:text-align="center"/>
      <style:text-properties fo:font-weight="bold" style:font-weight-asian="bold"/>
    </style:style>
    <style:style style:name="TableCell901" style:family="table-cell">
      <style:table-cell-properties fo:border="0.0104in solid #000000" style:writing-mode="lr-tb" fo:padding-top="0in" fo:padding-left="0.0493in" fo:padding-bottom="0in" fo:padding-right="0.0493in"/>
    </style:style>
    <style:style style:name="P902" style:parent-style-name="Paragraphe1" style:family="paragraph">
      <style:paragraph-properties fo:text-align="center"/>
      <style:text-properties fo:font-weight="bold" style:font-weight-asian="bold"/>
    </style:style>
    <style:style style:name="TableCell903" style:family="table-cell">
      <style:table-cell-properties fo:border="0.0104in solid #000000" style:writing-mode="lr-tb" fo:padding-top="0in" fo:padding-left="0.0493in" fo:padding-bottom="0in" fo:padding-right="0.0493in"/>
    </style:style>
    <style:style style:name="P904" style:parent-style-name="Paragraphe1" style:family="paragraph">
      <style:paragraph-properties fo:text-align="center"/>
      <style:text-properties fo:font-weight="bold" style:font-weight-asian="bold"/>
    </style:style>
    <style:style style:name="TableCell905" style:family="table-cell">
      <style:table-cell-properties fo:border="0.0104in solid #000000" style:writing-mode="lr-tb" fo:padding-top="0in" fo:padding-left="0.0493in" fo:padding-bottom="0in" fo:padding-right="0.0493in"/>
    </style:style>
    <style:style style:name="P906" style:parent-style-name="Paragraphe1" style:family="paragraph">
      <style:paragraph-properties fo:text-align="center"/>
      <style:text-properties fo:font-weight="bold" style:font-weight-asian="bold"/>
    </style:style>
    <style:style style:name="TableCell907" style:family="table-cell">
      <style:table-cell-properties fo:border="0.0104in solid #000000" style:writing-mode="lr-tb" fo:padding-top="0in" fo:padding-left="0.0493in" fo:padding-bottom="0in" fo:padding-right="0.0493in"/>
    </style:style>
    <style:style style:name="P908" style:parent-style-name="Paragraphe1" style:family="paragraph">
      <style:paragraph-properties fo:text-align="center"/>
      <style:text-properties fo:font-weight="bold" style:font-weight-asian="bold"/>
    </style:style>
    <style:style style:name="TableCell909" style:family="table-cell">
      <style:table-cell-properties fo:border="0.0104in solid #000000" style:writing-mode="lr-tb" fo:padding-top="0in" fo:padding-left="0.0493in" fo:padding-bottom="0in" fo:padding-right="0.0493in"/>
    </style:style>
    <style:style style:name="P910" style:parent-style-name="Paragraphe1" style:family="paragraph">
      <style:paragraph-properties fo:text-align="center"/>
      <style:text-properties fo:font-weight="bold" style:font-weight-asian="bold"/>
    </style:style>
    <style:style style:name="TableCell911" style:family="table-cell">
      <style:table-cell-properties fo:border="0.0104in solid #000000" style:writing-mode="lr-tb" fo:padding-top="0in" fo:padding-left="0.0493in" fo:padding-bottom="0in" fo:padding-right="0.0493in"/>
    </style:style>
    <style:style style:name="P912" style:parent-style-name="Paragraphe1" style:family="paragraph">
      <style:paragraph-properties fo:text-align="center"/>
      <style:text-properties fo:font-weight="bold" style:font-weight-asian="bold"/>
    </style:style>
    <style:style style:name="TableRow913" style:family="table-row">
      <style:table-row-properties style:use-optimal-row-height="false" fo:keep-together="always"/>
    </style:style>
    <style:style style:name="TableCell914" style:family="table-cell">
      <style:table-cell-properties fo:border="0.0104in solid #000000" style:writing-mode="lr-tb" fo:padding-top="0in" fo:padding-left="0.0493in" fo:padding-bottom="0in" fo:padding-right="0.0493in"/>
    </style:style>
    <style:style style:name="TableCell915" style:family="table-cell">
      <style:table-cell-properties fo:border="0.0104in solid #000000" style:writing-mode="lr-tb" fo:padding-top="0in" fo:padding-left="0.0493in" fo:padding-bottom="0in" fo:padding-right="0.0493in"/>
    </style:style>
    <style:style style:name="P916" style:parent-style-name="Paragraphe1" style:family="paragraph">
      <style:paragraph-properties fo:text-align="center"/>
    </style:style>
    <style:style style:name="TableCell917" style:family="table-cell">
      <style:table-cell-properties fo:border="0.0104in solid #000000" style:writing-mode="lr-tb" fo:padding-top="0in" fo:padding-left="0.0493in" fo:padding-bottom="0in" fo:padding-right="0.0493in"/>
    </style:style>
    <style:style style:name="P918" style:parent-style-name="Paragraphe1" style:family="paragraph">
      <style:paragraph-properties fo:text-align="center"/>
    </style:style>
    <style:style style:name="TableCell919" style:family="table-cell">
      <style:table-cell-properties fo:border="0.0104in solid #000000" style:writing-mode="lr-tb" fo:padding-top="0in" fo:padding-left="0.0493in" fo:padding-bottom="0in" fo:padding-right="0.0493in"/>
    </style:style>
    <style:style style:name="P920" style:parent-style-name="Paragraphe1" style:family="paragraph">
      <style:paragraph-properties fo:text-align="center"/>
    </style:style>
    <style:style style:name="TableCell921" style:family="table-cell">
      <style:table-cell-properties fo:border="0.0104in solid #000000" style:writing-mode="lr-tb" fo:padding-top="0in" fo:padding-left="0.0493in" fo:padding-bottom="0in" fo:padding-right="0.0493in"/>
    </style:style>
    <style:style style:name="P922" style:parent-style-name="Paragraphe1" style:family="paragraph">
      <style:paragraph-properties fo:text-align="center"/>
    </style:style>
    <style:style style:name="TableCell923" style:family="table-cell">
      <style:table-cell-properties fo:border="0.0104in solid #000000" style:writing-mode="lr-tb" fo:padding-top="0in" fo:padding-left="0.0493in" fo:padding-bottom="0in" fo:padding-right="0.0493in"/>
    </style:style>
    <style:style style:name="P924" style:parent-style-name="Paragraphe1" style:family="paragraph">
      <style:paragraph-properties fo:text-align="center"/>
    </style:style>
    <style:style style:name="TableCell925" style:family="table-cell">
      <style:table-cell-properties fo:border="0.0104in solid #000000" style:writing-mode="lr-tb" fo:padding-top="0in" fo:padding-left="0.0493in" fo:padding-bottom="0in" fo:padding-right="0.0493in"/>
    </style:style>
    <style:style style:name="P926" style:parent-style-name="Paragraphe1" style:family="paragraph">
      <style:paragraph-properties fo:text-align="center"/>
    </style:style>
    <style:style style:name="TableRow927" style:family="table-row">
      <style:table-row-properties style:use-optimal-row-height="false" fo:keep-together="always"/>
    </style:style>
    <style:style style:name="TableCell928" style:family="table-cell">
      <style:table-cell-properties fo:border="0.0104in solid #000000" style:writing-mode="lr-tb" fo:padding-top="0in" fo:padding-left="0.0493in" fo:padding-bottom="0in" fo:padding-right="0.0493in"/>
    </style:style>
    <style:style style:name="TableCell929" style:family="table-cell">
      <style:table-cell-properties fo:border="0.0104in solid #000000" style:writing-mode="lr-tb" fo:padding-top="0in" fo:padding-left="0.0493in" fo:padding-bottom="0in" fo:padding-right="0.0493in"/>
    </style:style>
    <style:style style:name="P930" style:parent-style-name="Paragraphe1" style:family="paragraph">
      <style:paragraph-properties fo:text-align="center"/>
    </style:style>
    <style:style style:name="TableCell931" style:family="table-cell">
      <style:table-cell-properties fo:border="0.0104in solid #000000" style:writing-mode="lr-tb" fo:padding-top="0in" fo:padding-left="0.0493in" fo:padding-bottom="0in" fo:padding-right="0.0493in"/>
    </style:style>
    <style:style style:name="P932" style:parent-style-name="Paragraphe1" style:family="paragraph">
      <style:paragraph-properties fo:text-align="center"/>
    </style:style>
    <style:style style:name="TableCell933" style:family="table-cell">
      <style:table-cell-properties fo:border="0.0104in solid #000000" style:writing-mode="lr-tb" fo:padding-top="0in" fo:padding-left="0.0493in" fo:padding-bottom="0in" fo:padding-right="0.0493in"/>
    </style:style>
    <style:style style:name="P934" style:parent-style-name="Paragraphe1" style:family="paragraph">
      <style:paragraph-properties fo:text-align="center"/>
    </style:style>
    <style:style style:name="TableCell935" style:family="table-cell">
      <style:table-cell-properties fo:border="0.0104in solid #000000" style:writing-mode="lr-tb" fo:padding-top="0in" fo:padding-left="0.0493in" fo:padding-bottom="0in" fo:padding-right="0.0493in"/>
    </style:style>
    <style:style style:name="P936" style:parent-style-name="Paragraphe1" style:family="paragraph">
      <style:paragraph-properties fo:text-align="center"/>
    </style:style>
    <style:style style:name="TableCell937" style:family="table-cell">
      <style:table-cell-properties fo:border="0.0104in solid #000000" style:writing-mode="lr-tb" fo:padding-top="0in" fo:padding-left="0.0493in" fo:padding-bottom="0in" fo:padding-right="0.0493in"/>
    </style:style>
    <style:style style:name="P938" style:parent-style-name="Paragraphe1" style:family="paragraph">
      <style:paragraph-properties fo:text-align="center"/>
    </style:style>
    <style:style style:name="TableCell939" style:family="table-cell">
      <style:table-cell-properties fo:border="0.0104in solid #000000" style:writing-mode="lr-tb" fo:padding-top="0in" fo:padding-left="0.0493in" fo:padding-bottom="0in" fo:padding-right="0.0493in"/>
    </style:style>
    <style:style style:name="P940" style:parent-style-name="Paragraphe1" style:family="paragraph">
      <style:paragraph-properties fo:text-align="center"/>
    </style:style>
    <style:style style:name="TableRow941" style:family="table-row">
      <style:table-row-properties style:use-optimal-row-height="false" fo:keep-together="always"/>
    </style:style>
    <style:style style:name="TableCell942" style:family="table-cell">
      <style:table-cell-properties fo:border="0.0104in solid #000000" style:writing-mode="lr-tb" fo:padding-top="0in" fo:padding-left="0.0493in" fo:padding-bottom="0in" fo:padding-right="0.0493in"/>
    </style:style>
    <style:style style:name="TableCell943" style:family="table-cell">
      <style:table-cell-properties fo:border="0.0104in solid #000000" style:writing-mode="lr-tb" fo:padding-top="0in" fo:padding-left="0.0493in" fo:padding-bottom="0in" fo:padding-right="0.0493in"/>
    </style:style>
    <style:style style:name="P944" style:parent-style-name="Paragraphe1" style:family="paragraph">
      <style:paragraph-properties fo:text-align="center"/>
    </style:style>
    <style:style style:name="TableCell945" style:family="table-cell">
      <style:table-cell-properties fo:border="0.0104in solid #000000" style:writing-mode="lr-tb" fo:padding-top="0in" fo:padding-left="0.0493in" fo:padding-bottom="0in" fo:padding-right="0.0493in"/>
    </style:style>
    <style:style style:name="P946" style:parent-style-name="Paragraphe1" style:family="paragraph">
      <style:paragraph-properties fo:text-align="center"/>
    </style:style>
    <style:style style:name="TableCell947" style:family="table-cell">
      <style:table-cell-properties fo:border="0.0104in solid #000000" style:writing-mode="lr-tb" fo:padding-top="0in" fo:padding-left="0.0493in" fo:padding-bottom="0in" fo:padding-right="0.0493in"/>
    </style:style>
    <style:style style:name="P948" style:parent-style-name="Paragraphe1" style:family="paragraph">
      <style:paragraph-properties fo:text-align="center"/>
    </style:style>
    <style:style style:name="TableCell949" style:family="table-cell">
      <style:table-cell-properties fo:border="0.0104in solid #000000" style:writing-mode="lr-tb" fo:padding-top="0in" fo:padding-left="0.0493in" fo:padding-bottom="0in" fo:padding-right="0.0493in"/>
    </style:style>
    <style:style style:name="P950" style:parent-style-name="Paragraphe1" style:family="paragraph">
      <style:paragraph-properties fo:text-align="center"/>
    </style:style>
    <style:style style:name="TableCell951" style:family="table-cell">
      <style:table-cell-properties fo:border="0.0104in solid #000000" style:writing-mode="lr-tb" fo:padding-top="0in" fo:padding-left="0.0493in" fo:padding-bottom="0in" fo:padding-right="0.0493in"/>
    </style:style>
    <style:style style:name="P952" style:parent-style-name="Paragraphe1" style:family="paragraph">
      <style:paragraph-properties fo:text-align="center"/>
    </style:style>
    <style:style style:name="TableCell953" style:family="table-cell">
      <style:table-cell-properties fo:border="0.0104in solid #000000" style:writing-mode="lr-tb" fo:padding-top="0in" fo:padding-left="0.0493in" fo:padding-bottom="0in" fo:padding-right="0.0493in"/>
    </style:style>
    <style:style style:name="P954" style:parent-style-name="Paragraphe1" style:family="paragraph">
      <style:paragraph-properties fo:text-align="center"/>
    </style:style>
    <style:style style:name="TableRow955" style:family="table-row">
      <style:table-row-properties style:use-optimal-row-height="false" fo:keep-together="always"/>
    </style:style>
    <style:style style:name="TableCell956" style:family="table-cell">
      <style:table-cell-properties fo:border="0.0104in solid #000000" style:writing-mode="lr-tb" fo:padding-top="0in" fo:padding-left="0.0493in" fo:padding-bottom="0in" fo:padding-right="0.0493in"/>
    </style:style>
    <style:style style:name="TableCell957" style:family="table-cell">
      <style:table-cell-properties fo:border="0.0104in solid #000000" style:writing-mode="lr-tb" fo:padding-top="0in" fo:padding-left="0.0493in" fo:padding-bottom="0in" fo:padding-right="0.0493in"/>
    </style:style>
    <style:style style:name="P958" style:parent-style-name="Paragraphe1" style:family="paragraph">
      <style:paragraph-properties fo:text-align="center"/>
    </style:style>
    <style:style style:name="TableCell959" style:family="table-cell">
      <style:table-cell-properties fo:border="0.0104in solid #000000" style:writing-mode="lr-tb" fo:padding-top="0in" fo:padding-left="0.0493in" fo:padding-bottom="0in" fo:padding-right="0.0493in"/>
    </style:style>
    <style:style style:name="P960" style:parent-style-name="Paragraphe1" style:family="paragraph">
      <style:paragraph-properties fo:text-align="center"/>
    </style:style>
    <style:style style:name="TableCell961" style:family="table-cell">
      <style:table-cell-properties fo:border="0.0104in solid #000000" style:writing-mode="lr-tb" fo:padding-top="0in" fo:padding-left="0.0493in" fo:padding-bottom="0in" fo:padding-right="0.0493in"/>
    </style:style>
    <style:style style:name="P962" style:parent-style-name="Paragraphe1" style:family="paragraph">
      <style:paragraph-properties fo:text-align="center"/>
    </style:style>
    <style:style style:name="TableCell963" style:family="table-cell">
      <style:table-cell-properties fo:border="0.0104in solid #000000" style:writing-mode="lr-tb" fo:padding-top="0in" fo:padding-left="0.0493in" fo:padding-bottom="0in" fo:padding-right="0.0493in"/>
    </style:style>
    <style:style style:name="P964" style:parent-style-name="Paragraphe1" style:family="paragraph">
      <style:paragraph-properties fo:text-align="center"/>
    </style:style>
    <style:style style:name="TableCell965" style:family="table-cell">
      <style:table-cell-properties fo:border="0.0104in solid #000000" style:writing-mode="lr-tb" fo:padding-top="0in" fo:padding-left="0.0493in" fo:padding-bottom="0in" fo:padding-right="0.0493in"/>
    </style:style>
    <style:style style:name="P966" style:parent-style-name="Paragraphe1" style:family="paragraph">
      <style:paragraph-properties fo:text-align="center"/>
    </style:style>
    <style:style style:name="TableCell967" style:family="table-cell">
      <style:table-cell-properties fo:border="0.0104in solid #000000" style:writing-mode="lr-tb" fo:padding-top="0in" fo:padding-left="0.0493in" fo:padding-bottom="0in" fo:padding-right="0.0493in"/>
    </style:style>
    <style:style style:name="P968" style:parent-style-name="Paragraphe1" style:family="paragraph">
      <style:paragraph-properties fo:text-align="center"/>
    </style:style>
    <style:style style:name="TableRow969" style:family="table-row">
      <style:table-row-properties style:use-optimal-row-height="false" fo:keep-together="always"/>
    </style:style>
    <style:style style:name="TableCell970" style:family="table-cell">
      <style:table-cell-properties fo:border="0.0104in solid #000000" style:writing-mode="lr-tb" fo:padding-top="0in" fo:padding-left="0.0493in" fo:padding-bottom="0in" fo:padding-right="0.0493in"/>
    </style:style>
    <style:style style:name="TableCell971" style:family="table-cell">
      <style:table-cell-properties fo:border="0.0104in solid #000000" style:writing-mode="lr-tb" fo:padding-top="0in" fo:padding-left="0.0493in" fo:padding-bottom="0in" fo:padding-right="0.0493in"/>
    </style:style>
    <style:style style:name="P972" style:parent-style-name="Paragraphe1" style:family="paragraph">
      <style:paragraph-properties fo:text-align="center"/>
    </style:style>
    <style:style style:name="TableCell973" style:family="table-cell">
      <style:table-cell-properties fo:border="0.0104in solid #000000" style:writing-mode="lr-tb" fo:padding-top="0in" fo:padding-left="0.0493in" fo:padding-bottom="0in" fo:padding-right="0.0493in"/>
    </style:style>
    <style:style style:name="P974" style:parent-style-name="Paragraphe1" style:family="paragraph">
      <style:paragraph-properties fo:text-align="center"/>
    </style:style>
    <style:style style:name="TableCell975" style:family="table-cell">
      <style:table-cell-properties fo:border="0.0104in solid #000000" style:writing-mode="lr-tb" fo:padding-top="0in" fo:padding-left="0.0493in" fo:padding-bottom="0in" fo:padding-right="0.0493in"/>
    </style:style>
    <style:style style:name="P976" style:parent-style-name="Paragraphe1" style:family="paragraph">
      <style:paragraph-properties fo:text-align="center"/>
    </style:style>
    <style:style style:name="TableCell977" style:family="table-cell">
      <style:table-cell-properties fo:border="0.0104in solid #000000" style:writing-mode="lr-tb" fo:padding-top="0in" fo:padding-left="0.0493in" fo:padding-bottom="0in" fo:padding-right="0.0493in"/>
    </style:style>
    <style:style style:name="P978" style:parent-style-name="Paragraphe1" style:family="paragraph">
      <style:paragraph-properties fo:text-align="center"/>
    </style:style>
    <style:style style:name="TableCell979" style:family="table-cell">
      <style:table-cell-properties fo:border="0.0104in solid #000000" style:writing-mode="lr-tb" fo:padding-top="0in" fo:padding-left="0.0493in" fo:padding-bottom="0in" fo:padding-right="0.0493in"/>
    </style:style>
    <style:style style:name="P980" style:parent-style-name="Paragraphe1" style:family="paragraph">
      <style:paragraph-properties fo:text-align="center"/>
    </style:style>
    <style:style style:name="TableCell981" style:family="table-cell">
      <style:table-cell-properties fo:border="0.0104in solid #000000" style:writing-mode="lr-tb" fo:padding-top="0in" fo:padding-left="0.0493in" fo:padding-bottom="0in" fo:padding-right="0.0493in"/>
    </style:style>
    <style:style style:name="P982" style:parent-style-name="Paragraphe1" style:family="paragraph">
      <style:paragraph-properties fo:text-align="center"/>
    </style:style>
    <style:style style:name="TableRow983" style:family="table-row">
      <style:table-row-properties style:use-optimal-row-height="false" fo:keep-together="always"/>
    </style:style>
    <style:style style:name="TableCell984" style:family="table-cell">
      <style:table-cell-properties fo:border="0.0104in solid #000000" style:writing-mode="lr-tb" fo:padding-top="0in" fo:padding-left="0.0493in" fo:padding-bottom="0in" fo:padding-right="0.0493in"/>
    </style:style>
    <style:style style:name="TableCell985" style:family="table-cell">
      <style:table-cell-properties fo:border="0.0104in solid #000000" style:writing-mode="lr-tb" fo:padding-top="0in" fo:padding-left="0.0493in" fo:padding-bottom="0in" fo:padding-right="0.0493in"/>
    </style:style>
    <style:style style:name="P986" style:parent-style-name="Paragraphe1" style:family="paragraph">
      <style:paragraph-properties fo:text-align="center"/>
    </style:style>
    <style:style style:name="TableCell987" style:family="table-cell">
      <style:table-cell-properties fo:border="0.0104in solid #000000" style:writing-mode="lr-tb" fo:padding-top="0in" fo:padding-left="0.0493in" fo:padding-bottom="0in" fo:padding-right="0.0493in"/>
    </style:style>
    <style:style style:name="P988" style:parent-style-name="Paragraphe1" style:family="paragraph">
      <style:paragraph-properties fo:text-align="center"/>
    </style:style>
    <style:style style:name="TableCell989" style:family="table-cell">
      <style:table-cell-properties fo:border="0.0104in solid #000000" style:writing-mode="lr-tb" fo:padding-top="0in" fo:padding-left="0.0493in" fo:padding-bottom="0in" fo:padding-right="0.0493in"/>
    </style:style>
    <style:style style:name="P990" style:parent-style-name="Paragraphe1" style:family="paragraph">
      <style:paragraph-properties fo:text-align="center"/>
    </style:style>
    <style:style style:name="TableCell991" style:family="table-cell">
      <style:table-cell-properties fo:border="0.0104in solid #000000" style:writing-mode="lr-tb" fo:padding-top="0in" fo:padding-left="0.0493in" fo:padding-bottom="0in" fo:padding-right="0.0493in"/>
    </style:style>
    <style:style style:name="P992" style:parent-style-name="Paragraphe1" style:family="paragraph">
      <style:paragraph-properties fo:text-align="center"/>
    </style:style>
    <style:style style:name="TableCell993" style:family="table-cell">
      <style:table-cell-properties fo:border="0.0104in solid #000000" style:writing-mode="lr-tb" fo:padding-top="0in" fo:padding-left="0.0493in" fo:padding-bottom="0in" fo:padding-right="0.0493in"/>
    </style:style>
    <style:style style:name="P994" style:parent-style-name="Paragraphe1" style:family="paragraph">
      <style:paragraph-properties fo:text-align="center"/>
    </style:style>
    <style:style style:name="TableCell995" style:family="table-cell">
      <style:table-cell-properties fo:border="0.0104in solid #000000" style:writing-mode="lr-tb" fo:padding-top="0in" fo:padding-left="0.0493in" fo:padding-bottom="0in" fo:padding-right="0.0493in"/>
    </style:style>
    <style:style style:name="P996" style:parent-style-name="Paragraphe1" style:family="paragraph">
      <style:paragraph-properties fo:text-align="center"/>
    </style:style>
    <style:style style:name="P997" style:parent-style-name="DefaultText" style:family="paragraph">
      <style:paragraph-properties fo:break-before="page"/>
    </style:style>
    <style:style style:name="P998" style:parent-style-name="Normal" style:family="paragraph">
      <style:paragraph-properties fo:text-align="center" fo:margin-top="0.1666in"/>
      <style:text-properties fo:font-weight="bold" style:font-weight-asian="bold"/>
    </style:style>
    <style:style style:name="P999" style:parent-style-name="Normal" style:family="paragraph">
      <style:paragraph-properties fo:text-align="center" fo:margin-top="0.1666in"/>
      <style:text-properties fo:font-weight="bold" style:font-weight-asian="bold"/>
    </style:style>
    <style:style style:name="P1000" style:parent-style-name="Normal" style:family="paragraph">
      <style:paragraph-properties fo:text-align="center" fo:margin-top="0.1666in"/>
      <style:text-properties fo:font-weight="bold" style:font-weight-asian="bold"/>
    </style:style>
    <style:style style:name="P1001" style:parent-style-name="Normal" style:family="paragraph">
      <style:paragraph-properties fo:text-align="center" fo:margin-top="0.1666in"/>
      <style:text-properties fo:font-weight="bold" style:font-weight-asian="bold"/>
    </style:style>
    <style:style style:name="P1002" style:parent-style-name="Normal" style:family="paragraph">
      <style:paragraph-properties fo:text-align="center" fo:margin-top="0.1666in"/>
      <style:text-properties fo:font-weight="bold" style:font-weight-asian="bold"/>
    </style:style>
    <style:style style:name="P1003" style:parent-style-name="Normal" style:family="paragraph">
      <style:paragraph-properties fo:text-align="center" fo:margin-top="0.1666in"/>
      <style:text-properties fo:font-weight="bold" style:font-weight-asian="bold"/>
    </style:style>
    <style:style style:name="P1004" style:parent-style-name="Normal" style:family="paragraph">
      <style:paragraph-properties fo:text-align="center" fo:margin-top="0.1666in"/>
      <style:text-properties fo:font-weight="bold" style:font-weight-asian="bold"/>
    </style:style>
    <style:style style:name="P1005" style:parent-style-name="Normal" style:family="paragraph">
      <style:paragraph-properties fo:text-align="center" fo:margin-top="0.1666in"/>
      <style:text-properties fo:font-weight="bold" style:font-weight-asian="bold"/>
    </style:style>
    <style:style style:name="T1006" style:parent-style-name="Policepardéfaut" style:family="text">
      <style:text-properties fo:color="#000000"/>
    </style:style>
    <style:style style:name="T1007" style:parent-style-name="Policepardéfaut" style:family="text">
      <style:text-properties fo:language="en" fo:country="US"/>
    </style:style>
    <style:style style:name="T1008" style:parent-style-name="Policepardéfaut" style:family="text">
      <style:text-properties fo:color="#000000"/>
    </style:style>
    <style:style style:name="T1009" style:parent-style-name="Policepardéfaut" style:family="text">
      <style:text-properties fo:language="en" fo:country="US"/>
    </style:style>
    <style:style style:name="P1010" style:parent-style-name="DefaultText" style:family="paragraph">
      <style:paragraph-properties fo:break-before="page"/>
    </style:style>
    <style:style style:name="P1011" style:parent-style-name="Bullet1" style:list-style-name="LFO16" style:family="paragraph">
      <style:text-properties fo:language="fr" fo:country="FR"/>
    </style:style>
    <style:style style:name="P1012" style:parent-style-name="Bullet1" style:list-style-name="LFO16" style:family="paragraph">
      <style:text-properties fo:language="fr" fo:country="FR"/>
    </style:style>
    <style:style style:name="P1013" style:parent-style-name="Bullet1" style:list-style-name="LFO16" style:family="paragraph">
      <style:text-properties fo:language="fr" fo:country="FR"/>
    </style:style>
    <style:style style:name="P1014" style:parent-style-name="Bullet1" style:family="paragraph">
      <style:paragraph-properties fo:margin-left="0.25in" fo:text-indent="-0.25in">
        <style:tab-stops/>
      </style:paragraph-properties>
      <style:text-properties fo:language="fr" fo:country="FR"/>
    </style:style>
    <style:style style:name="P1015" style:parent-style-name="Bullet1" style:list-style-name="LFO16" style:family="paragraph">
      <style:text-properties fo:language="fr" fo:country="FR"/>
    </style:style>
    <style:style style:name="P1016" style:parent-style-name="Bullet2" style:family="paragraph">
      <style:paragraph-properties fo:margin-left="0.4472in" fo:text-indent="-0.25in">
        <style:tab-stops/>
      </style:paragraph-properties>
    </style:style>
    <style:style style:name="P1017" style:parent-style-name="Bullet1" style:list-style-name="LFO16" style:family="paragraph">
      <style:text-properties fo:language="fr" fo:country="FR"/>
    </style:style>
    <style:style style:name="P1018" style:parent-style-name="Bullet1" style:list-style-name="LFO16" style:family="paragraph">
      <style:text-properties fo:language="fr" fo:country="FR"/>
    </style:style>
    <style:style style:name="P1019" style:parent-style-name="Bullet1" style:list-style-name="LFO16" style:family="paragraph">
      <style:text-properties fo:language="fr" fo:country="FR"/>
    </style:style>
    <style:style style:name="P1020" style:parent-style-name="Bullet1" style:family="paragraph">
      <style:paragraph-properties fo:margin-left="0.25in" fo:text-indent="-0.25in">
        <style:tab-stops/>
      </style:paragraph-properties>
      <style:text-properties fo:language="fr" fo:country="FR"/>
    </style:style>
    <style:style style:name="P1021" style:parent-style-name="Bullet1" style:list-style-name="LFO16" style:family="paragraph">
      <style:text-properties fo:language="fr" fo:country="FR"/>
    </style:style>
    <style:style style:name="P1022" style:parent-style-name="Bullet1" style:list-style-name="LFO16" style:family="paragraph">
      <style:text-properties fo:language="fr" fo:country="FR"/>
    </style:style>
    <style:style style:name="P1023" style:parent-style-name="Bullet1" style:list-style-name="LFO16" style:family="paragraph">
      <style:text-properties fo:language="fr" fo:country="FR"/>
    </style:style>
    <style:style style:name="P1024" style:parent-style-name="Bullet1" style:list-style-name="LFO16" style:family="paragraph">
      <style:text-properties fo:language="fr" fo:country="FR"/>
    </style:style>
    <style:style style:name="TableColumn1026" style:family="table-column">
      <style:table-column-properties style:column-width="1.8625in" style:use-optimal-column-width="false"/>
    </style:style>
    <style:style style:name="TableColumn1027" style:family="table-column">
      <style:table-column-properties style:column-width="0.6479in" style:use-optimal-column-width="false"/>
    </style:style>
    <style:style style:name="TableColumn1028" style:family="table-column">
      <style:table-column-properties style:column-width="0.6888in" style:use-optimal-column-width="false"/>
    </style:style>
    <style:style style:name="TableColumn1029" style:family="table-column">
      <style:table-column-properties style:column-width="0.7875in" style:use-optimal-column-width="false"/>
    </style:style>
    <style:style style:name="TableColumn1030" style:family="table-column">
      <style:table-column-properties style:column-width="0.5909in" style:use-optimal-column-width="false"/>
    </style:style>
    <style:style style:name="TableColumn1031" style:family="table-column">
      <style:table-column-properties style:column-width="0.5902in" style:use-optimal-column-width="false"/>
    </style:style>
    <style:style style:name="TableColumn1032" style:family="table-column">
      <style:table-column-properties style:column-width="0.6895in" style:use-optimal-column-width="false"/>
    </style:style>
    <style:style style:name="TableColumn1033" style:family="table-column">
      <style:table-column-properties style:column-width="0.7875in" style:use-optimal-column-width="false"/>
    </style:style>
    <style:style style:name="Table1025" style:family="table">
      <style:table-properties style:width="6.6451in" fo:margin-left="0in" table:align="left"/>
    </style:style>
    <style:style style:name="TableRow1034" style:family="table-row">
      <style:table-row-properties style:min-row-height="0.2597in" style:use-optimal-row-height="false" fo:keep-together="always"/>
    </style:style>
    <style:style style:name="TableCell1035" style:family="table-cell">
      <style:table-cell-properties fo:border="0.0104in solid #000000" style:writing-mode="lr-tb" fo:padding-top="0in" fo:padding-left="0.0493in" fo:padding-bottom="0in" fo:padding-right="0.0493in"/>
    </style:style>
    <style:style style:name="P1036" style:parent-style-name="Paragraphe1" style:family="paragraph">
      <style:paragraph-properties fo:text-align="center"/>
      <style:text-properties fo:font-weight="bold" style:font-weight-asian="bold"/>
    </style:style>
    <style:style style:name="TableCell1037" style:family="table-cell">
      <style:table-cell-properties fo:border="0.0104in solid #000000" style:writing-mode="lr-tb" fo:padding-top="0in" fo:padding-left="0.0493in" fo:padding-bottom="0in" fo:padding-right="0.0493in"/>
    </style:style>
    <style:style style:name="P1038" style:parent-style-name="Paragraphe1" style:family="paragraph">
      <style:paragraph-properties fo:text-align="center"/>
      <style:text-properties fo:font-weight="bold" style:font-weight-asian="bold"/>
    </style:style>
    <style:style style:name="TableCell1039" style:family="table-cell">
      <style:table-cell-properties fo:border="0.0104in solid #000000" style:writing-mode="lr-tb" fo:padding-top="0in" fo:padding-left="0.0493in" fo:padding-bottom="0in" fo:padding-right="0.0493in"/>
    </style:style>
    <style:style style:name="P1040" style:parent-style-name="Paragraphe1" style:family="paragraph">
      <style:paragraph-properties fo:text-align="center"/>
      <style:text-properties fo:font-weight="bold" style:font-weight-asian="bold"/>
    </style:style>
    <style:style style:name="TableRow1041" style:family="table-row">
      <style:table-row-properties style:use-optimal-row-height="false" fo:keep-together="always"/>
    </style:style>
    <style:style style:name="TableCell1042" style:family="table-cell">
      <style:table-cell-properties fo:border="0.0104in solid #000000" style:writing-mode="lr-tb" fo:padding-top="0in" fo:padding-left="0.0493in" fo:padding-bottom="0in" fo:padding-right="0.0493in"/>
    </style:style>
    <style:style style:name="P1043" style:parent-style-name="Paragraphe1" style:family="paragraph">
      <style:paragraph-properties fo:text-align="center"/>
      <style:text-properties fo:font-weight="bold" style:font-weight-asian="bold"/>
    </style:style>
    <style:style style:name="TableCell1044" style:family="table-cell">
      <style:table-cell-properties fo:border="0.0104in solid #000000" style:writing-mode="lr-tb" fo:padding-top="0in" fo:padding-left="0.0493in" fo:padding-bottom="0in" fo:padding-right="0.0493in"/>
    </style:style>
    <style:style style:name="P1045" style:parent-style-name="Paragraphe1" style:family="paragraph">
      <style:paragraph-properties fo:text-align="center"/>
      <style:text-properties fo:font-weight="bold" style:font-weight-asian="bold"/>
    </style:style>
    <style:style style:name="TableCell1046" style:family="table-cell">
      <style:table-cell-properties fo:border="0.0104in solid #000000" style:writing-mode="lr-tb" fo:padding-top="0in" fo:padding-left="0.0493in" fo:padding-bottom="0in" fo:padding-right="0.0493in"/>
    </style:style>
    <style:style style:name="P1047" style:parent-style-name="Paragraphe1" style:family="paragraph">
      <style:paragraph-properties fo:text-align="center"/>
      <style:text-properties fo:font-weight="bold" style:font-weight-asian="bold"/>
    </style:style>
    <style:style style:name="TableCell1048" style:family="table-cell">
      <style:table-cell-properties fo:border="0.0104in solid #000000" style:writing-mode="lr-tb" fo:padding-top="0in" fo:padding-left="0.0493in" fo:padding-bottom="0in" fo:padding-right="0.0493in"/>
    </style:style>
    <style:style style:name="P1049" style:parent-style-name="Paragraphe1" style:family="paragraph">
      <style:paragraph-properties fo:text-align="center"/>
      <style:text-properties fo:font-weight="bold" style:font-weight-asian="bold"/>
    </style:style>
    <style:style style:name="TableCell1050" style:family="table-cell">
      <style:table-cell-properties fo:border="0.0104in solid #000000" style:writing-mode="lr-tb" fo:padding-top="0in" fo:padding-left="0.0493in" fo:padding-bottom="0in" fo:padding-right="0.0493in"/>
    </style:style>
    <style:style style:name="P1051" style:parent-style-name="Paragraphe1" style:family="paragraph">
      <style:paragraph-properties fo:text-align="center"/>
      <style:text-properties fo:font-weight="bold" style:font-weight-asian="bold"/>
    </style:style>
    <style:style style:name="TableCell1052" style:family="table-cell">
      <style:table-cell-properties fo:border="0.0104in solid #000000" style:writing-mode="lr-tb" fo:padding-top="0in" fo:padding-left="0.0493in" fo:padding-bottom="0in" fo:padding-right="0.0493in"/>
    </style:style>
    <style:style style:name="P1053" style:parent-style-name="Paragraphe1" style:family="paragraph">
      <style:paragraph-properties fo:text-align="center"/>
      <style:text-properties fo:font-weight="bold" style:font-weight-asian="bold"/>
    </style:style>
    <style:style style:name="TableCell1054" style:family="table-cell">
      <style:table-cell-properties fo:border="0.0104in solid #000000" style:writing-mode="lr-tb" fo:padding-top="0in" fo:padding-left="0.0493in" fo:padding-bottom="0in" fo:padding-right="0.0493in"/>
    </style:style>
    <style:style style:name="P1055" style:parent-style-name="Paragraphe1" style:family="paragraph">
      <style:paragraph-properties fo:text-align="center"/>
      <style:text-properties fo:font-weight="bold" style:font-weight-asian="bold"/>
    </style:style>
    <style:style style:name="TableCell1056" style:family="table-cell">
      <style:table-cell-properties fo:border="0.0104in solid #000000" style:writing-mode="lr-tb" fo:padding-top="0in" fo:padding-left="0.0493in" fo:padding-bottom="0in" fo:padding-right="0.0493in"/>
    </style:style>
    <style:style style:name="P1057" style:parent-style-name="Paragraphe1" style:family="paragraph">
      <style:paragraph-properties fo:text-align="center"/>
      <style:text-properties fo:font-weight="bold" style:font-weight-asian="bold"/>
    </style:style>
    <style:style style:name="TableRow1058" style:family="table-row">
      <style:table-row-properties style:use-optimal-row-height="false" fo:keep-together="always"/>
    </style:style>
    <style:style style:name="TableCell1059" style:family="table-cell">
      <style:table-cell-properties fo:border="0.0104in solid #000000" style:writing-mode="lr-tb" fo:padding-top="0in" fo:padding-left="0.0493in" fo:padding-bottom="0in" fo:padding-right="0.0493in"/>
    </style:style>
    <style:style style:name="TableCell1060" style:family="table-cell">
      <style:table-cell-properties fo:border="0.0104in solid #000000" style:writing-mode="lr-tb" fo:padding-top="0in" fo:padding-left="0.0493in" fo:padding-bottom="0in" fo:padding-right="0.0493in"/>
    </style:style>
    <style:style style:name="P1061" style:parent-style-name="Paragraphe1" style:family="paragraph">
      <style:paragraph-properties fo:text-align="center"/>
    </style:style>
    <style:style style:name="TableCell1062" style:family="table-cell">
      <style:table-cell-properties fo:border="0.0104in solid #000000" style:writing-mode="lr-tb" fo:padding-top="0in" fo:padding-left="0.0493in" fo:padding-bottom="0in" fo:padding-right="0.0493in"/>
    </style:style>
    <style:style style:name="P1063" style:parent-style-name="Paragraphe1" style:family="paragraph">
      <style:paragraph-properties fo:text-align="center"/>
    </style:style>
    <style:style style:name="TableCell1064" style:family="table-cell">
      <style:table-cell-properties fo:border="0.0104in solid #000000" style:writing-mode="lr-tb" fo:padding-top="0in" fo:padding-left="0.0493in" fo:padding-bottom="0in" fo:padding-right="0.0493in"/>
    </style:style>
    <style:style style:name="P1065" style:parent-style-name="Paragraphe1" style:family="paragraph">
      <style:paragraph-properties fo:text-align="center"/>
    </style:style>
    <style:style style:name="TableCell1066" style:family="table-cell">
      <style:table-cell-properties fo:border="0.0104in solid #000000" style:writing-mode="lr-tb" fo:padding-top="0in" fo:padding-left="0.0493in" fo:padding-bottom="0in" fo:padding-right="0.0493in"/>
    </style:style>
    <style:style style:name="P1067" style:parent-style-name="Paragraphe1" style:family="paragraph">
      <style:paragraph-properties fo:text-align="center"/>
    </style:style>
    <style:style style:name="TableCell1068" style:family="table-cell">
      <style:table-cell-properties fo:border="0.0104in solid #000000" style:writing-mode="lr-tb" fo:padding-top="0in" fo:padding-left="0.0493in" fo:padding-bottom="0in" fo:padding-right="0.0493in"/>
    </style:style>
    <style:style style:name="P1069" style:parent-style-name="Paragraphe1" style:family="paragraph">
      <style:paragraph-properties fo:text-align="center"/>
    </style:style>
    <style:style style:name="TableCell1070" style:family="table-cell">
      <style:table-cell-properties fo:border="0.0104in solid #000000" style:writing-mode="lr-tb" fo:padding-top="0in" fo:padding-left="0.0493in" fo:padding-bottom="0in" fo:padding-right="0.0493in"/>
    </style:style>
    <style:style style:name="P1071" style:parent-style-name="Paragraphe1" style:family="paragraph">
      <style:paragraph-properties fo:text-align="center"/>
    </style:style>
    <style:style style:name="TableCell1072" style:family="table-cell">
      <style:table-cell-properties fo:border="0.0104in solid #000000" style:writing-mode="lr-tb" fo:padding-top="0in" fo:padding-left="0.0493in" fo:padding-bottom="0in" fo:padding-right="0.0493in"/>
    </style:style>
    <style:style style:name="P1073" style:parent-style-name="Paragraphe1" style:family="paragraph">
      <style:paragraph-properties fo:text-align="center"/>
    </style:style>
    <style:style style:name="TableRow1074" style:family="table-row">
      <style:table-row-properties style:use-optimal-row-height="false" fo:keep-together="always"/>
    </style:style>
    <style:style style:name="TableCell1075" style:family="table-cell">
      <style:table-cell-properties fo:border="0.0104in solid #000000" style:writing-mode="lr-tb" fo:padding-top="0in" fo:padding-left="0.0493in" fo:padding-bottom="0in" fo:padding-right="0.0493in"/>
    </style:style>
    <style:style style:name="TableCell1076" style:family="table-cell">
      <style:table-cell-properties fo:border="0.0104in solid #000000" style:writing-mode="lr-tb" fo:padding-top="0in" fo:padding-left="0.0493in" fo:padding-bottom="0in" fo:padding-right="0.0493in"/>
    </style:style>
    <style:style style:name="P1077" style:parent-style-name="Paragraphe1" style:family="paragraph">
      <style:paragraph-properties fo:text-align="center"/>
    </style:style>
    <style:style style:name="TableCell1078" style:family="table-cell">
      <style:table-cell-properties fo:border="0.0104in solid #000000" style:writing-mode="lr-tb" fo:padding-top="0in" fo:padding-left="0.0493in" fo:padding-bottom="0in" fo:padding-right="0.0493in"/>
    </style:style>
    <style:style style:name="P1079" style:parent-style-name="Paragraphe1" style:family="paragraph">
      <style:paragraph-properties fo:text-align="center"/>
    </style:style>
    <style:style style:name="TableCell1080" style:family="table-cell">
      <style:table-cell-properties fo:border="0.0104in solid #000000" style:writing-mode="lr-tb" fo:padding-top="0in" fo:padding-left="0.0493in" fo:padding-bottom="0in" fo:padding-right="0.0493in"/>
    </style:style>
    <style:style style:name="P1081" style:parent-style-name="Paragraphe1" style:family="paragraph">
      <style:paragraph-properties fo:text-align="center"/>
    </style:style>
    <style:style style:name="TableCell1082" style:family="table-cell">
      <style:table-cell-properties fo:border="0.0104in solid #000000" style:writing-mode="lr-tb" fo:padding-top="0in" fo:padding-left="0.0493in" fo:padding-bottom="0in" fo:padding-right="0.0493in"/>
    </style:style>
    <style:style style:name="P1083" style:parent-style-name="Paragraphe1" style:family="paragraph">
      <style:paragraph-properties fo:text-align="center"/>
    </style:style>
    <style:style style:name="TableCell1084" style:family="table-cell">
      <style:table-cell-properties fo:border="0.0104in solid #000000" style:writing-mode="lr-tb" fo:padding-top="0in" fo:padding-left="0.0493in" fo:padding-bottom="0in" fo:padding-right="0.0493in"/>
    </style:style>
    <style:style style:name="P1085" style:parent-style-name="Paragraphe1" style:family="paragraph">
      <style:paragraph-properties fo:text-align="center"/>
    </style:style>
    <style:style style:name="TableCell1086" style:family="table-cell">
      <style:table-cell-properties fo:border="0.0104in solid #000000" style:writing-mode="lr-tb" fo:padding-top="0in" fo:padding-left="0.0493in" fo:padding-bottom="0in" fo:padding-right="0.0493in"/>
    </style:style>
    <style:style style:name="P1087" style:parent-style-name="Paragraphe1" style:family="paragraph">
      <style:paragraph-properties fo:text-align="center"/>
    </style:style>
    <style:style style:name="TableCell1088" style:family="table-cell">
      <style:table-cell-properties fo:border="0.0104in solid #000000" style:writing-mode="lr-tb" fo:padding-top="0in" fo:padding-left="0.0493in" fo:padding-bottom="0in" fo:padding-right="0.0493in"/>
    </style:style>
    <style:style style:name="P1089" style:parent-style-name="Paragraphe1" style:family="paragraph">
      <style:paragraph-properties fo:text-align="center"/>
    </style:style>
    <style:style style:name="TableRow1090" style:family="table-row">
      <style:table-row-properties style:use-optimal-row-height="false" fo:keep-together="always"/>
    </style:style>
    <style:style style:name="TableCell1091" style:family="table-cell">
      <style:table-cell-properties fo:border="0.0104in solid #000000" style:writing-mode="lr-tb" fo:padding-top="0in" fo:padding-left="0.0493in" fo:padding-bottom="0in" fo:padding-right="0.0493in"/>
    </style:style>
    <style:style style:name="TableCell1092" style:family="table-cell">
      <style:table-cell-properties fo:border="0.0104in solid #000000" style:writing-mode="lr-tb" fo:padding-top="0in" fo:padding-left="0.0493in" fo:padding-bottom="0in" fo:padding-right="0.0493in"/>
    </style:style>
    <style:style style:name="P1093" style:parent-style-name="Paragraphe1" style:family="paragraph">
      <style:paragraph-properties fo:text-align="center"/>
    </style:style>
    <style:style style:name="TableCell1094" style:family="table-cell">
      <style:table-cell-properties fo:border="0.0104in solid #000000" style:writing-mode="lr-tb" fo:padding-top="0in" fo:padding-left="0.0493in" fo:padding-bottom="0in" fo:padding-right="0.0493in"/>
    </style:style>
    <style:style style:name="P1095" style:parent-style-name="Paragraphe1" style:family="paragraph">
      <style:paragraph-properties fo:text-align="center"/>
    </style:style>
    <style:style style:name="TableCell1096" style:family="table-cell">
      <style:table-cell-properties fo:border="0.0104in solid #000000" style:writing-mode="lr-tb" fo:padding-top="0in" fo:padding-left="0.0493in" fo:padding-bottom="0in" fo:padding-right="0.0493in"/>
    </style:style>
    <style:style style:name="P1097" style:parent-style-name="Paragraphe1" style:family="paragraph">
      <style:paragraph-properties fo:text-align="center"/>
    </style:style>
    <style:style style:name="TableCell1098" style:family="table-cell">
      <style:table-cell-properties fo:border="0.0104in solid #000000" style:writing-mode="lr-tb" fo:padding-top="0in" fo:padding-left="0.0493in" fo:padding-bottom="0in" fo:padding-right="0.0493in"/>
    </style:style>
    <style:style style:name="P1099" style:parent-style-name="Paragraphe1" style:family="paragraph">
      <style:paragraph-properties fo:text-align="center"/>
    </style:style>
    <style:style style:name="TableCell1100" style:family="table-cell">
      <style:table-cell-properties fo:border="0.0104in solid #000000" style:writing-mode="lr-tb" fo:padding-top="0in" fo:padding-left="0.0493in" fo:padding-bottom="0in" fo:padding-right="0.0493in"/>
    </style:style>
    <style:style style:name="P1101" style:parent-style-name="Paragraphe1" style:family="paragraph">
      <style:paragraph-properties fo:text-align="center"/>
    </style:style>
    <style:style style:name="TableCell1102" style:family="table-cell">
      <style:table-cell-properties fo:border="0.0104in solid #000000" style:writing-mode="lr-tb" fo:padding-top="0in" fo:padding-left="0.0493in" fo:padding-bottom="0in" fo:padding-right="0.0493in"/>
    </style:style>
    <style:style style:name="P1103" style:parent-style-name="Paragraphe1" style:family="paragraph">
      <style:paragraph-properties fo:text-align="center"/>
    </style:style>
    <style:style style:name="TableCell1104" style:family="table-cell">
      <style:table-cell-properties fo:border="0.0104in solid #000000" style:writing-mode="lr-tb" fo:padding-top="0in" fo:padding-left="0.0493in" fo:padding-bottom="0in" fo:padding-right="0.0493in"/>
    </style:style>
    <style:style style:name="P1105" style:parent-style-name="Paragraphe1" style:family="paragraph">
      <style:paragraph-properties fo:text-align="center"/>
    </style:style>
    <style:style style:name="TableRow1106" style:family="table-row">
      <style:table-row-properties style:use-optimal-row-height="false" fo:keep-together="always"/>
    </style:style>
    <style:style style:name="TableCell1107" style:family="table-cell">
      <style:table-cell-properties fo:border="0.0104in solid #000000" style:writing-mode="lr-tb" fo:padding-top="0in" fo:padding-left="0.0493in" fo:padding-bottom="0in" fo:padding-right="0.0493in"/>
    </style:style>
    <style:style style:name="TableCell1108" style:family="table-cell">
      <style:table-cell-properties fo:border="0.0104in solid #000000" style:writing-mode="lr-tb" fo:padding-top="0in" fo:padding-left="0.0493in" fo:padding-bottom="0in" fo:padding-right="0.0493in"/>
    </style:style>
    <style:style style:name="P1109" style:parent-style-name="Paragraphe1" style:family="paragraph">
      <style:paragraph-properties fo:text-align="center"/>
    </style:style>
    <style:style style:name="TableCell1110" style:family="table-cell">
      <style:table-cell-properties fo:border="0.0104in solid #000000" style:writing-mode="lr-tb" fo:padding-top="0in" fo:padding-left="0.0493in" fo:padding-bottom="0in" fo:padding-right="0.0493in"/>
    </style:style>
    <style:style style:name="P1111" style:parent-style-name="Paragraphe1" style:family="paragraph">
      <style:paragraph-properties fo:text-align="center"/>
    </style:style>
    <style:style style:name="TableCell1112" style:family="table-cell">
      <style:table-cell-properties fo:border="0.0104in solid #000000" style:writing-mode="lr-tb" fo:padding-top="0in" fo:padding-left="0.0493in" fo:padding-bottom="0in" fo:padding-right="0.0493in"/>
    </style:style>
    <style:style style:name="P1113" style:parent-style-name="Paragraphe1" style:family="paragraph">
      <style:paragraph-properties fo:text-align="center"/>
    </style:style>
    <style:style style:name="TableCell1114" style:family="table-cell">
      <style:table-cell-properties fo:border="0.0104in solid #000000" style:writing-mode="lr-tb" fo:padding-top="0in" fo:padding-left="0.0493in" fo:padding-bottom="0in" fo:padding-right="0.0493in"/>
    </style:style>
    <style:style style:name="P1115" style:parent-style-name="Paragraphe1" style:family="paragraph">
      <style:paragraph-properties fo:text-align="center"/>
    </style:style>
    <style:style style:name="TableCell1116" style:family="table-cell">
      <style:table-cell-properties fo:border="0.0104in solid #000000" style:writing-mode="lr-tb" fo:padding-top="0in" fo:padding-left="0.0493in" fo:padding-bottom="0in" fo:padding-right="0.0493in"/>
    </style:style>
    <style:style style:name="P1117" style:parent-style-name="Paragraphe1" style:family="paragraph">
      <style:paragraph-properties fo:text-align="center"/>
    </style:style>
    <style:style style:name="TableCell1118" style:family="table-cell">
      <style:table-cell-properties fo:border="0.0104in solid #000000" style:writing-mode="lr-tb" fo:padding-top="0in" fo:padding-left="0.0493in" fo:padding-bottom="0in" fo:padding-right="0.0493in"/>
    </style:style>
    <style:style style:name="P1119" style:parent-style-name="Paragraphe1" style:family="paragraph">
      <style:paragraph-properties fo:text-align="center"/>
    </style:style>
    <style:style style:name="TableCell1120" style:family="table-cell">
      <style:table-cell-properties fo:border="0.0104in solid #000000" style:writing-mode="lr-tb" fo:padding-top="0in" fo:padding-left="0.0493in" fo:padding-bottom="0in" fo:padding-right="0.0493in"/>
    </style:style>
    <style:style style:name="P1121" style:parent-style-name="Paragraphe1" style:family="paragraph">
      <style:paragraph-properties fo:text-align="center"/>
    </style:style>
    <style:style style:name="TableRow1122" style:family="table-row">
      <style:table-row-properties style:use-optimal-row-height="false" fo:keep-together="always"/>
    </style:style>
    <style:style style:name="TableCell1123" style:family="table-cell">
      <style:table-cell-properties fo:border="0.0104in solid #000000" style:writing-mode="lr-tb" fo:padding-top="0in" fo:padding-left="0.0493in" fo:padding-bottom="0in" fo:padding-right="0.0493in"/>
    </style:style>
    <style:style style:name="TableCell1124" style:family="table-cell">
      <style:table-cell-properties fo:border="0.0104in solid #000000" style:writing-mode="lr-tb" fo:padding-top="0in" fo:padding-left="0.0493in" fo:padding-bottom="0in" fo:padding-right="0.0493in"/>
    </style:style>
    <style:style style:name="P1125" style:parent-style-name="Paragraphe1" style:family="paragraph">
      <style:paragraph-properties fo:text-align="center"/>
    </style:style>
    <style:style style:name="TableCell1126" style:family="table-cell">
      <style:table-cell-properties fo:border="0.0104in solid #000000" style:writing-mode="lr-tb" fo:padding-top="0in" fo:padding-left="0.0493in" fo:padding-bottom="0in" fo:padding-right="0.0493in"/>
    </style:style>
    <style:style style:name="P1127" style:parent-style-name="Paragraphe1" style:family="paragraph">
      <style:paragraph-properties fo:text-align="center"/>
    </style:style>
    <style:style style:name="TableCell1128" style:family="table-cell">
      <style:table-cell-properties fo:border="0.0104in solid #000000" style:writing-mode="lr-tb" fo:padding-top="0in" fo:padding-left="0.0493in" fo:padding-bottom="0in" fo:padding-right="0.0493in"/>
    </style:style>
    <style:style style:name="P1129" style:parent-style-name="Paragraphe1" style:family="paragraph">
      <style:paragraph-properties fo:text-align="center"/>
    </style:style>
    <style:style style:name="TableCell1130" style:family="table-cell">
      <style:table-cell-properties fo:border="0.0104in solid #000000" style:writing-mode="lr-tb" fo:padding-top="0in" fo:padding-left="0.0493in" fo:padding-bottom="0in" fo:padding-right="0.0493in"/>
    </style:style>
    <style:style style:name="P1131" style:parent-style-name="Paragraphe1" style:family="paragraph">
      <style:paragraph-properties fo:text-align="center"/>
    </style:style>
    <style:style style:name="TableCell1132" style:family="table-cell">
      <style:table-cell-properties fo:border="0.0104in solid #000000" style:writing-mode="lr-tb" fo:padding-top="0in" fo:padding-left="0.0493in" fo:padding-bottom="0in" fo:padding-right="0.0493in"/>
    </style:style>
    <style:style style:name="P1133" style:parent-style-name="Paragraphe1" style:family="paragraph">
      <style:paragraph-properties fo:text-align="center"/>
    </style:style>
    <style:style style:name="TableCell1134" style:family="table-cell">
      <style:table-cell-properties fo:border="0.0104in solid #000000" style:writing-mode="lr-tb" fo:padding-top="0in" fo:padding-left="0.0493in" fo:padding-bottom="0in" fo:padding-right="0.0493in"/>
    </style:style>
    <style:style style:name="P1135" style:parent-style-name="Paragraphe1" style:family="paragraph">
      <style:paragraph-properties fo:text-align="center"/>
    </style:style>
    <style:style style:name="TableCell1136" style:family="table-cell">
      <style:table-cell-properties fo:border="0.0104in solid #000000" style:writing-mode="lr-tb" fo:padding-top="0in" fo:padding-left="0.0493in" fo:padding-bottom="0in" fo:padding-right="0.0493in"/>
    </style:style>
    <style:style style:name="P1137" style:parent-style-name="Paragraphe1" style:family="paragraph">
      <style:paragraph-properties fo:text-align="center"/>
    </style:style>
    <style:style style:name="TableRow1138" style:family="table-row">
      <style:table-row-properties style:use-optimal-row-height="false" fo:keep-together="always"/>
    </style:style>
    <style:style style:name="TableCell1139" style:family="table-cell">
      <style:table-cell-properties fo:border="0.0104in solid #000000" style:writing-mode="lr-tb" fo:padding-top="0in" fo:padding-left="0.0493in" fo:padding-bottom="0in" fo:padding-right="0.0493in"/>
    </style:style>
    <style:style style:name="TableCell1140" style:family="table-cell">
      <style:table-cell-properties fo:border="0.0104in solid #000000" style:writing-mode="lr-tb" fo:padding-top="0in" fo:padding-left="0.0493in" fo:padding-bottom="0in" fo:padding-right="0.0493in"/>
    </style:style>
    <style:style style:name="P1141" style:parent-style-name="Paragraphe1" style:family="paragraph">
      <style:paragraph-properties fo:text-align="center"/>
    </style:style>
    <style:style style:name="TableCell1142" style:family="table-cell">
      <style:table-cell-properties fo:border="0.0104in solid #000000" style:writing-mode="lr-tb" fo:padding-top="0in" fo:padding-left="0.0493in" fo:padding-bottom="0in" fo:padding-right="0.0493in"/>
    </style:style>
    <style:style style:name="P1143" style:parent-style-name="Paragraphe1" style:family="paragraph">
      <style:paragraph-properties fo:text-align="center"/>
    </style:style>
    <style:style style:name="TableCell1144" style:family="table-cell">
      <style:table-cell-properties fo:border="0.0104in solid #000000" style:writing-mode="lr-tb" fo:padding-top="0in" fo:padding-left="0.0493in" fo:padding-bottom="0in" fo:padding-right="0.0493in"/>
    </style:style>
    <style:style style:name="P1145" style:parent-style-name="Paragraphe1" style:family="paragraph">
      <style:paragraph-properties fo:text-align="center"/>
    </style:style>
    <style:style style:name="TableCell1146" style:family="table-cell">
      <style:table-cell-properties fo:border="0.0104in solid #000000" style:writing-mode="lr-tb" fo:padding-top="0in" fo:padding-left="0.0493in" fo:padding-bottom="0in" fo:padding-right="0.0493in"/>
    </style:style>
    <style:style style:name="P1147" style:parent-style-name="Paragraphe1" style:family="paragraph">
      <style:paragraph-properties fo:text-align="center"/>
    </style:style>
    <style:style style:name="TableCell1148" style:family="table-cell">
      <style:table-cell-properties fo:border="0.0104in solid #000000" style:writing-mode="lr-tb" fo:padding-top="0in" fo:padding-left="0.0493in" fo:padding-bottom="0in" fo:padding-right="0.0493in"/>
    </style:style>
    <style:style style:name="P1149" style:parent-style-name="Paragraphe1" style:family="paragraph">
      <style:paragraph-properties fo:text-align="center"/>
    </style:style>
    <style:style style:name="TableCell1150" style:family="table-cell">
      <style:table-cell-properties fo:border="0.0104in solid #000000" style:writing-mode="lr-tb" fo:padding-top="0in" fo:padding-left="0.0493in" fo:padding-bottom="0in" fo:padding-right="0.0493in"/>
    </style:style>
    <style:style style:name="P1151" style:parent-style-name="Paragraphe1" style:family="paragraph">
      <style:paragraph-properties fo:text-align="center"/>
    </style:style>
    <style:style style:name="TableCell1152" style:family="table-cell">
      <style:table-cell-properties fo:border="0.0104in solid #000000" style:writing-mode="lr-tb" fo:padding-top="0in" fo:padding-left="0.0493in" fo:padding-bottom="0in" fo:padding-right="0.0493in"/>
    </style:style>
    <style:style style:name="P1153" style:parent-style-name="Paragraphe1" style:family="paragraph">
      <style:paragraph-properties fo:text-align="center"/>
    </style:style>
    <style:style style:name="TableRow1154" style:family="table-row">
      <style:table-row-properties style:use-optimal-row-height="false" fo:keep-together="always"/>
    </style:style>
    <style:style style:name="TableCell1155" style:family="table-cell">
      <style:table-cell-properties fo:border="0.0104in solid #000000" style:writing-mode="lr-tb" fo:padding-top="0in" fo:padding-left="0.0493in" fo:padding-bottom="0in" fo:padding-right="0.0493in"/>
    </style:style>
    <style:style style:name="TableCell1156" style:family="table-cell">
      <style:table-cell-properties fo:border="0.0104in solid #000000" style:writing-mode="lr-tb" fo:padding-top="0in" fo:padding-left="0.0493in" fo:padding-bottom="0in" fo:padding-right="0.0493in"/>
    </style:style>
    <style:style style:name="P1157" style:parent-style-name="Paragraphe1" style:family="paragraph">
      <style:paragraph-properties fo:text-align="center"/>
    </style:style>
    <style:style style:name="TableCell1158" style:family="table-cell">
      <style:table-cell-properties fo:border="0.0104in solid #000000" style:writing-mode="lr-tb" fo:padding-top="0in" fo:padding-left="0.0493in" fo:padding-bottom="0in" fo:padding-right="0.0493in"/>
    </style:style>
    <style:style style:name="P1159" style:parent-style-name="Paragraphe1" style:family="paragraph">
      <style:paragraph-properties fo:text-align="center"/>
    </style:style>
    <style:style style:name="TableCell1160" style:family="table-cell">
      <style:table-cell-properties fo:border="0.0104in solid #000000" style:writing-mode="lr-tb" fo:padding-top="0in" fo:padding-left="0.0493in" fo:padding-bottom="0in" fo:padding-right="0.0493in"/>
    </style:style>
    <style:style style:name="P1161" style:parent-style-name="Paragraphe1" style:family="paragraph">
      <style:paragraph-properties fo:text-align="center"/>
    </style:style>
    <style:style style:name="TableCell1162" style:family="table-cell">
      <style:table-cell-properties fo:border="0.0104in solid #000000" style:writing-mode="lr-tb" fo:padding-top="0in" fo:padding-left="0.0493in" fo:padding-bottom="0in" fo:padding-right="0.0493in"/>
    </style:style>
    <style:style style:name="P1163" style:parent-style-name="Paragraphe1" style:family="paragraph">
      <style:paragraph-properties fo:text-align="center"/>
    </style:style>
    <style:style style:name="TableCell1164" style:family="table-cell">
      <style:table-cell-properties fo:border="0.0104in solid #000000" style:writing-mode="lr-tb" fo:padding-top="0in" fo:padding-left="0.0493in" fo:padding-bottom="0in" fo:padding-right="0.0493in"/>
    </style:style>
    <style:style style:name="P1165" style:parent-style-name="Paragraphe1" style:family="paragraph">
      <style:paragraph-properties fo:text-align="center"/>
    </style:style>
    <style:style style:name="TableCell1166" style:family="table-cell">
      <style:table-cell-properties fo:border="0.0104in solid #000000" style:writing-mode="lr-tb" fo:padding-top="0in" fo:padding-left="0.0493in" fo:padding-bottom="0in" fo:padding-right="0.0493in"/>
    </style:style>
    <style:style style:name="P1167" style:parent-style-name="Paragraphe1" style:family="paragraph">
      <style:paragraph-properties fo:text-align="center"/>
    </style:style>
    <style:style style:name="TableCell1168" style:family="table-cell">
      <style:table-cell-properties fo:border="0.0104in solid #000000" style:writing-mode="lr-tb" fo:padding-top="0in" fo:padding-left="0.0493in" fo:padding-bottom="0in" fo:padding-right="0.0493in"/>
    </style:style>
    <style:style style:name="P1169" style:parent-style-name="Paragraphe1" style:family="paragraph">
      <style:paragraph-properties fo:text-align="center"/>
    </style:style>
    <style:style style:name="TableRow1170" style:family="table-row">
      <style:table-row-properties style:use-optimal-row-height="false" fo:keep-together="always"/>
    </style:style>
    <style:style style:name="TableCell1171" style:family="table-cell">
      <style:table-cell-properties fo:border="0.0104in solid #000000" style:writing-mode="lr-tb" fo:padding-top="0in" fo:padding-left="0.0493in" fo:padding-bottom="0in" fo:padding-right="0.0493in"/>
    </style:style>
    <style:style style:name="TableCell1172" style:family="table-cell">
      <style:table-cell-properties fo:border="0.0104in solid #000000" style:writing-mode="lr-tb" fo:padding-top="0in" fo:padding-left="0.0493in" fo:padding-bottom="0in" fo:padding-right="0.0493in"/>
    </style:style>
    <style:style style:name="P1173" style:parent-style-name="Paragraphe1" style:family="paragraph">
      <style:paragraph-properties fo:text-align="center"/>
    </style:style>
    <style:style style:name="TableCell1174" style:family="table-cell">
      <style:table-cell-properties fo:border="0.0104in solid #000000" style:writing-mode="lr-tb" fo:padding-top="0in" fo:padding-left="0.0493in" fo:padding-bottom="0in" fo:padding-right="0.0493in"/>
    </style:style>
    <style:style style:name="P1175" style:parent-style-name="Paragraphe1" style:family="paragraph">
      <style:paragraph-properties fo:text-align="center"/>
    </style:style>
    <style:style style:name="TableCell1176" style:family="table-cell">
      <style:table-cell-properties fo:border="0.0104in solid #000000" style:writing-mode="lr-tb" fo:padding-top="0in" fo:padding-left="0.0493in" fo:padding-bottom="0in" fo:padding-right="0.0493in"/>
    </style:style>
    <style:style style:name="P1177" style:parent-style-name="Paragraphe1" style:family="paragraph">
      <style:paragraph-properties fo:text-align="center"/>
    </style:style>
    <style:style style:name="TableCell1178" style:family="table-cell">
      <style:table-cell-properties fo:border="0.0104in solid #000000" style:writing-mode="lr-tb" fo:padding-top="0in" fo:padding-left="0.0493in" fo:padding-bottom="0in" fo:padding-right="0.0493in"/>
    </style:style>
    <style:style style:name="P1179" style:parent-style-name="Paragraphe1" style:family="paragraph">
      <style:paragraph-properties fo:text-align="center"/>
    </style:style>
    <style:style style:name="TableCell1180" style:family="table-cell">
      <style:table-cell-properties fo:border="0.0104in solid #000000" style:writing-mode="lr-tb" fo:padding-top="0in" fo:padding-left="0.0493in" fo:padding-bottom="0in" fo:padding-right="0.0493in"/>
    </style:style>
    <style:style style:name="P1181" style:parent-style-name="Paragraphe1" style:family="paragraph">
      <style:paragraph-properties fo:text-align="center"/>
    </style:style>
    <style:style style:name="TableCell1182" style:family="table-cell">
      <style:table-cell-properties fo:border="0.0104in solid #000000" style:writing-mode="lr-tb" fo:padding-top="0in" fo:padding-left="0.0493in" fo:padding-bottom="0in" fo:padding-right="0.0493in"/>
    </style:style>
    <style:style style:name="P1183" style:parent-style-name="Paragraphe1" style:family="paragraph">
      <style:paragraph-properties fo:text-align="center"/>
    </style:style>
    <style:style style:name="TableCell1184" style:family="table-cell">
      <style:table-cell-properties fo:border="0.0104in solid #000000" style:writing-mode="lr-tb" fo:padding-top="0in" fo:padding-left="0.0493in" fo:padding-bottom="0in" fo:padding-right="0.0493in"/>
    </style:style>
    <style:style style:name="P1185" style:parent-style-name="Paragraphe1" style:family="paragraph">
      <style:paragraph-properties fo:text-align="center"/>
    </style:style>
    <style:style style:name="TableRow1186" style:family="table-row">
      <style:table-row-properties style:use-optimal-row-height="false" fo:keep-together="always"/>
    </style:style>
    <style:style style:name="TableCell1187" style:family="table-cell">
      <style:table-cell-properties fo:border="0.0104in solid #000000" style:writing-mode="lr-tb" fo:padding-top="0in" fo:padding-left="0.0493in" fo:padding-bottom="0in" fo:padding-right="0.0493in"/>
    </style:style>
    <style:style style:name="P1188" style:parent-style-name="Paragraphe1" style:family="paragraph">
      <style:paragraph-properties fo:text-align="start"/>
    </style:style>
    <style:style style:name="TableCell1189" style:family="table-cell">
      <style:table-cell-properties fo:border="0.0104in solid #000000" style:writing-mode="lr-tb" fo:padding-top="0in" fo:padding-left="0.0493in" fo:padding-bottom="0in" fo:padding-right="0.0493in"/>
    </style:style>
    <style:style style:name="P1190" style:parent-style-name="Paragraphe1" style:family="paragraph">
      <style:paragraph-properties fo:text-align="center"/>
    </style:style>
    <style:style style:name="TableCell1191" style:family="table-cell">
      <style:table-cell-properties fo:border="0.0104in solid #000000" style:writing-mode="lr-tb" fo:padding-top="0in" fo:padding-left="0.0493in" fo:padding-bottom="0in" fo:padding-right="0.0493in"/>
    </style:style>
    <style:style style:name="P1192" style:parent-style-name="Paragraphe1" style:family="paragraph">
      <style:paragraph-properties fo:text-align="center"/>
    </style:style>
    <style:style style:name="TableCell1193" style:family="table-cell">
      <style:table-cell-properties fo:border="0.0104in solid #000000" style:writing-mode="lr-tb" fo:padding-top="0in" fo:padding-left="0.0493in" fo:padding-bottom="0in" fo:padding-right="0.0493in"/>
    </style:style>
    <style:style style:name="P1194" style:parent-style-name="Paragraphe1" style:family="paragraph">
      <style:paragraph-properties fo:text-align="center"/>
    </style:style>
    <style:style style:name="TableCell1195" style:family="table-cell">
      <style:table-cell-properties fo:border="0.0104in solid #000000" style:writing-mode="lr-tb" fo:padding-top="0in" fo:padding-left="0.0493in" fo:padding-bottom="0in" fo:padding-right="0.0493in"/>
    </style:style>
    <style:style style:name="P1196" style:parent-style-name="Paragraphe1" style:family="paragraph">
      <style:paragraph-properties fo:text-align="center"/>
    </style:style>
    <style:style style:name="TableCell1197" style:family="table-cell">
      <style:table-cell-properties fo:border="0.0104in solid #000000" style:writing-mode="lr-tb" fo:padding-top="0in" fo:padding-left="0.0493in" fo:padding-bottom="0in" fo:padding-right="0.0493in"/>
    </style:style>
    <style:style style:name="P1198" style:parent-style-name="Paragraphe1" style:family="paragraph">
      <style:paragraph-properties fo:text-align="center"/>
    </style:style>
    <style:style style:name="TableCell1199" style:family="table-cell">
      <style:table-cell-properties fo:border="0.0104in solid #000000" style:writing-mode="lr-tb" fo:padding-top="0in" fo:padding-left="0.0493in" fo:padding-bottom="0in" fo:padding-right="0.0493in"/>
    </style:style>
    <style:style style:name="P1200" style:parent-style-name="Paragraphe1" style:family="paragraph">
      <style:paragraph-properties fo:text-align="center"/>
    </style:style>
    <style:style style:name="TableCell1201" style:family="table-cell">
      <style:table-cell-properties fo:border="0.0104in solid #000000" style:writing-mode="lr-tb" fo:padding-top="0in" fo:padding-left="0.0493in" fo:padding-bottom="0in" fo:padding-right="0.0493in"/>
    </style:style>
    <style:style style:name="P1202" style:parent-style-name="Paragraphe1" style:family="paragraph">
      <style:paragraph-properties fo:text-align="center"/>
    </style:style>
    <style:style style:name="P1203" style:parent-style-name="DefaultText" style:family="paragraph">
      <style:paragraph-properties fo:break-before="page"/>
    </style:style>
    <style:style style:name="P1204" style:parent-style-name="Listecontinue3" style:family="paragraph">
      <style:paragraph-properties fo:margin-left="0in">
        <style:tab-stops/>
      </style:paragraph-properties>
    </style:style>
    <style:style style:name="P1205" style:parent-style-name="Listecontinue3" style:family="paragraph">
      <style:paragraph-properties fo:margin-left="0in">
        <style:tab-stops/>
      </style:paragraph-properties>
    </style:style>
    <style:style style:name="P1206" style:parent-style-name="Normal" style:family="paragraph">
      <style:paragraph-properties fo:text-align="center" fo:margin-top="0.1666in"/>
    </style:style>
    <style:style style:name="T1207" style:parent-style-name="Policepardéfaut" style:family="text">
      <style:text-properties fo:font-weight="bold" style:font-weight-asian="bold"/>
    </style:style>
    <style:style style:name="P1208" style:parent-style-name="Listecontinue3" style:family="paragraph">
      <style:paragraph-properties fo:margin-left="0in">
        <style:tab-stops/>
      </style:paragraph-properties>
    </style:style>
    <style:style style:name="P1209" style:parent-style-name="Listecontinue3" style:family="paragraph">
      <style:paragraph-properties fo:margin-left="0in">
        <style:tab-stops/>
      </style:paragraph-properties>
    </style:style>
    <style:style style:name="P1210" style:parent-style-name="Listecontinue3" style:family="paragraph">
      <style:paragraph-properties fo:margin-left="0in">
        <style:tab-stops/>
      </style:paragraph-properties>
    </style:style>
    <style:style style:name="P1211" style:parent-style-name="Normal" style:family="paragraph">
      <style:paragraph-properties fo:text-align="center" fo:margin-top="0.1666in"/>
    </style:style>
    <style:style style:name="T1212" style:parent-style-name="Policepardéfaut" style:family="text">
      <style:text-properties fo:font-weight="bold" style:font-weight-asian="bold" fo:font-size="8pt" style:font-size-asian="8pt"/>
    </style:style>
    <style:style style:name="P1213" style:parent-style-name="Normal" style:family="paragraph">
      <style:paragraph-properties fo:text-align="center" fo:margin-top="0.1666in"/>
    </style:style>
    <style:style style:name="T1214" style:parent-style-name="Policepardéfaut" style:family="text">
      <style:text-properties fo:font-weight="bold" style:font-weight-asian="bold" fo:font-size="8pt" style:font-size-asian="8pt"/>
    </style:style>
    <style:style style:name="T1215" style:parent-style-name="Policepardéfaut" style:family="text">
      <style:text-properties fo:font-weight="bold" style:font-weight-asian="bold"/>
    </style:style>
    <style:style style:name="T1216" style:parent-style-name="Policepardéfaut" style:family="text">
      <style:text-properties fo:font-weight="bold" style:font-weight-asian="bold" fo:font-size="8pt" style:font-size-asian="8pt"/>
    </style:style>
    <style:style style:name="P1217" style:parent-style-name="Normal" style:family="paragraph">
      <style:paragraph-properties fo:text-align="center" fo:margin-top="0.1666in"/>
    </style:style>
    <style:style style:name="T1218" style:parent-style-name="Policepardéfaut" style:family="text">
      <style:text-properties fo:font-weight="bold" style:font-weight-asian="bold" fo:font-size="8pt" style:font-size-asian="8pt"/>
    </style:style>
    <style:style style:name="P1219" style:parent-style-name="Normal" style:family="paragraph">
      <style:paragraph-properties fo:text-align="center" fo:margin-top="0.1666in"/>
    </style:style>
    <style:style style:name="T1220" style:parent-style-name="Policepardéfaut" style:family="text">
      <style:text-properties fo:font-weight="bold" style:font-weight-asian="bold" fo:font-size="8pt" style:font-size-asian="8pt"/>
    </style:style>
    <style:style style:name="P1221" style:parent-style-name="Normal" style:family="paragraph">
      <style:paragraph-properties fo:text-align="center" fo:margin-top="0.1666in"/>
    </style:style>
    <style:style style:name="T1222" style:parent-style-name="Policepardéfaut" style:family="text">
      <style:text-properties fo:font-weight="bold" style:font-weight-asian="bold" fo:font-size="8pt" style:font-size-asian="8pt"/>
    </style:style>
    <style:style style:name="P1223" style:parent-style-name="Normal" style:family="paragraph">
      <style:paragraph-properties fo:text-align="center" fo:margin-top="0.1666in"/>
    </style:style>
    <style:style style:name="T1224" style:parent-style-name="Policepardéfaut" style:family="text">
      <style:text-properties fo:font-weight="bold" style:font-weight-asian="bold" fo:font-size="8pt" style:font-size-asian="8pt"/>
    </style:style>
    <style:style style:name="T1225" style:parent-style-name="Policepardéfaut" style:family="text">
      <style:text-properties fo:font-weight="bold" style:font-weight-asian="bold"/>
    </style:style>
    <style:style style:name="T1226" style:parent-style-name="Policepardéfaut" style:family="text">
      <style:text-properties fo:font-weight="bold" style:font-weight-asian="bold" fo:font-size="8pt" style:font-size-asian="8pt"/>
    </style:style>
    <style:style style:name="P1227" style:parent-style-name="Listecontinue3" style:family="paragraph">
      <style:paragraph-properties fo:margin-left="0in">
        <style:tab-stops/>
      </style:paragraph-properties>
    </style:style>
    <style:style style:name="P1228" style:parent-style-name="Listecontinue3" style:family="paragraph">
      <style:paragraph-properties fo:margin-left="0in">
        <style:tab-stops/>
      </style:paragraph-properties>
    </style:style>
    <style:style style:name="P1229" style:parent-style-name="Listecontinue3" style:family="paragraph">
      <style:paragraph-properties fo:margin-left="0in">
        <style:tab-stops/>
      </style:paragraph-properties>
    </style:style>
    <style:style style:name="T1230" style:parent-style-name="Policepardéfaut" style:family="text">
      <style:text-properties fo:color="#000000"/>
    </style:style>
    <style:style style:name="T1231" style:parent-style-name="Policepardéfaut" style:family="text">
      <style:text-properties fo:language="en" fo:country="US"/>
    </style:style>
    <style:style style:name="P1232" style:parent-style-name="Listecontinue3" style:family="paragraph">
      <style:paragraph-properties fo:margin-left="0in">
        <style:tab-stops/>
      </style:paragraph-properties>
    </style:style>
    <style:style style:name="P1233" style:parent-style-name="Listecontinue3" style:family="paragraph">
      <style:paragraph-properties fo:margin-left="0in">
        <style:tab-stops/>
      </style:paragraph-properties>
    </style:style>
    <style:style style:name="P1234" style:parent-style-name="Listecontinue3" style:family="paragraph">
      <style:paragraph-properties fo:margin-left="0in">
        <style:tab-stops/>
      </style:paragraph-properties>
    </style:style>
    <style:style style:name="P1235" style:parent-style-name="Listecontinue3" style:family="paragraph">
      <style:paragraph-properties fo:margin-left="0in">
        <style:tab-stops/>
      </style:paragraph-properties>
    </style:style>
    <style:style style:name="P1236" style:parent-style-name="Listecontinue3" style:family="paragraph">
      <style:paragraph-properties fo:margin-left="0in">
        <style:tab-stops/>
      </style:paragraph-properties>
    </style:style>
    <style:style style:name="P1237" style:parent-style-name="Listecontinue3" style:family="paragraph">
      <style:paragraph-properties fo:margin-left="0in">
        <style:tab-stops/>
      </style:paragraph-properties>
    </style:style>
    <style:style style:name="P1238" style:parent-style-name="Listecontinue3" style:family="paragraph">
      <style:paragraph-properties fo:margin-left="0in">
        <style:tab-stops/>
      </style:paragraph-properties>
    </style:style>
    <style:style style:name="P1239" style:parent-style-name="Listecontinue3" style:family="paragraph">
      <style:paragraph-properties fo:margin-left="0in">
        <style:tab-stops/>
      </style:paragraph-properties>
    </style:style>
    <style:style style:name="P1240" style:parent-style-name="Listecontinue3" style:family="paragraph">
      <style:paragraph-properties fo:margin-left="0in">
        <style:tab-stops/>
      </style:paragraph-properties>
    </style:style>
    <style:style style:name="P1241" style:parent-style-name="Listecontinue3" style:family="paragraph">
      <style:paragraph-properties fo:margin-left="0in">
        <style:tab-stops/>
      </style:paragraph-properties>
    </style:style>
    <style:style style:name="P1242" style:parent-style-name="Listecontinue3" style:family="paragraph">
      <style:paragraph-properties fo:margin-left="0in">
        <style:tab-stops/>
      </style:paragraph-properties>
    </style:style>
    <style:style style:name="P1243" style:parent-style-name="Listecontinue3" style:family="paragraph">
      <style:paragraph-properties fo:margin-left="0in">
        <style:tab-stops/>
      </style:paragraph-properties>
    </style:style>
    <style:style style:name="P1244" style:parent-style-name="Listecontinue3" style:family="paragraph">
      <style:paragraph-properties fo:margin-left="0in">
        <style:tab-stops/>
      </style:paragraph-properties>
    </style:style>
    <style:style style:name="P1245" style:parent-style-name="Listecontinue3" style:family="paragraph">
      <style:paragraph-properties fo:margin-left="0in">
        <style:tab-stops/>
      </style:paragraph-properties>
    </style:style>
    <style:style style:name="P1246" style:parent-style-name="Listecontinue3" style:family="paragraph">
      <style:paragraph-properties fo:margin-left="0in">
        <style:tab-stops/>
      </style:paragraph-properties>
    </style:style>
    <style:style style:name="P1247" style:parent-style-name="Listecontinue3" style:family="paragraph">
      <style:paragraph-properties fo:margin-left="0in">
        <style:tab-stops/>
      </style:paragraph-properties>
    </style:style>
    <style:style style:name="P1248" style:parent-style-name="Listecontinue3" style:family="paragraph">
      <style:paragraph-properties fo:margin-left="0in">
        <style:tab-stops/>
      </style:paragraph-properties>
    </style:style>
    <style:style style:name="P1249" style:parent-style-name="Listecontinue3" style:family="paragraph">
      <style:paragraph-properties fo:margin-left="0in">
        <style:tab-stops/>
      </style:paragraph-properties>
    </style:style>
    <style:style style:name="P1250" style:parent-style-name="Normal" style:family="paragraph">
      <style:paragraph-properties fo:text-align="center" fo:margin-top="0.1666in"/>
    </style:style>
    <style:style style:name="T1251" style:parent-style-name="Policepardéfaut" style:family="text">
      <style:text-properties fo:font-weight="bold" style:font-weight-asian="bold"/>
    </style:style>
    <style:style style:name="T1252" style:parent-style-name="Policepardéfaut" style:family="text">
      <style:text-properties fo:color="#000000"/>
    </style:style>
    <style:style style:name="T1253" style:parent-style-name="Policepardéfaut" style:family="text">
      <style:text-properties fo:language="fr" fo:country="CA"/>
    </style:style>
    <style:style style:name="P1254" style:parent-style-name="Normal" style:family="paragraph">
      <style:paragraph-properties fo:text-align="center" fo:margin-top="0.1666in"/>
    </style:style>
    <style:style style:name="T1255" style:parent-style-name="Policepardéfaut" style:family="text">
      <style:text-properties fo:font-weight="bold" style:font-weight-asian="bold" fo:font-size="8pt" style:font-size-asian="8pt"/>
    </style:style>
    <style:style style:name="T1256" style:parent-style-name="Policepardéfaut" style:family="text">
      <style:text-properties fo:font-weight="bold" style:font-weight-asian="bold"/>
    </style:style>
    <style:style style:name="T1257" style:parent-style-name="Policepardéfaut" style:family="text">
      <style:text-properties fo:font-weight="bold" style:font-weight-asian="bold" fo:font-size="8pt" style:font-size-asian="8pt"/>
    </style:style>
    <style:style style:name="P1258" style:parent-style-name="Listecontinue3" style:family="paragraph">
      <style:paragraph-properties fo:margin-left="0in">
        <style:tab-stops/>
      </style:paragraph-properties>
    </style:style>
    <style:style style:name="P1259" style:parent-style-name="Listecontinue3" style:family="paragraph">
      <style:paragraph-properties fo:margin-left="0in">
        <style:tab-stops/>
      </style:paragraph-properties>
    </style:style>
    <style:style style:name="P1260" style:parent-style-name="Listecontinue3" style:family="paragraph">
      <style:paragraph-properties fo:margin-left="0in">
        <style:tab-stops/>
      </style:paragraph-properties>
    </style:style>
    <style:style style:name="P1261" style:parent-style-name="Listecontinue3" style:family="paragraph">
      <style:paragraph-properties fo:margin-left="0in">
        <style:tab-stops/>
      </style:paragraph-properties>
    </style:style>
    <style:style style:name="P1262" style:parent-style-name="Listecontinue3" style:family="paragraph">
      <style:paragraph-properties fo:margin-left="0in">
        <style:tab-stops/>
      </style:paragraph-properties>
    </style:style>
    <style:style style:name="P1263" style:parent-style-name="Listecontinue3" style:family="paragraph">
      <style:paragraph-properties fo:margin-left="0in">
        <style:tab-stops/>
      </style:paragraph-properties>
    </style:style>
    <style:style style:name="P1264" style:parent-style-name="Listecontinue3" style:family="paragraph">
      <style:paragraph-properties fo:margin-left="0in">
        <style:tab-stops/>
      </style:paragraph-properties>
    </style:style>
    <style:style style:name="P1265" style:parent-style-name="Listecontinue3" style:family="paragraph">
      <style:paragraph-properties fo:margin-left="0in">
        <style:tab-stops/>
      </style:paragraph-properties>
    </style:style>
    <style:style style:name="P1266" style:parent-style-name="Listecontinue3" style:family="paragraph">
      <style:paragraph-properties fo:margin-left="0in">
        <style:tab-stops/>
      </style:paragraph-properties>
    </style:style>
    <style:style style:name="P1267" style:parent-style-name="Normal" style:family="paragraph">
      <style:text-properties fo:font-size="8pt" style:font-size-asian="8pt"/>
    </style:style>
    <style:style style:name="P1268" style:parent-style-name="Listecontinue3" style:family="paragraph">
      <style:paragraph-properties fo:margin-left="0in">
        <style:tab-stops/>
      </style:paragraph-properties>
    </style:style>
    <style:style style:name="P1269" style:parent-style-name="Listecontinue3" style:family="paragraph">
      <style:paragraph-properties fo:margin-left="0in">
        <style:tab-stops/>
      </style:paragraph-properties>
    </style:style>
    <style:style style:name="P1270" style:parent-style-name="Listecontinue3" style:family="paragraph">
      <style:paragraph-properties fo:margin-left="0in">
        <style:tab-stops/>
      </style:paragraph-properties>
    </style:style>
    <style:style style:name="P1271" style:parent-style-name="Listecontinue3" style:family="paragraph">
      <style:paragraph-properties fo:margin-left="0in">
        <style:tab-stops/>
      </style:paragraph-properties>
    </style:style>
    <style:style style:name="P1272" style:parent-style-name="Listecontinue3" style:family="paragraph">
      <style:paragraph-properties fo:margin-left="0in">
        <style:tab-stops/>
      </style:paragraph-properties>
    </style:style>
    <style:style style:name="P1273" style:parent-style-name="Listecontinue3" style:family="paragraph">
      <style:paragraph-properties fo:margin-left="0in">
        <style:tab-stops/>
      </style:paragraph-properties>
    </style:style>
    <style:style style:name="P1274" style:parent-style-name="Listecontinue3" style:family="paragraph">
      <style:paragraph-properties fo:margin-left="0in">
        <style:tab-stops/>
      </style:paragraph-properties>
    </style:style>
    <style:style style:name="P1275" style:parent-style-name="Listecontinue3" style:family="paragraph">
      <style:paragraph-properties fo:margin-left="0in">
        <style:tab-stops/>
      </style:paragraph-properties>
    </style:style>
    <style:style style:name="P1276" style:parent-style-name="Listecontinue3" style:family="paragraph">
      <style:paragraph-properties fo:margin-left="0in">
        <style:tab-stops/>
      </style:paragraph-properties>
    </style:style>
    <style:style style:name="P1277" style:parent-style-name="Listecontinue3" style:family="paragraph">
      <style:paragraph-properties fo:margin-left="0in">
        <style:tab-stops/>
      </style:paragraph-properties>
    </style:style>
    <style:style style:name="P1278" style:parent-style-name="Listecontinue3" style:family="paragraph">
      <style:paragraph-properties fo:margin-left="0in">
        <style:tab-stops/>
      </style:paragraph-properties>
    </style:style>
    <style:style style:name="P1279" style:parent-style-name="Normal" style:family="paragraph">
      <style:text-properties fo:font-size="8pt" style:font-size-asian="8pt"/>
    </style:style>
    <style:style style:name="P1280" style:parent-style-name="Listecontinue3" style:family="paragraph">
      <style:paragraph-properties fo:margin-left="0in">
        <style:tab-stops/>
      </style:paragraph-properties>
    </style:style>
    <style:style style:name="P1281" style:parent-style-name="Listecontinue3" style:family="paragraph">
      <style:paragraph-properties fo:margin-left="0in">
        <style:tab-stops/>
      </style:paragraph-properties>
    </style:style>
    <style:style style:name="P1282" style:parent-style-name="Listecontinue3" style:family="paragraph">
      <style:paragraph-properties fo:margin-left="0in">
        <style:tab-stops/>
      </style:paragraph-properties>
    </style:style>
    <style:style style:name="P1283" style:parent-style-name="Listecontinue3" style:family="paragraph">
      <style:paragraph-properties fo:margin-left="0in">
        <style:tab-stops/>
      </style:paragraph-properties>
    </style:style>
    <style:style style:name="P1284" style:parent-style-name="Listecontinue3" style:family="paragraph">
      <style:paragraph-properties fo:margin-left="0in">
        <style:tab-stops/>
      </style:paragraph-properties>
    </style:style>
    <style:style style:name="P1285" style:parent-style-name="Listecontinue3" style:family="paragraph">
      <style:paragraph-properties fo:margin-left="0in">
        <style:tab-stops/>
      </style:paragraph-properties>
    </style:style>
    <style:style style:name="P1286" style:parent-style-name="DefaultText" style:family="paragraph">
      <style:paragraph-properties fo:break-before="page"/>
    </style:style>
    <style:style style:name="P1287" style:parent-style-name="DefaultText" style:family="paragraph">
      <style:paragraph-properties fo:break-before="page"/>
    </style:style>
    <style:style style:name="P1288" style:parent-style-name="Bullet1" style:list-style-name="LFO16" style:family="paragraph">
      <style:text-properties fo:language="fr" fo:country="FR"/>
    </style:style>
    <style:style style:name="P1289" style:parent-style-name="Bullet1" style:list-style-name="LFO16" style:family="paragraph">
      <style:text-properties fo:language="fr" fo:country="FR"/>
    </style:style>
    <style:style style:name="P1290" style:parent-style-name="Bullet1" style:list-style-name="LFO16" style:family="paragraph">
      <style:text-properties fo:language="fr" fo:country="FR"/>
    </style:style>
    <style:style style:name="P1291" style:parent-style-name="Bullet1" style:list-style-name="LFO16" style:family="paragraph">
      <style:text-properties fo:language="fr" fo:country="FR"/>
    </style:style>
    <style:style style:name="P1292" style:parent-style-name="Bullet1" style:list-style-name="LFO16" style:family="paragraph">
      <style:text-properties fo:language="fr" fo:country="FR"/>
    </style:style>
    <style:style style:name="P1293" style:parent-style-name="Bullet1" style:list-style-name="LFO16" style:family="paragraph">
      <style:text-properties fo:language="fr" fo:country="FR"/>
    </style:style>
    <style:style style:name="P1294" style:parent-style-name="Bullet1" style:list-style-name="LFO16" style:family="paragraph">
      <style:text-properties fo:language="fr" fo:country="FR"/>
    </style:style>
    <style:style style:name="P1295" style:parent-style-name="Bullet1" style:list-style-name="LFO16" style:family="paragraph">
      <style:text-properties fo:language="fr" fo:country="FR"/>
    </style:style>
    <style:style style:name="P1296" style:parent-style-name="DefaultText" style:family="paragraph">
      <style:paragraph-properties fo:break-before="page"/>
    </style:style>
    <style:style style:name="P1297" style:parent-style-name="DefaultText" style:family="paragraph">
      <style:paragraph-properties fo:break-before="page"/>
    </style:style>
    <style:style style:name="P1298" style:parent-style-name="Normal" style:family="paragraph">
      <style:paragraph-properties fo:text-align="center" fo:margin-top="0.1666in"/>
    </style:style>
    <style:style style:name="T1299" style:parent-style-name="Policepardéfaut" style:family="text">
      <style:text-properties fo:font-weight="bold" style:font-weight-asian="bold"/>
    </style:style>
    <style:style style:name="P1300" style:parent-style-name="Normal" style:family="paragraph">
      <style:paragraph-properties fo:text-align="center" fo:margin-top="0.1666in"/>
    </style:style>
    <style:style style:name="T1301" style:parent-style-name="Policepardéfaut" style:family="text">
      <style:text-properties fo:font-weight="bold" style:font-weight-asian="bold" fo:font-size="8pt" style:font-size-asian="8pt"/>
    </style:style>
    <style:style style:name="T1302" style:parent-style-name="Policepardéfaut" style:family="text">
      <style:text-properties fo:font-weight="bold" style:font-weight-asian="bold"/>
    </style:style>
    <style:style style:name="T1303" style:parent-style-name="Policepardéfaut" style:family="text">
      <style:text-properties fo:font-weight="bold" style:font-weight-asian="bold" fo:font-size="8pt" style:font-size-asian="8pt"/>
    </style:style>
    <style:style style:name="P1304" style:parent-style-name="Normal" style:family="paragraph">
      <style:paragraph-properties fo:text-align="center" fo:margin-top="0.1666in"/>
    </style:style>
    <style:style style:name="T1305" style:parent-style-name="Policepardéfaut" style:family="text">
      <style:text-properties fo:font-weight="bold" style:font-weight-asian="bold" fo:font-size="8pt" style:font-size-asian="8pt"/>
    </style:style>
    <style:style style:name="P1306" style:parent-style-name="Normal" style:family="paragraph">
      <style:paragraph-properties fo:text-align="center" fo:margin-top="0.1666in"/>
    </style:style>
    <style:style style:name="T1307" style:parent-style-name="Policepardéfaut" style:family="text">
      <style:text-properties fo:font-weight="bold" style:font-weight-asian="bold" fo:font-size="8pt" style:font-size-asian="8pt"/>
    </style:style>
    <style:style style:name="T1308" style:parent-style-name="Policepardéfaut" style:family="text">
      <style:text-properties fo:font-weight="bold" style:font-weight-asian="bold"/>
    </style:style>
    <style:style style:name="T1309" style:parent-style-name="Policepardéfaut" style:family="text">
      <style:text-properties fo:font-weight="bold" style:font-weight-asian="bold" fo:font-size="8pt" style:font-size-asian="8pt"/>
    </style:style>
    <style:style style:name="P1310" style:parent-style-name="Normal" style:family="paragraph">
      <style:paragraph-properties fo:text-align="center" fo:margin-top="0.1666in"/>
    </style:style>
    <style:style style:name="T1311" style:parent-style-name="Policepardéfaut" style:family="text">
      <style:text-properties fo:font-weight="bold" style:font-weight-asian="bold" fo:font-size="8pt" style:font-size-asian="8pt"/>
    </style:style>
    <style:style style:name="P1312" style:parent-style-name="Normal" style:family="paragraph">
      <style:paragraph-properties fo:text-align="center" fo:margin-top="0.1666in"/>
    </style:style>
    <style:style style:name="T1313" style:parent-style-name="Policepardéfaut" style:family="text">
      <style:text-properties fo:font-weight="bold" style:font-weight-asian="bold" fo:font-size="8pt" style:font-size-asian="8pt"/>
    </style:style>
    <style:style style:name="T1314" style:parent-style-name="Policepardéfaut" style:family="text">
      <style:text-properties fo:font-weight="bold" style:font-weight-asian="bold" fo:font-size="8pt" style:font-size-asian="8pt"/>
    </style:style>
    <style:style style:name="P1315" style:parent-style-name="Normal" style:family="paragraph">
      <style:paragraph-properties fo:text-align="center" fo:margin-top="0.1666in"/>
    </style:style>
    <style:style style:name="T1316" style:parent-style-name="Policepardéfaut" style:family="text">
      <style:text-properties fo:font-weight="bold" style:font-weight-asian="bold" fo:font-size="8pt" style:font-size-asian="8pt"/>
    </style:style>
    <style:style style:name="P1317" style:parent-style-name="Normal" style:family="paragraph">
      <style:paragraph-properties fo:text-align="center" fo:margin-top="0.1666in"/>
    </style:style>
    <style:style style:name="T1318" style:parent-style-name="Policepardéfaut" style:family="text">
      <style:text-properties fo:font-weight="bold" style:font-weight-asian="bold" fo:font-size="8pt" style:font-size-asian="8pt"/>
    </style:style>
    <style:style style:name="P1319" style:parent-style-name="Normal" style:family="paragraph">
      <style:paragraph-properties fo:text-align="center" fo:margin-top="0.1666in"/>
    </style:style>
    <style:style style:name="T1320" style:parent-style-name="Policepardéfaut" style:family="text">
      <style:text-properties fo:font-weight="bold" style:font-weight-asian="bold"/>
    </style:style>
    <style:style style:name="T1321" style:parent-style-name="Policepardéfaut" style:family="text">
      <style:text-properties fo:color="#000000"/>
    </style:style>
    <style:style style:name="T1322" style:parent-style-name="Policepardéfaut" style:family="text">
      <style:text-properties fo:language="en" fo:country="US"/>
    </style:style>
    <style:style style:name="P1323" style:parent-style-name="Normal" style:family="paragraph">
      <style:text-properties fo:font-weight="bold" style:font-weight-asian="bold"/>
    </style:style>
    <style:style style:name="P1324" style:parent-style-name="Normal" style:family="paragraph">
      <style:text-properties fo:font-weight="bold" style:font-weight-asian="bold"/>
    </style:style>
    <style:style style:name="P1325" style:parent-style-name="Normal" style:family="paragraph">
      <style:text-properties fo:font-style="italic" style:font-style-asian="italic" fo:font-size="8pt" style:font-size-asian="8pt"/>
    </style:style>
    <style:style style:name="P1326" style:parent-style-name="Normal" style:family="paragraph">
      <style:text-properties fo:font-style="italic" style:font-style-asian="italic" fo:font-size="8pt" style:font-size-asian="8pt"/>
    </style:style>
    <style:style style:name="P1327" style:parent-style-name="Normal" style:family="paragraph">
      <style:text-properties fo:font-weight="bold" style:font-weight-asian="bold"/>
    </style:style>
    <style:style style:name="P1328" style:parent-style-name="DefaultText" style:family="paragraph">
      <style:paragraph-properties fo:break-before="page"/>
    </style:style>
    <style:style style:name="P1329" style:parent-style-name="Normal" style:family="paragraph">
      <style:paragraph-properties fo:text-align="center" fo:margin-top="0.1666in"/>
    </style:style>
    <style:style style:name="T1330" style:parent-style-name="Policepardéfaut" style:family="text">
      <style:text-properties fo:font-weight="bold" style:font-weight-asian="bold"/>
    </style:style>
    <style:style style:name="P1331" style:parent-style-name="Normal" style:family="paragraph">
      <style:paragraph-properties fo:text-align="center" fo:margin-top="0.1666in"/>
    </style:style>
    <style:style style:name="T1332" style:parent-style-name="Policepardéfaut" style:family="text">
      <style:text-properties fo:font-weight="bold" style:font-weight-asian="bold"/>
    </style:style>
    <style:style style:name="P1333" style:parent-style-name="Normal" style:family="paragraph">
      <style:paragraph-properties fo:text-align="center" fo:margin-top="0.1666in"/>
    </style:style>
    <style:style style:name="T1334" style:parent-style-name="Policepardéfaut" style:family="text">
      <style:text-properties fo:font-weight="bold" style:font-weight-asian="bold" fo:font-size="8pt" style:font-size-asian="8pt"/>
    </style:style>
    <style:style style:name="T1335" style:parent-style-name="Policepardéfaut" style:family="text">
      <style:text-properties fo:font-weight="bold" style:font-weight-asian="bold"/>
    </style:style>
    <style:style style:name="T1336" style:parent-style-name="Policepardéfaut" style:family="text">
      <style:text-properties fo:font-weight="bold" style:font-weight-asian="bold" fo:font-size="8pt" style:font-size-asian="8pt"/>
    </style:style>
    <style:style style:name="P1337" style:parent-style-name="Normal" style:family="paragraph">
      <style:paragraph-properties fo:text-align="center" fo:margin-top="0.1666in"/>
    </style:style>
    <style:style style:name="T1338" style:parent-style-name="Policepardéfaut" style:family="text">
      <style:text-properties fo:font-weight="bold" style:font-weight-asian="bold" fo:font-size="8pt" style:font-size-asian="8pt"/>
    </style:style>
    <style:style style:name="P1339" style:parent-style-name="Normal" style:family="paragraph">
      <style:paragraph-properties fo:text-align="center" fo:margin-top="0.1666in"/>
    </style:style>
    <style:style style:name="T1340" style:parent-style-name="Policepardéfaut" style:family="text">
      <style:text-properties fo:font-weight="bold" style:font-weight-asian="bold" fo:font-size="8pt" style:font-size-asian="8pt"/>
    </style:style>
    <style:style style:name="T1341" style:parent-style-name="Policepardéfaut" style:family="text">
      <style:text-properties fo:font-weight="bold" style:font-weight-asian="bold"/>
    </style:style>
    <style:style style:name="T1342" style:parent-style-name="Policepardéfaut" style:family="text">
      <style:text-properties fo:font-weight="bold" style:font-weight-asian="bold" fo:font-size="8pt" style:font-size-asian="8pt"/>
    </style:style>
    <style:style style:name="P1343" style:parent-style-name="Normal" style:family="paragraph">
      <style:paragraph-properties fo:text-align="center" fo:margin-top="0.1666in"/>
    </style:style>
    <style:style style:name="T1344" style:parent-style-name="Policepardéfaut" style:family="text">
      <style:text-properties fo:font-weight="bold" style:font-weight-asian="bold" fo:font-size="8pt" style:font-size-asian="8pt"/>
    </style:style>
    <style:style style:name="P1345" style:parent-style-name="Normal" style:family="paragraph">
      <style:paragraph-properties fo:text-align="center" fo:margin-top="0.1666in"/>
    </style:style>
    <style:style style:name="T1346" style:parent-style-name="Policepardéfaut" style:family="text">
      <style:text-properties fo:font-weight="bold" style:font-weight-asian="bold" fo:font-size="8pt" style:font-size-asian="8pt"/>
    </style:style>
    <style:style style:name="T1347" style:parent-style-name="Policepardéfaut" style:family="text">
      <style:text-properties fo:font-weight="bold" style:font-weight-asian="bold"/>
    </style:style>
    <style:style style:name="T1348" style:parent-style-name="Policepardéfaut" style:family="text">
      <style:text-properties fo:font-weight="bold" style:font-weight-asian="bold"/>
    </style:style>
    <style:style style:name="T1349" style:parent-style-name="Policepardéfaut" style:family="text">
      <style:text-properties fo:font-weight="bold" style:font-weight-asian="bold" fo:font-size="8pt" style:font-size-asian="8pt"/>
    </style:style>
    <style:style style:name="P1350" style:parent-style-name="Normal" style:family="paragraph">
      <style:paragraph-properties fo:text-align="center" fo:margin-top="0.1666in"/>
    </style:style>
    <style:style style:name="T1351" style:parent-style-name="Policepardéfaut" style:family="text">
      <style:text-properties fo:font-weight="bold" style:font-weight-asian="bold" fo:font-size="8pt" style:font-size-asian="8pt"/>
    </style:style>
    <style:style style:name="P1352" style:parent-style-name="Normal" style:family="paragraph">
      <style:paragraph-properties fo:text-align="center" fo:margin-top="0.1666in"/>
    </style:style>
    <style:style style:name="T1353" style:parent-style-name="Policepardéfaut" style:family="text">
      <style:text-properties fo:font-weight="bold" style:font-weight-asian="bold" fo:font-size="8pt" style:font-size-asian="8pt"/>
    </style:style>
    <style:style style:name="P1354" style:parent-style-name="Normal" style:family="paragraph">
      <style:text-properties fo:font-weight="bold" style:font-weight-asian="bold"/>
    </style:style>
    <style:style style:name="P1355" style:parent-style-name="Normal" style:family="paragraph">
      <style:text-properties fo:font-weight="bold" style:font-weight-asian="bold"/>
    </style:style>
    <style:style style:name="P1356" style:parent-style-name="Normal" style:family="paragraph">
      <style:text-properties fo:font-size="9pt" style:font-size-asian="9pt"/>
    </style:style>
    <style:style style:name="P1357" style:parent-style-name="DefaultText" style:family="paragraph">
      <style:paragraph-properties fo:break-before="page"/>
    </style:style>
    <style:style style:name="P1358" style:parent-style-name="Normal" style:family="paragraph">
      <style:text-properties fo:font-size="8pt" style:font-size-asian="8pt"/>
    </style:style>
    <style:style style:name="P1359" style:parent-style-name="Normal" style:family="paragraph">
      <style:text-properties fo:font-size="8pt" style:font-size-asian="8pt"/>
    </style:style>
    <style:style style:name="P1360" style:parent-style-name="Normal" style:family="paragraph">
      <style:text-properties fo:font-size="8pt" style:font-size-asian="8pt"/>
    </style:style>
    <style:style style:name="P1361" style:parent-style-name="Normal" style:family="paragraph">
      <style:text-properties fo:font-size="8pt" style:font-size-asian="8pt"/>
    </style:style>
    <style:style style:name="P1362" style:parent-style-name="Normal" style:family="paragraph">
      <style:text-properties fo:font-size="8pt" style:font-size-asian="8pt"/>
    </style:style>
    <style:style style:name="P1363" style:parent-style-name="Normal" style:family="paragraph">
      <style:text-properties fo:font-size="8pt" style:font-size-asian="8pt"/>
    </style:style>
    <style:style style:name="P1364" style:parent-style-name="Normal" style:family="paragraph">
      <style:text-properties fo:font-size="8pt" style:font-size-asian="8pt"/>
    </style:style>
    <style:style style:name="P1365" style:parent-style-name="Normal" style:family="paragraph">
      <style:text-properties fo:font-size="8pt" style:font-size-asian="8pt"/>
    </style:style>
    <style:style style:name="P1366" style:parent-style-name="Normal" style:family="paragraph">
      <style:text-properties fo:font-size="8pt" style:font-size-asian="8pt"/>
    </style:style>
    <style:style style:name="P1367" style:parent-style-name="Normal" style:family="paragraph">
      <style:text-properties fo:font-size="8pt" style:font-size-asian="8pt"/>
    </style:style>
    <style:style style:name="P1368" style:parent-style-name="Normal" style:family="paragraph">
      <style:text-properties fo:font-size="8pt" style:font-size-asian="8pt"/>
    </style:style>
    <style:style style:name="P1369" style:parent-style-name="Normal" style:family="paragraph">
      <style:text-properties fo:font-size="8pt" style:font-size-asian="8pt"/>
    </style:style>
    <style:style style:name="P1370" style:parent-style-name="Normal" style:family="paragraph">
      <style:text-properties fo:font-size="8pt" style:font-size-asian="8pt"/>
    </style:style>
    <style:style style:name="P1371" style:parent-style-name="Normal" style:family="paragraph">
      <style:text-properties fo:font-size="8pt" style:font-size-asian="8pt"/>
    </style:style>
    <style:style style:name="P1372" style:parent-style-name="Normal" style:family="paragraph">
      <style:text-properties fo:font-size="8pt" style:font-size-asian="8pt"/>
    </style:style>
    <style:style style:name="P1373" style:parent-style-name="Normal" style:family="paragraph">
      <style:text-properties fo:font-size="8pt" style:font-size-asian="8pt"/>
    </style:style>
    <style:style style:name="P1374" style:parent-style-name="Normal" style:family="paragraph">
      <style:text-properties fo:font-size="8pt" style:font-size-asian="8pt"/>
    </style:style>
    <style:style style:name="P1375" style:parent-style-name="Normal" style:family="paragraph">
      <style:text-properties fo:font-size="8pt" style:font-size-asian="8pt"/>
    </style:style>
    <style:style style:name="T1376" style:parent-style-name="Policepardéfaut" style:family="text">
      <style:text-properties style:text-underline-type="single" style:text-underline-style="solid" style:text-underline-width="auto" style:text-underline-mode="continuous"/>
    </style:style>
    <style:style style:name="T1377" style:parent-style-name="Policepardéfaut" style:family="text">
      <style:text-properties style:text-position="super 65%"/>
    </style:style>
    <style:style style:name="P1378" style:parent-style-name="DefaultText" style:family="paragraph">
      <style:text-properties fo:language="fr" fo:country="CA"/>
    </style:style>
    <style:style style:name="P1379" style:parent-style-name="DefaultText" style:family="paragraph">
      <style:text-properties fo:language="fr" fo:country="CA"/>
    </style:style>
    <style:style style:name="P1380" style:parent-style-name="DefaultText" style:family="paragraph">
      <style:text-properties fo:language="fr" fo:country="CA"/>
    </style:style>
    <style:style style:name="TableColumn1382" style:family="table-column">
      <style:table-column-properties style:column-width="1.552in" style:use-optimal-column-width="false"/>
    </style:style>
    <style:style style:name="TableColumn1383" style:family="table-column">
      <style:table-column-properties style:column-width="2.7562in" style:use-optimal-column-width="false"/>
    </style:style>
    <style:style style:name="Table1381" style:family="table">
      <style:table-properties style:width="4.3083in" fo:margin-left="0in" table:align="left"/>
    </style:style>
    <style:style style:name="TableRow1384" style:family="table-row">
      <style:table-row-properties style:use-optimal-row-height="false"/>
    </style:style>
    <style:style style:name="TableCell1385" style:family="table-cell">
      <style:table-cell-properties fo:border="0.0069in solid #000000" style:writing-mode="lr-tb" fo:padding-top="0in" fo:padding-left="0.075in" fo:padding-bottom="0in" fo:padding-right="0.075in"/>
    </style:style>
    <style:style style:name="P1386" style:parent-style-name="DefaultText" style:family="paragraph">
      <style:text-properties fo:language="en" fo:country="US"/>
    </style:style>
    <style:style style:name="TableCell1387" style:family="table-cell">
      <style:table-cell-properties fo:border="0.0069in solid #000000" style:writing-mode="lr-tb" fo:padding-top="0in" fo:padding-left="0.075in" fo:padding-bottom="0in" fo:padding-right="0.075in"/>
    </style:style>
    <style:style style:name="P1388" style:parent-style-name="DefaultText" style:family="paragraph">
      <style:text-properties fo:language="en" fo:country="US"/>
    </style:style>
    <style:style style:name="TableRow1389" style:family="table-row">
      <style:table-row-properties style:use-optimal-row-height="false"/>
    </style:style>
    <style:style style:name="TableCell1390" style:family="table-cell">
      <style:table-cell-properties fo:border="0.0069in solid #000000" style:writing-mode="lr-tb" fo:padding-top="0in" fo:padding-left="0.075in" fo:padding-bottom="0in" fo:padding-right="0.075in"/>
    </style:style>
    <style:style style:name="P1391" style:parent-style-name="DefaultText" style:family="paragraph">
      <style:text-properties fo:language="en" fo:country="US"/>
    </style:style>
    <style:style style:name="TableCell1392" style:family="table-cell">
      <style:table-cell-properties fo:border="0.0069in solid #000000" style:writing-mode="lr-tb" fo:padding-top="0in" fo:padding-left="0.075in" fo:padding-bottom="0in" fo:padding-right="0.075in"/>
    </style:style>
    <style:style style:name="P1393" style:parent-style-name="DefaultText" style:family="paragraph">
      <style:text-properties fo:language="en" fo:country="US"/>
    </style:style>
    <style:style style:name="TableRow1394" style:family="table-row">
      <style:table-row-properties style:use-optimal-row-height="false"/>
    </style:style>
    <style:style style:name="TableCell1395" style:family="table-cell">
      <style:table-cell-properties fo:border="0.0069in solid #000000" style:writing-mode="lr-tb" fo:padding-top="0in" fo:padding-left="0.075in" fo:padding-bottom="0in" fo:padding-right="0.075in"/>
    </style:style>
    <style:style style:name="P1396" style:parent-style-name="DefaultText" style:family="paragraph">
      <style:text-properties fo:language="en" fo:country="US"/>
    </style:style>
    <style:style style:name="TableCell1397" style:family="table-cell">
      <style:table-cell-properties fo:border="0.0069in solid #000000" style:writing-mode="lr-tb" fo:padding-top="0in" fo:padding-left="0.075in" fo:padding-bottom="0in" fo:padding-right="0.075in"/>
    </style:style>
    <style:style style:name="P1398" style:parent-style-name="DefaultText" style:family="paragraph">
      <style:text-properties fo:language="en" fo:country="US"/>
    </style:style>
    <style:style style:name="TableRow1399" style:family="table-row">
      <style:table-row-properties style:use-optimal-row-height="false"/>
    </style:style>
    <style:style style:name="TableCell1400" style:family="table-cell">
      <style:table-cell-properties fo:border="0.0069in solid #000000" style:writing-mode="lr-tb" fo:padding-top="0in" fo:padding-left="0.075in" fo:padding-bottom="0in" fo:padding-right="0.075in"/>
    </style:style>
    <style:style style:name="P1401" style:parent-style-name="DefaultText" style:family="paragraph">
      <style:text-properties fo:language="en" fo:country="US"/>
    </style:style>
    <style:style style:name="TableCell1402" style:family="table-cell">
      <style:table-cell-properties fo:border="0.0069in solid #000000" style:writing-mode="lr-tb" fo:padding-top="0in" fo:padding-left="0.075in" fo:padding-bottom="0in" fo:padding-right="0.075in"/>
    </style:style>
    <style:style style:name="TableRow1403" style:family="table-row">
      <style:table-row-properties style:use-optimal-row-height="false"/>
    </style:style>
    <style:style style:name="TableCell1404" style:family="table-cell">
      <style:table-cell-properties fo:border="0.0069in solid #000000" style:writing-mode="lr-tb" fo:padding-top="0in" fo:padding-left="0.075in" fo:padding-bottom="0in" fo:padding-right="0.075in"/>
    </style:style>
    <style:style style:name="P1405" style:parent-style-name="DefaultText" style:family="paragraph">
      <style:text-properties fo:language="en" fo:country="US"/>
    </style:style>
    <style:style style:name="TableCell1406" style:family="table-cell">
      <style:table-cell-properties fo:border="0.0069in solid #000000" style:writing-mode="lr-tb" fo:padding-top="0in" fo:padding-left="0.075in" fo:padding-bottom="0in" fo:padding-right="0.075in"/>
    </style:style>
    <style:style style:name="P1407" style:parent-style-name="DefaultText" style:family="paragraph">
      <style:text-properties fo:language="en" fo:country="US"/>
    </style:style>
    <style:style style:name="TableRow1408" style:family="table-row">
      <style:table-row-properties style:use-optimal-row-height="false"/>
    </style:style>
    <style:style style:name="TableCell1409" style:family="table-cell">
      <style:table-cell-properties fo:border="0.0069in solid #000000" style:writing-mode="lr-tb" fo:padding-top="0in" fo:padding-left="0.075in" fo:padding-bottom="0in" fo:padding-right="0.075in"/>
    </style:style>
    <style:style style:name="P1410" style:parent-style-name="DefaultText" style:family="paragraph">
      <style:text-properties fo:language="en" fo:country="US"/>
    </style:style>
    <style:style style:name="TableCell1411" style:family="table-cell">
      <style:table-cell-properties fo:border="0.0069in solid #000000" style:writing-mode="lr-tb" fo:padding-top="0in" fo:padding-left="0.075in" fo:padding-bottom="0in" fo:padding-right="0.075in"/>
    </style:style>
    <style:style style:name="P1412" style:parent-style-name="DefaultText" style:family="paragraph">
      <style:text-properties fo:language="en" fo:country="US"/>
    </style:style>
    <style:style style:name="TableRow1413" style:family="table-row">
      <style:table-row-properties style:use-optimal-row-height="false"/>
    </style:style>
    <style:style style:name="TableCell1414" style:family="table-cell">
      <style:table-cell-properties fo:border="0.0069in solid #000000" style:writing-mode="lr-tb" fo:padding-top="0in" fo:padding-left="0.075in" fo:padding-bottom="0in" fo:padding-right="0.075in"/>
    </style:style>
    <style:style style:name="P1415" style:parent-style-name="DefaultText" style:family="paragraph">
      <style:text-properties fo:language="en" fo:country="US"/>
    </style:style>
    <style:style style:name="TableCell1416" style:family="table-cell">
      <style:table-cell-properties fo:border="0.0069in solid #000000" style:writing-mode="lr-tb" fo:padding-top="0in" fo:padding-left="0.075in" fo:padding-bottom="0in" fo:padding-right="0.075in"/>
    </style:style>
    <style:style style:name="P1417" style:parent-style-name="DefaultText" style:family="paragraph">
      <style:text-properties fo:language="en" fo:country="US"/>
    </style:style>
    <style:style style:name="TableRow1418" style:family="table-row">
      <style:table-row-properties style:use-optimal-row-height="false"/>
    </style:style>
    <style:style style:name="TableCell1419" style:family="table-cell">
      <style:table-cell-properties fo:border="0.0069in solid #000000" style:writing-mode="lr-tb" fo:padding-top="0in" fo:padding-left="0.075in" fo:padding-bottom="0in" fo:padding-right="0.075in"/>
    </style:style>
    <style:style style:name="P1420" style:parent-style-name="DefaultText" style:family="paragraph">
      <style:text-properties fo:language="en" fo:country="US"/>
    </style:style>
    <style:style style:name="TableCell1421" style:family="table-cell">
      <style:table-cell-properties fo:border="0.0069in solid #000000" style:writing-mode="lr-tb" fo:padding-top="0in" fo:padding-left="0.075in" fo:padding-bottom="0in" fo:padding-right="0.075in"/>
    </style:style>
    <style:style style:name="TableRow1422" style:family="table-row">
      <style:table-row-properties style:use-optimal-row-height="false"/>
    </style:style>
    <style:style style:name="TableCell1423" style:family="table-cell">
      <style:table-cell-properties fo:border="0.0069in solid #000000" style:writing-mode="lr-tb" fo:padding-top="0in" fo:padding-left="0.075in" fo:padding-bottom="0in" fo:padding-right="0.075in"/>
    </style:style>
    <style:style style:name="TableCell1424" style:family="table-cell">
      <style:table-cell-properties fo:border="0.0069in solid #000000" style:writing-mode="lr-tb" fo:padding-top="0in" fo:padding-left="0.075in" fo:padding-bottom="0in" fo:padding-right="0.075in"/>
    </style:style>
    <style:style style:name="TableRow1425" style:family="table-row">
      <style:table-row-properties style:use-optimal-row-height="false"/>
    </style:style>
    <style:style style:name="TableCell1426" style:family="table-cell">
      <style:table-cell-properties fo:border="0.0069in solid #000000" style:writing-mode="lr-tb" fo:padding-top="0in" fo:padding-left="0.075in" fo:padding-bottom="0in" fo:padding-right="0.075in"/>
    </style:style>
    <style:style style:name="TableCell1427" style:family="table-cell">
      <style:table-cell-properties fo:border="0.0069in solid #000000" style:writing-mode="lr-tb" fo:padding-top="0in" fo:padding-left="0.075in" fo:padding-bottom="0in" fo:padding-right="0.075in"/>
    </style:style>
    <style:style style:name="P1428" style:parent-style-name="DefaultText" style:family="paragraph">
      <style:text-properties fo:language="fr" fo:country="CA"/>
    </style:style>
    <style:style style:name="P1429" style:parent-style-name="DefaultText" style:family="paragraph">
      <style:paragraph-properties fo:break-before="page"/>
      <style:text-properties fo:language="fr" fo:country="CA"/>
    </style:style>
    <style:style style:name="P1430" style:parent-style-name="Bullet1" style:list-style-name="LFO16" style:family="paragraph">
      <style:text-properties fo:language="fr" fo:country="FR"/>
    </style:style>
    <style:style style:name="P1431" style:parent-style-name="Bullet1" style:list-style-name="LFO16" style:family="paragraph">
      <style:text-properties fo:language="fr" fo:country="FR"/>
    </style:style>
    <style:style style:name="P1432" style:parent-style-name="Bullet1" style:list-style-name="LFO16" style:family="paragraph">
      <style:text-properties fo:language="fr" fo:country="FR"/>
    </style:style>
    <style:style style:name="P1433" style:parent-style-name="Bullet1" style:list-style-name="LFO16" style:family="paragraph">
      <style:text-properties fo:language="fr" fo:country="FR"/>
    </style:style>
    <style:style style:name="P1434" style:parent-style-name="Bullet1" style:list-style-name="LFO16" style:family="paragraph">
      <style:text-properties fo:language="fr" fo:country="FR"/>
    </style:style>
    <style:style style:name="T1435" style:parent-style-name="Policepardéfaut" style:family="text">
      <style:text-properties fo:language="fr" fo:country="FR"/>
    </style:style>
    <style:style style:name="T1436" style:parent-style-name="Policepardéfaut" style:family="text">
      <style:text-properties fo:language="fr" fo:country="FR"/>
    </style:style>
    <style:style style:name="T1437" style:parent-style-name="Policepardéfaut" style:family="text">
      <style:text-properties fo:language="fr" fo:country="FR"/>
    </style:style>
    <style:style style:name="T1438" style:parent-style-name="Policepardéfaut" style:family="text">
      <style:text-properties fo:language="fr" fo:country="FR"/>
    </style:style>
    <style:style style:name="T1439" style:parent-style-name="Policepardéfaut" style:family="text">
      <style:text-properties fo:language="fr" fo:country="FR"/>
    </style:style>
    <style:style style:name="P1440" style:parent-style-name="Bullet1" style:list-style-name="LFO16" style:family="paragraph">
      <style:text-properties fo:language="fr" fo:country="FR"/>
    </style:style>
    <style:style style:name="P1441" style:parent-style-name="Bullet1" style:list-style-name="LFO16" style:family="paragraph">
      <style:text-properties fo:language="fr" fo:country="FR"/>
    </style:style>
    <style:style style:name="P1442" style:parent-style-name="Bullet1" style:list-style-name="LFO16" style:family="paragraph">
      <style:text-properties fo:language="fr" fo:country="FR"/>
    </style:style>
    <style:style style:name="P1443" style:parent-style-name="Bullet1" style:list-style-name="LFO16" style:family="paragraph">
      <style:text-properties fo:language="fr" fo:country="FR"/>
    </style:style>
    <style:style style:name="P1444" style:parent-style-name="Bullet1" style:list-style-name="LFO16" style:family="paragraph">
      <style:text-properties fo:language="fr" fo:country="FR"/>
    </style:style>
    <style:style style:name="P1445" style:parent-style-name="Bullet1" style:list-style-name="LFO16" style:family="paragraph">
      <style:text-properties fo:language="fr" fo:country="FR"/>
    </style:style>
    <style:style style:name="P1446" style:parent-style-name="DefaultText" style:family="paragraph">
      <style:text-properties fo:language="fr" fo:country="CA"/>
    </style:style>
    <style:style style:name="P1447" style:parent-style-name="DefaultText" style:family="paragraph">
      <style:paragraph-properties fo:break-before="page"/>
    </style:style>
    <style:style style:name="P1448" style:parent-style-name="Normal" style:family="paragraph">
      <style:text-properties fo:font-size="8pt" style:font-size-asian="8pt"/>
    </style:style>
    <style:style style:name="P1449" style:parent-style-name="Normal" style:family="paragraph">
      <style:text-properties fo:font-size="8pt" style:font-size-asian="8pt"/>
    </style:style>
    <style:style style:name="P1450" style:parent-style-name="Normal" style:family="paragraph">
      <style:text-properties fo:font-size="8pt" style:font-size-asian="8pt"/>
    </style:style>
    <style:style style:name="P1451" style:parent-style-name="Normal" style:family="paragraph">
      <style:text-properties fo:font-size="8pt" style:font-size-asian="8pt"/>
    </style:style>
    <style:style style:name="P1452" style:parent-style-name="Normal" style:family="paragraph">
      <style:text-properties fo:font-size="8pt" style:font-size-asian="8pt"/>
    </style:style>
    <style:style style:name="TableColumn1454" style:family="table-column">
      <style:table-column-properties style:column-width="1.552in" style:use-optimal-column-width="false"/>
    </style:style>
    <style:style style:name="TableColumn1455" style:family="table-column">
      <style:table-column-properties style:column-width="2.7562in" style:use-optimal-column-width="false"/>
    </style:style>
    <style:style style:name="Table1453" style:family="table">
      <style:table-properties style:width="4.3083in" fo:margin-left="0in" table:align="left"/>
    </style:style>
    <style:style style:name="TableRow1456" style:family="table-row">
      <style:table-row-properties style:use-optimal-row-height="false"/>
    </style:style>
    <style:style style:name="TableCell1457" style:family="table-cell">
      <style:table-cell-properties fo:border="0.0069in solid #000000" style:writing-mode="lr-tb" fo:padding-top="0in" fo:padding-left="0.075in" fo:padding-bottom="0in" fo:padding-right="0.075in"/>
    </style:style>
    <style:style style:name="P1458" style:parent-style-name="DefaultText" style:family="paragraph">
      <style:paragraph-properties>
        <style:tab-stops>
          <style:tab-stop style:type="center" style:position="0.7006in"/>
        </style:tab-stops>
      </style:paragraph-properties>
      <style:text-properties fo:language="fr" fo:country="CA"/>
    </style:style>
    <style:style style:name="TableCell1459" style:family="table-cell">
      <style:table-cell-properties fo:border="0.0069in solid #000000" style:writing-mode="lr-tb" fo:padding-top="0in" fo:padding-left="0.075in" fo:padding-bottom="0in" fo:padding-right="0.075in"/>
    </style:style>
    <style:style style:name="P1460" style:parent-style-name="DefaultText" style:family="paragraph">
      <style:text-properties fo:language="fr" fo:country="CA"/>
    </style:style>
    <style:style style:name="TableRow1461" style:family="table-row">
      <style:table-row-properties style:use-optimal-row-height="false"/>
    </style:style>
    <style:style style:name="TableCell1462" style:family="table-cell">
      <style:table-cell-properties fo:border="0.0069in solid #000000" style:writing-mode="lr-tb" fo:padding-top="0in" fo:padding-left="0.075in" fo:padding-bottom="0in" fo:padding-right="0.075in"/>
    </style:style>
    <style:style style:name="P1463" style:parent-style-name="DefaultText" style:family="paragraph">
      <style:text-properties fo:language="en" fo:country="US"/>
    </style:style>
    <style:style style:name="TableCell1464" style:family="table-cell">
      <style:table-cell-properties fo:border="0.0069in solid #000000" style:writing-mode="lr-tb" fo:padding-top="0in" fo:padding-left="0.075in" fo:padding-bottom="0in" fo:padding-right="0.075in"/>
    </style:style>
    <style:style style:name="P1465" style:parent-style-name="DefaultText" style:family="paragraph">
      <style:text-properties fo:language="en" fo:country="US"/>
    </style:style>
    <style:style style:name="TableRow1466" style:family="table-row">
      <style:table-row-properties style:use-optimal-row-height="false"/>
    </style:style>
    <style:style style:name="TableCell1467" style:family="table-cell">
      <style:table-cell-properties fo:border="0.0069in solid #000000" style:writing-mode="lr-tb" fo:padding-top="0in" fo:padding-left="0.075in" fo:padding-bottom="0in" fo:padding-right="0.075in"/>
    </style:style>
    <style:style style:name="P1468" style:parent-style-name="DefaultText" style:family="paragraph">
      <style:text-properties fo:language="en" fo:country="US"/>
    </style:style>
    <style:style style:name="TableCell1469" style:family="table-cell">
      <style:table-cell-properties fo:border="0.0069in solid #000000" style:writing-mode="lr-tb" fo:padding-top="0in" fo:padding-left="0.075in" fo:padding-bottom="0in" fo:padding-right="0.075in"/>
    </style:style>
    <style:style style:name="P1470" style:parent-style-name="DefaultText" style:family="paragraph">
      <style:text-properties fo:language="en" fo:country="US"/>
    </style:style>
    <style:style style:name="TableRow1471" style:family="table-row">
      <style:table-row-properties style:use-optimal-row-height="false"/>
    </style:style>
    <style:style style:name="TableCell1472" style:family="table-cell">
      <style:table-cell-properties fo:border="0.0069in solid #000000" style:writing-mode="lr-tb" fo:padding-top="0in" fo:padding-left="0.075in" fo:padding-bottom="0in" fo:padding-right="0.075in"/>
    </style:style>
    <style:style style:name="P1473" style:parent-style-name="DefaultText" style:family="paragraph">
      <style:text-properties fo:language="en" fo:country="US"/>
    </style:style>
    <style:style style:name="TableCell1474" style:family="table-cell">
      <style:table-cell-properties fo:border="0.0069in solid #000000" style:writing-mode="lr-tb" fo:padding-top="0in" fo:padding-left="0.075in" fo:padding-bottom="0in" fo:padding-right="0.075in"/>
    </style:style>
    <style:style style:name="P1475" style:parent-style-name="DefaultText" style:family="paragraph">
      <style:text-properties fo:language="fr" fo:country="CA"/>
    </style:style>
    <style:style style:name="TableRow1476" style:family="table-row">
      <style:table-row-properties style:use-optimal-row-height="false"/>
    </style:style>
    <style:style style:name="TableCell1477" style:family="table-cell">
      <style:table-cell-properties fo:border="0.0069in solid #000000" style:writing-mode="lr-tb" fo:padding-top="0in" fo:padding-left="0.075in" fo:padding-bottom="0in" fo:padding-right="0.075in"/>
    </style:style>
    <style:style style:name="P1478" style:parent-style-name="DefaultText" style:family="paragraph">
      <style:text-properties fo:language="en" fo:country="US"/>
    </style:style>
    <style:style style:name="TableCell1479" style:family="table-cell">
      <style:table-cell-properties fo:border="0.0069in solid #000000" style:writing-mode="lr-tb" fo:padding-top="0in" fo:padding-left="0.075in" fo:padding-bottom="0in" fo:padding-right="0.075in"/>
    </style:style>
    <style:style style:name="P1480" style:parent-style-name="DefaultText" style:family="paragraph">
      <style:text-properties fo:language="en" fo:country="US"/>
    </style:style>
    <style:style style:name="TableRow1481" style:family="table-row">
      <style:table-row-properties style:use-optimal-row-height="false"/>
    </style:style>
    <style:style style:name="TableCell1482" style:family="table-cell">
      <style:table-cell-properties fo:border="0.0069in solid #000000" style:writing-mode="lr-tb" fo:padding-top="0in" fo:padding-left="0.075in" fo:padding-bottom="0in" fo:padding-right="0.075in"/>
    </style:style>
    <style:style style:name="P1483" style:parent-style-name="DefaultText" style:family="paragraph">
      <style:text-properties fo:language="en" fo:country="US"/>
    </style:style>
    <style:style style:name="TableCell1484" style:family="table-cell">
      <style:table-cell-properties fo:border="0.0069in solid #000000" style:writing-mode="lr-tb" fo:padding-top="0in" fo:padding-left="0.075in" fo:padding-bottom="0in" fo:padding-right="0.075in"/>
    </style:style>
    <style:style style:name="P1485" style:parent-style-name="DefaultText" style:family="paragraph">
      <style:text-properties fo:language="fr" fo:country="CA"/>
    </style:style>
    <style:style style:name="P1486" style:parent-style-name="DefaultText" style:family="paragraph">
      <style:text-properties fo:language="fr" fo:country="CA"/>
    </style:style>
    <style:style style:name="P1487" style:parent-style-name="Titre3" style:list-style-name="LFO17" style:family="paragraph">
      <style:paragraph-properties fo:break-before="page"/>
    </style:style>
    <style:style style:name="P1488" style:parent-style-name="Bullet1" style:list-style-name="LFO16" style:family="paragraph">
      <style:text-properties fo:language="fr" fo:country="FR"/>
    </style:style>
    <style:style style:name="P1489" style:parent-style-name="Bullet1" style:list-style-name="LFO16" style:family="paragraph">
      <style:text-properties fo:language="fr" fo:country="FR"/>
    </style:style>
    <style:style style:name="P1490" style:parent-style-name="Bullet1" style:list-style-name="LFO16" style:family="paragraph">
      <style:text-properties fo:language="fr" fo:country="FR"/>
    </style:style>
    <style:style style:name="P1491" style:parent-style-name="Bullet1" style:list-style-name="LFO16" style:family="paragraph">
      <style:text-properties fo:language="fr" fo:country="FR"/>
    </style:style>
    <style:style style:name="P1492" style:parent-style-name="Bullet1" style:list-style-name="LFO16" style:family="paragraph">
      <style:text-properties fo:language="fr" fo:country="FR"/>
    </style:style>
    <style:style style:name="TableColumn1494" style:family="table-column">
      <style:table-column-properties style:column-width="2.8347in" style:use-optimal-column-width="false"/>
    </style:style>
    <style:style style:name="TableColumn1495" style:family="table-column">
      <style:table-column-properties style:column-width="1.0541in" style:use-optimal-column-width="false"/>
    </style:style>
    <style:style style:name="TableColumn1496" style:family="table-column">
      <style:table-column-properties style:column-width="0.7875in" style:use-optimal-column-width="false"/>
    </style:style>
    <style:style style:name="Table1493" style:family="table">
      <style:table-properties style:width="4.6763in" fo:margin-left="0in" table:align="left"/>
    </style:style>
    <style:style style:name="TableRow1497" style:family="table-row">
      <style:table-row-properties style:use-optimal-row-height="false" fo:keep-together="always"/>
    </style:style>
    <style:style style:name="TableCell1498" style:family="table-cell">
      <style:table-cell-properties fo:border-top="none" fo:border-left="0.0104in solid #000000" fo:border-bottom="0.0104in solid #000000" fo:border-right="0.0104in solid #000000" style:writing-mode="lr-tb" fo:padding-top="0in" fo:padding-left="0.0493in" fo:padding-bottom="0in" fo:padding-right="0.0493in"/>
    </style:style>
    <style:style style:name="P1499" style:parent-style-name="Paragraphe1" style:family="paragraph">
      <style:paragraph-properties fo:text-align="center"/>
      <style:text-properties fo:font-weight="bold" style:font-weight-asian="bold"/>
    </style:style>
    <style:style style:name="TableCell1500" style:family="table-cell">
      <style:table-cell-properties fo:border="0.0104in solid #000000" style:writing-mode="lr-tb" fo:padding-top="0in" fo:padding-left="0.0493in" fo:padding-bottom="0in" fo:padding-right="0.0493in"/>
    </style:style>
    <style:style style:name="P1501" style:parent-style-name="Paragraphe1" style:family="paragraph">
      <style:paragraph-properties fo:text-align="center"/>
      <style:text-properties fo:font-weight="bold" style:font-weight-asian="bold"/>
    </style:style>
    <style:style style:name="TableCell1502" style:family="table-cell">
      <style:table-cell-properties fo:border="0.0104in solid #000000" style:writing-mode="lr-tb" fo:padding-top="0in" fo:padding-left="0.0493in" fo:padding-bottom="0in" fo:padding-right="0.0493in"/>
    </style:style>
    <style:style style:name="P1503" style:parent-style-name="Paragraphe1" style:family="paragraph">
      <style:paragraph-properties fo:text-align="center"/>
      <style:text-properties fo:font-weight="bold" style:font-weight-asian="bold"/>
    </style:style>
    <style:style style:name="TableRow1504" style:family="table-row">
      <style:table-row-properties style:use-optimal-row-height="false" fo:keep-together="always"/>
    </style:style>
    <style:style style:name="TableCell1505" style:family="table-cell">
      <style:table-cell-properties fo:border-top="none" fo:border-left="0.0104in solid #000000" fo:border-bottom="0.0104in solid #000000" fo:border-right="0.0104in solid #000000" style:writing-mode="lr-tb" fo:padding-top="0in" fo:padding-left="0.0493in" fo:padding-bottom="0in" fo:padding-right="0.0493in"/>
    </style:style>
    <style:style style:name="P1506" style:parent-style-name="Paragraphe1" style:family="paragraph">
      <style:paragraph-properties fo:text-align="center"/>
      <style:text-properties fo:font-weight="bold" style:font-weight-asian="bold"/>
    </style:style>
    <style:style style:name="TableCell1507" style:family="table-cell">
      <style:table-cell-properties fo:border="0.0104in solid #000000" style:writing-mode="lr-tb" fo:padding-top="0in" fo:padding-left="0.0493in" fo:padding-bottom="0in" fo:padding-right="0.0493in"/>
    </style:style>
    <style:style style:name="P1508" style:parent-style-name="Paragraphe1" style:family="paragraph">
      <style:paragraph-properties fo:text-align="center"/>
      <style:text-properties fo:font-weight="bold" style:font-weight-asian="bold"/>
    </style:style>
    <style:style style:name="P1509" style:parent-style-name="Paragraphe1" style:family="paragraph">
      <style:paragraph-properties fo:text-align="center"/>
      <style:text-properties fo:font-weight="bold" style:font-weight-asian="bold"/>
    </style:style>
    <style:style style:name="TableCell1510" style:family="table-cell">
      <style:table-cell-properties fo:border="0.0104in solid #000000" style:writing-mode="lr-tb" fo:padding-top="0in" fo:padding-left="0.0493in" fo:padding-bottom="0in" fo:padding-right="0.0493in"/>
    </style:style>
    <style:style style:name="P1511" style:parent-style-name="Paragraphe1" style:family="paragraph">
      <style:paragraph-properties fo:text-align="center"/>
      <style:text-properties fo:font-weight="bold" style:font-weight-asian="bold"/>
    </style:style>
    <style:style style:name="TableRow1512" style:family="table-row">
      <style:table-row-properties style:use-optimal-row-height="false" fo:keep-together="always"/>
    </style:style>
    <style:style style:name="TableCell1513" style:family="table-cell">
      <style:table-cell-properties fo:border="0.0104in solid #000000" style:writing-mode="lr-tb" fo:padding-top="0in" fo:padding-left="0.0493in" fo:padding-bottom="0in" fo:padding-right="0.0493in"/>
    </style:style>
    <style:style style:name="TableCell1514" style:family="table-cell">
      <style:table-cell-properties fo:border="0.0104in solid #000000" style:writing-mode="lr-tb" fo:padding-top="0in" fo:padding-left="0.0493in" fo:padding-bottom="0in" fo:padding-right="0.0493in"/>
    </style:style>
    <style:style style:name="P1515" style:parent-style-name="Paragraphe1" style:family="paragraph">
      <style:paragraph-properties fo:text-align="center"/>
    </style:style>
    <style:style style:name="TableCell1516" style:family="table-cell">
      <style:table-cell-properties fo:border="0.0104in solid #000000" style:writing-mode="lr-tb" fo:padding-top="0in" fo:padding-left="0.0493in" fo:padding-bottom="0in" fo:padding-right="0.0493in"/>
    </style:style>
    <style:style style:name="P1517" style:parent-style-name="Paragraphe1" style:family="paragraph">
      <style:paragraph-properties fo:text-align="center"/>
    </style:style>
    <style:style style:name="TableRow1518" style:family="table-row">
      <style:table-row-properties style:use-optimal-row-height="false" fo:keep-together="always"/>
    </style:style>
    <style:style style:name="TableCell1519" style:family="table-cell">
      <style:table-cell-properties fo:border="0.0104in solid #000000" style:writing-mode="lr-tb" fo:padding-top="0in" fo:padding-left="0.0493in" fo:padding-bottom="0in" fo:padding-right="0.0493in"/>
    </style:style>
    <style:style style:name="TableCell1520" style:family="table-cell">
      <style:table-cell-properties fo:border="0.0104in solid #000000" style:writing-mode="lr-tb" fo:padding-top="0in" fo:padding-left="0.0493in" fo:padding-bottom="0in" fo:padding-right="0.0493in"/>
    </style:style>
    <style:style style:name="P1521" style:parent-style-name="Paragraphe1" style:family="paragraph">
      <style:paragraph-properties fo:text-align="center"/>
    </style:style>
    <style:style style:name="TableCell1522" style:family="table-cell">
      <style:table-cell-properties fo:border="0.0104in solid #000000" style:writing-mode="lr-tb" fo:padding-top="0in" fo:padding-left="0.0493in" fo:padding-bottom="0in" fo:padding-right="0.0493in"/>
    </style:style>
    <style:style style:name="P1523" style:parent-style-name="Paragraphe1" style:family="paragraph">
      <style:paragraph-properties fo:text-align="center"/>
    </style:style>
    <style:style style:name="P1524" style:parent-style-name="Titre3" style:list-style-name="LFO17" style:family="paragraph">
      <style:paragraph-properties fo:break-before="page"/>
    </style:style>
    <style:style style:name="P1525" style:parent-style-name="DefaultText" style:family="paragraph">
      <style:paragraph-properties>
        <style:tab-stops>
          <style:tab-stop style:type="left" style:position="0.5909in"/>
        </style:tab-stops>
      </style:paragraph-properties>
    </style:style>
    <style:style style:name="P1526" style:parent-style-name="DefaultText" style:family="paragraph">
      <style:paragraph-properties>
        <style:tab-stops>
          <style:tab-stop style:type="left" style:position="0.5909in"/>
        </style:tab-stops>
      </style:paragraph-properties>
    </style:style>
    <style:style style:name="P1527" style:parent-style-name="DefaultText" style:family="paragraph">
      <style:paragraph-properties>
        <style:tab-stops>
          <style:tab-stop style:type="left" style:position="0.5909in"/>
        </style:tab-stops>
      </style:paragraph-properties>
    </style:style>
    <style:style style:name="TableColumn1529" style:family="table-column">
      <style:table-column-properties style:column-width="2.018in" style:use-optimal-column-width="false"/>
    </style:style>
    <style:style style:name="TableColumn1530" style:family="table-column">
      <style:table-column-properties style:column-width="0.8979in" style:use-optimal-column-width="false"/>
    </style:style>
    <style:style style:name="TableColumn1531" style:family="table-column">
      <style:table-column-properties style:column-width="0.6562in" style:use-optimal-column-width="false"/>
    </style:style>
    <style:style style:name="TableColumn1532" style:family="table-column">
      <style:table-column-properties style:column-width="0.6118in" style:use-optimal-column-width="false"/>
    </style:style>
    <style:style style:name="TableColumn1533" style:family="table-column">
      <style:table-column-properties style:column-width="0.0125in" style:use-optimal-column-width="false"/>
    </style:style>
    <style:style style:name="TableColumn1534" style:family="table-column">
      <style:table-column-properties style:column-width="0.6243in" style:use-optimal-column-width="false"/>
    </style:style>
    <style:style style:name="TableColumn1535" style:family="table-column">
      <style:table-column-properties style:column-width="0.6243in" style:use-optimal-column-width="false"/>
    </style:style>
    <style:style style:name="TableColumn1536" style:family="table-column">
      <style:table-column-properties style:column-width="0.6243in" style:use-optimal-column-width="false"/>
    </style:style>
    <style:style style:name="TableColumn1537" style:family="table-column">
      <style:table-column-properties style:column-width="0.6243in" style:use-optimal-column-width="false"/>
    </style:style>
    <style:style style:name="Table1528" style:family="table">
      <style:table-properties style:width="6.6937in" fo:margin-left="0in" table:align="left"/>
    </style:style>
    <style:style style:name="TableRow1538" style:family="table-row">
      <style:table-row-properties style:min-row-height="0.2597in" style:use-optimal-row-height="false" fo:keep-together="always"/>
    </style:style>
    <style:style style:name="TableCell1539" style:family="table-cell">
      <style:table-cell-properties fo:border="0.0104in solid #000000" style:writing-mode="lr-tb" fo:padding-top="0in" fo:padding-left="0.0493in" fo:padding-bottom="0in" fo:padding-right="0.0493in"/>
    </style:style>
    <style:style style:name="P1540" style:parent-style-name="Paragraphe1" style:family="paragraph">
      <style:paragraph-properties fo:text-align="center"/>
      <style:text-properties fo:font-weight="bold" style:font-weight-asian="bold"/>
    </style:style>
    <style:style style:name="TableCell1541" style:family="table-cell">
      <style:table-cell-properties fo:border="0.0104in solid #000000" style:writing-mode="lr-tb" fo:padding-top="0in" fo:padding-left="0.0493in" fo:padding-bottom="0in" fo:padding-right="0.0493in"/>
    </style:style>
    <style:style style:name="P1542" style:parent-style-name="Paragraphe1" style:family="paragraph">
      <style:paragraph-properties fo:text-align="center"/>
      <style:text-properties fo:font-weight="bold" style:font-weight-asian="bold"/>
    </style:style>
    <style:style style:name="TableCell1543" style:family="table-cell">
      <style:table-cell-properties fo:border="0.0104in solid #000000" style:writing-mode="lr-tb" fo:padding-top="0in" fo:padding-left="0.0493in" fo:padding-bottom="0in" fo:padding-right="0.0493in"/>
    </style:style>
    <style:style style:name="P1544" style:parent-style-name="Paragraphe1" style:family="paragraph">
      <style:paragraph-properties fo:text-align="center"/>
      <style:text-properties fo:font-weight="bold" style:font-weight-asian="bold"/>
    </style:style>
    <style:style style:name="TableRow1545" style:family="table-row">
      <style:table-row-properties style:use-optimal-row-height="false" fo:keep-together="always"/>
    </style:style>
    <style:style style:name="TableCell1546" style:family="table-cell">
      <style:table-cell-properties fo:border="0.0104in solid #000000" style:writing-mode="lr-tb" fo:padding-top="0in" fo:padding-left="0.0493in" fo:padding-bottom="0in" fo:padding-right="0.0493in"/>
    </style:style>
    <style:style style:name="P1547" style:parent-style-name="Paragraphe1" style:family="paragraph">
      <style:paragraph-properties fo:text-align="center"/>
      <style:text-properties fo:font-weight="bold" style:font-weight-asian="bold"/>
    </style:style>
    <style:style style:name="TableCell1548" style:family="table-cell">
      <style:table-cell-properties fo:border="0.0104in solid #000000" style:writing-mode="lr-tb" fo:padding-top="0in" fo:padding-left="0.0493in" fo:padding-bottom="0in" fo:padding-right="0.0493in"/>
    </style:style>
    <style:style style:name="P1549" style:parent-style-name="Paragraphe1" style:family="paragraph">
      <style:paragraph-properties fo:text-align="center"/>
      <style:text-properties fo:font-weight="bold" style:font-weight-asian="bold" fo:language="fr" fo:country="CA"/>
    </style:style>
    <style:style style:name="TableCell1550" style:family="table-cell">
      <style:table-cell-properties fo:border="0.0104in solid #000000" style:writing-mode="lr-tb" fo:padding-top="0in" fo:padding-left="0.0493in" fo:padding-bottom="0in" fo:padding-right="0.0493in"/>
    </style:style>
    <style:style style:name="P1551" style:parent-style-name="Paragraphe1" style:family="paragraph">
      <style:paragraph-properties fo:text-align="center"/>
      <style:text-properties fo:font-weight="bold" style:font-weight-asian="bold" fo:language="fr" fo:country="CA"/>
    </style:style>
    <style:style style:name="TableCell1552" style:family="table-cell">
      <style:table-cell-properties fo:border="0.0104in solid #000000" style:writing-mode="lr-tb" fo:padding-top="0in" fo:padding-left="0.0493in" fo:padding-bottom="0in" fo:padding-right="0.0493in"/>
    </style:style>
    <style:style style:name="P1553" style:parent-style-name="Paragraphe1" style:family="paragraph">
      <style:paragraph-properties fo:text-align="center"/>
      <style:text-properties fo:font-weight="bold" style:font-weight-asian="bold" fo:language="fr" fo:country="CA"/>
    </style:style>
    <style:style style:name="TableCell1554" style:family="table-cell">
      <style:table-cell-properties fo:border="0.0104in solid #000000" style:writing-mode="lr-tb" fo:padding-top="0in" fo:padding-left="0.0493in" fo:padding-bottom="0in" fo:padding-right="0.0493in"/>
    </style:style>
    <style:style style:name="P1555" style:parent-style-name="Paragraphe1" style:family="paragraph">
      <style:paragraph-properties fo:text-align="center"/>
      <style:text-properties fo:font-weight="bold" style:font-weight-asian="bold"/>
    </style:style>
    <style:style style:name="TableCell1556" style:family="table-cell">
      <style:table-cell-properties fo:border="0.0104in solid #000000" style:writing-mode="lr-tb" fo:padding-top="0in" fo:padding-left="0.0493in" fo:padding-bottom="0in" fo:padding-right="0.0493in"/>
    </style:style>
    <style:style style:name="P1557" style:parent-style-name="Paragraphe1" style:family="paragraph">
      <style:paragraph-properties fo:text-align="center"/>
      <style:text-properties fo:font-weight="bold" style:font-weight-asian="bold"/>
    </style:style>
    <style:style style:name="TableCell1558" style:family="table-cell">
      <style:table-cell-properties fo:border="0.0104in solid #000000" style:writing-mode="lr-tb" fo:padding-top="0in" fo:padding-left="0.0493in" fo:padding-bottom="0in" fo:padding-right="0.0493in"/>
    </style:style>
    <style:style style:name="P1559" style:parent-style-name="Paragraphe1" style:family="paragraph">
      <style:paragraph-properties fo:text-align="center"/>
      <style:text-properties fo:font-weight="bold" style:font-weight-asian="bold"/>
    </style:style>
    <style:style style:name="TableCell1560" style:family="table-cell">
      <style:table-cell-properties fo:border="0.0104in solid #000000" style:writing-mode="lr-tb" fo:padding-top="0in" fo:padding-left="0.0493in" fo:padding-bottom="0in" fo:padding-right="0.0493in"/>
    </style:style>
    <style:style style:name="P1561" style:parent-style-name="Paragraphe1" style:family="paragraph">
      <style:paragraph-properties fo:text-align="center"/>
      <style:text-properties fo:font-weight="bold" style:font-weight-asian="bold"/>
    </style:style>
    <style:style style:name="TableRow1562" style:family="table-row">
      <style:table-row-properties style:use-optimal-row-height="false" fo:keep-together="always"/>
    </style:style>
    <style:style style:name="TableCell1563" style:family="table-cell">
      <style:table-cell-properties fo:border="0.0104in solid #000000" style:writing-mode="lr-tb" fo:padding-top="0in" fo:padding-left="0.0493in" fo:padding-bottom="0in" fo:padding-right="0.0493in"/>
    </style:style>
    <style:style style:name="TableCell1564" style:family="table-cell">
      <style:table-cell-properties fo:border="0.0104in solid #000000" style:writing-mode="lr-tb" fo:padding-top="0in" fo:padding-left="0.0493in" fo:padding-bottom="0in" fo:padding-right="0.0493in"/>
    </style:style>
    <style:style style:name="P1565" style:parent-style-name="Paragraphe1" style:family="paragraph">
      <style:paragraph-properties fo:text-align="center"/>
    </style:style>
    <style:style style:name="TableCell1566" style:family="table-cell">
      <style:table-cell-properties fo:border="0.0104in solid #000000" style:writing-mode="lr-tb" fo:padding-top="0in" fo:padding-left="0.0493in" fo:padding-bottom="0in" fo:padding-right="0.0493in"/>
    </style:style>
    <style:style style:name="P1567" style:parent-style-name="Paragraphe1" style:family="paragraph">
      <style:paragraph-properties fo:text-align="center"/>
    </style:style>
    <style:style style:name="TableCell1568" style:family="table-cell">
      <style:table-cell-properties fo:border="0.0104in solid #000000" style:writing-mode="lr-tb" fo:padding-top="0in" fo:padding-left="0.0493in" fo:padding-bottom="0in" fo:padding-right="0.0493in"/>
    </style:style>
    <style:style style:name="P1569" style:parent-style-name="Paragraphe1" style:family="paragraph">
      <style:paragraph-properties fo:text-align="center"/>
    </style:style>
    <style:style style:name="TableCell1570" style:family="table-cell">
      <style:table-cell-properties fo:border="0.0104in solid #000000" style:writing-mode="lr-tb" fo:padding-top="0in" fo:padding-left="0.0493in" fo:padding-bottom="0in" fo:padding-right="0.0493in"/>
    </style:style>
    <style:style style:name="P1571" style:parent-style-name="Paragraphe1" style:family="paragraph">
      <style:paragraph-properties fo:text-align="center"/>
    </style:style>
    <style:style style:name="TableCell1572" style:family="table-cell">
      <style:table-cell-properties fo:border="0.0104in solid #000000" style:writing-mode="lr-tb" fo:padding-top="0in" fo:padding-left="0.0493in" fo:padding-bottom="0in" fo:padding-right="0.0493in"/>
    </style:style>
    <style:style style:name="P1573" style:parent-style-name="Paragraphe1" style:family="paragraph">
      <style:paragraph-properties fo:text-align="center"/>
    </style:style>
    <style:style style:name="TableCell1574" style:family="table-cell">
      <style:table-cell-properties fo:border="0.0104in solid #000000" style:writing-mode="lr-tb" fo:padding-top="0in" fo:padding-left="0.0493in" fo:padding-bottom="0in" fo:padding-right="0.0493in"/>
    </style:style>
    <style:style style:name="P1575" style:parent-style-name="Paragraphe1" style:family="paragraph">
      <style:paragraph-properties fo:text-align="center"/>
    </style:style>
    <style:style style:name="TableCell1576" style:family="table-cell">
      <style:table-cell-properties fo:border="0.0104in solid #000000" style:writing-mode="lr-tb" fo:padding-top="0in" fo:padding-left="0.0493in" fo:padding-bottom="0in" fo:padding-right="0.0493in"/>
    </style:style>
    <style:style style:name="P1577" style:parent-style-name="Paragraphe1" style:family="paragraph">
      <style:paragraph-properties fo:text-align="center"/>
    </style:style>
    <style:style style:name="TableRow1578" style:family="table-row">
      <style:table-row-properties style:use-optimal-row-height="false" fo:keep-together="always"/>
    </style:style>
    <style:style style:name="TableCell1579" style:family="table-cell">
      <style:table-cell-properties fo:border="0.0104in solid #000000" style:writing-mode="lr-tb" fo:padding-top="0in" fo:padding-left="0.0493in" fo:padding-bottom="0in" fo:padding-right="0.0493in"/>
    </style:style>
    <style:style style:name="TableCell1580" style:family="table-cell">
      <style:table-cell-properties fo:border="0.0104in solid #000000" style:writing-mode="lr-tb" fo:padding-top="0in" fo:padding-left="0.0493in" fo:padding-bottom="0in" fo:padding-right="0.0493in"/>
    </style:style>
    <style:style style:name="P1581" style:parent-style-name="Paragraphe1" style:family="paragraph">
      <style:paragraph-properties fo:text-align="center"/>
    </style:style>
    <style:style style:name="TableCell1582" style:family="table-cell">
      <style:table-cell-properties fo:border="0.0104in solid #000000" style:writing-mode="lr-tb" fo:padding-top="0in" fo:padding-left="0.0493in" fo:padding-bottom="0in" fo:padding-right="0.0493in"/>
    </style:style>
    <style:style style:name="P1583" style:parent-style-name="Paragraphe1" style:family="paragraph">
      <style:paragraph-properties fo:text-align="center"/>
    </style:style>
    <style:style style:name="TableCell1584" style:family="table-cell">
      <style:table-cell-properties fo:border="0.0104in solid #000000" style:writing-mode="lr-tb" fo:padding-top="0in" fo:padding-left="0.0493in" fo:padding-bottom="0in" fo:padding-right="0.0493in"/>
    </style:style>
    <style:style style:name="P1585" style:parent-style-name="Paragraphe1" style:family="paragraph">
      <style:paragraph-properties fo:text-align="center"/>
    </style:style>
    <style:style style:name="TableCell1586" style:family="table-cell">
      <style:table-cell-properties fo:border="0.0104in solid #000000" style:writing-mode="lr-tb" fo:padding-top="0in" fo:padding-left="0.0493in" fo:padding-bottom="0in" fo:padding-right="0.0493in"/>
    </style:style>
    <style:style style:name="P1587" style:parent-style-name="Paragraphe1" style:family="paragraph">
      <style:paragraph-properties fo:text-align="center"/>
    </style:style>
    <style:style style:name="TableCell1588" style:family="table-cell">
      <style:table-cell-properties fo:border="0.0104in solid #000000" style:writing-mode="lr-tb" fo:padding-top="0in" fo:padding-left="0.0493in" fo:padding-bottom="0in" fo:padding-right="0.0493in"/>
    </style:style>
    <style:style style:name="P1589" style:parent-style-name="Paragraphe1" style:family="paragraph">
      <style:paragraph-properties fo:text-align="center"/>
    </style:style>
    <style:style style:name="TableCell1590" style:family="table-cell">
      <style:table-cell-properties fo:border="0.0104in solid #000000" style:writing-mode="lr-tb" fo:padding-top="0in" fo:padding-left="0.0493in" fo:padding-bottom="0in" fo:padding-right="0.0493in"/>
    </style:style>
    <style:style style:name="P1591" style:parent-style-name="Paragraphe1" style:family="paragraph">
      <style:paragraph-properties fo:text-align="center"/>
    </style:style>
    <style:style style:name="TableCell1592" style:family="table-cell">
      <style:table-cell-properties fo:border="0.0104in solid #000000" style:writing-mode="lr-tb" fo:padding-top="0in" fo:padding-left="0.0493in" fo:padding-bottom="0in" fo:padding-right="0.0493in"/>
    </style:style>
    <style:style style:name="P1593" style:parent-style-name="Paragraphe1" style:family="paragraph">
      <style:paragraph-properties fo:text-align="center"/>
    </style:style>
    <style:style style:name="TableRow1594" style:family="table-row">
      <style:table-row-properties style:use-optimal-row-height="false" fo:keep-together="always"/>
    </style:style>
    <style:style style:name="TableCell1595" style:family="table-cell">
      <style:table-cell-properties fo:border="0.0104in solid #000000" style:writing-mode="lr-tb" fo:padding-top="0in" fo:padding-left="0.0493in" fo:padding-bottom="0in" fo:padding-right="0.0493in"/>
    </style:style>
    <style:style style:name="TableCell1596" style:family="table-cell">
      <style:table-cell-properties fo:border="0.0104in solid #000000" style:writing-mode="lr-tb" fo:padding-top="0in" fo:padding-left="0.0493in" fo:padding-bottom="0in" fo:padding-right="0.0493in"/>
    </style:style>
    <style:style style:name="P1597" style:parent-style-name="Paragraphe1" style:family="paragraph">
      <style:paragraph-properties fo:text-align="center"/>
    </style:style>
    <style:style style:name="TableCell1598" style:family="table-cell">
      <style:table-cell-properties fo:border="0.0104in solid #000000" style:writing-mode="lr-tb" fo:padding-top="0in" fo:padding-left="0.0493in" fo:padding-bottom="0in" fo:padding-right="0.0493in"/>
    </style:style>
    <style:style style:name="P1599" style:parent-style-name="Paragraphe1" style:family="paragraph">
      <style:paragraph-properties fo:text-align="center"/>
    </style:style>
    <style:style style:name="TableCell1600" style:family="table-cell">
      <style:table-cell-properties fo:border="0.0104in solid #000000" style:writing-mode="lr-tb" fo:padding-top="0in" fo:padding-left="0.0493in" fo:padding-bottom="0in" fo:padding-right="0.0493in"/>
    </style:style>
    <style:style style:name="P1601" style:parent-style-name="Paragraphe1" style:family="paragraph">
      <style:paragraph-properties fo:text-align="center"/>
    </style:style>
    <style:style style:name="TableCell1602" style:family="table-cell">
      <style:table-cell-properties fo:border="0.0104in solid #000000" style:writing-mode="lr-tb" fo:padding-top="0in" fo:padding-left="0.0493in" fo:padding-bottom="0in" fo:padding-right="0.0493in"/>
    </style:style>
    <style:style style:name="P1603" style:parent-style-name="Paragraphe1" style:family="paragraph">
      <style:paragraph-properties fo:text-align="center"/>
    </style:style>
    <style:style style:name="TableCell1604" style:family="table-cell">
      <style:table-cell-properties fo:border="0.0104in solid #000000" style:writing-mode="lr-tb" fo:padding-top="0in" fo:padding-left="0.0493in" fo:padding-bottom="0in" fo:padding-right="0.0493in"/>
    </style:style>
    <style:style style:name="P1605" style:parent-style-name="Paragraphe1" style:family="paragraph">
      <style:paragraph-properties fo:text-align="center"/>
    </style:style>
    <style:style style:name="TableCell1606" style:family="table-cell">
      <style:table-cell-properties fo:border="0.0104in solid #000000" style:writing-mode="lr-tb" fo:padding-top="0in" fo:padding-left="0.0493in" fo:padding-bottom="0in" fo:padding-right="0.0493in"/>
    </style:style>
    <style:style style:name="P1607" style:parent-style-name="Paragraphe1" style:family="paragraph">
      <style:paragraph-properties fo:text-align="center"/>
    </style:style>
    <style:style style:name="TableCell1608" style:family="table-cell">
      <style:table-cell-properties fo:border="0.0104in solid #000000" style:writing-mode="lr-tb" fo:padding-top="0in" fo:padding-left="0.0493in" fo:padding-bottom="0in" fo:padding-right="0.0493in"/>
    </style:style>
    <style:style style:name="P1609" style:parent-style-name="Paragraphe1" style:family="paragraph">
      <style:paragraph-properties fo:text-align="center"/>
    </style:style>
    <style:style style:name="TableRow1610" style:family="table-row">
      <style:table-row-properties style:use-optimal-row-height="false" fo:keep-together="always"/>
    </style:style>
    <style:style style:name="TableCell1611" style:family="table-cell">
      <style:table-cell-properties fo:border="0.0104in solid #000000" style:writing-mode="lr-tb" fo:padding-top="0in" fo:padding-left="0.0493in" fo:padding-bottom="0in" fo:padding-right="0.0493in"/>
    </style:style>
    <style:style style:name="TableCell1612" style:family="table-cell">
      <style:table-cell-properties fo:border="0.0104in solid #000000" style:writing-mode="lr-tb" fo:padding-top="0in" fo:padding-left="0.0493in" fo:padding-bottom="0in" fo:padding-right="0.0493in"/>
    </style:style>
    <style:style style:name="P1613" style:parent-style-name="Paragraphe1" style:family="paragraph">
      <style:paragraph-properties fo:text-align="center"/>
    </style:style>
    <style:style style:name="TableCell1614" style:family="table-cell">
      <style:table-cell-properties fo:border="0.0104in solid #000000" style:writing-mode="lr-tb" fo:padding-top="0in" fo:padding-left="0.0493in" fo:padding-bottom="0in" fo:padding-right="0.0493in"/>
    </style:style>
    <style:style style:name="P1615" style:parent-style-name="Paragraphe1" style:family="paragraph">
      <style:paragraph-properties fo:text-align="center"/>
    </style:style>
    <style:style style:name="TableCell1616" style:family="table-cell">
      <style:table-cell-properties fo:border="0.0104in solid #000000" style:writing-mode="lr-tb" fo:padding-top="0in" fo:padding-left="0.0493in" fo:padding-bottom="0in" fo:padding-right="0.0493in"/>
    </style:style>
    <style:style style:name="P1617" style:parent-style-name="Paragraphe1" style:family="paragraph">
      <style:paragraph-properties fo:text-align="center"/>
    </style:style>
    <style:style style:name="TableCell1618" style:family="table-cell">
      <style:table-cell-properties fo:border="0.0104in solid #000000" style:writing-mode="lr-tb" fo:padding-top="0in" fo:padding-left="0.0493in" fo:padding-bottom="0in" fo:padding-right="0.0493in"/>
    </style:style>
    <style:style style:name="P1619" style:parent-style-name="Paragraphe1" style:family="paragraph">
      <style:paragraph-properties fo:text-align="center"/>
    </style:style>
    <style:style style:name="TableCell1620" style:family="table-cell">
      <style:table-cell-properties fo:border="0.0104in solid #000000" style:writing-mode="lr-tb" fo:padding-top="0in" fo:padding-left="0.0493in" fo:padding-bottom="0in" fo:padding-right="0.0493in"/>
    </style:style>
    <style:style style:name="P1621" style:parent-style-name="Paragraphe1" style:family="paragraph">
      <style:paragraph-properties fo:text-align="center"/>
    </style:style>
    <style:style style:name="TableCell1622" style:family="table-cell">
      <style:table-cell-properties fo:border="0.0104in solid #000000" style:writing-mode="lr-tb" fo:padding-top="0in" fo:padding-left="0.0493in" fo:padding-bottom="0in" fo:padding-right="0.0493in"/>
    </style:style>
    <style:style style:name="P1623" style:parent-style-name="Paragraphe1" style:family="paragraph">
      <style:paragraph-properties fo:text-align="center"/>
    </style:style>
    <style:style style:name="TableCell1624" style:family="table-cell">
      <style:table-cell-properties fo:border="0.0104in solid #000000" style:writing-mode="lr-tb" fo:padding-top="0in" fo:padding-left="0.0493in" fo:padding-bottom="0in" fo:padding-right="0.0493in"/>
    </style:style>
    <style:style style:name="P1625" style:parent-style-name="Paragraphe1" style:family="paragraph">
      <style:paragraph-properties fo:text-align="center"/>
    </style:style>
    <style:style style:name="TableRow1626" style:family="table-row">
      <style:table-row-properties style:use-optimal-row-height="false" fo:keep-together="always"/>
    </style:style>
    <style:style style:name="TableCell1627" style:family="table-cell">
      <style:table-cell-properties fo:border="0.0104in solid #000000" style:writing-mode="lr-tb" fo:padding-top="0in" fo:padding-left="0.0493in" fo:padding-bottom="0in" fo:padding-right="0.0493in"/>
    </style:style>
    <style:style style:name="TableCell1628" style:family="table-cell">
      <style:table-cell-properties fo:border="0.0104in solid #000000" style:writing-mode="lr-tb" fo:padding-top="0in" fo:padding-left="0.0493in" fo:padding-bottom="0in" fo:padding-right="0.0493in"/>
    </style:style>
    <style:style style:name="P1629" style:parent-style-name="Paragraphe1" style:family="paragraph">
      <style:paragraph-properties fo:text-align="center"/>
    </style:style>
    <style:style style:name="TableCell1630" style:family="table-cell">
      <style:table-cell-properties fo:border="0.0104in solid #000000" style:writing-mode="lr-tb" fo:padding-top="0in" fo:padding-left="0.0493in" fo:padding-bottom="0in" fo:padding-right="0.0493in"/>
    </style:style>
    <style:style style:name="P1631" style:parent-style-name="Paragraphe1" style:family="paragraph">
      <style:paragraph-properties fo:text-align="center"/>
    </style:style>
    <style:style style:name="TableCell1632" style:family="table-cell">
      <style:table-cell-properties fo:border="0.0104in solid #000000" style:writing-mode="lr-tb" fo:padding-top="0in" fo:padding-left="0.0493in" fo:padding-bottom="0in" fo:padding-right="0.0493in"/>
    </style:style>
    <style:style style:name="P1633" style:parent-style-name="Paragraphe1" style:family="paragraph">
      <style:paragraph-properties fo:text-align="center"/>
    </style:style>
    <style:style style:name="TableCell1634" style:family="table-cell">
      <style:table-cell-properties fo:border="0.0104in solid #000000" style:writing-mode="lr-tb" fo:padding-top="0in" fo:padding-left="0.0493in" fo:padding-bottom="0in" fo:padding-right="0.0493in"/>
    </style:style>
    <style:style style:name="P1635" style:parent-style-name="Paragraphe1" style:family="paragraph">
      <style:paragraph-properties fo:text-align="center"/>
    </style:style>
    <style:style style:name="TableCell1636" style:family="table-cell">
      <style:table-cell-properties fo:border="0.0104in solid #000000" style:writing-mode="lr-tb" fo:padding-top="0in" fo:padding-left="0.0493in" fo:padding-bottom="0in" fo:padding-right="0.0493in"/>
    </style:style>
    <style:style style:name="P1637" style:parent-style-name="Paragraphe1" style:family="paragraph">
      <style:paragraph-properties fo:text-align="center"/>
    </style:style>
    <style:style style:name="TableCell1638" style:family="table-cell">
      <style:table-cell-properties fo:border="0.0104in solid #000000" style:writing-mode="lr-tb" fo:padding-top="0in" fo:padding-left="0.0493in" fo:padding-bottom="0in" fo:padding-right="0.0493in"/>
    </style:style>
    <style:style style:name="P1639" style:parent-style-name="Paragraphe1" style:family="paragraph">
      <style:paragraph-properties fo:text-align="center"/>
    </style:style>
    <style:style style:name="TableCell1640" style:family="table-cell">
      <style:table-cell-properties fo:border="0.0104in solid #000000" style:writing-mode="lr-tb" fo:padding-top="0in" fo:padding-left="0.0493in" fo:padding-bottom="0in" fo:padding-right="0.0493in"/>
    </style:style>
    <style:style style:name="P1641" style:parent-style-name="Paragraphe1" style:family="paragraph">
      <style:paragraph-properties fo:text-align="center"/>
    </style:style>
    <style:style style:name="TableRow1642" style:family="table-row">
      <style:table-row-properties style:use-optimal-row-height="false" fo:keep-together="always"/>
    </style:style>
    <style:style style:name="TableCell1643" style:family="table-cell">
      <style:table-cell-properties fo:border="0.0104in solid #000000" style:writing-mode="lr-tb" fo:padding-top="0in" fo:padding-left="0.0493in" fo:padding-bottom="0in" fo:padding-right="0.0493in"/>
    </style:style>
    <style:style style:name="TableCell1644" style:family="table-cell">
      <style:table-cell-properties fo:border="0.0104in solid #000000" style:writing-mode="lr-tb" fo:padding-top="0in" fo:padding-left="0.0493in" fo:padding-bottom="0in" fo:padding-right="0.0493in"/>
    </style:style>
    <style:style style:name="P1645" style:parent-style-name="Paragraphe1" style:family="paragraph">
      <style:paragraph-properties fo:text-align="center"/>
    </style:style>
    <style:style style:name="TableCell1646" style:family="table-cell">
      <style:table-cell-properties fo:border="0.0104in solid #000000" style:writing-mode="lr-tb" fo:padding-top="0in" fo:padding-left="0.0493in" fo:padding-bottom="0in" fo:padding-right="0.0493in"/>
    </style:style>
    <style:style style:name="P1647" style:parent-style-name="Paragraphe1" style:family="paragraph">
      <style:paragraph-properties fo:text-align="center"/>
    </style:style>
    <style:style style:name="TableCell1648" style:family="table-cell">
      <style:table-cell-properties fo:border="0.0104in solid #000000" style:writing-mode="lr-tb" fo:padding-top="0in" fo:padding-left="0.0493in" fo:padding-bottom="0in" fo:padding-right="0.0493in"/>
    </style:style>
    <style:style style:name="P1649" style:parent-style-name="Paragraphe1" style:family="paragraph">
      <style:paragraph-properties fo:text-align="center"/>
    </style:style>
    <style:style style:name="TableCell1650" style:family="table-cell">
      <style:table-cell-properties fo:border="0.0104in solid #000000" style:writing-mode="lr-tb" fo:padding-top="0in" fo:padding-left="0.0493in" fo:padding-bottom="0in" fo:padding-right="0.0493in"/>
    </style:style>
    <style:style style:name="P1651" style:parent-style-name="Paragraphe1" style:family="paragraph">
      <style:paragraph-properties fo:text-align="center"/>
    </style:style>
    <style:style style:name="TableCell1652" style:family="table-cell">
      <style:table-cell-properties fo:border="0.0104in solid #000000" style:writing-mode="lr-tb" fo:padding-top="0in" fo:padding-left="0.0493in" fo:padding-bottom="0in" fo:padding-right="0.0493in"/>
    </style:style>
    <style:style style:name="P1653" style:parent-style-name="Paragraphe1" style:family="paragraph">
      <style:paragraph-properties fo:text-align="center"/>
    </style:style>
    <style:style style:name="TableCell1654" style:family="table-cell">
      <style:table-cell-properties fo:border="0.0104in solid #000000" style:writing-mode="lr-tb" fo:padding-top="0in" fo:padding-left="0.0493in" fo:padding-bottom="0in" fo:padding-right="0.0493in"/>
    </style:style>
    <style:style style:name="P1655" style:parent-style-name="Paragraphe1" style:family="paragraph">
      <style:paragraph-properties fo:text-align="center"/>
    </style:style>
    <style:style style:name="TableCell1656" style:family="table-cell">
      <style:table-cell-properties fo:border="0.0104in solid #000000" style:writing-mode="lr-tb" fo:padding-top="0in" fo:padding-left="0.0493in" fo:padding-bottom="0in" fo:padding-right="0.0493in"/>
    </style:style>
    <style:style style:name="P1657" style:parent-style-name="Paragraphe1" style:family="paragraph">
      <style:paragraph-properties fo:text-align="center"/>
    </style:style>
    <style:style style:name="TableRow1658" style:family="table-row">
      <style:table-row-properties style:use-optimal-row-height="false" fo:keep-together="always"/>
    </style:style>
    <style:style style:name="TableCell1659" style:family="table-cell">
      <style:table-cell-properties fo:border="0.0104in solid #000000" style:writing-mode="lr-tb" fo:padding-top="0in" fo:padding-left="0.0493in" fo:padding-bottom="0in" fo:padding-right="0.0493in"/>
    </style:style>
    <style:style style:name="TableCell1660" style:family="table-cell">
      <style:table-cell-properties fo:border="0.0104in solid #000000" style:writing-mode="lr-tb" fo:padding-top="0in" fo:padding-left="0.0493in" fo:padding-bottom="0in" fo:padding-right="0.0493in"/>
    </style:style>
    <style:style style:name="P1661" style:parent-style-name="Paragraphe1" style:family="paragraph">
      <style:paragraph-properties fo:text-align="center"/>
    </style:style>
    <style:style style:name="TableCell1662" style:family="table-cell">
      <style:table-cell-properties fo:border="0.0104in solid #000000" style:writing-mode="lr-tb" fo:padding-top="0in" fo:padding-left="0.0493in" fo:padding-bottom="0in" fo:padding-right="0.0493in"/>
    </style:style>
    <style:style style:name="P1663" style:parent-style-name="Paragraphe1" style:family="paragraph">
      <style:paragraph-properties fo:text-align="center"/>
    </style:style>
    <style:style style:name="TableCell1664" style:family="table-cell">
      <style:table-cell-properties fo:border="0.0104in solid #000000" style:writing-mode="lr-tb" fo:padding-top="0in" fo:padding-left="0.0493in" fo:padding-bottom="0in" fo:padding-right="0.0493in"/>
    </style:style>
    <style:style style:name="P1665" style:parent-style-name="Paragraphe1" style:family="paragraph">
      <style:paragraph-properties fo:text-align="center"/>
    </style:style>
    <style:style style:name="TableCell1666" style:family="table-cell">
      <style:table-cell-properties fo:border="0.0104in solid #000000" style:writing-mode="lr-tb" fo:padding-top="0in" fo:padding-left="0.0493in" fo:padding-bottom="0in" fo:padding-right="0.0493in"/>
    </style:style>
    <style:style style:name="P1667" style:parent-style-name="Paragraphe1" style:family="paragraph">
      <style:paragraph-properties fo:text-align="center"/>
    </style:style>
    <style:style style:name="TableCell1668" style:family="table-cell">
      <style:table-cell-properties fo:border="0.0104in solid #000000" style:writing-mode="lr-tb" fo:padding-top="0in" fo:padding-left="0.0493in" fo:padding-bottom="0in" fo:padding-right="0.0493in"/>
    </style:style>
    <style:style style:name="P1669" style:parent-style-name="Paragraphe1" style:family="paragraph">
      <style:paragraph-properties fo:text-align="center"/>
    </style:style>
    <style:style style:name="TableCell1670" style:family="table-cell">
      <style:table-cell-properties fo:border="0.0104in solid #000000" style:writing-mode="lr-tb" fo:padding-top="0in" fo:padding-left="0.0493in" fo:padding-bottom="0in" fo:padding-right="0.0493in"/>
    </style:style>
    <style:style style:name="P1671" style:parent-style-name="Paragraphe1" style:family="paragraph">
      <style:paragraph-properties fo:text-align="center"/>
    </style:style>
    <style:style style:name="TableCell1672" style:family="table-cell">
      <style:table-cell-properties fo:border="0.0104in solid #000000" style:writing-mode="lr-tb" fo:padding-top="0in" fo:padding-left="0.0493in" fo:padding-bottom="0in" fo:padding-right="0.0493in"/>
    </style:style>
    <style:style style:name="P1673" style:parent-style-name="Paragraphe1" style:family="paragraph">
      <style:paragraph-properties fo:text-align="center"/>
    </style:style>
    <style:style style:name="TableRow1674" style:family="table-row">
      <style:table-row-properties style:use-optimal-row-height="false" fo:keep-together="always"/>
    </style:style>
    <style:style style:name="TableCell1675" style:family="table-cell">
      <style:table-cell-properties fo:border="0.0104in solid #000000" style:writing-mode="lr-tb" fo:padding-top="0in" fo:padding-left="0.0493in" fo:padding-bottom="0in" fo:padding-right="0.0493in"/>
    </style:style>
    <style:style style:name="TableCell1676" style:family="table-cell">
      <style:table-cell-properties fo:border="0.0104in solid #000000" style:writing-mode="lr-tb" fo:padding-top="0in" fo:padding-left="0.0493in" fo:padding-bottom="0in" fo:padding-right="0.0493in"/>
    </style:style>
    <style:style style:name="P1677" style:parent-style-name="Paragraphe1" style:family="paragraph">
      <style:paragraph-properties fo:text-align="center"/>
    </style:style>
    <style:style style:name="TableCell1678" style:family="table-cell">
      <style:table-cell-properties fo:border="0.0104in solid #000000" style:writing-mode="lr-tb" fo:padding-top="0in" fo:padding-left="0.0493in" fo:padding-bottom="0in" fo:padding-right="0.0493in"/>
    </style:style>
    <style:style style:name="P1679" style:parent-style-name="Paragraphe1" style:family="paragraph">
      <style:paragraph-properties fo:text-align="center"/>
    </style:style>
    <style:style style:name="TableCell1680" style:family="table-cell">
      <style:table-cell-properties fo:border="0.0104in solid #000000" style:writing-mode="lr-tb" fo:padding-top="0in" fo:padding-left="0.0493in" fo:padding-bottom="0in" fo:padding-right="0.0493in"/>
    </style:style>
    <style:style style:name="P1681" style:parent-style-name="Paragraphe1" style:family="paragraph">
      <style:paragraph-properties fo:text-align="center"/>
    </style:style>
    <style:style style:name="TableCell1682" style:family="table-cell">
      <style:table-cell-properties fo:border="0.0104in solid #000000" style:writing-mode="lr-tb" fo:padding-top="0in" fo:padding-left="0.0493in" fo:padding-bottom="0in" fo:padding-right="0.0493in"/>
    </style:style>
    <style:style style:name="P1683" style:parent-style-name="Paragraphe1" style:family="paragraph">
      <style:paragraph-properties fo:text-align="center"/>
    </style:style>
    <style:style style:name="TableCell1684" style:family="table-cell">
      <style:table-cell-properties fo:border="0.0104in solid #000000" style:writing-mode="lr-tb" fo:padding-top="0in" fo:padding-left="0.0493in" fo:padding-bottom="0in" fo:padding-right="0.0493in"/>
    </style:style>
    <style:style style:name="P1685" style:parent-style-name="Paragraphe1" style:family="paragraph">
      <style:paragraph-properties fo:text-align="center"/>
    </style:style>
    <style:style style:name="TableCell1686" style:family="table-cell">
      <style:table-cell-properties fo:border="0.0104in solid #000000" style:writing-mode="lr-tb" fo:padding-top="0in" fo:padding-left="0.0493in" fo:padding-bottom="0in" fo:padding-right="0.0493in"/>
    </style:style>
    <style:style style:name="P1687" style:parent-style-name="Paragraphe1" style:family="paragraph">
      <style:paragraph-properties fo:text-align="center"/>
    </style:style>
    <style:style style:name="TableCell1688" style:family="table-cell">
      <style:table-cell-properties fo:border="0.0104in solid #000000" style:writing-mode="lr-tb" fo:padding-top="0in" fo:padding-left="0.0493in" fo:padding-bottom="0in" fo:padding-right="0.0493in"/>
    </style:style>
    <style:style style:name="P1689" style:parent-style-name="Paragraphe1" style:family="paragraph">
      <style:paragraph-properties fo:text-align="center"/>
    </style:style>
    <style:style style:name="P1690" style:parent-style-name="DefaultText" style:family="paragraph">
      <style:paragraph-properties>
        <style:tab-stops>
          <style:tab-stop style:type="left" style:position="0.5909in"/>
        </style:tab-stops>
      </style:paragraph-properties>
    </style:style>
    <style:style style:name="P1691" style:parent-style-name="DefaultText" style:family="paragraph">
      <style:paragraph-properties fo:break-before="page">
        <style:tab-stops>
          <style:tab-stop style:type="left" style:position="0.5909in"/>
        </style:tab-stops>
      </style:paragraph-properties>
    </style:style>
    <style:style style:name="P1692" style:parent-style-name="Normal" style:family="paragraph">
      <style:paragraph-properties fo:text-align="center" fo:margin-top="0.1666in"/>
      <style:text-properties fo:font-weight="bold" style:font-weight-asian="bold"/>
    </style:style>
    <style:style style:name="P1693" style:parent-style-name="Normal" style:family="paragraph">
      <style:paragraph-properties fo:text-align="center" fo:margin-top="0.1666in"/>
      <style:text-properties fo:font-weight="bold" style:font-weight-asian="bold"/>
    </style:style>
    <style:style style:name="P1694" style:parent-style-name="Normal" style:family="paragraph">
      <style:paragraph-properties fo:text-align="center" fo:margin-top="0.1666in"/>
      <style:text-properties fo:font-weight="bold" style:font-weight-asian="bold"/>
    </style:style>
    <style:style style:name="P1695" style:parent-style-name="Normal" style:family="paragraph">
      <style:paragraph-properties fo:text-align="center" fo:margin-top="0.1666in"/>
      <style:text-properties fo:font-weight="bold" style:font-weight-asian="bold"/>
    </style:style>
    <style:style style:name="P1696" style:parent-style-name="Normal" style:family="paragraph">
      <style:paragraph-properties fo:text-align="center" fo:margin-top="0.1666in"/>
      <style:text-properties fo:font-weight="bold" style:font-weight-asian="bold"/>
    </style:style>
    <style:style style:name="P1697" style:parent-style-name="Normal" style:family="paragraph">
      <style:paragraph-properties fo:text-align="center" fo:margin-top="0.1666in"/>
      <style:text-properties fo:font-weight="bold" style:font-weight-asian="bold"/>
    </style:style>
    <style:style style:name="P1698" style:parent-style-name="Normal" style:family="paragraph">
      <style:paragraph-properties fo:text-align="center" fo:margin-top="0.1666in"/>
      <style:text-properties fo:font-weight="bold" style:font-weight-asian="bold"/>
    </style:style>
    <style:style style:name="P1699" style:parent-style-name="Normal" style:family="paragraph">
      <style:text-properties fo:font-size="8pt" style:font-size-asian="8pt"/>
    </style:style>
    <style:style style:name="P1700" style:parent-style-name="Normal" style:family="paragraph">
      <style:text-properties fo:font-size="8pt" style:font-size-asian="8pt"/>
    </style:style>
    <style:style style:name="P1701" style:parent-style-name="Normal" style:family="paragraph">
      <style:paragraph-properties fo:text-align="center"/>
    </style:style>
    <style:style style:name="P1702" style:parent-style-name="Normal" style:family="paragraph">
      <style:text-properties fo:font-size="8pt" style:font-size-asian="8pt"/>
    </style:style>
    <style:style style:name="P1703" style:parent-style-name="DefaultText" style:family="paragraph">
      <style:paragraph-properties fo:break-before="page"/>
    </style:style>
    <style:style style:name="P1704" style:parent-style-name="Bullet1" style:list-style-name="LFO16" style:family="paragraph">
      <style:text-properties fo:language="fr" fo:country="FR"/>
    </style:style>
    <style:style style:name="P1705" style:parent-style-name="Bullet1" style:list-style-name="LFO16" style:family="paragraph">
      <style:text-properties fo:language="fr" fo:country="FR"/>
    </style:style>
    <style:style style:name="P1706" style:parent-style-name="Bullet1" style:list-style-name="LFO16" style:family="paragraph">
      <style:text-properties fo:language="fr" fo:country="FR"/>
    </style:style>
    <style:style style:name="P1707" style:parent-style-name="Bullet1" style:list-style-name="LFO16" style:family="paragraph">
      <style:text-properties fo:language="fr" fo:country="FR"/>
    </style:style>
    <style:style style:name="P1708" style:parent-style-name="Bullet1" style:list-style-name="LFO16" style:family="paragraph">
      <style:text-properties fo:language="fr" fo:country="FR"/>
    </style:style>
    <style:style style:name="P1709" style:parent-style-name="Bullet1" style:list-style-name="LFO16" style:family="paragraph">
      <style:text-properties fo:language="fr" fo:country="FR"/>
    </style:style>
    <style:style style:name="P1710" style:parent-style-name="Bullet1" style:list-style-name="LFO16" style:family="paragraph">
      <style:text-properties fo:language="fr" fo:country="FR"/>
    </style:style>
    <style:style style:name="P1711" style:parent-style-name="Bullet1" style:list-style-name="LFO16" style:family="paragraph">
      <style:text-properties fo:language="fr" fo:country="FR"/>
    </style:style>
    <style:style style:name="P1712" style:parent-style-name="Bullet1" style:list-style-name="LFO16" style:family="paragraph">
      <style:text-properties fo:language="fr" fo:country="FR"/>
    </style:style>
    <style:style style:name="T1713" style:parent-style-name="Policepardéfaut" style:family="text">
      <style:text-properties style:text-underline-type="single" style:text-underline-style="solid" style:text-underline-width="auto" style:text-underline-mode="continuous"/>
    </style:style>
    <style:style style:name="T1714" style:parent-style-name="Policepardéfaut" style:family="text">
      <style:text-properties style:text-underline-type="single" style:text-underline-style="solid" style:text-underline-width="auto" style:text-underline-mode="continuous"/>
    </style:style>
    <style:style style:name="T1715" style:parent-style-name="Policepardéfaut" style:family="text">
      <style:text-properties style:text-underline-type="single" style:text-underline-style="solid" style:text-underline-width="auto" style:text-underline-mode="continuous"/>
    </style:style>
    <style:style style:name="T1716" style:parent-style-name="Policepardéfaut" style:family="text">
      <style:text-properties fo:language="fr" fo:country="FR"/>
    </style:style>
    <style:style style:name="T1717" style:parent-style-name="Policepardéfaut" style:family="text">
      <style:text-properties fo:language="fr" fo:country="FR"/>
    </style:style>
    <style:style style:name="T1718" style:parent-style-name="Policepardéfaut" style:family="text">
      <style:text-properties fo:language="fr" fo:country="FR"/>
    </style:style>
    <style:style style:name="T1719" style:parent-style-name="Policepardéfaut" style:family="text">
      <style:text-properties style:text-underline-type="single" style:text-underline-style="solid" style:text-underline-width="auto" style:text-underline-mode="continuous" fo:language="fr" fo:country="FR"/>
    </style:style>
    <style:style style:name="T1720" style:parent-style-name="Policepardéfaut" style:family="text">
      <style:text-properties fo:language="fr" fo:country="FR"/>
    </style:style>
    <style:style style:name="P1721" style:parent-style-name="Bullet1" style:list-style-name="LFO14" style:family="paragraph">
      <style:text-properties fo:language="fr" fo:country="FR"/>
    </style:style>
    <style:style style:name="P1722" style:parent-style-name="Bullet1" style:list-style-name="LFO14" style:family="paragraph">
      <style:text-properties fo:language="fr" fo:country="FR"/>
    </style:style>
    <style:style style:name="T1723" style:parent-style-name="Policepardéfaut" style:family="text">
      <style:text-properties fo:language="fr" fo:country="FR"/>
    </style:style>
    <style:style style:name="T1724" style:parent-style-name="Policepardéfaut" style:family="text">
      <style:text-properties style:text-underline-type="single" style:text-underline-style="solid" style:text-underline-width="auto" style:text-underline-mode="continuous" fo:language="fr" fo:country="FR"/>
    </style:style>
    <style:style style:name="T1725" style:parent-style-name="Policepardéfaut" style:family="text">
      <style:text-properties fo:language="fr" fo:country="FR"/>
    </style:style>
    <style:style style:name="T1726" style:parent-style-name="Policepardéfaut" style:family="text">
      <style:text-properties fo:language="fr" fo:country="FR"/>
    </style:style>
    <style:style style:name="T1727" style:parent-style-name="Policepardéfaut" style:family="text">
      <style:text-properties style:text-underline-type="single" style:text-underline-style="solid" style:text-underline-width="auto" style:text-underline-mode="continuous" fo:language="fr" fo:country="FR"/>
    </style:style>
    <style:style style:name="T1728" style:parent-style-name="Policepardéfaut" style:family="text">
      <style:text-properties fo:language="fr" fo:country="FR"/>
    </style:style>
    <style:style style:name="T1729" style:parent-style-name="Policepardéfaut" style:family="text">
      <style:text-properties style:text-underline-type="single" style:text-underline-style="solid" style:text-underline-width="auto" style:text-underline-mode="continuous" fo:language="fr" fo:country="FR"/>
    </style:style>
    <style:style style:name="T1730" style:parent-style-name="Policepardéfaut" style:family="text">
      <style:text-properties fo:language="fr" fo:country="FR"/>
    </style:style>
    <style:style style:name="T1731" style:parent-style-name="Policepardéfaut" style:family="text">
      <style:text-properties style:text-underline-type="single" style:text-underline-style="solid" style:text-underline-width="auto" style:text-underline-mode="continuous" fo:language="fr" fo:country="FR"/>
    </style:style>
    <style:style style:name="T1732" style:parent-style-name="Policepardéfaut" style:family="text">
      <style:text-properties fo:language="fr" fo:country="FR"/>
    </style:style>
    <style:style style:name="T1733" style:parent-style-name="Policepardéfaut" style:family="text">
      <style:text-properties fo:language="fr" fo:country="FR"/>
    </style:style>
    <style:style style:name="T1734" style:parent-style-name="Policepardéfaut" style:family="text">
      <style:text-properties style:text-underline-type="single" style:text-underline-style="solid" style:text-underline-width="auto" style:text-underline-mode="continuous" fo:language="fr" fo:country="FR"/>
    </style:style>
    <style:style style:name="P1735" style:parent-style-name="DefaultText" style:family="paragraph">
      <style:text-properties fo:font-style="italic" style:font-style-asian="italic"/>
    </style:style>
    <style:style style:name="P1736" style:parent-style-name="Bullet1" style:list-style-name="LFO16" style:family="paragraph">
      <style:text-properties fo:language="fr" fo:country="FR"/>
    </style:style>
    <style:style style:name="P1737" style:parent-style-name="Bullet1" style:list-style-name="LFO16" style:family="paragraph">
      <style:text-properties fo:language="fr" fo:country="FR"/>
    </style:style>
    <style:style style:name="P1738" style:parent-style-name="Bullet1" style:list-style-name="LFO16" style:family="paragraph">
      <style:text-properties fo:language="fr" fo:country="FR"/>
    </style:style>
    <style:style style:name="P1739" style:parent-style-name="Bullet1" style:list-style-name="LFO16" style:family="paragraph">
      <style:text-properties fo:language="fr" fo:country="FR"/>
    </style:style>
    <style:style style:name="P1740" style:parent-style-name="Bullet1" style:list-style-name="LFO16" style:family="paragraph">
      <style:text-properties fo:language="fr" fo:country="FR"/>
    </style:style>
    <style:style style:name="P1741" style:parent-style-name="Bullet1" style:list-style-name="LFO16" style:family="paragraph">
      <style:text-properties fo:language="fr" fo:country="FR"/>
    </style:style>
    <style:style style:name="P1742" style:parent-style-name="Bullet1" style:list-style-name="LFO16" style:family="paragraph">
      <style:text-properties fo:language="fr" fo:country="FR"/>
    </style:style>
    <style:style style:name="P1743" style:parent-style-name="DefaultText" style:family="paragraph">
      <style:paragraph-properties fo:break-before="page"/>
    </style:style>
    <style:style style:name="P1744" style:parent-style-name="Bullet1" style:family="paragraph">
      <style:paragraph-properties fo:break-before="page" fo:margin-left="0.25in" fo:text-indent="-0.25in">
        <style:tab-stops/>
      </style:paragraph-properties>
    </style:style>
    <style:style style:name="P1745" style:parent-style-name="Normal" style:family="paragraph">
      <style:paragraph-properties fo:text-align="center" fo:margin-top="0.1666in"/>
      <style:text-properties fo:font-weight="bold" style:font-weight-asian="bold"/>
    </style:style>
    <style:style style:name="P1746" style:parent-style-name="Normal" style:family="paragraph">
      <style:paragraph-properties fo:text-align="center" fo:margin-top="0.1666in"/>
      <style:text-properties fo:font-weight="bold" style:font-weight-asian="bold"/>
    </style:style>
    <style:style style:name="P1747" style:parent-style-name="Normal" style:family="paragraph">
      <style:paragraph-properties fo:text-align="center" fo:margin-top="0.1666in"/>
      <style:text-properties fo:font-weight="bold" style:font-weight-asian="bold"/>
    </style:style>
    <style:style style:name="P1748" style:parent-style-name="Normal" style:family="paragraph">
      <style:paragraph-properties fo:text-align="center" fo:margin-top="0.1666in"/>
      <style:text-properties fo:font-weight="bold" style:font-weight-asian="bold"/>
    </style:style>
    <style:style style:name="P1749" style:parent-style-name="Normal" style:family="paragraph">
      <style:paragraph-properties fo:text-align="center" fo:margin-top="0.1666in"/>
      <style:text-properties fo:font-weight="bold" style:font-weight-asian="bold"/>
    </style:style>
    <style:style style:name="P1750" style:parent-style-name="Normal" style:family="paragraph">
      <style:paragraph-properties fo:text-align="center" fo:margin-top="0.1666in"/>
      <style:text-properties fo:font-weight="bold" style:font-weight-asian="bold"/>
    </style:style>
    <style:style style:name="P1751" style:parent-style-name="Normal" style:family="paragraph">
      <style:paragraph-properties fo:text-align="center" fo:margin-top="0.1666in"/>
      <style:text-properties fo:font-weight="bold" style:font-weight-asian="bold"/>
    </style:style>
    <style:style style:name="P1752" style:parent-style-name="Normal" style:family="paragraph">
      <style:paragraph-properties fo:text-align="center" fo:margin-top="0.1666in"/>
      <style:text-properties fo:font-weight="bold" style:font-weight-asian="bold"/>
    </style:style>
    <style:style style:name="P1753" style:parent-style-name="Normal" style:family="paragraph">
      <style:text-properties fo:font-size="8pt" style:font-size-asian="8pt"/>
    </style:style>
    <style:style style:name="P1754" style:parent-style-name="DefaultText" style:family="paragraph">
      <style:paragraph-properties fo:break-before="page"/>
    </style:style>
    <style:style style:name="P1755" style:parent-style-name="Bullet1" style:list-style-name="LFO16" style:family="paragraph">
      <style:text-properties fo:language="fr" fo:country="FR"/>
    </style:style>
    <style:style style:name="P1756" style:parent-style-name="Bullet1" style:list-style-name="LFO16" style:family="paragraph">
      <style:text-properties fo:language="fr" fo:country="FR"/>
    </style:style>
    <style:style style:name="P1757" style:parent-style-name="Bullet1" style:list-style-name="LFO16" style:family="paragraph">
      <style:text-properties fo:language="fr" fo:country="FR"/>
    </style:style>
    <style:style style:name="P1758" style:parent-style-name="Bullet1" style:list-style-name="LFO16" style:family="paragraph">
      <style:text-properties fo:language="fr" fo:country="FR"/>
    </style:style>
    <style:style style:name="P1759" style:parent-style-name="DefaultText" style:family="paragraph">
      <style:paragraph-properties fo:break-before="page"/>
    </style:style>
    <style:style style:name="P1760" style:parent-style-name="DefaultText" style:family="paragraph">
      <style:text-properties fo:font-style="italic" style:font-style-asian="italic"/>
    </style:style>
    <style:style style:name="P1761" style:parent-style-name="Titre3" style:list-style-name="LFO1" style:family="paragraph"/>
    <style:style style:name="P1762" style:parent-style-name="Titre3" style:list-style-name="LFO1" style:family="paragraph"/>
    <style:style style:name="P1763" style:parent-style-name="Titre3" style:list-style-name="LFO1" style:family="paragraph"/>
    <style:style style:name="P1764" style:parent-style-name="Titre4" style:list-style-name="LFO1" style:family="paragraph"/>
    <style:style style:name="P1765" style:parent-style-name="Bullet4" style:list-style-name="LFO5" style:family="paragraph">
      <style:paragraph-properties fo:margin-left="0.7881in">
        <style:tab-stops/>
      </style:paragraph-properties>
    </style:style>
    <style:style style:name="P1766" style:parent-style-name="Bullet4" style:list-style-name="LFO5" style:family="paragraph">
      <style:paragraph-properties fo:margin-left="0.7881in">
        <style:tab-stops/>
      </style:paragraph-properties>
    </style:style>
    <style:style style:name="P1767" style:parent-style-name="Bullet4" style:family="paragraph">
      <style:paragraph-properties fo:margin-left="0.8861in" fo:text-indent="-0.25in">
        <style:tab-stops/>
      </style:paragraph-properties>
    </style:style>
    <style:style style:name="P1768" style:parent-style-name="Titre4" style:list-style-name="LFO1" style:family="paragraph"/>
    <style:style style:name="P1769" style:parent-style-name="Titre4" style:list-style-name="LFO1" style:family="paragraph"/>
    <style:style style:name="P1770" style:parent-style-name="Bullet4" style:list-style-name="LFO10" style:family="paragraph">
      <style:paragraph-properties fo:margin-left="0.7881in" fo:text-indent="-0.1965in">
        <style:tab-stops/>
      </style:paragraph-properties>
    </style:style>
    <style:style style:name="P1771" style:parent-style-name="Bullet4" style:list-style-name="LFO6" style:family="paragraph">
      <style:paragraph-properties fo:margin-left="0.7881in" fo:text-indent="-0.1965in">
        <style:tab-stops/>
      </style:paragraph-properties>
    </style:style>
    <style:style style:name="T1772" style:parent-style-name="Policepardéfaut" style:family="text">
      <style:text-properties fo:font-style="italic" style:font-style-asian="italic"/>
    </style:style>
    <style:style style:name="P1773" style:parent-style-name="Bullet4" style:list-style-name="LFO7" style:family="paragraph">
      <style:paragraph-properties fo:margin-left="0.7881in" fo:text-indent="-0.1965in">
        <style:tab-stops/>
      </style:paragraph-properties>
    </style:style>
    <style:style style:name="P1774" style:parent-style-name="Titre4" style:list-style-name="LFO1" style:family="paragraph"/>
    <style:style style:name="P1775" style:parent-style-name="Bullet4" style:list-style-name="LFO5" style:family="paragraph">
      <style:paragraph-properties fo:margin-left="0.7881in">
        <style:tab-stops/>
      </style:paragraph-properties>
    </style:style>
    <style:style style:name="T1776" style:parent-style-name="Policepardéfaut" style:family="text">
      <style:text-properties fo:font-style="italic" style:font-style-asian="italic"/>
    </style:style>
    <style:style style:name="P1777" style:parent-style-name="Bullet4" style:family="paragraph">
      <style:paragraph-properties fo:break-before="page" fo:margin-left="0.8861in" fo:text-indent="-0.25in">
        <style:tab-stops/>
      </style:paragraph-properties>
    </style:style>
    <style:style style:name="P1778" style:parent-style-name="Titre4" style:list-style-name="LFO1" style:family="paragraph"/>
    <style:style style:name="P1779" style:parent-style-name="Titre5" style:list-style-name="LFO1" style:family="paragraph"/>
    <style:style style:name="T1780" style:parent-style-name="Policepardéfaut" style:family="text">
      <style:text-properties fo:font-weight="bold" style:font-weight-asian="bold" fo:font-variant="small-caps"/>
    </style:style>
    <style:style style:name="T1781" style:parent-style-name="Policepardéfaut" style:family="text">
      <style:text-properties fo:font-variant="small-caps"/>
    </style:style>
    <style:style style:name="P1782" style:parent-style-name="Paragraphe5" style:list-style-name="LFO8" style:family="paragraph"/>
    <style:style style:name="T1783" style:parent-style-name="Policepardéfaut" style:family="text">
      <style:text-properties fo:font-weight="bold" style:font-weight-asian="bold" fo:font-variant="small-caps"/>
    </style:style>
    <style:style style:name="P1784" style:parent-style-name="Paragraphe5" style:list-style-name="LFO8" style:family="paragraph"/>
    <style:style style:name="T1785" style:parent-style-name="Policepardéfaut" style:family="text">
      <style:text-properties fo:font-weight="bold" style:font-weight-asian="bold" fo:font-variant="small-caps"/>
    </style:style>
    <style:style style:name="P1786" style:parent-style-name="Paragraphe5" style:family="paragraph">
      <style:text-properties fo:font-weight="bold" style:font-weight-asian="bold" style:text-underline-type="single" style:text-underline-style="solid" style:text-underline-width="auto" style:text-underline-mode="continuous"/>
    </style:style>
    <style:style style:name="P1787" style:parent-style-name="Paragraphe5" style:family="paragraph">
      <style:text-properties fo:font-style="italic" style:font-style-asian="italic"/>
    </style:style>
    <style:style style:name="TableColumn1789" style:family="table-column">
      <style:table-column-properties style:column-width="1.1812in" style:use-optimal-column-width="false"/>
    </style:style>
    <style:style style:name="TableColumn1790" style:family="table-column">
      <style:table-column-properties style:column-width="4.3784in" style:use-optimal-column-width="false"/>
    </style:style>
    <style:style style:name="Table1788" style:family="table">
      <style:table-properties style:width="5.5597in" fo:margin-left="0.8361in" table:align="left"/>
    </style:style>
    <style:style style:name="TableRow1791" style:family="table-row">
      <style:table-row-properties style:use-optimal-row-height="false"/>
    </style:style>
    <style:style style:name="TableCell1792" style:family="table-cell">
      <style:table-cell-properties fo:border="0.0104in solid #000000" style:writing-mode="lr-tb" fo:padding-top="0in" fo:padding-left="0.0493in" fo:padding-bottom="0in" fo:padding-right="0.0493in"/>
    </style:style>
    <style:style style:name="P1793" style:parent-style-name="Paragraphe5" style:family="paragraph">
      <style:paragraph-properties fo:margin-left="0in">
        <style:tab-stops/>
      </style:paragraph-properties>
      <style:text-properties fo:font-weight="bold" style:font-weight-asian="bold"/>
    </style:style>
    <style:style style:name="TableCell1794" style:family="table-cell">
      <style:table-cell-properties fo:border="0.0104in solid #000000" style:writing-mode="lr-tb" fo:padding-top="0in" fo:padding-left="0.0493in" fo:padding-bottom="0in" fo:padding-right="0.0493in"/>
    </style:style>
    <style:style style:name="TableRow1795" style:family="table-row">
      <style:table-row-properties style:use-optimal-row-height="false"/>
    </style:style>
    <style:style style:name="TableCell1796" style:family="table-cell">
      <style:table-cell-properties fo:border="0.0104in solid #000000" style:writing-mode="lr-tb" fo:padding-top="0in" fo:padding-left="0.0493in" fo:padding-bottom="0in" fo:padding-right="0.0493in"/>
    </style:style>
    <style:style style:name="P1797" style:parent-style-name="Paragraphe5" style:family="paragraph">
      <style:paragraph-properties fo:margin-left="0in">
        <style:tab-stops/>
      </style:paragraph-properties>
      <style:text-properties fo:font-weight="bold" style:font-weight-asian="bold"/>
    </style:style>
    <style:style style:name="TableCell1798" style:family="table-cell">
      <style:table-cell-properties fo:border="0.0104in solid #000000" style:writing-mode="lr-tb" fo:padding-top="0in" fo:padding-left="0.0493in" fo:padding-bottom="0in" fo:padding-right="0.0493in"/>
    </style:style>
    <style:style style:name="TableRow1799" style:family="table-row">
      <style:table-row-properties style:use-optimal-row-height="false"/>
    </style:style>
    <style:style style:name="TableCell1800" style:family="table-cell">
      <style:table-cell-properties fo:border="0.0104in solid #000000" style:writing-mode="lr-tb" fo:padding-top="0in" fo:padding-left="0.0493in" fo:padding-bottom="0in" fo:padding-right="0.0493in"/>
    </style:style>
    <style:style style:name="P1801" style:parent-style-name="Paragraphe5" style:family="paragraph">
      <style:paragraph-properties fo:margin-left="0in">
        <style:tab-stops/>
      </style:paragraph-properties>
      <style:text-properties fo:font-weight="bold" style:font-weight-asian="bold"/>
    </style:style>
    <style:style style:name="TableCell1802" style:family="table-cell">
      <style:table-cell-properties fo:border="0.0104in solid #000000" style:writing-mode="lr-tb" fo:padding-top="0in" fo:padding-left="0.0493in" fo:padding-bottom="0in" fo:padding-right="0.0493in"/>
    </style:style>
    <style:style style:name="P1803" style:parent-style-name="Paragraphe5" style:family="paragraph">
      <style:text-properties fo:font-style="italic" style:font-style-asian="italic"/>
    </style:style>
    <style:style style:name="P1804" style:parent-style-name="Paragraphe5" style:family="paragraph">
      <style:text-properties fo:font-style="italic" style:font-style-asian="italic"/>
    </style:style>
    <style:style style:name="P1805" style:parent-style-name="Paragraphe5" style:family="paragraph">
      <style:text-properties fo:font-weight="bold" style:font-weight-asian="bold" style:text-underline-type="single" style:text-underline-style="solid" style:text-underline-width="auto" style:text-underline-mode="continuous"/>
    </style:style>
    <style:style style:name="TableColumn1807" style:family="table-column">
      <style:table-column-properties style:column-width="1.1812in" style:use-optimal-column-width="false"/>
    </style:style>
    <style:style style:name="TableColumn1808" style:family="table-column">
      <style:table-column-properties style:column-width="4.2798in" style:use-optimal-column-width="false"/>
    </style:style>
    <style:style style:name="Table1806" style:family="table">
      <style:table-properties style:width="5.4611in" fo:margin-left="0.8361in" table:align="left"/>
    </style:style>
    <style:style style:name="TableRow1809" style:family="table-row">
      <style:table-row-properties style:use-optimal-row-height="false"/>
    </style:style>
    <style:style style:name="TableCell1810" style:family="table-cell">
      <style:table-cell-properties fo:border="0.0104in solid #000000" style:writing-mode="lr-tb" fo:padding-top="0in" fo:padding-left="0.0493in" fo:padding-bottom="0in" fo:padding-right="0.0493in"/>
    </style:style>
    <style:style style:name="P1811" style:parent-style-name="Paragraphe5" style:family="paragraph">
      <style:paragraph-properties fo:margin-left="0in">
        <style:tab-stops/>
      </style:paragraph-properties>
      <style:text-properties fo:font-weight="bold" style:font-weight-asian="bold"/>
    </style:style>
    <style:style style:name="TableCell1812" style:family="table-cell">
      <style:table-cell-properties fo:border="0.0104in solid #000000" style:writing-mode="lr-tb" fo:padding-top="0in" fo:padding-left="0.0493in" fo:padding-bottom="0in" fo:padding-right="0.0493in"/>
    </style:style>
    <style:style style:name="TableRow1813" style:family="table-row">
      <style:table-row-properties style:use-optimal-row-height="false"/>
    </style:style>
    <style:style style:name="TableCell1814" style:family="table-cell">
      <style:table-cell-properties fo:border="0.0104in solid #000000" style:writing-mode="lr-tb" fo:padding-top="0in" fo:padding-left="0.0493in" fo:padding-bottom="0in" fo:padding-right="0.0493in"/>
    </style:style>
    <style:style style:name="P1815" style:parent-style-name="Paragraphe5" style:family="paragraph">
      <style:paragraph-properties fo:margin-left="0in">
        <style:tab-stops/>
      </style:paragraph-properties>
      <style:text-properties fo:font-weight="bold" style:font-weight-asian="bold"/>
    </style:style>
    <style:style style:name="TableCell1816" style:family="table-cell">
      <style:table-cell-properties fo:border="0.0104in solid #000000" style:writing-mode="lr-tb" fo:padding-top="0in" fo:padding-left="0.0493in" fo:padding-bottom="0in" fo:padding-right="0.0493in"/>
    </style:style>
    <style:style style:name="TableRow1817" style:family="table-row">
      <style:table-row-properties style:use-optimal-row-height="false"/>
    </style:style>
    <style:style style:name="TableCell1818" style:family="table-cell">
      <style:table-cell-properties fo:border="0.0104in solid #000000" style:writing-mode="lr-tb" fo:padding-top="0in" fo:padding-left="0.0493in" fo:padding-bottom="0in" fo:padding-right="0.0493in"/>
    </style:style>
    <style:style style:name="P1819" style:parent-style-name="Paragraphe5" style:family="paragraph">
      <style:paragraph-properties fo:margin-left="0in">
        <style:tab-stops/>
      </style:paragraph-properties>
      <style:text-properties fo:font-weight="bold" style:font-weight-asian="bold"/>
    </style:style>
    <style:style style:name="TableCell1820" style:family="table-cell">
      <style:table-cell-properties fo:border="0.0104in solid #000000" style:writing-mode="lr-tb" fo:padding-top="0in" fo:padding-left="0.0493in" fo:padding-bottom="0in" fo:padding-right="0.0493in"/>
    </style:style>
    <style:style style:name="TableRow1821" style:family="table-row">
      <style:table-row-properties style:use-optimal-row-height="false"/>
    </style:style>
    <style:style style:name="TableCell1822" style:family="table-cell">
      <style:table-cell-properties fo:border="0.0104in solid #000000" style:writing-mode="lr-tb" fo:padding-top="0in" fo:padding-left="0.0493in" fo:padding-bottom="0in" fo:padding-right="0.0493in"/>
    </style:style>
    <style:style style:name="P1823" style:parent-style-name="Paragraphe5" style:family="paragraph">
      <style:paragraph-properties fo:margin-left="0in">
        <style:tab-stops/>
      </style:paragraph-properties>
      <style:text-properties fo:font-weight="bold" style:font-weight-asian="bold"/>
    </style:style>
    <style:style style:name="TableCell1824" style:family="table-cell">
      <style:table-cell-properties fo:border="0.0104in solid #000000" style:writing-mode="lr-tb" fo:padding-top="0in" fo:padding-left="0.0493in" fo:padding-bottom="0in" fo:padding-right="0.0493in"/>
    </style:style>
    <style:style style:name="P1825" style:parent-style-name="Paragraphe5" style:family="paragraph">
      <style:text-properties fo:font-style="italic" style:font-style-asian="italic"/>
    </style:style>
    <style:style style:name="P1826" style:parent-style-name="Paragraphe5" style:family="paragraph">
      <style:paragraph-properties fo:margin-left="0.9847in">
        <style:tab-stops/>
      </style:paragraph-properties>
    </style:style>
    <style:style style:name="T1827" style:parent-style-name="Policepardéfaut" style:family="text">
      <style:text-properties fo:font-weight="bold" style:font-weight-asian="bold" fo:font-style="italic" style:font-style-asian="italic"/>
    </style:style>
    <style:style style:name="P1828" style:parent-style-name="Paragraphe5" style:family="paragraph">
      <style:paragraph-properties fo:margin-left="1.477in">
        <style:tab-stops/>
      </style:paragraph-properties>
      <style:text-properties fo:font-style="italic" style:font-style-asian="italic"/>
    </style:style>
    <style:style style:name="P1829" style:parent-style-name="Paragraphe5" style:family="paragraph">
      <style:paragraph-properties fo:margin-left="1.477in">
        <style:tab-stops/>
      </style:paragraph-properties>
      <style:text-properties fo:font-style="italic" style:font-style-asian="italic"/>
    </style:style>
    <style:style style:name="P1830" style:parent-style-name="Paragraphe5" style:family="paragraph">
      <style:paragraph-properties fo:margin-left="1.477in">
        <style:tab-stops/>
      </style:paragraph-properties>
      <style:text-properties fo:font-style="italic" style:font-style-asian="italic"/>
    </style:style>
    <style:style style:name="P1831" style:parent-style-name="Paragraphe5" style:family="paragraph">
      <style:paragraph-properties fo:margin-left="1.477in">
        <style:tab-stops/>
      </style:paragraph-properties>
      <style:text-properties fo:font-style="italic" style:font-style-asian="italic"/>
    </style:style>
    <style:style style:name="P1832" style:parent-style-name="Paragraphe5" style:family="paragraph">
      <style:paragraph-properties fo:margin-left="1.477in">
        <style:tab-stops/>
      </style:paragraph-properties>
      <style:text-properties fo:font-style="italic" style:font-style-asian="italic"/>
    </style:style>
    <style:style style:name="P1833" style:parent-style-name="Paragraphe5" style:family="paragraph">
      <style:paragraph-properties fo:margin-left="1.477in">
        <style:tab-stops/>
      </style:paragraph-properties>
      <style:text-properties fo:font-style="italic" style:font-style-asian="italic"/>
    </style:style>
    <style:style style:name="P1834" style:parent-style-name="Paragraphe5" style:family="paragraph">
      <style:paragraph-properties fo:margin-left="0.9847in">
        <style:tab-stops/>
      </style:paragraph-properties>
    </style:style>
    <style:style style:name="T1835" style:parent-style-name="Policepardéfaut" style:family="text">
      <style:text-properties fo:font-weight="bold" style:font-weight-asian="bold" fo:font-style="italic" style:font-style-asian="italic"/>
    </style:style>
    <style:style style:name="P1836" style:parent-style-name="Paragraphe5" style:family="paragraph">
      <style:paragraph-properties fo:margin-left="1.477in">
        <style:tab-stops/>
      </style:paragraph-properties>
      <style:text-properties fo:font-style="italic" style:font-style-asian="italic"/>
    </style:style>
    <style:style style:name="P1837" style:parent-style-name="Paragraphe5" style:family="paragraph">
      <style:paragraph-properties fo:margin-left="1.477in">
        <style:tab-stops/>
      </style:paragraph-properties>
      <style:text-properties fo:font-style="italic" style:font-style-asian="italic"/>
    </style:style>
    <style:style style:name="P1838" style:parent-style-name="Paragraphe5" style:family="paragraph">
      <style:paragraph-properties fo:margin-left="0.9847in">
        <style:tab-stops/>
      </style:paragraph-properties>
    </style:style>
    <style:style style:name="T1839" style:parent-style-name="Policepardéfaut" style:family="text">
      <style:text-properties fo:font-weight="bold" style:font-weight-asian="bold" fo:font-style="italic" style:font-style-asian="italic"/>
    </style:style>
    <style:style style:name="P1840" style:parent-style-name="Paragraphe5" style:family="paragraph">
      <style:paragraph-properties fo:margin-left="1.477in">
        <style:tab-stops/>
      </style:paragraph-properties>
      <style:text-properties fo:font-style="italic" style:font-style-asian="italic"/>
    </style:style>
    <style:style style:name="P1841" style:parent-style-name="Paragraphe5" style:family="paragraph">
      <style:paragraph-properties fo:margin-left="0.9847in">
        <style:tab-stops/>
      </style:paragraph-properties>
      <style:text-properties fo:font-weight="bold" style:font-weight-asian="bold" fo:font-style="italic" style:font-style-asian="italic"/>
    </style:style>
    <style:style style:name="P1842" style:parent-style-name="Paragraphe5" style:family="paragraph">
      <style:paragraph-properties fo:margin-left="1.477in">
        <style:tab-stops/>
      </style:paragraph-properties>
      <style:text-properties fo:font-style="italic" style:font-style-asian="italic"/>
    </style:style>
    <style:style style:name="P1843" style:parent-style-name="Paragraphe5" style:family="paragraph">
      <style:paragraph-properties fo:margin-left="1.477in">
        <style:tab-stops/>
      </style:paragraph-properties>
      <style:text-properties fo:font-style="italic" style:font-style-asian="italic"/>
    </style:style>
    <style:style style:name="P1844" style:parent-style-name="Paragraphe5" style:family="paragraph">
      <style:paragraph-properties fo:margin-left="1.477in">
        <style:tab-stops/>
      </style:paragraph-properties>
      <style:text-properties fo:font-style="italic" style:font-style-asian="italic"/>
    </style:style>
    <style:style style:name="P1845" style:parent-style-name="Paragraphe5" style:family="paragraph">
      <style:paragraph-properties fo:margin-left="1.477in">
        <style:tab-stops/>
      </style:paragraph-properties>
      <style:text-properties fo:font-style="italic" style:font-style-asian="italic"/>
    </style:style>
    <style:style style:name="P1846" style:parent-style-name="Paragraphe5" style:family="paragraph">
      <style:paragraph-properties fo:margin-left="1.477in">
        <style:tab-stops/>
      </style:paragraph-properties>
      <style:text-properties fo:font-style="italic" style:font-style-asian="italic"/>
    </style:style>
    <style:style style:name="P1847" style:parent-style-name="Paragraphe5" style:family="paragraph">
      <style:paragraph-properties fo:margin-left="0.9847in">
        <style:tab-stops/>
      </style:paragraph-properties>
    </style:style>
    <style:style style:name="T1848" style:parent-style-name="Policepardéfaut" style:family="text">
      <style:text-properties fo:font-weight="bold" style:font-weight-asian="bold" fo:font-style="italic" style:font-style-asian="italic"/>
    </style:style>
    <style:style style:name="P1849" style:parent-style-name="Paragraphe5" style:family="paragraph">
      <style:paragraph-properties fo:margin-left="1.477in">
        <style:tab-stops/>
      </style:paragraph-properties>
      <style:text-properties fo:font-style="italic" style:font-style-asian="italic"/>
    </style:style>
    <style:style style:name="P1850" style:parent-style-name="Paragraphe5" style:family="paragraph">
      <style:paragraph-properties fo:margin-left="1.477in">
        <style:tab-stops/>
      </style:paragraph-properties>
      <style:text-properties fo:font-style="italic" style:font-style-asian="italic"/>
    </style:style>
    <style:style style:name="P1851" style:parent-style-name="Paragraphe5" style:family="paragraph">
      <style:paragraph-properties fo:margin-left="1.477in">
        <style:tab-stops/>
      </style:paragraph-properties>
      <style:text-properties fo:font-style="italic" style:font-style-asian="italic"/>
    </style:style>
    <style:style style:name="P1852" style:parent-style-name="Paragraphe5" style:family="paragraph">
      <style:paragraph-properties fo:margin-left="1.477in">
        <style:tab-stops/>
      </style:paragraph-properties>
      <style:text-properties fo:font-style="italic" style:font-style-asian="italic"/>
    </style:style>
    <style:style style:name="P1853" style:parent-style-name="Paragraphe5" style:family="paragraph">
      <style:text-properties fo:font-weight="bold" style:font-weight-asian="bold" style:text-underline-type="single" style:text-underline-style="solid" style:text-underline-width="auto" style:text-underline-mode="continuous"/>
    </style:style>
    <style:style style:name="P1854" style:parent-style-name="Paragraphe5" style:family="paragraph">
      <style:text-properties fo:font-weight="bold" style:font-weight-asian="bold" style:text-underline-type="single" style:text-underline-style="solid" style:text-underline-width="auto" style:text-underline-mode="continuous"/>
    </style:style>
    <style:style style:name="T1855" style:parent-style-name="Policepardéfaut" style:family="text">
      <style:text-properties fo:font-style="italic" style:font-style-asian="italic"/>
    </style:style>
    <style:style style:name="T1856" style:parent-style-name="Policepardéfaut" style:family="text">
      <style:text-properties fo:font-style="italic" style:font-style-asian="italic"/>
    </style:style>
    <style:style style:name="T1857" style:parent-style-name="Policepardéfaut" style:family="text">
      <style:text-properties fo:font-style="italic" style:font-style-asian="italic"/>
    </style:style>
    <style:style style:name="P1858" style:parent-style-name="Paragraphe5" style:family="paragraph">
      <style:text-properties fo:font-style="italic" style:font-style-asian="italic"/>
    </style:style>
    <style:style style:name="TableColumn1860" style:family="table-column">
      <style:table-column-properties style:column-width="0.9847in" style:use-optimal-column-width="false"/>
    </style:style>
    <style:style style:name="TableColumn1861" style:family="table-column">
      <style:table-column-properties style:column-width="1.7722in" style:use-optimal-column-width="false"/>
    </style:style>
    <style:style style:name="TableColumn1862" style:family="table-column">
      <style:table-column-properties style:column-width="1.7722in" style:use-optimal-column-width="false"/>
    </style:style>
    <style:style style:name="TableColumn1863" style:family="table-column">
      <style:table-column-properties style:column-width="1.7722in" style:use-optimal-column-width="false"/>
    </style:style>
    <style:style style:name="Table1859" style:family="table">
      <style:table-properties style:width="6.3013in" fo:margin-left="0in" table:align="left"/>
    </style:style>
    <style:style style:name="TableRow1864" style:family="table-row">
      <style:table-row-properties style:use-optimal-row-height="false"/>
    </style:style>
    <style:style style:name="TableCell1865" style:family="table-cell">
      <style:table-cell-properties fo:border="0.0104in solid #000000" style:writing-mode="lr-tb" fo:padding-top="0in" fo:padding-left="0.0493in" fo:padding-bottom="0in" fo:padding-right="0.0493in"/>
    </style:style>
    <style:style style:name="P1866" style:parent-style-name="Paragraphe5" style:family="paragraph">
      <style:paragraph-properties fo:text-align="center" fo:margin-left="0in">
        <style:tab-stops/>
      </style:paragraph-properties>
      <style:text-properties fo:font-weight="bold" style:font-weight-asian="bold"/>
    </style:style>
    <style:style style:name="TableCell1867" style:family="table-cell">
      <style:table-cell-properties fo:border="0.0104in solid #000000" style:writing-mode="lr-tb" fo:padding-top="0in" fo:padding-left="0.0493in" fo:padding-bottom="0in" fo:padding-right="0.0493in"/>
    </style:style>
    <style:style style:name="P1868" style:parent-style-name="Paragraphe5" style:family="paragraph">
      <style:paragraph-properties fo:text-align="center" fo:margin-left="0in">
        <style:tab-stops/>
      </style:paragraph-properties>
      <style:text-properties fo:font-weight="bold" style:font-weight-asian="bold"/>
    </style:style>
    <style:style style:name="TableCell1869" style:family="table-cell">
      <style:table-cell-properties fo:border="0.0104in solid #000000" style:writing-mode="lr-tb" fo:padding-top="0in" fo:padding-left="0.0493in" fo:padding-bottom="0in" fo:padding-right="0.0493in"/>
    </style:style>
    <style:style style:name="P1870" style:parent-style-name="Paragraphe5" style:family="paragraph">
      <style:paragraph-properties fo:text-align="center" fo:margin-left="0in">
        <style:tab-stops/>
      </style:paragraph-properties>
      <style:text-properties fo:font-weight="bold" style:font-weight-asian="bold"/>
    </style:style>
    <style:style style:name="TableCell1871" style:family="table-cell">
      <style:table-cell-properties fo:border="0.0104in solid #000000" style:writing-mode="lr-tb" fo:padding-top="0in" fo:padding-left="0.0493in" fo:padding-bottom="0in" fo:padding-right="0.0493in"/>
    </style:style>
    <style:style style:name="P1872" style:parent-style-name="Paragraphe5" style:family="paragraph">
      <style:paragraph-properties fo:text-align="center" fo:margin-left="0in">
        <style:tab-stops/>
      </style:paragraph-properties>
      <style:text-properties fo:font-weight="bold" style:font-weight-asian="bold"/>
    </style:style>
    <style:style style:name="TableRow1873" style:family="table-row">
      <style:table-row-properties style:use-optimal-row-height="false"/>
    </style:style>
    <style:style style:name="TableCell1874" style:family="table-cell">
      <style:table-cell-properties fo:border="0.0104in solid #000000" style:writing-mode="lr-tb" fo:padding-top="0in" fo:padding-left="0.0493in" fo:padding-bottom="0in" fo:padding-right="0.0493in"/>
    </style:style>
    <style:style style:name="P1875" style:parent-style-name="Paragraphe5" style:family="paragraph">
      <style:paragraph-properties fo:text-align="center" fo:margin-left="0in">
        <style:tab-stops/>
      </style:paragraph-properties>
      <style:text-properties fo:font-weight="bold" style:font-weight-asian="bold"/>
    </style:style>
    <style:style style:name="P1876" style:parent-style-name="Paragraphe5" style:family="paragraph">
      <style:paragraph-properties fo:text-align="center" fo:margin-left="0in">
        <style:tab-stops/>
      </style:paragraph-properties>
      <style:text-properties fo:font-weight="bold" style:font-weight-asian="bold"/>
    </style:style>
    <style:style style:name="P1877" style:parent-style-name="Paragraphe5" style:family="paragraph">
      <style:paragraph-properties fo:text-align="center" fo:margin-left="0in">
        <style:tab-stops/>
      </style:paragraph-properties>
      <style:text-properties fo:font-weight="bold" style:font-weight-asian="bold"/>
    </style:style>
    <style:style style:name="P1878" style:parent-style-name="Paragraphe5" style:family="paragraph">
      <style:paragraph-properties fo:text-align="center" fo:margin-left="0in">
        <style:tab-stops/>
      </style:paragraph-properties>
      <style:text-properties fo:font-weight="bold" style:font-weight-asian="bold"/>
    </style:style>
    <style:style style:name="TableCell1879" style:family="table-cell">
      <style:table-cell-properties fo:border="0.0104in solid #000000" style:writing-mode="lr-tb" fo:padding-top="0in" fo:padding-left="0.0493in" fo:padding-bottom="0in" fo:padding-right="0.0493in"/>
    </style:style>
    <style:style style:name="P1880" style:parent-style-name="Paragraphe1" style:family="paragraph">
      <style:paragraph-properties fo:text-align="center"/>
    </style:style>
    <style:style style:name="T1881" style:parent-style-name="Policepardéfaut" style:family="text">
      <style:text-properties fo:font-weight="bold" style:font-weight-asian="bold"/>
    </style:style>
    <style:style style:name="P1882" style:parent-style-name="Bullet1" style:list-style-name="LFO4" style:family="paragraph"/>
    <style:style style:name="P1883" style:parent-style-name="Paragraphe1" style:family="paragraph">
      <style:paragraph-properties fo:text-align="center"/>
    </style:style>
    <style:style style:name="T1884" style:parent-style-name="Policepardéfaut" style:family="text">
      <style:text-properties fo:font-weight="bold" style:font-weight-asian="bold"/>
    </style:style>
    <style:style style:name="P1885" style:parent-style-name="Bullet1" style:list-style-name="LFO4" style:family="paragraph"/>
    <style:style style:name="TableCell1886" style:family="table-cell">
      <style:table-cell-properties fo:border="0.0104in solid #000000" style:writing-mode="lr-tb" fo:padding-top="0in" fo:padding-left="0.0493in" fo:padding-bottom="0in" fo:padding-right="0.0493in"/>
    </style:style>
    <style:style style:name="P1887" style:parent-style-name="Paragraphe1" style:family="paragraph">
      <style:paragraph-properties fo:text-align="center"/>
    </style:style>
    <style:style style:name="T1888" style:parent-style-name="Policepardéfaut" style:family="text">
      <style:text-properties fo:font-weight="bold" style:font-weight-asian="bold"/>
    </style:style>
    <style:style style:name="P1889" style:parent-style-name="Bullet1" style:list-style-name="LFO4" style:family="paragraph"/>
    <style:style style:name="P1890" style:parent-style-name="Bullet1" style:list-style-name="LFO4" style:family="paragraph"/>
    <style:style style:name="P1891" style:parent-style-name="Paragraphe1" style:family="paragraph">
      <style:paragraph-properties fo:text-align="center"/>
    </style:style>
    <style:style style:name="T1892" style:parent-style-name="Policepardéfaut" style:family="text">
      <style:text-properties fo:font-weight="bold" style:font-weight-asian="bold"/>
    </style:style>
    <style:style style:name="P1893" style:parent-style-name="Bullet1" style:list-style-name="LFO4" style:family="paragraph"/>
    <style:style style:name="TableCell1894" style:family="table-cell">
      <style:table-cell-properties fo:border="0.0104in solid #000000" style:writing-mode="lr-tb" fo:padding-top="0in" fo:padding-left="0.0493in" fo:padding-bottom="0in" fo:padding-right="0.0493in"/>
    </style:style>
    <style:style style:name="P1895" style:parent-style-name="Paragraphe1" style:family="paragraph">
      <style:paragraph-properties fo:text-align="center"/>
    </style:style>
    <style:style style:name="T1896" style:parent-style-name="Policepardéfaut" style:family="text">
      <style:text-properties fo:font-weight="bold" style:font-weight-asian="bold"/>
    </style:style>
    <style:style style:name="P1897" style:parent-style-name="Bullet1" style:list-style-name="LFO4" style:family="paragraph"/>
    <style:style style:name="P1898" style:parent-style-name="Bullet1" style:list-style-name="LFO4" style:family="paragraph"/>
    <style:style style:name="P1899" style:parent-style-name="Paragraphe1" style:family="paragraph">
      <style:paragraph-properties fo:text-align="center"/>
    </style:style>
    <style:style style:name="T1900" style:parent-style-name="Policepardéfaut" style:family="text">
      <style:text-properties fo:font-weight="bold" style:font-weight-asian="bold"/>
    </style:style>
    <style:style style:name="P1901" style:parent-style-name="Bullet1" style:list-style-name="LFO4" style:family="paragraph"/>
    <style:style style:name="P1902" style:parent-style-name="Bullet1" style:list-style-name="LFO4" style:family="paragraph"/>
    <style:style style:name="TableRow1903" style:family="table-row">
      <style:table-row-properties style:use-optimal-row-height="false"/>
    </style:style>
    <style:style style:name="TableCell1904" style:family="table-cell">
      <style:table-cell-properties fo:border="0.0104in solid #000000" style:writing-mode="lr-tb" fo:padding-top="0in" fo:padding-left="0.0493in" fo:padding-bottom="0in" fo:padding-right="0.0493in"/>
    </style:style>
    <style:style style:name="P1905" style:parent-style-name="Paragraphe5" style:family="paragraph">
      <style:paragraph-properties fo:text-align="center" fo:margin-left="0in">
        <style:tab-stops/>
      </style:paragraph-properties>
      <style:text-properties fo:font-weight="bold" style:font-weight-asian="bold"/>
    </style:style>
    <style:style style:name="P1906" style:parent-style-name="Paragraphe5" style:family="paragraph">
      <style:paragraph-properties fo:text-align="center" fo:margin-left="0in">
        <style:tab-stops/>
      </style:paragraph-properties>
      <style:text-properties fo:font-weight="bold" style:font-weight-asian="bold"/>
    </style:style>
    <style:style style:name="P1907" style:parent-style-name="Paragraphe5" style:family="paragraph">
      <style:paragraph-properties fo:text-align="center" fo:margin-left="0in">
        <style:tab-stops/>
      </style:paragraph-properties>
      <style:text-properties fo:font-weight="bold" style:font-weight-asian="bold"/>
    </style:style>
    <style:style style:name="P1908" style:parent-style-name="Paragraphe5" style:family="paragraph">
      <style:paragraph-properties fo:text-align="center" fo:margin-left="0in">
        <style:tab-stops/>
      </style:paragraph-properties>
      <style:text-properties fo:font-weight="bold" style:font-weight-asian="bold"/>
    </style:style>
    <style:style style:name="TableCell1909" style:family="table-cell">
      <style:table-cell-properties fo:border="0.0104in solid #000000" style:writing-mode="lr-tb" fo:padding-top="0in" fo:padding-left="0.0493in" fo:padding-bottom="0in" fo:padding-right="0.0493in"/>
    </style:style>
    <style:style style:name="P1910" style:parent-style-name="Paragraphe1" style:family="paragraph">
      <style:paragraph-properties fo:text-align="center"/>
    </style:style>
    <style:style style:name="T1911" style:parent-style-name="Policepardéfaut" style:family="text">
      <style:text-properties fo:font-weight="bold" style:font-weight-asian="bold"/>
    </style:style>
    <style:style style:name="P1912" style:parent-style-name="Bullet1" style:list-style-name="LFO4" style:family="paragraph"/>
    <style:style style:name="T1913" style:parent-style-name="Policepardéfaut" style:family="text">
      <style:text-properties fo:font-weight="bold" style:font-weight-asian="bold"/>
    </style:style>
    <style:style style:name="P1914" style:parent-style-name="Paragraphe1" style:family="paragraph">
      <style:paragraph-properties fo:text-align="center"/>
    </style:style>
    <style:style style:name="T1915" style:parent-style-name="Policepardéfaut" style:family="text">
      <style:text-properties fo:font-weight="bold" style:font-weight-asian="bold"/>
    </style:style>
    <style:style style:name="P1916" style:parent-style-name="Bullet1" style:list-style-name="LFO4" style:family="paragraph"/>
    <style:style style:name="TableCell1917" style:family="table-cell">
      <style:table-cell-properties fo:border="0.0104in solid #000000" style:writing-mode="lr-tb" fo:padding-top="0in" fo:padding-left="0.0493in" fo:padding-bottom="0in" fo:padding-right="0.0493in"/>
    </style:style>
    <style:style style:name="P1918" style:parent-style-name="Paragraphe1" style:family="paragraph">
      <style:paragraph-properties fo:text-align="center"/>
    </style:style>
    <style:style style:name="T1919" style:parent-style-name="Policepardéfaut" style:family="text">
      <style:text-properties fo:font-weight="bold" style:font-weight-asian="bold"/>
    </style:style>
    <style:style style:name="P1920" style:parent-style-name="Bullet1" style:list-style-name="LFO4" style:family="paragraph"/>
    <style:style style:name="T1921" style:parent-style-name="Policepardéfaut" style:family="text">
      <style:text-properties fo:font-weight="bold" style:font-weight-asian="bold"/>
    </style:style>
    <style:style style:name="P1922" style:parent-style-name="Paragraphe1" style:family="paragraph">
      <style:paragraph-properties fo:text-align="center"/>
    </style:style>
    <style:style style:name="T1923" style:parent-style-name="Policepardéfaut" style:family="text">
      <style:text-properties fo:font-weight="bold" style:font-weight-asian="bold"/>
    </style:style>
    <style:style style:name="P1924" style:parent-style-name="Bullet1" style:list-style-name="LFO4" style:family="paragraph"/>
    <style:style style:name="TableCell1925" style:family="table-cell">
      <style:table-cell-properties fo:border="0.0104in solid #000000" style:writing-mode="lr-tb" fo:padding-top="0in" fo:padding-left="0.0493in" fo:padding-bottom="0in" fo:padding-right="0.0493in"/>
    </style:style>
    <style:style style:name="P1926" style:parent-style-name="Paragraphe1" style:family="paragraph">
      <style:paragraph-properties fo:text-align="center"/>
    </style:style>
    <style:style style:name="T1927" style:parent-style-name="Policepardéfaut" style:family="text">
      <style:text-properties fo:font-weight="bold" style:font-weight-asian="bold"/>
    </style:style>
    <style:style style:name="P1928" style:parent-style-name="Bullet1" style:list-style-name="LFO4" style:family="paragraph"/>
    <style:style style:name="P1929" style:parent-style-name="Bullet1" style:list-style-name="LFO4" style:family="paragraph"/>
    <style:style style:name="T1930" style:parent-style-name="Policepardéfaut" style:family="text">
      <style:text-properties fo:font-weight="bold" style:font-weight-asian="bold"/>
    </style:style>
    <style:style style:name="P1931" style:parent-style-name="Paragraphe1" style:family="paragraph">
      <style:paragraph-properties fo:text-align="center"/>
    </style:style>
    <style:style style:name="T1932" style:parent-style-name="Policepardéfaut" style:family="text">
      <style:text-properties fo:font-weight="bold" style:font-weight-asian="bold"/>
    </style:style>
    <style:style style:name="P1933" style:parent-style-name="Bullet1" style:list-style-name="LFO4" style:family="paragraph"/>
    <style:style style:name="TableRow1934" style:family="table-row">
      <style:table-row-properties style:use-optimal-row-height="false"/>
    </style:style>
    <style:style style:name="TableCell1935" style:family="table-cell">
      <style:table-cell-properties fo:border="0.0104in solid #000000" style:writing-mode="lr-tb" fo:padding-top="0in" fo:padding-left="0.0493in" fo:padding-bottom="0in" fo:padding-right="0.0493in"/>
    </style:style>
    <style:style style:name="P1936" style:parent-style-name="Paragraphe5" style:family="paragraph">
      <style:paragraph-properties fo:text-align="center" fo:margin-left="0in">
        <style:tab-stops/>
      </style:paragraph-properties>
      <style:text-properties fo:font-weight="bold" style:font-weight-asian="bold"/>
    </style:style>
    <style:style style:name="P1937" style:parent-style-name="Paragraphe5" style:family="paragraph">
      <style:paragraph-properties fo:text-align="center" fo:margin-left="0in">
        <style:tab-stops/>
      </style:paragraph-properties>
      <style:text-properties fo:font-weight="bold" style:font-weight-asian="bold"/>
    </style:style>
    <style:style style:name="P1938" style:parent-style-name="Paragraphe5" style:family="paragraph">
      <style:paragraph-properties fo:text-align="center" fo:margin-left="0in">
        <style:tab-stops/>
      </style:paragraph-properties>
      <style:text-properties fo:font-weight="bold" style:font-weight-asian="bold"/>
    </style:style>
    <style:style style:name="P1939" style:parent-style-name="Paragraphe5" style:family="paragraph">
      <style:paragraph-properties fo:text-align="center" fo:margin-left="0in">
        <style:tab-stops/>
      </style:paragraph-properties>
      <style:text-properties fo:font-weight="bold" style:font-weight-asian="bold"/>
    </style:style>
    <style:style style:name="TableCell1940" style:family="table-cell">
      <style:table-cell-properties fo:border="0.0104in solid #000000" style:writing-mode="lr-tb" fo:padding-top="0in" fo:padding-left="0.0493in" fo:padding-bottom="0in" fo:padding-right="0.0493in"/>
    </style:style>
    <style:style style:name="P1941" style:parent-style-name="Paragraphe5" style:family="paragraph">
      <style:paragraph-properties fo:text-align="center" fo:margin-left="0in">
        <style:tab-stops/>
      </style:paragraph-properties>
    </style:style>
    <style:style style:name="T1942" style:parent-style-name="Policepardéfaut" style:family="text">
      <style:text-properties fo:font-weight="bold" style:font-weight-asian="bold"/>
    </style:style>
    <style:style style:name="TableCell1943" style:family="table-cell">
      <style:table-cell-properties fo:border="0.0104in solid #000000" style:writing-mode="lr-tb" fo:padding-top="0in" fo:padding-left="0.0493in" fo:padding-bottom="0in" fo:padding-right="0.0493in"/>
    </style:style>
    <style:style style:name="P1944" style:parent-style-name="Paragraphe5" style:family="paragraph">
      <style:paragraph-properties fo:text-align="center" fo:margin-left="0in">
        <style:tab-stops/>
      </style:paragraph-properties>
    </style:style>
    <style:style style:name="T1945" style:parent-style-name="Policepardéfaut" style:family="text">
      <style:text-properties fo:font-weight="bold" style:font-weight-asian="bold"/>
    </style:style>
    <style:style style:name="TableCell1946" style:family="table-cell">
      <style:table-cell-properties fo:border="0.0104in solid #000000" style:writing-mode="lr-tb" fo:padding-top="0in" fo:padding-left="0.0493in" fo:padding-bottom="0in" fo:padding-right="0.0493in"/>
    </style:style>
    <style:style style:name="P1947" style:parent-style-name="Paragraphe1" style:family="paragraph">
      <style:paragraph-properties fo:text-align="center"/>
    </style:style>
    <style:style style:name="T1948" style:parent-style-name="Policepardéfaut" style:family="text">
      <style:text-properties fo:font-weight="bold" style:font-weight-asian="bold"/>
    </style:style>
    <style:style style:name="P1949" style:parent-style-name="Bullet1" style:list-style-name="LFO4" style:family="paragraph"/>
    <style:style style:name="P1950" style:parent-style-name="Bullet1" style:list-style-name="LFO4" style:family="paragraph"/>
    <style:style style:name="P1951" style:parent-style-name="Bullet1" style:list-style-name="LFO4" style:family="paragraph"/>
    <style:style style:name="T1952" style:parent-style-name="Policepardéfaut" style:family="text">
      <style:text-properties fo:font-weight="bold" style:font-weight-asian="bold"/>
    </style:style>
    <style:style style:name="P1953" style:parent-style-name="Paragraphe1" style:family="paragraph">
      <style:paragraph-properties fo:text-align="center"/>
    </style:style>
    <style:style style:name="T1954" style:parent-style-name="Policepardéfaut" style:family="text">
      <style:text-properties fo:font-weight="bold" style:font-weight-asian="bold"/>
    </style:style>
    <style:style style:name="P1955" style:parent-style-name="Bullet1" style:list-style-name="LFO4" style:family="paragraph"/>
    <style:style style:name="TableRow1956" style:family="table-row">
      <style:table-row-properties style:use-optimal-row-height="false"/>
    </style:style>
    <style:style style:name="TableCell1957" style:family="table-cell">
      <style:table-cell-properties fo:border="0.0104in solid #000000" style:writing-mode="lr-tb" fo:padding-top="0in" fo:padding-left="0.0493in" fo:padding-bottom="0in" fo:padding-right="0.0493in"/>
    </style:style>
    <style:style style:name="P1958" style:parent-style-name="Paragraphe5" style:family="paragraph">
      <style:paragraph-properties fo:text-align="center" fo:margin-left="0in">
        <style:tab-stops/>
      </style:paragraph-properties>
      <style:text-properties fo:font-weight="bold" style:font-weight-asian="bold"/>
    </style:style>
    <style:style style:name="TableCell1959" style:family="table-cell">
      <style:table-cell-properties fo:border="0.0104in solid #000000" style:writing-mode="lr-tb" fo:padding-top="0in" fo:padding-left="0.0493in" fo:padding-bottom="0in" fo:padding-right="0.0493in"/>
    </style:style>
    <style:style style:name="P1960" style:parent-style-name="Paragraphe5" style:family="paragraph">
      <style:paragraph-properties fo:text-align="center" fo:margin-left="0in">
        <style:tab-stops/>
      </style:paragraph-properties>
      <style:text-properties fo:font-weight="bold" style:font-weight-asian="bold"/>
    </style:style>
    <style:style style:name="TableCell1961" style:family="table-cell">
      <style:table-cell-properties fo:border="0.0104in solid #000000" style:writing-mode="lr-tb" fo:padding-top="0in" fo:padding-left="0.0493in" fo:padding-bottom="0in" fo:padding-right="0.0493in"/>
    </style:style>
    <style:style style:name="P1962" style:parent-style-name="Paragraphe5" style:family="paragraph">
      <style:paragraph-properties fo:text-align="center" fo:margin-left="0in">
        <style:tab-stops/>
      </style:paragraph-properties>
      <style:text-properties fo:font-weight="bold" style:font-weight-asian="bold"/>
    </style:style>
    <style:style style:name="TableCell1963" style:family="table-cell">
      <style:table-cell-properties fo:border="0.0104in solid #000000" style:writing-mode="lr-tb" fo:padding-top="0in" fo:padding-left="0.0493in" fo:padding-bottom="0in" fo:padding-right="0.0493in"/>
    </style:style>
    <style:style style:name="P1964" style:parent-style-name="Paragraphe5" style:family="paragraph">
      <style:paragraph-properties fo:text-align="center" fo:margin-left="0in">
        <style:tab-stops/>
      </style:paragraph-properties>
      <style:text-properties fo:font-weight="bold" style:font-weight-asian="bold"/>
    </style:style>
    <style:style style:name="P1965" style:parent-style-name="Paragraphe5" style:list-style-name="LFO9" style:family="paragraph">
      <style:text-properties fo:font-weight="bold" style:font-weight-asian="bold" fo:font-style="italic" style:font-style-asian="italic"/>
    </style:style>
    <style:style style:name="P1966" style:parent-style-name="Paragraphe5" style:family="paragraph">
      <style:paragraph-properties fo:margin-left="0.9847in">
        <style:tab-stops/>
      </style:paragraph-properties>
      <style:text-properties fo:font-weight="bold" style:font-weight-asian="bold" fo:font-style="italic" style:font-style-asian="italic"/>
    </style:style>
    <style:style style:name="P1967" style:parent-style-name="Paragraphe5" style:list-style-name="LFO4" style:family="paragraph">
      <style:paragraph-properties fo:margin-left="1.1812in">
        <style:tab-stops/>
      </style:paragraph-properties>
      <style:text-properties fo:font-style="italic" style:font-style-asian="italic"/>
    </style:style>
    <style:style style:name="P1968" style:parent-style-name="Paragraphe5" style:list-style-name="LFO3" style:family="paragraph">
      <style:paragraph-properties fo:text-align="start" fo:margin-left="1.6736in">
        <style:tab-stops/>
      </style:paragraph-properties>
      <style:text-properties fo:font-style="italic" style:font-style-asian="italic"/>
    </style:style>
    <style:style style:name="P1969" style:parent-style-name="Paragraphe5" style:list-style-name="LFO3" style:family="paragraph">
      <style:paragraph-properties fo:margin-left="1.6736in">
        <style:tab-stops/>
      </style:paragraph-properties>
      <style:text-properties fo:font-style="italic" style:font-style-asian="italic"/>
    </style:style>
    <style:style style:name="P1970" style:parent-style-name="Paragraphe5" style:family="paragraph">
      <style:text-properties fo:font-style="italic" style:font-style-asian="italic"/>
    </style:style>
    <style:style style:name="P1971" style:parent-style-name="Paragraphe5" style:list-style-name="LFO9" style:family="paragraph">
      <style:text-properties fo:font-weight="bold" style:font-weight-asian="bold" fo:font-style="italic" style:font-style-asian="italic"/>
    </style:style>
    <style:style style:name="P1972" style:parent-style-name="Paragraphe5" style:family="paragraph">
      <style:paragraph-properties fo:margin-left="0.9847in">
        <style:tab-stops/>
      </style:paragraph-properties>
      <style:text-properties fo:font-weight="bold" style:font-weight-asian="bold" fo:font-style="italic" style:font-style-asian="italic"/>
    </style:style>
    <style:style style:name="P1973" style:parent-style-name="Paragraphe5" style:list-style-name="LFO4" style:family="paragraph">
      <style:paragraph-properties fo:margin-left="1.1812in">
        <style:tab-stops/>
      </style:paragraph-properties>
      <style:text-properties fo:font-style="italic" style:font-style-asian="italic"/>
    </style:style>
    <style:style style:name="P1974" style:parent-style-name="Paragraphe5" style:list-style-name="LFO3" style:family="paragraph">
      <style:paragraph-properties fo:text-align="start" fo:margin-left="1.6736in">
        <style:tab-stops/>
      </style:paragraph-properties>
      <style:text-properties fo:font-style="italic" style:font-style-asian="italic"/>
    </style:style>
    <style:style style:name="P1975" style:parent-style-name="Paragraphe5" style:list-style-name="LFO3" style:family="paragraph">
      <style:paragraph-properties fo:text-align="start" fo:margin-left="1.6736in">
        <style:tab-stops/>
      </style:paragraph-properties>
      <style:text-properties fo:font-style="italic" style:font-style-asian="italic"/>
    </style:style>
    <style:style style:name="P1976" style:parent-style-name="Paragraphe5" style:list-style-name="LFO4" style:family="paragraph">
      <style:paragraph-properties fo:margin-left="1.1812in">
        <style:tab-stops/>
      </style:paragraph-properties>
      <style:text-properties fo:font-style="italic" style:font-style-asian="italic"/>
    </style:style>
    <style:style style:name="P1977" style:parent-style-name="Paragraphe5" style:list-style-name="LFO3" style:family="paragraph">
      <style:paragraph-properties fo:text-align="start" fo:margin-left="1.6736in">
        <style:tab-stops/>
      </style:paragraph-properties>
      <style:text-properties fo:font-style="italic" style:font-style-asian="italic"/>
    </style:style>
    <style:style style:name="P1978" style:parent-style-name="Paragraphe5" style:list-style-name="LFO3" style:family="paragraph">
      <style:paragraph-properties fo:text-align="start" fo:margin-left="1.6736in">
        <style:tab-stops/>
      </style:paragraph-properties>
      <style:text-properties fo:font-style="italic" style:font-style-asian="italic"/>
    </style:style>
    <style:style style:name="P1979" style:parent-style-name="Paragraphe5" style:list-style-name="LFO4" style:family="paragraph">
      <style:paragraph-properties fo:margin-left="1.1812in">
        <style:tab-stops/>
      </style:paragraph-properties>
      <style:text-properties fo:font-style="italic" style:font-style-asian="italic"/>
    </style:style>
    <style:style style:name="P1980" style:parent-style-name="Paragraphe5" style:list-style-name="LFO3" style:family="paragraph">
      <style:paragraph-properties fo:margin-left="1.6736in">
        <style:tab-stops/>
      </style:paragraph-properties>
      <style:text-properties fo:font-style="italic" style:font-style-asian="italic"/>
    </style:style>
    <style:style style:name="P1981" style:parent-style-name="Paragraphe5" style:list-style-name="LFO3" style:family="paragraph">
      <style:paragraph-properties fo:margin-left="1.6736in">
        <style:tab-stops/>
      </style:paragraph-properties>
      <style:text-properties fo:font-style="italic" style:font-style-asian="italic"/>
    </style:style>
    <style:style style:name="P1982" style:parent-style-name="Paragraphe5" style:list-style-name="LFO3" style:family="paragraph">
      <style:paragraph-properties fo:margin-left="1.6736in">
        <style:tab-stops/>
      </style:paragraph-properties>
      <style:text-properties fo:font-style="italic" style:font-style-asian="italic"/>
    </style:style>
    <style:style style:name="P1983" style:parent-style-name="Paragraphe5" style:list-style-name="LFO9" style:family="paragraph">
      <style:text-properties fo:font-weight="bold" style:font-weight-asian="bold" fo:font-style="italic" style:font-style-asian="italic"/>
    </style:style>
    <style:style style:name="P1984" style:parent-style-name="Paragraphe5" style:family="paragraph">
      <style:paragraph-properties fo:margin-left="0.9847in">
        <style:tab-stops/>
      </style:paragraph-properties>
      <style:text-properties fo:font-weight="bold" style:font-weight-asian="bold" fo:font-style="italic" style:font-style-asian="italic"/>
    </style:style>
    <style:style style:name="P1985" style:parent-style-name="Paragraphe5" style:list-style-name="LFO4" style:family="paragraph">
      <style:paragraph-properties fo:margin-left="1.1812in">
        <style:tab-stops/>
      </style:paragraph-properties>
      <style:text-properties fo:font-style="italic" style:font-style-asian="italic"/>
    </style:style>
    <style:style style:name="P1986" style:parent-style-name="Paragraphe5" style:list-style-name="LFO4" style:family="paragraph">
      <style:paragraph-properties fo:margin-left="1.1812in">
        <style:tab-stops/>
      </style:paragraph-properties>
      <style:text-properties fo:font-style="italic" style:font-style-asian="italic"/>
    </style:style>
    <style:style style:name="P1987" style:parent-style-name="Paragraphe5" style:family="paragraph">
      <style:text-properties fo:font-style="italic" style:font-style-asian="italic"/>
    </style:style>
    <style:style style:name="P1988" style:parent-style-name="Titre4" style:list-style-name="LFO1" style:family="paragraph"/>
    <style:style style:name="T1989" style:parent-style-name="Policepardéfaut" style:family="text">
      <style:text-properties fo:font-style="italic" style:font-style-asian="italic"/>
    </style:style>
    <style:style style:name="P1990" style:parent-style-name="Titre4" style:list-style-name="LFO1" style:family="paragraph"/>
    <style:style style:name="T1991" style:parent-style-name="Numérodepage" style:family="text">
      <style:text-properties fo:font-weight="bold" style:font-weight-asian="bold" fo:font-style="italic" style:font-style-asian="italic"/>
    </style:style>
    <style:style style:name="P1992" style:parent-style-name="Titre4" style:list-style-name="LFO1" style:family="paragraph"/>
    <style:style style:name="P1993" style:parent-style-name="Listecontinue4" style:list-style-name="LFO3" style:family="paragraph">
      <style:paragraph-properties fo:margin-left="0.7875in">
        <style:tab-stops/>
      </style:paragraph-properties>
      <style:text-properties fo:font-style="italic" style:font-style-asian="italic"/>
    </style:style>
    <style:style style:name="P1994" style:parent-style-name="Listecontinue4" style:list-style-name="LFO3" style:family="paragraph">
      <style:paragraph-properties fo:margin-left="0.7875in">
        <style:tab-stops/>
      </style:paragraph-properties>
      <style:text-properties fo:font-style="italic" style:font-style-asian="italic"/>
    </style:style>
    <style:style style:name="P1995" style:parent-style-name="Listecontinue4" style:family="paragraph">
      <style:paragraph-properties fo:break-before="page"/>
      <style:text-properties fo:font-style="italic" style:font-style-asian="italic"/>
    </style:style>
    <style:style style:name="P1996" style:parent-style-name="Titre3" style:list-style-name="LFO1" style:family="paragraph"/>
    <style:style style:name="P1997" style:parent-style-name="Titre4" style:list-style-name="LFO1" style:family="paragraph"/>
    <style:style style:name="P1998" style:parent-style-name="Bullet4" style:list-style-name="LFO5" style:family="paragraph">
      <style:paragraph-properties fo:margin-left="0.7881in">
        <style:tab-stops/>
      </style:paragraph-properties>
    </style:style>
    <style:style style:name="P1999" style:parent-style-name="Bullet4" style:list-style-name="LFO5" style:family="paragraph">
      <style:paragraph-properties fo:margin-left="0.7881in">
        <style:tab-stops/>
      </style:paragraph-properties>
    </style:style>
    <style:style style:name="P2000" style:parent-style-name="Titre4" style:list-style-name="LFO1" style:family="paragraph"/>
    <style:style style:name="T2001" style:parent-style-name="Policepardéfaut" style:family="text">
      <style:text-properties fo:font-style="italic" style:font-style-asian="italic"/>
    </style:style>
    <style:style style:name="P2002" style:parent-style-name="Bullet4" style:list-style-name="LFO5" style:family="paragraph">
      <style:paragraph-properties fo:margin-left="0.7881in">
        <style:tab-stops/>
      </style:paragraph-properties>
    </style:style>
    <style:style style:name="P2003" style:parent-style-name="Bullet4" style:list-style-name="LFO5" style:family="paragraph">
      <style:paragraph-properties fo:margin-left="0.7881in">
        <style:tab-stops/>
      </style:paragraph-properties>
    </style:style>
    <style:style style:name="P2004" style:parent-style-name="Titre4" style:list-style-name="LFO1" style:family="paragraph"/>
    <style:style style:name="P2005" style:parent-style-name="Bullet4" style:list-style-name="LFO10" style:family="paragraph">
      <style:paragraph-properties fo:margin-left="0.7881in" fo:text-indent="-0.1965in">
        <style:tab-stops/>
      </style:paragraph-properties>
    </style:style>
    <style:style style:name="P2006" style:parent-style-name="Bullet4" style:list-style-name="LFO11" style:family="paragraph">
      <style:paragraph-properties fo:margin-left="0.7881in" fo:text-indent="-0.1965in">
        <style:tab-stops/>
      </style:paragraph-properties>
    </style:style>
    <style:style style:name="T2007" style:parent-style-name="Policepardéfaut" style:family="text">
      <style:text-properties fo:font-style="italic" style:font-style-asian="italic"/>
    </style:style>
    <style:style style:name="P2008" style:parent-style-name="Bullet4" style:list-style-name="LFO11" style:family="paragraph">
      <style:paragraph-properties fo:margin-left="0.7881in" fo:text-indent="-0.1965in">
        <style:tab-stops/>
      </style:paragraph-properties>
    </style:style>
    <style:style style:name="P2009" style:parent-style-name="Bullet4" style:family="paragraph">
      <style:paragraph-properties fo:margin-left="0.8861in" fo:text-indent="-0.25in">
        <style:tab-stops/>
      </style:paragraph-properties>
    </style:style>
    <style:style style:name="P2010" style:parent-style-name="Titre4" style:list-style-name="LFO1" style:family="paragraph"/>
    <style:style style:name="P2011" style:parent-style-name="Bullet4" style:list-style-name="LFO5" style:family="paragraph">
      <style:paragraph-properties fo:margin-left="0.7881in">
        <style:tab-stops/>
      </style:paragraph-properties>
      <style:text-properties fo:font-style="italic" style:font-style-asian="italic"/>
    </style:style>
    <style:style style:name="P2012" style:parent-style-name="Bullet4" style:list-style-name="LFO5" style:family="paragraph">
      <style:paragraph-properties fo:margin-left="0.7881in">
        <style:tab-stops/>
      </style:paragraph-properties>
      <style:text-properties fo:font-style="italic" style:font-style-asian="italic"/>
    </style:style>
    <style:style style:name="P2013" style:parent-style-name="Bullet4" style:list-style-name="LFO5" style:family="paragraph">
      <style:paragraph-properties fo:margin-left="0.7881in">
        <style:tab-stops/>
      </style:paragraph-properties>
      <style:text-properties fo:font-style="italic" style:font-style-asian="italic"/>
    </style:style>
    <style:style style:name="P2014" style:parent-style-name="Titre4" style:list-style-name="LFO1" style:family="paragraph"/>
    <style:style style:name="P2015" style:parent-style-name="Bullet4" style:list-style-name="LFO5" style:family="paragraph">
      <style:paragraph-properties fo:margin-left="0.7881in">
        <style:tab-stops/>
      </style:paragraph-properties>
      <style:text-properties fo:font-style="italic" style:font-style-asian="italic"/>
    </style:style>
    <style:style style:name="P2016" style:parent-style-name="Bullet4" style:list-style-name="LFO5" style:family="paragraph">
      <style:paragraph-properties fo:margin-left="0.7881in">
        <style:tab-stops/>
      </style:paragraph-properties>
      <style:text-properties fo:font-style="italic" style:font-style-asian="italic"/>
    </style:style>
    <style:style style:name="P2017" style:parent-style-name="Bullet4" style:list-style-name="LFO5" style:family="paragraph">
      <style:paragraph-properties fo:margin-left="0.7881in">
        <style:tab-stops/>
      </style:paragraph-properties>
      <style:text-properties fo:font-style="italic" style:font-style-asian="italic"/>
    </style:style>
    <style:style style:name="P2018" style:parent-style-name="Bullet4" style:list-style-name="LFO5" style:family="paragraph">
      <style:paragraph-properties fo:margin-left="0.7881in">
        <style:tab-stops/>
      </style:paragraph-properties>
      <style:text-properties fo:font-style="italic" style:font-style-asian="italic"/>
    </style:style>
    <style:style style:name="P2019" style:parent-style-name="Bullet4" style:list-style-name="LFO5" style:family="paragraph">
      <style:paragraph-properties fo:margin-left="0.7881in">
        <style:tab-stops/>
      </style:paragraph-properties>
      <style:text-properties fo:font-style="italic" style:font-style-asian="italic"/>
    </style:style>
    <style:style style:name="P2020" style:parent-style-name="DefaultText" style:family="paragraph">
      <style:paragraph-properties fo:break-before="page"/>
      <style:text-properties fo:language="fr" fo:country="CA"/>
    </style:style>
    <style:style style:name="P2021" style:parent-style-name="DefaultText" style:family="paragraph">
      <style:text-properties fo:font-style="italic" style:font-style-asian="italic"/>
    </style:style>
    <style:style style:name="P2022" style:parent-style-name="Bullet3" style:list-style-name="LFO5" style:family="paragraph"/>
    <style:style style:name="P2023" style:parent-style-name="Bullet3" style:list-style-name="LFO5" style:family="paragraph"/>
    <style:style style:name="P2024" style:parent-style-name="Bullet3" style:list-style-name="LFO5" style:family="paragraph"/>
    <style:style style:name="P2025" style:parent-style-name="Bullet3" style:list-style-name="LFO5" style:family="paragraph"/>
    <style:style style:name="P2026" style:parent-style-name="Bullet3" style:list-style-name="LFO5" style:family="paragraph"/>
    <style:style style:name="P2027" style:parent-style-name="Bullet3" style:family="paragraph">
      <style:paragraph-properties fo:margin-left="0.6895in" fo:text-indent="-0.25in">
        <style:tab-stops/>
      </style:paragraph-properties>
    </style:style>
    <style:style style:name="P2028" style:parent-style-name="Bullet3" style:list-style-name="LFO5" style:family="paragraph"/>
    <style:style style:name="P2029" style:parent-style-name="Bullet3" style:list-style-name="LFO5" style:family="paragraph"/>
    <style:style style:name="P2030" style:parent-style-name="Bullet3" style:list-style-name="LFO5" style:family="paragraph"/>
    <style:style style:name="P2031" style:parent-style-name="Bullet3" style:list-style-name="LFO5" style:family="paragraph"/>
    <style:style style:name="P2032" style:parent-style-name="Bullet3" style:list-style-name="LFO5" style:family="paragraph"/>
    <style:style style:name="P2033" style:parent-style-name="Bullet3" style:list-style-name="LFO5" style:family="paragraph"/>
    <style:style style:name="P2034" style:parent-style-name="Bullet3" style:list-style-name="LFO12" style:family="paragraph">
      <style:paragraph-properties fo:margin-left="0.5902in" fo:text-indent="-0.1965in">
        <style:tab-stops/>
      </style:paragraph-properties>
      <style:text-properties fo:font-style="italic" style:font-style-asian="italic"/>
    </style:style>
    <style:style style:name="P2035" style:parent-style-name="Bullet3" style:list-style-name="LFO13" style:family="paragraph">
      <style:paragraph-properties fo:margin-left="0.5902in" fo:text-indent="-0.1965in">
        <style:tab-stops/>
      </style:paragraph-properties>
      <style:text-properties fo:font-style="italic" style:font-style-asian="italic"/>
    </style:style>
    <style:style style:name="P2036" style:parent-style-name="Bullet3" style:list-style-name="LFO13" style:family="paragraph">
      <style:paragraph-properties fo:margin-left="0.5902in" fo:text-indent="-0.1965in">
        <style:tab-stops/>
      </style:paragraph-properties>
      <style:text-properties fo:font-style="italic" style:font-style-asian="italic"/>
    </style:style>
    <style:style style:name="P2037" style:parent-style-name="Bullet3" style:list-style-name="LFO13" style:family="paragraph">
      <style:paragraph-properties fo:margin-left="0.5902in" fo:text-indent="-0.1965in">
        <style:tab-stops/>
      </style:paragraph-properties>
      <style:text-properties fo:font-style="italic" style:font-style-asian="italic"/>
    </style:style>
    <style:style style:name="P2038" style:parent-style-name="Bullet3" style:list-style-name="LFO13" style:family="paragraph">
      <style:paragraph-properties fo:margin-left="0.5902in" fo:text-indent="-0.1965in">
        <style:tab-stops/>
      </style:paragraph-properties>
      <style:text-properties fo:font-style="italic" style:font-style-asian="italic"/>
    </style:style>
    <style:style style:name="P2039" style:parent-style-name="Bullet3" style:family="paragraph">
      <style:paragraph-properties fo:margin-left="0.3937in">
        <style:tab-stops/>
      </style:paragraph-properties>
    </style:style>
    <style:style style:name="P2040" style:parent-style-name="Paragraphe4" style:family="paragraph">
      <style:text-properties fo:font-style="italic" style:font-style-asian="italic"/>
    </style:style>
    <style:style style:name="P2041" style:parent-style-name="Paragraphe4" style:family="paragraph">
      <style:text-properties fo:font-style="italic" style:font-style-asian="italic"/>
    </style:style>
    <style:style style:name="P2042" style:parent-style-name="Bullet4" style:list-style-name="LFO5" style:family="paragraph">
      <style:paragraph-properties fo:margin-left="0.7881in">
        <style:tab-stops/>
      </style:paragraph-properties>
      <style:text-properties fo:font-style="italic" style:font-style-asian="italic"/>
    </style:style>
    <style:style style:name="P2043" style:parent-style-name="Bullet4" style:list-style-name="LFO5" style:family="paragraph">
      <style:paragraph-properties fo:margin-left="0.7881in">
        <style:tab-stops/>
      </style:paragraph-properties>
      <style:text-properties fo:font-style="italic" style:font-style-asian="italic"/>
    </style:style>
    <style:style style:name="P2044" style:parent-style-name="Bullet4" style:list-style-name="LFO5" style:family="paragraph">
      <style:paragraph-properties fo:margin-left="0.7881in">
        <style:tab-stops/>
      </style:paragraph-properties>
      <style:text-properties fo:font-style="italic" style:font-style-asian="italic"/>
    </style:style>
    <style:style style:name="P2045" style:parent-style-name="Bullet4" style:list-style-name="LFO5" style:family="paragraph">
      <style:paragraph-properties fo:margin-left="0.7881in">
        <style:tab-stops/>
      </style:paragraph-properties>
      <style:text-properties fo:font-style="italic" style:font-style-asian="italic"/>
    </style:style>
    <style:style style:name="P2046" style:parent-style-name="DefaultText" style:family="paragraph">
      <style:paragraph-properties fo:break-before="page"/>
      <style:text-properties text:display="none" fo:language="fr" fo:country="CA"/>
    </style:style>
    <style:style style:name="P2047" style:parent-style-name="Bullet1" style:list-style-name="LFO16" style:family="paragraph">
      <style:text-properties fo:language="fr" fo:country="FR"/>
    </style:style>
    <style:style style:name="P2048" style:parent-style-name="Bullet1" style:list-style-name="LFO16" style:family="paragraph">
      <style:text-properties fo:language="fr" fo:country="FR"/>
    </style:style>
    <style:style style:name="P2049" style:parent-style-name="Bullet1" style:list-style-name="LFO16" style:family="paragraph">
      <style:text-properties fo:language="fr" fo:country="FR"/>
    </style:style>
    <style:style style:name="P2050" style:parent-style-name="Bullet1" style:list-style-name="LFO16" style:family="paragraph">
      <style:text-properties fo:language="fr" fo:country="FR"/>
    </style:style>
    <style:style style:name="P2051" style:parent-style-name="Bullet1" style:list-style-name="LFO16" style:family="paragraph">
      <style:text-properties fo:language="fr" fo:country="FR"/>
    </style:style>
    <style:style style:name="P2052" style:parent-style-name="Bullet1" style:list-style-name="LFO16" style:family="paragraph">
      <style:text-properties fo:language="fr" fo:country="FR"/>
    </style:style>
    <style:style style:name="P2053" style:parent-style-name="Bullet1" style:list-style-name="LFO16" style:family="paragraph">
      <style:text-properties fo:language="fr" fo:country="FR"/>
    </style:style>
    <style:style style:name="P2054" style:parent-style-name="Bullet1" style:list-style-name="LFO16" style:family="paragraph">
      <style:text-properties fo:language="fr" fo:country="FR"/>
    </style:style>
    <style:style style:name="P2055" style:parent-style-name="Bullet1" style:list-style-name="LFO16" style:family="paragraph">
      <style:text-properties fo:language="fr" fo:country="FR"/>
    </style:style>
    <style:style style:name="P2056" style:parent-style-name="Bullet1" style:list-style-name="LFO16" style:family="paragraph">
      <style:text-properties fo:language="fr" fo:country="FR"/>
    </style:style>
    <style:style style:name="P2057" style:parent-style-name="Bullet1" style:family="paragraph">
      <style:paragraph-properties fo:margin-left="0.25in" fo:text-indent="-0.25in">
        <style:tab-stops/>
      </style:paragraph-properties>
      <style:text-properties fo:language="fr" fo:country="FR"/>
    </style:style>
    <style:style style:name="P2058" style:parent-style-name="Bullet1" style:list-style-name="LFO16" style:family="paragraph">
      <style:text-properties fo:language="fr" fo:country="FR"/>
    </style:style>
    <style:style style:name="P2059" style:parent-style-name="Bullet1" style:list-style-name="LFO16" style:family="paragraph">
      <style:text-properties fo:language="fr" fo:country="FR"/>
    </style:style>
    <style:style style:name="P2060" style:parent-style-name="Bullet1" style:list-style-name="LFO16" style:family="paragraph">
      <style:text-properties fo:language="fr" fo:country="FR"/>
    </style:style>
    <style:style style:name="P2061" style:parent-style-name="Bullet1" style:list-style-name="LFO16" style:family="paragraph">
      <style:text-properties fo:language="fr" fo:country="FR"/>
    </style:style>
    <style:style style:name="P2062" style:parent-style-name="Bullet1" style:family="paragraph">
      <style:paragraph-properties fo:margin-left="0.25in" fo:text-indent="-0.25in">
        <style:tab-stops/>
      </style:paragraph-properties>
      <style:text-properties fo:language="fr" fo:country="FR"/>
    </style:style>
    <style:style style:name="P2063" style:parent-style-name="Paragraphe4" style:family="paragraph">
      <style:text-properties fo:font-weight="bold" style:font-weight-asian="bold" fo:font-style="italic" style:font-style-asian="italic" fo:font-variant="small-caps"/>
    </style:style>
    <style:style style:name="P2064" style:parent-style-name="Bullet4" style:list-style-name="LFO5" style:family="paragraph">
      <style:paragraph-properties fo:margin-left="0.7881in">
        <style:tab-stops/>
      </style:paragraph-properties>
      <style:text-properties fo:font-style="italic" style:font-style-asian="italic"/>
    </style:style>
    <style:style style:name="P2065" style:parent-style-name="Bullet5" style:list-style-name="LFO5" style:family="paragraph">
      <style:paragraph-properties fo:margin-left="0.9847in">
        <style:tab-stops/>
      </style:paragraph-properties>
      <style:text-properties fo:font-style="italic" style:font-style-asian="italic"/>
    </style:style>
    <style:style style:name="P2066" style:parent-style-name="Bullet5" style:list-style-name="LFO5" style:family="paragraph">
      <style:paragraph-properties fo:margin-left="0.9847in">
        <style:tab-stops/>
      </style:paragraph-properties>
      <style:text-properties fo:font-style="italic" style:font-style-asian="italic"/>
    </style:style>
    <style:style style:name="P2067" style:parent-style-name="Bullet5" style:list-style-name="LFO5" style:family="paragraph">
      <style:paragraph-properties fo:margin-left="0.9847in">
        <style:tab-stops/>
      </style:paragraph-properties>
      <style:text-properties fo:font-style="italic" style:font-style-asian="italic"/>
    </style:style>
    <style:style style:name="P2068" style:parent-style-name="Bullet5" style:list-style-name="LFO5" style:family="paragraph">
      <style:paragraph-properties fo:margin-left="0.9847in">
        <style:tab-stops/>
      </style:paragraph-properties>
      <style:text-properties fo:font-style="italic" style:font-style-asian="italic"/>
    </style:style>
    <style:style style:name="P2069" style:parent-style-name="Bullet4" style:list-style-name="LFO5" style:family="paragraph">
      <style:paragraph-properties fo:margin-left="0.7881in">
        <style:tab-stops/>
      </style:paragraph-properties>
      <style:text-properties fo:font-style="italic" style:font-style-asian="italic"/>
    </style:style>
    <style:style style:name="P2070" style:parent-style-name="Bullet5" style:list-style-name="LFO5" style:family="paragraph">
      <style:paragraph-properties fo:margin-left="0.9847in">
        <style:tab-stops/>
      </style:paragraph-properties>
      <style:text-properties fo:font-style="italic" style:font-style-asian="italic"/>
    </style:style>
    <style:style style:name="P2071" style:parent-style-name="Bullet5" style:list-style-name="LFO5" style:family="paragraph">
      <style:paragraph-properties fo:margin-left="0.9847in">
        <style:tab-stops/>
      </style:paragraph-properties>
      <style:text-properties fo:font-style="italic" style:font-style-asian="italic"/>
    </style:style>
    <style:style style:name="P2072" style:parent-style-name="Paragraphe5" style:family="paragraph">
      <style:text-properties fo:font-style="italic" style:font-style-asian="italic"/>
    </style:style>
    <style:style style:name="P2073" style:parent-style-name="Paragraphe4" style:family="paragraph">
      <style:text-properties fo:font-weight="bold" style:font-weight-asian="bold" fo:font-style="italic" style:font-style-asian="italic" fo:font-variant="small-caps"/>
    </style:style>
    <style:style style:name="P2074" style:parent-style-name="Bullet4" style:list-style-name="LFO5" style:family="paragraph">
      <style:paragraph-properties fo:margin-left="0.7881in">
        <style:tab-stops/>
      </style:paragraph-properties>
      <style:text-properties fo:font-style="italic" style:font-style-asian="italic"/>
    </style:style>
    <style:style style:name="P2075" style:parent-style-name="Bullet5" style:list-style-name="LFO5" style:family="paragraph">
      <style:paragraph-properties fo:margin-left="0.9847in">
        <style:tab-stops/>
      </style:paragraph-properties>
      <style:text-properties fo:font-style="italic" style:font-style-asian="italic"/>
    </style:style>
    <style:style style:name="P2076" style:parent-style-name="Bullet5" style:list-style-name="LFO5" style:family="paragraph">
      <style:paragraph-properties fo:margin-left="0.9847in">
        <style:tab-stops/>
      </style:paragraph-properties>
      <style:text-properties fo:font-style="italic" style:font-style-asian="italic"/>
    </style:style>
    <style:style style:name="P2077" style:parent-style-name="Bullet5" style:list-style-name="LFO5" style:family="paragraph">
      <style:paragraph-properties fo:margin-left="0.9847in">
        <style:tab-stops/>
      </style:paragraph-properties>
      <style:text-properties fo:font-style="italic" style:font-style-asian="italic"/>
    </style:style>
    <style:style style:name="P2078" style:parent-style-name="Bullet4" style:list-style-name="LFO5" style:family="paragraph">
      <style:paragraph-properties fo:margin-left="0.7881in">
        <style:tab-stops/>
      </style:paragraph-properties>
      <style:text-properties fo:font-style="italic" style:font-style-asian="italic"/>
    </style:style>
    <style:style style:name="P2079" style:parent-style-name="Bullet4" style:list-style-name="LFO5" style:family="paragraph">
      <style:paragraph-properties fo:margin-left="0.7881in">
        <style:tab-stops/>
      </style:paragraph-properties>
      <style:text-properties fo:font-style="italic" style:font-style-asian="italic"/>
    </style:style>
    <style:style style:name="P2080" style:parent-style-name="Bullet4" style:list-style-name="LFO5" style:family="paragraph">
      <style:paragraph-properties fo:margin-left="0.7881in">
        <style:tab-stops/>
      </style:paragraph-properties>
      <style:text-properties fo:font-style="italic" style:font-style-asian="italic"/>
    </style:style>
    <style:style style:name="P2081" style:parent-style-name="Paragraphe4" style:family="paragraph">
      <style:text-properties fo:font-weight="bold" style:font-weight-asian="bold" fo:font-style="italic" style:font-style-asian="italic" fo:font-variant="small-caps"/>
    </style:style>
    <style:style style:name="P2082" style:parent-style-name="Bullet4" style:list-style-name="LFO5" style:family="paragraph">
      <style:paragraph-properties fo:margin-left="0.7881in">
        <style:tab-stops/>
      </style:paragraph-properties>
      <style:text-properties fo:font-style="italic" style:font-style-asian="italic"/>
    </style:style>
    <style:style style:name="P2083" style:parent-style-name="Paragraphe4" style:family="paragraph">
      <style:text-properties fo:font-weight="bold" style:font-weight-asian="bold" fo:font-style="italic" style:font-style-asian="italic" fo:font-variant="small-caps"/>
    </style:style>
    <style:style style:name="P2084" style:parent-style-name="Bullet4" style:list-style-name="LFO5" style:family="paragraph">
      <style:paragraph-properties fo:margin-left="0.7881in">
        <style:tab-stops/>
      </style:paragraph-properties>
      <style:text-properties fo:font-style="italic" style:font-style-asian="italic"/>
    </style:style>
    <style:style style:name="P2085" style:parent-style-name="Paragraphe4" style:family="paragraph">
      <style:text-properties fo:font-weight="bold" style:font-weight-asian="bold" fo:font-style="italic" style:font-style-asian="italic" fo:font-variant="small-caps"/>
    </style:style>
    <style:style style:name="P2086" style:parent-style-name="Bullet4" style:list-style-name="LFO5" style:family="paragraph">
      <style:paragraph-properties fo:margin-left="0.7881in">
        <style:tab-stops/>
      </style:paragraph-properties>
      <style:text-properties fo:font-style="italic" style:font-style-asian="italic"/>
    </style:style>
    <style:style style:name="P2087" style:parent-style-name="Bullet4" style:list-style-name="LFO5" style:family="paragraph">
      <style:paragraph-properties fo:margin-left="0.7881in">
        <style:tab-stops/>
      </style:paragraph-properties>
      <style:text-properties fo:font-style="italic" style:font-style-asian="italic"/>
    </style:style>
    <style:style style:name="P2088" style:parent-style-name="Bullet4" style:list-style-name="LFO5" style:family="paragraph">
      <style:paragraph-properties fo:margin-left="0.7881in">
        <style:tab-stops/>
      </style:paragraph-properties>
      <style:text-properties fo:font-style="italic" style:font-style-asian="italic"/>
    </style:style>
    <style:style style:name="P2089" style:parent-style-name="Paragraphe4" style:family="paragraph">
      <style:text-properties fo:font-weight="bold" style:font-weight-asian="bold" fo:font-style="italic" style:font-style-asian="italic" fo:font-variant="small-caps"/>
    </style:style>
    <style:style style:name="P2090" style:parent-style-name="Bullet4" style:list-style-name="LFO5" style:family="paragraph">
      <style:paragraph-properties fo:margin-left="0.7881in">
        <style:tab-stops/>
      </style:paragraph-properties>
      <style:text-properties fo:font-style="italic" style:font-style-asian="italic"/>
    </style:style>
    <style:style style:name="P2091" style:parent-style-name="Bullet4" style:list-style-name="LFO5" style:family="paragraph">
      <style:paragraph-properties fo:margin-left="0.7881in">
        <style:tab-stops/>
      </style:paragraph-properties>
      <style:text-properties fo:font-style="italic" style:font-style-asian="italic"/>
    </style:style>
    <style:style style:name="P2092" style:parent-style-name="Paragraphe4" style:family="paragraph">
      <style:text-properties fo:font-style="italic" style:font-style-asian="italic"/>
    </style:style>
    <style:style style:name="P2093" style:parent-style-name="DefaultText" style:family="paragraph">
      <style:text-properties fo:font-variant="small-caps"/>
    </style:style>
    <style:style style:name="P2094" style:parent-style-name="Bullet1" style:list-style-name="LFO16" style:family="paragraph">
      <style:text-properties fo:language="fr" fo:country="FR"/>
    </style:style>
    <style:style style:name="P2095" style:parent-style-name="Bullet1" style:list-style-name="LFO16" style:family="paragraph">
      <style:text-properties fo:language="fr" fo:country="FR"/>
    </style:style>
    <style:style style:name="P2096" style:parent-style-name="Titre2" style:list-style-name="LFO17" style:family="paragraph">
      <style:paragraph-properties fo:break-before="page"/>
    </style:style>
    <style:style style:name="P2097" style:parent-style-name="Bullet1" style:list-style-name="LFO16" style:family="paragraph">
      <style:text-properties fo:language="fr" fo:country="FR"/>
    </style:style>
    <style:style style:name="P2098" style:parent-style-name="Bullet1" style:list-style-name="LFO16" style:family="paragraph">
      <style:text-properties fo:language="fr" fo:country="FR"/>
    </style:style>
    <style:style style:name="P2099" style:parent-style-name="Bullet1" style:list-style-name="LFO16" style:family="paragraph">
      <style:text-properties fo:language="fr" fo:country="FR"/>
    </style:style>
    <style:style style:name="P2100" style:parent-style-name="Bullet1" style:list-style-name="LFO16" style:family="paragraph">
      <style:text-properties fo:language="fr" fo:country="FR"/>
    </style:style>
    <style:style style:name="T2101" style:parent-style-name="Policepardéfaut" style:family="text">
      <style:text-properties fo:font-weight="bold" style:font-weight-asian="bold"/>
    </style:style>
    <style:style style:name="T2102" style:parent-style-name="Policepardéfaut" style:family="text">
      <style:text-properties fo:font-weight="bold" style:font-weight-asian="bold"/>
    </style:style>
    <style:style style:name="P2103" style:parent-style-name="Bullet1" style:list-style-name="LFO16" style:family="paragraph">
      <style:text-properties fo:language="fr" fo:country="FR"/>
    </style:style>
    <style:style style:name="P2104" style:parent-style-name="Bullet1" style:list-style-name="LFO16" style:family="paragraph">
      <style:text-properties fo:language="fr" fo:country="FR"/>
    </style:style>
    <style:style style:name="P2105" style:parent-style-name="Bullet1" style:list-style-name="LFO16" style:family="paragraph">
      <style:text-properties fo:language="fr" fo:country="FR"/>
    </style:style>
    <style:style style:name="P2106" style:parent-style-name="Bullet1" style:list-style-name="LFO16" style:family="paragraph">
      <style:text-properties fo:language="fr" fo:country="FR"/>
    </style:style>
    <style:style style:name="P2107" style:parent-style-name="Bullet1" style:list-style-name="LFO16" style:family="paragraph">
      <style:text-properties fo:language="fr" fo:country="FR"/>
    </style:style>
    <style:style style:name="P2108" style:parent-style-name="Bullet1" style:list-style-name="LFO16" style:family="paragraph">
      <style:text-properties fo:language="fr" fo:country="FR"/>
    </style:style>
    <style:style style:name="T2109" style:parent-style-name="Policepardéfaut" style:family="text">
      <style:text-properties fo:font-weight="bold" style:font-weight-asian="bold"/>
    </style:style>
    <style:style style:name="T2110" style:parent-style-name="Policepardéfaut" style:family="text">
      <style:text-properties fo:font-weight="bold" style:font-weight-asian="bold"/>
    </style:style>
    <style:style style:name="T2111" style:parent-style-name="Policepardéfaut" style:family="text">
      <style:text-properties fo:font-weight="bold" style:font-weight-asian="bold"/>
    </style:style>
    <style:style style:name="P2112" style:parent-style-name="Paragraphe3" style:family="paragraph">
      <style:paragraph-properties fo:break-before="page"/>
      <style:text-properties fo:font-style="italic" style:font-style-asian="italic"/>
    </style:style>
    <style:style style:name="P2113" style:parent-style-name="Normal" style:family="paragraph">
      <style:paragraph-properties fo:text-align="center" fo:margin-top="0.1666in"/>
    </style:style>
    <style:style style:name="T2114" style:parent-style-name="Policepardéfaut" style:family="text">
      <style:text-properties fo:font-weight="bold" style:font-weight-asian="bold" fo:font-size="12pt" style:font-size-asian="12pt"/>
    </style:style>
    <style:style style:name="P2115" style:parent-style-name="Normal" style:family="paragraph">
      <style:paragraph-properties fo:text-align="center" fo:margin-top="0.1666in"/>
      <style:text-properties fo:font-weight="bold" style:font-weight-asian="bold" fo:font-size="12pt" style:font-size-asian="12pt"/>
    </style:style>
    <style:style style:name="P2116" style:parent-style-name="Normal" style:family="paragraph">
      <style:paragraph-properties fo:text-align="center" fo:margin-top="0.0833in"/>
    </style:style>
    <style:style style:name="P2117" style:parent-style-name="Normal" style:family="paragraph">
      <style:paragraph-properties fo:text-align="center" fo:margin-top="0.0833in"/>
    </style:style>
    <style:style style:name="P2118" style:parent-style-name="Normal" style:family="paragraph">
      <style:paragraph-properties fo:text-align="center"/>
    </style:style>
    <style:style style:name="P2119" style:parent-style-name="Normal" style:family="paragraph">
      <style:paragraph-properties fo:text-align="center"/>
    </style:style>
    <style:style style:name="P2120" style:parent-style-name="Normal" style:family="paragraph">
      <style:paragraph-properties fo:text-align="center" fo:margin-top="0.0833in"/>
    </style:style>
    <style:style style:name="T2121" style:parent-style-name="Policepardéfaut" style:family="text">
      <style:text-properties fo:font-size="12pt" style:font-size-asian="12pt"/>
    </style:style>
    <style:style style:name="P2122" style:parent-style-name="Normal" style:family="paragraph">
      <style:paragraph-properties fo:text-align="center"/>
    </style:style>
    <style:style style:name="P2123" style:parent-style-name="Normal" style:family="paragraph">
      <style:paragraph-properties fo:text-align="center" fo:margin-top="0.0833in"/>
    </style:style>
    <style:style style:name="P2124" style:parent-style-name="Normal" style:family="paragraph">
      <style:paragraph-properties fo:text-align="center"/>
    </style:style>
    <style:style style:name="P2125" style:parent-style-name="Bullet3" style:list-style-name="LFO8" style:family="paragraph">
      <style:paragraph-properties fo:margin-left="0.5902in">
        <style:tab-stops/>
      </style:paragraph-properties>
    </style:style>
    <style:style style:name="T2126" style:parent-style-name="Policepardéfaut" style:family="text">
      <style:text-properties fo:font-weight="bold" style:font-weight-asian="bold"/>
    </style:style>
    <style:style style:name="T2127" style:parent-style-name="Policepardéfaut" style:family="text">
      <style:text-properties fo:font-weight="bold" style:font-weight-asian="bold"/>
    </style:style>
    <style:style style:name="T2128" style:parent-style-name="Policepardéfaut" style:family="text">
      <style:text-properties fo:font-weight="bold" style:font-weight-asian="bold"/>
    </style:style>
    <style:style style:name="P2129" style:parent-style-name="Bullet3" style:list-style-name="LFO8" style:family="paragraph">
      <style:paragraph-properties fo:margin-left="0.5902in">
        <style:tab-stops/>
      </style:paragraph-properties>
    </style:style>
    <style:style style:name="T2130" style:parent-style-name="Policepardéfaut" style:family="text">
      <style:text-properties fo:font-weight="bold" style:font-weight-asian="bold"/>
    </style:style>
    <style:style style:name="P2131" style:parent-style-name="Paragraphe4" style:family="paragraph">
      <style:text-properties fo:font-style="italic" style:font-style-asian="italic"/>
    </style:style>
    <style:style style:name="P2132" style:parent-style-name="Bullet1" style:list-style-name="LFO16" style:family="paragraph">
      <style:text-properties fo:language="fr" fo:country="FR"/>
    </style:style>
    <style:style style:name="P2133" style:parent-style-name="Bullet1" style:list-style-name="LFO16" style:family="paragraph">
      <style:text-properties fo:language="fr" fo:country="FR"/>
    </style:style>
    <style:style style:name="P2134" style:parent-style-name="Bullet1" style:list-style-name="LFO16" style:family="paragraph">
      <style:text-properties fo:language="fr" fo:country="FR"/>
    </style:style>
    <style:style style:name="P2135" style:parent-style-name="Bullet1" style:list-style-name="LFO16" style:family="paragraph">
      <style:text-properties fo:language="fr" fo:country="FR"/>
    </style:style>
    <style:style style:name="P2136" style:parent-style-name="Bullet1" style:list-style-name="LFO16" style:family="paragraph">
      <style:text-properties fo:language="fr" fo:country="FR"/>
    </style:style>
    <style:style style:name="P2137" style:parent-style-name="Bullet4" style:list-style-name="LFO5" style:family="paragraph">
      <style:paragraph-properties fo:margin-left="0.7881in">
        <style:tab-stops/>
      </style:paragraph-properties>
    </style:style>
    <style:style style:name="P2138" style:parent-style-name="Bullet4" style:list-style-name="LFO5" style:family="paragraph">
      <style:paragraph-properties fo:margin-left="0.7881in">
        <style:tab-stops/>
      </style:paragraph-properties>
    </style:style>
    <style:style style:name="T2139" style:parent-style-name="Policepardéfaut" style:family="text">
      <style:text-properties fo:font-style="italic" style:font-style-asian="italic"/>
    </style:style>
    <style:style style:name="P2140" style:parent-style-name="Bullet1" style:list-style-name="LFO16" style:family="paragraph">
      <style:text-properties fo:language="fr" fo:country="FR"/>
    </style:style>
    <style:style style:name="T2141" style:parent-style-name="Policepardéfaut" style:family="text">
      <style:text-properties fo:font-style="italic" style:font-style-asian="italic"/>
    </style:style>
    <style:style style:name="T2142" style:parent-style-name="Policepardéfaut" style:family="text">
      <style:text-properties fo:font-weight="bold" style:font-weight-asian="bold"/>
    </style:style>
    <style:style style:name="P2143" style:parent-style-name="Titre2" style:list-style-name="LFO17" style:family="paragraph">
      <style:paragraph-properties fo:break-before="page"/>
    </style:style>
    <style:style style:name="P2144" style:parent-style-name="Titre2" style:list-style-name="LFO17" style:family="paragraph">
      <style:paragraph-properties fo:break-before="page"/>
    </style:style>
    <style:style style:name="T2145" style:parent-style-name="Policepardéfaut" style:family="text">
      <style:text-properties fo:font-style="italic" style:font-style-asian="italic"/>
    </style:style>
    <style:style style:name="P2146" style:parent-style-name="DefaultText" style:family="paragraph">
      <style:text-properties fo:font-style="italic" style:font-style-asian="italic"/>
    </style:style>
    <style:style style:name="P2147" style:parent-style-name="Titre2" style:list-style-name="LFO17" style:family="paragraph">
      <style:paragraph-properties fo:break-before="page"/>
    </style:style>
    <style:style style:name="P2148" style:parent-style-name="Bullet1" style:list-style-name="LFO16" style:family="paragraph">
      <style:text-properties fo:language="fr" fo:country="FR"/>
    </style:style>
    <style:style style:name="P2149" style:parent-style-name="Bullet1" style:list-style-name="LFO16" style:family="paragraph">
      <style:text-properties fo:language="fr" fo:country="FR"/>
    </style:style>
    <style:style style:name="P2150" style:parent-style-name="Bullet1" style:list-style-name="LFO16" style:family="paragraph">
      <style:text-properties fo:language="fr" fo:country="FR"/>
    </style:style>
    <style:style style:name="P2151" style:parent-style-name="Bullet1" style:list-style-name="LFO16" style:family="paragraph">
      <style:text-properties fo:language="fr" fo:country="FR"/>
    </style:style>
    <style:style style:name="P2152" style:parent-style-name="Bullet1" style:list-style-name="LFO16" style:family="paragraph">
      <style:text-properties fo:language="fr" fo:country="FR"/>
    </style:style>
    <style:style style:name="P2153" style:parent-style-name="Bullet1" style:family="paragraph">
      <style:paragraph-properties fo:margin-left="0.25in" fo:text-indent="-0.25in">
        <style:tab-stops/>
      </style:paragraph-properties>
      <style:text-properties fo:language="fr" fo:country="FR"/>
    </style:style>
    <style:style style:name="P2154" style:parent-style-name="Bullet1" style:list-style-name="LFO16" style:family="paragraph">
      <style:text-properties fo:language="fr" fo:country="FR"/>
    </style:style>
    <style:style style:name="P2155" style:parent-style-name="Bullet1" style:list-style-name="LFO16" style:family="paragraph">
      <style:text-properties fo:language="fr" fo:country="FR"/>
    </style:style>
    <style:style style:name="P2156" style:parent-style-name="Bullet1" style:list-style-name="LFO16" style:family="paragraph">
      <style:text-properties fo:language="fr" fo:country="FR"/>
    </style:style>
    <style:style style:name="P2157" style:parent-style-name="Titre2" style:list-style-name="LFO17" style:family="paragraph">
      <style:paragraph-properties fo:break-before="page"/>
    </style:style>
    <style:style style:name="P2158" style:parent-style-name="Bullet1" style:list-style-name="LFO16" style:family="paragraph">
      <style:text-properties fo:language="fr" fo:country="FR"/>
    </style:style>
    <style:style style:name="P2159" style:parent-style-name="Bullet1" style:list-style-name="LFO16" style:family="paragraph">
      <style:text-properties fo:language="fr" fo:country="FR"/>
    </style:style>
    <style:style style:name="P2160" style:parent-style-name="Bullet1" style:list-style-name="LFO16" style:family="paragraph">
      <style:text-properties fo:language="fr" fo:country="FR"/>
    </style:style>
    <style:style style:name="P2161" style:parent-style-name="Paragraphe3" style:family="paragraph">
      <style:text-properties fo:font-weight="bold" style:font-weight-asian="bold" fo:font-variant="small-caps"/>
    </style:style>
    <style:style style:name="P2162" style:parent-style-name="Paragraphe3" style:family="paragraph">
      <style:text-properties fo:font-style="italic" style:font-style-asian="italic"/>
    </style:style>
    <style:style style:name="P2163" style:parent-style-name="Paragraphe3" style:family="paragraph">
      <style:text-properties fo:font-weight="bold" style:font-weight-asian="bold" fo:font-variant="small-caps"/>
    </style:style>
    <style:style style:name="P2164" style:parent-style-name="Bullet3" style:list-style-name="LFO5" style:family="paragraph">
      <style:text-properties fo:font-style="italic" style:font-style-asian="italic"/>
    </style:style>
    <style:style style:name="P2165" style:parent-style-name="Paragraphe3" style:family="paragraph">
      <style:text-properties fo:font-weight="bold" style:font-weight-asian="bold" fo:font-variant="small-caps"/>
    </style:style>
    <style:style style:name="P2166" style:parent-style-name="Bullet3" style:list-style-name="LFO5" style:family="paragraph">
      <style:text-properties fo:font-style="italic" style:font-style-asian="italic"/>
    </style:style>
    <style:style style:name="P2167" style:parent-style-name="Paragraphe3" style:family="paragraph">
      <style:text-properties fo:font-weight="bold" style:font-weight-asian="bold" fo:font-variant="small-caps"/>
    </style:style>
    <style:style style:name="P2168" style:parent-style-name="Bullet3" style:list-style-name="LFO5" style:family="paragraph">
      <style:text-properties fo:font-style="italic" style:font-style-asian="italic"/>
    </style:style>
    <style:style style:name="P2169" style:parent-style-name="Paragraphe3" style:family="paragraph">
      <style:text-properties fo:font-style="italic" style:font-style-asian="italic"/>
    </style:style>
    <style:style style:name="P2170" style:parent-style-name="DefaultText" style:family="paragraph">
      <style:text-properties style:language-asian="en" style:country-asian="US"/>
    </style:style>
    <style:style style:name="P2171" style:parent-style-name="DefaultText" style:family="paragraph">
      <style:text-properties style:language-asian="en" style:country-asian="US"/>
    </style:style>
    <style:style style:name="P2172" style:parent-style-name="Bullet1" style:list-style-name="LFO16" style:family="paragraph">
      <style:text-properties style:language-asian="en" style:country-asian="US"/>
    </style:style>
    <style:style style:name="P2173" style:parent-style-name="Bullet1" style:list-style-name="LFO16" style:family="paragraph">
      <style:text-properties style:language-asian="en" style:country-asian="US"/>
    </style:style>
    <style:style style:name="P2174" style:parent-style-name="Bullet1" style:list-style-name="LFO16" style:family="paragraph">
      <style:text-properties style:language-asian="en" style:country-asian="US"/>
    </style:style>
    <style:style style:name="P2175" style:parent-style-name="Bullet1" style:list-style-name="LFO16" style:family="paragraph">
      <style:text-properties style:language-asian="en" style:country-asian="US"/>
    </style:style>
    <style:style style:name="P2176" style:parent-style-name="Bullet1" style:list-style-name="LFO16" style:family="paragraph">
      <style:text-properties style:language-asian="en" style:country-asian="US"/>
    </style:style>
    <style:style style:name="P2177" style:parent-style-name="Bullet1" style:list-style-name="LFO16" style:family="paragraph">
      <style:text-properties style:language-asian="en" style:country-asian="US"/>
    </style:style>
    <style:style style:name="P2178" style:parent-style-name="Bullet1" style:list-style-name="LFO16" style:family="paragraph">
      <style:text-properties style:language-asian="en" style:country-asian="US"/>
    </style:style>
    <style:style style:name="P2179" style:parent-style-name="Bullet1" style:list-style-name="LFO16" style:family="paragraph">
      <style:text-properties style:language-asian="en" style:country-asian="US"/>
    </style:style>
    <style:style style:name="P2180" style:parent-style-name="Bullet1" style:list-style-name="LFO16" style:family="paragraph">
      <style:text-properties style:language-asian="en" style:country-asian="US"/>
    </style:style>
    <style:style style:name="P2181" style:parent-style-name="DefaultText" style:family="paragraph">
      <style:text-properties style:language-asian="en" style:country-asian="US"/>
    </style:style>
    <style:style style:name="P2182" style:parent-style-name="DefaultText" style:family="paragraph">
      <style:text-properties style:language-asian="en" style:country-asian="US"/>
    </style:style>
    <style:style style:name="P2183" style:parent-style-name="Bullet1" style:list-style-name="LFO16" style:family="paragraph">
      <style:text-properties fo:language="fr" fo:country="FR"/>
    </style:style>
    <style:style style:name="P2184" style:parent-style-name="Bullet1" style:list-style-name="LFO16" style:family="paragraph">
      <style:text-properties fo:language="fr" fo:country="FR"/>
    </style:style>
    <style:style style:name="P2185" style:parent-style-name="Titre2" style:list-style-name="LFO17" style:family="paragraph">
      <style:paragraph-properties fo:break-before="page"/>
    </style:style>
    <style:style style:name="P2186" style:parent-style-name="DefaultText" style:family="paragraph">
      <style:paragraph-properties fo:text-align="center"/>
    </style:style>
    <style:style style:name="P2187" style:parent-style-name="DefaultText" style:family="paragraph">
      <style:text-properties fo:font-weight="bold" style:font-weight-asian="bold" fo:font-style="italic" style:font-style-asian="italic"/>
    </style:style>
    <style:style style:name="P2188" style:parent-style-name="Bullet1" style:list-style-name="LFO16" style:family="paragraph">
      <style:text-properties fo:language="fr" fo:country="FR"/>
    </style:style>
    <style:style style:name="T2189" style:parent-style-name="Policepardéfaut" style:family="text">
      <style:text-properties fo:language="fr" fo:country="FR"/>
    </style:style>
    <style:style style:name="P2190" style:parent-style-name="DefaultText" style:family="paragraph">
      <style:text-properties fo:font-weight="bold" style:font-weight-asian="bold" fo:font-style="italic" style:font-style-asian="italic"/>
    </style:style>
    <style:style style:name="P2191" style:parent-style-name="DefaultText" style:family="paragraph">
      <style:text-properties fo:font-style="italic" style:font-style-asian="italic"/>
    </style:style>
    <style:style style:name="P2192" style:parent-style-name="Paragraphe2" style:family="paragraph">
      <style:text-properties fo:font-style="italic" style:font-style-asian="italic"/>
    </style:style>
    <style:style style:name="TableColumn2194" style:family="table-column">
      <style:table-column-properties style:column-width="1.743in" style:use-optimal-column-width="false"/>
    </style:style>
    <style:style style:name="TableColumn2195" style:family="table-column">
      <style:table-column-properties style:column-width="4.5465in" style:use-optimal-column-width="false"/>
    </style:style>
    <style:style style:name="Table2193" style:family="table">
      <style:table-properties style:width="6.2895in" fo:margin-left="0.2465in" table:align="left"/>
    </style:style>
    <style:style style:name="TableRow2196" style:family="table-row">
      <style:table-row-properties style:use-optimal-row-height="false"/>
    </style:style>
    <style:style style:name="TableCell2197" style:family="table-cell">
      <style:table-cell-properties fo:border="none" style:writing-mode="lr-tb" fo:padding-top="0in" fo:padding-left="0.0493in" fo:padding-bottom="0in" fo:padding-right="0.0493in"/>
    </style:style>
    <style:style style:name="P2198" style:parent-style-name="Normal" style:family="paragraph">
      <style:paragraph-properties fo:margin-top="0.0277in" fo:margin-bottom="0.0277in"/>
      <style:text-properties fo:font-weight="bold" style:font-weight-asian="bold"/>
    </style:style>
    <style:style style:name="TableCell2199" style:family="table-cell">
      <style:table-cell-properties fo:border="none" style:writing-mode="lr-tb" fo:padding-top="0in" fo:padding-left="0.0493in" fo:padding-bottom="0in" fo:padding-right="0.0493in"/>
    </style:style>
    <style:style style:name="P2200" style:parent-style-name="Normal" style:family="paragraph">
      <style:paragraph-properties fo:margin-top="0.0277in" fo:margin-bottom="0.0277in"/>
    </style:style>
    <style:style style:name="TableRow2201" style:family="table-row">
      <style:table-row-properties style:use-optimal-row-height="false"/>
    </style:style>
    <style:style style:name="TableCell2202" style:family="table-cell">
      <style:table-cell-properties fo:border="none" style:writing-mode="lr-tb" fo:padding-top="0in" fo:padding-left="0.0493in" fo:padding-bottom="0in" fo:padding-right="0.0493in"/>
    </style:style>
    <style:style style:name="P2203" style:parent-style-name="Normal" style:family="paragraph">
      <style:paragraph-properties fo:margin-top="0.0277in" fo:margin-bottom="0.0277in"/>
    </style:style>
    <style:style style:name="T2204" style:parent-style-name="Policepardéfaut" style:family="text">
      <style:text-properties fo:font-weight="bold" style:font-weight-asian="bold"/>
    </style:style>
    <style:style style:name="TableCell2205" style:family="table-cell">
      <style:table-cell-properties fo:border="none" style:writing-mode="lr-tb" fo:padding-top="0in" fo:padding-left="0.0493in" fo:padding-bottom="0in" fo:padding-right="0.0493in"/>
    </style:style>
    <style:style style:name="P2206" style:parent-style-name="Normal" style:family="paragraph">
      <style:paragraph-properties fo:margin-top="0.0277in" fo:margin-bottom="0.0277in"/>
    </style:style>
    <style:style style:name="TableRow2207" style:family="table-row">
      <style:table-row-properties style:use-optimal-row-height="false"/>
    </style:style>
    <style:style style:name="TableCell2208" style:family="table-cell">
      <style:table-cell-properties fo:border="none" style:writing-mode="lr-tb" fo:padding-top="0in" fo:padding-left="0.0493in" fo:padding-bottom="0in" fo:padding-right="0.0493in"/>
    </style:style>
    <style:style style:name="P2209" style:parent-style-name="Normal" style:family="paragraph">
      <style:paragraph-properties fo:margin-top="0.0277in" fo:margin-bottom="0.0277in"/>
      <style:text-properties fo:font-weight="bold" style:font-weight-asian="bold"/>
    </style:style>
    <style:style style:name="TableCell2210" style:family="table-cell">
      <style:table-cell-properties fo:border="none" style:writing-mode="lr-tb" fo:padding-top="0in" fo:padding-left="0.0493in" fo:padding-bottom="0in" fo:padding-right="0.0493in"/>
    </style:style>
    <style:style style:name="P2211" style:parent-style-name="Normal" style:family="paragraph">
      <style:paragraph-properties fo:margin-top="0.0277in" fo:margin-bottom="0.0277in"/>
    </style:style>
    <style:style style:name="TableRow2212" style:family="table-row">
      <style:table-row-properties style:use-optimal-row-height="false"/>
    </style:style>
    <style:style style:name="TableCell2213" style:family="table-cell">
      <style:table-cell-properties fo:border="none" style:writing-mode="lr-tb" fo:padding-top="0in" fo:padding-left="0.0493in" fo:padding-bottom="0in" fo:padding-right="0.0493in"/>
    </style:style>
    <style:style style:name="P2214" style:parent-style-name="Normal" style:family="paragraph">
      <style:paragraph-properties fo:margin-top="0.0277in" fo:margin-bottom="0.0277in"/>
      <style:text-properties fo:font-weight="bold" style:font-weight-asian="bold"/>
    </style:style>
    <style:style style:name="TableCell2215" style:family="table-cell">
      <style:table-cell-properties fo:border="none" style:writing-mode="lr-tb" fo:padding-top="0in" fo:padding-left="0.0493in" fo:padding-bottom="0in" fo:padding-right="0.0493in"/>
    </style:style>
    <style:style style:name="P2216" style:parent-style-name="Normal" style:family="paragraph">
      <style:paragraph-properties fo:margin-top="0.0277in" fo:margin-bottom="0.0277in"/>
    </style:style>
    <style:style style:name="TableRow2217" style:family="table-row">
      <style:table-row-properties style:use-optimal-row-height="false"/>
    </style:style>
    <style:style style:name="TableCell2218" style:family="table-cell">
      <style:table-cell-properties fo:border="none" style:writing-mode="lr-tb" fo:padding-top="0in" fo:padding-left="0.0493in" fo:padding-bottom="0in" fo:padding-right="0.0493in"/>
    </style:style>
    <style:style style:name="P2219" style:parent-style-name="Normal" style:family="paragraph">
      <style:paragraph-properties fo:margin-top="0.0277in" fo:margin-bottom="0.0277in"/>
      <style:text-properties fo:font-weight="bold" style:font-weight-asian="bold"/>
    </style:style>
    <style:style style:name="TableCell2220" style:family="table-cell">
      <style:table-cell-properties fo:border="none" style:writing-mode="lr-tb" fo:padding-top="0in" fo:padding-left="0.0493in" fo:padding-bottom="0in" fo:padding-right="0.0493in"/>
    </style:style>
    <style:style style:name="P2221" style:parent-style-name="Normal" style:family="paragraph">
      <style:paragraph-properties fo:margin-top="0.0277in" fo:margin-bottom="0.0277in"/>
    </style:style>
    <style:style style:name="TableRow2222" style:family="table-row">
      <style:table-row-properties style:use-optimal-row-height="false"/>
    </style:style>
    <style:style style:name="TableCell2223" style:family="table-cell">
      <style:table-cell-properties fo:border="none" style:writing-mode="lr-tb" fo:padding-top="0in" fo:padding-left="0.0493in" fo:padding-bottom="0in" fo:padding-right="0.0493in"/>
    </style:style>
    <style:style style:name="P2224" style:parent-style-name="Normal" style:family="paragraph">
      <style:paragraph-properties fo:margin-top="0.0277in" fo:margin-bottom="0.0277in"/>
    </style:style>
    <style:style style:name="T2225" style:parent-style-name="Policepardéfaut" style:family="text">
      <style:text-properties fo:font-weight="bold" style:font-weight-asian="bold"/>
    </style:style>
    <style:style style:name="TableCell2226" style:family="table-cell">
      <style:table-cell-properties fo:border="none" style:writing-mode="lr-tb" fo:padding-top="0in" fo:padding-left="0.0493in" fo:padding-bottom="0in" fo:padding-right="0.0493in"/>
    </style:style>
    <style:style style:name="P2227" style:parent-style-name="Normal" style:family="paragraph">
      <style:paragraph-properties fo:margin-top="0.0277in" fo:margin-bottom="0.0277in"/>
    </style:style>
    <style:style style:name="TableColumn2229" style:family="table-column">
      <style:table-column-properties style:column-width="2.1659in" style:use-optimal-column-width="false"/>
    </style:style>
    <style:style style:name="TableColumn2230" style:family="table-column">
      <style:table-column-properties style:column-width="3.9375in" style:use-optimal-column-width="false"/>
    </style:style>
    <style:style style:name="Table2228" style:family="table">
      <style:table-properties style:width="6.1034in" fo:margin-left="0.2451in" table:align="left"/>
    </style:style>
    <style:style style:name="TableRow2231" style:family="table-row">
      <style:table-row-properties style:use-optimal-row-height="false"/>
    </style:style>
    <style:style style:name="TableCell2232" style:family="table-cell">
      <style:table-cell-properties fo:border-top="0.0104in solid #000000" fo:border-left="0.0104in solid #000000" fo:border-bottom="none" fo:border-right="none" style:writing-mode="lr-tb" fo:padding-top="0in" fo:padding-left="0.0486in" fo:padding-bottom="0in" fo:padding-right="0.0486in"/>
    </style:style>
    <style:style style:name="P2233" style:parent-style-name="Normal" style:family="paragraph">
      <style:paragraph-properties fo:margin-top="0.0416in"/>
      <style:text-properties style:font-name="new roman" fo:font-weight="bold" style:font-weight-asian="bold"/>
    </style:style>
    <style:style style:name="TableCell2234" style:family="table-cell">
      <style:table-cell-properties fo:border-top="0.0104in solid #000000" fo:border-left="none" fo:border-bottom="none" fo:border-right="0.0104in solid #000000" style:writing-mode="lr-tb" fo:padding-top="0in" fo:padding-left="0.0486in" fo:padding-bottom="0in" fo:padding-right="0.0486in"/>
    </style:style>
    <style:style style:name="P2235" style:parent-style-name="Normal" style:family="paragraph">
      <style:paragraph-properties fo:margin-top="0.0416in"/>
    </style:style>
    <style:style style:name="TableRow2236" style:family="table-row">
      <style:table-row-properties style:use-optimal-row-height="false"/>
    </style:style>
    <style:style style:name="TableCell2237" style:family="table-cell">
      <style:table-cell-properties fo:border-top="none" fo:border-left="0.0104in solid #000000" fo:border-bottom="none" fo:border-right="none" style:writing-mode="lr-tb" fo:padding-top="0in" fo:padding-left="0.0493in" fo:padding-bottom="0in" fo:padding-right="0.0493in"/>
    </style:style>
    <style:style style:name="P2238" style:parent-style-name="Normal" style:family="paragraph">
      <style:paragraph-properties fo:margin-top="0.0416in"/>
      <style:text-properties style:font-name="new roman" fo:font-weight="bold" style:font-weight-asian="bold"/>
    </style:style>
    <style:style style:name="TableCell2239" style:family="table-cell">
      <style:table-cell-properties fo:border-top="none" fo:border-left="none" fo:border-bottom="none" fo:border-right="0.0104in solid #000000" style:writing-mode="lr-tb" fo:padding-top="0in" fo:padding-left="0.0493in" fo:padding-bottom="0in" fo:padding-right="0.0493in"/>
    </style:style>
    <style:style style:name="P2240" style:parent-style-name="Normal" style:family="paragraph">
      <style:paragraph-properties fo:margin-top="0.0416in"/>
    </style:style>
    <style:style style:name="TableRow2241" style:family="table-row">
      <style:table-row-properties style:use-optimal-row-height="false" fo:keep-together="always"/>
    </style:style>
    <style:style style:name="TableCell2242" style:family="table-cell">
      <style:table-cell-properties fo:border-top="none" fo:border-left="0.0104in solid #000000" fo:border-bottom="none" fo:border-right="none" style:writing-mode="lr-tb" fo:padding-top="0in" fo:padding-left="0.0548in" fo:padding-bottom="0in" fo:padding-right="0.0548in"/>
    </style:style>
    <style:style style:name="P2243" style:parent-style-name="Normal" style:family="paragraph">
      <style:paragraph-properties fo:margin-top="0.0416in"/>
      <style:text-properties style:font-name="new roman" fo:font-weight="bold" style:font-weight-asian="bold"/>
    </style:style>
    <style:style style:name="TableCell2244" style:family="table-cell">
      <style:table-cell-properties fo:border-top="none" fo:border-left="none" fo:border-bottom="none" fo:border-right="0.0104in solid #000000" style:writing-mode="lr-tb" fo:padding-top="0in" fo:padding-left="0.0548in" fo:padding-bottom="0in" fo:padding-right="0.0548in"/>
    </style:style>
    <style:style style:name="P2245" style:parent-style-name="Normal" style:family="paragraph">
      <style:paragraph-properties fo:margin-top="0.0416in"/>
    </style:style>
    <style:style style:name="TableRow2246" style:family="table-row">
      <style:table-row-properties style:use-optimal-row-height="false" fo:keep-together="always"/>
    </style:style>
    <style:style style:name="TableCell2247" style:family="table-cell">
      <style:table-cell-properties fo:border-top="none" fo:border-left="0.0104in solid #000000" fo:border-bottom="none" fo:border-right="none" style:writing-mode="lr-tb" fo:padding-top="0in" fo:padding-left="0.0548in" fo:padding-bottom="0in" fo:padding-right="0.0548in"/>
    </style:style>
    <style:style style:name="P2248" style:parent-style-name="Normal" style:family="paragraph">
      <style:paragraph-properties fo:margin-top="0.0416in"/>
      <style:text-properties style:font-name="new roman" fo:font-weight="bold" style:font-weight-asian="bold"/>
    </style:style>
    <style:style style:name="TableCell2249" style:family="table-cell">
      <style:table-cell-properties fo:border-top="none" fo:border-left="none" fo:border-bottom="none" fo:border-right="0.0104in solid #000000" style:writing-mode="lr-tb" fo:padding-top="0in" fo:padding-left="0.0548in" fo:padding-bottom="0in" fo:padding-right="0.0548in"/>
    </style:style>
    <style:style style:name="P2250" style:parent-style-name="Normal" style:family="paragraph">
      <style:paragraph-properties fo:margin-top="0.0416in"/>
    </style:style>
    <style:style style:name="TableRow2251" style:family="table-row">
      <style:table-row-properties style:use-optimal-row-height="false" fo:keep-together="always"/>
    </style:style>
    <style:style style:name="TableCell2252" style:family="table-cell">
      <style:table-cell-properties fo:border-top="none" fo:border-left="0.0104in solid #000000" fo:border-bottom="none" fo:border-right="none" style:writing-mode="lr-tb" fo:padding-top="0in" fo:padding-left="0.0548in" fo:padding-bottom="0in" fo:padding-right="0.0548in"/>
    </style:style>
    <style:style style:name="P2253" style:parent-style-name="Normal" style:family="paragraph">
      <style:paragraph-properties fo:margin-top="0.0416in"/>
      <style:text-properties style:font-name="new roman" fo:font-weight="bold" style:font-weight-asian="bold"/>
    </style:style>
    <style:style style:name="TableCell2254" style:family="table-cell">
      <style:table-cell-properties fo:border-top="none" fo:border-left="none" fo:border-bottom="none" fo:border-right="0.0104in solid #000000" style:writing-mode="lr-tb" fo:padding-top="0in" fo:padding-left="0.0548in" fo:padding-bottom="0in" fo:padding-right="0.0548in"/>
    </style:style>
    <style:style style:name="P2255" style:parent-style-name="Normal" style:family="paragraph">
      <style:paragraph-properties fo:margin-top="0.0416in"/>
    </style:style>
    <style:style style:name="TableRow2256" style:family="table-row">
      <style:table-row-properties style:use-optimal-row-height="false" fo:keep-together="always"/>
    </style:style>
    <style:style style:name="TableCell2257" style:family="table-cell">
      <style:table-cell-properties fo:border-top="none" fo:border-left="0.0104in solid #000000" fo:border-bottom="none" fo:border-right="none" style:writing-mode="lr-tb" fo:padding-top="0in" fo:padding-left="0.0548in" fo:padding-bottom="0in" fo:padding-right="0.0548in"/>
    </style:style>
    <style:style style:name="P2258" style:parent-style-name="Normal" style:family="paragraph">
      <style:paragraph-properties fo:margin-top="0.0416in"/>
      <style:text-properties style:font-name="new roman" fo:font-weight="bold" style:font-weight-asian="bold"/>
    </style:style>
    <style:style style:name="TableCell2259" style:family="table-cell">
      <style:table-cell-properties fo:border-top="none" fo:border-left="none" fo:border-bottom="none" fo:border-right="0.0104in solid #000000" style:writing-mode="lr-tb" fo:padding-top="0in" fo:padding-left="0.0548in" fo:padding-bottom="0in" fo:padding-right="0.0548in"/>
    </style:style>
    <style:style style:name="P2260" style:parent-style-name="Normal" style:family="paragraph">
      <style:paragraph-properties fo:margin-top="0.0416in"/>
    </style:style>
    <style:style style:name="TableRow2261" style:family="table-row">
      <style:table-row-properties style:use-optimal-row-height="false" fo:keep-together="always"/>
    </style:style>
    <style:style style:name="TableCell2262" style:family="table-cell">
      <style:table-cell-properties fo:border-top="none" fo:border-left="0.0104in solid #000000" fo:border-bottom="none" fo:border-right="none" style:writing-mode="lr-tb" fo:padding-top="0in" fo:padding-left="0.0548in" fo:padding-bottom="0in" fo:padding-right="0.0548in"/>
    </style:style>
    <style:style style:name="P2263" style:parent-style-name="Normal" style:family="paragraph">
      <style:paragraph-properties fo:margin-top="0.0416in"/>
      <style:text-properties style:font-name="new roman" fo:font-weight="bold" style:font-weight-asian="bold"/>
    </style:style>
    <style:style style:name="TableCell2264" style:family="table-cell">
      <style:table-cell-properties fo:border-top="none" fo:border-left="none" fo:border-bottom="none" fo:border-right="0.0104in solid #000000" style:writing-mode="lr-tb" fo:padding-top="0in" fo:padding-left="0.0548in" fo:padding-bottom="0in" fo:padding-right="0.0548in"/>
    </style:style>
    <style:style style:name="P2265" style:parent-style-name="Normal" style:family="paragraph">
      <style:paragraph-properties fo:margin-top="0.0416in"/>
    </style:style>
    <style:style style:name="TableRow2266" style:family="table-row">
      <style:table-row-properties style:use-optimal-row-height="false" fo:keep-together="always"/>
    </style:style>
    <style:style style:name="TableCell2267" style:family="table-cell">
      <style:table-cell-properties fo:border-top="none" fo:border-left="0.0104in solid #000000" fo:border-bottom="none" fo:border-right="none" style:writing-mode="lr-tb" fo:padding-top="0in" fo:padding-left="0.0548in" fo:padding-bottom="0in" fo:padding-right="0.0548in"/>
    </style:style>
    <style:style style:name="P2268" style:parent-style-name="Normal" style:family="paragraph">
      <style:paragraph-properties fo:margin-top="0.0416in"/>
      <style:text-properties style:font-name="new roman" fo:font-weight="bold" style:font-weight-asian="bold"/>
    </style:style>
    <style:style style:name="TableCell2269" style:family="table-cell">
      <style:table-cell-properties fo:border-top="none" fo:border-left="none" fo:border-bottom="none" fo:border-right="0.0104in solid #000000" style:writing-mode="lr-tb" fo:padding-top="0in" fo:padding-left="0.0548in" fo:padding-bottom="0in" fo:padding-right="0.0548in"/>
    </style:style>
    <style:style style:name="P2270" style:parent-style-name="Normal" style:family="paragraph">
      <style:paragraph-properties fo:margin-top="0.0416in"/>
    </style:style>
    <style:style style:name="TableRow2271" style:family="table-row">
      <style:table-row-properties style:use-optimal-row-height="false"/>
    </style:style>
    <style:style style:name="TableCell2272" style:family="table-cell">
      <style:table-cell-properties fo:border-top="none" fo:border-left="0.0104in solid #000000" fo:border-bottom="none" fo:border-right="none" style:writing-mode="lr-tb" fo:padding-top="0in" fo:padding-left="0.0486in" fo:padding-bottom="0in" fo:padding-right="0.0486in"/>
    </style:style>
    <style:style style:name="P2273" style:parent-style-name="Normal" style:family="paragraph">
      <style:paragraph-properties fo:margin-top="0.0416in"/>
      <style:text-properties style:font-name="new roman" fo:font-weight="bold" style:font-weight-asian="bold"/>
    </style:style>
    <style:style style:name="TableCell2274" style:family="table-cell">
      <style:table-cell-properties fo:border-top="none" fo:border-left="none" fo:border-bottom="none" fo:border-right="0.0104in solid #000000" style:writing-mode="lr-tb" fo:padding-top="0in" fo:padding-left="0.0486in" fo:padding-bottom="0in" fo:padding-right="0.0486in"/>
    </style:style>
    <style:style style:name="P2275" style:parent-style-name="Normal" style:family="paragraph">
      <style:paragraph-properties fo:margin-top="0.0416in"/>
    </style:style>
    <style:style style:name="P2276" style:parent-style-name="Normal" style:family="paragraph">
      <style:paragraph-properties fo:margin-top="0.0416in"/>
    </style:style>
    <style:style style:name="P2277" style:parent-style-name="Normal" style:family="paragraph">
      <style:paragraph-properties fo:margin-top="0.0416in"/>
    </style:style>
    <style:style style:name="P2278" style:parent-style-name="Normal" style:family="paragraph">
      <style:paragraph-properties fo:margin-top="0.0416in"/>
    </style:style>
    <style:style style:name="P2279" style:parent-style-name="Normal" style:family="paragraph">
      <style:paragraph-properties fo:margin-top="0.0416in"/>
    </style:style>
    <style:style style:name="TableRow2280" style:family="table-row">
      <style:table-row-properties style:use-optimal-row-height="false"/>
    </style:style>
    <style:style style:name="TableCell2281" style:family="table-cell">
      <style:table-cell-properties fo:border-top="none" fo:border-left="0.0104in solid #000000" fo:border-bottom="none" fo:border-right="none" style:writing-mode="lr-tb" fo:padding-top="0in" fo:padding-left="0.0486in" fo:padding-bottom="0in" fo:padding-right="0.0486in"/>
    </style:style>
    <style:style style:name="P2282" style:parent-style-name="Normal" style:family="paragraph">
      <style:paragraph-properties fo:margin-top="0.0416in"/>
      <style:text-properties style:font-name="new roman" fo:font-weight="bold" style:font-weight-asian="bold"/>
    </style:style>
    <style:style style:name="TableCell2283" style:family="table-cell">
      <style:table-cell-properties fo:border-top="none" fo:border-left="none" fo:border-bottom="none" fo:border-right="0.0104in solid #000000" style:writing-mode="lr-tb" fo:padding-top="0in" fo:padding-left="0.0486in" fo:padding-bottom="0in" fo:padding-right="0.0486in"/>
    </style:style>
    <style:style style:name="P2284" style:parent-style-name="Normal" style:family="paragraph">
      <style:paragraph-properties fo:margin-top="0.0416in"/>
    </style:style>
    <style:style style:name="TableRow2285" style:family="table-row">
      <style:table-row-properties style:use-optimal-row-height="false"/>
    </style:style>
    <style:style style:name="TableCell2286" style:family="table-cell">
      <style:table-cell-properties fo:border-top="none" fo:border-left="0.0104in solid #000000" fo:border-bottom="none" fo:border-right="none" style:writing-mode="lr-tb" fo:padding-top="0in" fo:padding-left="0.0486in" fo:padding-bottom="0in" fo:padding-right="0.0486in"/>
    </style:style>
    <style:style style:name="P2287" style:parent-style-name="Normal" style:family="paragraph">
      <style:paragraph-properties fo:margin-top="0.0416in"/>
      <style:text-properties style:font-name="new roman" fo:font-weight="bold" style:font-weight-asian="bold"/>
    </style:style>
    <style:style style:name="TableCell2288" style:family="table-cell">
      <style:table-cell-properties fo:border-top="none" fo:border-left="none" fo:border-bottom="none" fo:border-right="0.0104in solid #000000" style:writing-mode="lr-tb" fo:padding-top="0in" fo:padding-left="0.0486in" fo:padding-bottom="0in" fo:padding-right="0.0486in"/>
    </style:style>
    <style:style style:name="P2289" style:parent-style-name="Normal" style:family="paragraph">
      <style:paragraph-properties fo:margin-top="0.0416in"/>
    </style:style>
    <style:style style:name="T2290" style:parent-style-name="Policepardéfaut" style:family="text">
      <style:text-properties fo:font-weight="bold" style:font-weight-asian="bold"/>
    </style:style>
    <style:style style:name="TableRow2291" style:family="table-row">
      <style:table-row-properties style:use-optimal-row-height="false"/>
    </style:style>
    <style:style style:name="TableCell2292" style:family="table-cell">
      <style:table-cell-properties fo:border-top="none" fo:border-left="0.0104in solid #000000" fo:border-bottom="none" fo:border-right="none" style:writing-mode="lr-tb" fo:padding-top="0in" fo:padding-left="0.0486in" fo:padding-bottom="0in" fo:padding-right="0.0486in"/>
    </style:style>
    <style:style style:name="P2293" style:parent-style-name="Normal" style:family="paragraph">
      <style:paragraph-properties fo:margin-top="0.0416in"/>
      <style:text-properties style:font-name="new roman" fo:font-weight="bold" style:font-weight-asian="bold"/>
    </style:style>
    <style:style style:name="TableCell2294" style:family="table-cell">
      <style:table-cell-properties fo:border-top="none" fo:border-left="none" fo:border-bottom="none" fo:border-right="0.0104in solid #000000" style:writing-mode="lr-tb" fo:padding-top="0in" fo:padding-left="0.0486in" fo:padding-bottom="0in" fo:padding-right="0.0486in"/>
    </style:style>
    <style:style style:name="P2295" style:parent-style-name="Normal" style:family="paragraph">
      <style:paragraph-properties fo:margin-top="0.0416in"/>
    </style:style>
    <style:style style:name="TableRow2296" style:family="table-row">
      <style:table-row-properties style:use-optimal-row-height="false"/>
    </style:style>
    <style:style style:name="TableCell2297" style:family="table-cell">
      <style:table-cell-properties fo:border-top="none" fo:border-left="0.0104in solid #000000" fo:border-bottom="none" fo:border-right="none" style:writing-mode="lr-tb" fo:padding-top="0in" fo:padding-left="0.0486in" fo:padding-bottom="0in" fo:padding-right="0.0486in"/>
    </style:style>
    <style:style style:name="P2298" style:parent-style-name="Normal" style:family="paragraph">
      <style:paragraph-properties fo:margin-top="0.0416in"/>
      <style:text-properties style:font-name="new roman" fo:font-weight="bold" style:font-weight-asian="bold"/>
    </style:style>
    <style:style style:name="TableCell2299" style:family="table-cell">
      <style:table-cell-properties fo:border-top="none" fo:border-left="none" fo:border-bottom="none" fo:border-right="0.0104in solid #000000" style:writing-mode="lr-tb" fo:padding-top="0in" fo:padding-left="0.0486in" fo:padding-bottom="0in" fo:padding-right="0.0486in"/>
    </style:style>
    <style:style style:name="P2300" style:parent-style-name="Normal" style:family="paragraph">
      <style:paragraph-properties fo:margin-top="0.0416in"/>
    </style:style>
    <style:style style:name="TableRow2301" style:family="table-row">
      <style:table-row-properties style:use-optimal-row-height="false" fo:keep-together="always"/>
    </style:style>
    <style:style style:name="TableCell2302" style:family="table-cell">
      <style:table-cell-properties fo:border-top="none" fo:border-left="0.0104in solid #000000" fo:border-bottom="none" fo:border-right="none" style:writing-mode="lr-tb" fo:padding-top="0in" fo:padding-left="0.0548in" fo:padding-bottom="0in" fo:padding-right="0.0548in"/>
    </style:style>
    <style:style style:name="P2303" style:parent-style-name="Normal" style:family="paragraph">
      <style:paragraph-properties fo:margin-top="0.0416in"/>
      <style:text-properties style:font-name="new roman" fo:font-weight="bold" style:font-weight-asian="bold"/>
    </style:style>
    <style:style style:name="TableCell2304" style:family="table-cell">
      <style:table-cell-properties fo:border-top="none" fo:border-left="none" fo:border-bottom="none" fo:border-right="0.0104in solid #000000" style:writing-mode="lr-tb" fo:padding-top="0in" fo:padding-left="0.0548in" fo:padding-bottom="0in" fo:padding-right="0.0548in"/>
    </style:style>
    <style:style style:name="P2305" style:parent-style-name="Normal" style:family="paragraph">
      <style:paragraph-properties fo:margin-top="0.0416in"/>
    </style:style>
    <style:style style:name="TableRow2306" style:family="table-row">
      <style:table-row-properties style:use-optimal-row-height="false" fo:keep-together="always"/>
    </style:style>
    <style:style style:name="TableCell2307" style:family="table-cell">
      <style:table-cell-properties fo:border-top="none" fo:border-left="0.0104in solid #000000" fo:border-bottom="none" fo:border-right="none" style:writing-mode="lr-tb" fo:padding-top="0in" fo:padding-left="0.0548in" fo:padding-bottom="0in" fo:padding-right="0.0548in"/>
    </style:style>
    <style:style style:name="P2308" style:parent-style-name="Normal" style:family="paragraph">
      <style:paragraph-properties fo:margin-top="0.0416in"/>
      <style:text-properties style:font-name="new roman" fo:font-weight="bold" style:font-weight-asian="bold"/>
    </style:style>
    <style:style style:name="TableCell2309" style:family="table-cell">
      <style:table-cell-properties fo:border-top="none" fo:border-left="none" fo:border-bottom="none" fo:border-right="0.0104in solid #000000" style:writing-mode="lr-tb" fo:padding-top="0in" fo:padding-left="0.0548in" fo:padding-bottom="0in" fo:padding-right="0.0548in"/>
    </style:style>
    <style:style style:name="P2310" style:parent-style-name="Normal" style:family="paragraph">
      <style:paragraph-properties fo:margin-top="0.0416in"/>
    </style:style>
    <style:style style:name="TableRow2311" style:family="table-row">
      <style:table-row-properties style:use-optimal-row-height="false" fo:keep-together="always"/>
    </style:style>
    <style:style style:name="TableCell2312" style:family="table-cell">
      <style:table-cell-properties fo:border-top="none" fo:border-left="0.0104in solid #000000" fo:border-bottom="none" fo:border-right="none" style:writing-mode="lr-tb" fo:padding-top="0in" fo:padding-left="0.0548in" fo:padding-bottom="0in" fo:padding-right="0.0548in"/>
    </style:style>
    <style:style style:name="P2313" style:parent-style-name="Normal" style:family="paragraph">
      <style:paragraph-properties fo:margin-top="0.0416in"/>
      <style:text-properties style:font-name="new roman" fo:font-weight="bold" style:font-weight-asian="bold"/>
    </style:style>
    <style:style style:name="TableCell2314" style:family="table-cell">
      <style:table-cell-properties fo:border-top="none" fo:border-left="none" fo:border-bottom="none" fo:border-right="0.0104in solid #000000" style:writing-mode="lr-tb" fo:padding-top="0in" fo:padding-left="0.0548in" fo:padding-bottom="0in" fo:padding-right="0.0548in"/>
    </style:style>
    <style:style style:name="P2315" style:parent-style-name="Normal" style:family="paragraph">
      <style:paragraph-properties fo:margin-top="0.0416in"/>
    </style:style>
    <style:style style:name="TableRow2316" style:family="table-row">
      <style:table-row-properties style:use-optimal-row-height="false"/>
    </style:style>
    <style:style style:name="TableCell2317" style:family="table-cell">
      <style:table-cell-properties fo:border-top="none" fo:border-left="0.0104in solid #000000" fo:border-bottom="none" fo:border-right="none" style:writing-mode="lr-tb" fo:padding-top="0in" fo:padding-left="0.0486in" fo:padding-bottom="0in" fo:padding-right="0.0486in"/>
    </style:style>
    <style:style style:name="P2318" style:parent-style-name="Normal" style:family="paragraph">
      <style:paragraph-properties fo:margin-top="0.0416in"/>
      <style:text-properties style:font-name="new roman" fo:font-weight="bold" style:font-weight-asian="bold"/>
    </style:style>
    <style:style style:name="TableCell2319" style:family="table-cell">
      <style:table-cell-properties fo:border-top="none" fo:border-left="none" fo:border-bottom="none" fo:border-right="0.0104in solid #000000" style:writing-mode="lr-tb" fo:padding-top="0in" fo:padding-left="0.0486in" fo:padding-bottom="0in" fo:padding-right="0.0486in"/>
    </style:style>
    <style:style style:name="P2320" style:parent-style-name="Normal" style:family="paragraph">
      <style:paragraph-properties fo:margin-top="0.0416in"/>
    </style:style>
    <style:style style:name="TableRow2321" style:family="table-row">
      <style:table-row-properties style:use-optimal-row-height="false" fo:keep-together="always"/>
    </style:style>
    <style:style style:name="TableCell2322" style:family="table-cell">
      <style:table-cell-properties fo:border-top="none" fo:border-left="0.0104in solid #000000" fo:border-bottom="none" fo:border-right="none" style:writing-mode="lr-tb" fo:padding-top="0in" fo:padding-left="0.0548in" fo:padding-bottom="0in" fo:padding-right="0.0548in"/>
    </style:style>
    <style:style style:name="P2323" style:parent-style-name="Normal" style:family="paragraph">
      <style:paragraph-properties fo:margin-top="0.0416in"/>
      <style:text-properties style:font-name="new roman" fo:font-weight="bold" style:font-weight-asian="bold"/>
    </style:style>
    <style:style style:name="TableCell2324" style:family="table-cell">
      <style:table-cell-properties fo:border-top="none" fo:border-left="none" fo:border-bottom="none" fo:border-right="0.0104in solid #000000" style:writing-mode="lr-tb" fo:padding-top="0in" fo:padding-left="0.0548in" fo:padding-bottom="0in" fo:padding-right="0.0548in"/>
    </style:style>
    <style:style style:name="P2325" style:parent-style-name="Normal" style:family="paragraph">
      <style:paragraph-properties fo:margin-top="0.0416in"/>
    </style:style>
    <style:style style:name="TableRow2326" style:family="table-row">
      <style:table-row-properties style:use-optimal-row-height="false"/>
    </style:style>
    <style:style style:name="TableCell2327" style:family="table-cell">
      <style:table-cell-properties fo:border-top="none" fo:border-left="0.0104in solid #000000" fo:border-bottom="none" fo:border-right="none" style:writing-mode="lr-tb" fo:padding-top="0in" fo:padding-left="0.0486in" fo:padding-bottom="0in" fo:padding-right="0.0486in"/>
    </style:style>
    <style:style style:name="P2328" style:parent-style-name="Normal" style:family="paragraph">
      <style:paragraph-properties fo:margin-top="0.0416in"/>
      <style:text-properties style:font-name="new roman" fo:font-weight="bold" style:font-weight-asian="bold"/>
    </style:style>
    <style:style style:name="TableCell2329" style:family="table-cell">
      <style:table-cell-properties fo:border-top="none" fo:border-left="none" fo:border-bottom="none" fo:border-right="0.0104in solid #000000" style:writing-mode="lr-tb" fo:padding-top="0in" fo:padding-left="0.0486in" fo:padding-bottom="0in" fo:padding-right="0.0486in"/>
    </style:style>
    <style:style style:name="P2330" style:parent-style-name="Normal" style:family="paragraph">
      <style:paragraph-properties fo:margin-top="0.0416in"/>
    </style:style>
    <style:style style:name="TableRow2331" style:family="table-row">
      <style:table-row-properties style:use-optimal-row-height="false"/>
    </style:style>
    <style:style style:name="TableCell2332" style:family="table-cell">
      <style:table-cell-properties fo:border-top="none" fo:border-left="0.0104in solid #000000" fo:border-bottom="none" fo:border-right="none" style:writing-mode="lr-tb" fo:padding-top="0in" fo:padding-left="0.0486in" fo:padding-bottom="0in" fo:padding-right="0.0486in"/>
    </style:style>
    <style:style style:name="P2333" style:parent-style-name="Normal" style:family="paragraph">
      <style:paragraph-properties fo:margin-top="0.0416in"/>
      <style:text-properties style:font-name="new roman" fo:font-weight="bold" style:font-weight-asian="bold"/>
    </style:style>
    <style:style style:name="TableCell2334" style:family="table-cell">
      <style:table-cell-properties fo:border-top="none" fo:border-left="none" fo:border-bottom="none" fo:border-right="0.0104in solid #000000" style:writing-mode="lr-tb" fo:padding-top="0in" fo:padding-left="0.0486in" fo:padding-bottom="0in" fo:padding-right="0.0486in"/>
    </style:style>
    <style:style style:name="P2335" style:parent-style-name="Normal" style:family="paragraph">
      <style:paragraph-properties fo:margin-top="0.0416in"/>
    </style:style>
    <style:style style:name="T2336" style:parent-style-name="Policepardéfaut" style:family="text">
      <style:text-properties style:font-name="new roman" fo:font-weight="bold" style:font-weight-asian="bold"/>
    </style:style>
    <style:style style:name="TableRow2337" style:family="table-row">
      <style:table-row-properties style:use-optimal-row-height="false" fo:keep-together="always"/>
    </style:style>
    <style:style style:name="TableCell2338" style:family="table-cell">
      <style:table-cell-properties fo:border-top="none" fo:border-left="0.0104in solid #000000" fo:border-bottom="none" fo:border-right="none" style:writing-mode="lr-tb" fo:padding-top="0in" fo:padding-left="0.0548in" fo:padding-bottom="0in" fo:padding-right="0.0548in"/>
    </style:style>
    <style:style style:name="P2339" style:parent-style-name="Normal" style:family="paragraph">
      <style:paragraph-properties fo:margin-top="0.0416in"/>
      <style:text-properties style:font-name="new roman" fo:font-weight="bold" style:font-weight-asian="bold"/>
    </style:style>
    <style:style style:name="TableCell2340" style:family="table-cell">
      <style:table-cell-properties fo:border-top="none" fo:border-left="none" fo:border-bottom="none" fo:border-right="0.0104in solid #000000" style:writing-mode="lr-tb" fo:padding-top="0in" fo:padding-left="0.0548in" fo:padding-bottom="0in" fo:padding-right="0.0548in"/>
    </style:style>
    <style:style style:name="P2341" style:parent-style-name="Normal" style:family="paragraph">
      <style:paragraph-properties fo:margin-top="0.0416in"/>
    </style:style>
    <style:style style:name="TableRow2342" style:family="table-row">
      <style:table-row-properties style:use-optimal-row-height="false" fo:keep-together="always"/>
    </style:style>
    <style:style style:name="TableCell2343" style:family="table-cell">
      <style:table-cell-properties fo:border-top="none" fo:border-left="0.0104in solid #000000" fo:border-bottom="none" fo:border-right="none" style:writing-mode="lr-tb" fo:padding-top="0in" fo:padding-left="0.0548in" fo:padding-bottom="0in" fo:padding-right="0.0548in"/>
    </style:style>
    <style:style style:name="P2344" style:parent-style-name="Normal" style:family="paragraph">
      <style:paragraph-properties fo:margin-top="0.0416in"/>
      <style:text-properties style:font-name="new roman" fo:font-weight="bold" style:font-weight-asian="bold"/>
    </style:style>
    <style:style style:name="TableCell2345" style:family="table-cell">
      <style:table-cell-properties fo:border-top="none" fo:border-left="none" fo:border-bottom="none" fo:border-right="0.0104in solid #000000" style:writing-mode="lr-tb" fo:padding-top="0in" fo:padding-left="0.0548in" fo:padding-bottom="0in" fo:padding-right="0.0548in"/>
    </style:style>
    <style:style style:name="P2346" style:parent-style-name="Normal" style:family="paragraph">
      <style:paragraph-properties fo:margin-top="0.0416in"/>
    </style:style>
    <style:style style:name="TableRow2347" style:family="table-row">
      <style:table-row-properties style:use-optimal-row-height="false" fo:keep-together="always"/>
    </style:style>
    <style:style style:name="TableCell2348" style:family="table-cell">
      <style:table-cell-properties fo:border-top="none" fo:border-left="0.0104in solid #000000" fo:border-bottom="none" fo:border-right="none" style:writing-mode="lr-tb" fo:padding-top="0in" fo:padding-left="0.0548in" fo:padding-bottom="0in" fo:padding-right="0.0548in"/>
    </style:style>
    <style:style style:name="P2349" style:parent-style-name="Normal" style:family="paragraph">
      <style:paragraph-properties fo:margin-top="0.0416in"/>
      <style:text-properties style:font-name="new roman" fo:font-weight="bold" style:font-weight-asian="bold"/>
    </style:style>
    <style:style style:name="TableCell2350" style:family="table-cell">
      <style:table-cell-properties fo:border-top="none" fo:border-left="none" fo:border-bottom="none" fo:border-right="0.0104in solid #000000" style:writing-mode="lr-tb" fo:padding-top="0in" fo:padding-left="0.0548in" fo:padding-bottom="0in" fo:padding-right="0.0548in"/>
    </style:style>
    <style:style style:name="P2351" style:parent-style-name="Normal" style:family="paragraph">
      <style:paragraph-properties fo:margin-top="0.0416in"/>
    </style:style>
    <style:style style:name="TableRow2352" style:family="table-row">
      <style:table-row-properties style:use-optimal-row-height="false" fo:keep-together="always"/>
    </style:style>
    <style:style style:name="TableCell2353" style:family="table-cell">
      <style:table-cell-properties fo:border-top="none" fo:border-left="0.0104in solid #000000" fo:border-bottom="none" fo:border-right="none" style:writing-mode="lr-tb" fo:padding-top="0in" fo:padding-left="0.0548in" fo:padding-bottom="0in" fo:padding-right="0.0548in"/>
    </style:style>
    <style:style style:name="P2354" style:parent-style-name="Normal" style:family="paragraph">
      <style:paragraph-properties fo:margin-top="0.0416in"/>
      <style:text-properties style:font-name="new roman" fo:font-weight="bold" style:font-weight-asian="bold"/>
    </style:style>
    <style:style style:name="TableCell2355" style:family="table-cell">
      <style:table-cell-properties fo:border-top="none" fo:border-left="none" fo:border-bottom="none" fo:border-right="0.0104in solid #000000" style:writing-mode="lr-tb" fo:padding-top="0in" fo:padding-left="0.0548in" fo:padding-bottom="0in" fo:padding-right="0.0548in"/>
    </style:style>
    <style:style style:name="P2356" style:parent-style-name="Normal" style:family="paragraph">
      <style:paragraph-properties fo:margin-top="0.0416in"/>
    </style:style>
    <style:style style:name="TableRow2357" style:family="table-row">
      <style:table-row-properties style:use-optimal-row-height="false"/>
    </style:style>
    <style:style style:name="TableCell2358" style:family="table-cell">
      <style:table-cell-properties fo:border-top="none" fo:border-left="0.0104in solid #000000" fo:border-bottom="none" fo:border-right="none" style:writing-mode="lr-tb" fo:padding-top="0in" fo:padding-left="0.0486in" fo:padding-bottom="0in" fo:padding-right="0.0486in"/>
    </style:style>
    <style:style style:name="P2359" style:parent-style-name="Normal" style:family="paragraph">
      <style:paragraph-properties fo:margin-top="0.0416in"/>
      <style:text-properties style:font-name="new roman" fo:font-weight="bold" style:font-weight-asian="bold"/>
    </style:style>
    <style:style style:name="TableCell2360" style:family="table-cell">
      <style:table-cell-properties fo:border-top="none" fo:border-left="none" fo:border-bottom="none" fo:border-right="0.0104in solid #000000" style:writing-mode="lr-tb" fo:padding-top="0in" fo:padding-left="0.0486in" fo:padding-bottom="0in" fo:padding-right="0.0486in"/>
    </style:style>
    <style:style style:name="P2361" style:parent-style-name="Normal" style:family="paragraph">
      <style:paragraph-properties fo:margin-top="0.0416in"/>
    </style:style>
    <style:style style:name="TableRow2362" style:family="table-row">
      <style:table-row-properties style:use-optimal-row-height="false"/>
    </style:style>
    <style:style style:name="TableCell2363" style:family="table-cell">
      <style:table-cell-properties fo:border-top="none" fo:border-left="0.0104in solid #000000" fo:border-bottom="none" fo:border-right="none" style:writing-mode="lr-tb" fo:padding-top="0in" fo:padding-left="0.0486in" fo:padding-bottom="0in" fo:padding-right="0.0486in"/>
    </style:style>
    <style:style style:name="P2364" style:parent-style-name="Normal" style:family="paragraph">
      <style:paragraph-properties fo:margin-top="0.0416in"/>
    </style:style>
    <style:style style:name="T2365" style:parent-style-name="Policepardéfaut" style:family="text">
      <style:text-properties style:font-name="new roman" fo:font-weight="bold" style:font-weight-asian="bold"/>
    </style:style>
    <style:style style:name="T2366" style:parent-style-name="Policepardéfaut" style:family="text">
      <style:text-properties style:font-name="new roman" fo:font-weight="bold" style:font-weight-asian="bold" fo:text-transform="uppercase"/>
    </style:style>
    <style:style style:name="T2367" style:parent-style-name="Policepardéfaut" style:family="text">
      <style:text-properties style:font-name="new roman" fo:font-weight="bold" style:font-weight-asian="bold"/>
    </style:style>
    <style:style style:name="T2368" style:parent-style-name="Policepardéfaut" style:family="text">
      <style:text-properties style:font-name="new roman" fo:font-weight="bold" style:font-weight-asian="bold" fo:text-transform="uppercase"/>
    </style:style>
    <style:style style:name="TableCell2369" style:family="table-cell">
      <style:table-cell-properties fo:border-top="none" fo:border-left="none" fo:border-bottom="none" fo:border-right="0.0104in solid #000000" style:writing-mode="lr-tb" fo:padding-top="0in" fo:padding-left="0.0486in" fo:padding-bottom="0in" fo:padding-right="0.0486in"/>
    </style:style>
    <style:style style:name="P2370" style:parent-style-name="Paragraphe1" style:list-style-name="LFO3" style:family="paragraph">
      <style:paragraph-properties fo:margin-left="0.1965in">
        <style:tab-stops/>
      </style:paragraph-properties>
    </style:style>
    <style:style style:name="P2371" style:parent-style-name="Paragraphe1" style:list-style-name="LFO3" style:family="paragraph">
      <style:paragraph-properties fo:margin-left="0.1965in">
        <style:tab-stops/>
      </style:paragraph-properties>
    </style:style>
    <style:style style:name="T2372" style:parent-style-name="Policepardéfaut" style:family="text">
      <style:text-properties fo:font-weight="bold" style:font-weight-asian="bold"/>
    </style:style>
    <style:style style:name="P2373" style:parent-style-name="Paragraphe3" style:list-style-name="LFO3" style:family="paragraph">
      <style:paragraph-properties fo:margin-left="0.5902in">
        <style:tab-stops/>
      </style:paragraph-properties>
    </style:style>
    <style:style style:name="P2374" style:parent-style-name="Paragraphe3" style:list-style-name="LFO3" style:family="paragraph">
      <style:paragraph-properties fo:margin-left="0.5902in">
        <style:tab-stops/>
      </style:paragraph-properties>
    </style:style>
    <style:style style:name="P2375" style:parent-style-name="Paragraphe3" style:list-style-name="LFO3" style:family="paragraph">
      <style:paragraph-properties fo:margin-left="0.5902in">
        <style:tab-stops/>
      </style:paragraph-properties>
    </style:style>
    <style:style style:name="T2376" style:parent-style-name="Policepardéfaut" style:family="text">
      <style:text-properties fo:font-weight="bold" style:font-weight-asian="bold"/>
    </style:style>
    <style:style style:name="P2377" style:parent-style-name="Paragraphe3" style:list-style-name="LFO3" style:family="paragraph">
      <style:paragraph-properties fo:margin-left="0.5902in">
        <style:tab-stops/>
      </style:paragraph-properties>
    </style:style>
    <style:style style:name="P2378" style:parent-style-name="Paragraphe3" style:list-style-name="LFO3" style:family="paragraph">
      <style:paragraph-properties fo:margin-left="0.5902in">
        <style:tab-stops/>
      </style:paragraph-properties>
    </style:style>
    <style:style style:name="P2379" style:parent-style-name="Paragraphe3" style:list-style-name="LFO3" style:family="paragraph">
      <style:paragraph-properties fo:margin-left="0.5902in">
        <style:tab-stops/>
      </style:paragraph-properties>
    </style:style>
    <style:style style:name="P2380" style:parent-style-name="Paragraphe3" style:list-style-name="LFO3" style:family="paragraph">
      <style:paragraph-properties fo:margin-left="0.5902in">
        <style:tab-stops/>
      </style:paragraph-properties>
    </style:style>
    <style:style style:name="TableRow2381" style:family="table-row">
      <style:table-row-properties style:use-optimal-row-height="false"/>
    </style:style>
    <style:style style:name="TableCell2382" style:family="table-cell">
      <style:table-cell-properties fo:border-top="none" fo:border-left="0.0104in solid #000000" fo:border-bottom="none" fo:border-right="none" style:writing-mode="lr-tb" fo:padding-top="0in" fo:padding-left="0.0486in" fo:padding-bottom="0in" fo:padding-right="0.0486in"/>
    </style:style>
    <style:style style:name="P2383" style:parent-style-name="Normal" style:family="paragraph">
      <style:paragraph-properties fo:margin-top="0.0416in"/>
      <style:text-properties style:font-name="new roman" fo:font-weight="bold" style:font-weight-asian="bold"/>
    </style:style>
    <style:style style:name="TableCell2384" style:family="table-cell">
      <style:table-cell-properties fo:border-top="none" fo:border-left="none" fo:border-bottom="none" fo:border-right="0.0104in solid #000000" style:writing-mode="lr-tb" fo:padding-top="0in" fo:padding-left="0.0486in" fo:padding-bottom="0in" fo:padding-right="0.0486in"/>
    </style:style>
    <style:style style:name="P2385" style:parent-style-name="Paragraphe1" style:list-style-name="LFO3" style:family="paragraph">
      <style:paragraph-properties fo:margin-left="0.1965in">
        <style:tab-stops/>
      </style:paragraph-properties>
    </style:style>
    <style:style style:name="P2386" style:parent-style-name="Paragraphe2" style:list-style-name="LFO8" style:family="paragraph">
      <style:paragraph-properties fo:margin-left="0.3937in">
        <style:tab-stops/>
      </style:paragraph-properties>
    </style:style>
    <style:style style:name="P2387" style:parent-style-name="Paragraphe2" style:list-style-name="LFO8" style:family="paragraph">
      <style:paragraph-properties fo:margin-left="0.3937in">
        <style:tab-stops/>
      </style:paragraph-properties>
    </style:style>
    <style:style style:name="P2388" style:parent-style-name="Paragraphe2" style:list-style-name="LFO8" style:family="paragraph">
      <style:paragraph-properties fo:margin-left="0.3937in">
        <style:tab-stops/>
      </style:paragraph-properties>
    </style:style>
    <style:style style:name="P2389" style:parent-style-name="Paragraphe1" style:list-style-name="LFO3" style:family="paragraph">
      <style:paragraph-properties fo:margin-left="0.1965in">
        <style:tab-stops/>
      </style:paragraph-properties>
    </style:style>
    <style:style style:name="P2390" style:parent-style-name="Paragraphe2" style:list-style-name="LFO8" style:family="paragraph">
      <style:paragraph-properties fo:margin-left="0.3937in">
        <style:tab-stops/>
      </style:paragraph-properties>
    </style:style>
    <style:style style:name="P2391" style:parent-style-name="Paragraphe2" style:list-style-name="LFO8" style:family="paragraph">
      <style:paragraph-properties fo:margin-left="0.3937in">
        <style:tab-stops/>
      </style:paragraph-properties>
    </style:style>
    <style:style style:name="P2392" style:parent-style-name="Paragraphe2" style:list-style-name="LFO8" style:family="paragraph">
      <style:paragraph-properties fo:margin-left="0.3937in">
        <style:tab-stops/>
      </style:paragraph-properties>
    </style:style>
    <style:style style:name="P2393" style:parent-style-name="Paragraphe1" style:list-style-name="LFO3" style:family="paragraph">
      <style:paragraph-properties fo:margin-left="0.1965in">
        <style:tab-stops/>
      </style:paragraph-properties>
    </style:style>
    <style:style style:name="P2394" style:parent-style-name="Paragraphe2" style:list-style-name="LFO8" style:family="paragraph">
      <style:paragraph-properties fo:margin-left="0.3937in">
        <style:tab-stops/>
      </style:paragraph-properties>
    </style:style>
    <style:style style:name="P2395" style:parent-style-name="Paragraphe2" style:list-style-name="LFO8" style:family="paragraph">
      <style:paragraph-properties fo:margin-left="0.3937in">
        <style:tab-stops/>
      </style:paragraph-properties>
    </style:style>
    <style:style style:name="P2396" style:parent-style-name="Paragraphe2" style:list-style-name="LFO8" style:family="paragraph">
      <style:paragraph-properties fo:margin-left="0.3937in">
        <style:tab-stops/>
      </style:paragraph-properties>
    </style:style>
    <style:style style:name="P2397" style:parent-style-name="Paragraphe2" style:list-style-name="LFO8" style:family="paragraph">
      <style:paragraph-properties fo:margin-left="0.3937in">
        <style:tab-stops/>
      </style:paragraph-properties>
    </style:style>
    <style:style style:name="P2398" style:parent-style-name="Paragraphe2" style:list-style-name="LFO8" style:family="paragraph">
      <style:paragraph-properties fo:margin-left="0.3937in">
        <style:tab-stops/>
      </style:paragraph-properties>
    </style:style>
    <style:style style:name="P2399" style:parent-style-name="Paragraphe2" style:list-style-name="LFO8" style:family="paragraph">
      <style:paragraph-properties fo:margin-left="0.3937in">
        <style:tab-stops/>
      </style:paragraph-properties>
    </style:style>
    <style:style style:name="P2400" style:parent-style-name="Paragraphe2" style:list-style-name="LFO8" style:family="paragraph">
      <style:paragraph-properties fo:margin-left="0.3937in">
        <style:tab-stops/>
      </style:paragraph-properties>
    </style:style>
    <style:style style:name="P2401" style:parent-style-name="Paragraphe2" style:list-style-name="LFO8" style:family="paragraph">
      <style:paragraph-properties fo:margin-left="0.3937in">
        <style:tab-stops/>
      </style:paragraph-properties>
    </style:style>
    <style:style style:name="P2402" style:parent-style-name="Paragraphe2" style:list-style-name="LFO8" style:family="paragraph">
      <style:paragraph-properties fo:margin-left="0.3937in">
        <style:tab-stops/>
      </style:paragraph-properties>
    </style:style>
    <style:style style:name="P2403" style:parent-style-name="Paragraphe1" style:list-style-name="LFO3" style:family="paragraph">
      <style:paragraph-properties fo:margin-left="0.1965in">
        <style:tab-stops/>
      </style:paragraph-properties>
    </style:style>
    <style:style style:name="P2404" style:parent-style-name="Paragraphe1" style:list-style-name="LFO3" style:family="paragraph">
      <style:paragraph-properties fo:margin-left="0.1965in">
        <style:tab-stops/>
      </style:paragraph-properties>
    </style:style>
    <style:style style:name="T2405" style:parent-style-name="Policepardéfaut" style:family="text">
      <style:text-properties style:font-name="new roman" fo:font-weight="bold" style:font-weight-asian="bold"/>
    </style:style>
    <style:style style:name="P2406" style:parent-style-name="Paragraphe1" style:list-style-name="LFO3" style:family="paragraph">
      <style:paragraph-properties fo:margin-left="0.1965in">
        <style:tab-stops/>
      </style:paragraph-properties>
    </style:style>
    <style:style style:name="T2407" style:parent-style-name="Policepardéfaut" style:family="text">
      <style:text-properties fo:font-weight="bold" style:font-weight-asian="bold"/>
    </style:style>
    <style:style style:name="P2408" style:parent-style-name="Paragraphe3" style:list-style-name="LFO3" style:family="paragraph">
      <style:paragraph-properties fo:margin-left="0.5902in">
        <style:tab-stops/>
      </style:paragraph-properties>
    </style:style>
    <style:style style:name="P2409" style:parent-style-name="Paragraphe3" style:list-style-name="LFO3" style:family="paragraph">
      <style:paragraph-properties fo:margin-left="0.5902in">
        <style:tab-stops/>
      </style:paragraph-properties>
    </style:style>
    <style:style style:name="P2410" style:parent-style-name="Paragraphe3" style:family="paragraph">
      <style:text-properties fo:color="#000000"/>
    </style:style>
    <style:style style:name="T2411" style:parent-style-name="Policepardéfaut" style:family="text">
      <style:text-properties fo:font-weight="bold" style:font-weight-asian="bold"/>
    </style:style>
    <style:style style:name="P2412" style:parent-style-name="Paragraphe3" style:list-style-name="LFO3" style:family="paragraph">
      <style:paragraph-properties fo:margin-left="0.5902in">
        <style:tab-stops/>
      </style:paragraph-properties>
    </style:style>
    <style:style style:name="P2413" style:parent-style-name="Paragraphe3" style:list-style-name="LFO3" style:family="paragraph">
      <style:paragraph-properties fo:margin-left="0.5902in">
        <style:tab-stops/>
      </style:paragraph-properties>
    </style:style>
    <style:style style:name="P2414" style:parent-style-name="Paragraphe3" style:list-style-name="LFO3" style:family="paragraph">
      <style:paragraph-properties fo:margin-left="0.5902in">
        <style:tab-stops/>
      </style:paragraph-properties>
    </style:style>
    <style:style style:name="TableRow2415" style:family="table-row">
      <style:table-row-properties style:use-optimal-row-height="false" fo:keep-together="always"/>
    </style:style>
    <style:style style:name="TableCell2416" style:family="table-cell">
      <style:table-cell-properties fo:border-top="none" fo:border-left="0.0104in solid #000000" fo:border-bottom="none" fo:border-right="none" style:writing-mode="lr-tb" fo:padding-top="0in" fo:padding-left="0.0548in" fo:padding-bottom="0in" fo:padding-right="0.0548in"/>
    </style:style>
    <style:style style:name="T2417" style:parent-style-name="Policepardéfaut" style:family="text">
      <style:text-properties style:font-name="new roman" fo:font-weight="bold" style:font-weight-asian="bold"/>
    </style:style>
    <style:style style:name="TableCell2418" style:family="table-cell">
      <style:table-cell-properties fo:border-top="none" fo:border-left="none" fo:border-bottom="none" fo:border-right="0.0104in solid #000000" style:writing-mode="lr-tb" fo:padding-top="0in" fo:padding-left="0.0548in" fo:padding-bottom="0in" fo:padding-right="0.0548in"/>
    </style:style>
    <style:style style:name="T2419" style:parent-style-name="Policepardéfaut" style:family="text">
      <style:text-properties style:font-name="new roman" fo:font-weight="bold" style:font-weight-asian="bold"/>
    </style:style>
    <style:style style:name="TableRow2420" style:family="table-row">
      <style:table-row-properties style:use-optimal-row-height="false" fo:keep-together="always"/>
    </style:style>
    <style:style style:name="TableCell2421" style:family="table-cell">
      <style:table-cell-properties fo:border-top="none" fo:border-left="0.0104in solid #000000" fo:border-bottom="none" fo:border-right="none" style:writing-mode="lr-tb" fo:padding-top="0in" fo:padding-left="0.0548in" fo:padding-bottom="0in" fo:padding-right="0.0548in"/>
    </style:style>
    <style:style style:name="P2422" style:parent-style-name="Normal" style:family="paragraph">
      <style:paragraph-properties fo:margin-top="0.0416in"/>
      <style:text-properties style:font-name="new roman" fo:font-weight="bold" style:font-weight-asian="bold"/>
    </style:style>
    <style:style style:name="TableCell2423" style:family="table-cell">
      <style:table-cell-properties fo:border-top="none" fo:border-left="none" fo:border-bottom="none" fo:border-right="0.0104in solid #000000" style:writing-mode="lr-tb" fo:padding-top="0in" fo:padding-left="0.0548in" fo:padding-bottom="0in" fo:padding-right="0.0548in"/>
    </style:style>
    <style:style style:name="P2424" style:parent-style-name="Normal" style:family="paragraph">
      <style:paragraph-properties fo:margin-top="0.0416in"/>
    </style:style>
    <style:style style:name="T2425" style:parent-style-name="Policepardéfaut" style:family="text">
      <style:text-properties fo:font-size="12pt" style:font-size-asian="12pt"/>
    </style:style>
    <style:style style:name="TableRow2426" style:family="table-row">
      <style:table-row-properties style:use-optimal-row-height="false" fo:keep-together="always"/>
    </style:style>
    <style:style style:name="TableCell2427" style:family="table-cell">
      <style:table-cell-properties fo:border-top="none" fo:border-left="0.0104in solid #000000" fo:border-bottom="none" fo:border-right="none" style:writing-mode="lr-tb" fo:padding-top="0in" fo:padding-left="0.0548in" fo:padding-bottom="0in" fo:padding-right="0.0548in"/>
    </style:style>
    <style:style style:name="P2428" style:parent-style-name="Normal" style:family="paragraph">
      <style:paragraph-properties fo:margin-top="0.0416in"/>
      <style:text-properties style:font-name="new roman" fo:font-weight="bold" style:font-weight-asian="bold"/>
    </style:style>
    <style:style style:name="TableCell2429" style:family="table-cell">
      <style:table-cell-properties fo:border-top="none" fo:border-left="none" fo:border-bottom="none" fo:border-right="0.0104in solid #000000" style:writing-mode="lr-tb" fo:padding-top="0in" fo:padding-left="0.0548in" fo:padding-bottom="0in" fo:padding-right="0.0548in"/>
    </style:style>
    <style:style style:name="P2430" style:parent-style-name="Normal" style:family="paragraph">
      <style:paragraph-properties fo:margin-top="0.0416in"/>
    </style:style>
    <style:style style:name="TableRow2431" style:family="table-row">
      <style:table-row-properties style:use-optimal-row-height="false"/>
    </style:style>
    <style:style style:name="TableCell2432" style:family="table-cell">
      <style:table-cell-properties fo:border-top="none" fo:border-left="0.0104in solid #000000" fo:border-bottom="none" fo:border-right="none" style:writing-mode="lr-tb" fo:padding-top="0in" fo:padding-left="0.0486in" fo:padding-bottom="0in" fo:padding-right="0.0486in"/>
    </style:style>
    <style:style style:name="P2433" style:parent-style-name="Normal" style:family="paragraph">
      <style:paragraph-properties fo:margin-top="0.0416in"/>
      <style:text-properties style:font-name="new roman" fo:font-weight="bold" style:font-weight-asian="bold"/>
    </style:style>
    <style:style style:name="TableCell2434" style:family="table-cell">
      <style:table-cell-properties fo:border-top="none" fo:border-left="none" fo:border-bottom="none" fo:border-right="0.0104in solid #000000" style:writing-mode="lr-tb" fo:padding-top="0in" fo:padding-left="0.0486in" fo:padding-bottom="0in" fo:padding-right="0.0486in"/>
    </style:style>
    <style:style style:name="P2435" style:parent-style-name="Normal" style:family="paragraph">
      <style:paragraph-properties fo:margin-top="0.0416in"/>
    </style:style>
    <style:style style:name="TableRow2436" style:family="table-row">
      <style:table-row-properties style:use-optimal-row-height="false" fo:keep-together="always"/>
    </style:style>
    <style:style style:name="TableCell2437" style:family="table-cell">
      <style:table-cell-properties fo:border-top="none" fo:border-left="0.0104in solid #000000" fo:border-bottom="none" fo:border-right="none" style:writing-mode="lr-tb" fo:padding-top="0in" fo:padding-left="0.0548in" fo:padding-bottom="0in" fo:padding-right="0.0548in"/>
    </style:style>
    <style:style style:name="P2438" style:parent-style-name="Normal" style:family="paragraph">
      <style:paragraph-properties fo:margin-top="0.0416in"/>
      <style:text-properties style:font-name="new roman" fo:font-weight="bold" style:font-weight-asian="bold"/>
    </style:style>
    <style:style style:name="TableCell2439" style:family="table-cell">
      <style:table-cell-properties fo:border-top="none" fo:border-left="none" fo:border-bottom="none" fo:border-right="0.0104in solid #000000" style:writing-mode="lr-tb" fo:padding-top="0in" fo:padding-left="0.0548in" fo:padding-bottom="0in" fo:padding-right="0.0548in"/>
    </style:style>
    <style:style style:name="P2440" style:parent-style-name="Normal" style:family="paragraph">
      <style:paragraph-properties fo:margin-top="0.0416in"/>
    </style:style>
    <style:style style:name="TableRow2441" style:family="table-row">
      <style:table-row-properties style:use-optimal-row-height="false" fo:keep-together="always"/>
    </style:style>
    <style:style style:name="TableCell2442" style:family="table-cell">
      <style:table-cell-properties fo:border-top="none" fo:border-left="0.0104in solid #000000" fo:border-bottom="none" fo:border-right="none" style:writing-mode="lr-tb" fo:padding-top="0in" fo:padding-left="0.0548in" fo:padding-bottom="0in" fo:padding-right="0.0548in"/>
    </style:style>
    <style:style style:name="P2443" style:parent-style-name="Normal" style:family="paragraph">
      <style:paragraph-properties fo:margin-top="0.0416in"/>
      <style:text-properties style:font-name="new roman" fo:font-weight="bold" style:font-weight-asian="bold"/>
    </style:style>
    <style:style style:name="TableCell2444" style:family="table-cell">
      <style:table-cell-properties fo:border-top="none" fo:border-left="none" fo:border-bottom="none" fo:border-right="0.0104in solid #000000" style:writing-mode="lr-tb" fo:padding-top="0in" fo:padding-left="0.0548in" fo:padding-bottom="0in" fo:padding-right="0.0548in"/>
    </style:style>
    <style:style style:name="P2445" style:parent-style-name="Normal" style:family="paragraph">
      <style:paragraph-properties fo:margin-top="0.0416in"/>
    </style:style>
    <style:style style:name="TableRow2446" style:family="table-row">
      <style:table-row-properties style:use-optimal-row-height="false" fo:keep-together="always"/>
    </style:style>
    <style:style style:name="TableCell2447" style:family="table-cell">
      <style:table-cell-properties fo:border-top="none" fo:border-left="0.0104in solid #000000" fo:border-bottom="none" fo:border-right="none" style:writing-mode="lr-tb" fo:padding-top="0in" fo:padding-left="0.0548in" fo:padding-bottom="0in" fo:padding-right="0.0548in"/>
    </style:style>
    <style:style style:name="P2448" style:parent-style-name="Normal" style:family="paragraph">
      <style:paragraph-properties fo:margin-top="0.0416in"/>
      <style:text-properties style:font-name="new roman" fo:font-weight="bold" style:font-weight-asian="bold"/>
    </style:style>
    <style:style style:name="TableCell2449" style:family="table-cell">
      <style:table-cell-properties fo:border-top="none" fo:border-left="none" fo:border-bottom="none" fo:border-right="0.0104in solid #000000" style:writing-mode="lr-tb" fo:padding-top="0in" fo:padding-left="0.0548in" fo:padding-bottom="0in" fo:padding-right="0.0548in"/>
    </style:style>
    <style:style style:name="P2450" style:parent-style-name="Normal" style:family="paragraph">
      <style:paragraph-properties fo:margin-top="0.0416in"/>
    </style:style>
    <style:style style:name="TableRow2451" style:family="table-row">
      <style:table-row-properties style:use-optimal-row-height="false" fo:keep-together="always"/>
    </style:style>
    <style:style style:name="TableCell2452" style:family="table-cell">
      <style:table-cell-properties fo:border-top="none" fo:border-left="0.0104in solid #000000" fo:border-bottom="none" fo:border-right="none" style:writing-mode="lr-tb" fo:padding-top="0in" fo:padding-left="0.0548in" fo:padding-bottom="0in" fo:padding-right="0.0548in"/>
    </style:style>
    <style:style style:name="P2453" style:parent-style-name="Normal" style:family="paragraph">
      <style:paragraph-properties fo:margin-top="0.0416in"/>
      <style:text-properties style:font-name="new roman" fo:font-weight="bold" style:font-weight-asian="bold"/>
    </style:style>
    <style:style style:name="TableCell2454" style:family="table-cell">
      <style:table-cell-properties fo:border-top="none" fo:border-left="none" fo:border-bottom="none" fo:border-right="0.0104in solid #000000" style:writing-mode="lr-tb" fo:padding-top="0in" fo:padding-left="0.0548in" fo:padding-bottom="0in" fo:padding-right="0.0548in"/>
    </style:style>
    <style:style style:name="P2455" style:parent-style-name="Normal" style:family="paragraph">
      <style:paragraph-properties fo:margin-top="0.0416in"/>
    </style:style>
    <style:style style:name="TableRow2456" style:family="table-row">
      <style:table-row-properties style:use-optimal-row-height="false" fo:keep-together="always"/>
    </style:style>
    <style:style style:name="TableCell2457" style:family="table-cell">
      <style:table-cell-properties fo:border-top="none" fo:border-left="0.0104in solid #000000" fo:border-bottom="none" fo:border-right="none" style:writing-mode="lr-tb" fo:padding-top="0in" fo:padding-left="0.0548in" fo:padding-bottom="0in" fo:padding-right="0.0548in"/>
    </style:style>
    <style:style style:name="P2458" style:parent-style-name="Normal" style:family="paragraph">
      <style:paragraph-properties fo:margin-top="0.0416in"/>
      <style:text-properties style:font-name="new roman" fo:font-weight="bold" style:font-weight-asian="bold"/>
    </style:style>
    <style:style style:name="TableCell2459" style:family="table-cell">
      <style:table-cell-properties fo:border-top="none" fo:border-left="none" fo:border-bottom="none" fo:border-right="0.0104in solid #000000" style:writing-mode="lr-tb" fo:padding-top="0in" fo:padding-left="0.0548in" fo:padding-bottom="0in" fo:padding-right="0.0548in"/>
    </style:style>
    <style:style style:name="P2460" style:parent-style-name="Normal" style:family="paragraph">
      <style:paragraph-properties fo:margin-top="0.0416in"/>
    </style:style>
    <style:style style:name="TableRow2461" style:family="table-row">
      <style:table-row-properties style:use-optimal-row-height="false"/>
    </style:style>
    <style:style style:name="TableCell2462" style:family="table-cell">
      <style:table-cell-properties fo:border-top="none" fo:border-left="0.0104in solid #000000" fo:border-bottom="none" fo:border-right="none" style:writing-mode="lr-tb" fo:padding-top="0in" fo:padding-left="0.0486in" fo:padding-bottom="0in" fo:padding-right="0.0486in"/>
    </style:style>
    <style:style style:name="P2463" style:parent-style-name="Normal" style:family="paragraph">
      <style:paragraph-properties fo:margin-top="0.0416in"/>
      <style:text-properties style:font-name="new roman" fo:font-weight="bold" style:font-weight-asian="bold"/>
    </style:style>
    <style:style style:name="TableCell2464" style:family="table-cell">
      <style:table-cell-properties fo:border-top="none" fo:border-left="none" fo:border-bottom="none" fo:border-right="0.0104in solid #000000" style:writing-mode="lr-tb" fo:padding-top="0in" fo:padding-left="0.0486in" fo:padding-bottom="0in" fo:padding-right="0.0486in"/>
    </style:style>
    <style:style style:name="P2465" style:parent-style-name="Normal" style:family="paragraph">
      <style:paragraph-properties fo:margin-top="0.0416in"/>
    </style:style>
    <style:style style:name="TableRow2466" style:family="table-row">
      <style:table-row-properties style:use-optimal-row-height="false" fo:keep-together="always"/>
    </style:style>
    <style:style style:name="TableCell2467" style:family="table-cell">
      <style:table-cell-properties fo:border-top="none" fo:border-left="0.0104in solid #000000" fo:border-bottom="none" fo:border-right="none" style:writing-mode="lr-tb" fo:padding-top="0in" fo:padding-left="0.0548in" fo:padding-bottom="0in" fo:padding-right="0.0548in"/>
    </style:style>
    <style:style style:name="T2468" style:parent-style-name="Policepardéfaut" style:family="text">
      <style:text-properties fo:font-weight="bold" style:font-weight-asian="bold"/>
    </style:style>
    <style:style style:name="TableCell2469" style:family="table-cell">
      <style:table-cell-properties fo:border-top="none" fo:border-left="none" fo:border-bottom="none" fo:border-right="0.0104in solid #000000" style:writing-mode="lr-tb" fo:padding-top="0in" fo:padding-left="0.0548in" fo:padding-bottom="0in" fo:padding-right="0.0548in"/>
    </style:style>
    <style:style style:name="TableRow2470" style:family="table-row">
      <style:table-row-properties style:use-optimal-row-height="false" fo:keep-together="always"/>
    </style:style>
    <style:style style:name="TableCell2471" style:family="table-cell">
      <style:table-cell-properties fo:border-top="none" fo:border-left="0.0104in solid #000000" fo:border-bottom="none" fo:border-right="none" style:writing-mode="lr-tb" fo:padding-top="0in" fo:padding-left="0.0548in" fo:padding-bottom="0in" fo:padding-right="0.0548in"/>
    </style:style>
    <style:style style:name="P2472" style:parent-style-name="Normal" style:family="paragraph">
      <style:paragraph-properties fo:margin-top="0.0416in"/>
      <style:text-properties style:font-name="new roman" fo:font-weight="bold" style:font-weight-asian="bold"/>
    </style:style>
    <style:style style:name="TableCell2473" style:family="table-cell">
      <style:table-cell-properties fo:border-top="none" fo:border-left="none" fo:border-bottom="none" fo:border-right="0.0104in solid #000000" style:writing-mode="lr-tb" fo:padding-top="0in" fo:padding-left="0.0548in" fo:padding-bottom="0in" fo:padding-right="0.0548in"/>
    </style:style>
    <style:style style:name="P2474" style:parent-style-name="Normal" style:family="paragraph">
      <style:paragraph-properties fo:margin-top="0.0416in"/>
    </style:style>
    <style:style style:name="P2475" style:parent-style-name="Normal" style:family="paragraph">
      <style:paragraph-properties fo:margin-top="0.0416in"/>
    </style:style>
    <style:style style:name="TableRow2476" style:family="table-row">
      <style:table-row-properties style:use-optimal-row-height="false" fo:keep-together="always"/>
    </style:style>
    <style:style style:name="TableCell2477" style:family="table-cell">
      <style:table-cell-properties fo:border-top="none" fo:border-left="0.0104in solid #000000" fo:border-bottom="0.0104in solid #000000" fo:border-right="none" style:writing-mode="lr-tb" fo:padding-top="0in" fo:padding-left="0.0548in" fo:padding-bottom="0in" fo:padding-right="0.0548in"/>
    </style:style>
    <style:style style:name="P2478" style:parent-style-name="Normal" style:family="paragraph">
      <style:paragraph-properties fo:margin-top="0.0416in"/>
      <style:text-properties style:font-name="new roman" fo:font-weight="bold" style:font-weight-asian="bold"/>
    </style:style>
    <style:style style:name="TableCell2479" style:family="table-cell">
      <style:table-cell-properties fo:border-top="none" fo:border-left="none" fo:border-bottom="0.0104in solid #000000" fo:border-right="0.0104in solid #000000" style:writing-mode="lr-tb" fo:padding-top="0in" fo:padding-left="0.0548in" fo:padding-bottom="0in" fo:padding-right="0.0548in"/>
    </style:style>
    <style:style style:name="P2480" style:parent-style-name="Normal" style:family="paragraph">
      <style:paragraph-properties fo:margin-top="0.0416in"/>
    </style:style>
    <style:style style:name="P2481" style:parent-style-name="Titre2" style:list-style-name="LFO17" style:family="paragraph">
      <style:paragraph-properties fo:break-before="page"/>
    </style:style>
    <style:style style:name="P2482" style:parent-style-name="Listecontinue3" style:family="paragraph">
      <style:paragraph-properties fo:margin-left="0in">
        <style:tab-stops/>
      </style:paragraph-properties>
      <style:text-properties fo:font-style="italic" style:font-style-asian="italic"/>
    </style:style>
    <style:style style:name="P2483" style:parent-style-name="Titre" style:family="paragraph">
      <style:paragraph-properties fo:border="0.0104in solid #000000" fo:padding="0.0138in" style:shadow="none"/>
    </style:style>
    <style:style style:family="graphic" style:name="a210">
      <style:graphic-properties fo:wrap-option="wrap" fo:padding-top="0.01389in" fo:padding-bottom="0.01389in" fo:padding-left="0.01389in" fo:padding-right="0.01389in" draw:textarea-vertical-align="top" draw:textarea-horizontal-align="left" style:wrap="run-through" style:run-through="foreground" draw:fill="solid" draw:fill-color="#cccccc" draw:opacity="100%" draw:stroke="solid" svg:stroke-width="0.01042in" svg:stroke-color="#000000" svg:stroke-opacity="100%" draw:stroke-linejoin="miter"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11">
      <style:graphic-properties fo:wrap-option="wrap" fo:padding-top="0.01389in" fo:padding-bottom="0.01389in" fo:padding-left="0.01389in" fo:padding-right="0.01389in" draw:textarea-vertical-align="top" draw:textarea-horizontal-align="left" style:wrap="run-through" style:run-through="foreground" draw:fill="solid" draw:fill-color="#cccccc" draw:opacity="100%" draw:stroke="solid" svg:stroke-width="0.01042in" svg:stroke-color="#000000" svg:stroke-opacity="100%" draw:stroke-linejoin="miter"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12">
      <style:graphic-properties fo:wrap-option="wrap" fo:padding-top="0.01389in" fo:padding-bottom="0.01389in" fo:padding-left="0.01389in" fo:padding-right="0.01389in" draw:textarea-vertical-align="top" draw:textarea-horizontal-align="left" style:wrap="run-through" style:run-through="foreground" draw:fill="solid" draw:fill-color="#cccccc" draw:opacity="100%" draw:stroke="solid" svg:stroke-width="0.01042in" svg:stroke-color="#000000" svg:stroke-opacity="100%" draw:stroke-linejoin="miter"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71">
      <style:graphic-properties style:wrap="run-through" style:run-through="foreground" draw:fill="none" draw:stroke="solid" svg:stroke-width="0.01042in" svg:stroke-color="#000000" draw:marker-end="a70" svg:stroke-opacity="100%" draw:stroke-linejoin="round" style:horizontal-rel="paragraph" style:vertical-rel="paragraph" style:horizontal-pos="from-left" style:vertical-pos="from-top"/>
    </style:style>
    <style:style style:family="graphic" style:name="a213">
      <style:graphic-properties fo:wrap-option="wrap" fo:padding-top="0.01389in" fo:padding-bottom="0.01389in" fo:padding-left="0.01389in" fo:padding-right="0.01389in" draw:textarea-vertical-align="top" draw:textarea-horizontal-align="left" style:wrap="run-through" style:run-through="foreground" draw:fill="solid" draw:fill-color="#cccccc" draw:opacity="100%" draw:stroke="solid" svg:stroke-width="0.01042in" svg:stroke-color="#000000" svg:stroke-opacity="100%" draw:stroke-linejoin="miter"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72"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14">
      <style:graphic-properties fo:wrap-option="wrap" fo:padding-top="0.01389in" fo:padding-bottom="0.01389in" fo:padding-left="0.01389in" fo:padding-right="0.01389in" draw:textarea-vertical-align="top" draw:textarea-horizontal-align="left" style:wrap="run-through" style:run-through="foreground" draw:fill="solid" draw:fill-color="#cccccc" draw:opacity="100%" draw:stroke="solid" svg:stroke-width="0.01042in" svg:stroke-color="#000000" svg:stroke-opacity="100%" draw:stroke-linejoin="miter"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73"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15">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75">
      <style:graphic-properties style:wrap="run-through" style:run-through="foreground" draw:fill="none" draw:stroke="solid" svg:stroke-width="0.01042in" svg:stroke-color="#000000" draw:marker-end="a74" svg:stroke-opacity="100%" draw:stroke-linejoin="round" style:horizontal-rel="paragraph" style:vertical-rel="paragraph" style:horizontal-pos="from-left" style:vertical-pos="from-top"/>
    </style:style>
    <style:style style:family="graphic" style:name="a440">
      <style:graphic-properties style:wrap="run-through" style:run-through="foreground" draw:fill="none" draw:stroke="solid" svg:stroke-width="0.03125in" svg:stroke-color="#000000" svg:stroke-opacity="100%" draw:stroke-linejoin="round" style:horizontal-rel="paragraph" style:vertical-rel="paragraph" style:horizontal-pos="from-left" style:vertical-pos="from-top"/>
    </style:style>
    <style:style style:family="graphic" style:name="a216">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217">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77">
      <style:graphic-properties style:wrap="run-through" style:run-through="foreground" draw:fill="none" draw:stroke="solid" svg:stroke-width="0.01042in" svg:stroke-color="#000000" draw:marker-end="a76" svg:stroke-opacity="100%" draw:stroke-linejoin="round" style:horizontal-rel="paragraph" style:vertical-rel="paragraph" style:horizontal-pos="from-left" style:vertical-pos="from-top"/>
    </style:style>
    <style:style style:family="graphic" style:name="a218">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219">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443">
      <style:graphic-properties style:wrap="run-through" style:run-through="foreground" draw:fill="none" draw:stroke="solid" svg:stroke-width="0.01042in" svg:stroke-color="#000000" draw:marker-start="a441" draw:marker-end="a442" svg:stroke-opacity="100%" draw:stroke-linejoin="round" style:horizontal-rel="paragraph" style:vertical-rel="paragraph" style:horizontal-pos="from-left" style:vertical-pos="from-top"/>
    </style:style>
    <style:style style:family="graphic" style:name="a79">
      <style:graphic-properties style:wrap="run-through" style:run-through="foreground" draw:fill="none" draw:stroke="solid" svg:stroke-width="0.01042in" svg:stroke-color="#000000" draw:marker-end="a78" svg:stroke-opacity="100%" draw:stroke-linejoin="round" style:horizontal-rel="paragraph" style:vertical-rel="paragraph" style:horizontal-pos="from-left" style:vertical-pos="from-top"/>
    </style:style>
    <style:style style:family="graphic" style:name="a444"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45"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670">
      <style:graphic-properties style:wrap="run-through" style:run-through="foreground" draw:fill="none" draw:stroke="solid" svg:stroke-width="0.01042in" svg:stroke-color="#000000" draw:marker-end="a669" svg:stroke-opacity="100%" draw:stroke-linejoin="round" style:horizontal-rel="paragraph" style:vertical-rel="paragraph" style:horizontal-pos="from-left" style:vertical-pos="from-top"/>
    </style:style>
    <style:style style:family="graphic" style:name="a447">
      <style:graphic-properties style:wrap="run-through" style:run-through="foreground" draw:fill="none" draw:stroke="solid" svg:stroke-width="0.01042in" svg:stroke-color="#000000" draw:marker-end="a446" svg:stroke-opacity="100%" draw:stroke-linejoin="round" style:horizontal-rel="paragraph" style:vertical-rel="paragraph" style:horizontal-pos="from-left" style:vertical-pos="from-top"/>
    </style:style>
    <style:style style:family="graphic" style:name="a671"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48"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673">
      <style:graphic-properties style:wrap="run-through" style:run-through="foreground" draw:fill="none" draw:stroke="solid" svg:stroke-width="0.01042in" svg:stroke-color="#000000" draw:marker-end="a672" svg:stroke-opacity="100%" draw:stroke-linejoin="round" style:horizontal-rel="paragraph" style:vertical-rel="paragraph" style:horizontal-pos="from-left" style:vertical-pos="from-top"/>
    </style:style>
    <style:style style:family="graphic" style:name="a674" style:parent-style-name="Graphics">
      <style:graphic-properties fo:wrap-option="wrap" fo:border="0.01042in solid #000000" fo:padding-top="0.05in" fo:padding-bottom="0.05in" fo:padding-left="0.1in" fo:padding-right="0.1in" fo:background-color="#c0c0c0"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675">
      <style:graphic-properties style:wrap="run-through" style:run-through="foreground" draw:fill="none" draw:stroke="solid" svg:stroke-width="0.01042in" svg:stroke-color="#000000" svg:stroke-opacity="100%" draw:stroke-linejoin="miter" style:horizontal-rel="paragraph" style:vertical-rel="paragraph" style:horizontal-pos="from-left" style:vertical-pos="from-top"/>
    </style:style>
    <style:style style:family="graphic" style:name="a676"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678">
      <style:graphic-properties style:wrap="run-through" style:run-through="foreground" draw:fill="none" draw:stroke="solid" svg:stroke-width="0.01042in" svg:stroke-color="#000000" draw:marker-end="a677" svg:stroke-opacity="100%" draw:stroke-linejoin="round" style:horizontal-rel="paragraph" style:vertical-rel="paragraph" style:horizontal-pos="from-left" style:vertical-pos="from-top"/>
    </style:style>
    <style:style style:family="graphic" style:name="a679">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220">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80">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221">
      <style:graphic-properties fo:wrap-option="wrap" fo:padding-top="0.01389in" fo:padding-bottom="0.01389in" fo:padding-left="0.01389in" fo:padding-right="0.01389in" draw:textarea-vertical-align="top" draw:textarea-horizontal-align="left" style:wrap="run-through" style:run-through="foreground" draw:fill="solid" draw:fill-color="#cccccc" draw:opacity="100%" draw:stroke="solid" svg:stroke-width="0.01042in" svg:stroke-color="#000000" svg:stroke-opacity="100%" draw:stroke-linejoin="miter"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81">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222">
      <style:graphic-properties fo:wrap-option="wrap" fo:padding-top="0.01389in" fo:padding-bottom="0.01389in" fo:padding-left="0.01389in" fo:padding-right="0.01389in" draw:textarea-vertical-align="top" draw:textarea-horizontal-align="left" style:wrap="run-through" style:run-through="foreground" draw:fill="solid" draw:fill-color="#cccccc" draw:opacity="100%" draw:stroke="solid" svg:stroke-width="0.01042in" svg:stroke-color="#000000" svg:stroke-opacity="100%" draw:stroke-linejoin="miter"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82"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23" style:parent-style-name="Graphics">
      <style:graphic-properties fo:wrap-option="wrap" fo:border="0.01042in solid #000000" fo:padding-top="0.05in" fo:padding-bottom="0.05in" fo:padding-left="0.1in" fo:padding-right="0.1in" fo:background-color="#c0c0c0"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83"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84"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25">
      <style:graphic-properties style:wrap="run-through" style:run-through="foreground" draw:fill="none" draw:stroke="solid" svg:stroke-width="0.01042in" svg:stroke-color="#000000" draw:marker-end="a224" svg:stroke-opacity="100%" draw:stroke-linejoin="round" style:horizontal-rel="paragraph" style:vertical-rel="paragraph" style:horizontal-pos="from-left" style:vertical-pos="from-top"/>
    </style:style>
    <style:style style:family="graphic" style:name="a226"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50">
      <style:graphic-properties style:wrap="run-through" style:run-through="foreground" draw:fill="none" draw:stroke="solid" svg:stroke-width="0.01042in" svg:stroke-color="#000000" draw:marker-end="a449" svg:stroke-opacity="100%" draw:stroke-linejoin="round" style:horizontal-rel="paragraph" style:vertical-rel="paragraph" style:horizontal-pos="from-left" style:vertical-pos="from-top"/>
    </style:style>
    <style:style style:family="graphic" style:name="a86">
      <style:graphic-properties style:wrap="run-through" style:run-through="foreground" draw:fill="none" draw:stroke="solid" svg:stroke-width="0.01042in" svg:stroke-color="#000000" draw:marker-end="a85" svg:stroke-opacity="100%" draw:stroke-linejoin="round" style:horizontal-rel="paragraph" style:vertical-rel="paragraph" style:horizontal-pos="from-left" style:vertical-pos="from-top"/>
    </style:style>
    <style:style style:family="graphic" style:name="a87">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452">
      <style:graphic-properties style:wrap="run-through" style:run-through="foreground" draw:fill="none" draw:stroke="solid" svg:stroke-width="0.01042in" svg:stroke-color="#000000" draw:marker-end="a451" svg:stroke-opacity="100%" draw:stroke-linejoin="round" style:horizontal-rel="paragraph" style:vertical-rel="paragraph" style:horizontal-pos="from-left" style:vertical-pos="from-top"/>
    </style:style>
    <style:style style:family="graphic" style:name="a228">
      <style:graphic-properties style:wrap="run-through" style:run-through="foreground" draw:fill="none" draw:stroke="solid" svg:stroke-width="0.01042in" svg:stroke-color="#000000" draw:marker-end="a227" svg:stroke-opacity="100%" draw:stroke-linejoin="round" style:horizontal-rel="paragraph" style:vertical-rel="paragraph" style:horizontal-pos="from-left" style:vertical-pos="from-top"/>
    </style:style>
    <style:style style:family="graphic" style:name="a229">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89">
      <style:graphic-properties style:wrap="run-through" style:run-through="foreground" draw:fill="none" draw:stroke="solid" svg:stroke-width="0.01042in" svg:stroke-color="#000000" draw:marker-end="a88" svg:stroke-opacity="100%" draw:stroke-linejoin="round" style:horizontal-rel="paragraph" style:vertical-rel="paragraph" style:horizontal-pos="from-left" style:vertical-pos="from-top"/>
    </style:style>
    <style:style style:family="graphic" style:name="a454">
      <style:graphic-properties style:wrap="run-through" style:run-through="foreground" draw:fill="none" draw:stroke="solid" svg:stroke-width="0.01042in" svg:stroke-color="#000000" draw:marker-end="a453" svg:stroke-opacity="100%" draw:stroke-linejoin="round" style:horizontal-rel="paragraph" style:vertical-rel="paragraph" style:horizontal-pos="from-left" style:vertical-pos="from-top"/>
    </style:style>
    <style:style style:family="graphic" style:name="a455"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57">
      <style:graphic-properties style:wrap="run-through" style:run-through="foreground" draw:fill="none" draw:stroke="solid" svg:stroke-width="0.01042in" svg:stroke-color="#000000" draw:marker-end="a456" svg:stroke-opacity="100%" draw:stroke-linejoin="round" style:horizontal-rel="paragraph" style:vertical-rel="paragraph" style:horizontal-pos="from-left" style:vertical-pos="from-top"/>
    </style:style>
    <style:style style:family="graphic" style:name="a681">
      <style:graphic-properties style:wrap="run-through" style:run-through="foreground" draw:fill="none" draw:stroke="solid" svg:stroke-width="0.01042in" svg:stroke-color="#000000" draw:marker-end="a680" svg:stroke-opacity="100%" draw:stroke-linejoin="round" style:horizontal-rel="paragraph" style:vertical-rel="paragraph" style:horizontal-pos="from-left" style:vertical-pos="from-top"/>
    </style:style>
    <style:style style:family="graphic" style:name="a458">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682"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59">
      <style:graphic-properties style:wrap="run-through" style:run-through="foreground" draw:fill="none" draw:stroke="solid" svg:stroke-width="0.03125in" svg:stroke-color="#000000" svg:stroke-opacity="100%" draw:stroke-linejoin="round" style:horizontal-rel="paragraph" style:vertical-rel="paragraph" style:horizontal-pos="from-left" style:vertical-pos="from-top"/>
    </style:style>
    <style:style style:family="graphic" style:name="a683"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684"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685"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687">
      <style:graphic-properties style:wrap="run-through" style:run-through="foreground" draw:fill="none" draw:stroke="solid" svg:stroke-width="0.01042in" svg:stroke-color="#000000" draw:marker-end="a686" svg:stroke-opacity="100%" draw:stroke-linejoin="round" style:horizontal-rel="paragraph" style:vertical-rel="paragraph" style:horizontal-pos="from-left" style:vertical-pos="from-top"/>
    </style:style>
    <style:style style:family="graphic" style:name="a688">
      <style:graphic-properties fo:wrap-option="wrap" fo:padding-top="0.01389in" fo:padding-bottom="0.01389in" fo:padding-left="0.01389in" fo:padding-right="0.01389in" draw:textarea-vertical-align="top" draw:textarea-horizontal-align="left" style:wrap="run-through" style:run-through="foreground" draw:fill="solid" draw:fill-color="#cccccc" draw:opacity="100%" draw:stroke="solid" svg:stroke-width="0.01042in" svg:stroke-color="#000000" svg:stroke-opacity="100%" draw:stroke-linejoin="miter"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689">
      <style:graphic-properties fo:wrap-option="wrap" fo:padding-top="0.01389in" fo:padding-bottom="0.01389in" fo:padding-left="0.01389in" fo:padding-right="0.01389in" draw:textarea-vertical-align="top" draw:textarea-horizontal-align="left" style:wrap="run-through" style:run-through="foreground" draw:fill="solid" draw:fill-color="#cccccc" draw:opacity="100%" draw:stroke="solid" svg:stroke-width="0.01042in" svg:stroke-color="#000000" svg:stroke-opacity="100%" draw:stroke-linejoin="miter"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30">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90"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91"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32">
      <style:graphic-properties style:wrap="run-through" style:run-through="foreground" draw:fill="none" draw:stroke="solid" svg:stroke-width="0.01042in" svg:stroke-color="#000000" draw:marker-end="a231" svg:stroke-opacity="100%" draw:stroke-linejoin="round" style:horizontal-rel="paragraph" style:vertical-rel="paragraph" style:horizontal-pos="from-left" style:vertical-pos="from-top"/>
    </style:style>
    <style:style style:family="graphic" style:name="a92"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34">
      <style:graphic-properties style:wrap="run-through" style:run-through="foreground" draw:fill="none" draw:stroke="solid" svg:stroke-width="0.01042in" svg:stroke-color="#000000" draw:marker-end="a233" svg:stroke-opacity="100%" draw:stroke-linejoin="round" style:horizontal-rel="paragraph" style:vertical-rel="paragraph" style:horizontal-pos="from-left" style:vertical-pos="from-top"/>
    </style:style>
    <style:style style:family="graphic" style:name="a94">
      <style:graphic-properties style:wrap="run-through" style:run-through="foreground" draw:fill="none" draw:stroke="solid" svg:stroke-width="0.01042in" svg:stroke-color="#000000" draw:marker-end="a93" svg:stroke-opacity="100%" draw:stroke-linejoin="round" style:horizontal-rel="paragraph" style:vertical-rel="paragraph" style:horizontal-pos="from-left" style:vertical-pos="from-top"/>
    </style:style>
    <style:style style:family="graphic" style:name="a95"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60" style:parent-style-name="Graphics">
      <style:graphic-properties fo:wrap-option="wrap" fo:border="0.03125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36">
      <style:graphic-properties style:wrap="run-through" style:run-through="foreground" draw:fill="none" draw:stroke="solid" svg:stroke-width="0.01042in" svg:stroke-color="#000000" draw:marker-end="a235" svg:stroke-opacity="100%" draw:stroke-linejoin="round" style:horizontal-rel="paragraph" style:vertical-rel="paragraph" style:horizontal-pos="from-left" style:vertical-pos="from-top"/>
    </style:style>
    <style:style style:family="graphic" style:name="a461"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97">
      <style:graphic-properties style:wrap="run-through" style:run-through="foreground" draw:fill="none" draw:stroke="solid" svg:stroke-width="0.01042in" svg:stroke-color="#000000" draw:marker-end="a96" svg:stroke-opacity="100%" draw:stroke-linejoin="round" style:horizontal-rel="paragraph" style:vertical-rel="paragraph" style:horizontal-pos="from-left" style:vertical-pos="from-top"/>
    </style:style>
    <style:style style:family="graphic" style:name="a238">
      <style:graphic-properties style:wrap="run-through" style:run-through="foreground" draw:fill="none" draw:stroke="solid" svg:stroke-width="0.01042in" svg:stroke-color="#000000" draw:marker-end="a237" svg:stroke-opacity="100%" draw:stroke-linejoin="round" style:horizontal-rel="paragraph" style:vertical-rel="paragraph" style:horizontal-pos="from-left" style:vertical-pos="from-top"/>
    </style:style>
    <style:style style:family="graphic" style:name="a239" style:parent-style-name="Graphics">
      <style:graphic-properties fo:wrap-option="wrap" fo:border="0.01042in solid #000000" fo:padding-top="0.05in" fo:padding-bottom="0.05in" fo:padding-left="0.1in" fo:padding-right="0.1in" fo:background-color="#c0c0c0"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63">
      <style:graphic-properties style:wrap="run-through" style:run-through="foreground" draw:fill="none" draw:stroke="solid" svg:stroke-width="0.01042in" svg:stroke-color="#000000" draw:marker-end="a462" svg:stroke-opacity="100%" draw:stroke-linejoin="round" style:horizontal-rel="paragraph" style:vertical-rel="paragraph" style:horizontal-pos="from-left" style:vertical-pos="from-top"/>
    </style:style>
    <style:style style:family="graphic" style:name="a99">
      <style:graphic-properties style:wrap="run-through" style:run-through="foreground" draw:fill="none" draw:stroke="solid" svg:stroke-width="0.01042in" svg:stroke-color="#000000" draw:marker-end="a98" svg:stroke-opacity="100%" draw:stroke-linejoin="round" style:horizontal-rel="paragraph" style:vertical-rel="paragraph" style:horizontal-pos="from-left" style:vertical-pos="from-top"/>
    </style:style>
    <style:style style:family="graphic" style:name="a464">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466">
      <style:graphic-properties style:wrap="run-through" style:run-through="foreground" draw:fill="none" draw:stroke="solid" svg:stroke-width="0.01042in" svg:stroke-color="#000000" draw:marker-end="a465" svg:stroke-opacity="100%" draw:stroke-linejoin="round" style:horizontal-rel="paragraph" style:vertical-rel="paragraph" style:horizontal-pos="from-left" style:vertical-pos="from-top"/>
    </style:style>
    <style:style style:family="graphic" style:name="a690">
      <style:graphic-properties fo:wrap-option="wrap" fo:padding-top="0.01389in" fo:padding-bottom="0.01389in" fo:padding-left="0.01389in" fo:padding-right="0.01389in" draw:textarea-vertical-align="top" draw:textarea-horizontal-align="left" style:wrap="run-through" style:run-through="foreground" draw:fill="solid" draw:fill-color="#cccccc" draw:opacity="100%" draw:stroke="solid" svg:stroke-width="0.01042in" svg:stroke-color="#000000" svg:stroke-opacity="100%" draw:stroke-linejoin="miter"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691">
      <style:graphic-properties fo:wrap-option="wrap" fo:padding-top="0.01389in" fo:padding-bottom="0.01389in" fo:padding-left="0.01389in" fo:padding-right="0.01389in" draw:textarea-vertical-align="top" draw:textarea-horizontal-align="left" style:wrap="run-through" style:run-through="foreground" draw:fill="solid" draw:fill-color="#cccccc" draw:opacity="100%" draw:stroke="solid" svg:stroke-width="0.01042in" svg:stroke-color="#000000" svg:stroke-opacity="100%" draw:stroke-linejoin="miter"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68">
      <style:graphic-properties style:wrap="run-through" style:run-through="foreground" draw:fill="none" draw:stroke="solid" svg:stroke-width="0.01042in" svg:stroke-color="#000000" draw:marker-end="a467" svg:stroke-opacity="100%" draw:stroke-linejoin="round" style:horizontal-rel="paragraph" style:vertical-rel="paragraph" style:horizontal-pos="from-left" style:vertical-pos="from-top"/>
    </style:style>
    <style:style style:family="graphic" style:name="a692">
      <style:graphic-properties fo:wrap-option="wrap" fo:padding-top="0.01389in" fo:padding-bottom="0.01389in" fo:padding-left="0.01389in" fo:padding-right="0.01389in" draw:textarea-vertical-align="top" draw:textarea-horizontal-align="left" style:wrap="run-through" style:run-through="foreground" draw:fill="solid" draw:fill-color="#cccccc" draw:opacity="100%" draw:stroke="solid" svg:stroke-width="0.01042in" svg:stroke-color="#000000" svg:stroke-opacity="100%" draw:stroke-linejoin="miter"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69"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693">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695">
      <style:graphic-properties style:wrap="run-through" style:run-through="foreground" draw:fill="none" draw:stroke="solid" svg:stroke-width="0.01042in" svg:stroke-color="#000000" draw:marker-end="a694" svg:stroke-opacity="100%" draw:stroke-linejoin="round" style:horizontal-rel="paragraph" style:vertical-rel="paragraph" style:horizontal-pos="from-left" style:vertical-pos="from-top"/>
    </style:style>
    <style:style style:family="graphic" style:name="a696">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697">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698">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699">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240">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241"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42"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44">
      <style:graphic-properties style:wrap="run-through" style:run-through="foreground" draw:fill="none" draw:stroke="solid" svg:stroke-width="0.01042in" svg:stroke-color="#000000" draw:marker-end="a243" svg:stroke-opacity="100%" draw:stroke-linejoin="round" style:horizontal-rel="paragraph" style:vertical-rel="paragraph" style:horizontal-pos="from-left" style:vertical-pos="from-top"/>
    </style:style>
    <style:style style:family="graphic" style:name="a245">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246"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70"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47">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471"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72"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49">
      <style:graphic-properties style:wrap="run-through" style:run-through="foreground" draw:fill="none" draw:stroke="solid" svg:stroke-width="0.01042in" svg:stroke-color="#000000" draw:marker-end="a248" svg:stroke-opacity="100%" draw:stroke-linejoin="round" style:horizontal-rel="paragraph" style:vertical-rel="paragraph" style:horizontal-pos="from-left" style:vertical-pos="from-top"/>
    </style:style>
    <style:style style:family="graphic" style:name="a473">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474"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75">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477">
      <style:graphic-properties style:wrap="run-through" style:run-through="foreground" draw:fill="none" draw:stroke="solid" svg:stroke-width="0.01042in" svg:stroke-color="#000000" draw:marker-end="a476" svg:stroke-opacity="100%" draw:stroke-linejoin="round" style:horizontal-rel="paragraph" style:vertical-rel="paragraph" style:horizontal-pos="from-left" style:vertical-pos="from-top"/>
    </style:style>
    <style:style style:family="graphic" style:name="a478"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700">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701">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702">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703">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704">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705"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707">
      <style:graphic-properties style:wrap="run-through" style:run-through="foreground" draw:fill="none" draw:stroke="solid" svg:stroke-width="0.01042in" svg:stroke-color="#000000" draw:marker-end="a706" svg:stroke-opacity="100%" draw:stroke-linejoin="round" style:horizontal-rel="paragraph" style:vertical-rel="paragraph" style:horizontal-pos="from-left" style:vertical-pos="from-top"/>
    </style:style>
    <style:style style:family="graphic" style:name="a709">
      <style:graphic-properties style:wrap="run-through" style:run-through="foreground" draw:fill="none" draw:stroke="solid" svg:stroke-width="0.01042in" svg:stroke-color="#000000" draw:marker-end="a708" svg:stroke-opacity="100%" draw:stroke-linejoin="round" style:horizontal-rel="paragraph" style:vertical-rel="paragraph" style:horizontal-pos="from-left" style:vertical-pos="from-top"/>
    </style:style>
    <style:style style:family="graphic" style:name="a251">
      <style:graphic-properties style:wrap="run-through" style:run-through="foreground" draw:fill="none" draw:stroke="solid" svg:stroke-width="0.01042in" svg:stroke-color="#000000" draw:marker-end="a250" svg:stroke-opacity="100%" draw:stroke-linejoin="round" style:horizontal-rel="paragraph" style:vertical-rel="paragraph" style:horizontal-pos="from-left" style:vertical-pos="from-top"/>
    </style:style>
    <style:style style:family="graphic" style:name="a252"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53"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54">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255"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56"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57">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481">
      <style:graphic-properties style:wrap="run-through" style:run-through="foreground" draw:fill="none" draw:stroke="solid" svg:stroke-width="0.01042in" svg:stroke-color="#000000" draw:marker-start="a479" draw:marker-end="a480" svg:stroke-opacity="100%" draw:stroke-linejoin="round" style:horizontal-rel="paragraph" style:vertical-rel="paragraph" style:horizontal-pos="from-left" style:vertical-pos="from-top"/>
    </style:style>
    <style:style style:family="graphic" style:name="a258">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482"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83">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485">
      <style:graphic-properties style:wrap="run-through" style:run-through="foreground" draw:fill="none" draw:stroke="solid" svg:stroke-width="0.01042in" svg:stroke-color="#000000" draw:marker-end="a484" svg:stroke-opacity="100%" draw:stroke-linejoin="round" style:horizontal-rel="paragraph" style:vertical-rel="paragraph" style:horizontal-pos="from-left" style:vertical-pos="from-top"/>
    </style:style>
    <style:style style:family="graphic" style:name="a486">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487">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489">
      <style:graphic-properties style:wrap="run-through" style:run-through="foreground" draw:fill="none" draw:stroke="solid" svg:stroke-width="0.01042in" svg:stroke-color="#000000" draw:marker-end="a488" svg:stroke-opacity="100%" draw:stroke-linejoin="round" style:horizontal-rel="paragraph" style:vertical-rel="paragraph" style:horizontal-pos="from-left" style:vertical-pos="from-top"/>
    </style:style>
    <style:style style:family="graphic" style:name="a711">
      <style:graphic-properties style:wrap="run-through" style:run-through="foreground" draw:fill="none" draw:stroke="solid" svg:stroke-width="0.01042in" svg:stroke-color="#000000" draw:marker-end="a710" svg:stroke-opacity="100%" draw:stroke-linejoin="round" style:horizontal-rel="paragraph" style:vertical-rel="paragraph" style:horizontal-pos="from-left" style:vertical-pos="from-top"/>
    </style:style>
    <style:style style:family="graphic" style:name="a713">
      <style:graphic-properties style:wrap="run-through" style:run-through="foreground" draw:fill="none" draw:stroke="solid" svg:stroke-width="0.01042in" svg:stroke-color="#000000" draw:marker-end="a712" svg:stroke-opacity="100%" draw:stroke-linejoin="round" style:horizontal-rel="paragraph" style:vertical-rel="paragraph" style:horizontal-pos="from-left" style:vertical-pos="from-top"/>
    </style:style>
    <style:style style:family="graphic" style:name="a715">
      <style:graphic-properties style:wrap="run-through" style:run-through="foreground" draw:fill="none" draw:stroke="solid" svg:stroke-width="0.01042in" svg:stroke-color="#000000" draw:marker-end="a714" svg:stroke-opacity="100%" draw:stroke-linejoin="round" style:horizontal-rel="paragraph" style:vertical-rel="paragraph" style:horizontal-pos="from-left" style:vertical-pos="from-top"/>
    </style:style>
    <style:style style:family="graphic" style:name="a717">
      <style:graphic-properties style:wrap="run-through" style:run-through="foreground" draw:fill="none" draw:stroke="solid" svg:stroke-width="0.01042in" svg:stroke-color="#000000" draw:marker-end="a716" svg:stroke-opacity="100%" draw:stroke-linejoin="round" style:horizontal-rel="paragraph" style:vertical-rel="paragraph" style:horizontal-pos="from-left" style:vertical-pos="from-top"/>
    </style:style>
    <style:style style:family="graphic" style:name="a718">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719">
      <style:graphic-properties style:wrap="run-through" style:run-through="foreground" draw:fill="none" draw:stroke="solid" svg:stroke-width="0.01042in" svg:stroke-color="#000000" svg:stroke-opacity="100%" draw:stroke-linejoin="miter" style:horizontal-rel="paragraph" style:vertical-rel="paragraph" style:horizontal-pos="from-left" style:vertical-pos="from-top"/>
    </style:style>
    <style:style style:family="graphic" style:name="a260">
      <style:graphic-properties style:wrap="run-through" style:run-through="foreground" draw:fill="none" draw:stroke="solid" svg:stroke-width="0.01042in" svg:stroke-color="#000000" draw:marker-end="a259" svg:stroke-opacity="100%" draw:stroke-linejoin="round" style:horizontal-rel="paragraph" style:vertical-rel="paragraph" style:horizontal-pos="from-left" style:vertical-pos="from-top"/>
    </style:style>
    <style:style style:family="graphic" style:name="a262">
      <style:graphic-properties style:wrap="run-through" style:run-through="foreground" draw:fill="none" draw:stroke="solid" svg:stroke-width="0.01042in" svg:stroke-color="#000000" draw:marker-end="a261" svg:stroke-opacity="100%" draw:stroke-linejoin="round" style:horizontal-rel="paragraph" style:vertical-rel="paragraph" style:horizontal-pos="from-left" style:vertical-pos="from-top"/>
    </style:style>
    <style:style style:family="graphic" style:name="a263"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64"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65">
      <style:graphic-properties fo:wrap-option="wrap" fo:padding-top="0.01389in" fo:padding-bottom="0.01389in" fo:padding-left="0.01389in" fo:padding-right="0.01389in" draw:textarea-vertical-align="top" draw:textarea-horizontal-align="left" style:wrap="run-through" style:run-through="foreground" draw:fill="solid" draw:fill-color="#d9d9d9" draw:opacity="100%" draw:stroke="solid" svg:stroke-width="0.01042in" svg:stroke-color="#000000" svg:stroke-opacity="100%" draw:stroke-linejoin="miter"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66">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267">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491">
      <style:graphic-properties style:wrap="run-through" style:run-through="foreground" draw:fill="none" draw:stroke="solid" svg:stroke-width="0.01042in" svg:stroke-color="#000000" draw:marker-end="a490" svg:stroke-opacity="100%" draw:stroke-linejoin="round" style:horizontal-rel="paragraph" style:vertical-rel="paragraph" style:horizontal-pos="from-left" style:vertical-pos="from-top"/>
    </style:style>
    <style:style style:family="graphic" style:name="a268">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492"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69">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494">
      <style:graphic-properties style:wrap="run-through" style:run-through="foreground" draw:fill="none" draw:stroke="solid" svg:stroke-width="0.01042in" svg:stroke-color="#000000" draw:marker-end="a493" svg:stroke-opacity="100%" draw:stroke-linejoin="round" style:horizontal-rel="paragraph" style:vertical-rel="paragraph" style:horizontal-pos="from-left" style:vertical-pos="from-top"/>
    </style:style>
    <style:style style:family="graphic" style:name="a495">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496"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97">
      <style:graphic-properties fo:wrap-option="wrap" fo:padding-top="0.01389in" fo:padding-bottom="0.01389in" fo:padding-left="0.01389in" fo:padding-right="0.01389in" draw:textarea-vertical-align="top" draw:textarea-horizontal-align="left" style:wrap="run-through" style:run-through="foreground" draw:fill="solid" draw:fill-color="#d9d9d9" draw:opacity="100%" draw:stroke="solid" svg:stroke-width="0.01042in" svg:stroke-color="#000000" svg:stroke-opacity="100%" draw:stroke-linejoin="miter"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98">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720">
      <style:graphic-properties fo:wrap-option="wrap" fo:padding-top="0.01389in" fo:padding-bottom="0.01389in" fo:padding-left="0.01389in" fo:padding-right="0.01389in" draw:textarea-vertical-align="top" draw:textarea-horizontal-align="left" style:wrap="run-through" style:run-through="foreground" draw:fill="solid" draw:fill-color="#cccccc" draw:opacity="100%" draw:stroke="solid" svg:stroke-width="0.01042in" svg:stroke-color="#000000" svg:stroke-opacity="100%" draw:stroke-linejoin="miter"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99">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721">
      <style:graphic-properties fo:wrap-option="wrap" fo:padding-top="0.01389in" fo:padding-bottom="0.01389in" fo:padding-left="0.01389in" fo:padding-right="0.01389in" draw:textarea-vertical-align="top" draw:textarea-horizontal-align="left" style:wrap="run-through" style:run-through="foreground" draw:fill="solid" draw:fill-color="#cccccc" draw:opacity="100%" draw:stroke="solid" svg:stroke-width="0.01042in" svg:stroke-color="#000000" svg:stroke-opacity="100%" draw:stroke-linejoin="miter"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722">
      <style:graphic-properties fo:wrap-option="wrap" fo:padding-top="0.01389in" fo:padding-bottom="0.01389in" fo:padding-left="0.01389in" fo:padding-right="0.01389in" draw:textarea-vertical-align="top" draw:textarea-horizontal-align="left" style:wrap="run-through" style:run-through="foreground" draw:fill="solid" draw:fill-color="#cccccc" draw:opacity="100%" draw:stroke="solid" svg:stroke-width="0.01042in" svg:stroke-color="#000000" svg:stroke-opacity="100%" draw:stroke-linejoin="miter"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723">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724"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726">
      <style:graphic-properties style:wrap="run-through" style:run-through="foreground" draw:fill="none" draw:stroke="solid" svg:stroke-width="0.01042in" svg:stroke-color="#000000" draw:marker-end="a725" svg:stroke-opacity="100%" draw:stroke-linejoin="round" style:horizontal-rel="paragraph" style:vertical-rel="paragraph" style:horizontal-pos="from-left" style:vertical-pos="from-top"/>
    </style:style>
    <style:style style:family="graphic" style:name="a727">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728"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729"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70">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271">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272">
      <style:graphic-properties fo:wrap-option="wrap" fo:padding-top="0.01389in" fo:padding-bottom="0.01389in" fo:padding-left="0.01389in" fo:padding-right="0.01389in" draw:textarea-vertical-align="top" draw:textarea-horizontal-align="left" style:wrap="run-through" style:run-through="foreground" draw:fill="solid" draw:fill-color="#d9d9d9" draw:opacity="100%" draw:stroke="solid" svg:stroke-width="0.01042in" svg:stroke-color="#000000" svg:stroke-opacity="100%" draw:stroke-linejoin="miter"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73">
      <style:graphic-properties fo:wrap-option="wrap" fo:padding-top="0.01389in" fo:padding-bottom="0.01389in" fo:padding-left="0.01389in" fo:padding-right="0.01389in" draw:textarea-vertical-align="top" draw:textarea-horizontal-align="left" style:wrap="run-through" style:run-through="foreground" draw:fill="solid" draw:fill-color="#d9d9d9" draw:opacity="100%" draw:stroke="solid" svg:stroke-width="0.01042in" svg:stroke-color="#000000" svg:stroke-opacity="100%" draw:stroke-linejoin="miter"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74">
      <style:graphic-properties fo:wrap-option="wrap" fo:padding-top="0.01389in" fo:padding-bottom="0.01389in" fo:padding-left="0.01389in" fo:padding-right="0.01389in" draw:textarea-vertical-align="top" draw:textarea-horizontal-align="left" style:wrap="run-through" style:run-through="foreground" draw:fill="solid" draw:fill-color="#d9d9d9" draw:opacity="100%" draw:stroke="solid" svg:stroke-width="0.01042in" svg:stroke-color="#000000" svg:stroke-opacity="100%" draw:stroke-linejoin="miter"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75">
      <style:graphic-properties fo:wrap-option="wrap" fo:padding-top="0.01389in" fo:padding-bottom="0.01389in" fo:padding-left="0.01389in" fo:padding-right="0.01389in" draw:textarea-vertical-align="top" draw:textarea-horizontal-align="left" style:wrap="run-through" style:run-through="foreground" draw:fill="solid" draw:fill-color="#d9d9d9" draw:opacity="100%" draw:stroke="solid" svg:stroke-width="0.01042in" svg:stroke-color="#000000" svg:stroke-opacity="100%" draw:stroke-linejoin="miter"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76">
      <style:graphic-properties fo:wrap-option="wrap" fo:padding-top="0.01389in" fo:padding-bottom="0.01389in" fo:padding-left="0.01389in" fo:padding-right="0.01389in" draw:textarea-vertical-align="top" draw:textarea-horizontal-align="left" style:wrap="run-through" style:run-through="foreground" draw:fill="solid" draw:fill-color="#d9d9d9" draw:opacity="100%" draw:stroke="solid" svg:stroke-width="0.01042in" svg:stroke-color="#000000" svg:stroke-opacity="100%" draw:stroke-linejoin="miter"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77">
      <style:graphic-properties fo:wrap-option="wrap" fo:padding-top="0.01389in" fo:padding-bottom="0.01389in" fo:padding-left="0.01389in" fo:padding-right="0.01389in" draw:textarea-vertical-align="top" draw:textarea-horizontal-align="left" style:wrap="run-through" style:run-through="foreground" draw:fill="solid" draw:fill-color="#d9d9d9" draw:opacity="100%" draw:stroke="solid" svg:stroke-width="0.01042in" svg:stroke-color="#000000" svg:stroke-opacity="100%" draw:stroke-linejoin="miter"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78" style:parent-style-name="Graphics">
      <style:graphic-properties fo:wrap-option="wrap" fo:border="0.01042in solid #000000" fo:padding-top="0.05in" fo:padding-bottom="0.05in" fo:padding-left="0.1in" fo:padding-right="0.1in" fo:background-color="#c0c0c0"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00">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501">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502">
      <style:graphic-properties style:wrap="run-through" style:run-through="foreground" draw:fill="none" draw:stroke="solid" svg:stroke-width="0.03125in" svg:stroke-color="#000000" svg:stroke-opacity="100%" draw:stroke-linejoin="round" style:horizontal-rel="paragraph" style:vertical-rel="paragraph" style:horizontal-pos="from-left" style:vertical-pos="from-top"/>
    </style:style>
    <style:style style:family="graphic" style:name="a503">
      <style:graphic-properties fo:wrap-option="wrap" fo:padding-top="0.01389in" fo:padding-bottom="0.01389in" fo:padding-left="0.01389in" fo:padding-right="0.01389in" draw:textarea-vertical-align="top" draw:textarea-horizontal-align="left" style:wrap="run-through" style:run-through="foreground" draw:fill="solid" draw:fill-color="#d9d9d9" draw:opacity="100%" draw:stroke="solid" svg:stroke-width="0.01042in" svg:stroke-color="#000000" svg:stroke-opacity="100%" draw:stroke-linejoin="miter"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04">
      <style:graphic-properties fo:wrap-option="wrap" fo:padding-top="0.01389in" fo:padding-bottom="0.01389in" fo:padding-left="0.01389in" fo:padding-right="0.01389in" draw:textarea-vertical-align="top" draw:textarea-horizontal-align="left" style:wrap="run-through" style:run-through="foreground" draw:fill="solid" draw:fill-color="#d9d9d9" draw:opacity="100%" draw:stroke="solid" svg:stroke-width="0.01042in" svg:stroke-color="#000000" svg:stroke-opacity="100%" draw:stroke-linejoin="miter"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05">
      <style:graphic-properties fo:wrap-option="wrap" fo:padding-top="0.01389in" fo:padding-bottom="0.01389in" fo:padding-left="0.01389in" fo:padding-right="0.01389in" draw:textarea-vertical-align="top" draw:textarea-horizontal-align="left" style:wrap="run-through" style:run-through="foreground" draw:fill="solid" draw:fill-color="#d9d9d9" draw:opacity="100%" draw:stroke="solid" svg:stroke-width="0.01042in" svg:stroke-color="#000000" svg:stroke-opacity="100%" draw:stroke-linejoin="miter"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06">
      <style:graphic-properties fo:wrap-option="wrap" fo:padding-top="0.01389in" fo:padding-bottom="0.01389in" fo:padding-left="0.01389in" fo:padding-right="0.01389in" draw:textarea-vertical-align="top" draw:textarea-horizontal-align="left" style:wrap="run-through" style:run-through="foreground" draw:fill="solid" draw:fill-color="#d9d9d9" draw:opacity="100%" draw:stroke="solid" svg:stroke-width="0.01042in" svg:stroke-color="#000000" svg:stroke-opacity="100%" draw:stroke-linejoin="miter"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730"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07">
      <style:graphic-properties fo:wrap-option="wrap" fo:padding-top="0.01389in" fo:padding-bottom="0.01389in" fo:padding-left="0.01389in" fo:padding-right="0.01389in" draw:textarea-vertical-align="top" draw:textarea-horizontal-align="left" style:wrap="run-through" style:run-through="foreground" draw:fill="solid" draw:fill-color="#d9d9d9" draw:opacity="100%" draw:stroke="solid" svg:stroke-width="0.01042in" svg:stroke-color="#000000" svg:stroke-opacity="100%" draw:stroke-linejoin="miter"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731"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08">
      <style:graphic-properties fo:wrap-option="wrap" fo:padding-top="0.01389in" fo:padding-bottom="0.01389in" fo:padding-left="0.01389in" fo:padding-right="0.01389in" draw:textarea-vertical-align="top" draw:textarea-horizontal-align="left" style:wrap="run-through" style:run-through="foreground" draw:fill="solid" draw:fill-color="#d9d9d9" draw:opacity="100%" draw:stroke="solid" svg:stroke-width="0.01042in" svg:stroke-color="#000000" svg:stroke-opacity="100%" draw:stroke-linejoin="miter"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732"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09">
      <style:graphic-properties fo:wrap-option="wrap" fo:padding-top="0.01389in" fo:padding-bottom="0.01389in" fo:padding-left="0.01389in" fo:padding-right="0.01389in" draw:textarea-vertical-align="top" draw:textarea-horizontal-align="left" style:wrap="run-through" style:run-through="foreground" draw:fill="solid" draw:fill-color="#d9d9d9" draw:opacity="100%" draw:stroke="solid" svg:stroke-width="0.01042in" svg:stroke-color="#000000" svg:stroke-opacity="100%" draw:stroke-linejoin="miter"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733"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734">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735"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736">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0">
      <style:graphic-properties fo:wrap-option="wrap" fo:padding-top="0.05in" fo:padding-bottom="0.05in" fo:padding-left="0.1in" fo:padding-right="0.1in" draw:textarea-vertical-align="top" draw:textarea-horizontal-align="left" style:wrap="run-through" style:run-through="foreground" draw:fill="solid" draw:fill-color="#ffff99" draw:opacity="100%" draw:stroke="solid" svg:stroke-width="0.01042in" svg:stroke-color="#000000" svg:stroke-opacity="100%" draw:stroke-linejoin="miter"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738">
      <style:graphic-properties style:wrap="run-through" style:run-through="foreground" draw:fill="none" draw:stroke="solid" svg:stroke-width="0.01042in" svg:stroke-color="#000000" draw:marker-end="a737" svg:stroke-opacity="100%" draw:stroke-linejoin="round" style:horizontal-rel="paragraph" style:vertical-rel="paragraph" style:horizontal-pos="from-left" style:vertical-pos="from-top"/>
    </style:style>
    <style:style style:family="graphic" style:name="a1">
      <style:graphic-properties style:wrap="run-through" style:run-through="foreground" draw:fill="solid" draw:fill-color="#ccffff" draw:opacity="100%" draw:stroke="solid" svg:stroke-width="0.01042in" svg:stroke-color="#000000" svg:stroke-opacity="100%" draw:stroke-linejoin="round" style:horizontal-rel="paragraph" style:vertical-rel="paragraph" style:horizontal-pos="from-left" style:vertical-pos="from-top"/>
    </style:style>
    <style:style style:family="graphic" style:name="a2" style:parent-style-name="Graphics">
      <style:graphic-properties fo:wrap-option="wrap" fo:border="0.01042in none" fo:padding-top="0.05in" fo:padding-bottom="0.05in" fo:padding-left="0.1in" fo:padding-right="0.1in" fo:background-color="#cc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4"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6">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7"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8"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9"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80">
      <style:graphic-properties style:wrap="run-through" style:run-through="foreground" draw:fill="none" draw:stroke="solid" svg:stroke-width="0.01042in" svg:stroke-color="#000000" draw:marker-end="a279" svg:stroke-opacity="100%" draw:stroke-linejoin="round" style:horizontal-rel="paragraph" style:vertical-rel="paragraph" style:horizontal-pos="from-left" style:vertical-pos="from-top"/>
    </style:style>
    <style:style style:family="graphic" style:name="a281"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82">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283"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85">
      <style:graphic-properties style:wrap="run-through" style:run-through="foreground" draw:fill="none" draw:stroke="solid" svg:stroke-width="0.01042in" svg:stroke-color="#000000" draw:marker-end="a284" svg:stroke-opacity="100%" draw:stroke-linejoin="round" style:horizontal-rel="paragraph" style:vertical-rel="paragraph" style:horizontal-pos="from-left" style:vertical-pos="from-top"/>
    </style:style>
    <style:style style:family="graphic" style:name="a286">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287"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10">
      <style:graphic-properties fo:wrap-option="wrap" fo:padding-top="0.01389in" fo:padding-bottom="0.01389in" fo:padding-left="0.01389in" fo:padding-right="0.01389in" draw:textarea-vertical-align="top" draw:textarea-horizontal-align="left" style:wrap="run-through" style:run-through="foreground" draw:fill="solid" draw:fill-color="#d9d9d9" draw:opacity="100%" draw:stroke="solid" svg:stroke-width="0.01042in" svg:stroke-color="#000000" svg:stroke-opacity="100%" draw:stroke-linejoin="miter"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89">
      <style:graphic-properties style:wrap="run-through" style:run-through="foreground" draw:fill="none" draw:stroke="solid" svg:stroke-width="0.01042in" svg:stroke-color="#000000" draw:marker-end="a288" svg:stroke-opacity="100%" draw:stroke-linejoin="round" style:horizontal-rel="paragraph" style:vertical-rel="paragraph" style:horizontal-pos="from-left" style:vertical-pos="from-top"/>
    </style:style>
    <style:style style:family="graphic" style:name="a511">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512" style:parent-style-name="Graphics">
      <style:graphic-properties fo:wrap-option="wrap" fo:border="0.03125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13"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15">
      <style:graphic-properties style:wrap="run-through" style:run-through="foreground" draw:fill="none" draw:stroke="solid" svg:stroke-width="0.01042in" svg:stroke-color="#000000" draw:marker-end="a514" svg:stroke-opacity="100%" draw:stroke-linejoin="round" style:horizontal-rel="paragraph" style:vertical-rel="paragraph" style:horizontal-pos="from-left" style:vertical-pos="from-top"/>
    </style:style>
    <style:style style:family="graphic" style:name="a740">
      <style:graphic-properties style:wrap="run-through" style:run-through="foreground" draw:fill="none" draw:stroke="solid" svg:stroke-width="0.01042in" svg:stroke-color="#000000" draw:marker-end="a739" svg:stroke-opacity="100%" draw:stroke-linejoin="round" style:horizontal-rel="paragraph" style:vertical-rel="paragraph" style:horizontal-pos="from-left" style:vertical-pos="from-top"/>
    </style:style>
    <style:style style:family="graphic" style:name="a741"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17">
      <style:graphic-properties style:wrap="run-through" style:run-through="foreground" draw:fill="none" draw:stroke="solid" svg:stroke-width="0.01042in" svg:stroke-color="#000000" draw:marker-end="a516" svg:stroke-opacity="100%" draw:stroke-linejoin="round" style:horizontal-rel="paragraph" style:vertical-rel="paragraph" style:horizontal-pos="from-left" style:vertical-pos="from-top"/>
    </style:style>
    <style:style style:family="graphic" style:name="a518">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742"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743"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744"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745">
      <style:graphic-properties style:wrap="run-through" style:run-through="foreground" draw:fill="none" draw:stroke="solid" svg:stroke-width="0.00347in" svg:stroke-color="#000000" svg:stroke-opacity="100%" draw:stroke-linejoin="round" style:horizontal-rel="paragraph" style:vertical-rel="paragraph" style:horizontal-pos="from-left" style:vertical-pos="from-top"/>
    </style:style>
    <style:style style:family="graphic" style:name="a746">
      <style:graphic-properties style:wrap="run-through" style:run-through="foreground" draw:fill="none" draw:stroke="solid" svg:stroke-width="0.01042in" svg:stroke-color="#000000" svg:stroke-opacity="100%" draw:stroke-linejoin="miter" style:horizontal-rel="paragraph" style:vertical-rel="paragraph" style:horizontal-pos="from-left" style:vertical-pos="from-top"/>
    </style:style>
    <style:style style:family="graphic" style:name="a747">
      <style:graphic-properties fo:wrap-option="wrap" fo:padding-top="0.01389in" fo:padding-bottom="0.01389in" fo:padding-left="0.01389in" fo:padding-right="0.01389in" draw:textarea-vertical-align="top" draw:textarea-horizontal-align="left" style:wrap="run-through" style:run-through="foreground" draw:fill="solid" draw:fill-color="#cccccc" draw:opacity="100%" draw:stroke="solid" svg:stroke-width="0.01042in" svg:stroke-color="#000000" svg:stroke-opacity="100%" draw:stroke-linejoin="miter"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748">
      <style:graphic-properties fo:wrap-option="wrap" fo:padding-top="0.01389in" fo:padding-bottom="0.01389in" fo:padding-left="0.01389in" fo:padding-right="0.01389in" draw:textarea-vertical-align="top" draw:textarea-horizontal-align="left" style:wrap="run-through" style:run-through="foreground" draw:fill="solid" draw:fill-color="#cccccc" draw:opacity="100%" draw:stroke="solid" svg:stroke-width="0.01042in" svg:stroke-color="#000000" svg:stroke-opacity="100%" draw:stroke-linejoin="miter"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749">
      <style:graphic-properties style:wrap="run-through" style:run-through="foreground" draw:fill="none" draw:stroke="solid" svg:stroke-width="0.00347in" svg:stroke-color="#000000" svg:stroke-opacity="100%" draw:stroke-linejoin="round" style:horizontal-rel="paragraph" style:vertical-rel="paragraph" style:horizontal-pos="from-left" style:vertical-pos="from-top"/>
    </style:style>
    <style:style style:family="graphic" style:name="a290">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292">
      <style:graphic-properties style:wrap="run-through" style:run-through="foreground" draw:fill="none" draw:stroke="solid" svg:stroke-width="0.01042in" svg:stroke-color="#000000" draw:marker-end="a291" svg:stroke-opacity="100%" draw:stroke-linejoin="round" style:horizontal-rel="paragraph" style:vertical-rel="paragraph" style:horizontal-pos="from-left" style:vertical-pos="from-top"/>
    </style:style>
    <style:style style:family="graphic" style:name="a294">
      <style:graphic-properties style:wrap="run-through" style:run-through="foreground" draw:fill="none" draw:stroke="solid" svg:stroke-width="0.01042in" svg:stroke-color="#000000" draw:marker-end="a293" svg:stroke-opacity="100%" draw:stroke-linejoin="round" style:horizontal-rel="paragraph" style:vertical-rel="paragraph" style:horizontal-pos="from-left" style:vertical-pos="from-top"/>
    </style:style>
    <style:style style:family="graphic" style:name="a295"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96"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97">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298"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20">
      <style:graphic-properties style:wrap="run-through" style:run-through="foreground" draw:fill="none" draw:stroke="solid" svg:stroke-width="0.01042in" svg:stroke-color="#000000" draw:marker-end="a519" svg:stroke-opacity="100%" draw:stroke-linejoin="round" style:horizontal-rel="paragraph" style:vertical-rel="paragraph" style:horizontal-pos="from-left" style:vertical-pos="from-top"/>
    </style:style>
    <style:style style:family="graphic" style:name="a299"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22">
      <style:graphic-properties style:wrap="run-through" style:run-through="foreground" draw:fill="none" draw:stroke="solid" svg:stroke-width="0.01042in" svg:stroke-color="#000000" draw:marker-end="a521" svg:stroke-opacity="100%" draw:stroke-linejoin="round" style:horizontal-rel="paragraph" style:vertical-rel="paragraph" style:horizontal-pos="from-left" style:vertical-pos="from-top"/>
    </style:style>
    <style:style style:family="graphic" style:name="a523"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24"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25">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750">
      <style:graphic-properties fo:wrap-option="wrap" fo:padding-top="0.01389in" fo:padding-bottom="0.01389in" fo:padding-left="0.01389in" fo:padding-right="0.01389in" draw:textarea-vertical-align="top" draw:textarea-horizontal-align="left" style:wrap="run-through" style:run-through="foreground" draw:fill="none" draw:stroke="solid" svg:stroke-width="0.00694in" svg:stroke-color="#000000" svg:stroke-opacity="100%" draw:stroke-linejoin="miter"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27">
      <style:graphic-properties style:wrap="run-through" style:run-through="foreground" draw:fill="none" draw:stroke="solid" svg:stroke-width="0.01042in" svg:stroke-color="#000000" draw:marker-end="a526" svg:stroke-opacity="100%" draw:stroke-linejoin="round" style:horizontal-rel="paragraph" style:vertical-rel="paragraph" style:horizontal-pos="from-left" style:vertical-pos="from-top"/>
    </style:style>
    <style:style style:family="graphic" style:name="a751">
      <style:graphic-properties fo:wrap-option="wrap" fo:padding-top="0.05in" fo:padding-bottom="0.05in" fo:padding-left="0.1in" fo:padding-right="0.1in" draw:textarea-vertical-align="top" draw:textarea-horizontal-align="left" style:wrap="run-through" style:run-through="foreground" draw:fill="solid" draw:fill-color="#ffffff" draw:opacity="100%" draw:stroke="solid" svg:stroke-width="0.01042in" svg:stroke-color="#000000" svg:stroke-opacity="100%" draw:stroke-linejoin="miter"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28"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29">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753">
      <style:graphic-properties style:wrap="run-through" style:run-through="foreground" draw:fill="none" draw:stroke="solid" svg:stroke-width="0.01042in" svg:stroke-color="#000000" draw:marker-end="a752" svg:stroke-opacity="100%" draw:stroke-linejoin="round" style:horizontal-rel="paragraph" style:vertical-rel="paragraph" style:horizontal-pos="from-left" style:vertical-pos="from-top"/>
    </style:style>
    <style:style style:family="graphic" style:name="a755">
      <style:graphic-properties style:wrap="run-through" style:run-through="foreground" draw:fill="none" draw:stroke="solid" svg:stroke-width="0.01042in" svg:stroke-color="#000000" draw:marker-end="a754" svg:stroke-opacity="100%" draw:stroke-linejoin="round" style:horizontal-rel="paragraph" style:vertical-rel="paragraph" style:horizontal-pos="from-left" style:vertical-pos="from-top"/>
    </style:style>
    <style:style style:family="graphic" style:name="a756">
      <style:graphic-properties fo:wrap-option="wrap" fo:padding-top="0.05in" fo:padding-bottom="0.05in" fo:padding-left="0.1in" fo:padding-right="0.1in" draw:textarea-vertical-align="top" draw:textarea-horizontal-align="left" style:wrap="run-through" style:run-through="foreground" draw:fill="solid" draw:fill-color="#ffffff" draw:opacity="100%" draw:stroke="solid" svg:stroke-width="0.01042in" svg:stroke-color="#000000" svg:stroke-opacity="100%" draw:stroke-linejoin="miter"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757">
      <style:graphic-properties fo:wrap-option="wrap" fo:padding-top="0.05in" fo:padding-bottom="0.05in" fo:padding-left="0.1in" fo:padding-right="0.1in" draw:textarea-vertical-align="top" draw:textarea-horizontal-align="left" style:wrap="run-through" style:run-through="foreground" draw:fill="solid" draw:fill-color="#ffffff" draw:opacity="100%" draw:stroke="solid" svg:stroke-width="0.01042in" svg:stroke-color="#000000" svg:stroke-opacity="100%" draw:stroke-linejoin="miter"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759">
      <style:graphic-properties style:wrap="run-through" style:run-through="foreground" draw:fill="none" draw:stroke="solid" svg:stroke-width="0.01042in" svg:stroke-color="#000000" draw:marker-end="a758" svg:stroke-opacity="100%" draw:stroke-linejoin="round" style:horizontal-rel="paragraph" style:vertical-rel="paragraph" style:horizontal-pos="from-left" style:vertical-pos="from-top"/>
    </style:style>
    <style:style style:family="graphic" style:name="a302">
      <style:graphic-properties style:wrap="run-through" style:run-through="foreground" draw:fill="none" draw:stroke="solid" svg:stroke-width="0.01042in" svg:stroke-color="#000000" draw:marker-start="a300" draw:marker-end="a301" svg:stroke-opacity="100%" draw:stroke-linejoin="round" style:horizontal-rel="paragraph" style:vertical-rel="paragraph" style:horizontal-pos="from-left" style:vertical-pos="from-top"/>
    </style:style>
    <style:style style:family="graphic" style:name="a303"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05">
      <style:graphic-properties style:wrap="run-through" style:run-through="foreground" draw:fill="none" draw:stroke="solid" svg:stroke-width="0.01042in" svg:stroke-color="#000000" draw:marker-end="a304" svg:stroke-opacity="100%" draw:stroke-linejoin="round" style:horizontal-rel="paragraph" style:vertical-rel="paragraph" style:horizontal-pos="from-left" style:vertical-pos="from-top"/>
    </style:style>
    <style:style style:family="graphic" style:name="a530"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06">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531">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307"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32"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33"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09">
      <style:graphic-properties style:wrap="run-through" style:run-through="foreground" draw:fill="none" draw:stroke="solid" svg:stroke-width="0.01042in" svg:stroke-color="#000000" draw:marker-end="a308" svg:stroke-opacity="100%" draw:stroke-linejoin="round" style:horizontal-rel="paragraph" style:vertical-rel="paragraph" style:horizontal-pos="from-left" style:vertical-pos="from-top"/>
    </style:style>
    <style:style style:family="graphic" style:name="a534">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536">
      <style:graphic-properties style:wrap="run-through" style:run-through="foreground" draw:fill="none" draw:stroke="solid" svg:stroke-width="0.01042in" svg:stroke-color="#000000" draw:marker-end="a535" svg:stroke-opacity="100%" draw:stroke-linejoin="round" style:horizontal-rel="paragraph" style:vertical-rel="paragraph" style:horizontal-pos="from-left" style:vertical-pos="from-top"/>
    </style:style>
    <style:style style:family="graphic" style:name="a761">
      <style:graphic-properties style:wrap="run-through" style:run-through="foreground" draw:fill="none" draw:stroke="solid" svg:stroke-width="0.01042in" svg:stroke-color="#000000" draw:marker-end="a760" svg:stroke-opacity="100%" draw:stroke-linejoin="round" style:horizontal-rel="paragraph" style:vertical-rel="paragraph" style:horizontal-pos="from-left" style:vertical-pos="from-top"/>
    </style:style>
    <style:style style:family="graphic" style:name="a762">
      <style:graphic-properties fo:wrap-option="wrap" fo:padding-top="0.01389in" fo:padding-bottom="0.01389in" fo:padding-left="0.01389in" fo:padding-right="0.01389in" draw:textarea-vertical-align="top" draw:textarea-horizontal-align="left" style:wrap="run-through" style:run-through="foreground" draw:fill="none" draw:stroke="solid" svg:stroke-width="0.00694in" svg:stroke-color="#000000" svg:stroke-opacity="100%" draw:stroke-linejoin="miter"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39">
      <style:graphic-properties style:wrap="run-through" style:run-through="foreground" draw:fill="none" draw:stroke="solid" svg:stroke-width="0.01042in" svg:stroke-color="#000000" draw:marker-start="a537" draw:marker-end="a538" svg:stroke-opacity="100%" draw:stroke-linejoin="round" style:horizontal-rel="paragraph" style:vertical-rel="paragraph" style:horizontal-pos="from-left" style:vertical-pos="from-top"/>
    </style:style>
    <style:style style:family="graphic" style:name="a763">
      <style:graphic-properties fo:wrap-option="wrap" fo:padding-top="0.05in" fo:padding-bottom="0.05in" fo:padding-left="0.1in" fo:padding-right="0.1in" draw:textarea-vertical-align="top" draw:textarea-horizontal-align="left" style:wrap="run-through" style:run-through="foreground" draw:fill="solid" draw:fill-color="#ffffff" draw:opacity="100%" draw:stroke="solid" svg:stroke-width="0.01042in" svg:stroke-color="#000000" svg:stroke-opacity="100%" draw:stroke-linejoin="miter"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765">
      <style:graphic-properties style:wrap="run-through" style:run-through="foreground" draw:fill="none" draw:stroke="solid" svg:stroke-width="0.01042in" svg:stroke-color="#000000" draw:marker-end="a764" svg:stroke-opacity="100%" draw:stroke-linejoin="round" style:horizontal-rel="paragraph" style:vertical-rel="paragraph" style:horizontal-pos="from-left" style:vertical-pos="from-top"/>
    </style:style>
    <style:style style:family="graphic" style:name="a767">
      <style:graphic-properties style:wrap="run-through" style:run-through="foreground" draw:fill="none" draw:stroke="solid" svg:stroke-width="0.01042in" svg:stroke-color="#000000" draw:marker-end="a766" svg:stroke-opacity="100%" draw:stroke-linejoin="round" style:horizontal-rel="paragraph" style:vertical-rel="paragraph" style:horizontal-pos="from-left" style:vertical-pos="from-top"/>
    </style:style>
    <style:style style:family="graphic" style:name="a768">
      <style:graphic-properties fo:wrap-option="wrap" fo:padding-top="0.01389in" fo:padding-bottom="0.01389in" fo:padding-left="0.01389in" fo:padding-right="0.01389in" draw:textarea-vertical-align="top" draw:textarea-horizontal-align="left" style:wrap="run-through" style:run-through="foreground" draw:fill="none" draw:stroke="solid" svg:stroke-width="0.00694in" svg:stroke-color="#000000" svg:stroke-opacity="100%" draw:stroke-linejoin="miter"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769">
      <style:graphic-properties fo:wrap-option="wrap" fo:padding-top="0.01389in" fo:padding-bottom="0.01389in" fo:padding-left="0.01389in" fo:padding-right="0.01389in" draw:textarea-vertical-align="top" draw:textarea-horizontal-align="left" style:wrap="run-through" style:run-through="foreground" draw:fill="none" draw:stroke="solid" svg:stroke-width="0.00694in" svg:stroke-color="#000000" svg:stroke-opacity="100%" draw:stroke-linejoin="miter"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10">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312">
      <style:graphic-properties style:wrap="run-through" style:run-through="foreground" draw:fill="none" draw:stroke="solid" svg:stroke-width="0.01042in" svg:stroke-color="#000000" draw:marker-end="a311" svg:stroke-opacity="100%" draw:stroke-linejoin="round" style:horizontal-rel="paragraph" style:vertical-rel="paragraph" style:horizontal-pos="from-left" style:vertical-pos="from-top"/>
    </style:style>
    <style:style style:family="graphic" style:name="a314">
      <style:graphic-properties style:wrap="run-through" style:run-through="foreground" draw:fill="none" draw:stroke="solid" svg:stroke-width="0.01042in" svg:stroke-color="#000000" draw:marker-end="a313" svg:stroke-opacity="100%" draw:stroke-linejoin="round" style:horizontal-rel="paragraph" style:vertical-rel="paragraph" style:horizontal-pos="from-left" style:vertical-pos="from-top"/>
    </style:style>
    <style:style style:family="graphic" style:name="a315">
      <style:graphic-properties fo:wrap-option="wrap" fo:padding-top="0.01389in" fo:padding-bottom="0.01389in" fo:padding-left="0.01389in" fo:padding-right="0.01389in" draw:textarea-vertical-align="top" draw:textarea-horizontal-align="left" style:wrap="run-through" style:run-through="foreground" draw:fill="solid" draw:fill-color="#d9d9d9" draw:opacity="100%" draw:stroke="solid" svg:stroke-width="0.01042in" svg:stroke-color="#000000" svg:stroke-opacity="100%" draw:stroke-linejoin="miter"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16" style:parent-style-name="Graphics">
      <style:graphic-properties fo:wrap-option="wrap" fo:border="0.01042in solid #000000" fo:padding-top="0.05in" fo:padding-bottom="0.05in" fo:padding-left="0.1in" fo:padding-right="0.1in" fo:background-color="#c0c0c0"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40"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41">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318">
      <style:graphic-properties style:wrap="run-through" style:run-through="foreground" draw:fill="none" draw:stroke="solid" svg:stroke-width="0.01042in" svg:stroke-color="#000000" draw:marker-end="a317" svg:stroke-opacity="100%" draw:stroke-linejoin="round" style:horizontal-rel="paragraph" style:vertical-rel="paragraph" style:horizontal-pos="from-left" style:vertical-pos="from-top"/>
    </style:style>
    <style:style style:family="graphic" style:name="a319">
      <style:graphic-properties fo:wrap-option="wrap" fo:padding-top="0.01389in" fo:padding-bottom="0.01389in" fo:padding-left="0.01389in" fo:padding-right="0.01389in" draw:textarea-vertical-align="top" draw:textarea-horizontal-align="left" style:wrap="run-through" style:run-through="foreground" draw:fill="solid" draw:fill-color="#d9d9d9" draw:opacity="100%" draw:stroke="solid" svg:stroke-width="0.01042in" svg:stroke-color="#000000" svg:stroke-opacity="100%" draw:stroke-linejoin="miter"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43">
      <style:graphic-properties style:wrap="run-through" style:run-through="foreground" draw:fill="none" draw:stroke="solid" svg:stroke-width="0.01042in" svg:stroke-color="#000000" draw:marker-end="a542" svg:stroke-opacity="100%" draw:stroke-linejoin="round" style:horizontal-rel="paragraph" style:vertical-rel="paragraph" style:horizontal-pos="from-left" style:vertical-pos="from-top"/>
    </style:style>
    <style:style style:family="graphic" style:name="a545">
      <style:graphic-properties style:wrap="run-through" style:run-through="foreground" draw:fill="none" draw:stroke="solid" svg:stroke-width="0.01042in" svg:stroke-color="#000000" draw:marker-end="a544" svg:stroke-opacity="100%" draw:stroke-linejoin="round" style:horizontal-rel="paragraph" style:vertical-rel="paragraph" style:horizontal-pos="from-left" style:vertical-pos="from-top"/>
    </style:style>
    <style:style style:family="graphic" style:name="a546">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548">
      <style:graphic-properties style:wrap="run-through" style:run-through="foreground" draw:fill="none" draw:stroke="solid" svg:stroke-width="0.01042in" svg:stroke-color="#000000" draw:marker-end="a547" svg:stroke-opacity="100%" draw:stroke-linejoin="round" style:horizontal-rel="paragraph" style:vertical-rel="paragraph" style:horizontal-pos="from-left" style:vertical-pos="from-top"/>
    </style:style>
    <style:style style:family="graphic" style:name="a772">
      <style:graphic-properties style:wrap="run-through" style:run-through="foreground" draw:fill="none" draw:stroke="solid" svg:stroke-width="0.01042in" svg:stroke-color="#000000" draw:marker-start="a770" draw:marker-end="a771" svg:stroke-opacity="100%" draw:stroke-linejoin="round" style:horizontal-rel="paragraph" style:vertical-rel="paragraph" style:horizontal-pos="from-left" style:vertical-pos="from-top"/>
    </style:style>
    <style:style style:family="graphic" style:name="a549">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320">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321"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22"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23"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25">
      <style:graphic-properties style:wrap="run-through" style:run-through="foreground" draw:fill="none" draw:stroke="solid" svg:stroke-width="0.01042in" svg:stroke-color="#000000" draw:marker-end="a324" svg:stroke-opacity="100%" draw:stroke-linejoin="round" style:horizontal-rel="paragraph" style:vertical-rel="paragraph" style:horizontal-pos="from-left" style:vertical-pos="from-top"/>
    </style:style>
    <style:style style:family="graphic" style:name="a550"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27">
      <style:graphic-properties style:wrap="run-through" style:run-through="foreground" draw:fill="none" draw:stroke="solid" svg:stroke-width="0.01042in" svg:stroke-color="#000000" draw:marker-end="a326" svg:stroke-opacity="100%" draw:stroke-linejoin="round" style:horizontal-rel="paragraph" style:vertical-rel="paragraph" style:horizontal-pos="from-left" style:vertical-pos="from-top"/>
    </style:style>
    <style:style style:family="graphic" style:name="a551"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28">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552" style:parent-style-name="Graphics">
      <style:graphic-properties fo:wrap-option="wrap" fo:border="0.03125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53">
      <style:graphic-properties style:wrap="run-through" style:run-through="foreground" draw:fill="none" draw:stroke="solid" svg:stroke-width="0.03125in" svg:stroke-color="#000000" svg:stroke-opacity="100%" draw:stroke-linejoin="round" style:horizontal-rel="paragraph" style:vertical-rel="paragraph" style:horizontal-pos="from-left" style:vertical-pos="from-top"/>
    </style:style>
    <style:style style:family="graphic" style:name="a554"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55">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557">
      <style:graphic-properties style:wrap="run-through" style:run-through="foreground" draw:fill="none" draw:stroke="solid" svg:stroke-width="0.01042in" svg:stroke-color="#000000" draw:marker-end="a556" svg:stroke-opacity="100%" draw:stroke-linejoin="round" style:horizontal-rel="paragraph" style:vertical-rel="paragraph" style:horizontal-pos="from-left" style:vertical-pos="from-top"/>
    </style:style>
    <style:style style:family="graphic" style:name="a559">
      <style:graphic-properties style:wrap="run-through" style:run-through="foreground" draw:fill="none" draw:stroke="solid" svg:stroke-width="0.01042in" svg:stroke-color="#000000" draw:marker-end="a558" svg:stroke-opacity="100%" draw:stroke-linejoin="round" style:horizontal-rel="paragraph" style:vertical-rel="paragraph" style:horizontal-pos="from-left" style:vertical-pos="from-top"/>
    </style:style>
    <style:style style:family="graphic" style:name="a100">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101">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102"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03"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04"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06">
      <style:graphic-properties style:wrap="run-through" style:run-through="foreground" draw:fill="none" draw:stroke="solid" svg:stroke-width="0.01042in" svg:stroke-color="#000000" draw:marker-end="a105" svg:stroke-opacity="100%" draw:stroke-linejoin="round" style:horizontal-rel="paragraph" style:vertical-rel="paragraph" style:horizontal-pos="from-left" style:vertical-pos="from-top"/>
    </style:style>
    <style:style style:family="graphic" style:name="a330">
      <style:graphic-properties style:wrap="run-through" style:run-through="foreground" draw:fill="none" draw:stroke="solid" svg:stroke-width="0.01042in" svg:stroke-color="#000000" draw:marker-end="a329" svg:stroke-opacity="100%" draw:stroke-linejoin="round" style:horizontal-rel="paragraph" style:vertical-rel="paragraph" style:horizontal-pos="from-left" style:vertical-pos="from-top"/>
    </style:style>
    <style:style style:family="graphic" style:name="a107"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32">
      <style:graphic-properties style:wrap="run-through" style:run-through="foreground" draw:fill="none" draw:stroke="solid" svg:stroke-width="0.01042in" svg:stroke-color="#000000" draw:marker-end="a331" svg:stroke-opacity="100%" draw:stroke-linejoin="round" style:horizontal-rel="paragraph" style:vertical-rel="paragraph" style:horizontal-pos="from-left" style:vertical-pos="from-top"/>
    </style:style>
    <style:style style:family="graphic" style:name="a109">
      <style:graphic-properties style:wrap="run-through" style:run-through="foreground" draw:fill="none" draw:stroke="solid" svg:stroke-width="0.01042in" svg:stroke-color="#000000" draw:marker-end="a108" svg:stroke-opacity="100%" draw:stroke-linejoin="round" style:horizontal-rel="paragraph" style:vertical-rel="paragraph" style:horizontal-pos="from-left" style:vertical-pos="from-top"/>
    </style:style>
    <style:style style:family="graphic" style:name="a334">
      <style:graphic-properties style:wrap="run-through" style:run-through="foreground" draw:fill="none" draw:stroke="solid" svg:stroke-width="0.01042in" svg:stroke-color="#000000" draw:marker-end="a333" svg:stroke-opacity="100%" draw:stroke-linejoin="round" style:horizontal-rel="paragraph" style:vertical-rel="paragraph" style:horizontal-pos="from-left" style:vertical-pos="from-top"/>
    </style:style>
    <style:style style:family="graphic" style:name="a335"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36"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37"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61">
      <style:graphic-properties style:wrap="run-through" style:run-through="foreground" draw:fill="none" draw:stroke="solid" svg:stroke-width="0.01042in" svg:stroke-color="#000000" draw:marker-end="a560" svg:stroke-opacity="100%" draw:stroke-linejoin="round" style:horizontal-rel="paragraph" style:vertical-rel="paragraph" style:horizontal-pos="from-left" style:vertical-pos="from-top"/>
    </style:style>
    <style:style style:family="graphic" style:name="a338"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62"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39"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63"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64"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65"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66">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568">
      <style:graphic-properties style:wrap="run-through" style:run-through="foreground" draw:fill="none" draw:stroke="solid" svg:stroke-width="0.01042in" svg:stroke-color="#000000" draw:marker-end="a567" svg:stroke-opacity="100%" draw:stroke-linejoin="round" style:horizontal-rel="paragraph" style:vertical-rel="paragraph" style:horizontal-pos="from-left" style:vertical-pos="from-top"/>
    </style:style>
    <style:style style:family="graphic" style:name="a569"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10"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11"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12"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13"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14">
      <style:graphic-properties style:wrap="run-through" style:run-through="foreground" draw:fill="none" draw:stroke="solid" svg:stroke-width="0.01042in" svg:stroke-color="#000000" svg:stroke-opacity="100%" draw:stroke-linejoin="miter" style:horizontal-rel="paragraph" style:vertical-rel="paragraph" style:horizontal-pos="from-left" style:vertical-pos="from-top"/>
    </style:style>
    <style:style style:family="graphic" style:name="a115">
      <style:graphic-properties style:wrap="run-through" style:run-through="foreground" draw:fill="none" draw:stroke="solid" svg:stroke-width="0.01042in" svg:stroke-color="#000000" svg:stroke-opacity="100%" draw:stroke-linejoin="miter" style:horizontal-rel="paragraph" style:vertical-rel="paragraph" style:horizontal-pos="from-left" style:vertical-pos="from-top"/>
    </style:style>
    <style:style style:family="graphic" style:name="a116">
      <style:graphic-properties style:wrap="run-through" style:run-through="foreground" draw:fill="none" draw:stroke="solid" svg:stroke-width="0.01042in" svg:stroke-color="#000000" svg:stroke-opacity="100%" draw:stroke-linejoin="miter" style:horizontal-rel="paragraph" style:vertical-rel="paragraph" style:horizontal-pos="from-left" style:vertical-pos="from-top"/>
    </style:style>
    <style:style style:family="graphic" style:name="a117"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41">
      <style:graphic-properties style:wrap="run-through" style:run-through="foreground" draw:fill="none" draw:stroke="solid" svg:stroke-width="0.01042in" svg:stroke-color="#000000" draw:marker-end="a340" svg:stroke-opacity="100%" draw:stroke-linejoin="round" style:horizontal-rel="paragraph" style:vertical-rel="paragraph" style:horizontal-pos="from-left" style:vertical-pos="from-top"/>
    </style:style>
    <style:style style:family="graphic" style:name="a342">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119">
      <style:graphic-properties style:wrap="run-through" style:run-through="foreground" draw:fill="none" draw:stroke="solid" svg:stroke-width="0.01042in" svg:stroke-color="#000000" draw:marker-end="a118" svg:stroke-opacity="100%" draw:stroke-linejoin="round" style:horizontal-rel="paragraph" style:vertical-rel="paragraph" style:horizontal-pos="from-left" style:vertical-pos="from-top"/>
    </style:style>
    <style:style style:family="graphic" style:name="a343">
      <style:graphic-properties style:wrap="run-through" style:run-through="foreground" draw:fill="solid" draw:fill-color="#ffffff" draw:opacity="100%" draw:stroke="solid" svg:stroke-width="0.01042in" svg:stroke-color="#000000" svg:stroke-opacity="100%" draw:stroke-linejoin="miter" style:horizontal-rel="paragraph" style:vertical-rel="paragraph" style:horizontal-pos="from-left" style:vertical-pos="from-top"/>
    </style:style>
    <style:style style:family="graphic" style:name="a344"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46">
      <style:graphic-properties style:wrap="run-through" style:run-through="foreground" draw:fill="none" draw:stroke="solid" svg:stroke-width="0.01042in" svg:stroke-color="#000000" draw:marker-end="a345" svg:stroke-opacity="100%" draw:stroke-linejoin="round" style:horizontal-rel="paragraph" style:vertical-rel="paragraph" style:horizontal-pos="from-left" style:vertical-pos="from-top"/>
    </style:style>
    <style:style style:family="graphic" style:name="a570"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71"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48">
      <style:graphic-properties style:wrap="run-through" style:run-through="foreground" draw:fill="none" draw:stroke="solid" svg:stroke-width="0.01042in" svg:stroke-color="#000000" draw:marker-end="a347" svg:stroke-opacity="100%" draw:stroke-linejoin="round" style:horizontal-rel="paragraph" style:vertical-rel="paragraph" style:horizontal-pos="from-left" style:vertical-pos="from-top"/>
    </style:style>
    <style:style style:family="graphic" style:name="a572"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73"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74"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75"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76"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77"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78"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79"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20"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21"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23">
      <style:graphic-properties style:wrap="run-through" style:run-through="foreground" draw:fill="none" draw:stroke="solid" svg:stroke-width="0.01042in" svg:stroke-color="#000000" draw:marker-end="a122" svg:stroke-opacity="100%" draw:stroke-linejoin="round" style:horizontal-rel="paragraph" style:vertical-rel="paragraph" style:horizontal-pos="from-left" style:vertical-pos="from-top"/>
    </style:style>
    <style:style style:family="graphic" style:name="a124"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25"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50">
      <style:graphic-properties style:wrap="run-through" style:run-through="foreground" draw:fill="none" draw:stroke="solid" svg:stroke-width="0.01042in" svg:stroke-color="#000000" draw:marker-end="a349" svg:stroke-opacity="100%" draw:stroke-linejoin="round" style:horizontal-rel="paragraph" style:vertical-rel="paragraph" style:horizontal-pos="from-left" style:vertical-pos="from-top"/>
    </style:style>
    <style:style style:family="graphic" style:name="a127">
      <style:graphic-properties style:wrap="run-through" style:run-through="foreground" draw:fill="none" draw:stroke="solid" svg:stroke-width="0.01042in" svg:stroke-color="#000000" draw:marker-end="a126" svg:stroke-opacity="100%" draw:stroke-linejoin="round" style:horizontal-rel="paragraph" style:vertical-rel="paragraph" style:horizontal-pos="from-left" style:vertical-pos="from-top"/>
    </style:style>
    <style:style style:family="graphic" style:name="a351">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128"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52"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53"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55">
      <style:graphic-properties style:wrap="run-through" style:run-through="foreground" draw:fill="none" draw:stroke="solid" svg:stroke-width="0.01042in" svg:stroke-color="#000000" draw:marker-end="a354" svg:stroke-opacity="100%" draw:stroke-linejoin="round" style:horizontal-rel="paragraph" style:vertical-rel="paragraph" style:horizontal-pos="from-left" style:vertical-pos="from-top"/>
    </style:style>
    <style:style style:family="graphic" style:name="a356">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580"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57"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81"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82"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59">
      <style:graphic-properties style:wrap="run-through" style:run-through="foreground" draw:fill="none" draw:stroke="solid" svg:stroke-width="0.01042in" svg:stroke-color="#000000" draw:marker-end="a358" svg:stroke-opacity="100%" draw:stroke-linejoin="round" style:horizontal-rel="paragraph" style:vertical-rel="paragraph" style:horizontal-pos="from-left" style:vertical-pos="from-top"/>
    </style:style>
    <style:style style:family="graphic" style:name="a583"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84"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85"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86"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87"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88"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89"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30">
      <style:graphic-properties style:wrap="run-through" style:run-through="foreground" draw:fill="none" draw:stroke="solid" svg:stroke-width="0.01042in" svg:stroke-color="#000000" draw:marker-end="a129" svg:stroke-opacity="100%" draw:stroke-linejoin="round" style:horizontal-rel="paragraph" style:vertical-rel="paragraph" style:horizontal-pos="from-left" style:vertical-pos="from-top"/>
    </style:style>
    <style:style style:family="graphic" style:name="a131"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33">
      <style:graphic-properties style:wrap="run-through" style:run-through="foreground" draw:fill="none" draw:stroke="solid" svg:stroke-width="0.01042in" svg:stroke-color="#000000" draw:marker-end="a132" svg:stroke-opacity="100%" draw:stroke-linejoin="round" style:horizontal-rel="paragraph" style:vertical-rel="paragraph" style:horizontal-pos="from-left" style:vertical-pos="from-top"/>
    </style:style>
    <style:style style:family="graphic" style:name="a134"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36">
      <style:graphic-properties style:wrap="run-through" style:run-through="foreground" draw:fill="none" draw:stroke="solid" svg:stroke-width="0.01042in" svg:stroke-color="#000000" draw:marker-end="a135" svg:stroke-opacity="100%" draw:stroke-linejoin="round" style:horizontal-rel="paragraph" style:vertical-rel="paragraph" style:horizontal-pos="from-left" style:vertical-pos="from-top"/>
    </style:style>
    <style:style style:family="graphic" style:name="a360"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38">
      <style:graphic-properties style:wrap="run-through" style:run-through="foreground" draw:fill="none" draw:stroke="solid" svg:stroke-width="0.01042in" svg:stroke-color="#000000" draw:marker-end="a137" svg:stroke-opacity="100%" draw:stroke-linejoin="round" style:horizontal-rel="paragraph" style:vertical-rel="paragraph" style:horizontal-pos="from-left" style:vertical-pos="from-top"/>
    </style:style>
    <style:style style:family="graphic" style:name="a362">
      <style:graphic-properties style:wrap="run-through" style:run-through="foreground" draw:fill="none" draw:stroke="solid" svg:stroke-width="0.01042in" svg:stroke-color="#000000" draw:marker-end="a361" svg:stroke-opacity="100%" draw:stroke-linejoin="round" style:horizontal-rel="paragraph" style:vertical-rel="paragraph" style:horizontal-pos="from-left" style:vertical-pos="from-top"/>
    </style:style>
    <style:style style:family="graphic" style:name="a139">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363"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64">
      <style:graphic-properties style:wrap="run-through" style:run-through="foreground" draw:fill="solid" draw:fill-color="#ffffff" draw:opacity="100%" draw:stroke="solid" svg:stroke-width="0.01042in" svg:stroke-color="#000000" svg:stroke-opacity="100%" draw:stroke-linejoin="miter" style:horizontal-rel="paragraph" style:vertical-rel="paragraph" style:horizontal-pos="from-left" style:vertical-pos="from-top"/>
    </style:style>
    <style:style style:family="graphic" style:name="a365"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90"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67">
      <style:graphic-properties style:wrap="run-through" style:run-through="foreground" draw:fill="none" draw:stroke="solid" svg:stroke-width="0.01042in" svg:stroke-color="#000000" draw:marker-end="a366" svg:stroke-opacity="100%" draw:stroke-linejoin="round" style:horizontal-rel="paragraph" style:vertical-rel="paragraph" style:horizontal-pos="from-left" style:vertical-pos="from-top"/>
    </style:style>
    <style:style style:family="graphic" style:name="a592">
      <style:graphic-properties style:wrap="run-through" style:run-through="foreground" draw:fill="none" draw:stroke="solid" svg:stroke-width="0.01042in" svg:stroke-color="#000000" draw:marker-end="a591" svg:stroke-opacity="100%" draw:stroke-linejoin="round" style:horizontal-rel="paragraph" style:vertical-rel="paragraph" style:horizontal-pos="from-left" style:vertical-pos="from-top"/>
    </style:style>
    <style:style style:family="graphic" style:name="a369">
      <style:graphic-properties style:wrap="run-through" style:run-through="foreground" draw:fill="none" draw:stroke="solid" svg:stroke-width="0.01042in" svg:stroke-color="#000000" draw:marker-end="a368" svg:stroke-opacity="100%" draw:stroke-linejoin="round" style:horizontal-rel="paragraph" style:vertical-rel="paragraph" style:horizontal-pos="from-left" style:vertical-pos="from-top"/>
    </style:style>
    <style:style style:family="graphic" style:name="a594">
      <style:graphic-properties style:wrap="run-through" style:run-through="foreground" draw:fill="none" draw:stroke="solid" svg:stroke-width="0.01042in" svg:stroke-color="#000000" draw:marker-end="a593" svg:stroke-opacity="100%" draw:stroke-linejoin="round" style:horizontal-rel="paragraph" style:vertical-rel="paragraph" style:horizontal-pos="from-left" style:vertical-pos="from-top"/>
    </style:style>
    <style:style style:family="graphic" style:name="a595"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96">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597">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598"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99"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40"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41"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42"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43"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45">
      <style:graphic-properties style:wrap="run-through" style:run-through="foreground" draw:fill="none" draw:stroke="solid" svg:stroke-width="0.01042in" svg:stroke-color="#000000" draw:marker-end="a144" svg:stroke-opacity="100%" draw:stroke-linejoin="round" style:horizontal-rel="paragraph" style:vertical-rel="paragraph" style:horizontal-pos="from-left" style:vertical-pos="from-top"/>
    </style:style>
    <style:style style:family="graphic" style:name="a146">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370"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47">
      <style:graphic-properties style:wrap="run-through" style:run-through="foreground" draw:fill="none" draw:stroke="solid" svg:stroke-width="0.01042in" svg:stroke-color="#000000" svg:stroke-opacity="100%" draw:stroke-linejoin="miter" style:horizontal-rel="paragraph" style:vertical-rel="paragraph" style:horizontal-pos="from-left" style:vertical-pos="from-top"/>
    </style:style>
    <style:style style:family="graphic" style:name="a371">
      <style:graphic-properties fo:wrap-option="wrap" fo:padding-top="0.01389in" fo:padding-bottom="0.01389in" fo:padding-left="0.01389in" fo:padding-right="0.01389in" draw:textarea-vertical-align="top" draw:textarea-horizontal-align="left" style:wrap="run-through" style:run-through="foreground" draw:fill="solid" draw:fill-color="#d9d9d9" draw:opacity="100%" draw:stroke="solid" svg:stroke-width="0.01042in" svg:stroke-color="#000000" svg:stroke-opacity="100%" draw:stroke-linejoin="miter"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48"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72">
      <style:graphic-properties fo:wrap-option="wrap" fo:padding-top="0.01389in" fo:padding-bottom="0.01389in" fo:padding-left="0.01389in" fo:padding-right="0.01389in" draw:textarea-vertical-align="top" draw:textarea-horizontal-align="left" style:wrap="run-through" style:run-through="foreground" draw:fill="solid" draw:fill-color="#d9d9d9" draw:opacity="100%" draw:stroke="solid" svg:stroke-width="0.01042in" svg:stroke-color="#000000" svg:stroke-opacity="100%" draw:stroke-linejoin="miter"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73">
      <style:graphic-properties fo:wrap-option="wrap" fo:padding-top="0.01389in" fo:padding-bottom="0.01389in" fo:padding-left="0.01389in" fo:padding-right="0.01389in" draw:textarea-vertical-align="top" draw:textarea-horizontal-align="left" style:wrap="run-through" style:run-through="foreground" draw:fill="solid" draw:fill-color="#d9d9d9" draw:opacity="100%" draw:stroke="solid" svg:stroke-width="0.01042in" svg:stroke-color="#000000" svg:stroke-opacity="100%" draw:stroke-linejoin="miter"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74">
      <style:graphic-properties fo:wrap-option="wrap" fo:padding-top="0.01389in" fo:padding-bottom="0.01389in" fo:padding-left="0.01389in" fo:padding-right="0.01389in" draw:textarea-vertical-align="top" draw:textarea-horizontal-align="left" style:wrap="run-through" style:run-through="foreground" draw:fill="solid" draw:fill-color="#d9d9d9" draw:opacity="100%" draw:stroke="solid" svg:stroke-width="0.01042in" svg:stroke-color="#000000" svg:stroke-opacity="100%" draw:stroke-linejoin="miter"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75">
      <style:graphic-properties fo:wrap-option="wrap" fo:padding-top="0.01389in" fo:padding-bottom="0.01389in" fo:padding-left="0.01389in" fo:padding-right="0.01389in" draw:textarea-vertical-align="top" draw:textarea-horizontal-align="left" style:wrap="run-through" style:run-through="foreground" draw:fill="solid" draw:fill-color="#d9d9d9" draw:opacity="100%" draw:stroke="solid" svg:stroke-width="0.01042in" svg:stroke-color="#000000" svg:stroke-opacity="100%" draw:stroke-linejoin="miter"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76">
      <style:graphic-properties fo:wrap-option="wrap" fo:padding-top="0.01389in" fo:padding-bottom="0.01389in" fo:padding-left="0.01389in" fo:padding-right="0.01389in" draw:textarea-vertical-align="top" draw:textarea-horizontal-align="left" style:wrap="run-through" style:run-through="foreground" draw:fill="solid" draw:fill-color="#d9d9d9" draw:opacity="100%" draw:stroke="solid" svg:stroke-width="0.01042in" svg:stroke-color="#000000" svg:stroke-opacity="100%" draw:stroke-linejoin="miter"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77">
      <style:graphic-properties fo:wrap-option="wrap" fo:padding-top="0.01389in" fo:padding-bottom="0.01389in" fo:padding-left="0.01389in" fo:padding-right="0.01389in" draw:textarea-vertical-align="top" draw:textarea-horizontal-align="left" style:wrap="run-through" style:run-through="foreground" draw:fill="solid" draw:fill-color="#d9d9d9" draw:opacity="100%" draw:stroke="solid" svg:stroke-width="0.01042in" svg:stroke-color="#000000" svg:stroke-opacity="100%" draw:stroke-linejoin="miter"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78">
      <style:graphic-properties fo:wrap-option="wrap" fo:padding-top="0.01389in" fo:padding-bottom="0.01389in" fo:padding-left="0.01389in" fo:padding-right="0.01389in" draw:textarea-vertical-align="top" draw:textarea-horizontal-align="left" style:wrap="run-through" style:run-through="foreground" draw:fill="solid" draw:fill-color="#d9d9d9" draw:opacity="100%" draw:stroke="solid" svg:stroke-width="0.01042in" svg:stroke-color="#000000" svg:stroke-opacity="100%" draw:stroke-linejoin="miter"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600"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79">
      <style:graphic-properties fo:wrap-option="wrap" fo:padding-top="0.01389in" fo:padding-bottom="0.01389in" fo:padding-left="0.01389in" fo:padding-right="0.01389in" draw:textarea-vertical-align="top" draw:textarea-horizontal-align="left" style:wrap="run-through" style:run-through="foreground" draw:fill="solid" draw:fill-color="#d9d9d9" draw:opacity="100%" draw:stroke="solid" svg:stroke-width="0.01042in" svg:stroke-color="#000000" svg:stroke-opacity="100%" draw:stroke-linejoin="miter"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601"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602"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603"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604"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605">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606"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607"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609">
      <style:graphic-properties style:wrap="run-through" style:run-through="foreground" draw:fill="none" draw:stroke="solid" svg:stroke-width="0.01042in" svg:stroke-color="#000000" draw:marker-end="a608" svg:stroke-opacity="100%" draw:stroke-linejoin="round" style:horizontal-rel="paragraph" style:vertical-rel="paragraph" style:horizontal-pos="from-left" style:vertical-pos="from-top"/>
    </style:style>
    <style:style style:family="graphic" style:name="a150">
      <style:graphic-properties style:wrap="run-through" style:run-through="foreground" draw:fill="none" draw:stroke="solid" svg:stroke-width="0.01042in" svg:stroke-color="#000000" draw:marker-end="a149" svg:stroke-opacity="100%" draw:stroke-linejoin="round" style:horizontal-rel="paragraph" style:vertical-rel="paragraph" style:horizontal-pos="from-left" style:vertical-pos="from-top"/>
    </style:style>
    <style:style style:family="graphic" style:name="a151"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52">
      <style:graphic-properties fo:wrap-option="wrap" fo:padding-top="0.01389in" fo:padding-bottom="0.01389in" fo:padding-left="0.01389in" fo:padding-right="0.01389in" draw:textarea-vertical-align="top" draw:textarea-horizontal-align="left" style:wrap="run-through" style:run-through="foreground" draw:fill="solid" draw:fill-color="#cccccc" draw:opacity="100%" draw:stroke="solid" svg:stroke-width="0.01042in" svg:stroke-color="#000000" svg:stroke-opacity="100%" draw:stroke-linejoin="miter"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53">
      <style:graphic-properties fo:wrap-option="wrap" fo:padding-top="0.01389in" fo:padding-bottom="0.01389in" fo:padding-left="0.01389in" fo:padding-right="0.01389in" draw:textarea-vertical-align="top" draw:textarea-horizontal-align="left" style:wrap="run-through" style:run-through="foreground" draw:fill="solid" draw:fill-color="#cccccc" draw:opacity="100%" draw:stroke="solid" svg:stroke-width="0.01042in" svg:stroke-color="#000000" svg:stroke-opacity="100%" draw:stroke-linejoin="miter"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0"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54">
      <style:graphic-properties fo:wrap-option="wrap" fo:padding-top="0.01389in" fo:padding-bottom="0.01389in" fo:padding-left="0.01389in" fo:padding-right="0.01389in" draw:textarea-vertical-align="top" draw:textarea-horizontal-align="left" style:wrap="run-through" style:run-through="foreground" draw:fill="solid" draw:fill-color="#cccccc" draw:opacity="100%" draw:stroke="solid" svg:stroke-width="0.01042in" svg:stroke-color="#000000" svg:stroke-opacity="100%" draw:stroke-linejoin="miter"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1"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55">
      <style:graphic-properties fo:wrap-option="wrap" fo:padding-top="0.01389in" fo:padding-bottom="0.01389in" fo:padding-left="0.01389in" fo:padding-right="0.01389in" draw:textarea-vertical-align="top" draw:textarea-horizontal-align="left" style:wrap="run-through" style:run-through="foreground" draw:fill="solid" draw:fill-color="#cccccc" draw:opacity="100%" draw:stroke="solid" svg:stroke-width="0.01042in" svg:stroke-color="#000000" svg:stroke-opacity="100%" draw:stroke-linejoin="miter"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2"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56">
      <style:graphic-properties fo:wrap-option="wrap" fo:padding-top="0.01389in" fo:padding-bottom="0.01389in" fo:padding-left="0.01389in" fo:padding-right="0.01389in" draw:textarea-vertical-align="top" draw:textarea-horizontal-align="left" style:wrap="run-through" style:run-through="foreground" draw:fill="solid" draw:fill-color="#cccccc" draw:opacity="100%" draw:stroke="solid" svg:stroke-width="0.01042in" svg:stroke-color="#000000" svg:stroke-opacity="100%" draw:stroke-linejoin="miter"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3"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80">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157">
      <style:graphic-properties fo:wrap-option="wrap" fo:padding-top="0.01389in" fo:padding-bottom="0.01389in" fo:padding-left="0.01389in" fo:padding-right="0.01389in" draw:textarea-vertical-align="top" draw:textarea-horizontal-align="left" style:wrap="run-through" style:run-through="foreground" draw:fill="solid" draw:fill-color="#cccccc" draw:opacity="100%" draw:stroke="solid" svg:stroke-width="0.01042in" svg:stroke-color="#000000" svg:stroke-opacity="100%" draw:stroke-linejoin="miter"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4" style:parent-style-name="Graphics">
      <style:graphic-properties fo:wrap-option="wrap" fo:border="0.01042in solid #000000"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81">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158">
      <style:graphic-properties fo:wrap-option="wrap" fo:padding-top="0.01389in" fo:padding-bottom="0.01389in" fo:padding-left="0.01389in" fo:padding-right="0.01389in" draw:textarea-vertical-align="top" draw:textarea-horizontal-align="left" style:wrap="run-through" style:run-through="foreground" draw:fill="solid" draw:fill-color="#cccccc" draw:opacity="100%" draw:stroke="solid" svg:stroke-width="0.01042in" svg:stroke-color="#000000" svg:stroke-opacity="100%" draw:stroke-linejoin="miter"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5" style:parent-style-name="Graphics">
      <style:graphic-properties fo:wrap-option="wrap" fo:border="0.01042in solid #000000" fo:padding-top="0.05in" fo:padding-bottom="0.05in" fo:padding-left="0.1in" fo:padding-right="0.1in" fo:background-color="#c0c0c0"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82">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159">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16"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83">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384">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17"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85">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386">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19">
      <style:graphic-properties style:wrap="run-through" style:run-through="foreground" draw:fill="none" draw:stroke="solid" svg:stroke-width="0.01042in" svg:stroke-color="#000000" draw:marker-end="a18" svg:stroke-opacity="100%" draw:stroke-linejoin="round" style:horizontal-rel="paragraph" style:vertical-rel="paragraph" style:horizontal-pos="from-left" style:vertical-pos="from-top"/>
    </style:style>
    <style:style style:family="graphic" style:name="a387" style:parent-style-name="Graphics">
      <style:graphic-properties fo:wrap-option="wrap" fo:border="0.01042in solid #000000" fo:padding-top="0.05in" fo:padding-bottom="0.05in" fo:padding-left="0.1in" fo:padding-right="0.1in" fo:background-color="#c0c0c0"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610">
      <style:graphic-properties fo:wrap-option="wrap" fo:padding-top="0.01389in" fo:padding-bottom="0.01389in" fo:padding-left="0.01389in" fo:padding-right="0.01389in" draw:textarea-vertical-align="top" draw:textarea-horizontal-align="left" style:wrap="run-through" style:run-through="foreground" draw:fill="solid" draw:fill-color="#cccccc" draw:opacity="100%" draw:stroke="solid" svg:stroke-width="0.01042in" svg:stroke-color="#000000" svg:stroke-opacity="100%" draw:stroke-linejoin="miter"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89">
      <style:graphic-properties style:wrap="run-through" style:run-through="foreground" draw:fill="none" draw:stroke="solid" svg:stroke-width="0.01042in" svg:stroke-color="#000000" draw:marker-end="a388" svg:stroke-opacity="100%" draw:stroke-linejoin="round" style:horizontal-rel="paragraph" style:vertical-rel="paragraph" style:horizontal-pos="from-left" style:vertical-pos="from-top"/>
    </style:style>
    <style:style style:family="graphic" style:name="a611">
      <style:graphic-properties fo:wrap-option="wrap" fo:padding-top="0.01389in" fo:padding-bottom="0.01389in" fo:padding-left="0.01389in" fo:padding-right="0.01389in" draw:textarea-vertical-align="top" draw:textarea-horizontal-align="left" style:wrap="run-through" style:run-through="foreground" draw:fill="solid" draw:fill-color="#cccccc" draw:opacity="100%" draw:stroke="solid" svg:stroke-width="0.01042in" svg:stroke-color="#000000" svg:stroke-opacity="100%" draw:stroke-linejoin="miter"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612">
      <style:graphic-properties fo:wrap-option="wrap" fo:padding-top="0.01389in" fo:padding-bottom="0.01389in" fo:padding-left="0.01389in" fo:padding-right="0.01389in" draw:textarea-vertical-align="top" draw:textarea-horizontal-align="left" style:wrap="run-through" style:run-through="foreground" draw:fill="solid" draw:fill-color="#cccccc" draw:opacity="100%" draw:stroke="solid" svg:stroke-width="0.01042in" svg:stroke-color="#000000" svg:stroke-opacity="100%" draw:stroke-linejoin="miter"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613">
      <style:graphic-properties fo:wrap-option="wrap" fo:padding-top="0.01389in" fo:padding-bottom="0.01389in" fo:padding-left="0.01389in" fo:padding-right="0.01389in" draw:textarea-vertical-align="top" draw:textarea-horizontal-align="left" style:wrap="run-through" style:run-through="foreground" draw:fill="solid" draw:fill-color="#cccccc" draw:opacity="100%" draw:stroke="solid" svg:stroke-width="0.01042in" svg:stroke-color="#000000" svg:stroke-opacity="100%" draw:stroke-linejoin="miter"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614">
      <style:graphic-properties fo:wrap-option="wrap" fo:padding-top="0.01389in" fo:padding-bottom="0.01389in" fo:padding-left="0.01389in" fo:padding-right="0.01389in" draw:textarea-vertical-align="top" draw:textarea-horizontal-align="left" style:wrap="run-through" style:run-through="foreground" draw:fill="solid" draw:fill-color="#cccccc" draw:opacity="100%" draw:stroke="solid" svg:stroke-width="0.01042in" svg:stroke-color="#000000" svg:stroke-opacity="100%" draw:stroke-linejoin="miter"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615">
      <style:graphic-properties fo:wrap-option="wrap" fo:padding-top="0.01389in" fo:padding-bottom="0.01389in" fo:padding-left="0.01389in" fo:padding-right="0.01389in" draw:textarea-vertical-align="top" draw:textarea-horizontal-align="left" style:wrap="run-through" style:run-through="foreground" draw:fill="solid" draw:fill-color="#cccccc" draw:opacity="100%" draw:stroke="solid" svg:stroke-width="0.01042in" svg:stroke-color="#000000" svg:stroke-opacity="100%" draw:stroke-linejoin="miter"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616">
      <style:graphic-properties fo:wrap-option="wrap" fo:padding-top="0.01389in" fo:padding-bottom="0.01389in" fo:padding-left="0.01389in" fo:padding-right="0.01389in" draw:textarea-vertical-align="top" draw:textarea-horizontal-align="left" style:wrap="run-through" style:run-through="foreground" draw:fill="solid" draw:fill-color="#cccccc" draw:opacity="100%" draw:stroke="solid" svg:stroke-width="0.01042in" svg:stroke-color="#000000" svg:stroke-opacity="100%" draw:stroke-linejoin="miter"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617">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618">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619">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160">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161">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162">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163">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164">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21">
      <style:graphic-properties style:wrap="run-through" style:run-through="foreground" draw:fill="none" draw:stroke="solid" svg:stroke-width="0.01042in" svg:stroke-color="#000000" draw:marker-end="a20" svg:stroke-opacity="100%" draw:stroke-linejoin="round" style:horizontal-rel="paragraph" style:vertical-rel="paragraph" style:horizontal-pos="from-left" style:vertical-pos="from-top"/>
    </style:style>
    <style:style style:family="graphic" style:name="a165">
      <style:graphic-properties fo:wrap-option="wrap" fo:padding-top="0.01389in" fo:padding-bottom="0.01389in" fo:padding-left="0.01389in" fo:padding-right="0.01389in" draw:textarea-vertical-align="top" draw:textarea-horizontal-align="left" style:wrap="run-through" style:run-through="foreground" draw:fill="solid" draw:fill-color="#cccccc" draw:opacity="100%" draw:stroke="solid" svg:stroke-width="0.01042in" svg:stroke-color="#000000" svg:stroke-opacity="100%" draw:stroke-linejoin="miter"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2">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166"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3"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90">
      <style:graphic-properties style:wrap="run-through" style:run-through="foreground" draw:fill="solid" draw:fill-color="#ffffff" draw:opacity="100%" draw:stroke="solid" svg:stroke-width="0.01042in" svg:stroke-color="#000000" svg:stroke-opacity="100%" draw:stroke-linejoin="miter" style:horizontal-rel="paragraph" style:vertical-rel="paragraph" style:horizontal-pos="from-left" style:vertical-pos="from-top"/>
    </style:style>
    <style:style style:family="graphic" style:name="a167">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391" style:parent-style-name="Graphics">
      <style:graphic-properties fo:wrap-option="wrap" fo:border="0.03125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92"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5">
      <style:graphic-properties style:wrap="run-through" style:run-through="foreground" draw:fill="none" draw:stroke="solid" svg:stroke-width="0.01042in" svg:stroke-color="#000000" draw:marker-end="a24" svg:stroke-opacity="100%" draw:stroke-linejoin="round" style:horizontal-rel="paragraph" style:vertical-rel="paragraph" style:horizontal-pos="from-left" style:vertical-pos="from-top"/>
    </style:style>
    <style:style style:family="graphic" style:name="a169">
      <style:graphic-properties style:wrap="run-through" style:run-through="foreground" draw:fill="none" draw:stroke="solid" svg:stroke-width="0.01042in" svg:stroke-color="#000000" draw:marker-end="a168" svg:stroke-opacity="100%" draw:stroke-linejoin="round" style:horizontal-rel="paragraph" style:vertical-rel="paragraph" style:horizontal-pos="from-left" style:vertical-pos="from-top"/>
    </style:style>
    <style:style style:family="graphic" style:name="a26">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393">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395">
      <style:graphic-properties style:wrap="run-through" style:run-through="foreground" draw:fill="none" draw:stroke="solid" svg:stroke-width="0.01042in" svg:stroke-color="#000000" draw:marker-end="a394" svg:stroke-opacity="100%" draw:stroke-linejoin="round" style:horizontal-rel="paragraph" style:vertical-rel="paragraph" style:horizontal-pos="from-left" style:vertical-pos="from-top"/>
    </style:style>
    <style:style style:family="graphic" style:name="a28">
      <style:graphic-properties style:wrap="run-through" style:run-through="foreground" draw:fill="none" draw:stroke="solid" svg:stroke-width="0.01042in" svg:stroke-color="#000000" draw:marker-end="a27" svg:stroke-opacity="100%" draw:stroke-linejoin="round" style:horizontal-rel="paragraph" style:vertical-rel="paragraph" style:horizontal-pos="from-left" style:vertical-pos="from-top"/>
    </style:style>
    <style:style style:family="graphic" style:name="a396"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9"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97">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398"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620">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399">
      <style:graphic-properties fo:wrap-option="wrap" fo:padding-top="0.05in" fo:padding-bottom="0.05in" fo:padding-left="0.1in" fo:padding-right="0.1in" draw:textarea-vertical-align="top" draw:textarea-horizontal-align="left" style:wrap="run-through" style:run-through="foreground" draw:fill="solid" draw:fill-color="#c0c0c0" draw:opacity="100%" draw:stroke="solid" svg:stroke-width="0.01042in" svg:stroke-color="#000000" svg:stroke-opacity="100%" draw:stroke-linejoin="miter"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621">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622">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623"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624">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626">
      <style:graphic-properties style:wrap="run-through" style:run-through="foreground" draw:fill="none" draw:stroke="solid" svg:stroke-width="0.01042in" svg:stroke-color="#000000" draw:marker-end="a625" svg:stroke-opacity="100%" draw:stroke-linejoin="round" style:horizontal-rel="paragraph" style:vertical-rel="paragraph" style:horizontal-pos="from-left" style:vertical-pos="from-top"/>
    </style:style>
    <style:style style:family="graphic" style:name="a627"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628">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629">
      <style:graphic-properties style:wrap="run-through" style:run-through="foreground" draw:fill="none" draw:stroke="solid" svg:stroke-width="0.01042in" svg:stroke-color="#000000" svg:stroke-opacity="100%" draw:stroke-linejoin="miter" style:horizontal-rel="paragraph" style:vertical-rel="paragraph" style:horizontal-pos="from-left" style:vertical-pos="from-top"/>
    </style:style>
    <style:style style:family="graphic" style:name="a170"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72">
      <style:graphic-properties style:wrap="run-through" style:run-through="foreground" draw:fill="none" draw:stroke="solid" svg:stroke-width="0.01042in" svg:stroke-color="#000000" draw:marker-end="a171" svg:stroke-opacity="100%" draw:stroke-linejoin="round" style:horizontal-rel="paragraph" style:vertical-rel="paragraph" style:horizontal-pos="from-left" style:vertical-pos="from-top"/>
    </style:style>
    <style:style style:family="graphic" style:name="a173">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30"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74"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75">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32">
      <style:graphic-properties style:wrap="run-through" style:run-through="foreground" draw:fill="none" draw:stroke="solid" svg:stroke-width="0.01042in" svg:stroke-color="#000000" draw:marker-end="a31" svg:stroke-opacity="100%" draw:stroke-linejoin="round" style:horizontal-rel="paragraph" style:vertical-rel="paragraph" style:horizontal-pos="from-left" style:vertical-pos="from-top"/>
    </style:style>
    <style:style style:family="graphic" style:name="a176">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177"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4">
      <style:graphic-properties draw:fill="none" draw:stroke="solid" svg:stroke-width="0.01042in" svg:stroke-color="#000000" draw:marker-end="a33" svg:stroke-opacity="100%" draw:stroke-linejoin="round"/>
    </style:style>
    <style:style style:family="graphic" style:name="a400">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179">
      <style:graphic-properties style:wrap="run-through" style:run-through="foreground" draw:fill="none" draw:stroke="solid" svg:stroke-width="0.01042in" svg:stroke-color="#000000" draw:marker-end="a178" svg:stroke-opacity="100%" draw:stroke-linejoin="round" style:horizontal-rel="paragraph" style:vertical-rel="paragraph" style:horizontal-pos="from-left" style:vertical-pos="from-top"/>
    </style:style>
    <style:style style:family="graphic" style:name="a401"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6">
      <style:graphic-properties draw:fill="none" draw:stroke="solid" svg:stroke-width="0.01042in" svg:stroke-color="#000000" draw:marker-end="a35" svg:stroke-opacity="100%" draw:stroke-linejoin="round"/>
    </style:style>
    <style:style style:family="graphic" style:name="a402">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38">
      <style:graphic-properties draw:fill="none" draw:stroke="solid" svg:stroke-width="0.01042in" svg:stroke-color="#000000" draw:marker-end="a37" svg:stroke-opacity="100%" draw:stroke-linejoin="round"/>
    </style:style>
    <style:style style:family="graphic" style:name="a403"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9">
      <style:graphic-properties draw:fill="none" draw:stroke="solid" svg:stroke-width="0.01042in" svg:stroke-color="#000000" svg:stroke-opacity="100%" draw:stroke-linejoin="round"/>
    </style:style>
    <style:style style:family="graphic" style:name="a404">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405">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630"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06"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07">
      <style:graphic-properties fo:wrap-option="wrap" fo:padding-top="0.05in" fo:padding-bottom="0.05in" fo:padding-left="0.1in" fo:padding-right="0.1in" draw:textarea-vertical-align="top" draw:textarea-horizontal-align="left" style:wrap="run-through" style:run-through="foreground" draw:fill="solid" draw:fill-color="#c0c0c0" draw:opacity="100%" draw:stroke="solid" svg:stroke-width="0.01042in" svg:stroke-color="#000000" svg:stroke-opacity="100%" draw:stroke-linejoin="miter"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632">
      <style:graphic-properties style:wrap="run-through" style:run-through="foreground" draw:fill="none" draw:stroke="solid" svg:stroke-width="0.01042in" svg:stroke-color="#000000" draw:marker-end="a631" svg:stroke-opacity="100%" draw:stroke-linejoin="round" style:horizontal-rel="paragraph" style:vertical-rel="paragraph" style:horizontal-pos="from-left" style:vertical-pos="from-top"/>
    </style:style>
    <style:style style:family="graphic" style:name="a408">
      <style:graphic-properties style:wrap="run-through" style:run-through="foreground" draw:fill="solid" draw:fill-color="#ffffff" draw:opacity="100%" draw:stroke="solid" svg:stroke-width="0.01042in" svg:stroke-color="#000000" svg:stroke-opacity="100%" draw:stroke-linejoin="miter" style:horizontal-rel="paragraph" style:vertical-rel="paragraph" style:horizontal-pos="from-left" style:vertical-pos="from-top"/>
    </style:style>
    <style:style style:family="graphic" style:name="a633"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09"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635">
      <style:graphic-properties style:wrap="run-through" style:run-through="foreground" draw:fill="none" draw:stroke="solid" svg:stroke-width="0.01042in" svg:stroke-color="#000000" draw:marker-end="a634" svg:stroke-opacity="100%" draw:stroke-linejoin="round" style:horizontal-rel="paragraph" style:vertical-rel="paragraph" style:horizontal-pos="from-left" style:vertical-pos="from-top"/>
    </style:style>
    <style:style style:family="graphic" style:name="a636">
      <style:graphic-properties style:wrap="run-through" style:run-through="foreground" draw:fill="none" draw:stroke="solid" svg:stroke-width="0.01042in" svg:stroke-color="#000000" svg:stroke-opacity="100%" draw:stroke-linejoin="miter" style:horizontal-rel="paragraph" style:vertical-rel="paragraph" style:horizontal-pos="from-left" style:vertical-pos="from-top"/>
    </style:style>
    <style:style style:family="graphic" style:name="a637"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638"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81">
      <style:graphic-properties style:wrap="run-through" style:run-through="foreground" draw:fill="none" draw:stroke="solid" svg:stroke-width="0.01042in" svg:stroke-color="#000000" draw:marker-end="a180" svg:stroke-opacity="100%" draw:stroke-linejoin="round" style:horizontal-rel="paragraph" style:vertical-rel="paragraph" style:horizontal-pos="from-left" style:vertical-pos="from-top"/>
    </style:style>
    <style:style style:family="graphic" style:name="a183">
      <style:graphic-properties style:wrap="run-through" style:run-through="foreground" draw:fill="none" draw:stroke="solid" svg:stroke-width="0.01042in" svg:stroke-color="#000000" draw:marker-end="a182" svg:stroke-opacity="100%" draw:stroke-linejoin="round" style:horizontal-rel="paragraph" style:vertical-rel="paragraph" style:horizontal-pos="from-left" style:vertical-pos="from-top"/>
    </style:style>
    <style:style style:family="graphic" style:name="a40">
      <style:graphic-properties style:wrap="run-through" style:run-through="foreground" style:horizontal-rel="paragraph" style:vertical-rel="paragraph" style:horizontal-pos="from-left" style:vertical-pos="from-top"/>
    </style:style>
    <style:style style:family="graphic" style:name="a41"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85">
      <style:graphic-properties style:wrap="run-through" style:run-through="foreground" draw:fill="none" draw:stroke="solid" svg:stroke-width="0.01042in" svg:stroke-color="#000000" draw:marker-end="a184" svg:stroke-opacity="100%" draw:stroke-linejoin="round" style:horizontal-rel="paragraph" style:vertical-rel="paragraph" style:horizontal-pos="from-left" style:vertical-pos="from-top"/>
    </style:style>
    <style:style style:family="graphic" style:name="a42"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86">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43"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87"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88">
      <style:graphic-properties style:wrap="run-through" style:run-through="foreground" draw:fill="solid" draw:fill-color="#ffffff" draw:opacity="100%" draw:stroke="solid" svg:stroke-width="0.01042in" svg:stroke-color="#000000" svg:stroke-opacity="100%" draw:stroke-linejoin="miter" style:horizontal-rel="paragraph" style:vertical-rel="paragraph" style:horizontal-pos="from-left" style:vertical-pos="from-top"/>
    </style:style>
    <style:style style:family="graphic" style:name="a410">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45">
      <style:graphic-properties style:wrap="run-through" style:run-through="foreground" draw:fill="none" draw:stroke="solid" svg:stroke-width="0.01042in" svg:stroke-color="#000000" draw:marker-end="a44" svg:stroke-opacity="100%" draw:stroke-linejoin="round" style:horizontal-rel="paragraph" style:vertical-rel="paragraph" style:horizontal-pos="from-left" style:vertical-pos="from-top"/>
    </style:style>
    <style:style style:family="graphic" style:name="a411">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47">
      <style:graphic-properties style:wrap="run-through" style:run-through="foreground" draw:fill="none" draw:stroke="solid" svg:stroke-width="0.01042in" svg:stroke-color="#000000" draw:marker-end="a46" svg:stroke-opacity="100%" draw:stroke-linejoin="round" style:horizontal-rel="paragraph" style:vertical-rel="paragraph" style:horizontal-pos="from-left" style:vertical-pos="from-top"/>
    </style:style>
    <style:style style:family="graphic" style:name="a412"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13"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9">
      <style:graphic-properties style:wrap="run-through" style:run-through="foreground" draw:fill="none" draw:stroke="solid" svg:stroke-width="0.01042in" svg:stroke-color="#000000" draw:marker-end="a48" svg:stroke-opacity="100%" draw:stroke-linejoin="round" style:horizontal-rel="paragraph" style:vertical-rel="paragraph" style:horizontal-pos="from-left" style:vertical-pos="from-top"/>
    </style:style>
    <style:style style:family="graphic" style:name="a414" style:parent-style-name="Graphics">
      <style:graphic-properties fo:wrap-option="wrap" fo:border="0.03125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15"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640">
      <style:graphic-properties style:wrap="run-through" style:run-through="foreground" draw:fill="none" draw:stroke="solid" svg:stroke-width="0.01042in" svg:stroke-color="#000000" draw:marker-end="a639" svg:stroke-opacity="100%" draw:stroke-linejoin="round" style:horizontal-rel="paragraph" style:vertical-rel="paragraph" style:horizontal-pos="from-left" style:vertical-pos="from-top"/>
    </style:style>
    <style:style style:family="graphic" style:name="a416">
      <style:graphic-properties style:wrap="run-through" style:run-through="foreground" draw:fill="none" draw:stroke="solid" svg:stroke-width="0.03125in" svg:stroke-color="#000000" svg:stroke-opacity="100%" draw:stroke-linejoin="round" style:horizontal-rel="paragraph" style:vertical-rel="paragraph" style:horizontal-pos="from-left" style:vertical-pos="from-top"/>
    </style:style>
    <style:style style:family="graphic" style:name="a641"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642">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418">
      <style:graphic-properties style:wrap="run-through" style:run-through="foreground" draw:fill="none" draw:stroke="solid" svg:stroke-width="0.01042in" svg:stroke-color="#000000" draw:marker-end="a417" svg:stroke-opacity="100%" draw:stroke-linejoin="round" style:horizontal-rel="paragraph" style:vertical-rel="paragraph" style:horizontal-pos="from-left" style:vertical-pos="from-top"/>
    </style:style>
    <style:style style:family="graphic" style:name="a419"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643"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645">
      <style:graphic-properties style:wrap="run-through" style:run-through="foreground" draw:fill="none" draw:stroke="solid" svg:stroke-width="0.01042in" svg:stroke-color="#000000" draw:marker-end="a644" svg:stroke-opacity="100%" draw:stroke-linejoin="round" style:horizontal-rel="paragraph" style:vertical-rel="paragraph" style:horizontal-pos="from-left" style:vertical-pos="from-top"/>
    </style:style>
    <style:style style:family="graphic" style:name="a646"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648">
      <style:graphic-properties style:wrap="run-through" style:run-through="foreground" draw:fill="none" draw:stroke="solid" svg:stroke-width="0.01042in" svg:stroke-color="#000000" draw:marker-end="a647" svg:stroke-opacity="100%" draw:stroke-linejoin="round" style:horizontal-rel="paragraph" style:vertical-rel="paragraph" style:horizontal-pos="from-left" style:vertical-pos="from-top"/>
    </style:style>
    <style:style style:family="graphic" style:name="a649">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190">
      <style:graphic-properties style:wrap="run-through" style:run-through="foreground" draw:fill="none" draw:stroke="solid" svg:stroke-width="0.01042in" svg:stroke-color="#000000" draw:marker-end="a189" svg:stroke-opacity="100%" draw:stroke-linejoin="round" style:horizontal-rel="paragraph" style:vertical-rel="paragraph" style:horizontal-pos="from-left" style:vertical-pos="from-top"/>
    </style:style>
    <style:style style:family="graphic" style:name="a191">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192"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93"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1">
      <style:graphic-properties style:wrap="run-through" style:run-through="foreground" draw:fill="none" draw:stroke="solid" svg:stroke-width="0.01042in" svg:stroke-color="#000000" draw:marker-end="a50" svg:stroke-opacity="100%" draw:stroke-linejoin="round" style:horizontal-rel="paragraph" style:vertical-rel="paragraph" style:horizontal-pos="from-left" style:vertical-pos="from-top"/>
    </style:style>
    <style:style style:family="graphic" style:name="a195">
      <style:graphic-properties style:wrap="run-through" style:run-through="foreground" draw:fill="none" draw:stroke="solid" svg:stroke-width="0.01042in" svg:stroke-color="#000000" draw:marker-end="a194" svg:stroke-opacity="100%" draw:stroke-linejoin="round" style:horizontal-rel="paragraph" style:vertical-rel="paragraph" style:horizontal-pos="from-left" style:vertical-pos="from-top"/>
    </style:style>
    <style:style style:family="graphic" style:name="a196">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53">
      <style:graphic-properties style:wrap="run-through" style:run-through="foreground" draw:fill="none" draw:stroke="solid" svg:stroke-width="0.01042in" svg:stroke-color="#000000" draw:marker-end="a52" svg:stroke-opacity="100%" draw:stroke-linejoin="round" style:horizontal-rel="paragraph" style:vertical-rel="paragraph" style:horizontal-pos="from-left" style:vertical-pos="from-top"/>
    </style:style>
    <style:style style:family="graphic" style:name="a197"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4" style:parent-style-name="Graphics">
      <style:graphic-properties fo:wrap-option="wrap" fo:border="0.01042in solid #000000"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20">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55">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198"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99">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56"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22">
      <style:graphic-properties style:wrap="run-through" style:run-through="foreground" draw:fill="none" draw:stroke="solid" svg:stroke-width="0.01042in" svg:stroke-color="#000000" draw:marker-end="a421" svg:stroke-opacity="100%" draw:stroke-linejoin="round" style:horizontal-rel="paragraph" style:vertical-rel="paragraph" style:horizontal-pos="from-left" style:vertical-pos="from-top"/>
    </style:style>
    <style:style style:family="graphic" style:name="a423"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8">
      <style:graphic-properties style:wrap="run-through" style:run-through="foreground" draw:fill="none" draw:stroke="solid" svg:stroke-width="0.01042in" svg:stroke-color="#000000" draw:marker-end="a57" svg:stroke-opacity="100%" draw:stroke-linejoin="round" style:horizontal-rel="paragraph" style:vertical-rel="paragraph" style:horizontal-pos="from-left" style:vertical-pos="from-top"/>
    </style:style>
    <style:style style:family="graphic" style:name="a425">
      <style:graphic-properties style:wrap="run-through" style:run-through="foreground" draw:fill="none" draw:stroke="solid" svg:stroke-width="0.01042in" svg:stroke-color="#000000" draw:marker-end="a424" svg:stroke-opacity="100%" draw:stroke-linejoin="round" style:horizontal-rel="paragraph" style:vertical-rel="paragraph" style:horizontal-pos="from-left" style:vertical-pos="from-top"/>
    </style:style>
    <style:style style:family="graphic" style:name="a427">
      <style:graphic-properties style:wrap="run-through" style:run-through="foreground" draw:fill="none" draw:stroke="solid" svg:stroke-width="0.01042in" svg:stroke-color="#000000" draw:marker-end="a426" svg:stroke-opacity="100%" draw:stroke-linejoin="round" style:horizontal-rel="paragraph" style:vertical-rel="paragraph" style:horizontal-pos="from-left" style:vertical-pos="from-top"/>
    </style:style>
    <style:style style:family="graphic" style:name="a651">
      <style:graphic-properties style:wrap="run-through" style:run-through="foreground" draw:fill="none" draw:stroke="solid" svg:stroke-width="0.01042in" svg:stroke-color="#000000" draw:marker-end="a650" svg:stroke-opacity="100%" draw:stroke-linejoin="round" style:horizontal-rel="paragraph" style:vertical-rel="paragraph" style:horizontal-pos="from-left" style:vertical-pos="from-top"/>
    </style:style>
    <style:style style:family="graphic" style:name="a652"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29">
      <style:graphic-properties style:wrap="run-through" style:run-through="foreground" draw:fill="none" draw:stroke="solid" svg:stroke-width="0.01042in" svg:stroke-color="#000000" draw:marker-end="a428" svg:stroke-opacity="100%" draw:stroke-linejoin="round" style:horizontal-rel="paragraph" style:vertical-rel="paragraph" style:horizontal-pos="from-left" style:vertical-pos="from-top"/>
    </style:style>
    <style:style style:family="graphic" style:name="a653"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654">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656">
      <style:graphic-properties style:wrap="run-through" style:run-through="foreground" draw:fill="none" draw:stroke="solid" svg:stroke-width="0.01042in" svg:stroke-color="#000000" draw:marker-start="a655" svg:stroke-opacity="100%" draw:stroke-linejoin="round" style:horizontal-rel="paragraph" style:vertical-rel="paragraph" style:horizontal-pos="from-left" style:vertical-pos="from-top"/>
    </style:style>
    <style:style style:family="graphic" style:name="a657" style:parent-style-name="Graphics">
      <style:graphic-properties fo:wrap-option="wrap" fo:border="0.01042in solid #000000" fo:padding-top="0.05in" fo:padding-bottom="0.05in" fo:padding-left="0.1in" fo:padding-right="0.1in" fo:background-color="#c0c0c0"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658">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201">
      <style:graphic-properties style:wrap="run-through" style:run-through="foreground" draw:fill="none" draw:stroke="solid" svg:stroke-width="0.01042in" svg:stroke-color="#000000" draw:marker-end="a200" svg:stroke-opacity="100%" draw:stroke-linejoin="round" style:horizontal-rel="paragraph" style:vertical-rel="paragraph" style:horizontal-pos="from-left" style:vertical-pos="from-top"/>
    </style:style>
    <style:style style:family="graphic" style:name="a60">
      <style:graphic-properties style:wrap="run-through" style:run-through="foreground" draw:fill="none" draw:stroke="solid" svg:stroke-width="0.01042in" svg:stroke-color="#000000" draw:marker-end="a59" svg:stroke-opacity="100%" draw:stroke-linejoin="round" style:horizontal-rel="paragraph" style:vertical-rel="paragraph" style:horizontal-pos="from-left" style:vertical-pos="from-top"/>
    </style:style>
    <style:style style:family="graphic" style:name="a203">
      <style:graphic-properties style:wrap="run-through" style:run-through="foreground" draw:fill="none" draw:stroke="solid" svg:stroke-width="0.01042in" svg:stroke-color="#000000" draw:marker-end="a202" svg:stroke-opacity="100%" draw:stroke-linejoin="round" style:horizontal-rel="paragraph" style:vertical-rel="paragraph" style:horizontal-pos="from-left" style:vertical-pos="from-top"/>
    </style:style>
    <style:style style:family="graphic" style:name="a62">
      <style:graphic-properties style:wrap="run-through" style:run-through="foreground" draw:fill="none" draw:stroke="solid" svg:stroke-width="0.01042in" svg:stroke-color="#000000" draw:marker-end="a61" svg:stroke-opacity="100%" draw:stroke-linejoin="round" style:horizontal-rel="paragraph" style:vertical-rel="paragraph" style:horizontal-pos="from-left" style:vertical-pos="from-top"/>
    </style:style>
    <style:style style:family="graphic" style:name="a204">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63"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05"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64"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06"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65"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07"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31">
      <style:graphic-properties style:wrap="run-through" style:run-through="foreground" draw:fill="none" draw:stroke="solid" svg:stroke-width="0.01042in" svg:stroke-color="#000000" draw:marker-end="a430" svg:stroke-opacity="100%" draw:stroke-linejoin="round" style:horizontal-rel="paragraph" style:vertical-rel="paragraph" style:horizontal-pos="from-left" style:vertical-pos="from-top"/>
    </style:style>
    <style:style style:family="graphic" style:name="a208" style:parent-style-name="Graphics">
      <style:graphic-properties fo:wrap-option="wrap" fo:border="0.01042in solid #000000" fo:padding-top="0.05in" fo:padding-bottom="0.05in" fo:padding-left="0.1in" fo:padding-right="0.1in" fo:background-color="#c0c0c0"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67">
      <style:graphic-properties style:wrap="run-through" style:run-through="foreground" draw:fill="none" draw:stroke="solid" svg:stroke-width="0.01042in" svg:stroke-color="#000000" draw:marker-end="a66" svg:stroke-opacity="100%" draw:stroke-linejoin="round" style:horizontal-rel="paragraph" style:vertical-rel="paragraph" style:horizontal-pos="from-left" style:vertical-pos="from-top"/>
    </style:style>
    <style:style style:family="graphic" style:name="a209">
      <style:graphic-properties fo:wrap-option="wrap" fo:padding-top="0.01389in" fo:padding-bottom="0.01389in" fo:padding-left="0.01389in" fo:padding-right="0.01389in" draw:textarea-vertical-align="top" draw:textarea-horizontal-align="left" style:wrap="run-through" style:run-through="foreground" draw:fill="solid" draw:fill-color="#cccccc" draw:opacity="100%" draw:stroke="solid" svg:stroke-width="0.01042in" svg:stroke-color="#000000" svg:stroke-opacity="100%" draw:stroke-linejoin="miter"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33">
      <style:graphic-properties style:wrap="run-through" style:run-through="foreground" draw:fill="none" draw:stroke="solid" svg:stroke-width="0.01042in" svg:stroke-color="#000000" draw:marker-end="a432" svg:stroke-opacity="100%" draw:stroke-linejoin="round" style:horizontal-rel="paragraph" style:vertical-rel="paragraph" style:horizontal-pos="from-left" style:vertical-pos="from-top"/>
    </style:style>
    <style:style style:family="graphic" style:name="a69">
      <style:graphic-properties style:wrap="run-through" style:run-through="foreground" draw:fill="none" draw:stroke="solid" svg:stroke-width="0.01042in" svg:stroke-color="#000000" draw:marker-end="a68" svg:stroke-opacity="100%" draw:stroke-linejoin="round" style:horizontal-rel="paragraph" style:vertical-rel="paragraph" style:horizontal-pos="from-left" style:vertical-pos="from-top"/>
    </style:style>
    <style:style style:family="graphic" style:name="a435">
      <style:graphic-properties style:wrap="run-through" style:run-through="foreground" draw:fill="none" draw:stroke="solid" svg:stroke-width="0.01042in" svg:stroke-color="#000000" draw:marker-end="a434" svg:stroke-opacity="100%" draw:stroke-linejoin="round" style:horizontal-rel="paragraph" style:vertical-rel="paragraph" style:horizontal-pos="from-left" style:vertical-pos="from-top"/>
    </style:style>
    <style:style style:family="graphic" style:name="a436"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660">
      <style:graphic-properties style:wrap="run-through" style:run-through="foreground" draw:fill="none" draw:stroke="solid" svg:stroke-width="0.01042in" svg:stroke-color="#000000" draw:marker-end="a659" svg:stroke-opacity="100%" draw:stroke-linejoin="round" style:horizontal-rel="paragraph" style:vertical-rel="paragraph" style:horizontal-pos="from-left" style:vertical-pos="from-top"/>
    </style:style>
    <style:style style:family="graphic" style:name="a438">
      <style:graphic-properties style:wrap="run-through" style:run-through="foreground" draw:fill="none" draw:stroke="solid" svg:stroke-width="0.01042in" svg:stroke-color="#000000" draw:marker-end="a437" svg:stroke-opacity="100%" draw:stroke-linejoin="round" style:horizontal-rel="paragraph" style:vertical-rel="paragraph" style:horizontal-pos="from-left" style:vertical-pos="from-top"/>
    </style:style>
    <style:style style:family="graphic" style:name="a662">
      <style:graphic-properties style:wrap="run-through" style:run-through="foreground" draw:fill="none" draw:stroke="solid" svg:stroke-width="0.01042in" svg:stroke-color="#000000" draw:marker-end="a661" svg:stroke-opacity="100%" draw:stroke-linejoin="round" style:horizontal-rel="paragraph" style:vertical-rel="paragraph" style:horizontal-pos="from-left" style:vertical-pos="from-top"/>
    </style:style>
    <style:style style:family="graphic" style:name="a439"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664">
      <style:graphic-properties style:wrap="run-through" style:run-through="foreground" draw:fill="none" draw:stroke="solid" svg:stroke-width="0.01042in" svg:stroke-color="#000000" draw:marker-end="a663" svg:stroke-opacity="100%" draw:stroke-linejoin="round" style:horizontal-rel="paragraph" style:vertical-rel="paragraph" style:horizontal-pos="from-left" style:vertical-pos="from-top"/>
    </style:style>
    <style:style style:family="graphic" style:name="a665"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666"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667"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668">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office:automatic-styles>
  <office:body>
    <office:text text:use-soft-page-breaks="true">
      <text:p text:style-name="P1"/>
      <text:p text:style-name="Normal"><text:span text:style-name="T32"><draw:custom-shape svg:x="0.19653in" svg:y="0.28681in" svg:width="6.03333in" svg:height="1.13333in" draw:z-index="251349504" draw:id="id0" draw:style-name="a0" draw:name="Rectangle 2825" text:anchor-type="paragraph"><svg:title/><svg:desc/><text:p text:style-name="P33">Prise en charge du développement et de la maintenance d’applications informatiques</text:p><text:p text:style-name="Normal"/><draw:enhanced-geometry draw:type="non-primitive" svg:viewBox="0 0 21600 21600" draw:enhanced-path="M 0 0 L 21600 0 21600 21600 0 21600 Z N"/></draw:custom-shape></text:span></text:p>
      <text:p text:style-name="P34"/>
      <text:p text:style-name="P35"/>
      <text:p text:style-name="P36"/>
      <text:p text:style-name="P37"/>
      <text:p text:style-name="P38"/>
      <text:p text:style-name="P39"/>
      <text:p text:style-name="P40"/>
      <text:p text:style-name="P41"/>
      <text:p text:style-name="P42"><text:span text:style-name="T43"><draw:custom-shape svg:x="-0.18056in" svg:y="0.03056in" svg:width="6.57639in" svg:height="2.92153in" draw:z-index="251964928" draw:id="id1" draw:style-name="a1" draw:name="Oval 2829" text:anchor-type="paragraph"><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text:span></text:p>
      <text:p text:style-name="DefaultText"><draw:frame draw:z-index="251965952" draw:id="id2" draw:style-name="a2" draw:name="Text Box 2830" text:anchor-type="paragraph" svg:x="0.19653in" svg:y="0.62153in" svg:width="5.65625in" svg:height="1.38264in" style:rel-width="scale" style:rel-height="scale"><draw:text-box><text:p text:style-name="P44">Document PQDSR</text:p><text:p text:style-name="P45">Plan Qualité des Développements et Services Récurrents</text:p></draw:text-box><svg:title/><svg:desc/></draw:frame></text:p>
      <table:table table:style-name="Table46">
        <table:table-columns>
          <table:table-column table:style-name="TableColumn47"/>
          <table:table-column table:style-name="TableColumn48"/>
        </table:table-columns>
        <table:table-header-rows>
          <table:table-row table:style-name="TableRow49">
            <table:table-cell table:style-name="TableCell50" table:number-columns-spanned="2">
              <text:soft-page-break/>
              <text:p text:style-name="P51">Liste de diffusion</text:p>
            </table:table-cell>
            <table:covered-table-cell/>
          </table:table-row>
          <table:table-row table:style-name="TableRow52">
            <table:table-cell table:style-name="TableCell53">
              <text:p text:style-name="P54">Nom</text:p>
            </table:table-cell>
            <table:table-cell table:style-name="TableCell55">
              <text:p text:style-name="P56">Fonction</text:p>
            </table:table-cell>
          </table:table-row>
        </table:table-header-rows>
        <table:table-row table:style-name="TableRow57">
          <table:table-cell table:style-name="TableCell58">
            <text:p text:style-name="P59"/>
          </table:table-cell>
          <table:table-cell table:style-name="TableCell60">
            <text:p text:style-name="P61">Responsable Direction de Projet Informatique<text:s/><text:span text:style-name="T62">Client</text:span></text:p>
          </table:table-cell>
        </table:table-row>
        <table:table-row table:style-name="TableRow63">
          <table:table-cell table:style-name="TableCell64">
            <text:p text:style-name="P65"/>
          </table:table-cell>
          <table:table-cell table:style-name="TableCell66">
            <text:p text:style-name="P67">Responsable Direction de Projet Informatique<text:s/><text:span text:style-name="T68">Client – maintenance applicative</text:span></text:p>
          </table:table-cell>
        </table:table-row>
        <table:table-row table:style-name="TableRow69">
          <table:table-cell table:style-name="TableCell70">
            <text:p text:style-name="P71"/>
          </table:table-cell>
          <table:table-cell table:style-name="TableCell72">
            <text:p text:style-name="P73">Responsable Maîtrise d’Œuvre<text:s/><text:span text:style-name="T74">Client</text:span></text:p>
          </table:table-cell>
        </table:table-row>
        <table:table-row table:style-name="TableRow75">
          <table:table-cell table:style-name="TableCell76">
            <text:p text:style-name="P77"/>
          </table:table-cell>
          <table:table-cell table:style-name="TableCell78">
            <text:p text:style-name="P79">Responsable du Service<text:s/>XXX</text:p>
          </table:table-cell>
        </table:table-row>
        <table:table-row table:style-name="TableRow80">
          <table:table-cell table:style-name="TableCell81">
            <text:p text:style-name="P82"/>
          </table:table-cell>
          <table:table-cell table:style-name="TableCell83">
            <text:p text:style-name="P84">Services Manager Etudes<text:s/>XXX</text:p>
          </table:table-cell>
        </table:table-row>
        <table:table-row table:style-name="TableRow85">
          <table:table-cell table:style-name="TableCell86">
            <text:p text:style-name="P87"/>
          </table:table-cell>
          <table:table-cell table:style-name="TableCell88">
            <text:p text:style-name="P89">Responsable Développements<text:s/>XXX</text:p>
          </table:table-cell>
        </table:table-row>
        <table:table-row table:style-name="TableRow90">
          <table:table-cell table:style-name="TableCell91">
            <text:p text:style-name="P92"/>
          </table:table-cell>
          <table:table-cell table:style-name="TableCell93">
            <text:p text:style-name="P94">Responsable Qualité<text:s/>XXX</text:p>
          </table:table-cell>
        </table:table-row>
      </table:table>
      <text:p text:style-name="DefaultText"/>
      <text:p text:style-name="DefaultText"/>
      <table:table table:style-name="Table95">
        <table:table-columns>
          <table:table-column table:style-name="TableColumn96"/>
          <table:table-column table:style-name="TableColumn97"/>
          <table:table-column table:style-name="TableColumn98"/>
        </table:table-columns>
        <table:table-header-rows>
          <table:table-row table:style-name="TableRow99">
            <table:table-cell table:style-name="TableCell100" table:number-columns-spanned="3">
              <text:p text:style-name="P101">Validation du présent document</text:p>
            </table:table-cell>
            <table:covered-table-cell/>
            <table:covered-table-cell/>
          </table:table-row>
          <table:table-row table:style-name="TableRow102">
            <table:table-cell table:style-name="TableCell103">
              <text:p text:style-name="P104">Nom</text:p>
            </table:table-cell>
            <table:table-cell table:style-name="TableCell105">
              <text:p text:style-name="P106">Fonction</text:p>
            </table:table-cell>
            <table:table-cell table:style-name="TableCell107">
              <text:p text:style-name="P108">Date</text:p>
            </table:table-cell>
          </table:table-row>
        </table:table-header-rows>
        <table:table-row table:style-name="TableRow109">
          <table:table-cell table:style-name="TableCell110">
            <text:p text:style-name="P111"/>
          </table:table-cell>
          <table:table-cell table:style-name="TableCell112">
            <text:p text:style-name="P113">Responsable Maîtrise d’Œuvre<text:s/><text:span text:style-name="T114">Client</text:span></text:p>
          </table:table-cell>
          <table:table-cell table:style-name="TableCell115">
            <text:p text:style-name="P116"/>
          </table:table-cell>
        </table:table-row>
        <table:table-row table:style-name="TableRow117">
          <table:table-cell table:style-name="TableCell118">
            <text:p text:style-name="P119"/>
          </table:table-cell>
          <table:table-cell table:style-name="TableCell120">
            <text:p text:style-name="P121">Services Manager Etudes<text:s/>XXX</text:p>
          </table:table-cell>
          <table:table-cell table:style-name="TableCell122">
            <text:p text:style-name="P123"/>
          </table:table-cell>
        </table:table-row>
      </table:table>
      <text:p text:style-name="P124"/>
      <text:p text:style-name="P125"/>
      <table:table table:style-name="Table126">
        <table:table-columns>
          <table:table-column table:style-name="TableColumn127"/>
          <table:table-column table:style-name="TableColumn128"/>
          <table:table-column table:style-name="TableColumn129"/>
        </table:table-columns>
        <table:table-header-rows>
          <table:table-row table:style-name="TableRow130">
            <table:table-cell table:style-name="TableCell131" table:number-columns-spanned="3">
              <text:p text:style-name="P132">Approbation du présent document</text:p>
            </table:table-cell>
            <table:covered-table-cell/>
            <table:covered-table-cell/>
          </table:table-row>
          <table:table-row table:style-name="TableRow133">
            <table:table-cell table:style-name="TableCell134">
              <text:p text:style-name="P135">Nom</text:p>
            </table:table-cell>
            <table:table-cell table:style-name="TableCell136">
              <text:p text:style-name="P137">Fonction</text:p>
            </table:table-cell>
            <table:table-cell table:style-name="TableCell138">
              <text:p text:style-name="P139">Date</text:p>
            </table:table-cell>
          </table:table-row>
        </table:table-header-rows>
        <table:table-row table:style-name="TableRow140">
          <table:table-cell table:style-name="TableCell141">
            <text:p text:style-name="P142"/>
          </table:table-cell>
          <table:table-cell table:style-name="TableCell143">
            <text:p text:style-name="P144">Responsable Direction de Projet Informatique<text:s/><text:span text:style-name="T145">Client</text:span></text:p>
          </table:table-cell>
          <table:table-cell table:style-name="TableCell146">
            <text:p text:style-name="P147"/>
          </table:table-cell>
        </table:table-row>
        <table:table-row table:style-name="TableRow148">
          <table:table-cell table:style-name="TableCell149">
            <text:p text:style-name="P150"/>
          </table:table-cell>
          <table:table-cell table:style-name="TableCell151">
            <text:p text:style-name="P152">Responsable du Service<text:s/>XXX</text:p>
          </table:table-cell>
          <table:table-cell table:style-name="TableCell153">
            <text:p text:style-name="P154"/>
          </table:table-cell>
        </table:table-row>
      </table:table>
      <text:p text:style-name="P155"/>
      <text:p text:style-name="P156"/>
      <table:table table:style-name="Table157">
        <table:table-columns>
          <table:table-column table:style-name="TableColumn158"/>
          <table:table-column table:style-name="TableColumn159"/>
          <table:table-column table:style-name="TableColumn160"/>
          <table:table-column table:style-name="TableColumn161"/>
        </table:table-columns>
        <table:table-header-rows>
          <table:table-row table:style-name="TableRow162">
            <table:table-cell table:style-name="TableCell163" table:number-columns-spanned="4">
              <text:soft-page-break/>
              <text:p text:style-name="P164">Versions</text:p>
            </table:table-cell>
            <table:covered-table-cell/>
            <table:covered-table-cell/>
            <table:covered-table-cell/>
          </table:table-row>
        </table:table-header-rows>
        <table:table-row table:style-name="TableRow165">
          <table:table-cell table:style-name="TableCell166">
            <text:p text:style-name="P167">N°</text:p>
          </table:table-cell>
          <table:table-cell table:style-name="TableCell168">
            <text:p text:style-name="P169">Date</text:p>
          </table:table-cell>
          <table:table-cell table:style-name="TableCell170">
            <text:p text:style-name="P171">Auteur</text:p>
          </table:table-cell>
          <table:table-cell table:style-name="TableCell172">
            <text:p text:style-name="P173"><text:s text:c="2"/>Nature de la modification et responsable</text:p>
          </table:table-cell>
        </table:table-row>
        <table:table-row table:style-name="TableRow174">
          <table:table-cell table:style-name="TableCell175">
            <text:p text:style-name="P176">01.01</text:p>
          </table:table-cell>
          <table:table-cell table:style-name="TableCell177">
            <text:p text:style-name="P178">07.01</text:p>
          </table:table-cell>
          <table:table-cell table:style-name="TableCell179">
            <text:p text:style-name="P180"/>
          </table:table-cell>
          <table:table-cell table:style-name="TableCell181">
            <text:p text:style-name="P182">Création du document</text:p>
          </table:table-cell>
        </table:table-row>
        <table:table-row table:style-name="TableRow183">
          <table:table-cell table:style-name="TableCell184">
            <text:p text:style-name="P185"/>
          </table:table-cell>
          <table:table-cell table:style-name="TableCell186">
            <text:p text:style-name="P187"/>
          </table:table-cell>
          <table:table-cell table:style-name="TableCell188">
            <text:p text:style-name="P189"/>
          </table:table-cell>
          <table:table-cell table:style-name="TableCell190">
            <text:p text:style-name="P191"/>
          </table:table-cell>
        </table:table-row>
        <table:table-row table:style-name="TableRow192">
          <table:table-cell table:style-name="TableCell193">
            <text:p text:style-name="P194"/>
          </table:table-cell>
          <table:table-cell table:style-name="TableCell195">
            <text:p text:style-name="P196"/>
          </table:table-cell>
          <table:table-cell table:style-name="TableCell197">
            <text:p text:style-name="P198"/>
          </table:table-cell>
          <table:table-cell table:style-name="TableCell199">
            <text:p text:style-name="P200"/>
          </table:table-cell>
        </table:table-row>
        <table:table-row table:style-name="TableRow201">
          <table:table-cell table:style-name="TableCell202">
            <text:p text:style-name="P203"/>
          </table:table-cell>
          <table:table-cell table:style-name="TableCell204">
            <text:p text:style-name="P205"/>
          </table:table-cell>
          <table:table-cell table:style-name="TableCell206">
            <text:p text:style-name="P207"/>
          </table:table-cell>
          <table:table-cell table:style-name="TableCell208">
            <text:p text:style-name="P209"/>
          </table:table-cell>
        </table:table-row>
        <table:table-row table:style-name="TableRow210">
          <table:table-cell table:style-name="TableCell211">
            <text:p text:style-name="P212"/>
          </table:table-cell>
          <table:table-cell table:style-name="TableCell213">
            <text:p text:style-name="P214"/>
          </table:table-cell>
          <table:table-cell table:style-name="TableCell215">
            <text:p text:style-name="P216"/>
          </table:table-cell>
          <table:table-cell table:style-name="TableCell217">
            <text:p text:style-name="P218"/>
          </table:table-cell>
        </table:table-row>
      </table:table>
      <text:p text:style-name="Listecontinue"/>
      <text:p text:style-name="P219"/>
      <text:p text:style-name="P220"/>
      <table:table table:style-name="Table221">
        <table:table-columns>
          <table:table-column table:style-name="TableColumn222"/>
        </table:table-columns>
        <table:table-row table:style-name="TableRow223">
          <table:table-cell table:style-name="TableCell224">
            <text:p text:style-name="P225">SOMMAIRE</text:p>
          </table:table-cell>
        </table:table-row>
      </table:table>
      <text:p text:style-name="P226"/>
      <text:p text:style-name="P227"/>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source>
        <text:index-body>
          <text:p text:style-name="P228">1<text:tab/>Introduction<text:tab/>6</text:p>
          <text:p text:style-name="P229">1.1<text:tab/>Objectifs du Plan Qualité des Developpements et Services Récurrents<text:tab/>6</text:p>
          <text:p text:style-name="P230">2<text:tab/>DOCUMENTS contractuels<text:tab/>7</text:p>
          <text:p text:style-name="P231">3<text:tab/>Maîtrise du Plan Qualité des Développements et Services Récurrents<text:tab/>8</text:p>
          <text:p text:style-name="P232">3.1<text:tab/>Rédaction initiale<text:tab/>8</text:p>
          <text:p text:style-name="P233">3.2<text:tab/>Validation<text:tab/>8</text:p>
          <text:p text:style-name="P234">3.3<text:tab/>Approbation<text:tab/>8</text:p>
          <text:p text:style-name="P235">3.4<text:tab/>Evolution<text:tab/>8</text:p>
          <text:p text:style-name="P236">3.5<text:tab/>Dérogation<text:tab/>8</text:p>
          <text:p text:style-name="P237">3.6<text:tab/>Procédure à suivre en cas de déviation par rapport au PQDSR<text:tab/>8</text:p>
          <text:p text:style-name="P238"><text:span text:style-name="T239">4</text:span><text:tab/><text:span text:style-name="T240">Organisation de la relation entre le Client et<text:s/></text:span><text:span text:style-name="T241">XXX</text:span><text:span text:style-name="T242"><text:s text:c="2"/>Cycle de vie de la prise en charge du developpement et de la maintenance d’applications informatiques</text:span><text:tab/>9</text:p>
          <text:p text:style-name="P243">4.1<text:tab/>Structure organisationnelle de l’Opération<text:tab/>10</text:p>
          <text:p text:style-name="P244">4.2<text:tab/>Attribution des Rôles<text:tab/>11</text:p>
          <text:p text:style-name="P245">4.2.1<text:tab/>Le client<text:tab/>11</text:p>
          <text:p text:style-name="P246">4.2.2<text:tab/>XXX<text:tab/><text:span text:style-name="T247">Erreur ! Signet non défini.</text:span></text:p>
          <text:p text:style-name="P248">4.3<text:tab/>INSTANCES DE PILOTAGE ET DE CONTROLE DES DEVELOPPEMENTS ET DES SERVICES RECURRENTS<text:tab/>14</text:p>
          <text:p text:style-name="P249">4.3.1<text:tab/>Comité de Suivi<text:tab/>14</text:p>
          <text:p text:style-name="P250">4.3.2<text:tab/>Comité de Pilotage<text:tab/>15</text:p>
          <text:p text:style-name="P251">4.3.3<text:tab/>Comité de Direction<text:tab/>15</text:p>
          <text:p text:style-name="P252">5<text:tab/>Plan de conduite des Développements etservices recurrents<text:tab/>16</text:p>
          <text:p text:style-name="P253">5.1<text:tab/>Généralités<text:tab/>16</text:p>
          <text:p text:style-name="P254">5.1.1<text:tab/>Types de demandes<text:tab/>16</text:p>
          <text:p text:style-name="P255">5.1.2<text:tab/>Définition des responsabilités dans les matrices<text:tab/>16</text:p>
          <text:p text:style-name="P256">5.2<text:tab/>Catalogue des Prestations<text:tab/>17</text:p>
          <text:p text:style-name="P257">5.3<text:tab/>Relations entre les Prestations<text:tab/>17</text:p>
          <text:p text:style-name="P258">5.4<text:tab/>diagramme de communication des demandes<text:tab/>18</text:p>
          <text:p text:style-name="P259">5.5<text:tab/>Définition des Prestations<text:tab/>19</text:p>
          <text:p text:style-name="P260">5.5.1<text:tab/>CDE : Centralisation des Demandes Etudes<text:tab/>19</text:p>
          <text:p text:style-name="P261">5.5.2<text:tab/>EIM : Etude d’Impact Macro<text:tab/>20</text:p>
          <text:p text:style-name="P262">5.5.3<text:tab/>EID : Etude d’Impact Détaillée<text:tab/>22</text:p>
          <text:p text:style-name="P263">5.5.4<text:tab/>PRJ : Projet<text:tab/>24</text:p>
          <text:p text:style-name="P264">5.5.5<text:tab/>EVS : Evolution Significative<text:tab/>27</text:p>
          <text:p text:style-name="P265">5.5.6<text:tab/>EVM : Evolution Mineure<text:tab/>27</text:p>
          <text:p text:style-name="P266">5.5.7<text:tab/>DEP : Déploiement<text:tab/>28</text:p>
          <text:p text:style-name="P267">5.5.8<text:tab/>GES : Gestion des Services<text:tab/>35</text:p>
          <text:p text:style-name="P268">5.5.9<text:tab/>MCA : Maintenance Corrective des Applications<text:tab/>36</text:p>
          <text:p text:style-name="P269">6<text:tab/>Plan de gestion de l’opération<text:tab/>39</text:p>
          <text:p text:style-name="P270">6.1<text:tab/>Gestion des Changements<text:tab/>39</text:p>
          <text:p text:style-name="P271">6.1.1<text:tab/>Objectif<text:tab/>39</text:p>
          <text:p text:style-name="P272">6.1.2<text:tab/>Domaine d'application<text:tab/>39</text:p>
          <text:p text:style-name="P273">6.1.3<text:tab/>Règles générales<text:tab/>40</text:p>
          <text:p text:style-name="P274">6.1.4<text:tab/>Modalités d’application<text:tab/>41</text:p>
          <text:p text:style-name="P275">6.2<text:tab/>Gestion des Anomalies<text:tab/>43</text:p>
          <text:soft-page-break/>
          <text:p text:style-name="P276">6.2.1<text:tab/>Objectif<text:tab/>43</text:p>
          <text:p text:style-name="P277">6.2.2<text:tab/>Domaine d’application<text:tab/>43</text:p>
          <text:p text:style-name="P278">6.2.3<text:tab/>Procédure détaillée : Gestion des anomalies applicatives<text:tab/>43</text:p>
          <text:p text:style-name="P279">6.2.4<text:tab/>Procédure détaillée : Gestion des anomalies applicatives de test<text:tab/>47</text:p>
          <text:p text:style-name="P280">6.3<text:tab/>Gestion des incidents<text:tab/>48</text:p>
          <text:p text:style-name="P281">6.3.1<text:tab/>Objectif<text:tab/>48</text:p>
          <text:p text:style-name="P282">6.3.2<text:tab/>Domaine d’application<text:tab/>48</text:p>
          <text:p text:style-name="P283">6.3.3<text:tab/>Règles générales<text:tab/>48</text:p>
          <text:p text:style-name="P284">6.4<text:tab/>Gestion des documents<text:tab/>49</text:p>
          <text:p text:style-name="P285">6.4.1<text:tab/>Objectif<text:tab/>49</text:p>
          <text:p text:style-name="P286">6.4.2<text:tab/>Domaine d’application<text:tab/>49</text:p>
          <text:p text:style-name="P287">6.4.3<text:tab/>Conservation des informations : Responsabilités<text:s/>XXX<text:tab/>50</text:p>
          <text:p text:style-name="P288">6.5<text:tab/>Gestion de la recette fonctionnelle<text:tab/>51</text:p>
          <text:p text:style-name="P289">6.5.1<text:tab/>Objectif<text:tab/>51</text:p>
          <text:p text:style-name="P290">6.5.2<text:tab/>Domaine d’application<text:tab/>51</text:p>
          <text:p text:style-name="P291">6.5.3<text:tab/>Documents applicables à la recette<text:tab/>51</text:p>
          <text:p text:style-name="P292">6.5.4<text:tab/>Schéma de Fonctionnement<text:tab/>52</text:p>
          <text:p text:style-name="P293">6.5.5<text:tab/>La recette<text:tab/>52</text:p>
          <text:p text:style-name="P294">6.5.6<text:tab/>Bilan de la recette fonctionnelle<text:tab/>52</text:p>
          <text:p text:style-name="P295">6.6<text:tab/>Gestion des risques<text:tab/>54</text:p>
          <text:p text:style-name="P296">6.6.1<text:tab/>Objectif<text:tab/>54</text:p>
          <text:p text:style-name="P297">6.6.2<text:tab/>Domaine d’application<text:tab/>54</text:p>
          <text:p text:style-name="P298">6.6.3<text:tab/>Règles générales<text:tab/>54</text:p>
          <text:p text:style-name="P299">6.7<text:tab/>Suivi des plans d’action<text:tab/>55</text:p>
          <text:p text:style-name="P300">6.7.1<text:tab/>Objectif<text:tab/>55</text:p>
          <text:p text:style-name="P301">6.7.2<text:tab/>Domaine d’application<text:tab/>55</text:p>
          <text:p text:style-name="P302">6.7.3<text:tab/>Règles générales<text:tab/>55</text:p>
          <text:p text:style-name="P303">6.7.4<text:tab/>Modalités d’application<text:tab/>55</text:p>
          <text:p text:style-name="P304">6.8<text:tab/>Gestion de la Configuration Logicielle<text:tab/>56</text:p>
          <text:p text:style-name="P305">6.8.1<text:tab/>Objectif<text:tab/>56</text:p>
          <text:p text:style-name="P306">6.8.2<text:tab/>Domaine d’application<text:tab/>56</text:p>
          <text:p text:style-name="P307">6.8.3<text:tab/>Identification<text:tab/>56</text:p>
          <text:p text:style-name="P308">6.9<text:tab/>gestion des sauvegardes - Plan de Secours des infrastructures de <text:s/>l’equipe<text:tab/>57</text:p>
          <text:p text:style-name="P309">6.9.1<text:tab/>Objectif<text:tab/>57</text:p>
          <text:p text:style-name="P310">6.9.2<text:tab/>Gestion des Sauvegardes<text:tab/>57</text:p>
          <text:p text:style-name="P311">6.9.3<text:tab/>Plan de Secours<text:tab/>57</text:p>
          <text:p text:style-name="P312">6.9.4<text:tab/>Sauvegarde Micro<text:tab/>58</text:p>
          <text:p text:style-name="P313">6.10<text:tab/>Gestion de la Sécurité<text:tab/>59</text:p>
          <text:p text:style-name="P314">6.10.1<text:tab/>Contrôle des accès physiques à l’environnement du client par<text:s/>XXX<text:tab/>59</text:p>
          <text:p text:style-name="P315">6.10.2<text:tab/>Contrôle d’accès applicatifs<text:tab/>59</text:p>
          <text:p text:style-name="P316">6.10.3<text:tab/>Contrôle de Virus<text:tab/>59</text:p>
          <text:p text:style-name="P317">7<text:tab/>ANNEXES<text:tab/>60</text:p>
          <text:p text:style-name="P318">7.1<text:tab/>Sigles et abréviations<text:tab/>60</text:p>
          <text:p text:style-name="P319">7.2<text:tab/>Glossaire<text:tab/>60</text:p>
          <text:p text:style-name="P320">7.3<text:tab/>Légendes des codifications<text:tab/>65</text:p>
          <text:p text:style-name="P321">7.3.1<text:tab/>Codes Etat <text:s/>des demandes<text:tab/>65</text:p>
        </text:index-body>
      </text:table-of-content>
      <text:p text:style-name="TM1"/>
      <text:h text:style-name="Titre1" text:outline-level="1"><text:bookmark-start text:name="_Toc401046712"/><text:bookmark-start text:name="_Toc519599285"/><text:soft-page-break/>Introduction<text:bookmark-end text:name="_Toc519599285"/></text:h>
      <text:h text:style-name="Titre2" text:outline-level="2"><text:bookmark-start text:name="_Toc519599286"/>Objectifs du Plan Qualité des Developpements et Service<text:bookmark-end text:name="_Toc401046712"/>s Récurrents<text:bookmark-end text:name="_Toc519599286"/></text:h>
      <text:p text:style-name="DefaultText">Ce document constitue le Plan Qualité des Développements et des Services Récurrents fournis par<text:s/>XXX<text:s/>dans le cadre de la prestation de<text:span text:style-name="T322"><text:s/></text:span>prise en charge pour le client du développement de nouveaux domaines applicatifs et de leur maintenance<text:span text:style-name="T323">.</text:span></text:p>
      <text:p text:style-name="DefaultText"/>
      <text:p text:style-name="DefaultText">Il définit et décrit :</text:p>
      <text:list text:style-name="LFO16" text:continue-numbering="true">
        <text:list-item>
          <text:p text:style-name="P324">l’organisation de la relation entre le client et<text:s/>XXX,</text:p>
        </text:list-item>
        <text:list-item>
          <text:p text:style-name="P325">les prestations concernées,</text:p>
        </text:list-item>
        <text:list-item>
          <text:p text:style-name="Bullet1"><text:span text:style-name="T326">l’ensemble des dispositions particulières, mises en œuvre par<text:s/></text:span><text:span text:style-name="T327">XXX</text:span><text:span text:style-name="T328">,<text:s/></text:span><text:span text:style-name="T329">permettant de fournir les prestations, conformément aux niveaux de service définis dans la Convention de Services.</text:span></text:p>
        </text:list-item>
      </text:list>
      <text:p text:style-name="DefaultText"/>
      <text:p text:style-name="DefaultText">Ce document énonce les modes opératoires, les documents et les activités liées aux prestations.</text:p>
      <text:p text:style-name="DefaultText"/>
      <text:p text:style-name="DefaultText">Le PQDSR doit dire :</text:p>
      <text:list text:style-name="LFO16" text:continue-numbering="true">
        <text:list-item>
          <text:p text:style-name="P330">ce qu'il faut faire (actions),</text:p>
        </text:list-item>
        <text:list-item>
          <text:p text:style-name="P331">qui le fait (responsables),</text:p>
        </text:list-item>
        <text:list-item>
          <text:p text:style-name="P332">comment (techniques, outils),</text:p>
        </text:list-item>
        <text:list-item>
          <text:p text:style-name="P333">quand (planning, étapes),</text:p>
        </text:list-item>
        <text:list-item>
          <text:p text:style-name="P334">où (lieu des activités),</text:p>
        </text:list-item>
        <text:list-item>
          <text:p text:style-name="P335">comment enregistrer (trace).<text:s/></text:p>
        </text:list-item>
      </text:list>
      <text:p text:style-name="DefaultText"/>
      <text:h text:style-name="Titre1" text:outline-level="1"><text:bookmark-start text:name="_Toc462644826"/><text:bookmark-start text:name="_Toc302364780"/><text:bookmark-start text:name="_Toc349045182"/><text:bookmark-start text:name="_Toc401046713"/><text:bookmark-start text:name="_Toc457818770"/><text:bookmark-start text:name="_Toc519599287"/><text:soft-page-break/>DOCUMENTS<text:s/><text:bookmark-end text:name="_Toc302364780"/><text:bookmark-end text:name="_Toc349045182"/><text:bookmark-end text:name="_Toc401046713"/>contractuels<text:bookmark-end text:name="_Toc457818770"/><text:bookmark-end text:name="_Toc519599287"/></text:h>
      <text:p text:style-name="DefaultText"/>
      <text:p text:style-name="Normal">Les documents de référence du projet et leur version en vigueur sont recensés dans le document REF-XXX1</text:p>
      <text:p text:style-name="DefaultText"/>
      <text:p text:style-name="DefaultText"><text:bookmark-end text:name="_Toc462644826"/></text:p>
      <text:h text:style-name="Titre1" text:outline-level="1"><text:bookmark-start text:name="_Toc340308708"/><text:bookmark-start text:name="_Toc341070334"/><text:bookmark-start text:name="_Toc341088111"/><text:bookmark-start text:name="_Toc341172877"/><text:bookmark-start text:name="_Toc341267612"/><text:bookmark-start text:name="_Toc341268306"/><text:bookmark-start text:name="_Toc341498591"/><text:bookmark-start text:name="_Toc341598711"/><text:bookmark-start text:name="_Toc341599225"/><text:bookmark-start text:name="_Toc343490199"/><text:bookmark-start text:name="_Toc349045185"/><text:bookmark-start text:name="_Toc401046716"/><text:bookmark-start text:name="_Toc519599288"/><text:soft-page-break/>Maîtrise du Plan Qualité des Développements et Service<text:bookmark-end text:name="_Toc340308708"/><text:bookmark-end text:name="_Toc341070334"/><text:bookmark-end text:name="_Toc341088111"/><text:bookmark-end text:name="_Toc341172877"/><text:bookmark-end text:name="_Toc341267612"/><text:bookmark-end text:name="_Toc341268306"/><text:bookmark-end text:name="_Toc341498591"/><text:bookmark-end text:name="_Toc341598711"/><text:bookmark-end text:name="_Toc341599225"/><text:bookmark-end text:name="_Toc343490199"/><text:bookmark-end text:name="_Toc349045185"/><text:bookmark-end text:name="_Toc401046716"/>s Récurrents<text:bookmark-end text:name="_Toc519599288"/></text:h>
      <text:h text:style-name="Titre2" text:outline-level="2"><text:bookmark-start text:name="_Toc340308709"/><text:bookmark-start text:name="_Toc341070335"/><text:bookmark-start text:name="_Toc341088112"/><text:bookmark-start text:name="_Toc341172878"/><text:bookmark-start text:name="_Toc341267613"/><text:bookmark-start text:name="_Toc341268307"/><text:bookmark-start text:name="_Toc341498592"/><text:bookmark-start text:name="_Toc341598712"/><text:bookmark-start text:name="_Toc341599226"/><text:bookmark-start text:name="_Toc343490200"/><text:bookmark-start text:name="_Toc349045186"/><text:bookmark-start text:name="_Toc401046717"/><text:bookmark-start text:name="_Toc519599289"/>Rédaction initiale<text:bookmark-end text:name="_Toc340308709"/><text:bookmark-end text:name="_Toc341070335"/><text:bookmark-end text:name="_Toc341088112"/><text:bookmark-end text:name="_Toc341172878"/><text:bookmark-end text:name="_Toc341267613"/><text:bookmark-end text:name="_Toc341268307"/><text:bookmark-end text:name="_Toc341498592"/><text:bookmark-end text:name="_Toc341598712"/><text:bookmark-end text:name="_Toc341599226"/><text:bookmark-end text:name="_Toc343490200"/><text:bookmark-end text:name="_Toc349045186"/><text:bookmark-end text:name="_Toc401046717"/><text:bookmark-end text:name="_Toc519599289"/><text:s/></text:h>
      <text:p text:style-name="DefaultText">La rédaction initiale du document est réalisée par le Responsable du Service<text:s/>XXX<text:s/>et s’effectue sous la responsabilité conjointe client /<text:s/>XXX.</text:p>
      <text:p text:style-name="DefaultText"/>
      <text:p text:style-name="DefaultText"><text:span text:style-name="T336">XXX</text:span><text:span text:style-name="T337"><text:s/></text:span>est responsable de la diffusion du PQDSR au responsable client.</text:p>
      <text:p text:style-name="DefaultText"/>
      <text:p text:style-name="DefaultText">Au cas où certains paragraphes ne seraient pas complètement rédigés dans la version initiale du document, mention spéciale en sera faite, avec indication de la date planifiée de rédaction définitive.</text:p>
      <text:p text:style-name="DefaultText"/>
      <text:h text:style-name="Titre2" text:outline-level="2"><text:bookmark-start text:name="_Toc340308711"/><text:bookmark-start text:name="_Toc341070337"/><text:bookmark-start text:name="_Toc341088114"/><text:bookmark-start text:name="_Toc341172880"/><text:bookmark-start text:name="_Toc341267615"/><text:bookmark-start text:name="_Toc341268309"/><text:bookmark-start text:name="_Toc341498594"/><text:bookmark-start text:name="_Toc341598714"/><text:bookmark-start text:name="_Toc341599228"/><text:bookmark-start text:name="_Toc343490202"/><text:bookmark-start text:name="_Ref347224689"/><text:bookmark-start text:name="_Ref347308201"/><text:bookmark-start text:name="_Ref347308249"/><text:bookmark-start text:name="_Toc349045189"/><text:bookmark-start text:name="_Toc401046720"/><text:bookmark-start text:name="_Toc339267160"/><text:bookmark-start text:name="_Toc339272815"/><text:bookmark-start text:name="_Toc342203930"/><text:bookmark-start text:name="_Toc348939558"/><text:bookmark-start text:name="_Toc501942120"/><text:bookmark-start text:name="_Toc519599290"/>Validation<text:bookmark-end text:name="_Toc501942120"/><text:bookmark-end text:name="_Toc519599290"/></text:h>
      <text:p text:style-name="DefaultText">Le document « Plan Qualité des Développements et Services Récurrents » est validé par le responsable Maîtrise d’Œuvre client et par le Manager Service Etude.</text:p>
      <text:p text:style-name="DefaultText"/>
      <text:h text:style-name="Titre2" text:outline-level="2"><text:bookmark-start text:name="_Toc501942121"/><text:bookmark-start text:name="_Toc519599291"/>Approbation<text:bookmark-end text:name="_Toc339267160"/><text:bookmark-end text:name="_Toc339272815"/><text:bookmark-end text:name="_Toc342203930"/><text:bookmark-end text:name="_Toc348939558"/><text:bookmark-end text:name="_Toc501942121"/><text:bookmark-end text:name="_Toc519599291"/></text:h>
      <text:p text:style-name="DefaultText">Le document « Plan Qualité des Développements et Services Récurrents » est approuvé par le DPI client et par le<text:s/>Responsable du Service<text:s/>XXX.</text:p>
      <text:p text:style-name="DefaultText"/>
      <text:h text:style-name="Titre2" text:outline-level="2"><text:bookmark-start text:name="_Toc519599292"/>Evolution<text:bookmark-end text:name="_Toc340308711"/><text:bookmark-end text:name="_Toc341070337"/><text:bookmark-end text:name="_Toc341088114"/><text:bookmark-end text:name="_Toc341172880"/><text:bookmark-end text:name="_Toc341267615"/><text:bookmark-end text:name="_Toc341268309"/><text:bookmark-end text:name="_Toc341498594"/><text:bookmark-end text:name="_Toc341598714"/><text:bookmark-end text:name="_Toc341599228"/><text:bookmark-end text:name="_Toc343490202"/><text:bookmark-end text:name="_Ref347224689"/><text:bookmark-end text:name="_Ref347308201"/><text:bookmark-end text:name="_Ref347308249"/><text:bookmark-end text:name="_Toc349045189"/><text:bookmark-end text:name="_Toc401046720"/><text:bookmark-end text:name="_Toc519599292"/></text:h>
      <text:p text:style-name="DefaultText">Le Services Manager Etudes<text:s/><text:span text:style-name="T338">XXX</text:span><text:s/>est responsable de la mise à jour de ce document. Il s'assure que toutes les modifications ou évolutions ont été validées et approuvées par les deux parties, avant leur entrée en vigueur dans une nouvelle version de celui-ci. Toute mise à jour majeure entraîne l'incrémentation du numéro de version.</text:p>
      <text:p text:style-name="P339"/>
      <text:p text:style-name="DefaultText">Remarque: <text:s/>Une évolution est définie, par défaut, comme non rétroactive sur la production déjà effectuée.</text:p>
      <text:p text:style-name="DefaultText"/>
      <text:h text:style-name="Titre2" text:outline-level="2"><text:bookmark-start text:name="_Toc340308712"/><text:bookmark-start text:name="_Toc341070338"/><text:bookmark-start text:name="_Toc341088115"/><text:bookmark-start text:name="_Toc341172881"/><text:bookmark-start text:name="_Toc341267616"/><text:bookmark-start text:name="_Toc341268310"/><text:bookmark-start text:name="_Toc341498595"/><text:bookmark-start text:name="_Toc341598715"/><text:bookmark-start text:name="_Toc341599229"/><text:bookmark-start text:name="_Toc343490203"/><text:bookmark-start text:name="_Ref347308119"/><text:bookmark-start text:name="_Ref347308150"/><text:bookmark-start text:name="_Toc349045190"/><text:bookmark-start text:name="_Toc401046721"/><text:bookmark-start text:name="_Toc519599293"/>Dérogation<text:bookmark-end text:name="_Toc340308712"/><text:bookmark-end text:name="_Toc341070338"/><text:bookmark-end text:name="_Toc341088115"/><text:bookmark-end text:name="_Toc341172881"/><text:bookmark-end text:name="_Toc341267616"/><text:bookmark-end text:name="_Toc341268310"/><text:bookmark-end text:name="_Toc341498595"/><text:bookmark-end text:name="_Toc341598715"/><text:bookmark-end text:name="_Toc341599229"/><text:bookmark-end text:name="_Toc343490203"/><text:bookmark-end text:name="_Ref347308119"/><text:bookmark-end text:name="_Ref347308150"/><text:bookmark-end text:name="_Toc349045190"/><text:bookmark-end text:name="_Toc401046721"/><text:bookmark-end text:name="_Toc519599293"/></text:h>
      <text:p text:style-name="DefaultText">Les demandes de dérogation au présent PQDSR approuvées par le client et<text:s/>XXX<text:s/>seront soumises par écrit à l’approbation des deux parties, et seront mentionnées dans le Comité de Pilotage.<text:s/></text:p>
      <text:p text:style-name="DefaultText"/>
      <text:h text:style-name="Titre2" text:outline-level="2"><text:bookmark-start text:name="_Toc349045191"/><text:bookmark-start text:name="_Toc401046722"/><text:bookmark-start text:name="_Toc519599294"/>Procédure à suivre en cas de déviation par rapport au PQDS<text:bookmark-end text:name="_Toc349045191"/><text:bookmark-end text:name="_Toc401046722"/>R<text:bookmark-end text:name="_Toc519599294"/></text:h>
      <text:p text:style-name="DefaultText">En cas de déviation du « Plan Qualité des Développements et Services Récurrents », un compte-rendu est établi par la personne qui la constate, en précisant :</text:p>
      <text:list text:style-name="LFO16" text:continue-numbering="true">
        <text:list-item>
          <text:p text:style-name="P340">la règle du PQDSR qui n'est pas appliquée,</text:p>
        </text:list-item>
        <text:list-item>
          <text:p text:style-name="P341">les raisons qui justifient cette situation,</text:p>
        </text:list-item>
        <text:list-item>
          <text:p text:style-name="P342">les actions prévues éventuellement pour pallier cette déviation.</text:p>
        </text:list-item>
      </text:list>
      <text:p text:style-name="DefaultText"/>
      <text:p text:style-name="DefaultText">Le Services Manager Etudes analyse les raisons de la déviation, en évalue les risques et les conséquences. Selon les résultats de l'analyse, il engage l’une des trois actions correctives suivantes :</text:p>
      <text:list text:style-name="LFO16" text:continue-numbering="true">
        <text:list-item>
          <text:p text:style-name="P343">exigence de l'application du PQDSR,</text:p>
        </text:list-item>
        <text:list-item>
          <text:p text:style-name="P344">évolution du PQDSR, s'il se révèle inadapté,</text:p>
        </text:list-item>
        <text:list-item>
          <text:p text:style-name="P345">accord conjoint avec le Client d'une dérogation pour l'opération .</text:p>
        </text:list-item>
      </text:list>
      <text:p text:style-name="P346"/>
      <text:p text:style-name="DefaultText">Remarque : les déviations au PQDSR et le suivi des actions correctives doivent figurer dans les comptes-rendus des Comités de Pilotage.</text:p>
      <text:h text:style-name="Titre1" text:outline-level="1"><text:bookmark-start text:name="_Toc340308718"/><text:bookmark-start text:name="_Toc341070344"/><text:bookmark-start text:name="_Toc341088121"/><text:bookmark-start text:name="_Toc341172887"/><text:bookmark-start text:name="_Toc341267622"/><text:bookmark-start text:name="_Toc341268316"/><text:bookmark-start text:name="_Toc341498601"/><text:bookmark-start text:name="_Toc341598720"/><text:bookmark-start text:name="_Toc341599234"/><text:bookmark-start text:name="_Toc343490208"/><text:bookmark-start text:name="_Toc349045196"/><text:bookmark-start text:name="_Toc450117807"/><text:bookmark-start text:name="_Toc519599295"/><text:soft-page-break/><text:span text:style-name="T347">Organisation de la relation entre le Client et<text:s/></text:span><text:span text:style-name="T348">XXX</text:span><text:bookmark-start text:name="_Toc401046727"/><text:bookmark-end text:name="_Toc450117807"/><text:span text:style-name="T349"><text:s/></text:span><text:span text:style-name="T350"><text:line-break/>Cycle de vie de<text:s/></text:span><text:bookmark-end text:name="_Toc340308718"/><text:bookmark-end text:name="_Toc341070344"/><text:bookmark-end text:name="_Toc341088121"/><text:bookmark-end text:name="_Toc341172887"/><text:bookmark-end text:name="_Toc341267622"/><text:bookmark-end text:name="_Toc341268316"/><text:bookmark-end text:name="_Toc341498601"/><text:bookmark-end text:name="_Toc341598720"/><text:bookmark-end text:name="_Toc341599234"/><text:bookmark-end text:name="_Toc343490208"/><text:bookmark-end text:name="_Toc349045196"/><text:bookmark-end text:name="_Toc401046727"/><text:span text:style-name="T351">la prise en charge du developpement et de la maintenance d’applications informatiques</text:span><text:bookmark-end text:name="_Toc519599295"/></text:h>
      <text:p text:style-name="Paragraphe1"/>
      <text:p text:style-name="P352"><draw:frame draw:id="id3" draw:style-name="a3" draw:name="Picture 1" text:anchor-type="as-char" svg:x="0in" svg:y="0in" svg:width="5.89514in" svg:height="4.04306in" style:rel-width="scale" style:rel-height="scale"><draw:image xlink:href="media/image1.wmf" xlink:type="simple" xlink:show="embed" xlink:actuate="onLoad"/><svg:title/><svg:desc/></draw:frame></text:p>
      <text:p text:style-name="DefaultText"/>
      <text:p text:style-name="DefaultText">Les phases définies dans le Contrat se répartissent de la manière suivante:</text:p>
      <text:p text:style-name="DefaultText"/>
      <table:table table:style-name="Table353">
        <table:table-columns>
          <table:table-column table:style-name="TableColumn354"/>
          <table:table-column table:style-name="TableColumn355"/>
          <table:table-column table:style-name="TableColumn356"/>
        </table:table-columns>
        <table:table-row table:style-name="TableRow357">
          <table:table-cell table:style-name="TableCell358">
            <text:p text:style-name="P359">Phase</text:p>
          </table:table-cell>
          <table:table-cell table:style-name="TableCell360">
            <text:p text:style-name="P361">ANNÉE/DURÉE</text:p>
            <text:p text:style-name="P362">(prévisionnel)</text:p>
          </table:table-cell>
          <table:table-cell table:style-name="TableCell363">
            <text:p text:style-name="P364">réel</text:p>
          </table:table-cell>
        </table:table-row>
        <table:table-row table:style-name="TableRow365">
          <table:table-cell table:style-name="TableCell366">
            <text:p text:style-name="P367">Phase de transition (Arrêté de situation)</text:p>
          </table:table-cell>
          <table:table-cell table:style-name="TableCell368">
            <text:p text:style-name="P369"/>
          </table:table-cell>
          <table:table-cell table:style-name="TableCell370">
            <text:p text:style-name="P371"/>
          </table:table-cell>
        </table:table-row>
        <table:table-row table:style-name="TableRow372">
          <table:table-cell table:style-name="TableCell373">
            <text:p text:style-name="P374">Phase de fourniture de service<text:s/></text:p>
            <text:p text:style-name="P375">(Période probatoire)</text:p>
          </table:table-cell>
          <table:table-cell table:style-name="TableCell376">
            <text:p text:style-name="P377"/>
          </table:table-cell>
          <table:table-cell table:style-name="TableCell378">
            <text:p text:style-name="P379"/>
          </table:table-cell>
        </table:table-row>
        <table:table-row table:style-name="TableRow380">
          <table:table-cell table:style-name="TableCell381">
            <text:p text:style-name="P382">Phase de fourniture de service</text:p>
          </table:table-cell>
          <table:table-cell table:style-name="TableCell383">
            <text:p text:style-name="P384"/>
          </table:table-cell>
          <table:table-cell table:style-name="TableCell385">
            <text:p text:style-name="P386"/>
          </table:table-cell>
        </table:table-row>
        <table:table-row table:style-name="TableRow387">
          <table:table-cell table:style-name="TableCell388">
            <text:p text:style-name="P389">année 2</text:p>
          </table:table-cell>
          <table:table-cell table:style-name="TableCell390">
            <text:p text:style-name="P391"/>
          </table:table-cell>
          <table:table-cell table:style-name="TableCell392">
            <text:p text:style-name="P393"/>
          </table:table-cell>
        </table:table-row>
        <table:table-row table:style-name="TableRow394">
          <table:table-cell table:style-name="TableCell395">
            <text:p text:style-name="P396">année 3</text:p>
          </table:table-cell>
          <table:table-cell table:style-name="TableCell397">
            <text:p text:style-name="P398"/>
          </table:table-cell>
          <table:table-cell table:style-name="TableCell399">
            <text:p text:style-name="P400"/>
          </table:table-cell>
        </table:table-row>
        <table:table-row table:style-name="TableRow401">
          <table:table-cell table:style-name="TableCell402">
            <text:p text:style-name="P403">année n</text:p>
          </table:table-cell>
          <table:table-cell table:style-name="TableCell404">
            <text:p text:style-name="P405"/>
          </table:table-cell>
          <table:table-cell table:style-name="TableCell406">
            <text:p text:style-name="P407"/>
          </table:table-cell>
        </table:table-row>
        <table:table-row table:style-name="TableRow408">
          <table:table-cell table:style-name="TableCell409">
            <text:p text:style-name="P410"/>
          </table:table-cell>
          <table:table-cell table:style-name="TableCell411">
            <text:p text:style-name="P412"/>
          </table:table-cell>
          <table:table-cell table:style-name="TableCell413">
            <text:p text:style-name="P414"/>
          </table:table-cell>
        </table:table-row>
      </table:table>
      <text:p text:style-name="DefaultText"/>
      <text:h text:style-name="P415" text:outline-level="2"><text:bookmark-start text:name="_Toc340308724"/><text:bookmark-start text:name="_Toc519599296"/><text:soft-page-break/>Structure organisationnelle de l’Opération<text:bookmark-end text:name="_Toc519599296"/></text:h>
      <text:p text:style-name="DefaultText"/>
      <text:p text:style-name="DefaultText"><draw:frame draw:z-index="251402752" draw:id="id4" draw:style-name="a4" draw:name="Text Box 790" text:anchor-type="paragraph" svg:x="3.44653in" svg:y="0.10139in" svg:width="2in" svg:height="0.5in" style:rel-width="scale" style:rel-height="scale"><draw:text-box><text:p text:style-name="Normal">XXX</text:p><text:p text:style-name="Normal">maîtrise d’œuvre déléguée</text:p></draw:text-box><svg:title/><svg:desc/></draw:frame><draw:frame draw:z-index="251401728" draw:id="id5" draw:style-name="a5" draw:name="Text Box 789" text:anchor-type="paragraph" svg:x="1.69653in" svg:y="0.10139in" svg:width="1.375in" svg:height="0.5in" style:rel-width="scale" style:rel-height="scale"><draw:text-box><text:p text:style-name="Normal">Client</text:p><text:p text:style-name="Normal">maîtrise d’œuvre</text:p></draw:text-box><svg:title/><svg:desc/></draw:frame></text:p>
      <text:p text:style-name="DefaultText"/>
      <text:p text:style-name="DefaultText"><draw:connector draw:type="line" svg:x1="3.19653in" svg:y1="0.02431in" svg:x2="3.19653in" svg:y2="3.89931in" draw:z-index="251400704" draw:id="id6" draw:style-name="a6" draw:name="Line 788" text:anchor-type="paragraph"><svg:title/><svg:desc/></draw:connector></text:p>
      <text:p text:style-name="DefaultText"/>
      <text:p text:style-name="DefaultText"><draw:frame draw:z-index="251394560" draw:id="id7" draw:style-name="a7" draw:name="Text Box 778" text:anchor-type="paragraph" svg:x="3.49028in" svg:y="0.0625in" svg:width="2.625in" svg:height="0.45764in" style:rel-width="scale" style:rel-height="scale"><draw:text-box><text:p text:style-name="TitreDoc"><text:span text:style-name="T416">Responsable du Service</text:span></text:p></draw:text-box><svg:title/><svg:desc/></draw:frame><draw:frame draw:z-index="251393536" draw:id="id8" draw:style-name="a8" draw:name="Text Box 777" text:anchor-type="paragraph" svg:x="0.41528in" svg:y="0.0625in" svg:width="2.53125in" svg:height="0.51042in" style:rel-width="scale" style:rel-height="scale"><draw:text-box><text:p text:style-name="TitreDoc">Directeur de projet Informatique (DPI)</text:p></draw:text-box><svg:title/><svg:desc/></draw:frame></text:p>
      <text:p text:style-name="DefaultText"/>
      <text:p text:style-name="DefaultText"/>
      <text:p text:style-name="DefaultText"/>
      <text:p text:style-name="DefaultText"><draw:frame draw:z-index="251397632" draw:id="id9" draw:style-name="a9" draw:name="Text Box 784" text:anchor-type="paragraph" svg:x="3.51528in" svg:y="0.06667in" svg:width="2.625in" svg:height="0.6in" style:rel-width="scale" style:rel-height="scale"><draw:text-box><text:p text:style-name="TitreDoc">Service Manager Etudes (SME)</text:p></draw:text-box><svg:title/><svg:desc/></draw:frame><draw:frame draw:z-index="251395584" draw:id="id10" draw:style-name="a10" draw:name="Text Box 780" text:anchor-type="paragraph" svg:x="0.41528in" svg:y="0.04444in" svg:width="2.53125in" svg:height="0.6375in" style:rel-width="scale" style:rel-height="scale"><draw:text-box><text:p text:style-name="TitreDoc">Responsable de la maîtrise d’œuvre</text:p></draw:text-box><svg:title/><svg:desc/></draw:frame></text:p>
      <text:p text:style-name="DefaultText"/>
      <text:p text:style-name="DefaultText"/>
      <text:p text:style-name="DefaultText"/>
      <text:p text:style-name="DefaultText"/>
      <text:p text:style-name="DefaultText"><draw:frame draw:z-index="251398656" draw:id="id11" draw:style-name="a11" draw:name="Text Box 786" text:anchor-type="paragraph" svg:x="3.51528in" svg:y="0.05in" svg:width="1.6in" svg:height="1.5in" style:rel-width="scale" style:rel-height="scale"><draw:text-box><text:p text:style-name="TitreDoc">Equipe Développement</text:p></draw:text-box><svg:title/><svg:desc/></draw:frame><draw:frame draw:z-index="251399680" draw:id="id12" draw:style-name="a12" draw:name="Text Box 787" text:anchor-type="paragraph" svg:x="5.21528in" svg:y="0.05in" svg:width="0.9in" svg:height="1.5in" style:rel-width="scale" style:rel-height="scale"><draw:text-box><text:p text:style-name="P417">Responsable Qualité</text:p></draw:text-box><svg:title/><svg:desc/></draw:frame><draw:frame draw:z-index="251396608" draw:id="id13" draw:style-name="a13" draw:name="Text Box 783" text:anchor-type="paragraph" svg:x="0.41528in" svg:y="-0.00903in" svg:width="2.53125in" svg:height="1.61181in" style:rel-width="scale" style:rel-height="scale"><draw:text-box><text:p text:style-name="TitreDoc">Responsables d’application</text:p><text:p text:style-name="TitreDoc"/><text:p text:style-name="TitreDoc"/><text:p text:style-name="TitreDoc">Chefs de projet informatique</text:p></draw:text-box><svg:title/><svg:desc/></draw:frame></text:p>
      <text:p text:style-name="DefaultText"/>
      <text:p text:style-name="DefaultText"/>
      <text:p text:style-name="DefaultText"/>
      <text:p text:style-name="DefaultText"/>
      <text:p text:style-name="DefaultText"/>
      <text:p text:style-name="DefaultText"/>
      <text:p text:style-name="DefaultText"/>
      <text:p text:style-name="DefaultText"/>
      <text:p text:style-name="DefaultText"/>
      <text:p text:style-name="DefaultText"/>
      <text:p text:style-name="DefaultText"/>
      <text:p text:style-name="DefaultText"/>
      <text:p text:style-name="DefaultText">légende :<text:s/></text:p>
      <text:p text:style-name="DefaultText"/>
      <text:p text:style-name="DefaultText"><draw:frame draw:z-index="251563520" draw:id="id14" draw:style-name="a14" draw:name="Text Box 1729" text:anchor-type="paragraph" svg:x="3.19653in" svg:y="0.06597in" svg:width="2.5in" svg:height="0.5in" style:rel-width="scale" style:rel-height="scale"><draw:text-box><text:p text:style-name="TitreDoc">maîtrise d’œuvre client</text:p><text:p text:style-name="TitreDoc">maîtrise d’œuvre déléguée<text:s/>XXX</text:p></draw:text-box><svg:title/><svg:desc/></draw:frame><draw:frame draw:z-index="251403776" draw:id="id15" draw:style-name="a15" draw:name="Text Box 791" text:anchor-type="paragraph" svg:x="0.32153in" svg:y="0.06597in" svg:width="2.5in" svg:height="0.52847in" style:rel-width="scale" style:rel-height="scale"><draw:text-box><text:p text:style-name="TitreDoc">maîtrise d’ouvrage</text:p></draw:text-box><svg:title/><svg:desc/></draw:frame></text:p>
      <text:p text:style-name="DefaultText"/>
      <text:p text:style-name="DefaultText"/>
      <text:p text:style-name="Normal"/>
      <text:h text:style-name="P418" text:outline-level="2"><text:bookmark-start text:name="_Toc519599297"/><text:soft-page-break/>Attribution des Rôles<text:bookmark-end text:name="_Toc519599297"/></text:h>
      <text:h text:style-name="Titre3" text:outline-level="3"><text:bookmark-start text:name="_Toc519599298"/>Le client<text:bookmark-end text:name="_Toc519599298"/></text:h>
      <text:p text:style-name="DefaultText"/>
      <text:h text:style-name="Titre4" text:outline-level="4">Maîtrise d’œuvre<text:s/></text:h>
      <text:p text:style-name="DefaultText">Dans ses fonctions, la Maîtrise d’Œuvre client est amenée à communiquer avec :</text:p>
      <text:list text:style-name="LFO16" text:continue-numbering="true">
        <text:list-item>
          <text:p text:style-name="P419">la Direction Générale du Client,</text:p>
        </text:list-item>
        <text:list-item>
          <text:p text:style-name="P420">les utilisateurs finaux,</text:p>
        </text:list-item>
        <text:list-item>
          <text:p text:style-name="P421">les pilotes informatiques des sites de production,</text:p>
        </text:list-item>
        <text:list-item>
          <text:p text:style-name="P422">l’exploitation informatique client,</text:p>
        </text:list-item>
        <text:list-item>
          <text:p text:style-name="P423">la Maîtrise d’Œuvre Déléguée, c’est-à-dire<text:s/>XXX.</text:p>
        </text:list-item>
      </text:list>
      <text:p text:style-name="DefaultText"/>
      <text:p text:style-name="DefaultText">Vis à vis de la Maîtrise d’Œuvre Déléguée, elle :</text:p>
      <text:list text:style-name="LFO16" text:continue-numbering="true">
        <text:list-item>
          <text:p text:style-name="P424">transmet l’expression officielle et consolidée des besoins utilisateurs,</text:p>
        </text:list-item>
        <text:list-item>
          <text:p text:style-name="P425">assure le contrôle qualité du service fourni, à l’aide des tableaux de bord et des Comités de Pilotage,</text:p>
        </text:list-item>
        <text:list-item>
          <text:p text:style-name="P426">effectue le suivi contractuel des opérations et gère la négociation en cas d’évolution du périmètre,</text:p>
        </text:list-item>
        <text:list-item>
          <text:p text:style-name="P427">valide et officialise les procédures de fonctionnement entre Maîtrise d’Œuvre Déléguée et les utilisateurs.</text:p>
        </text:list-item>
      </text:list>
      <text:p text:style-name="DefaultText"/>
      <text:p text:style-name="DefaultText">Vis à vis des utilisateurs finaux et des responsables informatiques elle :</text:p>
      <text:list text:style-name="LFO16" text:continue-numbering="true">
        <text:list-item>
          <text:p text:style-name="P428">collecte et formalise les besoins,</text:p>
        </text:list-item>
        <text:list-item>
          <text:p text:style-name="P429">définit les priorités,</text:p>
        </text:list-item>
        <text:list-item>
          <text:p text:style-name="P430">arbitre les demandes lorsqu’elles sont contradictoires entre elles,</text:p>
        </text:list-item>
      </text:list>
      <text:p text:style-name="DefaultText"/>
      <text:p text:style-name="DefaultText">Vis à vis de la Direction Générale, elle :</text:p>
      <text:list text:style-name="LFO16" text:continue-numbering="true">
        <text:list-item>
          <text:p text:style-name="P431">définit le système d’information nécessaire à l’entreprise,</text:p>
        </text:list-item>
        <text:list-item>
          <text:p text:style-name="P432">exprime la stratégie informatique de l’entreprise sous forme d’objectifs et de contraintes,<text:s/></text:p>
        </text:list-item>
        <text:list-item>
          <text:p text:style-name="P433">prend à sa charge la part de budget liée à l’activité informatique, et compare ses objectifs budgétaires aux engagements contractuels du Maître d’Œuvre délégué,<text:s/></text:p>
        </text:list-item>
        <text:list-item>
          <text:p text:style-name="P434">est garante pour l’entreprise de certaines normes et contraintes qu’elle veut voir respecter par le Maître d’Œuvre délégué.</text:p>
        </text:list-item>
      </text:list>
      <text:p text:style-name="DefaultText"/>
      <text:h text:style-name="Titre4" text:outline-level="4">Rôles<text:s/></text:h>
      <text:p text:style-name="DefaultText"><text:span text:style-name="T435">DPI (Directeur Projet Informatique)</text:span><text:s/>: Il est le garant, vis à vis de la Direction Générale qu’il représente, de l’état du système d’information du métier. Il représente également le Maître d’Ouvrage.</text:p>
      <text:p text:style-name="P436"/>
      <text:p text:style-name="DefaultText"><text:span text:style-name="T437">Responsable de la Maîtrise d’Œuvre Client</text:span><text:s/>: Responsable informatique qui représente la Maîtrise d’œuvre.<text:s/></text:p>
      <text:p text:style-name="DefaultText">Il définit et coordonne les activités des différents intervenants.<text:s/></text:p>
      <text:p text:style-name="DefaultText">Il peut désigner des personnes pour l’assister, en fonction des besoins.<text:s/></text:p>
      <text:p text:style-name="DefaultText"/>
      <text:p text:style-name="DefaultText"><text:span text:style-name="T438">Responsables d’application</text:span> : au sein de la maîtrise d’œuvre, ils sont en charge :</text:p>
      <text:list text:style-name="LFO16" text:continue-numbering="true">
        <text:list-item>
          <text:p text:style-name="P439">de la prise en compte par la maîtrise d’œuvre client des besoins exprimés par la maîtrise d’ouvrage</text:p>
        </text:list-item>
        <text:list-item>
          <text:p text:style-name="P440">de la fourniture de réponses aux questions émises par<text:s/>XXX<text:s/>en phase de conception, réalisation et tests</text:p>
        </text:list-item>
        <text:list-item>
          <text:p text:style-name="P441">de la réception des livrables<text:s/>XXX.</text:p>
        </text:list-item>
      </text:list>
      <text:p text:style-name="DefaultText"/>
      <text:p text:style-name="DefaultText">Les responsables d’application sont secondés par des chefs de projet informatique.</text:p>
      <text:p text:style-name="DefaultText"/>
      <text:p text:style-name="DefaultText">Les relations avec l’exploitation centrale Client sont assurées par les Responsables d’application et les Chefs de projet informatique Client.</text:p>
      <text:p text:style-name="P442"/>
      <text:soft-page-break/>
      <text:h text:style-name="Titre3" text:outline-level="3">XXX</text:h>
      <text:h text:style-name="Titre4" text:outline-level="4">Maîtrise d’œuvre déléguée</text:h>
      <text:p text:style-name="DefaultText"/>
      <text:p text:style-name="DefaultText">XXX<text:s/>assure la Maîtrise d’Œuvre Déléguée du Domaine applicatif. A ce titre,<text:s/>XXX<text:s/>est Responsable unique devant la Maîtrise d’œuvre.</text:p>
      <text:p text:style-name="DefaultText"/>
      <text:p text:style-name="DefaultText">Dans ses fonctions, la maîtrise d’œuvre déléguée est amenée à communiquer avec les groupes de personnes suivants, à l’exclusion de tout autre groupe de personnes :</text:p>
      <text:list text:style-name="LFO16" text:continue-numbering="true">
        <text:list-item>
          <text:p text:style-name="P443">La Maîtrise d'Œuvre Client,</text:p>
        </text:list-item>
      </text:list>
      <text:p text:style-name="DefaultText"/>
      <text:p text:style-name="DefaultText">Vis à vis de la Maîtrise d’Œuvre Client, elle :</text:p>
      <text:list text:style-name="LFO16" text:continue-numbering="true">
        <text:list-item>
          <text:p text:style-name="P444">Est responsable de la réalisation des opérations qui lui sont confiées. Elle peut s’associer avec d’autres partenaires pour en assurer la réalisation.<text:s/></text:p>
        </text:list-item>
        <text:list-item>
          <text:p text:style-name="P445">Prend en charge les activités du périmètre décrit dans la Convention de Services Etudes.</text:p>
        </text:list-item>
      </text:list>
      <text:p text:style-name="DefaultText"/>
      <text:p text:style-name="DefaultText">Vis à vis des utilisateurs habilités à appeler le support téléphonique elle :</text:p>
      <text:list text:style-name="LFO16" text:continue-numbering="true">
        <text:list-item>
          <text:p text:style-name="P446">prend en charge les anomalies signalées et les demande de travaux.</text:p>
        </text:list-item>
      </text:list>
      <text:p text:style-name="DefaultText"/>
      <text:h text:style-name="Titre4" text:outline-level="4">Rôles<text:s/></text:h>
      <text:p text:style-name="DefaultText"/>
      <text:p text:style-name="DefaultText"><text:span text:style-name="T447">Responsable du Service</text:span> : Il a la responsabilité de la gestion du compte. Responsable du budget de l’opération, il gère l’ensemble des ressources en corrélation directe avec le budget alloué . Il représente<text:s/>XXX. Il anime le Comité de Direction.</text:p>
      <text:p text:style-name="DefaultText"/>
      <text:p text:style-name="DefaultText"><text:span text:style-name="T448">Service Manager Etude (SME)<text:s/></text:span>: Il est le responsable du service. Il assure la relation entre le Client et les équipe de développement<text:s/>XXX, avec pour principales préoccupations le respect des engagements contractuels respectifs et l'obtention de la satisfaction du Client.</text:p>
      <text:p text:style-name="DefaultText">En relation avec le responsable Maîtrise d’Œuvre Client, il coordonne et organise la gestion du service. Il contrôle l’exhaustivité et la disponibilité de tous les objets informatiques gérés. Il est responsable de la mise en œuvre et du suivi des procédures Qualité. Lorsqu’une tâche est terminée, il valide les résultats et s’assure qu’il ne reste aucun problème en suspens. Il assure, périodiquement, les rapports internes et externes aux deux instances décisionnelles : le Client et<text:s/><text:span text:style-name="T449">XXX</text:span>. Il anime le Comité de Pilotage et le Comité de Suivi.</text:p>
      <text:p text:style-name="DefaultText"/>
      <text:p text:style-name="DefaultText"><text:span text:style-name="T450">Equipe de développement :<text:s/></text:span>Elle assure le développement de nouvelles applications et la gestion du changement (évolutions) logiciel conformément aux exigences du système qualité et aux engagements de<text:s/><text:span text:style-name="T451">XXX</text:span><text:s/>pour le client dans le cadre de la prestation. Les membres de cette équipe réalisent les modifications techniques des logiciels du Périmètre Applicatif. Constituant l’organe moteur de l’opération, leur connaissance des outils, des méthodes, des langages et des dépendances techniques des modules constitue un des points-clés de la qualité du service. Au sein de l’équipe de développement, trois profils sont identifiés :</text:p>
      <text:p text:style-name="DefaultText"/>
      <text:list text:style-name="LFO16" text:continue-numbering="true">
        <text:list-item>
          <text:p text:style-name="Bullet1"><text:span text:style-name="T452">Responsable Equipe Développement</text:span><text:span text:style-name="T453"> : assure l’encadrement des travaux de réalisation</text:span></text:p>
        </text:list-item>
        <text:list-item>
          <text:p text:style-name="Bullet1"><text:span text:style-name="T454">Architecte </text:span><text:span text:style-name="T455">: assure les études d’impact</text:span></text:p>
        </text:list-item>
        <text:list-item>
          <text:p text:style-name="Bullet1"><text:span text:style-name="T456">Chef de projet</text:span><text:span text:style-name="T457"> : assure l’encadrement des travaux d’étude et de réalisation.</text:span></text:p>
        </text:list-item>
      </text:list>
      <text:p text:style-name="DefaultText"/>
      <text:p text:style-name="DefaultText"><text:span text:style-name="T458">Responsable Qualité<text:s/></text:span>: assure les tests d’intégration et les livraisons de logiciel à la maîtrise d’œuvre client, ainsi que le déploiement des versions et releases sur les sites pilotes et de production. Il met en place et vérifie l'exécution des procédures nécessaires à l'obtention de la qualité : mise en oeuvre du PQP, mise en place de procédures de gestion des versions, de tests, ….</text:p>
      <text:p text:style-name="DefaultText"/>
      <text:p text:style-name="P459"/>
      <text:p text:style-name="DefaultText"/>
      <table:table table:style-name="Table460">
        <table:table-columns>
          <table:table-column table:style-name="TableColumn461"/>
          <table:table-column table:style-name="TableColumn462"/>
          <table:table-column table:style-name="TableColumn463"/>
        </table:table-columns>
        <table:table-row table:style-name="TableRow464">
          <table:table-cell table:style-name="TableCell465">
            <text:p text:style-name="P466"/>
          </table:table-cell>
          <table:table-cell table:style-name="TableCell467">
            <text:p text:style-name="P468">Fonction</text:p>
          </table:table-cell>
          <table:table-cell table:style-name="TableCell469">
            <text:p text:style-name="P470">Noms</text:p>
          </table:table-cell>
        </table:table-row>
        <table:table-row table:style-name="TableRow471">
          <table:table-cell table:style-name="TableCell472">
            <text:p text:style-name="P473"/>
            <text:p text:style-name="P474"><text:span text:style-name="T475">Client</text:span></text:p>
          </table:table-cell>
          <table:table-cell table:style-name="TableCell476">
            <text:p text:style-name="P477"><text:span text:style-name="T478">Maîtrise d’Œuvre</text:span></text:p>
            <text:list text:style-name="LFO4" text:continue-numbering="true">
              <text:list-item>
                <text:p text:style-name="P479">Responsable DPI</text:p>
              </text:list-item>
            </text:list>
            <text:list text:style-name="LFO15" text:continue-numbering="true">
              <text:list-item>
                <text:p text:style-name="Bullet2">maintenance applicative</text:p>
              </text:list-item>
              <text:list-item>
                <text:p text:style-name="Bullet2">support utilisateurs</text:p>
              </text:list-item>
            </text:list>
            <text:list text:style-name="LFO4" text:continue-numbering="true">
              <text:list-item>
                <text:p text:style-name="P480">Responsable de la Maîtrise d’Œuvre<text:s/></text:p>
              </text:list-item>
            </text:list>
            <text:p text:style-name="P481"/>
          </table:table-cell>
          <table:table-cell table:style-name="TableCell482">
            <text:p text:style-name="P483"/>
            <text:list text:style-name="LFO4" text:continue-numbering="true">
              <text:list-item>
                <text:p text:style-name="P484"/>
              </text:list-item>
            </text:list>
          </table:table-cell>
        </table:table-row>
        <table:table-row table:style-name="TableRow485">
          <table:table-cell table:style-name="TableCell486">
            <text:p text:style-name="P487"/>
            <text:p text:style-name="P488"><text:span text:style-name="T489">XXX</text:span><text:span text:style-name="T490"><text:s/></text:span></text:p>
          </table:table-cell>
          <table:table-cell table:style-name="TableCell491">
            <text:p text:style-name="Paragraphe1"><text:span text:style-name="T492">Maîtrise d’Œuvre Déléguée</text:span></text:p>
            <text:list text:style-name="LFO4" text:continue-numbering="true">
              <text:list-item>
                <text:p text:style-name="P493">Responsable du Service</text:p>
              </text:list-item>
              <text:list-item>
                <text:p text:style-name="P494">Service Manager Etude</text:p>
              </text:list-item>
              <text:list-item>
                <text:p text:style-name="P495">Responsable de l’Équipe Développements</text:p>
              </text:list-item>
              <text:list-item>
                <text:p text:style-name="P496">Responsable Qualité</text:p>
              </text:list-item>
            </text:list>
          </table:table-cell>
          <table:table-cell table:style-name="TableCell497">
            <text:p text:style-name="P498"/>
            <text:list text:style-name="LFO4" text:continue-numbering="true">
              <text:list-item>
                <text:p text:style-name="P499"/>
              </text:list-item>
            </text:list>
            <text:p text:style-name="P500"/>
          </table:table-cell>
        </table:table-row>
      </table:table>
      <text:p text:style-name="DefaultText"/>
      <text:h text:style-name="P501" text:outline-level="2"><text:bookmark-start text:name="_Toc436120644"/><text:bookmark-start text:name="_Toc436120864"/><text:bookmark-start text:name="_Toc436121014"/><text:bookmark-start text:name="_Toc436125076"/><text:bookmark-start text:name="_Toc436218627"/><text:bookmark-start text:name="_Toc436220836"/><text:bookmark-start text:name="_Toc436222874"/><text:bookmark-start text:name="_Toc436455164"/><text:bookmark-start text:name="_Toc436455387"/><text:bookmark-start text:name="_Toc436737841"/><text:bookmark-start text:name="_Toc436802045"/><text:bookmark-start text:name="_Toc438644936"/><text:bookmark-start text:name="_Toc439049159"/><text:bookmark-start text:name="_Toc439049271"/><text:bookmark-start text:name="_Toc439661801"/><text:bookmark-start text:name="_Toc439663250"/><text:bookmark-start text:name="_Toc441899383"/><text:bookmark-start text:name="_Toc519599300"/><text:soft-page-break/>Instances De Pilotage Et De Controle Des Developpements Et Des Services Recurrents<text:bookmark-end text:name="_Toc436120644"/><text:bookmark-end text:name="_Toc436120864"/><text:bookmark-end text:name="_Toc436121014"/><text:bookmark-end text:name="_Toc436125076"/><text:bookmark-end text:name="_Toc436218627"/><text:bookmark-end text:name="_Toc436220836"/><text:bookmark-end text:name="_Toc436222874"/><text:bookmark-end text:name="_Toc436455164"/><text:bookmark-end text:name="_Toc436455387"/><text:bookmark-end text:name="_Toc436737841"/><text:bookmark-end text:name="_Toc436802045"/><text:bookmark-end text:name="_Toc438644936"/><text:bookmark-end text:name="_Toc439049159"/><text:bookmark-end text:name="_Toc439049271"/><text:bookmark-end text:name="_Toc439661801"/><text:bookmark-end text:name="_Toc439663250"/><text:bookmark-end text:name="_Toc441899383"/><text:bookmark-end text:name="_Toc519599300"/></text:h>
      <text:p text:style-name="DefaultText"/>
      <text:p text:style-name="DefaultText">Pendant la période de fourniture de service, les relations s’articulent autour de 3 types de réunions.</text:p>
      <text:p text:style-name="DefaultText"/>
      <table:table table:style-name="Table502">
        <table:table-columns>
          <table:table-column table:style-name="TableColumn503"/>
          <table:table-column table:style-name="TableColumn504"/>
          <table:table-column table:style-name="TableColumn505"/>
        </table:table-columns>
        <table:table-row table:style-name="TableRow506">
          <table:table-cell table:style-name="TableCell507">
            <text:p text:style-name="P508">Réunions</text:p>
          </table:table-cell>
          <table:table-cell table:style-name="TableCell509">
            <text:p text:style-name="P510">Participants</text:p>
          </table:table-cell>
          <table:table-cell table:style-name="TableCell511">
            <text:p text:style-name="P512">Responsable<text:s/></text:p>
          </table:table-cell>
        </table:table-row>
        <table:table-row table:style-name="TableRow513">
          <table:table-cell table:style-name="TableCell514">
            <text:p text:style-name="P515">Comité de</text:p>
            <text:p text:style-name="P516"><text:span text:style-name="T517">Suivi</text:span></text:p>
          </table:table-cell>
          <table:table-cell table:style-name="TableCell518">
            <text:list text:style-name="LFO2" text:continue-numbering="true">
              <text:list-item>
                <text:p text:style-name="P519">Responsable MOE Client,</text:p>
              </text:list-item>
              <text:list-item>
                <text:p text:style-name="P520">Services Manager Etudes<text:s/>XXX,</text:p>
              </text:list-item>
              <text:list-item>
                <text:p text:style-name="P521">toute personne utile à l’ordre du jour.</text:p>
              </text:list-item>
            </text:list>
          </table:table-cell>
          <table:table-cell table:style-name="TableCell522">
            <text:p text:style-name="P523">Services Manager Etudes<text:s/>XXX</text:p>
          </table:table-cell>
        </table:table-row>
        <table:table-row table:style-name="TableRow524">
          <table:table-cell table:style-name="TableCell525">
            <text:p text:style-name="P526"><text:line-break/>Comité de<text:s/></text:p>
            <text:p text:style-name="P527"><text:span text:style-name="T528">Pilotage</text:span></text:p>
          </table:table-cell>
          <table:table-cell table:style-name="TableCell529">
            <text:list text:style-name="LFO2" text:continue-numbering="true">
              <text:list-item>
                <text:p text:style-name="P530">Responsable DPI,</text:p>
              </text:list-item>
              <text:list-item>
                <text:p text:style-name="P531">Responsable MOE Client,</text:p>
              </text:list-item>
              <text:list-item>
                <text:p text:style-name="P532">Responsable du Service<text:s/>XXX,</text:p>
              </text:list-item>
              <text:list-item>
                <text:p text:style-name="P533">Services Manager Etudes<text:s/>XXX,</text:p>
              </text:list-item>
              <text:list-item>
                <text:p text:style-name="P534">Responsable équipe développement<text:s/>XXX</text:p>
              </text:list-item>
              <text:list-item>
                <text:p text:style-name="P535">toute personne utile à l'ordre du jour.</text:p>
              </text:list-item>
            </text:list>
          </table:table-cell>
          <table:table-cell table:style-name="TableCell536">
            <text:p text:style-name="P537">Services Manager Etudes<text:s/>XXX</text:p>
          </table:table-cell>
        </table:table-row>
        <table:table-row table:style-name="TableRow538">
          <table:table-cell table:style-name="TableCell539">
            <text:p text:style-name="P540">Comité de<text:s/></text:p>
            <text:p text:style-name="P541">Direction</text:p>
          </table:table-cell>
          <table:table-cell table:style-name="TableCell542">
            <text:list text:style-name="LFO2" text:continue-numbering="true">
              <text:list-item>
                <text:p text:style-name="P543">Directeur Client</text:p>
              </text:list-item>
              <text:list-item>
                <text:p text:style-name="P544">Responsable DPI,</text:p>
              </text:list-item>
              <text:list-item>
                <text:p text:style-name="P545">Responsable MOE Client,</text:p>
              </text:list-item>
              <text:list-item>
                <text:p text:style-name="P546"><text:span text:style-name="T547">Responsable du Service</text:span><text:s/>XXX,</text:p>
              </text:list-item>
              <text:list-item>
                <text:p text:style-name="P548">toute personne mandatée ou utile à l'ordre du jour.</text:p>
              </text:list-item>
            </text:list>
          </table:table-cell>
          <table:table-cell table:style-name="TableCell549">
            <text:p text:style-name="P550"><text:span text:style-name="T551">Responsable du Service</text:span><text:s/>XXX</text:p>
          </table:table-cell>
        </table:table-row>
      </table:table>
      <text:p text:style-name="Paragraphe2"/>
      <text:h text:style-name="Titre3" text:outline-level="3"><text:bookmark-start text:name="_Toc340308729"/><text:bookmark-start text:name="_Toc341070360"/><text:bookmark-start text:name="_Toc341088148"/><text:bookmark-start text:name="_Toc341172913"/><text:bookmark-start text:name="_Toc341267647"/><text:bookmark-start text:name="_Toc341268341"/><text:bookmark-start text:name="_Toc341498622"/><text:bookmark-start text:name="_Toc341598723"/><text:bookmark-start text:name="_Toc341599237"/><text:bookmark-start text:name="_Toc343490211"/><text:bookmark-start text:name="_Toc349045199"/><text:bookmark-start text:name="_Toc401046730"/><text:bookmark-start text:name="_Toc519599301"/>Comité de Suivi<text:bookmark-end text:name="_Toc340308729"/><text:bookmark-end text:name="_Toc341070360"/><text:bookmark-end text:name="_Toc341088148"/><text:bookmark-end text:name="_Toc341172913"/><text:bookmark-end text:name="_Toc341267647"/><text:bookmark-end text:name="_Toc341268341"/><text:bookmark-end text:name="_Toc341498622"/><text:bookmark-end text:name="_Toc341598723"/><text:bookmark-end text:name="_Toc341599237"/><text:bookmark-end text:name="_Toc343490211"/><text:bookmark-end text:name="_Toc349045199"/><text:bookmark-end text:name="_Toc401046730"/><text:bookmark-end text:name="_Toc519599301"/></text:h>
      <text:h text:style-name="Titre4" text:outline-level="4">Mission</text:h>
      <text:p text:style-name="DefaultText"/>
      <text:p text:style-name="DefaultText">Le Comité de Suivi a pour mission de<text:s/></text:p>
      <text:list text:style-name="LFO16" text:continue-numbering="true">
        <text:list-item>
          <text:p text:style-name="P552">réaliser un suivi opérationnel des interventions du Contrat (développements, demandes de changement et traitements des problèmes)</text:p>
        </text:list-item>
        <text:list-item>
          <text:p text:style-name="P553">procéder à :</text:p>
        </text:list-item>
      </text:list>
      <text:list text:style-name="LFO15" text:continue-numbering="true">
        <text:list-item>
          <text:p text:style-name="Bullet2">un bilan des problèmes applicatifs rencontrés et de l’avancement de leur résolution,</text:p>
        </text:list-item>
        <text:list-item>
          <text:p text:style-name="Bullet2">une analyse du portefeuille des demandes de développement et de changement</text:p>
        </text:list-item>
        <text:list-item>
          <text:p text:style-name="Bullet2">l’attribution d’un ordre de priorité aux demandes de changement,</text:p>
        </text:list-item>
        <text:list-item>
          <text:p text:style-name="Bullet2">la préparation du Comité de Pilotage.</text:p>
        </text:list-item>
      </text:list>
      <text:list text:style-name="LFO16" text:continue-numbering="true">
        <text:list-item>
          <text:p text:style-name="P554">de statuer sur les demandes de développement et de changement en attente et de suivre l’avancement des Projets ;</text:p>
        </text:list-item>
        <text:list-item>
          <text:p text:style-name="P555">de prendre ou de faire adopter les décisions techniques opérationnelles qui s’imposent, de les planifier et d’en vérifier la bonne application ;</text:p>
        </text:list-item>
        <text:list-item>
          <text:p text:style-name="P556">d’étudier plus particulièrement tous les aspects techniques.</text:p>
        </text:list-item>
      </text:list>
      <text:p text:style-name="DefaultText"/>
      <text:h text:style-name="Titre4" text:outline-level="4">Compte-rendu</text:h>
      <text:p text:style-name="DefaultText"/>
      <text:p text:style-name="DefaultText">Chaque comité donnera lieu à un compte rendu rédigé par<text:s/>XXX. Il est validé par le Services Manager Etudes<text:s/>XXX<text:s/>et par le Responsable de la Maîtrise d’Œuvre Client.</text:p>
      <text:p text:style-name="DefaultText"/>
      <text:h text:style-name="Titre4" text:outline-level="4">Fréquence</text:h>
      <text:p text:style-name="DefaultText"/>
      <text:p text:style-name="DefaultText">Hebdomadaire et par la suite adaptable aux besoins.</text:p>
      <text:p text:style-name="DefaultText"/>
      <text:h text:style-name="Titre3" text:outline-level="3"><text:bookmark-start text:name="_Toc340308730"/><text:bookmark-start text:name="_Toc341070361"/><text:bookmark-start text:name="_Toc341088149"/><text:bookmark-start text:name="_Toc341172914"/><text:bookmark-start text:name="_Toc341267648"/><text:bookmark-start text:name="_Toc341268342"/><text:bookmark-start text:name="_Toc341498623"/><text:bookmark-start text:name="_Toc341598724"/><text:bookmark-start text:name="_Toc341599238"/><text:bookmark-start text:name="_Toc343490212"/><text:bookmark-start text:name="_Toc349045200"/><text:bookmark-start text:name="_Toc401046731"/><text:bookmark-start text:name="_Toc519599302"/>Comité de Pilotage<text:bookmark-end text:name="_Toc340308730"/><text:bookmark-end text:name="_Toc341070361"/><text:bookmark-end text:name="_Toc341088149"/><text:bookmark-end text:name="_Toc341172914"/><text:bookmark-end text:name="_Toc341267648"/><text:bookmark-end text:name="_Toc341268342"/><text:bookmark-end text:name="_Toc341498623"/><text:bookmark-end text:name="_Toc341598724"/><text:bookmark-end text:name="_Toc341599238"/><text:bookmark-end text:name="_Toc343490212"/><text:bookmark-end text:name="_Toc349045200"/><text:bookmark-end text:name="_Toc401046731"/><text:bookmark-end text:name="_Toc519599302"/></text:h>
      <text:h text:style-name="Titre4" text:outline-level="4">Mission</text:h>
      <text:p text:style-name="DefaultText"/>
      <text:soft-page-break/>
      <text:p text:style-name="DefaultText">Le Comité de Pilotage aura en charge le suivi contractuel des prestations et la coordination des actions prévues au Contrat, ainsi que des actions qui seront décidées conjointement par<text:s/>XXX<text:s/>et par le Client et placées sous la responsabilité de la Partie dont ils seront convenus.</text:p>
      <text:p text:style-name="DefaultText"/>
      <text:p text:style-name="DefaultText">En cas de difficulté, il appartiendra au Client de prendre la décision finale, sous sa responsabilité, après avoir pris connaissance des recommandations écrites de<text:s/>XXX.</text:p>
      <text:p text:style-name="DefaultText">Plus généralement, le Comité de Pilotage aura pour mission :</text:p>
      <text:list text:style-name="LFO16" text:continue-numbering="true">
        <text:list-item>
          <text:p text:style-name="P557">d’initialiser les différents processus, de valider le planning de mise en Œuvre et de définir la nature et le type de compétence nécessaires à l’exécution des tâches définies dans le planning prévisionnel ;</text:p>
        </text:list-item>
        <text:list-item>
          <text:p text:style-name="P558">de traiter les éventuels désaccords constatés ;</text:p>
        </text:list-item>
        <text:list-item>
          <text:p text:style-name="P559">de vérifier la bonne application des dispositions contractuelles ;</text:p>
        </text:list-item>
        <text:list-item>
          <text:p text:style-name="P560">de suivre et de contrôler le bon fonctionnement du service (tableau de bord, indicateurs de qualité, relations Utilisateurs) ;</text:p>
        </text:list-item>
        <text:list-item>
          <text:p text:style-name="P561">de suivre la satisfaction du Client quant aux prestations de la période écoulée ;</text:p>
        </text:list-item>
        <text:list-item>
          <text:p text:style-name="P562">de planifier</text:p>
        </text:list-item>
      </text:list>
      <text:p text:style-name="DefaultText"/>
      <text:h text:style-name="Titre4" text:outline-level="4">Compte-rendu<text:s/></text:h>
      <text:p text:style-name="DefaultText">Chaque comité donnera lieu à un compte rendu rédigé par<text:s/>XXX. Il est validé par le<text:s/>Responsable du Service<text:s/>XXX<text:s/>et le DPI Client.</text:p>
      <text:p text:style-name="P563"/>
      <text:h text:style-name="Titre4" text:outline-level="4">Fréquence</text:h>
      <text:p text:style-name="DefaultText">Mensuelle.</text:p>
      <text:p text:style-name="P564"/>
      <text:h text:style-name="Titre3" text:outline-level="3"><text:bookmark-start text:name="_Toc354316505"/><text:bookmark-start text:name="_Toc354368801"/><text:bookmark-start text:name="_Toc356724944"/><text:bookmark-start text:name="_Toc401046732"/><text:bookmark-start text:name="_Toc519599303"/>Comité de Direction<text:bookmark-end text:name="_Toc354316505"/><text:bookmark-end text:name="_Toc354368801"/><text:bookmark-end text:name="_Toc356724944"/><text:bookmark-end text:name="_Toc401046732"/><text:bookmark-end text:name="_Toc519599303"/></text:h>
      <text:h text:style-name="Titre4" text:outline-level="4">Mission</text:h>
      <text:p text:style-name="DefaultText">Le Client a la responsabilité de l'élaboration de la stratégie de son système d'information.<text:s/></text:p>
      <text:p text:style-name="DefaultText">Le Comité de Direction proposera les décisions financières, techniques et d'organisation nécessaires à l'exécution des prestations fournies par<text:s/><text:span text:style-name="T565">XXX</text:span>.</text:p>
      <text:p text:style-name="DefaultText"/>
      <text:p text:style-name="DefaultText">En cas de difficulté, il appartiendra au Client de prendre la décision finale, sous sa responsabilité, après avoir pris connaissance des recommandations écrites de<text:s/>XXX.</text:p>
      <text:p text:style-name="DefaultText">Il a pour missions de<text:s/></text:p>
      <text:list text:style-name="LFO16" text:continue-numbering="true">
        <text:list-item>
          <text:p text:style-name="P566">décider des choix en matière d’architecture technique, de progiciels et de solutions applicatives,</text:p>
        </text:list-item>
        <text:list-item>
          <text:p text:style-name="P567">préciser les priorités et définir les choix relatifs aux travaux confiés à<text:s/>XXX,</text:p>
        </text:list-item>
        <text:list-item>
          <text:p text:style-name="P568">arbitrer toute controverse au sein du Comité de Pilotage,</text:p>
        </text:list-item>
        <text:list-item>
          <text:p text:style-name="P569">planifier,</text:p>
        </text:list-item>
        <text:list-item>
          <text:p text:style-name="P570">prendre en compte tous les nouveaux événements qui peuvent intervenir et qui entraînent des Evolutions du service.</text:p>
        </text:list-item>
      </text:list>
      <text:p text:style-name="DefaultText"/>
      <text:h text:style-name="Titre4" text:outline-level="4">Compte-rendu<text:s/></text:h>
      <text:p text:style-name="DefaultText">Chaque comité donnera lieu à un compte rendu rédigé par<text:s/>XXX. Il est validé par le<text:s/>Responsable du Service<text:s/>XXX<text:s/>et le DPI client.</text:p>
      <text:p text:style-name="P571"/>
      <text:h text:style-name="Titre4" text:outline-level="4">Fréquence</text:h>
      <text:p text:style-name="DefaultText">Annuelle.</text:p>
      <text:p text:style-name="P572"/>
      <text:p text:style-name="DefaultText"/>
      <text:h text:style-name="Titre1" text:outline-level="1"><text:bookmark-start text:name="_Toc401046734"/><text:bookmark-start text:name="_Toc519599304"/><text:soft-page-break/><text:span text:style-name="T573">Plan</text:span><text:span text:style-name="T574"><text:s/>de conduite des Developpements et Services</text:span><text:bookmark-end text:name="_Toc401046734"/><text:span text:style-name="T575"><text:s/>Recurrents</text:span><text:bookmark-end text:name="_Toc519599304"/></text:h>
      <text:h text:style-name="Titre2" text:outline-level="2"><text:bookmark-start text:name="_Toc358686287"/><text:bookmark-start text:name="_Toc401046736"/><text:bookmark-start text:name="_Toc519599305"/><text:bookmark-end text:name="_Toc340308724"/>Généralités<text:bookmark-end text:name="_Toc519599305"/></text:h>
      <text:h text:style-name="Titre3" text:outline-level="3"><text:bookmark-start text:name="_Toc519599306"/>Types de demandes<text:bookmark-end text:name="_Toc401046736"/><text:bookmark-end text:name="_Toc519599306"/></text:h>
      <text:p text:style-name="DefaultText">Les demandes qui peuvent être prises en compte dans le cadre des développements et services récurrents sont les suivantes :</text:p>
      <text:list text:style-name="LFO16" text:continue-numbering="true">
        <text:list-item>
          <text:p text:style-name="P576">Demandes de développement de nouvelles applications</text:p>
        </text:list-item>
        <text:list-item>
          <text:p text:style-name="P577">Demandes de changement des applications.</text:p>
        </text:list-item>
        <text:list-item>
          <text:p text:style-name="P578">Demandes de correction d’anomalie applicative,</text:p>
        </text:list-item>
      </text:list>
      <text:p text:style-name="DefaultText"/>
      <text:p text:style-name="DefaultText">Pour les anomalies, le client doit envoyer les compléments d’information permettant d’analyser l’anomalie via messagerie.</text:p>
      <text:p text:style-name="DefaultText"/>
      <text:p text:style-name="DefaultText">Les demandes d’évolutions et de projets sont adressées à<text:s/>XXX<text:s/>via messagerie.</text:p>
      <text:p text:style-name="DefaultText"><text:bookmark-end text:name="_Toc358686287"/></text:p>
      <text:h text:style-name="Titre3" text:outline-level="3"><text:bookmark-start text:name="_Toc519599307"/>Définition des responsabilités dans les matrices<text:bookmark-end text:name="_Toc519599307"/></text:h>
      <text:p text:style-name="DefaultText"/>
      <text:p text:style-name="P579">Définitions</text:p>
      <text:p text:style-name="P580"/>
      <text:p text:style-name="P581"><text:bookmark-start text:name="Rôles_définition"/><text:span text:style-name="T582">Approuve :</text:span><text:span text:style-name="T583"><text:s/></text:span><text:span text:style-name="T584"><text:tab/>Donne un accord global et final à un livrable ou à un résultat de travaux.</text:span></text:p>
      <text:p text:style-name="P585"/>
      <text:p text:style-name="P586"><text:span text:style-name="T587">Consulté :</text:span><text:span text:style-name="T588"><text:s/></text:span><text:span text:style-name="T589"><text:tab/>Apporte à la demande du réalisateur des connaissances dans des domaines techniques, organisationnels / métiers, méthodologiques pouvant influencer les travaux et choix en cours.</text:span></text:p>
      <text:p text:style-name="P590"/>
      <text:p text:style-name="P591"><text:span text:style-name="T592">Informé :</text:span><text:span text:style-name="T593"><text:s/></text:span><text:span text:style-name="T594"><text:tab/>Reçoit du réalisateur tout document nécessaire à son information.</text:span></text:p>
      <text:p text:style-name="P595"/>
      <text:p text:style-name="P596"><text:span text:style-name="T597">Participe :</text:span><text:span text:style-name="T598"><text:s/></text:span><text:span text:style-name="T599"><text:tab/>Exécute une partie des travaux concernés. L'implication sera définie pour chaque Projet dans le "Plan Qualité Projet".</text:span></text:p>
      <text:p text:style-name="P600"/>
      <text:p text:style-name="P601"><text:span text:style-name="T602">Réalise :</text:span><text:span text:style-name="T603"><text:s/></text:span><text:span text:style-name="T604"><text:tab/>Supervise et entreprend les travaux concernés.</text:span></text:p>
      <text:p text:style-name="P605"/>
      <text:p text:style-name="P606"><text:span text:style-name="T607">Valide :</text:span><text:span text:style-name="T608"><text:s/></text:span><text:span text:style-name="T609"><text:tab/>Contrôle la conformité de travaux, pouvant être ensuite soumis à approbation.</text:span></text:p>
      <text:p text:style-name="P610"/>
      <text:p text:style-name="P611"><text:span text:style-name="T612">N/A</text:span><text:span text:style-name="T613"> :</text:span><text:span text:style-name="T614"><text:tab/>Non applicable.</text:span></text:p>
      <text:p text:style-name="P615"><text:bookmark-end text:name="Rôles_définition"/></text:p>
      <text:p text:style-name="P616"/>
      <text:p text:style-name="P617"/>
      <text:p text:style-name="P618"><text:span text:style-name="T619">Rôles</text:span></text:p>
      <text:p text:style-name="P620"/>
      <text:p text:style-name="DefaultText">Les prestations Etudes sont assurées par<text:s/>XXX. Les prestations Production sont assurées par le Client.</text:p>
      <text:p text:style-name="P621"/>
      <text:h text:style-name="Titre2" text:outline-level="2"><text:bookmark-start text:name="_Toc340308726"/><text:bookmark-start text:name="_Toc341070356"/><text:bookmark-start text:name="_Toc341088134"/><text:bookmark-start text:name="_Toc341172900"/><text:bookmark-start text:name="_Toc341267635"/><text:bookmark-start text:name="_Toc341268329"/><text:bookmark-start text:name="_Toc341498610"/><text:bookmark-start text:name="_Toc341598732"/><text:bookmark-start text:name="_Toc341599246"/><text:bookmark-start text:name="_Toc343490220"/><text:bookmark-start text:name="_Toc349045208"/><text:bookmark-start text:name="_Toc358686284"/><text:bookmark-start text:name="_Toc519599308"/><text:soft-page-break/>Catalogue des Prestations<text:bookmark-end text:name="_Toc519599308"/></text:h>
      <text:p text:style-name="DefaultText">Ce catalogue présente les prestations proposées dans le Contrat.<text:s/></text:p>
      <text:p text:style-name="DefaultText"/>
      <table:table table:style-name="Table622">
        <table:table-columns>
          <table:table-column table:style-name="TableColumn623"/>
          <table:table-column table:style-name="TableColumn624"/>
        </table:table-columns>
        <table:table-row table:style-name="TableRow625">
          <table:table-cell table:style-name="TableCell626">
            <text:p text:style-name="P627">Nom de la prestation</text:p>
          </table:table-cell>
          <table:table-cell table:style-name="TableCell628">
            <text:p text:style-name="P629">Acronyme</text:p>
          </table:table-cell>
        </table:table-row>
        <table:table-row table:style-name="TableRow630">
          <table:table-cell table:style-name="TableCell631">
            <text:p text:style-name="P632">Centralisation des Demandes Etudes</text:p>
          </table:table-cell>
          <table:table-cell table:style-name="TableCell633">
            <text:p text:style-name="P634">CDE</text:p>
          </table:table-cell>
        </table:table-row>
        <table:table-row table:style-name="TableRow635">
          <table:table-cell table:style-name="TableCell636">
            <text:p text:style-name="P637">Etude d’Impact Détaillée</text:p>
          </table:table-cell>
          <table:table-cell table:style-name="TableCell638">
            <text:p text:style-name="P639">EID</text:p>
          </table:table-cell>
        </table:table-row>
        <table:table-row table:style-name="TableRow640">
          <table:table-cell table:style-name="TableCell641">
            <text:p text:style-name="P642">Etude d’Impact Macro</text:p>
          </table:table-cell>
          <table:table-cell table:style-name="TableCell643">
            <text:p text:style-name="P644">EIM</text:p>
          </table:table-cell>
        </table:table-row>
        <table:table-row table:style-name="TableRow645">
          <table:table-cell table:style-name="TableCell646">
            <text:p text:style-name="P647">Projet</text:p>
          </table:table-cell>
          <table:table-cell table:style-name="TableCell648">
            <text:p text:style-name="P649">PRJ</text:p>
          </table:table-cell>
        </table:table-row>
        <table:table-row table:style-name="TableRow650">
          <table:table-cell table:style-name="TableCell651">
            <text:p text:style-name="P652">Evolution Mineure</text:p>
          </table:table-cell>
          <table:table-cell table:style-name="TableCell653">
            <text:p text:style-name="P654">EVM</text:p>
          </table:table-cell>
        </table:table-row>
        <table:table-row table:style-name="TableRow655">
          <table:table-cell table:style-name="TableCell656">
            <text:p text:style-name="P657">Evolution Significative</text:p>
          </table:table-cell>
          <table:table-cell table:style-name="TableCell658">
            <text:p text:style-name="P659">EVS</text:p>
          </table:table-cell>
        </table:table-row>
        <table:table-row table:style-name="TableRow660">
          <table:table-cell table:style-name="TableCell661">
            <text:p text:style-name="P662">Déploiement</text:p>
          </table:table-cell>
          <table:table-cell table:style-name="TableCell663">
            <text:p text:style-name="P664">DEP</text:p>
          </table:table-cell>
        </table:table-row>
        <table:table-row table:style-name="TableRow665">
          <table:table-cell table:style-name="TableCell666">
            <text:p text:style-name="P667">Gestion du Service</text:p>
          </table:table-cell>
          <table:table-cell table:style-name="TableCell668">
            <text:p text:style-name="P669">GES</text:p>
          </table:table-cell>
        </table:table-row>
        <table:table-row table:style-name="TableRow670">
          <table:table-cell table:style-name="TableCell671">
            <text:p text:style-name="P672">Maintenance Corrective des Applications</text:p>
          </table:table-cell>
          <table:table-cell table:style-name="TableCell673">
            <text:p text:style-name="P674">MCA</text:p>
          </table:table-cell>
        </table:table-row>
      </table:table>
      <text:p text:style-name="DefaultText"/>
      <text:h text:style-name="Titre2" text:outline-level="2"><text:bookmark-start text:name="_Toc519599309"/>Relations entre les Prestations<text:bookmark-end text:name="_Toc519599309"/></text:h>
      <text:p text:style-name="DefaultText"/>
      <text:p text:style-name="DefaultText"><draw:frame draw:z-index="251409920" draw:id="id16" draw:style-name="a16" draw:name="Text Box 799" text:anchor-type="paragraph" svg:x="0.19653in" svg:y="0.11597in" svg:width="1in" svg:height="0.75in" style:rel-width="scale" style:rel-height="scale"><draw:text-box><text:p text:style-name="P675">GES</text:p><text:p text:style-name="P676">Gestion du Service</text:p></draw:text-box><svg:title/><svg:desc/></draw:frame><draw:frame draw:z-index="251404800" draw:id="id17" draw:style-name="a17" draw:name="Text Box 792" text:anchor-type="paragraph" svg:x="1.32153in" svg:y="0.11597in" svg:width="1in" svg:height="0.75in" style:rel-width="scale" style:rel-height="scale"><draw:text-box><text:p text:style-name="P677">CDE</text:p><text:p text:style-name="P678">centralisation des demandes</text:p><text:p text:style-name="P679"/></draw:text-box><svg:title/><svg:desc/></draw:frame></text:p>
      <text:p text:style-name="DefaultText"/>
      <text:p text:style-name="DefaultText"/>
      <text:p text:style-name="DefaultText"/>
      <text:p text:style-name="DefaultText"/>
      <text:p text:style-name="DefaultText"><draw:connector draw:type="line" svg:x1="4.31528in" svg:y1="0.15625in" svg:x2="4.32153in" svg:y2="2.28333in" draw:z-index="251418112" draw:id="id18" draw:style-name="a19" draw:name="Line 814" text:anchor-type="paragraph"><svg:title/><svg:desc/></draw:connector><draw:connector draw:type="line" svg:x1="1.82153in" svg:y1="0.04931in" svg:x2="1.82153in" svg:y2="0.29931in" draw:z-index="251414016" draw:id="id19" draw:style-name="a21" draw:name="Line 804" text:anchor-type="paragraph"><svg:title/><svg:desc/></draw:connector></text:p>
      <text:p text:style-name="DefaultText"><draw:connector draw:type="line" svg:x1="1.81528in" svg:y1="-0.00694in" svg:x2="4.31528in" svg:y2="-0.00694in" draw:z-index="251417088" draw:id="id20" draw:style-name="a22" draw:name="Line 813" text:anchor-type="paragraph"><svg:title/><svg:desc/></draw:connector><draw:frame draw:z-index="251408896" draw:id="id21" draw:style-name="a23" draw:name="Text Box 798" text:anchor-type="paragraph" svg:x="1.32153in" svg:y="0.13611in" svg:width="1in" svg:height="0.75in" style:rel-width="scale" style:rel-height="scale"><draw:text-box><text:p text:style-name="P680">EIM</text:p><text:p text:style-name="P681">Etude Impact Macro</text:p></draw:text-box><svg:title/><svg:desc/></draw:frame></text:p>
      <text:p text:style-name="DefaultText"/>
      <text:p text:style-name="DefaultText"/>
      <text:p text:style-name="DefaultText"><draw:connector draw:type="line" svg:x1="0.69653in" svg:y1="0.02083in" svg:x2="0.69653in" svg:y2="0.52083in" draw:z-index="251475456" draw:id="id22" draw:style-name="a25" draw:name="Line 1176" text:anchor-type="paragraph"><svg:title/><svg:desc/></draw:connector><draw:connector draw:type="line" svg:x1="1.32153in" svg:y1="0.02083in" svg:x2="0.69653in" svg:y2="0.02083in" draw:z-index="251474432" draw:id="id23" draw:style-name="a26" draw:name="Line 1175" text:anchor-type="paragraph"><svg:title/><svg:desc/></draw:connector></text:p>
      <text:p text:style-name="DefaultText"/>
      <text:p text:style-name="DefaultText"><draw:connector draw:type="line" svg:x1="1.71528in" svg:y1="0.06944in" svg:x2="1.71528in" svg:y2="0.97639in" draw:z-index="251415040" draw:id="id24" draw:style-name="a28" draw:name="Line 805" text:anchor-type="paragraph"><svg:title/><svg:desc/></draw:connector><draw:frame draw:z-index="251406848" draw:id="id25" draw:style-name="a29" draw:name="Text Box 796" text:anchor-type="paragraph" svg:x="2.51528in" svg:y="1.32639in" svg:width="1in" svg:height="0.75in" style:rel-width="scale" style:rel-height="scale"><draw:text-box><text:p text:style-name="P682">EVS</text:p><text:p text:style-name="P683">Evolution</text:p><text:p text:style-name="P684">Significative</text:p></draw:text-box><svg:title/><svg:desc/></draw:frame></text:p>
      <text:p text:style-name="DefaultText"><draw:frame draw:z-index="251407872" draw:id="id26" draw:style-name="a30" draw:name="Text Box 797" text:anchor-type="paragraph" svg:x="0.19653in" svg:y="0.03125in" svg:width="1in" svg:height="0.68194in" style:rel-width="scale" style:rel-height="scale"><draw:text-box><text:p text:style-name="P685">EID</text:p><text:p text:style-name="P686">Etude Impact Détaillée</text:p></draw:text-box><svg:title/><svg:desc/></draw:frame></text:p>
      <text:p text:style-name="DefaultText"/>
      <text:p text:style-name="DefaultText"/>
      <text:p text:style-name="DefaultText"/>
      <text:p text:style-name="DefaultText"><draw:connector draw:type="line" svg:x1="0.69653in" svg:y1="0.05972in" svg:x2="0.69653in" svg:y2="0.18472in" draw:z-index="251416064" draw:id="id27" draw:style-name="a32" draw:name="Line 806" text:anchor-type="paragraph"><svg:title/><svg:desc/></draw:connector></text:p>
      <text:p text:style-name="DefaultText"><draw:g draw:z-index="251666944" draw:name="Group 2761" draw:id="id32" draw:style-name="a40" text:anchor-type="paragraph"><svg:title/><svg:desc/><draw:connector draw:type="line" svg:x1="0.71528in" svg:y1="0.09653in" svg:x2="0.71528in" svg:y2="0.29653in" draw:id="id28" draw:style-name="a34" draw:name="Line 808"><svg:title/><svg:desc/></draw:connector><draw:connector draw:type="line" svg:x1="1.71528in" svg:y1="0.09653in" svg:x2="1.71528in" svg:y2="0.29653in" draw:id="id29" draw:style-name="a36" draw:name="Line 809"><svg:title/><svg:desc/></draw:connector><draw:connector draw:type="line" svg:x1="2.91528in" svg:y1="0.09653in" svg:x2="2.91528in" svg:y2="0.29653in" draw:id="id30" draw:style-name="a38" draw:name="Line 810"><svg:title/><svg:desc/></draw:connector><draw:connector draw:type="line" svg:x1="0.71528in" svg:y1="0.09653in" svg:x2="2.91528in" svg:y2="0.09653in" draw:id="id31" draw:style-name="a39" draw:name="Line 2339"><svg:title/><svg:desc/></draw:connector></draw:g></text:p>
      <text:p text:style-name="DefaultText"><draw:frame draw:z-index="251405824" draw:id="id33" draw:style-name="a41" draw:name="Text Box 794" text:anchor-type="paragraph" svg:x="3.69653in" svg:y="0.23611in" svg:width="1in" svg:height="0.69722in" style:rel-width="scale" style:rel-height="scale"><draw:text-box><text:p text:style-name="P687">MCA</text:p><text:p text:style-name="TitreDoc">Maintenance Corrective<text:s/></text:p></draw:text-box><svg:title/><svg:desc/></draw:frame><draw:frame draw:z-index="251411968" draw:id="id34" draw:style-name="a42" draw:name="Text Box 801" text:anchor-type="paragraph" svg:x="0.21528in" svg:y="0.18333in" svg:width="1in" svg:height="0.75in" style:rel-width="scale" style:rel-height="scale"><draw:text-box><text:p text:style-name="P688">PRJ</text:p><text:p text:style-name="P689">Projet</text:p><text:p text:style-name="P690"/></draw:text-box><svg:title/><svg:desc/></draw:frame></text:p>
      <text:p text:style-name="DefaultText"><draw:frame draw:z-index="251410944" draw:id="id35" draw:style-name="a43" draw:name="Text Box 800" text:anchor-type="paragraph" svg:x="1.31528in" svg:y="0.02014in" svg:width="1in" svg:height="0.75in" style:rel-width="scale" style:rel-height="scale"><draw:text-box><text:p text:style-name="P691">EVM</text:p><text:p text:style-name="P692">Evolution</text:p><text:p text:style-name="P693">Mineure</text:p></draw:text-box><svg:title/><svg:desc/></draw:frame></text:p>
      <text:p text:style-name="DefaultText"/>
      <text:p text:style-name="DefaultText"/>
      <text:p text:style-name="DefaultText"/>
      <text:p text:style-name="DefaultText"><draw:connector draw:type="line" svg:x1="4.11528in" svg:y1="0.11667in" svg:x2="4.11528in" svg:y2="0.36181in" draw:z-index="251476480" draw:id="id36" draw:style-name="a45" draw:name="Line 1177" text:anchor-type="paragraph"><svg:title/><svg:desc/></draw:connector><draw:connector draw:type="line" svg:x1="2.94653in" svg:y1="0.11667in" svg:x2="2.94653in" svg:y2="0.38403in" draw:z-index="251422208" draw:id="id37" draw:style-name="a47" draw:name="Line 819" text:anchor-type="paragraph"><svg:title/><svg:desc/></draw:connector><draw:connector draw:type="line" svg:x1="1.82153in" svg:y1="0.11667in" svg:x2="1.82153in" svg:y2="0.38403in" draw:z-index="251421184" draw:id="id38" draw:style-name="a49" draw:name="Line 818" text:anchor-type="paragraph"><svg:title/><svg:desc/></draw:connector><draw:connector draw:type="line" svg:x1="0.82153in" svg:y1="0.11667in" svg:x2="0.82153in" svg:y2="0.38403in" draw:z-index="251420160" draw:id="id39" draw:style-name="a51" draw:name="Line 817" text:anchor-type="paragraph"><svg:title/><svg:desc/></draw:connector></text:p>
      <text:p text:style-name="DefaultText"/>
      <text:p text:style-name="DefaultText"><draw:connector draw:type="line" svg:x1="2.57153in" svg:y1="0.13056in" svg:x2="2.57153in" svg:y2="0.31667in" draw:z-index="251423232" draw:id="id40" draw:style-name="a53" draw:name="Line 821" text:anchor-type="paragraph"><svg:title/><svg:desc/></draw:connector><draw:frame draw:z-index="251412992" draw:id="id41" draw:style-name="a54" draw:name="Text Box 802" text:anchor-type="paragraph" svg:x="2.07153in" svg:y="0.34028in" svg:width="1in" svg:height="0.75in" style:rel-width="scale" style:rel-height="scale"><draw:text-box><text:p text:style-name="P694">DEP</text:p><text:p text:style-name="P695">déploiement</text:p></draw:text-box><svg:title/><svg:desc/></draw:frame><draw:connector draw:type="line" svg:x1="0.81528in" svg:y1="0.10417in" svg:x2="4.11528in" svg:y2="0.10417in" draw:z-index="251419136" draw:id="id42" draw:style-name="a55" draw:name="Line 816" text:anchor-type="paragraph"><svg:title/><svg:desc/></draw:connector></text:p>
      <text:p text:style-name="DefaultText"/>
      <text:p text:style-name="DefaultText"/>
      <text:p text:style-name="DefaultText"/>
      <text:p text:style-name="DefaultText"/>
      <text:p text:style-name="P696"/>
      <text:p text:style-name="DefaultText"/>
      <text:h text:style-name="Titre2" text:outline-level="2"><text:bookmark-start text:name="_Toc341070351"/><text:bookmark-start text:name="_Toc341088128"/><text:bookmark-start text:name="_Toc341172894"/><text:bookmark-start text:name="_Toc341267629"/><text:bookmark-start text:name="_Toc341268323"/><text:bookmark-start text:name="_Toc341498604"/><text:bookmark-start text:name="_Toc341598726"/><text:bookmark-start text:name="_Toc341599240"/><text:bookmark-start text:name="_Toc343490214"/><text:bookmark-start text:name="_Toc349045203"/><text:bookmark-start text:name="_Toc358686285"/><text:bookmark-start text:name="_Toc401046735"/><text:bookmark-start text:name="_Toc519599310"/>diagramme de communication des demandes<text:bookmark-end text:name="_Toc358686285"/><text:bookmark-end text:name="_Toc401046735"/><text:bookmark-end text:name="_Toc519599310"/></text:h>
      <text:p text:style-name="DefaultText"/>
      <text:p text:style-name="DefaultText"><text:bookmark-end text:name="_Toc341070351"/><text:bookmark-end text:name="_Toc341088128"/><text:bookmark-end text:name="_Toc341172894"/><text:bookmark-end text:name="_Toc341267629"/><text:bookmark-end text:name="_Toc341268323"/><text:bookmark-end text:name="_Toc341498604"/><text:bookmark-end text:name="_Toc341598726"/><text:bookmark-end text:name="_Toc341599240"/><text:bookmark-end text:name="_Toc343490214"/><text:bookmark-end text:name="_Toc349045203"/>Une demande exprime le besoin utilisateur. Elle doit contenir tous les éléments nécessaires à l’étude de cette demande.</text:p>
      <text:p text:style-name="DefaultText"/>
      <text:p text:style-name="DefaultText"><draw:frame draw:z-index="251424256" draw:id="id43" draw:style-name="a56" draw:name="Text Box 823" text:anchor-type="paragraph" svg:x="1.32153in" svg:y="0.03472in" svg:width="4.25in" svg:height="0.375in" style:rel-width="scale" style:rel-height="scale"><draw:text-box><text:p text:style-name="TitreDoc">Utilisateurs (Maîtrise d’Ouvrage)</text:p></draw:text-box><svg:title/><svg:desc/></draw:frame></text:p>
      <text:p text:style-name="DefaultText"/>
      <text:p text:style-name="DefaultText"><draw:connector draw:type="line" svg:x1="3.49028in" svg:y1="0.08264in" svg:x2="3.49028in" svg:y2="0.20764in" draw:z-index="251431424" draw:id="id44" draw:style-name="a58" draw:name="Line 837" text:anchor-type="paragraph"><svg:title/><svg:desc/></draw:connector><draw:connector draw:type="line" svg:x1="2.09028in" svg:y1="0.09306in" svg:x2="2.09028in" svg:y2="0.21806in" draw:z-index="251905536" draw:id="id45" draw:style-name="a60" draw:name="Line 2759" text:anchor-type="paragraph"><svg:title/><svg:desc/></draw:connector><draw:connector draw:type="line" svg:x1="4.81528in" svg:y1="0.08264in" svg:x2="4.81528in" svg:y2="0.20764in" draw:z-index="251430400" draw:id="id46" draw:style-name="a62" draw:name="Line 835" text:anchor-type="paragraph"><svg:title/><svg:desc/></draw:connector></text:p>
      <text:p text:style-name="DefaultText"><draw:frame draw:z-index="251426304" draw:id="id47" draw:style-name="a63" draw:name="Text Box 826" text:anchor-type="paragraph" svg:x="3.11528in" svg:y="0.04444in" svg:width="0.875in" svg:height="0.375in" style:rel-width="scale" style:rel-height="scale"><draw:text-box><text:p text:style-name="P697">demande</text:p><text:p text:style-name="P698">d’évolution</text:p></draw:text-box><svg:title/><svg:desc/></draw:frame><draw:frame draw:z-index="251904512" draw:id="id48" draw:style-name="a64" draw:name="Text Box 2758" text:anchor-type="paragraph" svg:x="1.71528in" svg:y="0.05486in" svg:width="1.4in" svg:height="0.375in" style:rel-width="scale" style:rel-height="scale"><draw:text-box><text:p text:style-name="P699">demande</text:p><text:p text:style-name="P700">de développement</text:p></draw:text-box><svg:title/><svg:desc/></draw:frame><draw:frame draw:z-index="251425280" draw:id="id49" draw:style-name="a65" draw:name="Text Box 824" text:anchor-type="paragraph" svg:x="4.31528in" svg:y="0.04444in" svg:width="1in" svg:height="0.375in" style:rel-width="scale" style:rel-height="scale"><draw:text-box><text:p text:style-name="P701">anomalie</text:p><text:p text:style-name="P702">applicative</text:p></draw:text-box><svg:title/><svg:desc/></draw:frame></text:p>
      <text:p text:style-name="DefaultText"/>
      <text:p text:style-name="DefaultText"><draw:connector draw:type="line" svg:x1="3.49028in" svg:y1="0.09306in" svg:x2="3.49028in" svg:y2="0.46806in" draw:z-index="251433472" draw:id="id50" draw:style-name="a67" draw:name="Line 840" text:anchor-type="paragraph"><svg:title/><svg:desc/></draw:connector><draw:connector draw:type="line" svg:x1="2.09028in" svg:y1="0.10347in" svg:x2="2.09028in" svg:y2="0.47847in" draw:z-index="251906560" draw:id="id51" draw:style-name="a69" draw:name="Line 2760" text:anchor-type="paragraph"><svg:title/><svg:desc/></draw:connector><draw:connector draw:type="line" svg:x1="4.81528in" svg:y1="0.09306in" svg:x2="4.81528in" svg:y2="0.46806in" draw:z-index="251432448" draw:id="id52" draw:style-name="a71" draw:name="Line 838" text:anchor-type="paragraph"><svg:title/><svg:desc/></draw:connector><draw:frame draw:z-index="251442688" draw:id="id53" draw:style-name="a72" draw:name="Text Box 855" text:anchor-type="paragraph" svg:x="0.19653in" svg:y="0.09306in" svg:width="1.125in" svg:height="0.25in" style:rel-width="scale" style:rel-height="scale"><draw:text-box><text:p text:style-name="P703">Client</text:p></draw:text-box><svg:title/><svg:desc/></draw:frame></text:p>
      <text:p text:style-name="DefaultText"/>
      <text:p text:style-name="DefaultText"><draw:frame draw:z-index="251427328" draw:id="id54" draw:style-name="a73" draw:name="Text Box 828" text:anchor-type="paragraph" svg:x="1.31528in" svg:y="0.14097in" svg:width="4.3in" svg:height="0.375in" style:rel-width="scale" style:rel-height="scale"><draw:text-box><text:p text:style-name="TitreDoc">MOE Client</text:p></draw:text-box><svg:title/><svg:desc/></draw:frame></text:p>
      <text:p text:style-name="DefaultText"/>
      <text:p text:style-name="DefaultText"/>
      <text:p text:style-name="DefaultText"><draw:connector draw:type="line" svg:x1="5.56528in" svg:y1="0.28681in" svg:x2="5.56528in" svg:y2="0.03681in" draw:z-index="251440640" draw:id="id55" draw:style-name="a75" draw:name="Line 853" text:anchor-type="paragraph"><svg:title/><svg:desc/></draw:connector><draw:connector draw:type="line" svg:x1="4.79028in" svg:y1="0.0375in" svg:x2="4.79028in" svg:y2="0.2875in" draw:z-index="251908608" draw:id="id56" draw:style-name="a77" draw:name="Line 2765" text:anchor-type="paragraph"><svg:title/><svg:desc/></draw:connector><draw:connector draw:type="line" svg:x1="3.49028in" svg:y1="0.02639in" svg:x2="3.49028in" svg:y2="0.27639in" draw:z-index="251434496" draw:id="id57" draw:style-name="a79" draw:name="Line 843" text:anchor-type="paragraph"><svg:title/><svg:desc/></draw:connector><draw:connector draw:type="line" svg:x1="2.11528in" svg:y1="0.08681in" svg:x2="2.11528in" svg:y2="2.02639in" draw:z-index="251445760" draw:id="id58" draw:style-name="a80" draw:name="Line 859" text:anchor-type="paragraph"><svg:title/><svg:desc/></draw:connector><draw:connector draw:type="line" svg:x1="0.44653in" svg:y1="0.15139in" svg:x2="7.07153in" svg:y2="0.15139in" draw:z-index="251441664" draw:id="id59" draw:style-name="a81" draw:name="Line 854" text:anchor-type="paragraph"><svg:title/><svg:desc/></draw:connector></text:p>
      <text:p text:style-name="DefaultText"><draw:frame draw:z-index="251429376" draw:id="id60" draw:style-name="a82" draw:name="Text Box 834" text:anchor-type="paragraph" svg:x="3.01528in" svg:y="0.1125in" svg:width="0.875in" svg:height="0.375in" style:rel-width="scale" style:rel-height="scale"><draw:text-box><text:p text:style-name="P704">demande</text:p><text:p text:style-name="P705">d’évolution</text:p></draw:text-box><svg:title/><svg:desc/></draw:frame><draw:frame draw:z-index="251907584" draw:id="id61" draw:style-name="a83" draw:name="Text Box 2762" text:anchor-type="paragraph" svg:x="1.61528in" svg:y="0.12361in" svg:width="1.1in" svg:height="0.375in" style:rel-width="scale" style:rel-height="scale"><draw:text-box><text:p text:style-name="P706">demande</text:p><text:p text:style-name="P707">de développement</text:p></draw:text-box><svg:title/><svg:desc/></draw:frame></text:p>
      <text:p text:style-name="DefaultText"><draw:frame draw:z-index="251437568" draw:id="id62" draw:style-name="a84" draw:name="Text Box 844" text:anchor-type="paragraph" svg:x="5.31528in" svg:y="0.00903in" svg:width="0.875in" svg:height="0.375in" style:rel-width="scale" style:rel-height="scale"><draw:text-box><text:p text:style-name="P708">devis</text:p></draw:text-box><svg:title/><svg:desc/></draw:frame></text:p>
      <text:p text:style-name="DefaultText"><draw:connector draw:type="line" svg:x1="5.56528in" svg:y1="0.34653in" svg:x2="5.56528in" svg:y2="0.09653in" draw:z-index="251439616" draw:id="id63" draw:style-name="a86" draw:name="Line 852" text:anchor-type="paragraph"><svg:title/><svg:desc/></draw:connector></text:p>
      <text:p text:style-name="DefaultText"><draw:connector draw:type="line" svg:x1="4.71528in" svg:y1="0.13333in" svg:x2="4.71528in" svg:y2="1.33333in" draw:z-index="251910656" draw:id="id64" draw:style-name="a87" draw:name="Line 2767" text:anchor-type="paragraph"><svg:title/><svg:desc/></draw:connector><draw:connector draw:type="line" svg:x1="3.49028in" svg:y1="0.03333in" svg:x2="3.49028in" svg:y2="0.99792in" draw:z-index="251435520" draw:id="id65" draw:style-name="a89" draw:name="Line 850" text:anchor-type="paragraph"><svg:title/><svg:desc/></draw:connector><draw:frame draw:z-index="251443712" draw:id="id66" draw:style-name="a90" draw:name="Text Box 856" text:anchor-type="paragraph" svg:x="0.19653in" svg:y="-0.00208in" svg:width="1.125in" svg:height="0.25in" style:rel-width="scale" style:rel-height="scale"><draw:text-box><text:p text:style-name="P709">XXX</text:p></draw:text-box><svg:title/><svg:desc/></draw:frame></text:p>
      <text:p text:style-name="DefaultText"><draw:frame draw:z-index="251436544" draw:id="id67" draw:style-name="a91" draw:name="Text Box 831" text:anchor-type="paragraph" svg:x="4.91528in" svg:y="0.07014in" svg:width="1.5in" svg:height="0.625in" style:rel-width="scale" style:rel-height="scale"><draw:text-box><text:p text:style-name="TitreDoc">Service Manager</text:p><text:p text:style-name="TitreDoc">Etudes</text:p></draw:text-box><svg:title/><svg:desc/></draw:frame></text:p>
      <text:p text:style-name="DefaultText"/>
      <text:p text:style-name="DefaultText"><draw:frame draw:z-index="251371008" draw:id="id68" draw:style-name="a92" draw:name="Text Box 1734" text:anchor-type="paragraph" svg:x="4.41528in" svg:y="-0.85694in" svg:width="0.8in" svg:height="0.4in" style:rel-width="scale" style:rel-height="scale"><draw:text-box><text:p text:style-name="P710">anomalie applicative</text:p></draw:text-box><svg:title/><svg:desc/></draw:frame></text:p>
      <text:p text:style-name="DefaultText"><draw:connector draw:type="line" svg:x1="5.61528in" svg:y1="1.17986in" svg:x2="5.61528in" svg:y2="0.15486in" draw:z-index="251438592" draw:id="id69" draw:style-name="a94" draw:name="Line 851" text:anchor-type="paragraph"><svg:title/><svg:desc/></draw:connector></text:p>
      <text:p text:style-name="DefaultText"/>
      <text:p text:style-name="DefaultText"><draw:frame draw:z-index="251428352" draw:id="id70" draw:style-name="a95" draw:name="Text Box 830" text:anchor-type="paragraph" svg:x="2.41528in" svg:y="0.01736in" svg:width="1.9in" svg:height="0.625in" style:rel-width="scale" style:rel-height="scale"><draw:text-box><text:p text:style-name="TitreDoc">Equipe</text:p><text:p text:style-name="TitreDoc">Développement</text:p></draw:text-box><svg:title/><svg:desc/></draw:frame></text:p>
      <text:p text:style-name="DefaultText"/>
      <text:p text:style-name="DefaultText"><draw:connector draw:type="line" svg:x1="4.71528in" svg:y1="0.02639in" svg:x2="4.41528in" svg:y2="0.02639in" draw:z-index="251909632" draw:id="id71" draw:style-name="a97" draw:name="Line 2766" text:anchor-type="paragraph"><svg:title/><svg:desc/></draw:connector><draw:connector draw:type="line" svg:x1="2.11528in" svg:y1="0.06597in" svg:x2="2.42153in" svg:y2="0.06597in" draw:z-index="251444736" draw:id="id72" draw:style-name="a99" draw:name="Line 858" text:anchor-type="paragraph"><svg:title/><svg:desc/></draw:connector></text:p>
      <text:p text:style-name="DefaultText"/>
      <text:p text:style-name="DefaultText"><draw:connector draw:type="line" svg:x1="3.51528in" svg:y1="0in" svg:x2="3.51528in" svg:y2="0.2in" draw:z-index="251911680" draw:id="id73" draw:style-name="a100" draw:name="Line 2769" text:anchor-type="paragraph"><svg:title/><svg:desc/></draw:connector></text:p>
      <text:p text:style-name="DefaultText"><draw:connector draw:type="line" svg:x1="3.51528in" svg:y1="0.03681in" svg:x2="5.61528in" svg:y2="0.03681in" draw:z-index="251912704" draw:id="id74" draw:style-name="a101" draw:name="Line 2770" text:anchor-type="paragraph"><svg:title/><svg:desc/></draw:connector></text:p>
      <text:p text:style-name="P711"/>
      <text:h text:style-name="Titre2" text:outline-level="2"><text:bookmark-start text:name="_Toc519599311"/><text:soft-page-break/>Définition des Prestations<text:bookmark-end text:name="_Toc519599311"/></text:h>
      <text:p text:style-name="DefaultText"><text:bookmark-start text:name="_Ref453486394"/></text:p>
      <text:h text:style-name="Titre3" text:outline-level="3"><text:bookmark-start text:name="_Toc519599312"/>CDE : Centralisation des Demandes Etudes<text:bookmark-end text:name="_Ref453486394"/><text:bookmark-end text:name="_Toc519599312"/></text:h>
      <text:p text:style-name="DefaultText"/>
      <text:p text:style-name="DefaultText">Cette prestation consiste à centraliser, formaliser et enregistrer toutes les demandes de développements, nouveaux applicatifs et évolutions, adressées à<text:s/>XXX<text:s/>par la Maîtrise d’œuvre client, et à préparer leur instruction.</text:p>
      <text:p text:style-name="DefaultText"/>
      <text:p text:style-name="DefaultText">Il faut distinguer :</text:p>
      <text:list text:style-name="LFO16" text:continue-numbering="true">
        <text:list-item>
          <text:p text:style-name="P712">les Projets (nouveaux domaines applicatifs ou seuil 2 &lt; charge)</text:p>
        </text:list-item>
        <text:list-item>
          <text:p text:style-name="P713">les Evolutions Mineures (charge =&lt; seuil 1)</text:p>
        </text:list-item>
        <text:list-item>
          <text:p text:style-name="P714">les Evolutions Significatives (seuil 1 &lt; charge =&lt; seuil 2)</text:p>
        </text:list-item>
      </text:list>
      <text:p text:style-name="DefaultText"/>
      <text:p text:style-name="DefaultText">Les demandes de développement sont gérées, en fonction de leur qualification, selon le diagramme suivant :</text:p>
      <text:list text:style-name="LFO16" text:continue-numbering="true">
        <text:list-item>
          <text:p text:style-name="P715">Valeur du seuil 1 = 5 js</text:p>
        </text:list-item>
        <text:list-item>
          <text:p text:style-name="P716">Valeur du seuil 2 = 40 js</text:p>
        </text:list-item>
      </text:list>
      <text:p text:style-name="DefaultText"/>
      <text:p text:style-name="DefaultText"><draw:frame draw:z-index="251446784" draw:id="id75" draw:style-name="a102" draw:name="Text Box 1018" text:anchor-type="paragraph" svg:x="1.69653in" svg:y="0.06528in" svg:width="1.25in" svg:height="0.5in" style:rel-width="scale" style:rel-height="scale"><draw:text-box><text:p text:style-name="P717">demande de développement</text:p></draw:text-box><svg:title/><svg:desc/></draw:frame></text:p>
      <text:p text:style-name="DefaultText"><draw:frame draw:z-index="251665920" draw:id="id76" draw:style-name="a103" draw:name="Text Box 2088" text:anchor-type="paragraph" svg:x="3.61319in" svg:y="-0.09861in" svg:width="1.25in" svg:height="0.5in" style:rel-width="scale" style:rel-height="scale"><draw:text-box><text:p text:style-name="P718">demande d’information</text:p></draw:text-box><svg:title/><svg:desc/></draw:frame></text:p>
      <text:p text:style-name="DefaultText"><draw:frame draw:z-index="251600384" draw:id="id77" draw:style-name="a104" draw:name="Text Box 1778" text:anchor-type="paragraph" svg:x="4.82153in" svg:y="-0.26181in" svg:width="1.25in" svg:height="0.5in" style:rel-width="scale" style:rel-height="scale"><draw:text-box><text:p text:style-name="P719">demande de réunion</text:p></draw:text-box><svg:title/><svg:desc/></draw:frame><draw:connector draw:type="line" svg:x1="2.32153in" svg:y1="0.15972in" svg:x2="2.32153in" svg:y2="0.40972in" draw:z-index="251451904" draw:id="id78" draw:style-name="a106" draw:name="Line 1025" text:anchor-type="paragraph"><svg:title/><svg:desc/></draw:connector></text:p>
      <text:p text:style-name="DefaultText"/>
      <text:p text:style-name="DefaultText"><draw:frame draw:z-index="251447808" draw:id="id79" draw:style-name="a107" draw:name="Text Box 1019" text:anchor-type="paragraph" svg:x="1.69653in" svg:y="0.08264in" svg:width="1.25in" svg:height="0.625in" style:rel-width="scale" style:rel-height="scale"><draw:text-box><text:p text:style-name="P720">EIM</text:p><text:p text:style-name="P721">Etude Impact Macro</text:p></draw:text-box><svg:title/><svg:desc/></draw:frame></text:p>
      <text:p text:style-name="DefaultText"/>
      <text:p text:style-name="DefaultText"/>
      <text:p text:style-name="DefaultText"/>
      <text:p text:style-name="DefaultText"><draw:connector draw:type="line" svg:x1="2.31528in" svg:y1="0.02153in" svg:x2="2.32153in" svg:y2="0.67917in" draw:z-index="251449856" draw:id="id80" draw:style-name="a109" draw:name="Line 1022" text:anchor-type="paragraph"><svg:title/><svg:desc/></draw:connector></text:p>
      <text:p text:style-name="DefaultText"><draw:frame draw:z-index="251450880" draw:id="id81" draw:style-name="a110" draw:name="Text Box 1023" text:anchor-type="paragraph" svg:x="0.44792in" svg:y="0.00833in" svg:width="4.28194in" svg:height="0.25in" style:rel-width="scale" style:rel-height="scale"><draw:text-box><text:p text:style-name="P722">chiffrage de premier niveau de l’étude et/ou de la réalisation</text:p></draw:text-box><svg:title/><svg:desc/></draw:frame></text:p>
      <text:p text:style-name="DefaultText"/>
      <text:p text:style-name="DefaultText"/>
      <text:p text:style-name="DefaultText"/>
      <text:p text:style-name="DefaultText"><draw:frame draw:z-index="251602432" draw:id="id82" draw:style-name="a111" draw:name="Text Box 1783" text:anchor-type="paragraph" svg:x="0.91528in" svg:y="0.04167in" svg:width="0.4in" svg:height="0.3in" style:rel-width="scale" style:rel-height="scale"><draw:text-box><text:p text:style-name="P723">oui</text:p></draw:text-box><svg:title/><svg:desc/></draw:frame><draw:frame draw:z-index="251369984" draw:id="id83" draw:style-name="a112" draw:name="Text Box 1780" text:anchor-type="paragraph" svg:x="2.11528in" svg:y="0.11319in" svg:width="0.5in" svg:height="0.25in" style:rel-width="scale" style:rel-height="scale"><draw:text-box><text:p text:style-name="P724">non</text:p></draw:text-box><svg:title/><svg:desc/></draw:frame><draw:frame draw:z-index="251606528" draw:id="id84" draw:style-name="a113" draw:name="Text Box 1788" text:anchor-type="paragraph" svg:x="3.51528in" svg:y="0.11319in" svg:width="0.5in" svg:height="0.25in" style:rel-width="scale" style:rel-height="scale"><draw:text-box><text:p text:style-name="P725">non</text:p></draw:text-box><svg:title/><svg:desc/></draw:frame></text:p>
      <text:p text:style-name="DefaultText"><draw:custom-shape svg:x="1.36528in" svg:y="0.075in" svg:width="1in" svg:height="0.45833in" draw:z-index="251453952" draw:id="id85" draw:style-name="a114" draw:name="AutoShape 1027" text:anchor-type="paragraph"><svg:title/><svg:desc/><draw:enhanced-geometry draw:path-stretchpoint-x="21600" draw:path-stretchpoint-y="21600" draw:type="non-primitive" svg:viewBox="0 0 21600 21600" draw:enhanced-path="M ?f0 ?f7 L ?f11 ?f2 ?f1 ?f7 ?f11 ?f3 Z N" draw:text-areas="?f10 ?f6 ?f12 ?f13"><draw:equation draw:name="f0" draw:formula="left"/><draw:equation draw:name="f1" draw:formula="right"/><draw:equation draw:name="f2" draw:formula="top"/><draw:equation draw:name="f3" draw:formula="bottom"/><draw:equation draw:name="f4" draw:formula="?f3 - ?f2"/><draw:equation draw:name="f5" draw:formula="?f4 / 2"/><draw:equation draw:name="f6" draw:formula="?f4 / 4"/><draw:equation draw:name="f7" draw:formula="?f2 + ?f5"/><draw:equation draw:name="f8" draw:formula="?f1 - ?f0"/><draw:equation draw:name="f9" draw:formula="?f8 / 2"/><draw:equation draw:name="f10" draw:formula="?f8 / 4"/><draw:equation draw:name="f11" draw:formula="?f0 + ?f9"/><draw:equation draw:name="f12" draw:formula="?f8 * 3 / 4"/><draw:equation draw:name="f13" draw:formula="?f4 * 3 / 4"/></draw:enhanced-geometry></draw:custom-shape><draw:custom-shape svg:x="2.76528in" svg:y="0.07847in" svg:width="1in" svg:height="0.45833in" draw:z-index="251456000" draw:id="id86" draw:style-name="a115" draw:name="AutoShape 1031" text:anchor-type="paragraph"><svg:title/><svg:desc/><draw:enhanced-geometry draw:path-stretchpoint-x="21600" draw:path-stretchpoint-y="21600" draw:type="non-primitive" svg:viewBox="0 0 21600 21600" draw:enhanced-path="M ?f0 ?f7 L ?f11 ?f2 ?f1 ?f7 ?f11 ?f3 Z N" draw:text-areas="?f10 ?f6 ?f12 ?f13"><draw:equation draw:name="f0" draw:formula="left"/><draw:equation draw:name="f1" draw:formula="right"/><draw:equation draw:name="f2" draw:formula="top"/><draw:equation draw:name="f3" draw:formula="bottom"/><draw:equation draw:name="f4" draw:formula="?f3 - ?f2"/><draw:equation draw:name="f5" draw:formula="?f4 / 2"/><draw:equation draw:name="f6" draw:formula="?f4 / 4"/><draw:equation draw:name="f7" draw:formula="?f2 + ?f5"/><draw:equation draw:name="f8" draw:formula="?f1 - ?f0"/><draw:equation draw:name="f9" draw:formula="?f8 / 2"/><draw:equation draw:name="f10" draw:formula="?f8 / 4"/><draw:equation draw:name="f11" draw:formula="?f0 + ?f9"/><draw:equation draw:name="f12" draw:formula="?f8 * 3 / 4"/><draw:equation draw:name="f13" draw:formula="?f4 * 3 / 4"/></draw:enhanced-geometry></draw:custom-shape><draw:custom-shape svg:x="4.01528in" svg:y="0.07431in" svg:width="1in" svg:height="0.45833in" draw:z-index="251458048" draw:id="id87" draw:style-name="a116" draw:name="AutoShape 1033" text:anchor-type="paragraph"><svg:title/><svg:desc/><draw:enhanced-geometry draw:path-stretchpoint-x="21600" draw:path-stretchpoint-y="21600" draw:type="non-primitive" svg:viewBox="0 0 21600 21600" draw:enhanced-path="M ?f0 ?f7 L ?f11 ?f2 ?f1 ?f7 ?f11 ?f3 Z N" draw:text-areas="?f10 ?f6 ?f12 ?f13"><draw:equation draw:name="f0" draw:formula="left"/><draw:equation draw:name="f1" draw:formula="right"/><draw:equation draw:name="f2" draw:formula="top"/><draw:equation draw:name="f3" draw:formula="bottom"/><draw:equation draw:name="f4" draw:formula="?f3 - ?f2"/><draw:equation draw:name="f5" draw:formula="?f4 / 2"/><draw:equation draw:name="f6" draw:formula="?f4 / 4"/><draw:equation draw:name="f7" draw:formula="?f2 + ?f5"/><draw:equation draw:name="f8" draw:formula="?f1 - ?f0"/><draw:equation draw:name="f9" draw:formula="?f8 / 2"/><draw:equation draw:name="f10" draw:formula="?f8 / 4"/><draw:equation draw:name="f11" draw:formula="?f0 + ?f9"/><draw:equation draw:name="f12" draw:formula="?f8 * 3 / 4"/><draw:equation draw:name="f13" draw:formula="?f4 * 3 / 4"/></draw:enhanced-geometry></draw:custom-shape></text:p>
      <text:p text:style-name="DefaultText"><draw:frame draw:z-index="251452928" draw:id="id88" draw:style-name="a117" draw:name="Text Box 1026" text:anchor-type="paragraph" svg:x="1.41528in" svg:y="0.03681in" svg:width="0.90625in" svg:height="0.375in" style:rel-width="scale" style:rel-height="scale"><draw:text-box><text:p text:style-name="P726">besoin EID</text:p></draw:text-box><svg:title/><svg:desc/></draw:frame><draw:connector draw:type="line" svg:x1="3.71528in" svg:y1="0.11528in" svg:x2="4.01528in" svg:y2="0.11528in" draw:z-index="251961856" draw:id="id89" draw:style-name="a119" draw:name="Line 2820" text:anchor-type="paragraph"><svg:title/><svg:desc/></draw:connector><draw:frame draw:z-index="251454976" draw:id="id90" draw:style-name="a120" draw:name="Text Box 1030" text:anchor-type="paragraph" svg:x="2.82153in" svg:y="0.03681in" svg:width="0.79375in" svg:height="0.375in" style:rel-width="scale" style:rel-height="scale"><draw:text-box><text:p text:style-name="P727">=&lt; S1</text:p></draw:text-box><svg:title/><svg:desc/></draw:frame><draw:frame draw:z-index="251457024" draw:id="id91" draw:style-name="a121" draw:name="Text Box 1032" text:anchor-type="paragraph" svg:x="3.82153in" svg:y="0.03681in" svg:width="1.25in" svg:height="0.375in" style:rel-width="scale" style:rel-height="scale"><draw:text-box><text:p text:style-name="P728">=&lt; S2</text:p></draw:text-box><svg:title/><svg:desc/></draw:frame><draw:connector draw:type="line" svg:x1="1.07153in" svg:y1="0.12292in" svg:x2="1.32153in" svg:y2="0.12292in" draw:z-index="251461120" draw:id="id92" draw:style-name="a123" draw:name="Line 1039" text:anchor-type="paragraph"><svg:title/><svg:desc/></draw:connector></text:p>
      <text:p text:style-name="DefaultText"><draw:frame draw:z-index="251603456" draw:id="id93" draw:style-name="a124" draw:name="Text Box 1784" text:anchor-type="paragraph" svg:x="0.01528in" svg:y="0.15139in" svg:width="0.5in" svg:height="0.22153in" style:rel-width="scale" style:rel-height="scale"><draw:text-box><text:p text:style-name="P729">non</text:p></draw:text-box><svg:title/><svg:desc/></draw:frame><draw:frame draw:z-index="251601408" draw:id="id94" draw:style-name="a125" draw:name="Text Box 1779" text:anchor-type="paragraph" svg:x="1.24028in" svg:y="0.15139in" svg:width="0.5in" svg:height="0.22153in" style:rel-width="scale" style:rel-height="scale"><draw:text-box><text:p text:style-name="P730">oui</text:p></draw:text-box><svg:title/><svg:desc/></draw:frame><draw:connector draw:type="line" svg:x1="1.86528in" svg:y1="0.12292in" svg:x2="1.86528in" svg:y2="0.37292in" draw:z-index="251469312" draw:id="id95" draw:style-name="a127" draw:name="Line 1048" text:anchor-type="paragraph"><svg:title/><svg:desc/></draw:connector><draw:frame draw:z-index="251607552" draw:id="id96" draw:style-name="a128" draw:name="Text Box 1789" text:anchor-type="paragraph" svg:x="5.11528in" svg:y="-0.29861in" svg:width="0.5in" svg:height="0.25in" style:rel-width="scale" style:rel-height="scale"><draw:text-box><text:p text:style-name="P731">non</text:p></draw:text-box><svg:title/><svg:desc/></draw:frame><draw:connector draw:type="line" svg:x1="2.41528in" svg:y1="-0.00208in" svg:x2="2.79028in" svg:y2="-0.00208in" draw:z-index="251462144" draw:id="id97" draw:style-name="a130" draw:name="Line 1040" text:anchor-type="paragraph"><svg:title/><svg:desc/></draw:connector><draw:frame draw:z-index="251604480" draw:id="id98" draw:style-name="a131" draw:name="Text Box 1785" text:anchor-type="paragraph" svg:x="2.61528in" svg:y="0.12292in" svg:width="0.5in" svg:height="0.25in" style:rel-width="scale" style:rel-height="scale"><draw:text-box><text:p text:style-name="P732">oui</text:p></draw:text-box><svg:title/><svg:desc/></draw:frame><draw:connector draw:type="line" svg:x1="3.26528in" svg:y1="0.12292in" svg:x2="3.26528in" svg:y2="0.37292in" draw:z-index="251470336" draw:id="id99" draw:style-name="a133" draw:name="Line 1050" text:anchor-type="paragraph"><svg:title/><svg:desc/></draw:connector><draw:frame draw:z-index="251605504" draw:id="id100" draw:style-name="a134" draw:name="Text Box 1786" text:anchor-type="paragraph" svg:x="3.81528in" svg:y="0.12292in" svg:width="0.5in" svg:height="0.25in" style:rel-width="scale" style:rel-height="scale"><draw:text-box><text:p text:style-name="P733">oui</text:p></draw:text-box><svg:title/><svg:desc/></draw:frame><draw:connector draw:type="line" svg:x1="5.64028in" svg:y1="-0.00208in" svg:x2="5.64028in" svg:y2="0.37292in" draw:z-index="251472384" draw:id="id101" draw:style-name="a136" draw:name="Line 1052" text:anchor-type="paragraph"><svg:title/><svg:desc/></draw:connector><draw:connector draw:type="line" svg:x1="4.51528in" svg:y1="0.12292in" svg:x2="4.51528in" svg:y2="0.37292in" draw:z-index="251471360" draw:id="id102" draw:style-name="a138" draw:name="Line 1051" text:anchor-type="paragraph"><svg:title/><svg:desc/></draw:connector><draw:connector draw:type="line" svg:x1="5.01528in" svg:y1="-0.00208in" svg:x2="5.64028in" svg:y2="-0.00208in" draw:z-index="251473408" draw:id="id103" draw:style-name="a139" draw:name="Line 1053" text:anchor-type="paragraph"><svg:title/><svg:desc/></draw:connector></text:p>
      <text:p text:style-name="DefaultText"/>
      <text:p text:style-name="DefaultText"><draw:frame draw:z-index="251464192" draw:id="id104" draw:style-name="a140" draw:name="Text Box 1042" text:anchor-type="paragraph" svg:x="1.49028in" svg:y="0.04653in" svg:width="0.875in" svg:height="0.75in" style:rel-width="scale" style:rel-height="scale"><draw:text-box><text:p text:style-name="P734">EID</text:p><text:p text:style-name="P735">Etude impact détaillée</text:p></draw:text-box><svg:title/><svg:desc/></draw:frame><draw:frame draw:z-index="251465216" draw:id="id105" draw:style-name="a141" draw:name="Text Box 1044" text:anchor-type="paragraph" svg:x="2.76528in" svg:y="0.04653in" svg:width="0.875in" svg:height="0.75in" style:rel-width="scale" style:rel-height="scale"><draw:text-box><text:p text:style-name="P736">EVM</text:p><text:p text:style-name="P737">Evolution</text:p><text:p text:style-name="P738">Mineure</text:p></draw:text-box><svg:title/><svg:desc/></draw:frame><draw:frame draw:z-index="251467264" draw:id="id106" draw:style-name="a142" draw:name="Text Box 1046" text:anchor-type="paragraph" svg:x="5.14028in" svg:y="0.04583in" svg:width="0.875in" svg:height="0.75in" style:rel-width="scale" style:rel-height="scale"><draw:text-box><text:p text:style-name="P739">PRJ</text:p><text:p text:style-name="P740">Projet</text:p></draw:text-box><svg:title/><svg:desc/></draw:frame><draw:frame draw:z-index="251466240" draw:id="id107" draw:style-name="a143" draw:name="Text Box 1045" text:anchor-type="paragraph" svg:x="4.01528in" svg:y="0.04583in" svg:width="1in" svg:height="0.75in" style:rel-width="scale" style:rel-height="scale"><draw:text-box><text:p text:style-name="P741">EVS</text:p><text:p text:style-name="P742">Evolution</text:p><text:p text:style-name="P743">Significative</text:p></draw:text-box><svg:title/><svg:desc/></draw:frame><draw:connector draw:type="line" svg:x1="0.57153in" svg:y1="-0.95417in" svg:x2="0.57153in" svg:y2="-0.57917in" draw:z-index="251460096" draw:id="id108" draw:style-name="a145" draw:name="Line 1035" text:anchor-type="paragraph"><svg:title/><svg:desc/></draw:connector><draw:connector draw:type="line" svg:x1="2.32153in" svg:y1="-0.95417in" svg:x2="0.57153in" svg:y2="-0.95417in" draw:z-index="251459072" draw:id="id109" draw:style-name="a146" draw:name="Line 1034" text:anchor-type="paragraph"><svg:title/><svg:desc/></draw:connector><draw:custom-shape svg:x="0.07153in" svg:y="-0.62778in" svg:width="1in" svg:height="0.45833in" draw:z-index="251448832" draw:id="id110" draw:style-name="a147" draw:name="AutoShape 1021" text:anchor-type="paragraph"><svg:title/><svg:desc/><draw:enhanced-geometry draw:path-stretchpoint-x="21600" draw:path-stretchpoint-y="21600" draw:type="non-primitive" svg:viewBox="0 0 21600 21600" draw:enhanced-path="M ?f0 ?f7 L ?f11 ?f2 ?f1 ?f7 ?f11 ?f3 Z N" draw:text-areas="?f10 ?f6 ?f12 ?f13"><draw:equation draw:name="f0" draw:formula="left"/><draw:equation draw:name="f1" draw:formula="right"/><draw:equation draw:name="f2" draw:formula="top"/><draw:equation draw:name="f3" draw:formula="bottom"/><draw:equation draw:name="f4" draw:formula="?f3 - ?f2"/><draw:equation draw:name="f5" draw:formula="?f4 / 2"/><draw:equation draw:name="f6" draw:formula="?f4 / 4"/><draw:equation draw:name="f7" draw:formula="?f2 + ?f5"/><draw:equation draw:name="f8" draw:formula="?f1 - ?f0"/><draw:equation draw:name="f9" draw:formula="?f8 / 2"/><draw:equation draw:name="f10" draw:formula="?f8 / 4"/><draw:equation draw:name="f11" draw:formula="?f0 + ?f9"/><draw:equation draw:name="f12" draw:formula="?f8 * 3 / 4"/><draw:equation draw:name="f13" draw:formula="?f4 * 3 / 4"/></draw:enhanced-geometry></draw:custom-shape><draw:frame draw:z-index="251372032" draw:id="id111" draw:style-name="a148" draw:name="Text Box 1024" text:anchor-type="paragraph" svg:x="-0.05347in" svg:y="-0.50278in" svg:width="1.25in" svg:height="0.375in" style:rel-width="scale" style:rel-height="scale"><draw:text-box><text:p text:style-name="P744">décision de faire</text:p></draw:text-box><svg:title/><svg:desc/></draw:frame><draw:connector draw:type="line" svg:x1="0.57153in" svg:y1="-0.20417in" svg:x2="0.57153in" svg:y2="0.04583in" draw:z-index="251468288" draw:id="id112" draw:style-name="a150" draw:name="Line 1047" text:anchor-type="paragraph"><svg:title/><svg:desc/></draw:connector><draw:frame draw:z-index="251463168" draw:id="id113" draw:style-name="a151" draw:name="Text Box 1041" text:anchor-type="paragraph" svg:x="0.19653in" svg:y="0.04583in" svg:width="0.875in" svg:height="0.75in" style:rel-width="scale" style:rel-height="scale"><draw:text-box><text:p text:style-name="P745">abandon</text:p></draw:text-box><svg:title/><svg:desc/></draw:frame></text:p>
      <text:p text:style-name="DefaultText"/>
      <text:p text:style-name="DefaultText"/>
      <text:p text:style-name="DefaultText"/>
      <text:p text:style-name="DefaultText"/>
      <text:p text:style-name="DefaultText"/>
      <text:p text:style-name="DefaultText"/>
      <text:p text:style-name="DefaultText">Trois types de demandes peuvent émaner du client :</text:p>
      <text:list text:style-name="LFO16" text:continue-numbering="true">
        <text:list-item>
          <text:p text:style-name="P746">demande de développement,</text:p>
        </text:list-item>
        <text:list-item>
          <text:p text:style-name="P747">demande de réunion,</text:p>
        </text:list-item>
        <text:list-item>
          <text:p text:style-name="P748">demande d’information.</text:p>
        </text:list-item>
      </text:list>
      <text:p text:style-name="DefaultText"/>
      <text:h text:style-name="Titre4" text:outline-level="4">Demande de développement</text:h>
      <text:p text:style-name="DefaultText">Toute demande de développements fait l’objet d’une Etude d’Impact Macro (EIM). Voir ci-après.</text:p>
      <text:p text:style-name="P749"/>
      <text:h text:style-name="P750" text:outline-level="3"><text:bookmark-start text:name="_Ref453486446"/><text:bookmark-start text:name="_Toc519599313"/><text:soft-page-break/>EIM : Etude d’Impact Macro<text:bookmark-end text:name="_Ref453486446"/><text:bookmark-end text:name="_Toc519599313"/></text:h>
      <text:p text:style-name="P751"/>
      <text:p text:style-name="DefaultText">La Maîtrise d’Œuvre Client établit un dossier de demande de développement et attribue une priorité en accord avec le SME.</text:p>
      <text:p text:style-name="DefaultText">Pour chaque demande de développement, Client documente sa demande, accompagné le cas échéant de documents complémentaires.</text:p>
      <text:p text:style-name="DefaultText">Les informations figurant obligatoirement sur la demande sont<text:s/></text:p>
      <text:list text:style-name="LFO16" text:continue-numbering="true">
        <text:list-item>
          <text:p text:style-name="Bullet1">formulation de la demande</text:p>
        </text:list-item>
        <text:list-item>
          <text:p text:style-name="Bullet1">priorité proposée</text:p>
        </text:list-item>
        <text:list-item>
          <text:p text:style-name="Bullet1">nom du responsable d’application et du chef de projet Client</text:p>
        </text:list-item>
      </text:list>
      <text:p text:style-name="DefaultText"/>
      <text:p text:style-name="DefaultText">Une Etude d’Impact Macro est effectuée systématiquement pour chaque demande.</text:p>
      <text:p text:style-name="DefaultText">Cette étude permet de fournir l’Etude d’Impact Macro proprement dite et une estimation indicative des charges en jours standards et des délais de réalisation. Le délai de réalisation proposé est conditionné par la réception d’une commande Client avant la date indiquée par<text:s/>XXX.</text:p>
      <text:p text:style-name="DefaultText">L’estimation de charges permet de déterminer si la réalisation de la demande est un projet, une Evolution Mineure ou Significative, ou si elle nécessite une Etude d’Impact Détaillée.</text:p>
      <text:p text:style-name="DefaultText"/>
      <text:p text:style-name="DefaultText">Cette estimation est remise au Responsable de la Maîtrise d’Œuvre sous forme écrite.</text:p>
      <text:p text:style-name="DefaultText">Dans tous les cas :</text:p>
      <text:list text:style-name="LFO16" text:continue-numbering="true">
        <text:list-item>
          <text:p text:style-name="Bullet1"><text:span text:style-name="T752">Une étude d’impact détaillée peut être nécessaire. Une enveloppe en jour standard est estimée pour l’étude détaillée. Le responsable MOE doit décider du lanc</text:span><text:span text:style-name="T753">e</text:span><text:span text:style-name="T754">ment ou non de cette étude.</text:span></text:p>
        </text:list-item>
        <text:list-item>
          <text:p text:style-name="P755">Sinon, la réalisation peut démarrer directement suite à l’EIM et l’engagement portera sur cette estimation. Le responsable de la MOE Client doit décider de lancer ou non la réalisation.</text:p>
        </text:list-item>
      </text:list>
      <text:p text:style-name="DefaultText"/>
      <text:h text:style-name="Titre4" text:outline-level="4">Evénement déclencheur</text:h>
      <text:list text:style-name="LFO16" text:continue-numbering="true">
        <text:list-item>
          <text:p text:style-name="P756">L’enregistrement de la demande d’évolution, reçue du Responsable de la Maîtrise d’Œuvre.</text:p>
        </text:list-item>
      </text:list>
      <text:p text:style-name="P757"/>
      <text:h text:style-name="Titre4" text:outline-level="4">Principales activités<text:s/></text:h>
      <text:list text:style-name="LFO16" text:continue-numbering="true">
        <text:list-item>
          <text:p text:style-name="P758">Vérifier que la demande s’inscrit dans le domaine défini dans les engagements contractuels, dans le cas contraire faire une proposition de réalisation.</text:p>
        </text:list-item>
        <text:list-item>
          <text:p text:style-name="P759">Eventuellement demander les compléments d'information nécessaires à l'étude.</text:p>
        </text:list-item>
        <text:list-item>
          <text:p text:style-name="P760">Etudier l’impact et effectuer une estimation.</text:p>
        </text:list-item>
        <text:list-item>
          <text:p text:style-name="P761">Planifier un changement en production suivant la procédure en vigueur.</text:p>
        </text:list-item>
      </text:list>
      <text:p text:style-name="P762"/>
      <text:h text:style-name="Titre4" text:outline-level="4">Produits à délivrer</text:h>
      <text:list text:style-name="LFO16" text:continue-numbering="true">
        <text:list-item>
          <text:p text:style-name="P763">L'enregistrement de la demande d'Evolution.</text:p>
        </text:list-item>
        <text:list-item>
          <text:p text:style-name="P764">L’enveloppe de réalisation ou d’Etude d’Impact Détaillée en jours standards et le délai de réalisation.</text:p>
        </text:list-item>
      </text:list>
      <text:p text:style-name="DefaultText"/>
      <text:h text:style-name="Titre4" text:outline-level="4">Matrice des tâches et responsabilités</text:h>
      <text:p text:style-name="DefaultText"/>
      <table:table table:style-name="Table765">
        <table:table-columns>
          <table:table-column table:style-name="TableColumn766"/>
          <table:table-column table:style-name="TableColumn767"/>
          <table:table-column table:style-name="TableColumn768"/>
          <table:table-column table:style-name="TableColumn769"/>
          <table:table-column table:style-name="TableColumn770"/>
          <table:table-column table:style-name="TableColumn771"/>
        </table:table-columns>
        <table:table-row table:style-name="TableRow772">
          <table:table-cell table:style-name="TableCell773">
            <text:p text:style-name="P774"/>
          </table:table-cell>
          <table:table-cell table:style-name="TableCell775" table:number-columns-spanned="2">
            <text:p text:style-name="P776">Client</text:p>
          </table:table-cell>
          <table:covered-table-cell/>
          <table:table-cell table:style-name="TableCell777" table:number-columns-spanned="3">
            <text:p text:style-name="P778">XXX</text:p>
          </table:table-cell>
          <table:covered-table-cell/>
          <table:covered-table-cell/>
        </table:table-row>
        <table:table-row table:style-name="TableRow779">
          <table:table-cell table:style-name="TableCell780">
            <text:p text:style-name="P781">Activités / Livrables</text:p>
          </table:table-cell>
          <table:table-cell table:style-name="TableCell782">
            <text:p text:style-name="P783">resp. appli.</text:p>
          </table:table-cell>
          <table:table-cell table:style-name="TableCell784">
            <text:p text:style-name="P785">resp. MOE</text:p>
          </table:table-cell>
          <table:table-cell table:style-name="TableCell786">
            <text:p text:style-name="P787">SME</text:p>
          </table:table-cell>
          <table:table-cell table:style-name="TableCell788">
            <text:p text:style-name="P789">resp. developp.</text:p>
          </table:table-cell>
          <table:table-cell table:style-name="TableCell790">
            <text:p text:style-name="P791">architecte</text:p>
          </table:table-cell>
        </table:table-row>
        <table:table-row table:style-name="TableRow792">
          <table:table-cell table:style-name="TableCell793">
            <text:p text:style-name="Paragraphe1">émission de la demande</text:p>
          </table:table-cell>
          <table:table-cell table:style-name="TableCell794">
            <text:p text:style-name="P795">réalise</text:p>
          </table:table-cell>
          <table:table-cell table:style-name="TableCell796">
            <text:p text:style-name="P797">valide</text:p>
          </table:table-cell>
          <table:table-cell table:style-name="TableCell798">
            <text:p text:style-name="P799"/>
          </table:table-cell>
          <table:table-cell table:style-name="TableCell800">
            <text:p text:style-name="P801"/>
          </table:table-cell>
          <table:table-cell table:style-name="TableCell802">
            <text:p text:style-name="P803"/>
          </table:table-cell>
        </table:table-row>
        <table:table-row table:style-name="TableRow804">
          <table:table-cell table:style-name="TableCell805">
            <text:p text:style-name="Paragraphe1">planification</text:p>
          </table:table-cell>
          <table:table-cell table:style-name="TableCell806">
            <text:p text:style-name="P807"/>
          </table:table-cell>
          <table:table-cell table:style-name="TableCell808">
            <text:p text:style-name="P809"/>
          </table:table-cell>
          <table:table-cell table:style-name="TableCell810">
            <text:p text:style-name="P811">réalise</text:p>
          </table:table-cell>
          <table:table-cell table:style-name="TableCell812">
            <text:p text:style-name="P813">participe</text:p>
          </table:table-cell>
          <table:table-cell table:style-name="TableCell814">
            <text:p text:style-name="P815"/>
          </table:table-cell>
        </table:table-row>
        <table:table-row table:style-name="TableRow816">
          <table:table-cell table:style-name="TableCell817">
            <text:p text:style-name="Paragraphe1">prise en charge/affectation</text:p>
          </table:table-cell>
          <table:table-cell table:style-name="TableCell818">
            <text:p text:style-name="P819"/>
          </table:table-cell>
          <table:table-cell table:style-name="TableCell820">
            <text:p text:style-name="P821"/>
          </table:table-cell>
          <table:table-cell table:style-name="TableCell822">
            <text:p text:style-name="P823"/>
          </table:table-cell>
          <table:table-cell table:style-name="TableCell824">
            <text:p text:style-name="P825">réalise</text:p>
          </table:table-cell>
          <table:table-cell table:style-name="TableCell826">
            <text:p text:style-name="P827"/>
          </table:table-cell>
        </table:table-row>
        <table:table-row table:style-name="TableRow828">
          <table:table-cell table:style-name="TableCell829">
            <text:p text:style-name="Paragraphe1">étude</text:p>
          </table:table-cell>
          <table:table-cell table:style-name="TableCell830">
            <text:p text:style-name="P831">consulté</text:p>
          </table:table-cell>
          <table:table-cell table:style-name="TableCell832">
            <text:p text:style-name="P833"/>
          </table:table-cell>
          <table:table-cell table:style-name="TableCell834">
            <text:p text:style-name="P835"/>
          </table:table-cell>
          <table:table-cell table:style-name="TableCell836">
            <text:p text:style-name="P837"/>
          </table:table-cell>
          <table:table-cell table:style-name="TableCell838">
            <text:p text:style-name="P839">réalise</text:p>
          </table:table-cell>
        </table:table-row>
        <table:table-row table:style-name="TableRow840">
          <table:table-cell table:style-name="TableCell841">
            <text:p text:style-name="Paragraphe1">évaluation</text:p>
          </table:table-cell>
          <table:table-cell table:style-name="TableCell842">
            <text:p text:style-name="P843"/>
          </table:table-cell>
          <table:table-cell table:style-name="TableCell844">
            <text:p text:style-name="P845">informé</text:p>
          </table:table-cell>
          <table:table-cell table:style-name="TableCell846">
            <text:p text:style-name="P847">valide</text:p>
          </table:table-cell>
          <table:table-cell table:style-name="TableCell848">
            <text:p text:style-name="P849">réalise</text:p>
          </table:table-cell>
          <table:table-cell table:style-name="TableCell850">
            <text:p text:style-name="P851">participe</text:p>
          </table:table-cell>
        </table:table-row>
        <table:table-row table:style-name="TableRow852">
          <table:table-cell table:style-name="TableCell853">
            <text:p text:style-name="Paragraphe1">décision</text:p>
          </table:table-cell>
          <table:table-cell table:style-name="TableCell854">
            <text:p text:style-name="P855">participe</text:p>
          </table:table-cell>
          <table:table-cell table:style-name="TableCell856">
            <text:p text:style-name="P857">réalise</text:p>
          </table:table-cell>
          <table:table-cell table:style-name="TableCell858">
            <text:p text:style-name="P859">informé</text:p>
          </table:table-cell>
          <table:table-cell table:style-name="TableCell860">
            <text:p text:style-name="P861">informé</text:p>
          </table:table-cell>
          <table:table-cell table:style-name="TableCell862">
            <text:p text:style-name="P863"/>
          </table:table-cell>
        </table:table-row>
      </table:table>
      <text:p text:style-name="DefaultText"/>
      <text:p text:style-name="P864"/>
      <text:soft-page-break/>
      <text:h text:style-name="Titre4" text:outline-level="4">Schéma de fonctionnement</text:h>
      <text:p text:style-name="DefaultText"/>
      <text:p text:style-name="DefaultText"><draw:custom-shape svg:x="-0.05347in" svg:y="0.05278in" svg:width="3.39236in" svg:height="0.5in" draw:z-index="251570688" draw:id="id114" draw:style-name="a152" draw:name="Rectangle 1741" text:anchor-type="paragraph"><svg:title/><svg:desc/><text:p text:style-name="P865">Client</text:p><draw:enhanced-geometry draw:type="non-primitive" svg:viewBox="0 0 21600 21600" draw:enhanced-path="M 0 0 L 21600 0 21600 21600 0 21600 Z N"/></draw:custom-shape><draw:custom-shape svg:x="3.32153in" svg:y="0.05278in" svg:width="3.25in" svg:height="0.5in" draw:z-index="251571712" draw:id="id115" draw:style-name="a153" draw:name="Rectangle 1742" text:anchor-type="paragraph"><svg:title/><svg:desc/><text:p text:style-name="P866">XXX</text:p><draw:enhanced-geometry draw:type="non-primitive" svg:viewBox="0 0 21600 21600" draw:enhanced-path="M 0 0 L 21600 0 21600 21600 0 21600 Z N"/></draw:custom-shape></text:p>
      <text:p text:style-name="DefaultText"/>
      <text:p text:style-name="DefaultText"/>
      <text:p text:style-name="DefaultText"/>
      <text:p text:style-name="DefaultText"><draw:custom-shape svg:x="4.44653in" svg:y="0.04306in" svg:width="1.125in" svg:height="0.625in" draw:z-index="251568640" draw:id="id116" draw:style-name="a154" draw:name="Rectangle 1739" text:anchor-type="paragraph"><svg:title/><svg:desc/><text:p text:style-name="P867">responsable développements</text:p><draw:enhanced-geometry draw:type="non-primitive" svg:viewBox="0 0 21600 21600" draw:enhanced-path="M 0 0 L 21600 0 21600 21600 0 21600 Z N"/></draw:custom-shape><draw:custom-shape svg:x="3.32153in" svg:y="0.04306in" svg:width="1.125in" svg:height="0.625in" draw:z-index="251567616" draw:id="id117" draw:style-name="a155" draw:name="Rectangle 1738" text:anchor-type="paragraph"><svg:title/><svg:desc/><text:p text:style-name="P868">SME</text:p><draw:enhanced-geometry draw:type="non-primitive" svg:viewBox="0 0 21600 21600" draw:enhanced-path="M 0 0 L 21600 0 21600 21600 0 21600 Z N"/></draw:custom-shape><draw:custom-shape svg:x="2.19653in" svg:y="0.04306in" svg:width="1.125in" svg:height="0.625in" draw:z-index="251566592" draw:id="id118" draw:style-name="a156" draw:name="Rectangle 1737" text:anchor-type="paragraph"><svg:title/><svg:desc/><text:p text:style-name="P869">responsable <text:s/>MOE</text:p><draw:enhanced-geometry draw:type="non-primitive" svg:viewBox="0 0 21600 21600" draw:enhanced-path="M 0 0 L 21600 0 21600 21600 0 21600 Z N"/></draw:custom-shape><draw:custom-shape svg:x="1.07153in" svg:y="0.04306in" svg:width="1.125in" svg:height="0.625in" draw:z-index="251565568" draw:id="id119" draw:style-name="a157" draw:name="Rectangle 1736" text:anchor-type="paragraph"><svg:title/><svg:desc/><text:p text:style-name="P870">responsable d’application</text:p><draw:enhanced-geometry draw:type="non-primitive" svg:viewBox="0 0 21600 21600" draw:enhanced-path="M 0 0 L 21600 0 21600 21600 0 21600 Z N"/></draw:custom-shape><draw:custom-shape svg:x="-0.05347in" svg:y="0.04306in" svg:width="1.125in" svg:height="0.625in" draw:z-index="251564544" draw:id="id120" draw:style-name="a158" draw:name="Rectangle 1735" text:anchor-type="paragraph"><svg:title/><svg:desc/><text:p text:style-name="P871">chef de projet informatique</text:p><draw:enhanced-geometry draw:type="non-primitive" svg:viewBox="0 0 21600 21600" draw:enhanced-path="M 0 0 L 21600 0 21600 21600 0 21600 Z N"/></draw:custom-shape><draw:connector draw:type="line" svg:x1="5.57153in" svg:y1="0.11111in" svg:x2="5.57153in" svg:y2="5.61111in" draw:z-index="251599360" draw:id="id121" draw:style-name="a159" draw:name="Line 1777" text:anchor-type="paragraph"><svg:title/><svg:desc/></draw:connector><draw:connector draw:type="line" svg:x1="4.44653in" svg:y1="0.11111in" svg:x2="4.44653in" svg:y2="5.61111in" draw:z-index="251598336" draw:id="id122" draw:style-name="a160" draw:name="Line 1776" text:anchor-type="paragraph"><svg:title/><svg:desc/></draw:connector><draw:connector draw:type="line" svg:x1="3.32153in" svg:y1="0.11111in" svg:x2="3.32153in" svg:y2="5.61111in" draw:z-index="251597312" draw:id="id123" draw:style-name="a161" draw:name="Line 1775" text:anchor-type="paragraph"><svg:title/><svg:desc/></draw:connector><draw:connector draw:type="line" svg:x1="2.19653in" svg:y1="0.11111in" svg:x2="2.19653in" svg:y2="5.61111in" draw:z-index="251596288" draw:id="id124" draw:style-name="a162" draw:name="Line 1774" text:anchor-type="paragraph"><svg:title/><svg:desc/></draw:connector><draw:connector draw:type="line" svg:x1="-0.05347in" svg:y1="0.11111in" svg:x2="-0.05347in" svg:y2="5.61111in" draw:z-index="251595264" draw:id="id125" draw:style-name="a163" draw:name="Line 1773" text:anchor-type="paragraph"><svg:title/><svg:desc/></draw:connector><draw:connector draw:type="line" svg:x1="1.07153in" svg:y1="0.11111in" svg:x2="1.07153in" svg:y2="5.61111in" draw:z-index="251594240" draw:id="id126" draw:style-name="a164" draw:name="Line 1772" text:anchor-type="paragraph"><svg:title/><svg:desc/></draw:connector><draw:custom-shape svg:x="5.57153in" svg:y="0.04306in" svg:width="1in" svg:height="0.625in" draw:z-index="251569664" draw:id="id127" draw:style-name="a165" draw:name="Rectangle 1740" text:anchor-type="paragraph"><svg:title/><svg:desc/><text:p text:style-name="P872">architecte</text:p><draw:enhanced-geometry draw:type="non-primitive" svg:viewBox="0 0 21600 21600" draw:enhanced-path="M 0 0 L 21600 0 21600 21600 0 21600 Z N"/></draw:custom-shape></text:p>
      <text:p text:style-name="DefaultText"/>
      <text:p text:style-name="DefaultText"/>
      <text:p text:style-name="DefaultText"><draw:frame draw:z-index="251841024" draw:id="id128" draw:style-name="a166" draw:name="Text Box 1743" text:anchor-type="paragraph" svg:x="-0.55764in" svg:y="0.04306in" svg:width="1.125in" svg:height="0.62847in" style:rel-width="scale" style:rel-height="scale"><draw:text-box><text:p text:style-name="Normal">demande étude</text:p><text:p text:style-name="Normal">(maîtrise d’ouvrage)</text:p></draw:text-box><svg:title/><svg:desc/></draw:frame></text:p>
      <text:p text:style-name="DefaultText"><draw:connector draw:type="line" svg:x1="0.57361in" svg:y1="0.13056in" svg:x2="1.70486in" svg:y2="0.13056in" draw:z-index="251838976" draw:id="id129" draw:style-name="a167" draw:name="Line 2673" text:anchor-type="paragraph"><svg:title/><svg:desc/></draw:connector><draw:connector draw:type="line" svg:x1="1.70486in" svg:y1="0.13056in" svg:x2="1.70486in" svg:y2="0.38194in" draw:z-index="251840000" draw:id="id130" draw:style-name="a169" draw:name="Line 2674" text:anchor-type="paragraph"><svg:title/><svg:desc/></draw:connector></text:p>
      <text:p text:style-name="DefaultText"/>
      <text:p text:style-name="DefaultText"><draw:frame draw:z-index="251608576" draw:id="id131" draw:style-name="a170" draw:name="Text Box 1790" text:anchor-type="paragraph" svg:x="1.11528in" svg:y="0.00625in" svg:width="1in" svg:height="0.5in" style:rel-width="scale" style:rel-height="scale"><draw:text-box><text:p text:style-name="Normal">instruit et valide</text:p></draw:text-box><svg:title/><svg:desc/></draw:frame></text:p>
      <text:p text:style-name="DefaultText"><draw:connector draw:type="line" svg:x1="2.82153in" svg:y1="0.09306in" svg:x2="2.82153in" svg:y2="0.21806in" draw:z-index="251609600" draw:id="id132" draw:style-name="a172" draw:name="Line 1791" text:anchor-type="paragraph"><svg:title/><svg:desc/></draw:connector><draw:connector draw:type="line" svg:x1="2.19653in" svg:y1="0.09306in" svg:x2="2.82153in" svg:y2="0.09306in" draw:z-index="251610624" draw:id="id133" draw:style-name="a173" draw:name="Line 1792" text:anchor-type="paragraph"><svg:title/><svg:desc/></draw:connector></text:p>
      <text:p text:style-name="DefaultText"><draw:frame draw:z-index="251572736" draw:id="id134" draw:style-name="a174" draw:name="Text Box 1744" text:anchor-type="paragraph" svg:x="2.31528in" svg:y="0.05486in" svg:width="0.9in" svg:height="0.67986in" style:rel-width="scale" style:rel-height="scale"><draw:text-box><text:p text:style-name="Normal">valide la cohérence et transmet</text:p></draw:text-box><svg:title/><svg:desc/></draw:frame><draw:connector draw:type="line" svg:x1="2.69653in" svg:y1="3.05417in" svg:x2="2.69653in" svg:y2="4.05417in" draw:z-index="251593216" draw:id="id135" draw:style-name="a175" draw:name="Line 1771" text:anchor-type="paragraph"><svg:title/><svg:desc/></draw:connector><draw:connector draw:type="line" svg:x1="3.57153in" svg:y1="2.67986in" svg:x2="3.57153in" svg:y2="2.80486in" draw:z-index="251592192" draw:id="id136" draw:style-name="a176" draw:name="Line 1770" text:anchor-type="paragraph"><svg:title/><svg:desc/></draw:connector><draw:frame draw:z-index="251589120" draw:id="id137" draw:style-name="a177" draw:name="Text Box 1764" text:anchor-type="paragraph" svg:x="3.44653in" svg:y="3.92917in" svg:width="1.125in" svg:height="0.375in" style:rel-width="scale" style:rel-height="scale"><draw:text-box><text:p text:style-name="Normal">abandon</text:p></draw:text-box><svg:title/><svg:desc/></draw:frame><draw:connector draw:type="line" svg:x1="2.69653in" svg:y1="4.05486in" svg:x2="3.44653in" svg:y2="4.05486in" draw:z-index="251588096" draw:id="id138" draw:style-name="a179" draw:name="Line 1763" text:anchor-type="paragraph"><svg:title/><svg:desc/></draw:connector><draw:connector draw:type="line" svg:x1="2.69653in" svg:y1="3.42986in" svg:x2="3.44653in" svg:y2="3.42986in" draw:z-index="251587072" draw:id="id139" draw:style-name="a181" draw:name="Line 1762" text:anchor-type="paragraph"><svg:title/><svg:desc/></draw:connector><draw:connector draw:type="line" svg:x1="3.57153in" svg:y1="2.80417in" svg:x2="3.19653in" svg:y2="2.80417in" draw:z-index="251586048" draw:id="id140" draw:style-name="a183" draw:name="Line 1761" text:anchor-type="paragraph"><svg:title/><svg:desc/></draw:connector><draw:connector draw:type="line" svg:x1="3.82153in" svg:y1="0.55417in" svg:x2="3.82153in" svg:y2="0.80417in" draw:z-index="251582976" draw:id="id141" draw:style-name="a185" draw:name="Line 1756" text:anchor-type="paragraph"><svg:title/><svg:desc/></draw:connector><draw:connector draw:type="line" svg:x1="3.19653in" svg:y1="0.30417in" svg:x2="3.44653in" svg:y2="0.30417in" draw:z-index="251575808" draw:id="id142" draw:style-name="a186" draw:name="Line 1747" text:anchor-type="paragraph"><svg:title/><svg:desc/></draw:connector><draw:frame draw:z-index="251574784" draw:id="id143" draw:style-name="a187" draw:name="Text Box 1746" text:anchor-type="paragraph" svg:x="3.57153in" svg:y="0.17986in" svg:width="0.5in" svg:height="0.25in" style:rel-width="scale" style:rel-height="scale"><draw:text-box><text:p text:style-name="Normal">CDC</text:p></draw:text-box><svg:title/><svg:desc/></draw:frame><draw:custom-shape svg:x="3.44653in" svg:y="0.05486in" svg:width="0.75in" svg:height="0.5in" draw:z-index="251573760" draw:id="id144" draw:style-name="a188" draw:name="AutoShape 1745" text:anchor-type="paragraph"><svg:title/><svg:desc/><draw:enhanced-geometry draw:type="non-primitive" svg:viewBox="0 0 21600 21600" draw:enhanced-path="M 0 0 L 21600 0 21600 17322 C 10800 17322 10800 23922 0 20172 Z N" draw:text-areas="?f14 ?f16 ?f15 ?f17" draw:glue-points="?f12 ?f13" draw:glue-point-leaving-directions="-18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draw:equation draw:name="f7" draw:formula="?f0 + ?f6"/><draw:equation draw:name="f8" draw:formula="?f5 / 21600"/><draw:equation draw:name="f9" draw:formula="?f4 / 21600"/><draw:equation draw:name="f10" draw:formula="?f4 * 17322 / 21600"/><draw:equation draw:name="f11" draw:formula="?f4 * 20172 / 21600"/><draw:equation draw:name="f12" draw:formula="?f7 / ?f8"/><draw:equation draw:name="f13" draw:formula="?f11 / ?f9"/><draw:equation draw:name="f14" draw:formula="?f0 / ?f8"/><draw:equation draw:name="f15" draw:formula="?f1 / ?f8"/><draw:equation draw:name="f16" draw:formula="?f2 / ?f9"/><draw:equation draw:name="f17" draw:formula="?f10 / ?f9"/></draw:enhanced-geometry></draw:custom-shape></text:p>
      <text:p text:style-name="DefaultText"/>
      <text:p text:style-name="DefaultText"><draw:connector draw:type="line" svg:x1="4.82153in" svg:y1="0.01597in" svg:x2="4.82153in" svg:y2="0.47708in" draw:z-index="251584000" draw:id="id145" draw:style-name="a190" draw:name="Line 1757" text:anchor-type="paragraph"><svg:title/><svg:desc/></draw:connector><draw:connector draw:type="line" svg:x1="4.19653in" svg:y1="0.01597in" svg:x2="4.82153in" svg:y2="0.01597in" draw:z-index="251590144" draw:id="id146" draw:style-name="a191" draw:name="Line 1766" text:anchor-type="paragraph"><svg:title/><svg:desc/></draw:connector></text:p>
      <text:p text:style-name="DefaultText"/>
      <text:p text:style-name="DefaultText"><draw:frame draw:z-index="251576832" draw:id="id147" draw:style-name="a192" draw:name="Text Box 1748" text:anchor-type="paragraph" svg:x="3.41528in" svg:y="0.15139in" svg:width="0.9in" svg:height="0.5in" style:rel-width="scale" style:rel-height="scale"><draw:text-box><text:p text:style-name="Normal">enregistre/ plannifie</text:p></draw:text-box><svg:title/><svg:desc/></draw:frame><draw:frame draw:z-index="251577856" draw:id="id148" draw:style-name="a193" draw:name="Text Box 1749" text:anchor-type="paragraph" svg:x="4.51528in" svg:y="0.15139in" svg:width="1in" svg:height="0.5in" style:rel-width="scale" style:rel-height="scale"><draw:text-box><text:p text:style-name="Normal">prend en charge</text:p></draw:text-box><svg:title/><svg:desc/></draw:frame></text:p>
      <text:p text:style-name="DefaultText"/>
      <text:p text:style-name="DefaultText"><draw:connector draw:type="line" svg:x1="5.94653in" svg:y1="0.1125in" svg:x2="5.94653in" svg:y2="0.32361in" draw:z-index="251585024" draw:id="id149" draw:style-name="a195" draw:name="Line 1758" text:anchor-type="paragraph"><svg:title/><svg:desc/></draw:connector><draw:connector draw:type="line" svg:x1="5.57153in" svg:y1="0.1125in" svg:x2="5.94653in" svg:y2="0.1125in" draw:z-index="251667968" draw:id="id150" draw:style-name="a196" draw:name="Line 2340" text:anchor-type="paragraph"><svg:title/><svg:desc/></draw:connector></text:p>
      <text:p text:style-name="DefaultText"/>
      <text:p text:style-name="DefaultText"><draw:frame draw:z-index="251578880" draw:id="id151" draw:style-name="a197" draw:name="Text Box 1750" text:anchor-type="paragraph" svg:x="5.71528in" svg:y="-0.00278in" svg:width="1in" svg:height="0.5in" style:rel-width="scale" style:rel-height="scale"><draw:text-box><text:p text:style-name="Normal">étude impact macro</text:p></draw:text-box><svg:title/><svg:desc/></draw:frame></text:p>
      <text:p text:style-name="DefaultText"/>
      <text:p text:style-name="DefaultText"/>
      <text:p text:style-name="DefaultText"><draw:frame draw:z-index="251668992" draw:id="id152" draw:style-name="a198" draw:name="Text Box 2341" text:anchor-type="paragraph" svg:x="4.51528in" svg:y="0.04583in" svg:width="1in" svg:height="0.5in" style:rel-width="scale" style:rel-height="scale"><draw:text-box><text:p text:style-name="Normal">évalue</text:p></draw:text-box><svg:title/><svg:desc/></draw:frame><draw:connector draw:type="line" svg:x1="5.94653in" svg:y1="0.00764in" svg:x2="5.94653in" svg:y2="0.26806in" draw:z-index="251591168" draw:id="id153" draw:style-name="a199" draw:name="Line 1768" text:anchor-type="paragraph"><svg:title/><svg:desc/></draw:connector></text:p>
      <text:p text:style-name="DefaultText"><draw:connector draw:type="line" svg:x1="5.94653in" svg:y1="0.10486in" svg:x2="5.57153in" svg:y2="0.10486in" draw:z-index="251670016" draw:id="id154" draw:style-name="a201" draw:name="Line 2342" text:anchor-type="paragraph"><svg:title/><svg:desc/></draw:connector><draw:connector draw:type="line" svg:x1="4.07153in" svg:y1="0.00764in" svg:x2="4.07153in" svg:y2="0.21944in" draw:z-index="251624960" draw:id="id155" draw:style-name="a203" draw:name="Line 1984" text:anchor-type="paragraph"><svg:title/><svg:desc/></draw:connector><draw:connector draw:type="line" svg:x1="4.07153in" svg:y1="0.00764in" svg:x2="4.44653in" svg:y2="0.00764in" draw:z-index="251671040" draw:id="id156" draw:style-name="a204" draw:name="Line 2343" text:anchor-type="paragraph"><svg:title/><svg:desc/></draw:connector></text:p>
      <text:p text:style-name="DefaultText"><draw:frame draw:z-index="251579904" draw:id="id157" draw:style-name="a205" draw:name="Text Box 1752" text:anchor-type="paragraph" svg:x="3.41528in" svg:y="0.05556in" svg:width="0.9in" svg:height="0.5in" style:rel-width="scale" style:rel-height="scale"><draw:text-box><text:p text:style-name="Normal">valide</text:p></draw:text-box><svg:title/><svg:desc/></draw:frame></text:p>
      <text:p text:style-name="DefaultText"/>
      <text:p text:style-name="DefaultText"><draw:frame draw:z-index="251580928" draw:id="id158" draw:style-name="a206" draw:name="Text Box 1753" text:anchor-type="paragraph" svg:x="2.31528in" svg:y="0.10486in" svg:width="0.9in" svg:height="0.5in" style:rel-width="scale" style:rel-height="scale"><draw:text-box><text:p text:style-name="Normal">décide</text:p></draw:text-box><svg:title/><svg:desc/></draw:frame></text:p>
      <text:p text:style-name="DefaultText"/>
      <text:p text:style-name="DefaultText"><draw:frame draw:z-index="251362816" draw:id="id159" draw:style-name="a207" draw:name="Text Box 2135" text:anchor-type="paragraph" svg:x="3.32153in" svg:y="0.02778in" svg:width="1.375in" svg:height="0.25in" style:rel-width="scale" style:rel-height="scale"><draw:text-box><text:p text:style-name="Normal">charges, délais</text:p></draw:text-box><svg:title/><svg:desc/></draw:frame></text:p>
      <text:p text:style-name="DefaultText"><draw:frame draw:z-index="251581952" draw:id="id160" draw:style-name="a208" draw:name="Text Box 1754" text:anchor-type="paragraph" svg:x="3.44653in" svg:y="0.12917in" svg:width="0.875in" svg:height="0.68194in" style:rel-width="scale" style:rel-height="scale"><draw:text-box><text:p text:style-name="Normal"><text:span text:style-name="T873">procédure</text:span><text:span text:style-name="T874"><text:s/>EID, EVM, EVS, PRJ</text:span></text:p></draw:text-box><svg:title/><svg:desc/></draw:frame></text:p>
      <text:p text:style-name="DefaultText"/>
      <text:p text:style-name="DefaultText"/>
      <text:p text:style-name="DefaultText"/>
      <text:p text:style-name="DefaultText"/>
      <text:p text:style-name="DefaultText"/>
      <text:p text:style-name="DefaultText"/>
      <text:p text:style-name="DefaultText"/>
      <text:p text:style-name="DefaultText"/>
      <text:p text:style-name="DefaultText"/>
      <text:p text:style-name="DefaultText"/>
      <text:p text:style-name="DefaultText"/>
      <text:p text:style-name="P875"/>
      <text:h text:style-name="Titre3" text:outline-level="3"><text:bookmark-start text:name="_Ref453486430"/><text:bookmark-start text:name="_Toc519599314"/>EID : Etude d’Impact Détaillée<text:bookmark-end text:name="_Ref453486430"/><text:bookmark-end text:name="_Toc519599314"/></text:h>
      <text:p text:style-name="DefaultText"/>
      <text:p text:style-name="DefaultText">L’Etude Détaillée permet d’établir les spécifications détaillées et de confirmer/ajuster l’estimation faite lors de l’EIM. Une fois l’étude détaillée réalisée, le responsable de la MOE doit décider le lancement de la réalisation ou non.<text:line-break/></text:p>
      <text:h text:style-name="Titre4" text:outline-level="4">Evénement déclencheur</text:h>
      <text:list text:style-name="LFO16" text:continue-numbering="true">
        <text:list-item>
          <text:p text:style-name="Bullet1"><text:span text:style-name="T876">L’accord du responsable de la Maîtrise d’Œuvre pour la réalisation de l’Etude d’Impact Détaillée, après la prestation EIM.</text:span></text:p>
        </text:list-item>
      </text:list>
      <text:p text:style-name="P877"/>
      <text:h text:style-name="Titre4" text:outline-level="4">Principales activités</text:h>
      <text:list text:style-name="LFO16" text:continue-numbering="true">
        <text:list-item>
          <text:p text:style-name="P878">Prioriser l'exécution des travaux en accord avec le Client.</text:p>
        </text:list-item>
        <text:list-item>
          <text:p text:style-name="P879">Planifier un changement en production suivant la procédure en vigueur.</text:p>
        </text:list-item>
      </text:list>
      <text:p text:style-name="P880"/>
      <text:h text:style-name="Titre4" text:outline-level="4">Produits à délivrer</text:h>
      <text:list text:style-name="LFO16" text:continue-numbering="true">
        <text:list-item>
          <text:p text:style-name="P881">les spécifications détaillées</text:p>
        </text:list-item>
        <text:list-item>
          <text:p text:style-name="P882">L’estimation des charges.</text:p>
        </text:list-item>
      </text:list>
      <text:p text:style-name="DefaultText"/>
      <text:h text:style-name="Titre4" text:outline-level="4">Matrice des tâches et responsabilités</text:h>
      <text:p text:style-name="DefaultText"><text:bookmark-start text:name="_Ref453486464"/></text:p>
      <text:p text:style-name="DefaultText"/>
      <table:table table:style-name="Table883">
        <table:table-columns>
          <table:table-column table:style-name="TableColumn884"/>
          <table:table-column table:style-name="TableColumn885"/>
          <table:table-column table:style-name="TableColumn886"/>
          <table:table-column table:style-name="TableColumn887"/>
          <table:table-column table:style-name="TableColumn888"/>
          <table:table-column table:style-name="TableColumn889"/>
          <table:table-column table:style-name="TableColumn890"/>
        </table:table-columns>
        <table:table-row table:style-name="TableRow891">
          <table:table-cell table:style-name="TableCell892">
            <text:p text:style-name="P893"/>
          </table:table-cell>
          <table:table-cell table:style-name="TableCell894" table:number-columns-spanned="3">
            <text:p text:style-name="P895">Client</text:p>
          </table:table-cell>
          <table:covered-table-cell/>
          <table:covered-table-cell/>
          <table:table-cell table:style-name="TableCell896" table:number-columns-spanned="3">
            <text:p text:style-name="P897">XXX</text:p>
          </table:table-cell>
          <table:covered-table-cell/>
          <table:covered-table-cell/>
        </table:table-row>
        <table:table-row table:style-name="TableRow898">
          <table:table-cell table:style-name="TableCell899">
            <text:p text:style-name="P900">Activités / Livrables</text:p>
          </table:table-cell>
          <table:table-cell table:style-name="TableCell901">
            <text:p text:style-name="P902">CPI</text:p>
          </table:table-cell>
          <table:table-cell table:style-name="TableCell903">
            <text:p text:style-name="P904">resp. appli.</text:p>
          </table:table-cell>
          <table:table-cell table:style-name="TableCell905">
            <text:p text:style-name="P906">resp. MOE</text:p>
          </table:table-cell>
          <table:table-cell table:style-name="TableCell907">
            <text:p text:style-name="P908">SME</text:p>
          </table:table-cell>
          <table:table-cell table:style-name="TableCell909">
            <text:p text:style-name="P910">resp. developp.</text:p>
          </table:table-cell>
          <table:table-cell table:style-name="TableCell911">
            <text:p text:style-name="P912">architecte</text:p>
          </table:table-cell>
        </table:table-row>
        <table:table-row table:style-name="TableRow913">
          <table:table-cell table:style-name="TableCell914">
            <text:p text:style-name="Paragraphe1">décision</text:p>
          </table:table-cell>
          <table:table-cell table:style-name="TableCell915">
            <text:p text:style-name="P916">consulté</text:p>
          </table:table-cell>
          <table:table-cell table:style-name="TableCell917">
            <text:p text:style-name="P918">participe</text:p>
          </table:table-cell>
          <table:table-cell table:style-name="TableCell919">
            <text:p text:style-name="P920">réalise</text:p>
          </table:table-cell>
          <table:table-cell table:style-name="TableCell921">
            <text:p text:style-name="P922"/>
          </table:table-cell>
          <table:table-cell table:style-name="TableCell923">
            <text:p text:style-name="P924"/>
          </table:table-cell>
          <table:table-cell table:style-name="TableCell925">
            <text:p text:style-name="P926"/>
          </table:table-cell>
        </table:table-row>
        <table:table-row table:style-name="TableRow927">
          <table:table-cell table:style-name="TableCell928">
            <text:p text:style-name="Paragraphe1">planification</text:p>
          </table:table-cell>
          <table:table-cell table:style-name="TableCell929">
            <text:p text:style-name="P930"/>
          </table:table-cell>
          <table:table-cell table:style-name="TableCell931">
            <text:p text:style-name="P932"/>
          </table:table-cell>
          <table:table-cell table:style-name="TableCell933">
            <text:p text:style-name="P934"/>
          </table:table-cell>
          <table:table-cell table:style-name="TableCell935">
            <text:p text:style-name="P936">réalise</text:p>
          </table:table-cell>
          <table:table-cell table:style-name="TableCell937">
            <text:p text:style-name="P938">participe</text:p>
          </table:table-cell>
          <table:table-cell table:style-name="TableCell939">
            <text:p text:style-name="P940"/>
          </table:table-cell>
        </table:table-row>
        <table:table-row table:style-name="TableRow941">
          <table:table-cell table:style-name="TableCell942">
            <text:p text:style-name="Paragraphe1">prise en charge/affectation,</text:p>
          </table:table-cell>
          <table:table-cell table:style-name="TableCell943">
            <text:p text:style-name="P944"/>
          </table:table-cell>
          <table:table-cell table:style-name="TableCell945">
            <text:p text:style-name="P946"/>
          </table:table-cell>
          <table:table-cell table:style-name="TableCell947">
            <text:p text:style-name="P948"/>
          </table:table-cell>
          <table:table-cell table:style-name="TableCell949">
            <text:p text:style-name="P950"/>
          </table:table-cell>
          <table:table-cell table:style-name="TableCell951">
            <text:p text:style-name="P952">réalise</text:p>
          </table:table-cell>
          <table:table-cell table:style-name="TableCell953">
            <text:p text:style-name="P954"/>
          </table:table-cell>
        </table:table-row>
        <table:table-row table:style-name="TableRow955">
          <table:table-cell table:style-name="TableCell956">
            <text:p text:style-name="Paragraphe1">étude</text:p>
          </table:table-cell>
          <table:table-cell table:style-name="TableCell957">
            <text:p text:style-name="P958">consulté</text:p>
          </table:table-cell>
          <table:table-cell table:style-name="TableCell959">
            <text:p text:style-name="P960"/>
          </table:table-cell>
          <table:table-cell table:style-name="TableCell961">
            <text:p text:style-name="P962"/>
          </table:table-cell>
          <table:table-cell table:style-name="TableCell963">
            <text:p text:style-name="P964"/>
          </table:table-cell>
          <table:table-cell table:style-name="TableCell965">
            <text:p text:style-name="P966"/>
          </table:table-cell>
          <table:table-cell table:style-name="TableCell967">
            <text:p text:style-name="P968">réalise</text:p>
          </table:table-cell>
        </table:table-row>
        <table:table-row table:style-name="TableRow969">
          <table:table-cell table:style-name="TableCell970">
            <text:p text:style-name="Paragraphe1">évaluation</text:p>
          </table:table-cell>
          <table:table-cell table:style-name="TableCell971">
            <text:p text:style-name="P972"/>
          </table:table-cell>
          <table:table-cell table:style-name="TableCell973">
            <text:p text:style-name="P974">informé</text:p>
          </table:table-cell>
          <table:table-cell table:style-name="TableCell975">
            <text:p text:style-name="P976">informé</text:p>
          </table:table-cell>
          <table:table-cell table:style-name="TableCell977">
            <text:p text:style-name="P978">valide</text:p>
          </table:table-cell>
          <table:table-cell table:style-name="TableCell979">
            <text:p text:style-name="P980">réalise</text:p>
          </table:table-cell>
          <table:table-cell table:style-name="TableCell981">
            <text:p text:style-name="P982">participe</text:p>
          </table:table-cell>
        </table:table-row>
        <table:table-row table:style-name="TableRow983">
          <table:table-cell table:style-name="TableCell984">
            <text:p text:style-name="Paragraphe1">décision</text:p>
          </table:table-cell>
          <table:table-cell table:style-name="TableCell985">
            <text:p text:style-name="P986">consulté</text:p>
          </table:table-cell>
          <table:table-cell table:style-name="TableCell987">
            <text:p text:style-name="P988">participe</text:p>
          </table:table-cell>
          <table:table-cell table:style-name="TableCell989">
            <text:p text:style-name="P990">réalise</text:p>
          </table:table-cell>
          <table:table-cell table:style-name="TableCell991">
            <text:p text:style-name="P992">informé</text:p>
          </table:table-cell>
          <table:table-cell table:style-name="TableCell993">
            <text:p text:style-name="P994">informé</text:p>
          </table:table-cell>
          <table:table-cell table:style-name="TableCell995">
            <text:p text:style-name="P996"/>
          </table:table-cell>
        </table:table-row>
      </table:table>
      <text:p text:style-name="DefaultText"/>
      <text:p text:style-name="DefaultText"/>
      <text:p text:style-name="P997"/>
      <text:h text:style-name="Titre4" text:outline-level="4">Schéma de fonctionnement</text:h>
      <text:p text:style-name="DefaultText"/>
      <text:p text:style-name="DefaultText"><draw:custom-shape svg:x="-0.05347in" svg:y="0.05278in" svg:width="3.39236in" svg:height="0.625in" draw:z-index="251483648" draw:id="id161" draw:style-name="a209" draw:name="Rectangle 1272" text:anchor-type="paragraph"><svg:title/><svg:desc/><text:p text:style-name="P998">Client</text:p><draw:enhanced-geometry draw:type="non-primitive" svg:viewBox="0 0 21600 21600" draw:enhanced-path="M 0 0 L 21600 0 21600 21600 0 21600 Z N"/></draw:custom-shape></text:p>
      <text:p text:style-name="DefaultText"/>
      <text:p text:style-name="DefaultText"/>
      <text:p text:style-name="DefaultText"/>
      <text:p text:style-name="DefaultText"/>
      <text:p text:style-name="DefaultText"><draw:custom-shape svg:x="4.44653in" svg:y="0.04306in" svg:width="1.125in" svg:height="0.625in" draw:z-index="251481600" draw:id="id162" draw:style-name="a210" draw:name="Rectangle 1270" text:anchor-type="paragraph"><svg:title/><svg:desc/><text:p text:style-name="P999">responsable développements</text:p><draw:enhanced-geometry draw:type="non-primitive" svg:viewBox="0 0 21600 21600" draw:enhanced-path="M 0 0 L 21600 0 21600 21600 0 21600 Z N"/></draw:custom-shape><draw:custom-shape svg:x="3.32153in" svg:y="0.04306in" svg:width="1.125in" svg:height="0.625in" draw:z-index="251480576" draw:id="id163" draw:style-name="a211" draw:name="Rectangle 1269" text:anchor-type="paragraph"><svg:title/><svg:desc/><text:p text:style-name="P1000">SME</text:p><draw:enhanced-geometry draw:type="non-primitive" svg:viewBox="0 0 21600 21600" draw:enhanced-path="M 0 0 L 21600 0 21600 21600 0 21600 Z N"/></draw:custom-shape><draw:custom-shape svg:x="2.19653in" svg:y="0.04306in" svg:width="1.125in" svg:height="0.625in" draw:z-index="251479552" draw:id="id164" draw:style-name="a212" draw:name="Rectangle 1268" text:anchor-type="paragraph"><svg:title/><svg:desc/><text:p text:style-name="P1001">rep. MOE</text:p><draw:enhanced-geometry draw:type="non-primitive" svg:viewBox="0 0 21600 21600" draw:enhanced-path="M 0 0 L 21600 0 21600 21600 0 21600 Z N"/></draw:custom-shape><draw:custom-shape svg:x="1.07153in" svg:y="0.04306in" svg:width="1.125in" svg:height="0.625in" draw:z-index="251478528" draw:id="id165" draw:style-name="a213" draw:name="Rectangle 1267" text:anchor-type="paragraph"><svg:title/><svg:desc/><text:p text:style-name="P1002">responsable d’application</text:p><draw:enhanced-geometry draw:type="non-primitive" svg:viewBox="0 0 21600 21600" draw:enhanced-path="M 0 0 L 21600 0 21600 21600 0 21600 Z N"/></draw:custom-shape><draw:custom-shape svg:x="-0.05347in" svg:y="0.04306in" svg:width="1.125in" svg:height="0.625in" draw:z-index="251477504" draw:id="id166" draw:style-name="a214" draw:name="Rectangle 1266" text:anchor-type="paragraph"><svg:title/><svg:desc/><text:p text:style-name="P1003">chef de projet informatique</text:p><draw:enhanced-geometry draw:type="non-primitive" svg:viewBox="0 0 21600 21600" draw:enhanced-path="M 0 0 L 21600 0 21600 21600 0 21600 Z N"/></draw:custom-shape><draw:connector draw:type="line" svg:x1="5.57153in" svg:y1="0.11111in" svg:x2="5.57153in" svg:y2="6.61111in" draw:z-index="251510272" draw:id="id167" draw:style-name="a215" draw:name="Line 1308" text:anchor-type="paragraph"><svg:title/><svg:desc/></draw:connector><draw:connector draw:type="line" svg:x1="4.44653in" svg:y1="0.11111in" svg:x2="4.44653in" svg:y2="6.61111in" draw:z-index="251509248" draw:id="id168" draw:style-name="a216" draw:name="Line 1307" text:anchor-type="paragraph"><svg:title/><svg:desc/></draw:connector><draw:connector draw:type="line" svg:x1="-0.05347in" svg:y1="0.11111in" svg:x2="-0.05347in" svg:y2="6.36111in" draw:z-index="251506176" draw:id="id169" draw:style-name="a217" draw:name="Line 1304" text:anchor-type="paragraph"><svg:title/><svg:desc/></draw:connector><draw:connector draw:type="line" svg:x1="1.07153in" svg:y1="0.11111in" svg:x2="1.07153in" svg:y2="6.48611in" draw:z-index="251505152" draw:id="id170" draw:style-name="a218" draw:name="Line 1303" text:anchor-type="paragraph"><svg:title/><svg:desc/></draw:connector><draw:connector draw:type="line" svg:x1="2.19653in" svg:y1="0.11111in" svg:x2="2.19653in" svg:y2="6.61111in" draw:z-index="251507200" draw:id="id171" draw:style-name="a219" draw:name="Line 1305" text:anchor-type="paragraph"><svg:title/><svg:desc/></draw:connector><draw:connector draw:type="line" svg:x1="3.32153in" svg:y1="0.11111in" svg:x2="3.32153in" svg:y2="6.61111in" draw:z-index="251508224" draw:id="id172" draw:style-name="a220" draw:name="Line 1306" text:anchor-type="paragraph"><svg:title/><svg:desc/></draw:connector><draw:custom-shape svg:x="3.32153in" svg:y="-0.76389in" svg:width="3.25in" svg:height="0.625in" draw:z-index="251484672" draw:id="id173" draw:style-name="a221" draw:name="Rectangle 1273" text:anchor-type="paragraph"><svg:title/><svg:desc/><text:p text:style-name="P1004">XXX</text:p><draw:enhanced-geometry draw:type="non-primitive" svg:viewBox="0 0 21600 21600" draw:enhanced-path="M 0 0 L 21600 0 21600 21600 0 21600 Z N"/></draw:custom-shape><draw:custom-shape svg:x="5.57153in" svg:y="0.04306in" svg:width="1in" svg:height="0.625in" draw:z-index="251482624" draw:id="id174" draw:style-name="a222" draw:name="Rectangle 1271" text:anchor-type="paragraph"><svg:title/><svg:desc/><text:p text:style-name="P1005">architecte</text:p><draw:enhanced-geometry draw:type="non-primitive" svg:viewBox="0 0 21600 21600" draw:enhanced-path="M 0 0 L 21600 0 21600 21600 0 21600 Z N"/></draw:custom-shape></text:p>
      <text:p text:style-name="DefaultText"/>
      <text:p text:style-name="DefaultText"/>
      <text:p text:style-name="DefaultText"/>
      <text:p text:style-name="DefaultText"><draw:frame draw:z-index="251612672" draw:id="id175" draw:style-name="a223" draw:name="Text Box 1795" text:anchor-type="paragraph" svg:x="0.07083in" svg:y="0.09306in" svg:width="0.875in" svg:height="0.625in" style:rel-width="scale" style:rel-height="scale"><draw:text-box><text:p text:style-name="Normal"><text:span text:style-name="T1006">procédure</text:span><text:span text:style-name="T1007"><text:s/>EIM</text:span></text:p></draw:text-box><svg:title/><svg:desc/></draw:frame></text:p>
      <text:p text:style-name="DefaultText"/>
      <text:p text:style-name="DefaultText"/>
      <text:p text:style-name="DefaultText"/>
      <text:p text:style-name="DefaultText"><draw:connector draw:type="line" svg:x1="0.44792in" svg:y1="0.06806in" svg:x2="0.44792in" svg:y2="0.56806in" draw:z-index="251613696" draw:id="id176" draw:style-name="a225" draw:name="Line 1796" text:anchor-type="paragraph"><svg:title/><svg:desc/></draw:connector></text:p>
      <text:p text:style-name="DefaultText"/>
      <text:p text:style-name="DefaultText"/>
      <text:p text:style-name="DefaultText"><draw:frame draw:z-index="251611648" draw:id="id177" draw:style-name="a226" draw:name="Text Box 1794" text:anchor-type="paragraph" svg:x="0.01528in" svg:y="0.08125in" svg:width="1in" svg:height="0.5in" style:rel-width="scale" style:rel-height="scale"><draw:text-box><text:p text:style-name="TitreDoc">instruit</text:p></draw:text-box><svg:title/><svg:desc/></draw:frame></text:p>
      <text:p text:style-name="DefaultText"><draw:connector draw:type="line" svg:x1="1.57917in" svg:y1="0.04375in" svg:x2="1.57917in" svg:y2="0.16944in" draw:z-index="251845120" draw:id="id178" draw:style-name="a228" draw:name="Line 2678" text:anchor-type="paragraph"><svg:title/><svg:desc/></draw:connector><draw:connector draw:type="line" svg:x1="1.07639in" svg:y1="0.04375in" svg:x2="1.57639in" svg:y2="0.04375in" draw:z-index="251844096" draw:id="id179" draw:style-name="a229" draw:name="Line 2677" text:anchor-type="paragraph"><svg:title/><svg:desc/></draw:connector><draw:connector draw:type="line" svg:x1="3.57153in" svg:y1="2.90208in" svg:x2="3.57153in" svg:y2="3.02708in" draw:z-index="251503104" draw:id="id180" draw:style-name="a230" draw:name="Line 1301" text:anchor-type="paragraph"><svg:title/><svg:desc/></draw:connector><draw:connector draw:type="line" svg:x1="2.69653in" svg:y1="4.27708in" svg:x2="3.44653in" svg:y2="4.27708in" draw:z-index="251499008" draw:id="id181" draw:style-name="a232" draw:name="Line 1294" text:anchor-type="paragraph"><svg:title/><svg:desc/></draw:connector><draw:connector draw:type="line" svg:x1="2.69653in" svg:y1="3.65208in" svg:x2="3.44653in" svg:y2="3.65208in" draw:z-index="251497984" draw:id="id182" draw:style-name="a234" draw:name="Line 1293" text:anchor-type="paragraph"><svg:title/><svg:desc/></draw:connector><draw:connector draw:type="line" svg:x1="3.57153in" svg:y1="3.02639in" svg:x2="3.19653in" svg:y2="3.02639in" draw:z-index="251496960" draw:id="id183" draw:style-name="a236" draw:name="Line 1292" text:anchor-type="paragraph"><svg:title/><svg:desc/></draw:connector><draw:connector draw:type="line" svg:x1="5.94653in" svg:y1="1.40139in" svg:x2="5.94653in" svg:y2="1.52639in" draw:z-index="251494912" draw:id="id184" draw:style-name="a238" draw:name="Line 1289" text:anchor-type="paragraph"><svg:title/><svg:desc/></draw:connector><draw:frame draw:z-index="251492864" draw:id="id185" draw:style-name="a239" draw:name="Text Box 1285" text:anchor-type="paragraph" svg:x="3.44653in" svg:y="3.40139in" svg:width="0.875in" svg:height="0.625in" style:rel-width="scale" style:rel-height="scale"><draw:text-box><text:p text:style-name="Normal"><text:span text:style-name="T1008">procédure</text:span><text:span text:style-name="T1009"><text:s/>EVM, EVS, PRJ</text:span></text:p></draw:text-box><svg:title/><svg:desc/></draw:frame><draw:connector draw:type="line" svg:x1="2.69653in" svg:y1="3.27639in" svg:x2="2.69653in" svg:y2="4.27639in" draw:z-index="251504128" draw:id="id186" draw:style-name="a240" draw:name="Line 1302" text:anchor-type="paragraph"><svg:title/><svg:desc/></draw:connector><draw:frame draw:z-index="251500032" draw:id="id187" draw:style-name="a241" draw:name="Text Box 1295" text:anchor-type="paragraph" svg:x="3.44653in" svg:y="4.15139in" svg:width="1.125in" svg:height="0.375in" style:rel-width="scale" style:rel-height="scale"><draw:text-box><text:p text:style-name="Normal">abandon</text:p></draw:text-box><svg:title/><svg:desc/></draw:frame></text:p>
      <text:p text:style-name="DefaultText"><draw:frame draw:z-index="251842048" draw:id="id188" draw:style-name="a242" draw:name="Text Box 2675" text:anchor-type="paragraph" svg:x="1.11528in" svg:y="0.00833in" svg:width="1in" svg:height="0.5in" style:rel-width="scale" style:rel-height="scale"><draw:text-box><text:p text:style-name="TitreDoc">valide</text:p></draw:text-box><svg:title/><svg:desc/></draw:frame><draw:connector draw:type="line" svg:x1="2.71042in" svg:y1="0.13125in" svg:x2="2.71042in" svg:y2="0.25694in" draw:z-index="251843072" draw:id="id189" draw:style-name="a244" draw:name="Line 2676" text:anchor-type="paragraph"><svg:title/><svg:desc/></draw:connector><draw:connector draw:type="line" svg:x1="2.20764in" svg:y1="0.13125in" svg:x2="2.70764in" svg:y2="0.13125in" draw:z-index="251615744" draw:id="id190" draw:style-name="a245" draw:name="Line 1799" text:anchor-type="paragraph"><svg:title/><svg:desc/></draw:connector></text:p>
      <text:p text:style-name="DefaultText"><draw:frame draw:z-index="251485696" draw:id="id191" draw:style-name="a246" draw:name="Text Box 1275" text:anchor-type="paragraph" svg:x="2.31528in" svg:y="0.07431in" svg:width="0.9in" svg:height="0.5in" style:rel-width="scale" style:rel-height="scale"><draw:text-box><text:p text:style-name="TitreDoc">valide et transmet</text:p></draw:text-box><svg:title/><svg:desc/></draw:frame></text:p>
      <text:p text:style-name="DefaultText"><draw:connector draw:type="line" svg:x1="3.21528in" svg:y1="0.03611in" svg:x2="4.94653in" svg:y2="0.03611in" draw:z-index="251486720" draw:id="id192" draw:style-name="a247" draw:name="Line 1278" text:anchor-type="paragraph"><svg:title/><svg:desc/></draw:connector><draw:connector draw:type="line" svg:x1="4.94653in" svg:y1="0.03611in" svg:x2="4.94653in" svg:y2="0.53611in" draw:z-index="251614720" draw:id="id193" draw:style-name="a249" draw:name="Line 1798" text:anchor-type="paragraph"><svg:title/><svg:desc/></draw:connector><draw:connector draw:type="line" svg:x1="3.82153in" svg:y1="0.03611in" svg:x2="3.82153in" svg:y2="0.28611in" draw:z-index="251493888" draw:id="id194" draw:style-name="a251" draw:name="Line 1287" text:anchor-type="paragraph"><svg:title/><svg:desc/></draw:connector></text:p>
      <text:p text:style-name="DefaultText"><draw:frame draw:z-index="251487744" draw:id="id195" draw:style-name="a252" draw:name="Text Box 1279" text:anchor-type="paragraph" svg:x="3.41528in" svg:y="0.12292in" svg:width="0.9in" svg:height="0.5in" style:rel-width="scale" style:rel-height="scale"><draw:text-box><text:p text:style-name="TitreDoc">enregistre/ planifie</text:p></draw:text-box><svg:title/><svg:desc/></draw:frame></text:p>
      <text:p text:style-name="DefaultText"/>
      <text:p text:style-name="DefaultText"><draw:frame draw:z-index="251488768" draw:id="id196" draw:style-name="a253" draw:name="Text Box 1280" text:anchor-type="paragraph" svg:x="4.51528in" svg:y="0.04653in" svg:width="0.9in" svg:height="0.5in" style:rel-width="scale" style:rel-height="scale"><draw:text-box><text:p text:style-name="TitreDoc">prend en charge</text:p></draw:text-box><svg:title/><svg:desc/></draw:frame></text:p>
      <text:p text:style-name="DefaultText"/>
      <text:p text:style-name="DefaultText"><draw:connector draw:type="line" svg:x1="5.41528in" svg:y1="0.09444in" svg:x2="5.94653in" svg:y2="0.09444in" draw:z-index="251501056" draw:id="id197" draw:style-name="a254" draw:name="Line 1298" text:anchor-type="paragraph"><svg:title/><svg:desc/></draw:connector></text:p>
      <text:p text:style-name="DefaultText"><draw:frame draw:z-index="251489792" draw:id="id198" draw:style-name="a255" draw:name="Text Box 1281" text:anchor-type="paragraph" svg:x="5.61528in" svg:y="0.05625in" svg:width="0.95625in" svg:height="0.5in" style:rel-width="scale" style:rel-height="scale"><draw:text-box><text:p text:style-name="Normal">étude impact détaillée</text:p></draw:text-box><svg:title/><svg:desc/></draw:frame></text:p>
      <text:p text:style-name="DefaultText"/>
      <text:p text:style-name="DefaultText"><draw:frame draw:z-index="251672064" draw:id="id199" draw:style-name="a256" draw:name="Text Box 2344" text:anchor-type="paragraph" svg:x="4.51528in" svg:y="0.10417in" svg:width="0.9in" svg:height="0.5in" style:rel-width="scale" style:rel-height="scale"><draw:text-box><text:p text:style-name="TitreDoc">évalue</text:p></draw:text-box><svg:title/><svg:desc/></draw:frame></text:p>
      <text:p text:style-name="DefaultText"><draw:connector draw:type="line" svg:x1="5.94653in" svg:y1="0.06597in" svg:x2="5.94653in" svg:y2="0.19097in" draw:z-index="251502080" draw:id="id200" draw:style-name="a257" draw:name="Line 1299" text:anchor-type="paragraph"><svg:title/><svg:desc/></draw:connector></text:p>
      <text:p text:style-name="DefaultText"><draw:connector draw:type="line" svg:x1="4.07153in" svg:y1="0.02778in" svg:x2="4.44653in" svg:y2="0.02778in" draw:z-index="251674112" draw:id="id201" draw:style-name="a258" draw:name="Line 2346" text:anchor-type="paragraph"><svg:title/><svg:desc/></draw:connector><draw:connector draw:type="line" svg:x1="5.94653in" svg:y1="0.02778in" svg:x2="5.57153in" svg:y2="0.02778in" draw:z-index="251673088" draw:id="id202" draw:style-name="a260" draw:name="Line 2345" text:anchor-type="paragraph"><svg:title/><svg:desc/></draw:connector><draw:connector draw:type="line" svg:x1="4.07153in" svg:y1="0.02778in" svg:x2="4.07153in" svg:y2="0.27778in" draw:z-index="251495936" draw:id="id203" draw:style-name="a262" draw:name="Line 1291" text:anchor-type="paragraph"><svg:title/><svg:desc/></draw:connector></text:p>
      <text:p text:style-name="DefaultText"><draw:frame draw:z-index="251490816" draw:id="id204" draw:style-name="a263" draw:name="Text Box 1283" text:anchor-type="paragraph" svg:x="3.41528in" svg:y="0.11458in" svg:width="0.9in" svg:height="0.5in" style:rel-width="scale" style:rel-height="scale"><draw:text-box><text:p text:style-name="TitreDoc">valide</text:p></draw:text-box><svg:title/><svg:desc/></draw:frame></text:p>
      <text:p text:style-name="DefaultText"/>
      <text:p text:style-name="DefaultText"/>
      <text:p text:style-name="DefaultText"><draw:frame draw:z-index="251491840" draw:id="id205" draw:style-name="a264" draw:name="Text Box 1284" text:anchor-type="paragraph" svg:x="2.31528in" svg:y="0in" svg:width="0.9in" svg:height="0.5in" style:rel-width="scale" style:rel-height="scale"><draw:text-box><text:p text:style-name="TitreDoc">décide</text:p></draw:text-box><svg:title/><svg:desc/></draw:frame></text:p>
      <text:p text:style-name="DefaultText"/>
      <text:p text:style-name="DefaultText"/>
      <text:p text:style-name="DefaultText"/>
      <text:p text:style-name="DefaultText"/>
      <text:p text:style-name="DefaultText"/>
      <text:p text:style-name="DefaultText"/>
      <text:p text:style-name="DefaultText"/>
      <text:p text:style-name="DefaultText"/>
      <text:p text:style-name="DefaultText"/>
      <text:p text:style-name="DefaultText"/>
      <text:p text:style-name="DefaultText"/>
      <text:p text:style-name="DefaultText"/>
      <text:p text:style-name="DefaultText"/>
      <text:p text:style-name="P1010"/>
      <text:h text:style-name="Titre3" text:outline-level="3"><text:bookmark-start text:name="_Toc519599315"/>PRJ : Projet<text:bookmark-end text:name="_Ref453486464"/><text:bookmark-end text:name="_Toc519599315"/></text:h>
      <text:p text:style-name="DefaultText"><text:bookmark-start text:name="_Toc341088143"/><text:bookmark-start text:name="_Toc341172909"/><text:bookmark-start text:name="_Toc341267644"/><text:bookmark-start text:name="_Toc341268338"/><text:bookmark-start text:name="_Toc341498619"/><text:bookmark-start text:name="_Toc341598741"/><text:bookmark-start text:name="_Toc341599255"/><text:bookmark-start text:name="_Toc343490229"/></text:p>
      <text:p text:style-name="DefaultText">Il s’agit des étapes d’analyse, de réalisation, de test et de livraison<text:bookmark-end text:name="_Toc341088143"/><text:bookmark-end text:name="_Toc341172909"/><text:bookmark-end text:name="_Toc341267644"/><text:bookmark-end text:name="_Toc341268338"/><text:bookmark-end text:name="_Toc341498619"/><text:bookmark-end text:name="_Toc341598741"/><text:bookmark-end text:name="_Toc341599255"/><text:bookmark-end text:name="_Toc343490229"/><text:s/>pour un projet.</text:p>
      <text:p text:style-name="DefaultText"/>
      <text:p text:style-name="DefaultText">Un projet peut être une demande de développement d’un nouveau domaine applicatif ou de demande d’évolution dont la charge &gt; seuil2.</text:p>
      <text:p text:style-name="DefaultText">Cela consiste à :</text:p>
      <text:list text:style-name="LFO16" text:continue-numbering="true">
        <text:list-item>
          <text:p text:style-name="P1011">établir le dossier fonctionnel à partir du cahier des charges fourni par le client,<text:s/></text:p>
        </text:list-item>
        <text:list-item>
          <text:p text:style-name="P1012">développer le nouvel applicatif, les modifications ou réutiliser des composants existants,</text:p>
        </text:list-item>
        <text:list-item>
          <text:p text:style-name="P1013">et vérifier les produits logiciels répondent à la demande.</text:p>
        </text:list-item>
      </text:list>
      <text:p text:style-name="P1014"/>
      <text:h text:style-name="Titre4" text:outline-level="4">Evénement déclencheur</text:h>
      <text:list text:style-name="LFO16" text:continue-numbering="true">
        <text:list-item>
          <text:p text:style-name="P1015">L’accord écrit du Client sur les résultats de l’Etude d’Impact Macro ou Détaillée pour la réalisation :<text:s/></text:p>
        </text:list-item>
      </text:list>
      <text:list text:style-name="LFO15" text:continue-numbering="true">
        <text:list-item>
          <text:p text:style-name="Bullet2">la solution proposée,</text:p>
        </text:list-item>
        <text:list-item>
          <text:p text:style-name="Bullet2">la date et le coût de mise en œuvre,</text:p>
        </text:list-item>
        <text:list-item>
          <text:p text:style-name="Bullet2">l'incidence sur la planification des demandes de développement en cours.</text:p>
        </text:list-item>
      </text:list>
      <text:p text:style-name="P1016"/>
      <text:h text:style-name="Titre4" text:outline-level="4">Principales activités</text:h>
      <text:list text:style-name="LFO16" text:continue-numbering="true">
        <text:list-item>
          <text:p text:style-name="P1017">Effectuer la conception interne et la réalisation des modifications dans :<text:s/></text:p>
        </text:list-item>
      </text:list>
      <text:list text:style-name="LFO15" text:continue-numbering="true">
        <text:list-item>
          <text:p text:style-name="Bullet2">les procédures,</text:p>
        </text:list-item>
        <text:list-item>
          <text:p text:style-name="Bullet2">les fichiers, les bases de données et les programmes,</text:p>
        </text:list-item>
        <text:list-item>
          <text:p text:style-name="Bullet2">la documentation existante de l'application,</text:p>
        </text:list-item>
        <text:list-item>
          <text:p text:style-name="Bullet2">le système de test et les cas de test.</text:p>
        </text:list-item>
      </text:list>
      <text:list text:style-name="LFO16" text:continue-numbering="true">
        <text:list-item>
          <text:p text:style-name="P1018">Tester les modifications.</text:p>
        </text:list-item>
        <text:list-item>
          <text:p text:style-name="P1019">Produire un bilan de test si un plan de test a été mis en place.</text:p>
        </text:list-item>
      </text:list>
      <text:p text:style-name="P1020"/>
      <text:h text:style-name="Titre4" text:outline-level="4">Produits à délivrer</text:h>
      <text:list text:style-name="LFO16" text:continue-numbering="true">
        <text:list-item>
          <text:p text:style-name="P1021">Le logiciel développé ou modifié</text:p>
        </text:list-item>
        <text:list-item>
          <text:p text:style-name="P1022">Le bilan des tests</text:p>
        </text:list-item>
        <text:list-item>
          <text:p text:style-name="P1023">Le PV de recette</text:p>
        </text:list-item>
        <text:list-item>
          <text:p text:style-name="P1024">Le dossier d'installation.</text:p>
        </text:list-item>
      </text:list>
      <text:p text:style-name="DefaultText"/>
      <text:h text:style-name="Titre4" text:outline-level="4">Matrice des tâches et responsabilités</text:h>
      <text:p text:style-name="DefaultText"/>
      <table:table table:style-name="Table1025">
        <table:table-columns>
          <table:table-column table:style-name="TableColumn1026"/>
          <table:table-column table:style-name="TableColumn1027"/>
          <table:table-column table:style-name="TableColumn1028"/>
          <table:table-column table:style-name="TableColumn1029"/>
          <table:table-column table:style-name="TableColumn1030"/>
          <table:table-column table:style-name="TableColumn1031"/>
          <table:table-column table:style-name="TableColumn1032"/>
          <table:table-column table:style-name="TableColumn1033"/>
        </table:table-columns>
        <table:table-row table:style-name="TableRow1034">
          <table:table-cell table:style-name="TableCell1035">
            <text:p text:style-name="P1036"/>
          </table:table-cell>
          <table:table-cell table:style-name="TableCell1037" table:number-columns-spanned="3">
            <text:p text:style-name="P1038">Client</text:p>
          </table:table-cell>
          <table:covered-table-cell/>
          <table:covered-table-cell/>
          <table:table-cell table:style-name="TableCell1039" table:number-columns-spanned="4">
            <text:p text:style-name="P1040">XXX</text:p>
          </table:table-cell>
          <table:covered-table-cell/>
          <table:covered-table-cell/>
          <table:covered-table-cell/>
        </table:table-row>
        <table:table-row table:style-name="TableRow1041">
          <table:table-cell table:style-name="TableCell1042">
            <text:p text:style-name="P1043">Activités / Livrables</text:p>
          </table:table-cell>
          <table:table-cell table:style-name="TableCell1044">
            <text:p text:style-name="P1045">CPI</text:p>
          </table:table-cell>
          <table:table-cell table:style-name="TableCell1046">
            <text:p text:style-name="P1047">resp. appli.</text:p>
          </table:table-cell>
          <table:table-cell table:style-name="TableCell1048">
            <text:p text:style-name="P1049">resp. MOE</text:p>
          </table:table-cell>
          <table:table-cell table:style-name="TableCell1050">
            <text:p text:style-name="P1051">SME</text:p>
          </table:table-cell>
          <table:table-cell table:style-name="TableCell1052">
            <text:p text:style-name="P1053">resp. dév.</text:p>
          </table:table-cell>
          <table:table-cell table:style-name="TableCell1054">
            <text:p text:style-name="P1055">CP/Analyste</text:p>
          </table:table-cell>
          <table:table-cell table:style-name="TableCell1056">
            <text:p text:style-name="P1057">qualité</text:p>
          </table:table-cell>
        </table:table-row>
        <table:table-row table:style-name="TableRow1058">
          <table:table-cell table:style-name="TableCell1059">
            <text:p text:style-name="Paragraphe1">décision</text:p>
          </table:table-cell>
          <table:table-cell table:style-name="TableCell1060">
            <text:p text:style-name="P1061">consulté</text:p>
          </table:table-cell>
          <table:table-cell table:style-name="TableCell1062">
            <text:p text:style-name="P1063">participe</text:p>
          </table:table-cell>
          <table:table-cell table:style-name="TableCell1064">
            <text:p text:style-name="P1065">réalise</text:p>
          </table:table-cell>
          <table:table-cell table:style-name="TableCell1066">
            <text:p text:style-name="P1067"/>
          </table:table-cell>
          <table:table-cell table:style-name="TableCell1068">
            <text:p text:style-name="P1069"/>
          </table:table-cell>
          <table:table-cell table:style-name="TableCell1070">
            <text:p text:style-name="P1071"/>
          </table:table-cell>
          <table:table-cell table:style-name="TableCell1072">
            <text:p text:style-name="P1073"/>
          </table:table-cell>
        </table:table-row>
        <table:table-row table:style-name="TableRow1074">
          <table:table-cell table:style-name="TableCell1075">
            <text:p text:style-name="Paragraphe1">planification</text:p>
          </table:table-cell>
          <table:table-cell table:style-name="TableCell1076">
            <text:p text:style-name="P1077"/>
          </table:table-cell>
          <table:table-cell table:style-name="TableCell1078">
            <text:p text:style-name="P1079"/>
          </table:table-cell>
          <table:table-cell table:style-name="TableCell1080">
            <text:p text:style-name="P1081"/>
          </table:table-cell>
          <table:table-cell table:style-name="TableCell1082">
            <text:p text:style-name="P1083">réalise</text:p>
          </table:table-cell>
          <table:table-cell table:style-name="TableCell1084">
            <text:p text:style-name="P1085">participe</text:p>
          </table:table-cell>
          <table:table-cell table:style-name="TableCell1086">
            <text:p text:style-name="P1087"/>
          </table:table-cell>
          <table:table-cell table:style-name="TableCell1088">
            <text:p text:style-name="P1089"/>
          </table:table-cell>
        </table:table-row>
        <table:table-row table:style-name="TableRow1090">
          <table:table-cell table:style-name="TableCell1091">
            <text:p text:style-name="Paragraphe1">prise en charge/affectation,</text:p>
          </table:table-cell>
          <table:table-cell table:style-name="TableCell1092">
            <text:p text:style-name="P1093"/>
          </table:table-cell>
          <table:table-cell table:style-name="TableCell1094">
            <text:p text:style-name="P1095"/>
          </table:table-cell>
          <table:table-cell table:style-name="TableCell1096">
            <text:p text:style-name="P1097"/>
          </table:table-cell>
          <table:table-cell table:style-name="TableCell1098">
            <text:p text:style-name="P1099"/>
          </table:table-cell>
          <table:table-cell table:style-name="TableCell1100">
            <text:p text:style-name="P1101">réalise</text:p>
          </table:table-cell>
          <table:table-cell table:style-name="TableCell1102">
            <text:p text:style-name="P1103"/>
          </table:table-cell>
          <table:table-cell table:style-name="TableCell1104">
            <text:p text:style-name="P1105"/>
          </table:table-cell>
        </table:table-row>
        <table:table-row table:style-name="TableRow1106">
          <table:table-cell table:style-name="TableCell1107">
            <text:p text:style-name="Paragraphe1">étude</text:p>
          </table:table-cell>
          <table:table-cell table:style-name="TableCell1108">
            <text:p text:style-name="P1109">consulté</text:p>
          </table:table-cell>
          <table:table-cell table:style-name="TableCell1110">
            <text:p text:style-name="P1111"/>
          </table:table-cell>
          <table:table-cell table:style-name="TableCell1112">
            <text:p text:style-name="P1113"/>
          </table:table-cell>
          <table:table-cell table:style-name="TableCell1114">
            <text:p text:style-name="P1115"/>
          </table:table-cell>
          <table:table-cell table:style-name="TableCell1116">
            <text:p text:style-name="P1117"/>
          </table:table-cell>
          <table:table-cell table:style-name="TableCell1118">
            <text:p text:style-name="P1119">réalise</text:p>
          </table:table-cell>
          <table:table-cell table:style-name="TableCell1120">
            <text:p text:style-name="P1121"/>
          </table:table-cell>
        </table:table-row>
        <table:table-row table:style-name="TableRow1122">
          <table:table-cell table:style-name="TableCell1123">
            <text:p text:style-name="Paragraphe1">validation dossier fonctionnel</text:p>
          </table:table-cell>
          <table:table-cell table:style-name="TableCell1124">
            <text:p text:style-name="P1125">participe</text:p>
          </table:table-cell>
          <table:table-cell table:style-name="TableCell1126">
            <text:p text:style-name="P1127">réalise</text:p>
          </table:table-cell>
          <table:table-cell table:style-name="TableCell1128">
            <text:p text:style-name="P1129">informé</text:p>
          </table:table-cell>
          <table:table-cell table:style-name="TableCell1130">
            <text:p text:style-name="P1131">informé</text:p>
          </table:table-cell>
          <table:table-cell table:style-name="TableCell1132">
            <text:p text:style-name="P1133">informé</text:p>
          </table:table-cell>
          <table:table-cell table:style-name="TableCell1134">
            <text:p text:style-name="P1135">informé</text:p>
          </table:table-cell>
          <table:table-cell table:style-name="TableCell1136">
            <text:p text:style-name="P1137"/>
          </table:table-cell>
        </table:table-row>
        <table:table-row table:style-name="TableRow1138">
          <table:table-cell table:style-name="TableCell1139">
            <text:p text:style-name="Paragraphe1">réalisation, tests unitaires</text:p>
          </table:table-cell>
          <table:table-cell table:style-name="TableCell1140">
            <text:p text:style-name="P1141">consulté</text:p>
          </table:table-cell>
          <table:table-cell table:style-name="TableCell1142">
            <text:p text:style-name="P1143"/>
          </table:table-cell>
          <table:table-cell table:style-name="TableCell1144">
            <text:p text:style-name="P1145"/>
          </table:table-cell>
          <table:table-cell table:style-name="TableCell1146">
            <text:p text:style-name="P1147"/>
          </table:table-cell>
          <table:table-cell table:style-name="TableCell1148">
            <text:p text:style-name="P1149"/>
          </table:table-cell>
          <table:table-cell table:style-name="TableCell1150">
            <text:p text:style-name="P1151">réalise</text:p>
          </table:table-cell>
          <table:table-cell table:style-name="TableCell1152">
            <text:p text:style-name="P1153"/>
          </table:table-cell>
        </table:table-row>
        <table:table-row table:style-name="TableRow1154">
          <table:table-cell table:style-name="TableCell1155">
            <text:p text:style-name="Paragraphe1">tests intégration</text:p>
          </table:table-cell>
          <table:table-cell table:style-name="TableCell1156">
            <text:p text:style-name="P1157"/>
          </table:table-cell>
          <table:table-cell table:style-name="TableCell1158">
            <text:p text:style-name="P1159"/>
          </table:table-cell>
          <table:table-cell table:style-name="TableCell1160">
            <text:p text:style-name="P1161"/>
          </table:table-cell>
          <table:table-cell table:style-name="TableCell1162">
            <text:p text:style-name="P1163"/>
          </table:table-cell>
          <table:table-cell table:style-name="TableCell1164">
            <text:p text:style-name="P1165"/>
          </table:table-cell>
          <table:table-cell table:style-name="TableCell1166">
            <text:p text:style-name="P1167"/>
          </table:table-cell>
          <table:table-cell table:style-name="TableCell1168">
            <text:p text:style-name="P1169">réalise</text:p>
          </table:table-cell>
        </table:table-row>
        <table:table-row table:style-name="TableRow1170">
          <table:table-cell table:style-name="TableCell1171">
            <text:p text:style-name="Paragraphe1">recette Client</text:p>
          </table:table-cell>
          <table:table-cell table:style-name="TableCell1172">
            <text:p text:style-name="P1173">réalise</text:p>
          </table:table-cell>
          <table:table-cell table:style-name="TableCell1174">
            <text:p text:style-name="P1175"/>
          </table:table-cell>
          <table:table-cell table:style-name="TableCell1176">
            <text:p text:style-name="P1177"/>
          </table:table-cell>
          <table:table-cell table:style-name="TableCell1178">
            <text:p text:style-name="P1179"/>
          </table:table-cell>
          <table:table-cell table:style-name="TableCell1180">
            <text:p text:style-name="P1181"/>
          </table:table-cell>
          <table:table-cell table:style-name="TableCell1182">
            <text:p text:style-name="P1183">consulté</text:p>
          </table:table-cell>
          <table:table-cell table:style-name="TableCell1184">
            <text:p text:style-name="P1185"/>
          </table:table-cell>
        </table:table-row>
        <table:table-row table:style-name="TableRow1186">
          <table:table-cell table:style-name="TableCell1187">
            <text:p text:style-name="P1188">validation recette Client</text:p>
          </table:table-cell>
          <table:table-cell table:style-name="TableCell1189">
            <text:p text:style-name="P1190">consulté</text:p>
          </table:table-cell>
          <table:table-cell table:style-name="TableCell1191">
            <text:p text:style-name="P1192">réalise</text:p>
          </table:table-cell>
          <table:table-cell table:style-name="TableCell1193">
            <text:p text:style-name="P1194">informé</text:p>
          </table:table-cell>
          <table:table-cell table:style-name="TableCell1195">
            <text:p text:style-name="P1196">informé</text:p>
          </table:table-cell>
          <table:table-cell table:style-name="TableCell1197">
            <text:p text:style-name="P1198"/>
          </table:table-cell>
          <table:table-cell table:style-name="TableCell1199">
            <text:p text:style-name="P1200"/>
          </table:table-cell>
          <table:table-cell table:style-name="TableCell1201">
            <text:p text:style-name="P1202"/>
          </table:table-cell>
        </table:table-row>
      </table:table>
      <text:p text:style-name="DefaultText"/>
      <text:p text:style-name="DefaultText">Les projets, les évolutions mineures et significatives feront l’objet d’une livraison individuelle à la MOE Client pour recettage au fur et à mesure.</text:p>
      <text:p text:style-name="DefaultText"/>
      <text:soft-page-break/>
      <text:p text:style-name="DefaultText">XXX<text:s/>formalisera la livraison par la livraison d’un PV de recette à la MOE Client. A l’issue de la recette fonctionnelle par la MOE Client, Client validera formellement le PV de recette unitaire.</text:p>
      <text:p text:style-name="DefaultText"/>
      <text:p text:style-name="DefaultText">Lorsque cela sera nécessaire, en parallèle de la réalisation des évolutions ou des projets, le Client élaborera les jeux d’essais afin de pouvoir réceptionner les projets ou les évolutions dès la livraison par<text:s/>XXX. Ces jeux d’essai pourront être transmis à<text:s/>XXX<text:s/>pour ses propres tests d’intégration. Dans ce cas, ces jeux d’essai pourront être ré-utilisés par<text:s/>XXX<text:s/>pour les tests de non-régression ultérieurs. On entend par jeu d’essai : les scénarios de test, les données en entrée auxquelles ils s’appliquent et les résultats attendus.</text:p>
      <text:p text:style-name="P1203"/>
      <text:h text:style-name="Titre4" text:outline-level="4"><text:bookmark-start text:name="_Toc341088140"/><text:bookmark-start text:name="_Toc341172906"/><text:bookmark-start text:name="_Toc341267641"/><text:bookmark-start text:name="_Toc341268335"/><text:bookmark-start text:name="_Toc341498616"/><text:bookmark-start text:name="_Toc341598738"/><text:bookmark-start text:name="_Toc341599252"/><text:bookmark-start text:name="_Toc343490226"/><text:bookmark-start text:name="_Toc404663874"/><text:bookmark-start text:name="_Toc428258490"/>Schéma de fonctionnement des Projets<text:bookmark-end text:name="_Toc341088140"/><text:bookmark-end text:name="_Toc341172906"/><text:bookmark-end text:name="_Toc341267641"/><text:bookmark-end text:name="_Toc341268335"/><text:bookmark-end text:name="_Toc341498616"/><text:bookmark-end text:name="_Toc341598738"/><text:bookmark-end text:name="_Toc341599252"/><text:bookmark-end text:name="_Toc343490226"/><text:bookmark-end text:name="_Toc404663874"/><text:bookmark-end text:name="_Toc428258490"/></text:h>
      <text:p text:style-name="P1204"/>
      <text:p text:style-name="P1205"><draw:custom-shape svg:x="2.94653in" svg:y="0.05278in" svg:width="3.86875in" svg:height="0.375in" draw:z-index="251544064" draw:id="id206" draw:style-name="a265" draw:name="Rectangle 1476" text:anchor-type="paragraph"><svg:title/><svg:desc/><text:p text:style-name="P1206"><text:span text:style-name="T1207">XXX</text:span></text:p><draw:enhanced-geometry draw:type="non-primitive" svg:viewBox="0 0 21600 21600" draw:enhanced-path="M 0 0 L 21600 0 21600 21600 0 21600 Z N"/></draw:custom-shape></text:p>
      <text:p text:style-name="P1208"/>
      <text:p text:style-name="P1209"/>
      <text:p text:style-name="P1210"><draw:connector draw:type="line" svg:x1="5.94653in" svg:y1="0.09167in" svg:x2="5.94722in" svg:y2="7.5625in" draw:z-index="251527680" draw:id="id207" draw:style-name="a266" draw:name="Line 1460" text:anchor-type="paragraph"><svg:title/><svg:desc/></draw:connector><draw:connector draw:type="line" svg:x1="4.94653in" svg:y1="0.09167in" svg:x2="4.94722in" svg:y2="7.5625in" draw:z-index="251526656" draw:id="id208" draw:style-name="a267" draw:name="Line 1459" text:anchor-type="paragraph"><svg:title/><svg:desc/></draw:connector><draw:connector draw:type="line" svg:x1="3.94653in" svg:y1="0.09167in" svg:x2="3.94722in" svg:y2="7.5625in" draw:z-index="251517440" draw:id="id209" draw:style-name="a268" draw:name="Line 1450" text:anchor-type="paragraph"><svg:title/><svg:desc/></draw:connector><draw:connector draw:type="line" svg:x1="2.94653in" svg:y1="0.09167in" svg:x2="2.94722in" svg:y2="7.5625in" draw:z-index="251516416" draw:id="id210" draw:style-name="a269" draw:name="Line 1449" text:anchor-type="paragraph"><svg:title/><svg:desc/></draw:connector><draw:connector draw:type="line" svg:x1="1.94653in" svg:y1="0.09167in" svg:x2="1.94722in" svg:y2="7.5625in" draw:z-index="251515392" draw:id="id211" draw:style-name="a270" draw:name="Line 1448" text:anchor-type="paragraph"><svg:title/><svg:desc/></draw:connector><draw:connector draw:type="line" svg:x1="0.94653in" svg:y1="0.09167in" svg:x2="0.94722in" svg:y2="7.5625in" draw:z-index="251520512" draw:id="id212" draw:style-name="a271" draw:name="Line 1453" text:anchor-type="paragraph"><svg:title/><svg:desc/></draw:connector><draw:custom-shape svg:x="4.94653in" svg:y="0.0625in" svg:width="1in" svg:height="0.625in" draw:z-index="251524608" draw:id="id213" draw:style-name="a272" draw:name="Rectangle 1457" text:anchor-type="paragraph"><svg:title/><svg:desc/><text:p text:style-name="P1211"><text:span text:style-name="T1212">Chef de projet analyste</text:span></text:p><draw:enhanced-geometry draw:type="non-primitive" svg:viewBox="0 0 21600 21600" draw:enhanced-path="M 0 0 L 21600 0 21600 21600 0 21600 Z N"/></draw:custom-shape><draw:custom-shape svg:x="3.94653in" svg:y="0.0625in" svg:width="1in" svg:height="0.625in" draw:z-index="251523584" draw:id="id214" draw:style-name="a273" draw:name="Rectangle 1456" text:anchor-type="paragraph"><svg:title/><svg:desc/><text:p text:style-name="P1213"><text:span text:style-name="T1214">Responsable</text:span><text:span text:style-name="T1215"><text:s/></text:span><text:span text:style-name="T1216">Développements</text:span></text:p><draw:enhanced-geometry draw:type="non-primitive" svg:viewBox="0 0 21600 21600" draw:enhanced-path="M 0 0 L 21600 0 21600 21600 0 21600 Z N"/></draw:custom-shape><draw:custom-shape svg:x="2.94653in" svg:y="0.0625in" svg:width="1in" svg:height="0.625in" draw:z-index="251522560" draw:id="id215" draw:style-name="a274" draw:name="Rectangle 1455" text:anchor-type="paragraph"><svg:title/><svg:desc/><text:p text:style-name="P1217"><text:span text:style-name="T1218">SME</text:span></text:p><draw:enhanced-geometry draw:type="non-primitive" svg:viewBox="0 0 21600 21600" draw:enhanced-path="M 0 0 L 21600 0 21600 21600 0 21600 Z N"/></draw:custom-shape><draw:custom-shape svg:x="1.94653in" svg:y="0.0625in" svg:width="1in" svg:height="0.625in" draw:z-index="251521536" draw:id="id216" draw:style-name="a275" draw:name="Rectangle 1454" text:anchor-type="paragraph"><svg:title/><svg:desc/><text:p text:style-name="P1219"><text:span text:style-name="T1220">Responsable <text:s text:c="3"/>MOE</text:span></text:p><draw:enhanced-geometry draw:type="non-primitive" svg:viewBox="0 0 21600 21600" draw:enhanced-path="M 0 0 L 21600 0 21600 21600 0 21600 Z N"/></draw:custom-shape><draw:custom-shape svg:x="0.94653in" svg:y="0.0625in" svg:width="1in" svg:height="0.625in" draw:z-index="251518464" draw:id="id217" draw:style-name="a276" draw:name="Rectangle 1451" text:anchor-type="paragraph"><svg:title/><svg:desc/><text:p text:style-name="P1221"><text:span text:style-name="T1222">Responsable d’application</text:span></text:p><draw:enhanced-geometry draw:type="non-primitive" svg:viewBox="0 0 21600 21600" draw:enhanced-path="M 0 0 L 21600 0 21600 21600 0 21600 Z N"/></draw:custom-shape><draw:custom-shape svg:x="-0.05347in" svg:y="0.0625in" svg:width="1in" svg:height="0.625in" draw:z-index="251519488" draw:id="id218" draw:style-name="a277" draw:name="Rectangle 1452" text:anchor-type="paragraph"><svg:title/><svg:desc/><text:p text:style-name="P1223"><text:span text:style-name="T1224">Chef de projet</text:span><text:span text:style-name="T1225"><text:s/></text:span><text:span text:style-name="T1226">informatique</text:span></text:p><draw:enhanced-geometry draw:type="non-primitive" svg:viewBox="0 0 21600 21600" draw:enhanced-path="M 0 0 L 21600 0 21600 21600 0 21600 Z N"/></draw:custom-shape></text:p>
      <text:p text:style-name="P1227"/>
      <text:p text:style-name="P1228"/>
      <text:p text:style-name="P1229"><draw:frame draw:z-index="251528704" draw:id="id219" draw:style-name="a278" draw:name="Text Box 1461" text:anchor-type="paragraph" svg:x="0.19653in" svg:y="0.09306in" svg:width="1in" svg:height="0.5in" style:rel-width="scale" style:rel-height="scale"><draw:text-box><text:p text:style-name="Normal"><text:span text:style-name="T1230">procédure</text:span><text:span text:style-name="T1231"><text:s/>EIM/EID</text:span></text:p></draw:text-box><svg:title/><svg:desc/></draw:frame></text:p>
      <text:p text:style-name="P1232"/>
      <text:p text:style-name="P1233"/>
      <text:p text:style-name="P1234"><draw:connector draw:type="line" svg:x1="0.69931in" svg:y1="0.10625in" svg:x2="0.69931in" svg:y2="0.23194in" draw:z-index="251852288" draw:id="id220" draw:style-name="a280" draw:name="Line 2686" text:anchor-type="paragraph"><svg:title/><svg:desc/></draw:connector></text:p>
      <text:p text:style-name="P1235"><draw:frame draw:z-index="251616768" draw:id="id221" draw:style-name="a281" draw:name="Text Box 1800" text:anchor-type="paragraph" svg:x="-0.05486in" svg:y="0.06806in" svg:width="0.97014in" svg:height="0.25in" style:rel-width="scale" style:rel-height="scale"><draw:text-box><text:p text:style-name="Normal">instruit</text:p></draw:text-box><svg:title/><svg:desc/></draw:frame></text:p>
      <text:p text:style-name="P1236"><draw:connector draw:type="line" svg:x1="0.91528in" svg:y1="0.03056in" svg:x2="1.45069in" svg:y2="0.03056in" draw:z-index="251619840" draw:id="id222" draw:style-name="a282" draw:name="Line 1803" text:anchor-type="paragraph"><svg:title/><svg:desc/></draw:connector><draw:frame draw:z-index="251846144" draw:id="id223" draw:style-name="a283" draw:name="Text Box 2679" text:anchor-type="paragraph" svg:x="1.01528in" svg:y="0.15625in" svg:width="0.8in" svg:height="0.25in" style:rel-width="scale" style:rel-height="scale"><draw:text-box><text:p text:style-name="Normal">valide</text:p></draw:text-box><svg:title/><svg:desc/></draw:frame><draw:connector draw:type="line" svg:x1="1.45347in" svg:y1="0.03125in" svg:x2="1.45347in" svg:y2="0.15625in" draw:z-index="251618816" draw:id="id224" draw:style-name="a285" draw:name="Line 1802" text:anchor-type="paragraph"><svg:title/><svg:desc/></draw:connector></text:p>
      <text:p text:style-name="P1237"><draw:connector draw:type="line" svg:x1="1.81528in" svg:y1="0.12153in" svg:x2="2.44653in" svg:y2="0.12153in" draw:z-index="251617792" draw:id="id225" draw:style-name="a286" draw:name="Line 1801" text:anchor-type="paragraph"><svg:title/><svg:desc/></draw:connector></text:p>
      <text:p text:style-name="P1238"><draw:frame draw:z-index="251529728" draw:id="id226" draw:style-name="a287" draw:name="Text Box 1462" text:anchor-type="paragraph" svg:x="2.01528in" svg:y="0.08264in" svg:width="0.9in" svg:height="0.25in" style:rel-width="scale" style:rel-height="scale"><draw:text-box><text:p text:style-name="Normal">décide</text:p></draw:text-box><svg:title/><svg:desc/></draw:frame><draw:connector draw:type="line" svg:x1="3.44653in" svg:y1="0.08194in" svg:x2="3.44653in" svg:y2="0.20694in" draw:z-index="251546112" draw:id="id227" draw:style-name="a289" draw:name="Line 1478" text:anchor-type="paragraph"><svg:title/><svg:desc/></draw:connector><draw:connector draw:type="line" svg:x1="2.96181in" svg:y1="0.08125in" svg:x2="4.34444in" svg:y2="0.08125in" draw:z-index="251851264" draw:id="id228" draw:style-name="a290" draw:name="Line 2685" text:anchor-type="paragraph"><svg:title/><svg:desc/></draw:connector><draw:connector draw:type="line" svg:x1="4.34444in" svg:y1="0.08125in" svg:x2="4.34444in" svg:y2="0.58403in" draw:z-index="251850240" draw:id="id229" draw:style-name="a292" draw:name="Line 2684" text:anchor-type="paragraph"><svg:title/><svg:desc/></draw:connector><draw:connector draw:type="line" svg:x1="2.44653in" svg:y1="-0.04236in" svg:x2="2.44653in" svg:y2="0.08264in" draw:z-index="251545088" draw:id="id230" draw:style-name="a294" draw:name="Line 1477" text:anchor-type="paragraph"><svg:title/><svg:desc/></draw:connector></text:p>
      <text:p text:style-name="P1239"><draw:frame draw:z-index="251530752" draw:id="id231" draw:style-name="a295" draw:name="Text Box 1463" text:anchor-type="paragraph" svg:x="3.01528in" svg:y="0.01597in" svg:width="0.8in" svg:height="0.5in" style:rel-width="scale" style:rel-height="scale"><draw:text-box><text:p text:style-name="Normal">enregistre/ planifie</text:p></draw:text-box><svg:title/><svg:desc/></draw:frame></text:p>
      <text:p text:style-name="P1240"/>
      <text:p text:style-name="P1241"><draw:frame draw:z-index="251531776" draw:id="id232" draw:style-name="a296" draw:name="Text Box 1464" text:anchor-type="paragraph" svg:x="4.01528in" svg:y="0.06458in" svg:width="0.8in" svg:height="0.5in" style:rel-width="scale" style:rel-height="scale"><draw:text-box><text:p text:style-name="Normal">prend en charge</text:p></draw:text-box><svg:title/><svg:desc/></draw:frame></text:p>
      <text:p text:style-name="P1242"/>
      <text:p text:style-name="P1243"><draw:connector draw:type="line" svg:x1="4.81528in" svg:y1="0.1125in" svg:x2="5.32153in" svg:y2="0.1125in" draw:z-index="251548160" draw:id="id233" draw:style-name="a297" draw:name="Line 1483" text:anchor-type="paragraph"><svg:title/><svg:desc/></draw:connector><draw:frame draw:z-index="251559424" draw:id="id234" draw:style-name="a298" draw:name="Text Box 1496" text:anchor-type="paragraph" svg:x="2.07153in" svg:y="0.14444in" svg:width="1.625in" svg:height="0.375in" style:rel-width="scale" style:rel-height="scale"><draw:text-box><text:p text:style-name="Normal">demandes d’information</text:p></draw:text-box><svg:title/><svg:desc/></draw:frame></text:p>
      <text:p text:style-name="P1244"/>
      <text:p text:style-name="P1245"><draw:frame draw:z-index="251557376" draw:id="id235" draw:style-name="a299" draw:name="Text Box 1494" text:anchor-type="paragraph" svg:x="5.01528in" svg:y="0.03611in" svg:width="0.8in" svg:height="0.375in" style:rel-width="scale" style:rel-height="scale"><draw:text-box><text:p text:style-name="Normal">étude</text:p></draw:text-box><svg:title/><svg:desc/></draw:frame><draw:connector draw:type="line" svg:x1="0.57361in" svg:y1="0.06875in" svg:x2="4.97292in" svg:y2="0.06875in" draw:z-index="251847168" draw:id="id236" draw:style-name="a302" draw:name="Line 2680" text:anchor-type="paragraph"><svg:title/><svg:desc/></draw:connector></text:p>
      <text:p text:style-name="P1246"/>
      <text:p text:style-name="P1247"><draw:frame draw:z-index="251558400" draw:id="id237" draw:style-name="a303" draw:name="Text Box 1495" text:anchor-type="paragraph" svg:x="1.01528in" svg:y="0.08403in" svg:width="0.8in" svg:height="0.25in" style:rel-width="scale" style:rel-height="scale"><draw:text-box><text:p text:style-name="Normal">valide</text:p></draw:text-box><svg:title/><svg:desc/></draw:frame><draw:connector draw:type="line" svg:x1="5.72708in" svg:y1="0.10694in" svg:x2="5.72708in" svg:y2="0.86111in" draw:z-index="251810304" draw:id="id238" draw:style-name="a305" draw:name="Line 2553" text:anchor-type="paragraph"><svg:title/><svg:desc/></draw:connector></text:p>
      <text:p text:style-name="P1248"/>
      <text:p text:style-name="P1249"><draw:connector draw:type="line" svg:x1="1.31528in" svg:y1="0.04444in" svg:x2="1.31528in" svg:y2="0.17014in" draw:z-index="251853312" draw:id="id239" draw:style-name="a306" draw:name="Line 2687" text:anchor-type="paragraph"><svg:title/><svg:desc/></draw:connector><draw:frame draw:z-index="251562496" draw:id="id240" draw:style-name="a307" draw:name="Text Box 1505" text:anchor-type="paragraph" svg:x="2.19653in" svg:y="0.38264in" svg:width="0.75in" svg:height="0.375in" style:rel-width="scale" style:rel-height="scale"><draw:text-box><text:p text:style-name="Normal">informe</text:p></draw:text-box><svg:title/><svg:desc/></draw:frame><draw:connector draw:type="line" svg:x1="1.44653in" svg:y1="-0.36736in" svg:x2="1.44653in" svg:y2="-0.24236in" draw:z-index="251561472" draw:id="id241" draw:style-name="a309" draw:name="Line 1499" text:anchor-type="paragraph"><svg:title/><svg:desc/></draw:connector><draw:connector draw:type="line" svg:x1="4.94653in" svg:y1="-0.36736in" svg:x2="1.44653in" svg:y2="-0.36736in" draw:z-index="251560448" draw:id="id242" draw:style-name="a310" draw:name="Line 1498" text:anchor-type="paragraph"><svg:title/><svg:desc/></draw:connector><draw:connector draw:type="line" svg:x1="3.44653in" svg:y1="3.50764in" svg:x2="3.44653in" svg:y2="3.63264in" draw:z-index="251552256" draw:id="id243" draw:style-name="a312" draw:name="Line 1488" text:anchor-type="paragraph"><svg:title/><svg:desc/></draw:connector><draw:connector draw:type="line" svg:x1="5.32153in" svg:y1="-0.86736in" svg:x2="5.32153in" svg:y2="-0.61736in" draw:z-index="251547136" draw:id="id244" draw:style-name="a314" draw:name="Line 1480" text:anchor-type="paragraph"><svg:title/><svg:desc/></draw:connector><draw:custom-shape svg:x="-0.05347in" svg:y="-3.86736in" svg:width="3in" svg:height="0.375in" draw:z-index="251543040" draw:id="id245" draw:style-name="a315" draw:name="Rectangle 1475" text:anchor-type="paragraph"><svg:title/><svg:desc/><text:p text:style-name="P1250"><text:span text:style-name="T1251">Client</text:span></text:p><draw:enhanced-geometry draw:type="non-primitive" svg:viewBox="0 0 21600 21600" draw:enhanced-path="M 0 0 L 21600 0 21600 21600 0 21600 Z N"/></draw:custom-shape><draw:frame draw:z-index="251542016" draw:id="id246" draw:style-name="a316" draw:name="Text Box 1474" text:anchor-type="paragraph" svg:x="2.94653in" svg:y="3.63264in" svg:width="1in" svg:height="0.625in" style:rel-width="scale" style:rel-height="scale"><draw:text-box><text:p text:style-name="Normal"><text:span text:style-name="T1252">procédure</text:span><text:span text:style-name="T1253"><text:s/>DEP</text:span></text:p></draw:text-box><svg:title/><svg:desc/></draw:frame><draw:connector draw:type="line" svg:x1="4.94653in" svg:y1="0.88264in" svg:x2="1.32153in" svg:y2="0.88264in" draw:z-index="251534848" draw:id="id247" draw:style-name="a318" draw:name="Line 1467" text:anchor-type="paragraph"><svg:title/><svg:desc/></draw:connector><draw:custom-shape svg:x="5.94653in" svg:y="-3.36736in" svg:width="0.875in" svg:height="0.625in" draw:z-index="251525632" draw:id="id248" draw:style-name="a319" draw:name="Rectangle 1458" text:anchor-type="paragraph"><svg:title/><svg:desc/><text:p text:style-name="P1254"><text:span text:style-name="T1255">Responsable</text:span><text:span text:style-name="T1256"><text:s/></text:span><text:span text:style-name="T1257">Qualité</text:span></text:p><draw:enhanced-geometry draw:type="non-primitive" svg:viewBox="0 0 21600 21600" draw:enhanced-path="M 0 0 L 21600 0 21600 21600 0 21600 Z N"/></draw:custom-shape><draw:connector draw:type="line" svg:x1="-0.05347in" svg:y1="-2.61736in" svg:x2="6.82153in" svg:y2="-2.61736in" draw:z-index="251514368" draw:id="id249" draw:style-name="a320" draw:name="Line 1447" text:anchor-type="paragraph"><svg:title/><svg:desc/></draw:connector><draw:frame draw:z-index="251513344" draw:id="id250" draw:style-name="a321" draw:name="Text Box 1446" text:anchor-type="paragraph" svg:x="3.07153in" svg:y="-0.36736in" svg:width="1.625in" svg:height="0.375in" style:rel-width="scale" style:rel-height="scale"><draw:text-box><text:p text:style-name="Normal">dossier fonctionnel</text:p></draw:text-box><svg:title/><svg:desc/></draw:frame><draw:frame draw:z-index="251512320" draw:id="id251" draw:style-name="a322" draw:name="Text Box 1445" text:anchor-type="paragraph" svg:x="3.07153in" svg:y="1.75764in" svg:width="0.75in" svg:height="0.375in" style:rel-width="scale" style:rel-height="scale"><draw:text-box><text:p text:style-name="Normal">informe</text:p></draw:text-box><svg:title/><svg:desc/></draw:frame><draw:frame draw:z-index="251511296" draw:id="id252" draw:style-name="a323" draw:name="Text Box 1444" text:anchor-type="paragraph" svg:x="2.19653in" svg:y="1.75764in" svg:width="0.75in" svg:height="0.375in" style:rel-width="scale" style:rel-height="scale"><draw:text-box><text:p text:style-name="Normal">informe</text:p></draw:text-box><svg:title/><svg:desc/></draw:frame></text:p>
      <text:p text:style-name="P1258"><draw:connector draw:type="line" svg:x1="1.31528in" svg:y1="0.00625in" svg:x2="1.31528in" svg:y2="0.25764in" draw:z-index="251855360" draw:id="id253" draw:style-name="a325" draw:name="Line 2689" text:anchor-type="paragraph"><svg:title/><svg:desc/></draw:connector><draw:connector draw:type="line" svg:x1="0.41528in" svg:y1="0.00625in" svg:x2="0.41528in" svg:y2="0.25764in" draw:z-index="251854336" draw:id="id254" draw:style-name="a327" draw:name="Line 2688" text:anchor-type="paragraph"><svg:title/><svg:desc/></draw:connector><draw:connector draw:type="line" svg:x1="0.41528in" svg:y1="0.00625in" svg:x2="5.35in" svg:y2="0.00625in" draw:z-index="251848192" draw:id="id255" draw:style-name="a328" draw:name="Line 2681" text:anchor-type="paragraph"><svg:title/><svg:desc/></draw:connector><draw:connector draw:type="line" svg:x1="5.35in" svg:y1="0.00625in" svg:x2="5.35in" svg:y2="0.38333in" draw:z-index="251858432" draw:id="id256" draw:style-name="a330" draw:name="Line 2692" text:anchor-type="paragraph"><svg:title/><svg:desc/></draw:connector><draw:connector draw:type="line" svg:x1="3.59028in" svg:y1="0.00625in" svg:x2="3.59028in" svg:y2="0.25764in" draw:z-index="251857408" draw:id="id257" draw:style-name="a332" draw:name="Line 2691" text:anchor-type="paragraph"><svg:title/><svg:desc/></draw:connector><draw:connector draw:type="line" svg:x1="2.45903in" svg:y1="0.00625in" svg:x2="2.45903in" svg:y2="0.25764in" draw:z-index="251856384" draw:id="id258" draw:style-name="a334" draw:name="Line 2690" text:anchor-type="paragraph"><svg:title/><svg:desc/></draw:connector><draw:frame draw:z-index="251358720" draw:id="id259" draw:style-name="a335" draw:name="Text Box 2554" text:anchor-type="paragraph" svg:x="5.35in" svg:y="-0.00625in" svg:width="0.37708in" svg:height="0.25139in" style:rel-width="scale" style:rel-height="scale"><draw:text-box><text:p text:style-name="Normal">ou</text:p></draw:text-box><svg:title/><svg:desc/></draw:frame></text:p>
      <text:p text:style-name="P1259"><draw:frame draw:z-index="251620864" draw:id="id260" draw:style-name="a336" draw:name="Text Box 1804" text:anchor-type="paragraph" svg:x="3.01528in" svg:y="0.05625in" svg:width="0.9in" svg:height="0.33333in" style:rel-width="scale" style:rel-height="scale"><draw:text-box><text:p text:style-name="Normal">enregistre</text:p></draw:text-box><svg:title/><svg:desc/></draw:frame><draw:frame draw:z-index="251849216" draw:id="id261" draw:style-name="a337" draw:name="Text Box 2682" text:anchor-type="paragraph" svg:x="0.19653in" svg:y="0.09444in" svg:width="0.75in" svg:height="0.375in" style:rel-width="scale" style:rel-height="scale"><draw:text-box><text:p text:style-name="Normal">informe</text:p></draw:text-box><svg:title/><svg:desc/></draw:frame></text:p>
      <text:p text:style-name="P1260"><draw:frame draw:z-index="251532800" draw:id="id262" draw:style-name="a338" draw:name="Text Box 1465" text:anchor-type="paragraph" svg:x="5.01528in" svg:y="0.01806in" svg:width="0.8in" svg:height="0.65486in" style:rel-width="scale" style:rel-height="scale"><draw:text-box><text:p text:style-name="Normal">réalisation, tests unitaires</text:p></draw:text-box><svg:title/><svg:desc/></draw:frame></text:p>
      <text:p text:style-name="P1261"/>
      <text:p text:style-name="P1262"><draw:frame draw:z-index="251533824" draw:id="id263" draw:style-name="a339" draw:name="Text Box 1466" text:anchor-type="paragraph" svg:x="2.07153in" svg:y="0.06597in" svg:width="1.625in" svg:height="0.375in" style:rel-width="scale" style:rel-height="scale"><draw:text-box><text:p text:style-name="Normal">demandes d’information</text:p></draw:text-box><svg:title/><svg:desc/></draw:frame></text:p>
      <text:p text:style-name="P1263"><draw:connector draw:type="line" svg:x1="6.48125in" svg:y1="0.05694in" svg:x2="6.48125in" svg:y2="0.43403in" draw:z-index="251811328" draw:id="id264" draw:style-name="a341" draw:name="Line 2555" text:anchor-type="paragraph"><svg:title/><svg:desc/></draw:connector><draw:connector draw:type="line" svg:x1="5.97847in" svg:y1="0.05694in" svg:x2="6.47847in" svg:y2="0.05694in" draw:z-index="251555328" draw:id="id265" draw:style-name="a342" draw:name="Line 1491" text:anchor-type="paragraph"><svg:title/><svg:desc/></draw:connector></text:p>
      <text:p text:style-name="P1264"/>
      <text:p text:style-name="P1265"><draw:custom-shape svg:x="4.07153in" svg:y="0.07639in" svg:width="0.54375in" svg:height="0.5in" draw:z-index="251622912" draw:id="id266" draw:style-name="a343" draw:name="AutoShape 1806" text:anchor-type="paragraph"><svg:title/><svg:desc/><draw:enhanced-geometry draw:type="non-primitive" svg:viewBox="0 0 21600 21600" draw:enhanced-path="M 0 0 L 21600 0 21600 17322 C 10800 17322 10800 23922 0 20172 Z N" draw:text-areas="?f14 ?f16 ?f15 ?f17" draw:glue-points="?f12 ?f13" draw:glue-point-leaving-directions="-18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draw:equation draw:name="f7" draw:formula="?f0 + ?f6"/><draw:equation draw:name="f8" draw:formula="?f5 / 21600"/><draw:equation draw:name="f9" draw:formula="?f4 / 21600"/><draw:equation draw:name="f10" draw:formula="?f4 * 17322 / 21600"/><draw:equation draw:name="f11" draw:formula="?f4 * 20172 / 21600"/><draw:equation draw:name="f12" draw:formula="?f7 / ?f8"/><draw:equation draw:name="f13" draw:formula="?f11 / ?f9"/><draw:equation draw:name="f14" draw:formula="?f0 / ?f8"/><draw:equation draw:name="f15" draw:formula="?f1 / ?f8"/><draw:equation draw:name="f16" draw:formula="?f2 / ?f9"/><draw:equation draw:name="f17" draw:formula="?f10 / ?f9"/></draw:enhanced-geometry></draw:custom-shape><draw:frame draw:z-index="251621888" draw:id="id267" draw:style-name="a344" draw:name="Text Box 1805" text:anchor-type="paragraph" svg:x="6.01528in" svg:y="0.07153in" svg:width="0.9in" svg:height="0.5in" style:rel-width="scale" style:rel-height="scale"><draw:text-box><text:p text:style-name="Normal">tests intégration</text:p></draw:text-box><svg:title/><svg:desc/></draw:frame></text:p>
      <text:p text:style-name="P1266"><draw:connector draw:type="line" svg:x1="3.46458in" svg:y1="0.08264in" svg:x2="3.46458in" svg:y2="0.33333in" draw:z-index="251860480" draw:id="id268" draw:style-name="a346" draw:name="Line 2695" text:anchor-type="paragraph"><svg:title/><svg:desc/></draw:connector><draw:connector draw:type="line" svg:x1="2.58472in" svg:y1="0.08264in" svg:x2="2.58472in" svg:y2="0.33333in" draw:z-index="251859456" draw:id="id269" draw:style-name="a348" draw:name="Line 2694" text:anchor-type="paragraph"><svg:title/><svg:desc/></draw:connector><draw:connector draw:type="line" svg:x1="0.44792in" svg:y1="0.08264in" svg:x2="0.44792in" svg:y2="0.33333in" draw:z-index="251549184" draw:id="id270" draw:style-name="a350" draw:name="Line 1485" text:anchor-type="paragraph"><svg:title/><svg:desc/></draw:connector><draw:connector draw:type="line" svg:x1="5.97847in" svg:y1="0.08264in" svg:x2="0.44792in" svg:y2="0.08264in" draw:z-index="251357696" draw:id="id271" draw:style-name="a351" draw:name="Line 2693" text:anchor-type="paragraph"><svg:title/><svg:desc/></draw:connector><draw:frame draw:z-index="251623936" draw:id="id272" draw:style-name="a352" draw:name="Text Box 1808" text:anchor-type="paragraph" svg:x="4.19653in" svg:y="0.0375in" svg:width="0.375in" svg:height="0.25in" style:rel-width="scale" style:rel-height="scale"><draw:text-box><text:p text:style-name="P1267">PV</text:p></draw:text-box><svg:title/><svg:desc/></draw:frame></text:p>
      <text:p text:style-name="P1268"/>
      <text:p text:style-name="P1269"><draw:frame draw:z-index="251535872" draw:id="id273" draw:style-name="a353" draw:name="Text Box 1468" text:anchor-type="paragraph" svg:x="-0.05486in" svg:y="0.00694in" svg:width="0.87014in" svg:height="0.25in" style:rel-width="scale" style:rel-height="scale"><draw:text-box><text:p text:style-name="Normal">réception</text:p></draw:text-box><svg:title/><svg:desc/></draw:frame></text:p>
      <text:p text:style-name="P1270"><draw:connector draw:type="line" svg:x1="0.44792in" svg:y1="0.09514in" svg:x2="0.44792in" svg:y2="0.34514in" draw:z-index="251550208" draw:id="id274" draw:style-name="a355" draw:name="Line 1486" text:anchor-type="paragraph"><svg:title/><svg:desc/></draw:connector></text:p>
      <text:p text:style-name="P1271"/>
      <text:p text:style-name="P1272"><draw:connector draw:type="line" svg:x1="0.81528in" svg:y1="0.14583in" svg:x2="1.45069in" svg:y2="0.14583in" draw:z-index="251556352" draw:id="id275" draw:style-name="a356" draw:name="Line 1493" text:anchor-type="paragraph"><svg:title/><svg:desc/></draw:connector><draw:frame draw:z-index="251536896" draw:id="id276" draw:style-name="a357" draw:name="Text Box 1469" text:anchor-type="paragraph" svg:x="-0.05486in" svg:y="0.02014in" svg:width="0.87014in" svg:height="0.25in" style:rel-width="scale" style:rel-height="scale"><draw:text-box><text:p text:style-name="Normal">recette</text:p></draw:text-box><svg:title/><svg:desc/></draw:frame><draw:connector draw:type="line" svg:x1="1.45347in" svg:y1="0.14583in" svg:x2="1.45347in" svg:y2="0.27083in" draw:z-index="251551232" draw:id="id277" draw:style-name="a359" draw:name="Line 1487" text:anchor-type="paragraph"><svg:title/><svg:desc/></draw:connector></text:p>
      <text:p text:style-name="P1273"><draw:frame draw:z-index="251537920" draw:id="id278" draw:style-name="a360" draw:name="Text Box 1470" text:anchor-type="paragraph" svg:x="1.01528in" svg:y="0.10833in" svg:width="0.9in" svg:height="0.5in" style:rel-width="scale" style:rel-height="scale"><draw:text-box><text:p text:style-name="Normal">valide la recette</text:p></draw:text-box><svg:title/><svg:desc/></draw:frame></text:p>
      <text:p text:style-name="P1274"/>
      <text:p text:style-name="P1275"/>
      <text:p text:style-name="P1276"><draw:connector draw:type="line" svg:x1="1.45347in" svg:y1="0.12083in" svg:x2="1.45347in" svg:y2="0.24583in" draw:z-index="251554304" draw:id="id279" draw:style-name="a362" draw:name="Line 1490" text:anchor-type="paragraph"><svg:title/><svg:desc/></draw:connector></text:p>
      <text:p text:style-name="P1277"><draw:frame draw:z-index="251540992" draw:id="id280" draw:style-name="a363" draw:name="Text Box 1473" text:anchor-type="paragraph" svg:x="3.01528in" svg:y="0.02917in" svg:width="0.8in" svg:height="0.375in" style:rel-width="scale" style:rel-height="scale"><draw:text-box><text:p text:style-name="Normal">clotûre</text:p></draw:text-box><svg:title/><svg:desc/></draw:frame><draw:custom-shape svg:x="1.11528in" svg:y="0.08333in" svg:width="0.58681in" svg:height="0.5in" draw:z-index="251538944" draw:id="id281" draw:style-name="a364" draw:name="AutoShape 1471" text:anchor-type="paragraph"><svg:title/><svg:desc/><draw:enhanced-geometry draw:type="non-primitive" svg:viewBox="0 0 21600 21600" draw:enhanced-path="M 0 0 L 21600 0 21600 17322 C 10800 17322 10800 23922 0 20172 Z N" draw:text-areas="?f14 ?f16 ?f15 ?f17" draw:glue-points="?f12 ?f13" draw:glue-point-leaving-directions="-18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draw:equation draw:name="f7" draw:formula="?f0 + ?f6"/><draw:equation draw:name="f8" draw:formula="?f5 / 21600"/><draw:equation draw:name="f9" draw:formula="?f4 / 21600"/><draw:equation draw:name="f10" draw:formula="?f4 * 17322 / 21600"/><draw:equation draw:name="f11" draw:formula="?f4 * 20172 / 21600"/><draw:equation draw:name="f12" draw:formula="?f7 / ?f8"/><draw:equation draw:name="f13" draw:formula="?f11 / ?f9"/><draw:equation draw:name="f14" draw:formula="?f0 / ?f8"/><draw:equation draw:name="f15" draw:formula="?f1 / ?f8"/><draw:equation draw:name="f16" draw:formula="?f2 / ?f9"/><draw:equation draw:name="f17" draw:formula="?f10 / ?f9"/></draw:enhanced-geometry></draw:custom-shape></text:p>
      <text:p text:style-name="P1278"><draw:frame draw:z-index="251539968" draw:id="id282" draw:style-name="a365" draw:name="Text Box 1472" text:anchor-type="paragraph" svg:x="1.21528in" svg:y="0.04583in" svg:width="0.4in" svg:height="0.25in" style:rel-width="scale" style:rel-height="scale"><draw:text-box><text:p text:style-name="P1279">PV</text:p></draw:text-box><svg:title/><svg:desc/></draw:frame><draw:connector draw:type="line" svg:x1="1.70486in" svg:y1="0.04583in" svg:x2="2.96181in" svg:y2="0.04583in" draw:z-index="251553280" draw:id="id283" draw:style-name="a367" draw:name="Line 1489" text:anchor-type="paragraph"><svg:title/><svg:desc/></draw:connector></text:p>
      <text:p text:style-name="P1280"><draw:connector draw:type="line" svg:x1="2.47014in" svg:y1="-0.07153in" svg:x2="2.47014in" svg:y2="0.17917in" draw:z-index="251862528" draw:id="id284" draw:style-name="a369" draw:name="Line 2697" text:anchor-type="paragraph"><svg:title/><svg:desc/></draw:connector><draw:frame draw:z-index="251861504" draw:id="id285" draw:style-name="a370" draw:name="Text Box 2696" text:anchor-type="paragraph" svg:x="2.08194in" svg:y="0.13333in" svg:width="0.75in" svg:height="0.375in" style:rel-width="scale" style:rel-height="scale"><draw:text-box><text:p text:style-name="Normal">informe</text:p></draw:text-box><svg:title/><svg:desc/></draw:frame></text:p>
      <text:p text:style-name="P1281"/>
      <text:p text:style-name="P1282"/>
      <text:p text:style-name="P1283"/>
      <text:p text:style-name="P1284"/>
      <text:p text:style-name="P1285"/>
      <text:p text:style-name="DefaultText">Remarque : les livraisons sont effectuées par<text:s/>XXX<text:s/>auprès du chef de projet informatique Client. Les éventuelles relations avec l’exploitation sont assurées par ce dernier.</text:p>
      <text:p text:style-name="P1286"/>
      <text:h text:style-name="Titre3" text:outline-level="3"><text:bookmark-start text:name="_Ref453486476"/><text:bookmark-start text:name="_Toc519599316"/>EVS : Evolution Significative<text:bookmark-end text:name="_Ref453486476"/><text:bookmark-end text:name="_Toc519599316"/></text:h>
      <text:p text:style-name="DefaultText"/>
      <text:p text:style-name="DefaultText">Il s’agit des étapes de réalisation, de test et de livraison d’une Evolution Significative.</text:p>
      <text:p text:style-name="DefaultText"/>
      <text:p text:style-name="DefaultText">La description est identique à PRJ.</text:p>
      <text:p text:style-name="DefaultText"/>
      <text:h text:style-name="Titre3" text:outline-level="3"><text:bookmark-start text:name="_Toc519599317"/>EVM : Evolution Mineure<text:bookmark-end text:name="_Toc519599317"/></text:h>
      <text:p text:style-name="DefaultText"/>
      <text:p text:style-name="DefaultText">Il s’agit des étapes de réalisation, de test et de livraison d’une Evolution Mineure.</text:p>
      <text:p text:style-name="DefaultText"/>
      <text:p text:style-name="DefaultText">La description est identique à PRJ.</text:p>
      <text:p text:style-name="DefaultText"/>
      <text:p text:style-name="P1287"/>
      <text:h text:style-name="Titre3" text:outline-level="3"><text:bookmark-start text:name="_Toc519599318"/>DEP : Déploiement<text:bookmark-end text:name="_Toc519599318"/></text:h>
      <text:p text:style-name="DefaultText"/>
      <text:h text:style-name="Titre4" text:outline-level="4">Définitions</text:h>
      <text:p text:style-name="DefaultText"/>
      <text:p text:style-name="DefaultText">Le déploiement consiste à :</text:p>
      <text:list text:style-name="LFO16" text:continue-numbering="true">
        <text:list-item>
          <text:p text:style-name="P1288">préparer le logiciel à déployer (fusion).</text:p>
        </text:list-item>
        <text:list-item>
          <text:p text:style-name="P1289">effectuer les tests de non régression</text:p>
        </text:list-item>
        <text:list-item>
          <text:p text:style-name="P1290">mettre en production sur des sites pilotes</text:p>
        </text:list-item>
        <text:list-item>
          <text:p text:style-name="P1291">généraliser la mise en production à l’ensemble des sites</text:p>
        </text:list-item>
      </text:list>
      <text:p text:style-name="DefaultText"/>
      <text:p text:style-name="DefaultText">Le déploiement est organisé en releases et versions. Les releases sont déployées tous les mois. Les versions sont déployées tous les 6 mois.</text:p>
      <text:p text:style-name="DefaultText"/>
      <text:p text:style-name="DefaultText">Le versionnage consiste à préparer une version ou une release :</text:p>
      <text:list text:style-name="LFO16" text:continue-numbering="true">
        <text:list-item>
          <text:p text:style-name="Bullet1">fusion : mise à jour du logiciel qui consiste à regrouper et intégrer dans une nouvelle version de référence des évolutions significatives et des projets recettés unitairement</text:p>
        </text:list-item>
        <text:list-item>
          <text:p text:style-name="Bullet1">déploiement : certification<text:s/>XXX<text:s/>et mise en production dans les magasins</text:p>
        </text:list-item>
      </text:list>
      <text:p text:style-name="DefaultText"/>
      <text:p text:style-name="DefaultText">Le projet de versionnage consiste à regrouper les différents projets développés entre deux versionnages et à « fusionner » les programmes communs utilisés dans plusieurs projets.<text:s/></text:p>
      <text:p text:style-name="DefaultText"/>
      <text:p text:style-name="DefaultText">Il s’agit ensuite de réaliser des tests d’intégration, de non régression et d’apporter les correctifs nécessaires à ce projet global.</text:p>
      <text:p text:style-name="DefaultText"/>
      <text:p text:style-name="DefaultText">Chaque projet de versionnage fera l’objet d’un chiffrage par<text:s/>XXX<text:s/>pour accord Client.</text:p>
      <text:p text:style-name="DefaultText"/>
      <text:h text:style-name="Titre4" text:outline-level="4">Gestion des releases et versions</text:h>
      <text:p text:style-name="DefaultText"/>
      <text:p text:style-name="DefaultText">Une release contient :</text:p>
      <text:list text:style-name="LFO16" text:continue-numbering="true">
        <text:list-item>
          <text:p text:style-name="P1292">les évolutions mineures</text:p>
        </text:list-item>
        <text:list-item>
          <text:p text:style-name="P1293">les anomalies de priorité 2 et 3</text:p>
        </text:list-item>
      </text:list>
      <text:p text:style-name="DefaultText">recettées unitairement depuis la dernière release.</text:p>
      <text:p text:style-name="DefaultText"/>
      <text:p text:style-name="DefaultText">Une version contient :</text:p>
      <text:list text:style-name="LFO16" text:continue-numbering="true">
        <text:list-item>
          <text:p text:style-name="P1294">Les évolutions significatives</text:p>
        </text:list-item>
        <text:list-item>
          <text:p text:style-name="P1295">les projets</text:p>
        </text:list-item>
      </text:list>
      <text:p text:style-name="DefaultText">recettés unitairement depuis la dernière release.</text:p>
      <text:p text:style-name="DefaultText"/>
      <text:p text:style-name="DefaultText">Dans le cas où le client déciderait qu’un composant de la liste ne doit pas être intégré dans la version, une étude d’impact sera nécessaire pour l’intégration de ce composant dans la version ou release suivante.</text:p>
      <text:p text:style-name="DefaultText"/>
      <text:p text:style-name="DefaultText">La recette d’une fusion doit être prononcée explicitement par client (pas de prononciation de recette par défaut). Un procès verbal de réception sera signé par les deux parties avant déploiement sur les 5 sites pilotes.</text:p>
      <text:p text:style-name="DefaultText"/>
      <text:p text:style-name="DefaultText">A partir de l’année 2, le planning annuel des livraisons des releases et des versions sera fixé avec la MOE client en début d’année au premier comité de pilotage.</text:p>
      <text:p text:style-name="DefaultText"/>
      <text:p text:style-name="DefaultText">Des tests de non régression seront réalisés par<text:s/>XXX<text:s/>pour s’assurer de la qualité de la version avant livraison à au client.</text:p>
      <text:p text:style-name="P1296"/>
      <text:h text:style-name="Titre4" text:outline-level="4">Gestion des releases et versions</text:h>
      <text:p text:style-name="DefaultText"/>
      <text:p text:style-name="DefaultText">Les fusions sont gérées comme les autres développements selon les procédures EIM, EID, EVS et PRJ. Les spécificités liées à ce type de développement sont documentées dans le présent chapitre.</text:p>
      <text:p text:style-name="DefaultText"/>
      <text:p text:style-name="P1297"/>
      <text:h text:style-name="Titre4" text:outline-level="4">Schéma de fonctionnement du Déploiement d’une Version Magasin</text:h>
      <text:p text:style-name="DefaultText"/>
      <text:p text:style-name="DefaultText"><draw:custom-shape svg:x="2.82153in" svg:y="0.05625in" svg:width="3.875in" svg:height="0.375in" draw:z-index="251683328" draw:id="id286" draw:style-name="a371" draw:name="Rectangle 2356" text:anchor-type="paragraph"><svg:title/><svg:desc/><text:p text:style-name="P1298"><text:span text:style-name="T1299">XXX</text:span></text:p><draw:enhanced-geometry draw:type="non-primitive" svg:viewBox="0 0 21600 21600" draw:enhanced-path="M 0 0 L 21600 0 21600 21600 0 21600 Z N"/></draw:custom-shape><draw:custom-shape svg:x="5.82153in" svg:y="0.55625in" svg:width="0.875in" svg:height="0.625in" draw:z-index="251681280" draw:id="id287" draw:style-name="a372" draw:name="Rectangle 2354" text:anchor-type="paragraph"><svg:title/><svg:desc/><text:p text:style-name="P1300"><text:span text:style-name="T1301">Responsable</text:span><text:span text:style-name="T1302"><text:s/></text:span><text:span text:style-name="T1303">Qualité</text:span></text:p><draw:enhanced-geometry draw:type="non-primitive" svg:viewBox="0 0 21600 21600" draw:enhanced-path="M 0 0 L 21600 0 21600 21600 0 21600 Z N"/></draw:custom-shape><draw:custom-shape svg:x="4.82153in" svg:y="0.55625in" svg:width="1in" svg:height="0.625in" draw:z-index="251680256" draw:id="id288" draw:style-name="a373" draw:name="Rectangle 2353" text:anchor-type="paragraph"><svg:title/><svg:desc/><text:p text:style-name="P1304"><text:span text:style-name="T1305">Chef de projet analyste</text:span></text:p><draw:enhanced-geometry draw:type="non-primitive" svg:viewBox="0 0 21600 21600" draw:enhanced-path="M 0 0 L 21600 0 21600 21600 0 21600 Z N"/></draw:custom-shape><draw:custom-shape svg:x="3.82153in" svg:y="0.55625in" svg:width="1in" svg:height="0.625in" draw:z-index="251679232" draw:id="id289" draw:style-name="a374" draw:name="Rectangle 2352" text:anchor-type="paragraph"><svg:title/><svg:desc/><text:p text:style-name="P1306"><text:span text:style-name="T1307">Responsable</text:span><text:span text:style-name="T1308"><text:s/></text:span><text:span text:style-name="T1309">Développements</text:span></text:p><draw:enhanced-geometry draw:type="non-primitive" svg:viewBox="0 0 21600 21600" draw:enhanced-path="M 0 0 L 21600 0 21600 21600 0 21600 Z N"/></draw:custom-shape><draw:custom-shape svg:x="2.82153in" svg:y="0.55625in" svg:width="1in" svg:height="0.625in" draw:z-index="251678208" draw:id="id290" draw:style-name="a375" draw:name="Rectangle 2351" text:anchor-type="paragraph"><svg:title/><svg:desc/><text:p text:style-name="P1310"><text:span text:style-name="T1311">SME</text:span></text:p><draw:enhanced-geometry draw:type="non-primitive" svg:viewBox="0 0 21600 21600" draw:enhanced-path="M 0 0 L 21600 0 21600 21600 0 21600 Z N"/></draw:custom-shape><draw:custom-shape svg:x="1.82153in" svg:y="0.55625in" svg:width="1in" svg:height="0.625in" draw:z-index="251677184" draw:id="id291" draw:style-name="a376" draw:name="Rectangle 2350" text:anchor-type="paragraph"><svg:title/><svg:desc/><text:p text:style-name="P1312"><text:span text:style-name="T1313">Responsable</text:span><text:span text:style-name="T1314"><text:line-break/>MOE</text:span></text:p><draw:enhanced-geometry draw:type="non-primitive" svg:viewBox="0 0 21600 21600" draw:enhanced-path="M 0 0 L 21600 0 21600 21600 0 21600 Z N"/></draw:custom-shape><draw:custom-shape svg:x="-0.17847in" svg:y="0.55625in" svg:width="1in" svg:height="0.625in" draw:z-index="251676160" draw:id="id292" draw:style-name="a377" draw:name="Rectangle 2349" text:anchor-type="paragraph"><svg:title/><svg:desc/><text:p text:style-name="P1315"><text:span text:style-name="T1316">pilote site</text:span></text:p><draw:enhanced-geometry draw:type="non-primitive" svg:viewBox="0 0 21600 21600" draw:enhanced-path="M 0 0 L 21600 0 21600 21600 0 21600 Z N"/></draw:custom-shape><draw:custom-shape svg:x="0.82153in" svg:y="0.55625in" svg:width="1in" svg:height="0.625in" draw:z-index="251675136" draw:id="id293" draw:style-name="a378" draw:name="Rectangle 2348" text:anchor-type="paragraph"><svg:title/><svg:desc/><text:p text:style-name="P1317"><text:span text:style-name="T1318">Responsable d’application</text:span></text:p><draw:enhanced-geometry draw:type="non-primitive" svg:viewBox="0 0 21600 21600" draw:enhanced-path="M 0 0 L 21600 0 21600 21600 0 21600 Z N"/></draw:custom-shape><draw:custom-shape svg:x="-0.17847in" svg:y="0.05625in" svg:width="3in" svg:height="0.375in" draw:z-index="251682304" draw:id="id294" draw:style-name="a379" draw:name="Rectangle 2355" text:anchor-type="paragraph"><svg:title/><svg:desc/><text:p text:style-name="P1319"><text:span text:style-name="T1320">Client</text:span></text:p><draw:enhanced-geometry draw:type="non-primitive" svg:viewBox="0 0 21600 21600" draw:enhanced-path="M 0 0 L 21600 0 21600 21600 0 21600 Z N"/></draw:custom-shape></text:p>
      <text:p text:style-name="DefaultText"/>
      <text:p text:style-name="DefaultText"/>
      <text:p text:style-name="DefaultText"><draw:connector draw:type="line" svg:x1="2.81528in" svg:y1="0.13472in" svg:x2="2.81528in" svg:y2="7.92778in" draw:z-index="251786752" draw:id="id295" draw:style-name="a380" draw:name="Line 2512" text:anchor-type="paragraph"><svg:title/><svg:desc/></draw:connector><draw:connector draw:type="line" svg:x1="3.81528in" svg:y1="0.13472in" svg:x2="3.81528in" svg:y2="7.92778in" draw:z-index="251787776" draw:id="id296" draw:style-name="a381" draw:name="Line 2513" text:anchor-type="paragraph"><svg:title/><svg:desc/></draw:connector><draw:connector draw:type="line" svg:x1="4.81528in" svg:y1="0.03472in" svg:x2="4.81528in" svg:y2="7.82778in" draw:z-index="251788800" draw:id="id297" draw:style-name="a382" draw:name="Line 2514" text:anchor-type="paragraph"><svg:title/><svg:desc/></draw:connector><draw:connector draw:type="line" svg:x1="5.81528in" svg:y1="0.13472in" svg:x2="5.81528in" svg:y2="7.92778in" draw:z-index="251789824" draw:id="id298" draw:style-name="a383" draw:name="Line 2515" text:anchor-type="paragraph"><svg:title/><svg:desc/></draw:connector><draw:connector draw:type="line" svg:x1="1.83056in" svg:y1="0.06736in" svg:x2="1.83056in" svg:y2="7.86042in" draw:z-index="251785728" draw:id="id299" draw:style-name="a384" draw:name="Line 2511" text:anchor-type="paragraph"><svg:title/><svg:desc/></draw:connector><draw:connector draw:type="line" svg:x1="6.73264in" svg:y1="0.06736in" svg:x2="6.73264in" svg:y2="7.86042in" draw:z-index="251790848" draw:id="id300" draw:style-name="a385" draw:name="Line 2516" text:anchor-type="paragraph"><svg:title/><svg:desc/></draw:connector><draw:connector draw:type="line" svg:x1="0.825in" svg:y1="0.06736in" svg:x2="0.825in" svg:y2="7.86042in" draw:z-index="251784704" draw:id="id301" draw:style-name="a386" draw:name="Line 2510" text:anchor-type="paragraph"><svg:title/><svg:desc/></draw:connector></text:p>
      <text:p text:style-name="DefaultText"/>
      <text:p text:style-name="DefaultText"/>
      <text:p text:style-name="DefaultText"/>
      <text:p text:style-name="DefaultText"><draw:frame draw:z-index="251867648" draw:id="id302" draw:style-name="a387" draw:name="Text Box 2707" text:anchor-type="paragraph" svg:x="1.20208in" svg:y="0.12292in" svg:width="1in" svg:height="0.5in" style:rel-width="scale" style:rel-height="scale"><draw:text-box><text:p text:style-name="Normal"><text:span text:style-name="T1321">procédure</text:span><text:span text:style-name="T1322"><text:s/>EIM</text:span></text:p></draw:text-box><svg:title/><svg:desc/></draw:frame></text:p>
      <text:p text:style-name="DefaultText"/>
      <text:p text:style-name="DefaultText"><draw:connector draw:type="line" svg:x1="2.20764in" svg:y1="0.04792in" svg:x2="2.58472in" svg:y2="0.29931in" draw:z-index="251868672" draw:id="id303" draw:style-name="a389" draw:name="Line 2708" text:anchor-type="paragraph"><svg:title/><svg:desc/></draw:connector></text:p>
      <text:p text:style-name="DefaultText"><draw:custom-shape svg:x="-0.43194in" svg:y="0.13542in" svg:width="0.25139in" svg:height="1.50833in" draw:z-index="251864576" draw:id="id304" draw:style-name="a390" draw:name="AutoShape 2701" text:anchor-type="paragraph"><svg:title/><svg:desc/><draw:enhanced-geometry draw:path-stretchpoint-x="21600" draw:path-stretchpoint-y="21600" draw:type="non-primitive" svg:viewBox="0 0 21600 21600" draw:enhanced-path="M ?f0 ?f13 L ?f9 ?f2 ?f1 ?f13 ?f17 ?f13 ?f17 ?f14 ?f1 ?f14 ?f9 ?f3 ?f0 ?f14 ?f16 ?f14 ?f16 ?f13 Z N" draw:text-areas="?f16 ?f19 ?f17 ?f20" draw:glue-points="?f0 ?f13 ?f16 ?f6 ?f0 ?f14 ?f1 ?f14 ?f17 ?f6 ?f1 ?f13" draw:glue-point-leaving-directions="-270, -270, -270, -90, -90, -90" draw:modifiers="50000 120000"><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f7 / 2"/><draw:equation draw:name="f9" draw:formula="?f0 + ?f8"/><draw:equation draw:name="f10" draw:formula="min(?f7, ?f4)"/><draw:equation draw:name="f11" draw:formula="$0"/><draw:equation draw:name="f12" draw:formula="$1"/><draw:equation draw:name="f13" draw:formula="?f10 * ?f12 / 100000"/><draw:equation draw:name="f14" draw:formula="?f3 - ?f13"/><draw:equation draw:name="f15" draw:formula="?f7 * ?f11 / 200000"/><draw:equation draw:name="f16" draw:formula="?f9 - ?f15"/><draw:equation draw:name="f17" draw:formula="?f9 + ?f15"/><draw:equation draw:name="f18" draw:formula="?f16 * ?f13 / ?f8"/><draw:equation draw:name="f19" draw:formula="?f13 - ?f18"/><draw:equation draw:name="f20" draw:formula="?f14 + ?f18"/></draw:enhanced-geometry></draw:custom-shape><draw:frame draw:z-index="251715072" draw:id="id305" draw:style-name="a391" draw:name="Text Box 2391" text:anchor-type="paragraph" svg:x="-0.14167in" svg:y="0.15972in" svg:width="0.96667in" svg:height="0.38611in" style:rel-width="scale" style:rel-height="scale"><draw:text-box><text:p text:style-name="P1323">FUSION</text:p></draw:text-box><svg:title/><svg:desc/></draw:frame></text:p>
      <text:p text:style-name="DefaultText"><draw:frame draw:z-index="251684352" draw:id="id306" draw:style-name="a392" draw:name="Text Box 2358" text:anchor-type="paragraph" svg:x="1.85833in" svg:y="0.12847in" svg:width="0.95694in" svg:height="0.8in" style:rel-width="scale" style:rel-height="scale"><draw:text-box><text:p text:style-name="Normal">planification version et définition du contenu</text:p></draw:text-box><svg:title/><svg:desc/></draw:frame></text:p>
      <text:p text:style-name="DefaultText"><draw:connector draw:type="line" svg:x1="2.71528in" svg:y1="0.08333in" svg:x2="3.10833in" svg:y2="0.08333in" draw:z-index="251716096" draw:id="id307" draw:style-name="a393" draw:name="Line 2392" text:anchor-type="paragraph"><svg:title/><svg:desc/></draw:connector><draw:connector draw:type="line" svg:x1="3.10833in" svg:y1="0.08264in" svg:x2="3.10833in" svg:y2="0.20764in" draw:z-index="251702784" draw:id="id308" draw:style-name="a395" draw:name="Line 2377" text:anchor-type="paragraph"><svg:title/><svg:desc/></draw:connector></text:p>
      <text:p text:style-name="DefaultText"><draw:frame draw:z-index="251685376" draw:id="id309" draw:style-name="a396" draw:name="Text Box 2359" text:anchor-type="paragraph" svg:x="2.85833in" svg:y="0.04444in" svg:width="0.85694in" svg:height="0.25in" style:rel-width="scale" style:rel-height="scale"><draw:text-box><text:p text:style-name="Normal">valide</text:p></draw:text-box><svg:title/><svg:desc/></draw:frame></text:p>
      <text:p text:style-name="DefaultText"><draw:connector draw:type="line" svg:x1="3.71528in" svg:y1="0.00625in" svg:x2="4.23333in" svg:y2="0.00625in" draw:z-index="251717120" draw:id="id310" draw:style-name="a397" draw:name="Line 2393" text:anchor-type="paragraph"><svg:title/><svg:desc/></draw:connector><draw:frame draw:z-index="251686400" draw:id="id311" draw:style-name="a398" draw:name="Text Box 2360" text:anchor-type="paragraph" svg:x="3.91528in" svg:y="0.13125in" svg:width="0.8in" svg:height="0.5in" style:rel-width="scale" style:rel-height="scale"><draw:text-box><text:p text:style-name="Normal">évalue</text:p></draw:text-box><svg:title/><svg:desc/></draw:frame></text:p>
      <text:p text:style-name="DefaultText"/>
      <text:p text:style-name="DefaultText"><draw:custom-shape svg:x="0.19653in" svg:y="0.03542in" svg:width="0.75556in" svg:height="0.30208in" draw:z-index="251865600" draw:id="id312" draw:style-name="a399" draw:name="AutoShape 2705" text:anchor-type="paragraph"><svg:title/><svg:desc/><text:p text:style-name="Normal">EID</text:p><draw:enhanced-geometry draw:path-stretchpoint-x="21600" draw:path-stretchpoint-y="21600" draw:type="non-primitive" svg:viewBox="0 0 21600 21600" draw:enhanced-path="M ?f0 ?f2 L ?f1 ?f2 ?f1 ?f3 ?f0 ?f3 Z N F M ?f9 ?f8 L ?f11 ?f10 N" draw:text-areas="?f0 ?f2 ?f1 ?f3" draw:modifiers="41380 -11028 -20921 -67556"><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f6 / 21600"/><draw:equation draw:name="f8" draw:formula="?f4 * ?f13 / 100000"/><draw:equation draw:name="f9" draw:formula="?f5 * ?f12 / 100000"/><draw:equation draw:name="f10" draw:formula="?f4 * ?f15 / 100000"/><draw:equation draw:name="f11" draw:formula="?f5 * ?f14 / 100000"/><draw:equation draw:name="f12" draw:formula="$1 / ?f7"/><draw:equation draw:name="f13" draw:formula="$0 / ?f7"/><draw:equation draw:name="f14" draw:formula="$3 / ?f7"/><draw:equation draw:name="f15" draw:formula="$2 / ?f7"/></draw:enhanced-geometry></draw:custom-shape><draw:connector draw:type="line" svg:x1="3.10833in" svg:y1="0.05417in" svg:x2="3.85833in" svg:y2="0.05417in" draw:z-index="251718144" draw:id="id313" draw:style-name="a400" draw:name="Line 2394" text:anchor-type="paragraph"><svg:title/><svg:desc/></draw:connector></text:p>
      <text:p text:style-name="DefaultText"><draw:frame draw:z-index="251687424" draw:id="id314" draw:style-name="a401" draw:name="Text Box 2361" text:anchor-type="paragraph" svg:x="2.85833in" svg:y="0.01667in" svg:width="0.85694in" svg:height="0.25in" style:rel-width="scale" style:rel-height="scale"><draw:text-box><text:p text:style-name="Normal">valide</text:p></draw:text-box><svg:title/><svg:desc/></draw:frame><draw:connector draw:type="line" svg:x1="2.23333in" svg:y1="0.14097in" svg:x2="2.85833in" svg:y2="0.14097in" draw:z-index="251719168" draw:id="id315" draw:style-name="a402" draw:name="Line 2395" text:anchor-type="paragraph"><svg:title/><svg:desc/></draw:connector></text:p>
      <text:p text:style-name="DefaultText"><draw:frame draw:z-index="251688448" draw:id="id316" draw:style-name="a403" draw:name="Text Box 2362" text:anchor-type="paragraph" svg:x="1.85833in" svg:y="0.10278in" svg:width="0.85694in" svg:height="0.25in" style:rel-width="scale" style:rel-height="scale"><draw:text-box><text:p text:style-name="Normal">décide</text:p></draw:text-box><svg:title/><svg:desc/></draw:frame></text:p>
      <text:p text:style-name="DefaultText"><draw:connector draw:type="line" svg:x1="2.71528in" svg:y1="0.06458in" svg:x2="3.23333in" svg:y2="0.06458in" draw:z-index="251720192" draw:id="id317" draw:style-name="a404" draw:name="Line 2396" text:anchor-type="paragraph"><svg:title/><svg:desc/></draw:connector></text:p>
      <text:p text:style-name="DefaultText"><draw:connector draw:type="line" svg:x1="3.71528in" svg:y1="0.15139in" svg:x2="4.35833in" svg:y2="0.15139in" draw:z-index="251721216" draw:id="id318" draw:style-name="a405" draw:name="Line 2397" text:anchor-type="paragraph"><svg:title/><svg:desc/></draw:connector><draw:frame draw:z-index="251689472" draw:id="id319" draw:style-name="a406" draw:name="Text Box 2363" text:anchor-type="paragraph" svg:x="2.85833in" svg:y="0.02639in" svg:width="0.85694in" svg:height="0.25in" style:rel-width="scale" style:rel-height="scale"><draw:text-box><text:p text:style-name="Normal">enregistre</text:p></draw:text-box><svg:title/><svg:desc/></draw:frame><draw:custom-shape svg:x="0.19653in" svg:y="0.01042in" svg:width="0.75417in" svg:height="0.32569in" draw:z-index="251866624" draw:id="id320" draw:style-name="a407" draw:name="AutoShape 2706" text:anchor-type="paragraph"><svg:title/><svg:desc/><text:p text:style-name="Normal">EVS/PRJ</text:p><draw:enhanced-geometry draw:path-stretchpoint-x="21600" draw:path-stretchpoint-y="21600" draw:type="non-primitive" svg:viewBox="0 0 21600 21600" draw:enhanced-path="M ?f0 ?f2 L ?f1 ?f2 ?f1 ?f3 ?f0 ?f3 Z N F M ?f9 ?f8 L ?f11 ?f10 N" draw:text-areas="?f0 ?f2 ?f1 ?f3" draw:modifiers="38380 -11051 194245 -67866"><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f6 / 21600"/><draw:equation draw:name="f8" draw:formula="?f4 * ?f13 / 100000"/><draw:equation draw:name="f9" draw:formula="?f5 * ?f12 / 100000"/><draw:equation draw:name="f10" draw:formula="?f4 * ?f15 / 100000"/><draw:equation draw:name="f11" draw:formula="?f5 * ?f14 / 100000"/><draw:equation draw:name="f12" draw:formula="$1 / ?f7"/><draw:equation draw:name="f13" draw:formula="$0 / ?f7"/><draw:equation draw:name="f14" draw:formula="$3 / ?f7"/><draw:equation draw:name="f15" draw:formula="$2 / ?f7"/></draw:enhanced-geometry></draw:custom-shape><draw:custom-shape svg:x="-0.43194in" svg:y="0.01042in" svg:width="0.25139in" svg:height="2.38819in" draw:z-index="251356672" draw:id="id321" draw:style-name="a408" draw:name="AutoShape 2702" text:anchor-type="paragraph"><svg:title/><svg:desc/><draw:enhanced-geometry draw:path-stretchpoint-x="21600" draw:path-stretchpoint-y="21600" draw:type="non-primitive" svg:viewBox="0 0 21600 21600" draw:enhanced-path="M ?f0 ?f13 L ?f9 ?f2 ?f1 ?f13 ?f17 ?f13 ?f17 ?f14 ?f1 ?f14 ?f9 ?f3 ?f0 ?f14 ?f16 ?f14 ?f16 ?f13 Z N" draw:text-areas="?f16 ?f19 ?f17 ?f20" draw:glue-points="?f0 ?f13 ?f16 ?f6 ?f0 ?f14 ?f1 ?f14 ?f17 ?f6 ?f1 ?f13" draw:glue-point-leaving-directions="-270, -270, -270, -90, -90, -90" draw:modifiers="50000 190000"><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f7 / 2"/><draw:equation draw:name="f9" draw:formula="?f0 + ?f8"/><draw:equation draw:name="f10" draw:formula="min(?f7, ?f4)"/><draw:equation draw:name="f11" draw:formula="$0"/><draw:equation draw:name="f12" draw:formula="$1"/><draw:equation draw:name="f13" draw:formula="?f10 * ?f12 / 100000"/><draw:equation draw:name="f14" draw:formula="?f3 - ?f13"/><draw:equation draw:name="f15" draw:formula="?f7 * ?f11 / 200000"/><draw:equation draw:name="f16" draw:formula="?f9 - ?f15"/><draw:equation draw:name="f17" draw:formula="?f9 + ?f15"/><draw:equation draw:name="f18" draw:formula="?f16 * ?f13 / ?f8"/><draw:equation draw:name="f19" draw:formula="?f13 - ?f18"/><draw:equation draw:name="f20" draw:formula="?f14 + ?f18"/></draw:enhanced-geometry></draw:custom-shape></text:p>
      <text:p text:style-name="DefaultText"><draw:frame draw:z-index="251690496" draw:id="id322" draw:style-name="a409" draw:name="Text Box 2364" text:anchor-type="paragraph" svg:x="3.85833in" svg:y="0.1125in" svg:width="0.85694in" svg:height="0.25in" style:rel-width="scale" style:rel-height="scale"><draw:text-box><text:p text:style-name="Normal">affecte</text:p></draw:text-box><svg:title/><svg:desc/></draw:frame></text:p>
      <text:p text:style-name="DefaultText"><draw:connector draw:type="line" svg:x1="4.71528in" svg:y1="0.07431in" svg:x2="5.35833in" svg:y2="0.07431in" draw:z-index="251722240" draw:id="id323" draw:style-name="a410" draw:name="Line 2398" text:anchor-type="paragraph"><svg:title/><svg:desc/></draw:connector></text:p>
      <text:p text:style-name="DefaultText"><draw:connector draw:type="line" svg:x1="5.71528in" svg:y1="0.16111in" svg:x2="6.23333in" svg:y2="0.16111in" draw:z-index="251723264" draw:id="id324" draw:style-name="a411" draw:name="Line 2399" text:anchor-type="paragraph"><svg:title/><svg:desc/></draw:connector><draw:frame draw:z-index="251691520" draw:id="id325" draw:style-name="a412" draw:name="Text Box 2365" text:anchor-type="paragraph" svg:x="4.85833in" svg:y="0.03611in" svg:width="0.85694in" svg:height="0.25in" style:rel-width="scale" style:rel-height="scale"><draw:text-box><text:p text:style-name="Normal">réalise</text:p></draw:text-box><svg:title/><svg:desc/></draw:frame></text:p>
      <text:p text:style-name="DefaultText"><draw:frame draw:z-index="251692544" draw:id="id326" draw:style-name="a413" draw:name="Text Box 2366" text:anchor-type="paragraph" svg:x="5.91528in" svg:y="0.12292in" svg:width="0.8in" svg:height="0.77569in" style:rel-width="scale" style:rel-height="scale"><draw:text-box><text:p text:style-name="Normal">effectue tests d’intégra-tion</text:p></draw:text-box><svg:title/><svg:desc/></draw:frame><draw:frame draw:z-index="251798016" draw:id="id327" draw:style-name="a414" draw:name="Text Box 2524" text:anchor-type="paragraph" svg:x="-0.18056in" svg:y="0.14444in" svg:width="1.00556in" svg:height="0.50278in" style:rel-width="scale" style:rel-height="scale"><draw:text-box><text:p text:style-name="P1324">CERTIFI-CATION</text:p></draw:text-box><svg:title/><svg:desc/></draw:frame></text:p>
      <text:p text:style-name="DefaultText"><draw:frame draw:z-index="251693568" draw:id="id328" draw:style-name="a415" draw:name="Text Box 2367" text:anchor-type="paragraph" svg:x="0.91528in" svg:y="0.08472in" svg:width="0.8in" svg:height="0.41181in" style:rel-width="scale" style:rel-height="scale"><draw:text-box><text:p text:style-name="Normal">pré-recette</text:p><text:p text:style-name="P1325">(chef de projet)</text:p></draw:text-box><svg:title/><svg:desc/></draw:frame><draw:connector draw:type="line" svg:x1="-0.30625in" svg:y1="-0.01875in" svg:x2="5.85278in" svg:y2="-0.01875in" draw:z-index="251799040" draw:id="id329" draw:style-name="a416" draw:name="Line 2525" text:anchor-type="paragraph"><svg:title/><svg:desc/></draw:connector></text:p>
      <text:p text:style-name="DefaultText"><draw:connector draw:type="line" svg:x1="5.91528in" svg:y1="0.04653in" svg:x2="1.98333in" svg:y2="0.04653in" draw:z-index="251710976" draw:id="id330" draw:style-name="a418" draw:name="Line 2385" text:anchor-type="paragraph"><svg:title/><svg:desc/></draw:connector><draw:frame draw:z-index="251360768" draw:id="id331" draw:style-name="a419" draw:name="Text Box 2405" text:anchor-type="paragraph" svg:x="3.48333in" svg:y="0.04583in" svg:width="1.625in" svg:height="0.375in" style:rel-width="scale" style:rel-height="scale"><draw:text-box><text:p text:style-name="Normal">PV de certification</text:p></draw:text-box><svg:title/><svg:desc/></draw:frame></text:p>
      <text:p text:style-name="DefaultText"><draw:connector draw:type="line" svg:x1="1.70486in" svg:y1="0.12431in" svg:x2="5.91528in" svg:y2="0.13264in" draw:z-index="251724288" draw:id="id332" draw:style-name="a420" draw:name="Line 2400" text:anchor-type="paragraph"><svg:title/><svg:desc/></draw:connector><draw:connector draw:type="line" svg:x1="1.70486in" svg:y1="0.12431in" svg:x2="1.70486in" svg:y2="0.24931in" draw:z-index="251712000" draw:id="id333" draw:style-name="a422" draw:name="Line 2386" text:anchor-type="paragraph"><svg:title/><svg:desc/></draw:connector></text:p>
      <text:p text:style-name="DefaultText"><draw:frame draw:z-index="251694592" draw:id="id334" draw:style-name="a423" draw:name="Text Box 2368" text:anchor-type="paragraph" svg:x="0.81528in" svg:y="0.09444in" svg:width="1in" svg:height="0.41458in" style:rel-width="scale" style:rel-height="scale"><draw:text-box><text:p text:style-name="Normal">recette</text:p><text:p text:style-name="P1326">(chef de projet)</text:p><text:p text:style-name="Normal"/></draw:text-box><svg:title/><svg:desc/></draw:frame><draw:connector draw:type="line" svg:x1="4.23333in" svg:y1="-2.28056in" svg:x2="4.23333in" svg:y2="-2.15556in" draw:z-index="251703808" draw:id="id335" draw:style-name="a425" draw:name="Line 2378" text:anchor-type="paragraph"><svg:title/><svg:desc/></draw:connector><draw:connector draw:type="line" svg:x1="3.10833in" svg:y1="-1.90556in" svg:x2="3.10833in" svg:y2="-1.78056in" draw:z-index="251704832" draw:id="id336" draw:style-name="a427" draw:name="Line 2379" text:anchor-type="paragraph"><svg:title/><svg:desc/></draw:connector><draw:connector draw:type="line" svg:x1="2.23333in" svg:y1="-1.65556in" svg:x2="2.23333in" svg:y2="-1.53056in" draw:z-index="251705856" draw:id="id337" draw:style-name="a429" draw:name="Line 2380" text:anchor-type="paragraph"><svg:title/><svg:desc/></draw:connector><draw:connector draw:type="line" svg:x1="3.23333in" svg:y1="-1.40556in" svg:x2="3.23333in" svg:y2="-1.28056in" draw:z-index="251706880" draw:id="id338" draw:style-name="a431" draw:name="Line 2381" text:anchor-type="paragraph"><svg:title/><svg:desc/></draw:connector><draw:connector draw:type="line" svg:x1="4.35833in" svg:y1="-1.15556in" svg:x2="4.35833in" svg:y2="-1.03056in" draw:z-index="251707904" draw:id="id339" draw:style-name="a433" draw:name="Line 2382" text:anchor-type="paragraph"><svg:title/><svg:desc/></draw:connector><draw:connector draw:type="line" svg:x1="5.35833in" svg:y1="-0.90556in" svg:x2="5.35833in" svg:y2="-0.78056in" draw:z-index="251708928" draw:id="id340" draw:style-name="a435" draw:name="Line 2383" text:anchor-type="paragraph"><svg:title/><svg:desc/></draw:connector><draw:frame draw:z-index="251361792" draw:id="id341" draw:style-name="a436" draw:name="Text Box 2404" text:anchor-type="paragraph" svg:x="2.48333in" svg:y="-0.53056in" svg:width="1in" svg:height="0.375in" style:rel-width="scale" style:rel-height="scale"><draw:text-box><text:p text:style-name="Normal">pré-livraison</text:p></draw:text-box><svg:title/><svg:desc/></draw:frame><draw:connector draw:type="line" svg:x1="6.23333in" svg:y1="-0.65556in" svg:x2="6.23333in" svg:y2="-0.53056in" draw:z-index="251709952" draw:id="id342" draw:style-name="a438" draw:name="Line 2384" text:anchor-type="paragraph"><svg:title/><svg:desc/></draw:connector><draw:frame draw:z-index="251695616" draw:id="id343" draw:style-name="a439" draw:name="Text Box 2369" text:anchor-type="paragraph" svg:x="4.85833in" svg:y="0.09444in" svg:width="1in" svg:height="0.25in" style:rel-width="scale" style:rel-height="scale"><draw:text-box><text:p text:style-name="Normal">assiste</text:p></draw:text-box><svg:title/><svg:desc/></draw:frame><draw:connector draw:type="line" svg:x1="-0.14167in" svg:y1="-2.78056in" svg:x2="6.85833in" svg:y2="-2.78056in" draw:z-index="251714048" draw:id="id344" draw:style-name="a440" draw:name="Line 2390" text:anchor-type="paragraph"><svg:title/><svg:desc/></draw:connector></text:p>
      <text:p text:style-name="DefaultText"><draw:connector draw:type="line" svg:x1="1.83056in" svg:y1="0.04931in" svg:x2="4.85833in" svg:y2="0.05625in" draw:z-index="251713024" draw:id="id345" draw:style-name="a443" draw:name="Line 2387" text:anchor-type="paragraph"><svg:title/><svg:desc/></draw:connector></text:p>
      <text:p text:style-name="DefaultText"/>
      <text:p text:style-name="DefaultText"><draw:frame draw:z-index="251876864" draw:id="id346" draw:style-name="a444" draw:name="Text Box 2718" text:anchor-type="paragraph" svg:x="6.21528in" svg:y="0.14514in" svg:width="0.7in" svg:height="0.25139in" style:rel-width="scale" style:rel-height="scale"><draw:text-box><text:p text:style-name="Normal">informe</text:p></draw:text-box><svg:title/><svg:desc/></draw:frame><draw:frame draw:z-index="251696640" draw:id="id347" draw:style-name="a445" draw:name="Text Box 2370" text:anchor-type="paragraph" svg:x="0.91528in" svg:y="0.14514in" svg:width="0.8in" svg:height="0.25in" style:rel-width="scale" style:rel-height="scale"><draw:text-box><text:p text:style-name="Normal">valide</text:p></draw:text-box><svg:title/><svg:desc/></draw:frame><draw:connector draw:type="line" svg:x1="1.70486in" svg:y1="0.01944in" svg:x2="1.70486in" svg:y2="0.14514in" draw:z-index="251874816" draw:id="id348" draw:style-name="a447" draw:name="Line 2716" text:anchor-type="paragraph"><svg:title/><svg:desc/></draw:connector></text:p>
      <text:p text:style-name="DefaultText"><draw:frame draw:z-index="251740672" draw:id="id349" draw:style-name="a448" draw:name="Text Box 2423" text:anchor-type="paragraph" svg:x="2.91528in" svg:y="0.06181in" svg:width="0.8in" svg:height="0.33681in" style:rel-width="scale" style:rel-height="scale"><draw:text-box><text:p text:style-name="Normal">enregistre</text:p></draw:text-box><svg:title/><svg:desc/></draw:frame><draw:connector draw:type="line" svg:x1="3.71528in" svg:y1="0.10764in" svg:x2="6.22986in" svg:y2="0.10764in" draw:z-index="251875840" draw:id="id350" draw:style-name="a450" draw:name="Line 2717" text:anchor-type="paragraph"><svg:title/><svg:desc/></draw:connector><draw:connector draw:type="line" svg:x1="1.83056in" svg:y1="0.10764in" svg:x2="2.83611in" svg:y2="0.10764in" draw:z-index="251725312" draw:id="id351" draw:style-name="a452" draw:name="Line 2402" text:anchor-type="paragraph"><svg:title/><svg:desc/></draw:connector><draw:connector draw:type="line" svg:x1="2.33333in" svg:y1="0.10764in" svg:x2="2.33333in" svg:y2="0.23333in" draw:z-index="251869696" draw:id="id352" draw:style-name="a454" draw:name="Line 2709" text:anchor-type="paragraph"><svg:title/><svg:desc/></draw:connector></text:p>
      <text:p text:style-name="DefaultText"><draw:frame draw:z-index="251355648" draw:id="id353" draw:style-name="a455" draw:name="Text Box 2710" text:anchor-type="paragraph" svg:x="1.95625in" svg:y="0.06944in" svg:width="0.75417in" svg:height="0.25139in" style:rel-width="scale" style:rel-height="scale"><draw:text-box><text:p text:style-name="Normal">informe</text:p></draw:text-box><svg:title/><svg:desc/></draw:frame><draw:connector draw:type="line" svg:x1="6.44653in" svg:y1="0.15278in" svg:x2="6.44653in" svg:y2="0.90278in" draw:z-index="251729408" draw:id="id354" draw:style-name="a457" draw:name="Line 2409" text:anchor-type="paragraph"><svg:title/><svg:desc/></draw:connector><draw:connector draw:type="line" svg:x1="3.69653in" svg:y1="0.15278in" svg:x2="6.44653in" svg:y2="0.15278in" draw:z-index="251733504" draw:id="id355" draw:style-name="a458" draw:name="Line 2414" text:anchor-type="paragraph"><svg:title/><svg:desc/></draw:connector></text:p>
      <text:p text:style-name="DefaultText"/>
      <text:p text:style-name="DefaultText"><draw:connector draw:type="line" svg:x1="-0.17847in" svg:y1="0.00833in" svg:x2="6.82153in" svg:y2="0.00833in" draw:z-index="251727360" draw:id="id356" draw:style-name="a459" draw:name="Line 2407" text:anchor-type="paragraph"><svg:title/><svg:desc/></draw:connector><draw:frame draw:z-index="251726336" draw:id="id357" draw:style-name="a460" draw:name="Text Box 2406" text:anchor-type="paragraph" svg:x="-0.18472in" svg:y="0.00833in" svg:width="1.00556in" svg:height="0.37708in" style:rel-width="scale" style:rel-height="scale"><draw:text-box><text:p text:style-name="P1327">PILOTAGE</text:p></draw:text-box><svg:title/><svg:desc/></draw:frame></text:p>
      <text:p text:style-name="DefaultText"><draw:frame draw:z-index="251697664" draw:id="id358" draw:style-name="a461" draw:name="Text Box 2371" text:anchor-type="paragraph" svg:x="0.91528in" svg:y="0.03681in" svg:width="0.8in" svg:height="0.625in" style:rel-width="scale" style:rel-height="scale"><draw:text-box><text:p text:style-name="Normal">déclenche pilotage</text:p></draw:text-box><svg:title/><svg:desc/></draw:frame></text:p>
      <text:p text:style-name="DefaultText"><draw:connector draw:type="line" svg:x1="5.94653in" svg:y1="0.08194in" svg:x2="5.94653in" svg:y2="0.24931in" draw:z-index="251728384" draw:id="id359" draw:style-name="a463" draw:name="Line 2408" text:anchor-type="paragraph"><svg:title/><svg:desc/></draw:connector><draw:connector draw:type="line" svg:x1="1.83056in" svg:y1="0.08264in" svg:x2="5.94653in" svg:y2="0.08194in" draw:z-index="251734528" draw:id="id360" draw:style-name="a464" draw:name="Line 2415" text:anchor-type="paragraph"><svg:title/><svg:desc/></draw:connector><draw:connector draw:type="line" svg:x1="3.21319in" svg:y1="0.08194in" svg:x2="3.21319in" svg:y2="0.40764in" draw:z-index="251878912" draw:id="id361" draw:style-name="a466" draw:name="Line 2722" text:anchor-type="paragraph"><svg:title/><svg:desc/></draw:connector><draw:connector draw:type="line" svg:x1="2.33333in" svg:y1="0.08194in" svg:x2="2.33333in" svg:y2="0.38194in" draw:z-index="251877888" draw:id="id362" draw:style-name="a468" draw:name="Line 2721" text:anchor-type="paragraph"><svg:title/><svg:desc/></draw:connector><draw:frame draw:z-index="251359744" draw:id="id363" draw:style-name="a469" draw:name="Text Box 2422" text:anchor-type="paragraph" svg:x="3.19653in" svg:y="0.12431in" svg:width="1.75in" svg:height="0.375in" style:rel-width="scale" style:rel-height="scale"><draw:text-box><text:p text:style-name="Normal">sites pilotes retenus (env. 5)</text:p></draw:text-box><svg:title/><svg:desc/></draw:frame></text:p>
      <text:p text:style-name="DefaultText"><draw:frame draw:z-index="251880960" draw:id="id364" draw:style-name="a470" draw:name="Text Box 2724" text:anchor-type="paragraph" svg:x="2.96181in" svg:y="0.26667in" svg:width="0.75417in" svg:height="0.25139in" style:rel-width="scale" style:rel-height="scale"><draw:text-box><text:p text:style-name="Normal">informe</text:p></draw:text-box><svg:title/><svg:desc/></draw:frame><draw:frame draw:z-index="251879936" draw:id="id365" draw:style-name="a471" draw:name="Text Box 2723" text:anchor-type="paragraph" svg:x="1.95625in" svg:y="0.26667in" svg:width="0.75417in" svg:height="0.25139in" style:rel-width="scale" style:rel-height="scale"><draw:text-box><text:p text:style-name="Normal">informe</text:p></draw:text-box><svg:title/><svg:desc/></draw:frame><draw:frame draw:z-index="251698688" draw:id="id366" draw:style-name="a472" draw:name="Text Box 2372" text:anchor-type="paragraph" svg:x="5.91528in" svg:y="0.08611in" svg:width="0.9in" svg:height="0.5in" style:rel-width="scale" style:rel-height="scale"><draw:text-box><text:p text:style-name="Normal">déploiement sites pilotes</text:p></draw:text-box><svg:title/><svg:desc/></draw:frame></text:p>
      <text:p text:style-name="DefaultText"/>
      <text:p text:style-name="DefaultText"/>
      <text:p text:style-name="DefaultText"><draw:connector draw:type="line" svg:x1="6.32153in" svg:y1="0.09583in" svg:x2="6.32153in" svg:y2="0.34583in" draw:z-index="251739648" draw:id="id367" draw:style-name="a473" draw:name="Line 2421" text:anchor-type="paragraph"><svg:title/><svg:desc/></draw:connector></text:p>
      <text:p text:style-name="DefaultText"/>
      <text:p text:style-name="DefaultText"><draw:frame draw:z-index="251699712" draw:id="id368" draw:style-name="a474" draw:name="Text Box 2373" text:anchor-type="paragraph" svg:x="4.91528in" svg:y="0.14444in" svg:width="0.9in" svg:height="0.625in" style:rel-width="scale" style:rel-height="scale"><draw:text-box><text:p text:style-name="Normal">support fonctionnel sur site</text:p></draw:text-box><svg:title/><svg:desc/></draw:frame><draw:connector draw:type="line" svg:x1="0.32153in" svg:y1="0.01944in" svg:x2="6.32153in" svg:y2="0.01944in" draw:z-index="251735552" draw:id="id369" draw:style-name="a475" draw:name="Line 2417" text:anchor-type="paragraph"><svg:title/><svg:desc/></draw:connector><draw:connector draw:type="line" svg:x1="0.32153in" svg:y1="0.01944in" svg:x2="0.32153in" svg:y2="0.26944in" draw:z-index="251730432" draw:id="id370" draw:style-name="a477" draw:name="Line 2410" text:anchor-type="paragraph"><svg:title/><svg:desc/></draw:connector></text:p>
      <text:p text:style-name="DefaultText"><draw:frame draw:z-index="251700736" draw:id="id371" draw:style-name="a478" draw:name="Text Box 2374" text:anchor-type="paragraph" svg:x="-0.17847in" svg:y="0.10625in" svg:width="0.89375in" svg:height="0.25in" style:rel-width="scale" style:rel-height="scale"><draw:text-box><text:p text:style-name="Normal">recette</text:p></draw:text-box><svg:title/><svg:desc/></draw:frame></text:p>
      <text:p text:style-name="DefaultText"><draw:connector draw:type="line" svg:x1="0.82153in" svg:y1="0.06806in" svg:x2="4.82153in" svg:y2="0.06806in" draw:z-index="251736576" draw:id="id372" draw:style-name="a481" draw:name="Line 2418" text:anchor-type="paragraph"><svg:title/><svg:desc/></draw:connector></text:p>
      <text:p text:style-name="DefaultText"><draw:frame draw:z-index="251701760" draw:id="id373" draw:style-name="a482" draw:name="Text Box 2375" text:anchor-type="paragraph" svg:x="0.91528in" svg:y="0.02986in" svg:width="0.8in" svg:height="0.25in" style:rel-width="scale" style:rel-height="scale"><draw:text-box><text:p text:style-name="Normal">valide</text:p></draw:text-box><svg:title/><svg:desc/></draw:frame><draw:connector draw:type="line" svg:x1="0.32153in" svg:y1="0.02917in" svg:x2="0.32153in" svg:y2="0.15417in" draw:z-index="251737600" draw:id="id374" draw:style-name="a483" draw:name="Line 2419" text:anchor-type="paragraph"><svg:title/><svg:desc/></draw:connector><draw:connector draw:type="line" svg:x1="0.32153in" svg:y1="0.15417in" svg:x2="0.82153in" svg:y2="0.15417in" draw:z-index="251731456" draw:id="id375" draw:style-name="a485" draw:name="Line 2412" text:anchor-type="paragraph"><svg:title/><svg:desc/></draw:connector></text:p>
      <text:p text:style-name="DefaultText"><draw:connector draw:type="line" svg:x1="1.32153in" svg:y1="0.11597in" svg:x2="1.32153in" svg:y2="0.24097in" draw:z-index="251738624" draw:id="id376" draw:style-name="a486" draw:name="Line 2420" text:anchor-type="paragraph"><svg:title/><svg:desc/></draw:connector></text:p>
      <text:p text:style-name="DefaultText"><draw:connector draw:type="line" svg:x1="1.31528in" svg:y1="0.07778in" svg:x2="3.31528in" svg:y2="0.08819in" draw:z-index="251732480" draw:id="id377" draw:style-name="a487" draw:name="Line 2413" text:anchor-type="paragraph"><svg:title/><svg:desc/></draw:connector><draw:connector draw:type="line" svg:x1="2.33333in" svg:y1="0.08819in" svg:x2="2.33333in" svg:y2="0.21389in" draw:z-index="251871744" draw:id="id378" draw:style-name="a489" draw:name="Line 2713" text:anchor-type="paragraph"><svg:title/><svg:desc/></draw:connector><draw:connector draw:type="line" svg:x1="3.33889in" svg:y1="0.08819in" svg:x2="3.33889in" svg:y2="0.21389in" draw:z-index="251870720" draw:id="id379" draw:style-name="a491" draw:name="Line 2712" text:anchor-type="paragraph"><svg:title/><svg:desc/></draw:connector></text:p>
      <text:p text:style-name="DefaultText"><draw:frame draw:z-index="251741696" draw:id="id380" draw:style-name="a492" draw:name="Text Box 2424" text:anchor-type="paragraph" svg:x="2.91528in" svg:y="0.03958in" svg:width="0.8in" svg:height="0.25in" style:rel-width="scale" style:rel-height="scale"><draw:text-box><text:p text:style-name="Normal">enregistre</text:p></draw:text-box><svg:title/><svg:desc/></draw:frame><draw:connector draw:type="line" svg:x1="6.35556in" svg:y1="0.09583in" svg:x2="6.35556in" svg:y2="0.34722in" draw:z-index="251873792" draw:id="id381" draw:style-name="a494" draw:name="Line 2715" text:anchor-type="paragraph"><svg:title/><svg:desc/></draw:connector><draw:connector draw:type="line" svg:x1="3.84167in" svg:y1="0.09583in" svg:x2="6.35556in" svg:y2="0.09583in" draw:z-index="251889152" draw:id="id382" draw:style-name="a495" draw:name="Line 2737" text:anchor-type="paragraph"><svg:title/><svg:desc/></draw:connector><draw:frame draw:z-index="251872768" draw:id="id383" draw:style-name="a496" draw:name="Text Box 2714" text:anchor-type="paragraph" svg:x="1.95625in" svg:y="0.05069in" svg:width="0.75417in" svg:height="0.25139in" style:rel-width="scale" style:rel-height="scale"><draw:text-box><text:p text:style-name="Normal">informe</text:p></draw:text-box><svg:title/><svg:desc/></draw:frame></text:p>
      <text:p text:style-name="DefaultText"/>
      <text:p text:style-name="DefaultText"/>
      <text:p text:style-name="P1328"/>
      <text:p text:style-name="DefaultText"><draw:custom-shape svg:x="2.82153in" svg:y="-0.02083in" svg:width="3.875in" svg:height="0.375in" draw:z-index="251750912" draw:id="id384" draw:style-name="a497" draw:name="Rectangle 2435" text:anchor-type="paragraph"><svg:title/><svg:desc/><text:p text:style-name="P1329"><text:span text:style-name="T1330">XXX</text:span></text:p><draw:enhanced-geometry draw:type="non-primitive" svg:viewBox="0 0 21600 21600" draw:enhanced-path="M 0 0 L 21600 0 21600 21600 0 21600 Z N"/></draw:custom-shape></text:p>
      <text:p text:style-name="DefaultText"/>
      <text:p text:style-name="DefaultText"><draw:connector draw:type="line" svg:x1="4.81528in" svg:y1="0.125in" svg:x2="4.81528in" svg:y2="6.28403in" draw:z-index="251795968" draw:id="id385" draw:style-name="a498" draw:name="Line 2522" text:anchor-type="paragraph"><svg:title/><svg:desc/></draw:connector><draw:connector draw:type="line" svg:x1="3.81528in" svg:y1="0.125in" svg:x2="3.81528in" svg:y2="6.28403in" draw:z-index="251794944" draw:id="id386" draw:style-name="a499" draw:name="Line 2521" text:anchor-type="paragraph"><svg:title/><svg:desc/></draw:connector><draw:connector draw:type="line" svg:x1="2.81528in" svg:y1="0.125in" svg:x2="2.81528in" svg:y2="6.28403in" draw:z-index="251793920" draw:id="id387" draw:style-name="a500" draw:name="Line 2520" text:anchor-type="paragraph"><svg:title/><svg:desc/></draw:connector><draw:connector draw:type="line" svg:x1="1.83056in" svg:y1="0.15486in" svg:x2="1.83056in" svg:y2="6.31389in" draw:z-index="251792896" draw:id="id388" draw:style-name="a501" draw:name="Line 2519" text:anchor-type="paragraph"><svg:title/><svg:desc/></draw:connector><draw:connector draw:type="line" svg:x1="-0.17847in" svg:y1="0.89931in" svg:x2="6.82153in" svg:y2="0.89931in" draw:z-index="251751936" draw:id="id389" draw:style-name="a502" draw:name="Line 2440" text:anchor-type="paragraph"><svg:title/><svg:desc/></draw:connector><draw:custom-shape svg:x="-0.17847in" svg:y="-0.34722in" svg:width="3in" svg:height="0.375in" draw:z-index="251749888" draw:id="id390" draw:style-name="a503" draw:name="Rectangle 2434" text:anchor-type="paragraph"><svg:title/><svg:desc/><text:p text:style-name="P1331"><text:span text:style-name="T1332">Client</text:span></text:p><draw:enhanced-geometry draw:type="non-primitive" svg:viewBox="0 0 21600 21600" draw:enhanced-path="M 0 0 L 21600 0 21600 21600 0 21600 Z N"/></draw:custom-shape><draw:custom-shape svg:x="5.82153in" svg:y="0.15278in" svg:width="0.875in" svg:height="0.625in" draw:z-index="251748864" draw:id="id391" draw:style-name="a504" draw:name="Rectangle 2433" text:anchor-type="paragraph"><svg:title/><svg:desc/><text:p text:style-name="P1333"><text:span text:style-name="T1334">Responsable</text:span><text:span text:style-name="T1335"><text:s/></text:span><text:span text:style-name="T1336">Qualité</text:span></text:p><draw:enhanced-geometry draw:type="non-primitive" svg:viewBox="0 0 21600 21600" draw:enhanced-path="M 0 0 L 21600 0 21600 21600 0 21600 Z N"/></draw:custom-shape><draw:custom-shape svg:x="4.82153in" svg:y="0.15278in" svg:width="1in" svg:height="0.625in" draw:z-index="251747840" draw:id="id392" draw:style-name="a505" draw:name="Rectangle 2432" text:anchor-type="paragraph"><svg:title/><svg:desc/><text:p text:style-name="P1337"><text:span text:style-name="T1338">Chef de projet analyste</text:span></text:p><draw:enhanced-geometry draw:type="non-primitive" svg:viewBox="0 0 21600 21600" draw:enhanced-path="M 0 0 L 21600 0 21600 21600 0 21600 Z N"/></draw:custom-shape><draw:custom-shape svg:x="3.82153in" svg:y="0.15278in" svg:width="1in" svg:height="0.625in" draw:z-index="251746816" draw:id="id393" draw:style-name="a506" draw:name="Rectangle 2431" text:anchor-type="paragraph"><svg:title/><svg:desc/><text:p text:style-name="P1339"><text:span text:style-name="T1340">Responsable</text:span><text:span text:style-name="T1341"><text:s/></text:span><text:span text:style-name="T1342">Développements</text:span></text:p><draw:enhanced-geometry draw:type="non-primitive" svg:viewBox="0 0 21600 21600" draw:enhanced-path="M 0 0 L 21600 0 21600 21600 0 21600 Z N"/></draw:custom-shape><draw:custom-shape svg:x="2.82153in" svg:y="0.15278in" svg:width="1in" svg:height="0.625in" draw:z-index="251745792" draw:id="id394" draw:style-name="a507" draw:name="Rectangle 2430" text:anchor-type="paragraph"><svg:title/><svg:desc/><text:p text:style-name="P1343"><text:span text:style-name="T1344">SME</text:span></text:p><draw:enhanced-geometry draw:type="non-primitive" svg:viewBox="0 0 21600 21600" draw:enhanced-path="M 0 0 L 21600 0 21600 21600 0 21600 Z N"/></draw:custom-shape><draw:custom-shape svg:x="1.82153in" svg:y="0.15278in" svg:width="1in" svg:height="0.625in" draw:z-index="251744768" draw:id="id395" draw:style-name="a508" draw:name="Rectangle 2429" text:anchor-type="paragraph"><svg:title/><svg:desc/><text:p text:style-name="P1345"><text:span text:style-name="T1346">Responsable</text:span><text:span text:style-name="T1347"><text:s/></text:span><text:span text:style-name="T1348"><text:line-break/></text:span><text:span text:style-name="T1349">MOE</text:span></text:p><draw:enhanced-geometry draw:type="non-primitive" svg:viewBox="0 0 21600 21600" draw:enhanced-path="M 0 0 L 21600 0 21600 21600 0 21600 Z N"/></draw:custom-shape><draw:custom-shape svg:x="-0.17847in" svg:y="0.15278in" svg:width="1in" svg:height="0.625in" draw:z-index="251743744" draw:id="id396" draw:style-name="a509" draw:name="Rectangle 2428" text:anchor-type="paragraph"><svg:title/><svg:desc/><text:p text:style-name="P1350"><text:span text:style-name="T1351">pilote site</text:span></text:p><draw:enhanced-geometry draw:type="non-primitive" svg:viewBox="0 0 21600 21600" draw:enhanced-path="M 0 0 L 21600 0 21600 21600 0 21600 Z N"/></draw:custom-shape><draw:custom-shape svg:x="0.82153in" svg:y="0.15278in" svg:width="1in" svg:height="0.625in" draw:z-index="251742720" draw:id="id397" draw:style-name="a510" draw:name="Rectangle 2427" text:anchor-type="paragraph"><svg:title/><svg:desc/><text:p text:style-name="P1352"><text:span text:style-name="T1353">Responsable d’application</text:span></text:p><draw:enhanced-geometry draw:type="non-primitive" svg:viewBox="0 0 21600 21600" draw:enhanced-path="M 0 0 L 21600 0 21600 21600 0 21600 Z N"/></draw:custom-shape></text:p>
      <text:p text:style-name="DefaultText"><draw:connector draw:type="line" svg:x1="5.81528in" svg:y1="0.06181in" svg:x2="5.81528in" svg:y2="6.22083in" draw:z-index="251796992" draw:id="id398" draw:style-name="a511" draw:name="Line 2523" text:anchor-type="paragraph"><svg:title/><svg:desc/></draw:connector></text:p>
      <text:p text:style-name="DefaultText"/>
      <text:p text:style-name="DefaultText"/>
      <text:p text:style-name="DefaultText"/>
      <text:p text:style-name="DefaultText"><draw:frame draw:z-index="251752960" draw:id="id399" draw:style-name="a512" draw:name="Text Box 2441" text:anchor-type="paragraph" svg:x="-0.17847in" svg:y="0.08264in" svg:width="1.00347in" svg:height="0.76389in" style:rel-width="scale" style:rel-height="scale"><draw:text-box><text:p text:style-name="P1354">PRE VERSION-NAGE</text:p></draw:text-box><svg:title/><svg:desc/></draw:frame></text:p>
      <text:p text:style-name="DefaultText"/>
      <text:p text:style-name="DefaultText"><draw:frame draw:z-index="251755008" draw:id="id400" draw:style-name="a513" draw:name="Text Box 2445" text:anchor-type="paragraph" svg:x="0.925in" svg:y="0.01736in" svg:width="0.89028in" svg:height="0.625in" style:rel-width="scale" style:rel-height="scale"><draw:text-box><text:p text:style-name="Normal">déclenche pré-versionnage</text:p></draw:text-box><svg:title/><svg:desc/></draw:frame><draw:connector draw:type="line" svg:x1="6.44653in" svg:y1="0.00972in" svg:x2="6.44653in" svg:y2="0.38472in" draw:z-index="251770368" draw:id="id401" draw:style-name="a515" draw:name="Line 2467" text:anchor-type="paragraph"><svg:title/><svg:desc/></draw:connector></text:p>
      <text:p text:style-name="DefaultText"><draw:connector draw:type="line" svg:x1="6.01528in" svg:y1="0.01806in" svg:x2="6.01528in" svg:y2="0.22083in" draw:z-index="251760128" draw:id="id402" draw:style-name="a517" draw:name="Line 2451" text:anchor-type="paragraph"><svg:title/><svg:desc/></draw:connector><draw:connector draw:type="line" svg:x1="1.81528in" svg:y1="0.01806in" svg:x2="6.01528in" svg:y2="0.01806in" draw:z-index="251763200" draw:id="id403" draw:style-name="a518" draw:name="Line 2455" text:anchor-type="paragraph"><svg:title/><svg:desc/></draw:connector><draw:connector draw:type="line" svg:x1="2.31528in" svg:y1="0.01806in" svg:x2="2.31528in" svg:y2="0.23056in" draw:z-index="251351552" draw:id="id404" draw:style-name="a520" draw:name="Line 2725" text:anchor-type="paragraph"><svg:title/><svg:desc/></draw:connector><draw:connector draw:type="line" svg:x1="2.96181in" svg:y1="0.01806in" svg:x2="2.96181in" svg:y2="0.60764in" draw:z-index="251352576" draw:id="id405" draw:style-name="a522" draw:name="Line 2726" text:anchor-type="paragraph"><svg:title/><svg:desc/></draw:connector><draw:frame draw:z-index="251753984" draw:id="id406" draw:style-name="a523" draw:name="Text Box 2444" text:anchor-type="paragraph" svg:x="3.21319in" svg:y="0.10486in" svg:width="2.375in" svg:height="0.25in" style:rel-width="scale" style:rel-height="scale"><draw:text-box><text:p text:style-name="Normal">sites retenus (env. 5 supplémentaires)</text:p></draw:text-box><svg:title/><svg:desc/></draw:frame><draw:frame draw:z-index="251353600" draw:id="id407" draw:style-name="a524" draw:name="Text Box 2727" text:anchor-type="paragraph" svg:x="1.95625in" svg:y="0.23056in" svg:width="0.75417in" svg:height="0.25139in" style:rel-width="scale" style:rel-height="scale"><draw:text-box><text:p text:style-name="Normal">informe</text:p></draw:text-box><svg:title/><svg:desc/></draw:frame><draw:connector draw:type="line" svg:x1="0.19653in" svg:y1="0.97083in" svg:x2="6.19653in" svg:y2="0.97083in" draw:z-index="251764224" draw:id="id408" draw:style-name="a525" draw:name="Line 2456" text:anchor-type="paragraph"><svg:title/><svg:desc/></draw:connector><draw:connector draw:type="line" svg:x1="0.19653in" svg:y1="0.97083in" svg:x2="0.19653in" svg:y2="1.22083in" draw:z-index="251761152" draw:id="id409" draw:style-name="a527" draw:name="Line 2452" text:anchor-type="paragraph"><svg:title/><svg:desc/></draw:connector></text:p>
      <text:p text:style-name="DefaultText"><draw:frame draw:z-index="251756032" draw:id="id410" draw:style-name="a528" draw:name="Text Box 2446" text:anchor-type="paragraph" svg:x="5.91528in" svg:y="0.05764in" svg:width="1in" svg:height="0.63819in" style:rel-width="scale" style:rel-height="scale"><draw:text-box><text:p text:style-name="Normal">déploiement sites pré-versionnés</text:p></draw:text-box><svg:title/><svg:desc/></draw:frame></text:p>
      <text:p text:style-name="DefaultText"><draw:connector draw:type="line" svg:x1="0.825in" svg:y1="-1.47847in" svg:x2="0.825in" svg:y2="4.68056in" draw:z-index="251791872" draw:id="id411" draw:style-name="a529" draw:name="Line 2518" text:anchor-type="paragraph"><svg:title/><svg:desc/></draw:connector></text:p>
      <text:p text:style-name="DefaultText"><draw:frame draw:z-index="251354624" draw:id="id412" draw:style-name="a530" draw:name="Text Box 2728" text:anchor-type="paragraph" svg:x="2.83611in" svg:y="0.11806in" svg:width="0.75417in" svg:height="0.25139in" style:rel-width="scale" style:rel-height="scale"><draw:text-box><text:p text:style-name="Normal">informe</text:p></draw:text-box><svg:title/><svg:desc/></draw:frame></text:p>
      <text:p text:style-name="DefaultText"/>
      <text:p text:style-name="DefaultText"><draw:connector draw:type="line" svg:x1="6.22986in" svg:y1="0.04236in" svg:x2="6.19653in" svg:y2="0.15417in" draw:z-index="251768320" draw:id="id413" draw:style-name="a531" draw:name="Line 2460" text:anchor-type="paragraph"><svg:title/><svg:desc/></draw:connector></text:p>
      <text:p text:style-name="DefaultText"><draw:frame draw:z-index="251757056" draw:id="id414" draw:style-name="a532" draw:name="Text Box 2447" text:anchor-type="paragraph" svg:x="4.81528in" svg:y="0.11597in" svg:width="0.90625in" svg:height="0.625in" style:rel-width="scale" style:rel-height="scale"><draw:text-box><text:p text:style-name="Normal">support fonctionnel</text:p><text:p text:style-name="Normal">(hot line)</text:p></draw:text-box><svg:title/><svg:desc/></draw:frame></text:p>
      <text:p text:style-name="DefaultText"><draw:frame draw:z-index="251758080" draw:id="id415" draw:style-name="a533" draw:name="Text Box 2448" text:anchor-type="paragraph" svg:x="-0.15833in" svg:y="0.07778in" svg:width="0.87361in" svg:height="0.25in" style:rel-width="scale" style:rel-height="scale"><draw:text-box><text:p text:style-name="Normal">recette</text:p></draw:text-box><svg:title/><svg:desc/></draw:frame><draw:connector draw:type="line" svg:x1="0.34167in" svg:y1="0.32778in" svg:x2="0.34167in" svg:y2="0.45278in" draw:z-index="251766272" draw:id="id416" draw:style-name="a534" draw:name="Line 2458" text:anchor-type="paragraph"><svg:title/><svg:desc/></draw:connector><draw:connector draw:type="line" svg:x1="0.34167in" svg:y1="0.45278in" svg:x2="0.84167in" svg:y2="0.45278in" draw:z-index="251762176" draw:id="id417" draw:style-name="a536" draw:name="Line 2453" text:anchor-type="paragraph"><svg:title/><svg:desc/></draw:connector></text:p>
      <text:p text:style-name="DefaultText"><draw:connector draw:type="line" svg:x1="0.69653in" svg:y1="0.03958in" svg:x2="4.82153in" svg:y2="0.03958in" draw:z-index="251765248" draw:id="id418" draw:style-name="a539" draw:name="Line 2457" text:anchor-type="paragraph"><svg:title/><svg:desc/></draw:connector></text:p>
      <text:p text:style-name="DefaultText"><draw:frame draw:z-index="251759104" draw:id="id419" draw:style-name="a540" draw:name="Text Box 2449" text:anchor-type="paragraph" svg:x="0.91528in" svg:y="0.00139in" svg:width="0.8in" svg:height="0.25in" style:rel-width="scale" style:rel-height="scale"><draw:text-box><text:p text:style-name="Normal">valide</text:p></draw:text-box><svg:title/><svg:desc/></draw:frame></text:p>
      <text:p text:style-name="DefaultText"><draw:connector draw:type="line" svg:x1="1.34167in" svg:y1="0.08472in" svg:x2="1.34167in" svg:y2="0.20972in" draw:z-index="251767296" draw:id="id420" draw:style-name="a541" draw:name="Line 2459" text:anchor-type="paragraph"><svg:title/><svg:desc/></draw:connector></text:p>
      <text:p text:style-name="DefaultText"><draw:connector draw:type="line" svg:x1="2.33333in" svg:y1="0.06806in" svg:x2="2.33333in" svg:y2="0.19375in" draw:z-index="251887104" draw:id="id421" draw:style-name="a543" draw:name="Line 2735" text:anchor-type="paragraph"><svg:title/><svg:desc/></draw:connector><draw:connector draw:type="line" svg:x1="3.0875in" svg:y1="0.06806in" svg:x2="3.0875in" svg:y2="0.19375in" draw:z-index="251886080" draw:id="id422" draw:style-name="a545" draw:name="Line 2734" text:anchor-type="paragraph"><svg:title/><svg:desc/></draw:connector><draw:connector draw:type="line" svg:x1="1.32778in" svg:y1="0.06806in" svg:x2="3.0875in" svg:y2="0.06806in" draw:z-index="251885056" draw:id="id423" draw:style-name="a546" draw:name="Line 2733" text:anchor-type="paragraph"><svg:title/><svg:desc/></draw:connector></text:p>
      <text:p text:style-name="DefaultText"><draw:connector draw:type="line" svg:x1="6.51528in" svg:y1="0.13611in" svg:x2="6.51528in" svg:y2="1.26458in" draw:z-index="251779584" draw:id="id424" draw:style-name="a548" draw:name="Line 2490" text:anchor-type="paragraph"><svg:title/><svg:desc/></draw:connector><draw:connector draw:type="line" svg:x1="3.71528in" svg:y1="0.15694in" svg:x2="6.51528in" svg:y2="0.15833in" draw:z-index="251780608" draw:id="id425" draw:style-name="a549" draw:name="Line 2491" text:anchor-type="paragraph"><svg:title/><svg:desc/></draw:connector><draw:frame draw:z-index="251769344" draw:id="id426" draw:style-name="a550" draw:name="Text Box 2461" text:anchor-type="paragraph" svg:x="2.91528in" svg:y="0.01111in" svg:width="0.8in" svg:height="0.25in" style:rel-width="scale" style:rel-height="scale"><draw:text-box><text:p text:style-name="Normal">enregistre</text:p></draw:text-box><svg:title/><svg:desc/></draw:frame><draw:frame draw:z-index="251888128" draw:id="id427" draw:style-name="a551" draw:name="Text Box 2736" text:anchor-type="paragraph" svg:x="1.95625in" svg:y="0.03056in" svg:width="0.75417in" svg:height="0.25139in" style:rel-width="scale" style:rel-height="scale"><draw:text-box><text:p text:style-name="Normal">informe</text:p></draw:text-box><svg:title/><svg:desc/></draw:frame></text:p>
      <text:p text:style-name="DefaultText"/>
      <text:p text:style-name="DefaultText"/>
      <text:p text:style-name="DefaultText"><draw:frame draw:z-index="251772416" draw:id="id428" draw:style-name="a552" draw:name="Text Box 2469" text:anchor-type="paragraph" svg:x="-0.05347in" svg:y="0.14583in" svg:width="0.87847in" svg:height="0.77708in" style:rel-width="scale" style:rel-height="scale"><draw:text-box><text:p text:style-name="P1355">VERSION-NAGE</text:p></draw:text-box><svg:title/><svg:desc/></draw:frame><draw:connector draw:type="line" svg:x1="-0.05347in" svg:y1="0.14583in" svg:x2="6.94653in" svg:y2="0.14583in" draw:z-index="251771392" draw:id="id429" draw:style-name="a553" draw:name="Line 2468" text:anchor-type="paragraph"><svg:title/><svg:desc/></draw:connector></text:p>
      <text:p text:style-name="DefaultText"><draw:frame draw:z-index="251774464" draw:id="id430" draw:style-name="a554" draw:name="Text Box 2471" text:anchor-type="paragraph" svg:x="0.91528in" svg:y="0.13125in" svg:width="0.9in" svg:height="0.625in" style:rel-width="scale" style:rel-height="scale"><draw:text-box><text:p text:style-name="P1356">déclenche versionnage</text:p></draw:text-box><svg:title/><svg:desc/></draw:frame></text:p>
      <text:p text:style-name="DefaultText"/>
      <text:p text:style-name="DefaultText"><draw:connector draw:type="line" svg:x1="1.81528in" svg:y1="0.07847in" svg:x2="6.01528in" svg:y2="0.07847in" draw:z-index="251777536" draw:id="id431" draw:style-name="a555" draw:name="Line 2481" text:anchor-type="paragraph"><svg:title/><svg:desc/></draw:connector><draw:connector draw:type="line" svg:x1="2.45903in" svg:y1="0.07847in" svg:x2="2.45903in" svg:y2="0.30764in" draw:z-index="251881984" draw:id="id432" draw:style-name="a557" draw:name="Line 2729" text:anchor-type="paragraph"><svg:title/><svg:desc/></draw:connector><draw:connector draw:type="line" svg:x1="2.96181in" svg:y1="0.07847in" svg:x2="2.96181in" svg:y2="0.32986in" draw:z-index="251883008" draw:id="id433" draw:style-name="a559" draw:name="Line 2730" text:anchor-type="paragraph"><svg:title/><svg:desc/></draw:connector><draw:connector draw:type="line" svg:x1="6.01528in" svg:y1="0.07847in" svg:x2="6.01528in" svg:y2="0.27847in" draw:z-index="251776512" draw:id="id434" draw:style-name="a561" draw:name="Line 2477" text:anchor-type="paragraph"><svg:title/><svg:desc/></draw:connector></text:p>
      <text:p text:style-name="DefaultText"><draw:frame draw:z-index="251884032" draw:id="id435" draw:style-name="a562" draw:name="Text Box 2731" text:anchor-type="paragraph" svg:x="2.08194in" svg:y="0.21528in" svg:width="0.75417in" svg:height="0.25139in" style:rel-width="scale" style:rel-height="scale"><draw:text-box><text:p text:style-name="Normal">informe</text:p></draw:text-box><svg:title/><svg:desc/></draw:frame><draw:frame draw:z-index="251773440" draw:id="id436" draw:style-name="a563" draw:name="Text Box 2470" text:anchor-type="paragraph" svg:x="3.63889in" svg:y="0.02014in" svg:width="1.97639in" svg:height="0.25in" style:rel-width="scale" style:rel-height="scale"><draw:text-box><text:p text:style-name="Normal">agenda de déploiement validé</text:p></draw:text-box><svg:title/><svg:desc/></draw:frame><draw:frame draw:z-index="251775488" draw:id="id437" draw:style-name="a564" draw:name="Text Box 2472" text:anchor-type="paragraph" svg:x="5.91528in" svg:y="0.12153in" svg:width="0.90625in" svg:height="0.5in" style:rel-width="scale" style:rel-height="scale"><draw:text-box><text:p text:style-name="Normal">déploiement national</text:p></draw:text-box><svg:title/><svg:desc/></draw:frame></text:p>
      <text:p text:style-name="DefaultText"><draw:frame draw:z-index="251350528" draw:id="id438" draw:style-name="a565" draw:name="Text Box 2732" text:anchor-type="paragraph" svg:x="2.83611in" svg:y="0.05139in" svg:width="0.75417in" svg:height="0.3in" style:rel-width="scale" style:rel-height="scale"><draw:text-box><text:p text:style-name="Normal">informe</text:p></draw:text-box><svg:title/><svg:desc/></draw:frame></text:p>
      <text:p text:style-name="DefaultText"/>
      <text:p text:style-name="DefaultText"><draw:connector draw:type="line" svg:x1="6.41528in" svg:y1="0.13125in" svg:x2="6.41528in" svg:y2="0.325in" draw:z-index="251778560" draw:id="id439" draw:style-name="a566" draw:name="Line 2486" text:anchor-type="paragraph"><svg:title/><svg:desc/></draw:connector></text:p>
      <text:p text:style-name="DefaultText"/>
      <text:p text:style-name="DefaultText"><draw:connector draw:type="line" svg:x1="6.41528in" svg:y1="-0.00139in" svg:x2="1.32778in" svg:y2="-0.00139in" draw:z-index="251890176" draw:id="id440" draw:style-name="a568" draw:name="Line 2738" text:anchor-type="paragraph"><svg:title/><svg:desc/></draw:connector></text:p>
      <text:p text:style-name="DefaultText"><draw:frame draw:z-index="251781632" draw:id="id441" draw:style-name="a569" draw:name="Text Box 2493" text:anchor-type="paragraph" svg:x="0.825in" svg:y="0.04375in" svg:width="1.375in" svg:height="0.25in" style:rel-width="scale" style:rel-height="scale"><draw:text-box><text:p text:style-name="Normal">informe</text:p></draw:text-box><svg:title/><svg:desc/></draw:frame></text:p>
      <text:p text:style-name="DefaultText"/>
      <text:p text:style-name="DefaultText"/>
      <text:p text:style-name="DefaultText"/>
      <text:p text:style-name="DefaultText"/>
      <text:p text:style-name="DefaultText"/>
      <text:p text:style-name="DefaultText"/>
      <text:p text:style-name="DefaultText"/>
      <text:p text:style-name="DefaultText"/>
      <text:p text:style-name="DefaultText"/>
      <text:p text:style-name="DefaultText"/>
      <text:p text:style-name="DefaultText"/>
      <text:p text:style-name="DefaultText"/>
      <text:p text:style-name="DefaultText"/>
      <text:p text:style-name="DefaultText"/>
      <text:p text:style-name="DefaultText"/>
      <text:p text:style-name="DefaultText"/>
      <text:p text:style-name="DefaultText"/>
      <text:p text:style-name="P1357"/>
      <text:h text:style-name="Titre4" text:outline-level="4">Calendrier de constitution d’une Version Site de production</text:h>
      <text:h text:style-name="Titre5" text:outline-level="5">Calendrier général du versionnage</text:h>
      <text:p text:style-name="DefaultText"/>
      <text:p text:style-name="DefaultText"><draw:frame draw:z-index="251820544" draw:id="id442" draw:style-name="a570" draw:name="Text Box 2572" text:anchor-type="paragraph" svg:x="3.96736in" svg:y="0.01944in" svg:width="0.37708in" svg:height="0.37708in" style:rel-width="scale" style:rel-height="scale"><draw:text-box><text:p text:style-name="P1358">s- <text:s/>6</text:p></draw:text-box><svg:title/><svg:desc/></draw:frame><draw:frame draw:z-index="251819520" draw:id="id443" draw:style-name="a571" draw:name="Text Box 2571" text:anchor-type="paragraph" svg:x="3.59028in" svg:y="0.01944in" svg:width="0.37708in" svg:height="0.37708in" style:rel-width="scale" style:rel-height="scale"><draw:text-box><text:p text:style-name="P1359">s- <text:s/>7</text:p></draw:text-box><svg:title/><svg:desc/></draw:frame><draw:frame draw:z-index="251822592" draw:id="id444" draw:style-name="a572" draw:name="Text Box 2574" text:anchor-type="paragraph" svg:x="4.72153in" svg:y="0.01944in" svg:width="0.37708in" svg:height="0.37708in" style:rel-width="scale" style:rel-height="scale"><draw:text-box><text:p text:style-name="P1360">s- <text:s/>4</text:p></draw:text-box><svg:title/><svg:desc/></draw:frame><draw:frame draw:z-index="251824640" draw:id="id445" draw:style-name="a573" draw:name="Text Box 2576" text:anchor-type="paragraph" svg:x="5.47569in" svg:y="0.01944in" svg:width="0.37708in" svg:height="0.37708in" style:rel-width="scale" style:rel-height="scale"><draw:text-box><text:p text:style-name="P1361">s- <text:s/>2</text:p></draw:text-box><svg:title/><svg:desc/></draw:frame><draw:frame draw:z-index="251825664" draw:id="id446" draw:style-name="a574" draw:name="Text Box 2577" text:anchor-type="paragraph" svg:x="5.85278in" svg:y="0.01944in" svg:width="0.37708in" svg:height="0.37708in" style:rel-width="scale" style:rel-height="scale"><draw:text-box><text:p text:style-name="P1362">s- <text:s/>1</text:p></draw:text-box><svg:title/><svg:desc/></draw:frame><draw:frame draw:z-index="251823616" draw:id="id447" draw:style-name="a575" draw:name="Text Box 2575" text:anchor-type="paragraph" svg:x="5.09861in" svg:y="0.01944in" svg:width="0.37708in" svg:height="0.37708in" style:rel-width="scale" style:rel-height="scale"><draw:text-box><text:p text:style-name="P1363">s- <text:s/>3</text:p></draw:text-box><svg:title/><svg:desc/></draw:frame><draw:frame draw:z-index="251826688" draw:id="id448" draw:style-name="a576" draw:name="Text Box 2578" text:anchor-type="paragraph" svg:x="6.22986in" svg:y="0.01944in" svg:width="0.37708in" svg:height="0.37708in" style:rel-width="scale" style:rel-height="scale"><draw:text-box><text:p text:style-name="P1364">s</text:p></draw:text-box><svg:title/><svg:desc/></draw:frame><draw:frame draw:z-index="251836928" draw:id="id449" draw:style-name="a577" draw:name="Text Box 2668" text:anchor-type="paragraph" svg:x="3.21319in" svg:y="0.01944in" svg:width="0.37708in" svg:height="0.37708in" style:rel-width="scale" style:rel-height="scale"><draw:text-box><text:p text:style-name="P1365">s- <text:s/>8</text:p></draw:text-box><svg:title/><svg:desc/></draw:frame><draw:frame draw:z-index="251821568" draw:id="id450" draw:style-name="a578" draw:name="Text Box 2573" text:anchor-type="paragraph" svg:x="4.34444in" svg:y="0.01944in" svg:width="0.37708in" svg:height="0.37708in" style:rel-width="scale" style:rel-height="scale"><draw:text-box><text:p text:style-name="P1366">s- <text:s/>5</text:p></draw:text-box><svg:title/><svg:desc/></draw:frame><draw:frame draw:z-index="251837952" draw:id="id451" draw:style-name="a579" draw:name="Text Box 2671" text:anchor-type="paragraph" svg:x="0.19653in" svg:y="0.01944in" svg:width="0.37708in" svg:height="0.37708in" style:rel-width="scale" style:rel-height="scale"><draw:text-box><text:p text:style-name="P1367">s- <text:s/>16</text:p></draw:text-box><svg:title/><svg:desc/></draw:frame><draw:frame draw:z-index="251815424" draw:id="id452" draw:style-name="a580" draw:name="Text Box 2566" text:anchor-type="paragraph" svg:x="1.70486in" svg:y="0.01944in" svg:width="0.37708in" svg:height="0.37708in" style:rel-width="scale" style:rel-height="scale"><draw:text-box><text:p text:style-name="P1368">s-12</text:p></draw:text-box><svg:title/><svg:desc/></draw:frame><draw:frame draw:z-index="251813376" draw:id="id453" draw:style-name="a581" draw:name="Text Box 2564" text:anchor-type="paragraph" svg:x="0.95069in" svg:y="0.01944in" svg:width="0.37708in" svg:height="0.37708in" style:rel-width="scale" style:rel-height="scale"><draw:text-box><text:p text:style-name="P1369">s-14</text:p></draw:text-box><svg:title/><svg:desc/></draw:frame><draw:frame draw:z-index="251812352" draw:id="id454" draw:style-name="a582" draw:name="Text Box 2559" text:anchor-type="paragraph" svg:x="0.57361in" svg:y="0.01944in" svg:width="0.37708in" svg:height="0.37708in" style:rel-width="scale" style:rel-height="scale"><draw:text-box><text:p text:style-name="P1370">s-15</text:p></draw:text-box><svg:title/><svg:desc/></draw:frame><draw:frame draw:z-index="251818496" draw:id="id455" draw:style-name="a583" draw:name="Text Box 2569" text:anchor-type="paragraph" svg:x="2.83611in" svg:y="0.01944in" svg:width="0.37708in" svg:height="0.37708in" style:rel-width="scale" style:rel-height="scale"><draw:text-box><text:p text:style-name="P1371">s- <text:s/>9</text:p></draw:text-box><svg:title/><svg:desc/></draw:frame><draw:frame draw:z-index="251817472" draw:id="id456" draw:style-name="a584" draw:name="Text Box 2568" text:anchor-type="paragraph" svg:x="2.45903in" svg:y="0.01944in" svg:width="0.37708in" svg:height="0.37708in" style:rel-width="scale" style:rel-height="scale"><draw:text-box><text:p text:style-name="P1372">s-10</text:p></draw:text-box><svg:title/><svg:desc/></draw:frame><draw:frame draw:z-index="251816448" draw:id="id457" draw:style-name="a585" draw:name="Text Box 2567" text:anchor-type="paragraph" svg:x="2.08194in" svg:y="0.01944in" svg:width="0.37708in" svg:height="0.37708in" style:rel-width="scale" style:rel-height="scale"><draw:text-box><text:p text:style-name="P1373">s-11</text:p></draw:text-box><svg:title/><svg:desc/></draw:frame><draw:frame draw:z-index="251814400" draw:id="id458" draw:style-name="a586" draw:name="Text Box 2565" text:anchor-type="paragraph" svg:x="1.32778in" svg:y="0.01944in" svg:width="0.37708in" svg:height="0.37708in" style:rel-width="scale" style:rel-height="scale"><draw:text-box><text:p text:style-name="P1374">s-13</text:p></draw:text-box><svg:title/><svg:desc/></draw:frame><draw:frame draw:z-index="251800064" draw:id="id459" draw:style-name="a587" draw:name="Text Box 2533" text:anchor-type="paragraph" svg:x="0.19653in" svg:y="0.39653in" svg:width="3.01667in" svg:height="0.25139in" style:rel-width="scale" style:rel-height="scale"><draw:text-box><text:p text:style-name="TitreDoc">fusion</text:p></draw:text-box><svg:title/><svg:desc/></draw:frame></text:p>
      <text:p text:style-name="DefaultText"/>
      <text:p text:style-name="DefaultText"><draw:frame draw:z-index="251863552" draw:id="id460" draw:style-name="a588" draw:name="Text Box 2698" text:anchor-type="paragraph" svg:x="3.21319in" svg:y="0.07014in" svg:width="1.88542in" svg:height="0.25139in" style:rel-width="scale" style:rel-height="scale"><draw:text-box><text:p text:style-name="TitreDoc">certification</text:p></draw:text-box><svg:title/><svg:desc/></draw:frame><draw:frame draw:z-index="251801088" draw:id="id461" draw:style-name="a589" draw:name="Text Box 2541" text:anchor-type="paragraph" svg:x="5.09861in" svg:y="0.07014in" svg:width="1.50833in" svg:height="0.25139in" style:rel-width="scale" style:rel-height="scale"><draw:text-box><text:p text:style-name="TitreDoc">déploiement</text:p></draw:text-box><svg:title/><svg:desc/></draw:frame></text:p>
      <text:p text:style-name="DefaultText"/>
      <text:p text:style-name="DefaultText"><draw:frame draw:z-index="251802112" draw:id="id462" draw:style-name="a590" draw:name="Text Box 2542" text:anchor-type="paragraph" svg:x="-0.30625in" svg:y="0.12014in" svg:width="1.13125in" svg:height="0.25139in" style:rel-width="scale" style:rel-height="scale"><draw:text-box><text:p text:style-name="P1375">définition périmètre</text:p></draw:text-box><svg:title/><svg:desc/></draw:frame><draw:connector draw:type="line" svg:x1="1.70486in" svg:y1="0.12014in" svg:x2="1.70486in" svg:y2="-0.00556in" draw:z-index="251805184" draw:id="id463" draw:style-name="a592" draw:name="Line 2545" text:anchor-type="paragraph"><svg:title/><svg:desc/></draw:connector><draw:connector draw:type="line" svg:x1="0.19653in" svg:y1="0.12014in" svg:x2="0.19653in" svg:y2="-0.00556in" draw:z-index="251803136" draw:id="id464" draw:style-name="a594" draw:name="Line 2543" text:anchor-type="paragraph"><svg:title/><svg:desc/></draw:connector></text:p>
      <text:p text:style-name="DefaultText"/>
      <text:p text:style-name="DefaultText"><draw:frame draw:z-index="251804160" draw:id="id465" draw:style-name="a595" draw:name="Text Box 2544" text:anchor-type="paragraph" svg:x="1.07639in" svg:y="-0.20625in" svg:width="1.25694in" svg:height="0.37708in" style:rel-width="scale" style:rel-height="scale"><draw:text-box><text:p text:style-name="Corpsdetexte3">ajout derniers projets <text:s text:c="21"/>recettés</text:p></draw:text-box><svg:title/><svg:desc/></draw:frame><draw:connector draw:type="line" svg:x1="1.70486in" svg:y1="0.17083in" svg:x2="1.70486in" svg:y2="0.04514in" draw:z-index="251808256" draw:id="id466" draw:style-name="a596" draw:name="Line 2550" text:anchor-type="paragraph"><svg:title/><svg:desc/></draw:connector><draw:connector draw:type="line" svg:x1="0.19653in" svg:y1="0.17083in" svg:x2="0.19653in" svg:y2="0.04514in" draw:z-index="251809280" draw:id="id467" draw:style-name="a597" draw:name="Line 2551" text:anchor-type="paragraph"><svg:title/><svg:desc/></draw:connector></text:p>
      <text:p text:style-name="DefaultText"><draw:frame draw:z-index="251807232" draw:id="id468" draw:style-name="a598" draw:name="Text Box 2549" text:anchor-type="paragraph" svg:x="0.825in" svg:y="0.00764in" svg:width="0.87986in" svg:height="0.25139in" style:rel-width="scale" style:rel-height="scale"><draw:text-box><text:p text:style-name="Normal">recettes</text:p></draw:text-box><svg:title/><svg:desc/></draw:frame><draw:frame draw:z-index="251806208" draw:id="id469" draw:style-name="a599" draw:name="Text Box 2548" text:anchor-type="paragraph" svg:x="-0.68333in" svg:y="0.00764in" svg:width="0.87986in" svg:height="0.25139in" style:rel-width="scale" style:rel-height="scale"><draw:text-box><text:p text:style-name="Normal">… recettes</text:p></draw:text-box><svg:title/><svg:desc/></draw:frame></text:p>
      <text:p text:style-name="DefaultText"/>
      <text:p text:style-name="DefaultText"/>
      <text:p text:style-name="DefaultText"/>
      <text:p text:style-name="DefaultText">Le versionnage se déroule sur 17 semaines :</text:p>
      <text:list text:style-name="LFO16" text:continue-numbering="true">
        <text:list-item>
          <text:p text:style-name="Bullet1">le projet de fusion sur 8 semaines,</text:p>
        </text:list-item>
        <text:list-item>
          <text:p text:style-name="Bullet1">la certification<text:s/>XXX<text:s/>et le client sur 5 semaines</text:p>
        </text:list-item>
        <text:list-item>
          <text:p text:style-name="Bullet1">le déploiement sur 4 semaines.</text:p>
        </text:list-item>
      </text:list>
      <text:p text:style-name="DefaultText"/>
      <text:list text:style-name="LFO16" text:continue-numbering="true">
        <text:list-item>
          <text:p text:style-name="Bullet1">Le contenu de la fusion doit être défini au plus au début de la première semaine de la fusion. Par défaut il contient l’ensemble des projets et évolutions significatives<text:s/><text:span text:style-name="T1376">recettés</text:span><text:s/>unitairement depuis la dernière version. Le client peut choisir de reporter à une prochaine version certains projets ou évolutions éligibles à cette version.</text:p>
        </text:list-item>
        <text:list-item>
          <text:p text:style-name="Bullet1">Le client peut demander, au plus tard au début de la 5<text:span text:style-name="T1377">ième</text:span><text:s/>semaine de la fusion, d’intégrer dans la version des projets ou évolutions recettés depuis le début de la fusion, sous réserve de faisabilité.</text:p>
        </text:list-item>
      </text:list>
      <text:p text:style-name="P1378"/>
      <text:p text:style-name="P1379">Un projet non recetté unitairement par le client ne peut entrer dans la constitution d’une fusion.</text:p>
      <text:p text:style-name="P1380"/>
      <text:p text:style-name="DefaultText">Les règles définies ci-dessus, et notamment celle relatives aux délais de définition du périmètre, sont destinées à optimiser la qualité du processus de déploiement : qualité des livrables, respect des charges et des délais. Pour des raisons liées à l’activité des sites de production, le client peut demander à<text:s/>XXX<text:s/>de déroger à ces règles, c’est à dire de modifier le périmètre au delà de la date au plus tard prévue (retrait d’une projet ou évolution, ajout d’un projet ou évolution nouvellement recetté).<text:s/>XXX<text:s/>pourra prendre en compte ces demandes, après avoir averti le client des risques encourus sur la qualité du processus de déploiement (ce point est également applicable à la gestion des releases).</text:p>
      <text:p text:style-name="DefaultText"/>
      <text:h text:style-name="Titre5" text:outline-level="5">Calendrier détaillé du déploiement</text:h>
      <text:p text:style-name="DefaultText"/>
      <table:table table:style-name="Table1381">
        <table:table-columns>
          <table:table-column table:style-name="TableColumn1382"/>
          <table:table-column table:style-name="TableColumn1383"/>
        </table:table-columns>
        <table:table-row table:style-name="TableRow1384">
          <table:table-cell table:style-name="TableCell1385">
            <text:p text:style-name="P1386">S – nn</text:p>
          </table:table-cell>
          <table:table-cell table:style-name="TableCell1387">
            <text:p text:style-name="P1388">fusion</text:p>
          </table:table-cell>
        </table:table-row>
        <table:table-row table:style-name="TableRow1389">
          <table:table-cell table:style-name="TableCell1390">
            <text:p text:style-name="P1391">S – 8</text:p>
          </table:table-cell>
          <table:table-cell table:style-name="TableCell1392">
            <text:p text:style-name="P1393">certification<text:s/>XXX</text:p>
          </table:table-cell>
        </table:table-row>
        <table:table-row table:style-name="TableRow1394">
          <table:table-cell table:style-name="TableCell1395">
            <text:p text:style-name="P1396">S – 7</text:p>
          </table:table-cell>
          <table:table-cell table:style-name="TableCell1397">
            <text:p text:style-name="P1398">certification<text:s/>XXX</text:p>
          </table:table-cell>
        </table:table-row>
        <table:table-row table:style-name="TableRow1399">
          <table:table-cell table:style-name="TableCell1400">
            <text:p text:style-name="P1401">S – 6</text:p>
          </table:table-cell>
          <table:table-cell table:style-name="TableCell1402">
            <text:p text:style-name="DefaultText">certification<text:s/>XXX<text:s/>et pré-tests MOE Client</text:p>
          </table:table-cell>
        </table:table-row>
        <table:table-row table:style-name="TableRow1403">
          <table:table-cell table:style-name="TableCell1404">
            <text:p text:style-name="P1405">S – 5</text:p>
          </table:table-cell>
          <table:table-cell table:style-name="TableCell1406">
            <text:p text:style-name="P1407">recette MOE Client</text:p>
          </table:table-cell>
        </table:table-row>
        <table:table-row table:style-name="TableRow1408">
          <table:table-cell table:style-name="TableCell1409">
            <text:p text:style-name="P1410">S – 4</text:p>
          </table:table-cell>
          <table:table-cell table:style-name="TableCell1411">
            <text:p text:style-name="P1412">recette MOE Client</text:p>
          </table:table-cell>
        </table:table-row>
        <table:table-row table:style-name="TableRow1413">
          <table:table-cell table:style-name="TableCell1414">
            <text:p text:style-name="P1415">S – 3</text:p>
          </table:table-cell>
          <table:table-cell table:style-name="TableCell1416">
            <text:p text:style-name="P1417">pilotage sites</text:p>
          </table:table-cell>
        </table:table-row>
        <table:table-row table:style-name="TableRow1418">
          <table:table-cell table:style-name="TableCell1419">
            <text:p text:style-name="P1420">S – 2</text:p>
          </table:table-cell>
          <table:table-cell table:style-name="TableCell1421">
            <text:p text:style-name="DefaultText">stabilisation</text:p>
          </table:table-cell>
        </table:table-row>
        <table:table-row table:style-name="TableRow1422">
          <table:table-cell table:style-name="TableCell1423">
            <text:p text:style-name="DefaultText">S – 1</text:p>
          </table:table-cell>
          <table:table-cell table:style-name="TableCell1424">
            <text:p text:style-name="DefaultText">pré versionnage sites</text:p>
          </table:table-cell>
        </table:table-row>
        <table:table-row table:style-name="TableRow1425">
          <table:table-cell table:style-name="TableCell1426">
            <text:p text:style-name="DefaultText">S</text:p>
          </table:table-cell>
          <table:table-cell table:style-name="TableCell1427">
            <text:p text:style-name="DefaultText">versionnage général sites</text:p>
          </table:table-cell>
        </table:table-row>
      </table:table>
      <text:p text:style-name="P1428"/>
      <text:p text:style-name="P1429"/>
      <text:h text:style-name="Titre5" text:outline-level="5">Recette MOE Client</text:h>
      <text:p text:style-name="DefaultText"/>
      <text:p text:style-name="DefaultText">Lors des tests à la MOE Client, celle ci devra communiquer régulièrement à<text:s/>XXX<text:s/>et par scénario de tests :</text:p>
      <text:p text:style-name="DefaultText"/>
      <text:list text:style-name="LFO16" text:continue-numbering="true">
        <text:list-item>
          <text:p text:style-name="Bullet1">Le numéro de passage</text:p>
        </text:list-item>
        <text:list-item>
          <text:p text:style-name="Bullet1">Le nombre total de pas de tests</text:p>
        </text:list-item>
        <text:list-item>
          <text:p text:style-name="Bullet1">Le nombre de pas passés</text:p>
        </text:list-item>
        <text:list-item>
          <text:p text:style-name="Bullet1">Le nombre de pas conformes par rapport aux pas passés</text:p>
        </text:list-item>
        <text:list-item>
          <text:p text:style-name="Bullet1">Le nombre d’anomalies et leur ventilation (bloquante, majeure, mineure)</text:p>
        </text:list-item>
        <text:list-item>
          <text:p text:style-name="Bullet1">La note de qualité</text:p>
        </text:list-item>
        <text:list-item>
          <text:p text:style-name="Bullet1">La note de qualité minimale requise pour acceptation de la livraison et passage en pilotage.</text:p>
        </text:list-item>
        <text:list-item>
          <text:p text:style-name="Bullet1">La mode de calcul de la note de qualité.</text:p>
        </text:list-item>
      </text:list>
      <text:p text:style-name="DefaultText"/>
      <text:h text:style-name="Titre5" text:outline-level="5">Règles de bon fonctionnement</text:h>
      <text:p text:style-name="DefaultText"/>
      <text:p text:style-name="DefaultText">Afin d’être efficace un versionnage devra respecter les règles suivantes :</text:p>
      <text:p text:style-name="DefaultText"/>
      <text:list text:style-name="LFO16" text:continue-numbering="true">
        <text:list-item>
          <text:p text:style-name="P1430">Formaliser la livraison<text:s/>XXX<text:s/>par un bon de livraison et un PV de certification.</text:p>
        </text:list-item>
        <text:list-item>
          <text:p text:style-name="P1431">Formaliser le recettage par la MOE Client par un PV de recette.</text:p>
        </text:list-item>
        <text:list-item>
          <text:p text:style-name="P1432">Arrêter à temps le contenu du projet de versionnage et ne plus en modifier le périmètre.</text:p>
        </text:list-item>
        <text:list-item>
          <text:p text:style-name="P1433">Limiter le versionnage à un projet de regroupement de projets individuellement recettés par<text:s/>XXX<text:s/>et par la MOE <text:s/>Client.</text:p>
        </text:list-item>
        <text:list-item>
          <text:p text:style-name="P1434">Limiter le projet de versionnage à la réalisation des « fusions » des programmes communs à plusieurs projets, à l’exécution des tests d’intégrations et/ou non régression, à la correction des anomalies issues de ces tests , à l’exclusion de nouveaux développements</text:p>
        </text:list-item>
        <text:list-item>
          <text:p text:style-name="Bullet1"><text:span text:style-name="T1435">Formaliser la livraison de ce projet à la MOE Client par un bon de livraison et un PV de certification<text:s/></text:span><text:span text:style-name="T1436">XXX</text:span><text:span text:style-name="T1437">.</text:span></text:p>
        </text:list-item>
        <text:list-item>
          <text:p text:style-name="Bullet1"><text:span text:style-name="T1438">Formaliser la recette de ce projet par la MOE <text:s/>Client par un PV de recette.</text:span></text:p>
        </text:list-item>
        <text:list-item>
          <text:p text:style-name="Bullet1"><text:span text:style-name="T1439">Redéfinir les durées des différentes étapes du versionnage en fonction de son envergure.</text:span></text:p>
        </text:list-item>
      </text:list>
      <text:p text:style-name="DefaultText"/>
      <text:p text:style-name="DefaultText">Les moyens à mettre en œuvre :</text:p>
      <text:p text:style-name="DefaultText"/>
      <text:list text:style-name="LFO16" text:continue-numbering="true">
        <text:list-item>
          <text:p text:style-name="P1440">Réalisation systématiquement des scénarios de tests</text:p>
        </text:list-item>
        <text:list-item>
          <text:p text:style-name="P1441">Utiliser au maximum l’outil d’automatisation des tests Mercury et de l’analyseur de code</text:p>
        </text:list-item>
        <text:list-item>
          <text:p text:style-name="P1442">Développement de procédures d’installation réentrantes</text:p>
        </text:list-item>
        <text:list-item>
          <text:p text:style-name="P1443">Prévoir systématiquement une procédure de désinstallation et/ou de repli.</text:p>
        </text:list-item>
        <text:list-item>
          <text:p text:style-name="P1444">Mettre en place sur les machines de recettage de la MOE Client des environnements de recettage par projets de la même façon que chez<text:s/>XXX, pour régler la problématique des tests concurrents de différents projets.</text:p>
        </text:list-item>
        <text:list-item>
          <text:p text:style-name="P1445">Elaborer des jeux de tests communs pour recettage du ou des projets</text:p>
        </text:list-item>
      </text:list>
      <text:p text:style-name="DefaultText"/>
      <text:h text:style-name="Titre4" text:outline-level="4">Constitution d’une Release Site de production</text:h>
      <text:p text:style-name="DefaultText"/>
      <text:h text:style-name="Titre5" text:outline-level="5">Schéma de fonctionnement du Déploiement d’une Release site de production</text:h>
      <text:p text:style-name="DefaultText">La schéma de fonctionnement est identique au déploiement d’une Version de production pour les phases :</text:p>
      <text:list text:style-name="LFO16" text:continue-numbering="true">
        <text:list-item>
          <text:p text:style-name="Bullet1">fusion</text:p>
        </text:list-item>
        <text:list-item>
          <text:p text:style-name="Bullet1">certification</text:p>
        </text:list-item>
        <text:list-item>
          <text:p text:style-name="Bullet1">pilotage</text:p>
        </text:list-item>
        <text:list-item>
          <text:p text:style-name="Bullet1">versionnage</text:p>
        </text:list-item>
      </text:list>
      <text:p text:style-name="P1446"/>
      <text:p text:style-name="DefaultText">Il n’y a pas de phase de pré-versionnage.</text:p>
      <text:p text:style-name="P1447"/>
      <text:h text:style-name="Titre5" text:outline-level="5">Calendrier de constitution d’une Release</text:h>
      <text:p text:style-name="DefaultText">Le calendrier est analogue à celui d’une release, mais simplifié.</text:p>
      <text:p text:style-name="DefaultText"/>
      <text:p text:style-name="DefaultText"/>
      <text:p text:style-name="DefaultText"/>
      <text:p text:style-name="DefaultText"/>
      <text:p text:style-name="DefaultText"/>
      <text:p text:style-name="DefaultText"><draw:frame draw:z-index="251835904" draw:id="id470" draw:style-name="a600" draw:name="Text Box 2667" text:anchor-type="paragraph" svg:x="1.01528in" svg:y="0.09444in" svg:width="1.56944in" svg:height="0.25139in" style:rel-width="scale" style:rel-height="scale"><draw:text-box><text:p text:style-name="TitreDoc">fusion - déploiement</text:p><text:p text:style-name="Normal"/></draw:text-box><svg:title/><svg:desc/></draw:frame><draw:frame draw:z-index="251834880" draw:id="id471" draw:style-name="a601" draw:name="Text Box 2654" text:anchor-type="paragraph" svg:x="2.12292in" svg:y="-0.32986in" svg:width="0.37708in" svg:height="0.37708in" style:rel-width="scale" style:rel-height="scale"><draw:text-box><text:p text:style-name="P1448">s</text:p></draw:text-box><svg:title/><svg:desc/></draw:frame><draw:frame draw:z-index="251833856" draw:id="id472" draw:style-name="a602" draw:name="Text Box 2653" text:anchor-type="paragraph" svg:x="1.74583in" svg:y="-0.32986in" svg:width="0.37708in" svg:height="0.37708in" style:rel-width="scale" style:rel-height="scale"><draw:text-box><text:p text:style-name="P1449">s-1</text:p></draw:text-box><svg:title/><svg:desc/></draw:frame><draw:frame draw:z-index="251832832" draw:id="id473" draw:style-name="a603" draw:name="Text Box 2652" text:anchor-type="paragraph" svg:x="1.36875in" svg:y="-0.32986in" svg:width="0.37708in" svg:height="0.37708in" style:rel-width="scale" style:rel-height="scale"><draw:text-box><text:p text:style-name="P1450">s-2</text:p></draw:text-box><svg:title/><svg:desc/></draw:frame><draw:frame draw:z-index="251831808" draw:id="id474" draw:style-name="a604" draw:name="Text Box 2651" text:anchor-type="paragraph" svg:x="0.99167in" svg:y="-0.32986in" svg:width="0.37708in" svg:height="0.37708in" style:rel-width="scale" style:rel-height="scale"><draw:text-box><text:p text:style-name="P1451">s- 3</text:p></draw:text-box><svg:title/><svg:desc/></draw:frame><draw:connector draw:type="line" svg:x1="0.99167in" svg:y1="0.88958in" svg:x2="0.99167in" svg:y2="0.76389in" draw:z-index="251830784" draw:id="id475" draw:style-name="a605" draw:name="Line 2650" text:anchor-type="paragraph"><svg:title/><svg:desc/></draw:connector><draw:frame draw:z-index="251829760" draw:id="id476" draw:style-name="a606" draw:name="Text Box 2647" text:anchor-type="paragraph" svg:x="0.11181in" svg:y="0.88958in" svg:width="0.87986in" svg:height="0.25139in" style:rel-width="scale" style:rel-height="scale"><draw:text-box><text:p text:style-name="Normal">… recettes</text:p></draw:text-box><svg:title/><svg:desc/></draw:frame><draw:frame draw:z-index="251827712" draw:id="id477" draw:style-name="a607" draw:name="Text Box 2643" text:anchor-type="paragraph" svg:x="0.48889in" svg:y="0.5125in" svg:width="1.13125in" svg:height="0.25139in" style:rel-width="scale" style:rel-height="scale"><draw:text-box><text:p text:style-name="P1452">définition périmètre</text:p></draw:text-box><svg:title/><svg:desc/></draw:frame></text:p>
      <text:p text:style-name="DefaultText"/>
      <text:p text:style-name="DefaultText"><draw:connector draw:type="line" svg:x1="1.01528in" svg:y1="0.18403in" svg:x2="1.01528in" svg:y2="0.05833in" draw:z-index="251828736" draw:id="id478" draw:style-name="a609" draw:name="Line 2644" text:anchor-type="paragraph"><svg:title/><svg:desc/></draw:connector></text:p>
      <text:p text:style-name="DefaultText"/>
      <text:p text:style-name="DefaultText"/>
      <text:p text:style-name="DefaultText"/>
      <text:p text:style-name="DefaultText"/>
      <text:p text:style-name="DefaultText"/>
      <text:p text:style-name="DefaultText"/>
      <text:p text:style-name="DefaultText">Le périmètre doit être figé au début de la semaine S - 3</text:p>
      <text:p text:style-name="DefaultText"/>
      <table:table table:style-name="Table1453">
        <table:table-columns>
          <table:table-column table:style-name="TableColumn1454"/>
          <table:table-column table:style-name="TableColumn1455"/>
        </table:table-columns>
        <table:table-row table:style-name="TableRow1456">
          <table:table-cell table:style-name="TableCell1457">
            <text:p text:style-name="P1458">S – 3</text:p>
          </table:table-cell>
          <table:table-cell table:style-name="TableCell1459">
            <text:p text:style-name="P1460">Etude d’impact si retraits de développements à prévoir</text:p>
          </table:table-cell>
        </table:table-row>
        <table:table-row table:style-name="TableRow1461">
          <table:table-cell table:style-name="TableCell1462">
            <text:p text:style-name="P1463">S – 2</text:p>
          </table:table-cell>
          <table:table-cell table:style-name="TableCell1464">
            <text:p text:style-name="P1465">fusion</text:p>
          </table:table-cell>
        </table:table-row>
        <table:table-row table:style-name="TableRow1466">
          <table:table-cell table:style-name="TableCell1467">
            <text:p text:style-name="P1468">S – 2</text:p>
          </table:table-cell>
          <table:table-cell table:style-name="TableCell1469">
            <text:p text:style-name="P1470">certification<text:s/>XXX</text:p>
          </table:table-cell>
        </table:table-row>
        <table:table-row table:style-name="TableRow1471">
          <table:table-cell table:style-name="TableCell1472">
            <text:p text:style-name="P1473">S – 1</text:p>
          </table:table-cell>
          <table:table-cell table:style-name="TableCell1474">
            <text:p text:style-name="P1475">recette MOE Client</text:p>
          </table:table-cell>
        </table:table-row>
        <table:table-row table:style-name="TableRow1476">
          <table:table-cell table:style-name="TableCell1477">
            <text:p text:style-name="P1478">S – 1</text:p>
          </table:table-cell>
          <table:table-cell table:style-name="TableCell1479">
            <text:p text:style-name="P1480">pilotage site</text:p>
          </table:table-cell>
        </table:table-row>
        <table:table-row table:style-name="TableRow1481">
          <table:table-cell table:style-name="TableCell1482">
            <text:p text:style-name="P1483">S</text:p>
          </table:table-cell>
          <table:table-cell table:style-name="TableCell1484">
            <text:p text:style-name="P1485">versionnage général sites</text:p>
          </table:table-cell>
        </table:table-row>
      </table:table>
      <text:p text:style-name="P1486"/>
      <text:h text:style-name="P1487" text:outline-level="3"><text:bookmark-start text:name="_Ref453486500"/><text:soft-page-break/><text:s/><text:bookmark-start text:name="_Toc519599319"/>GES : Gestion des Services<text:bookmark-end text:name="_Ref453486500"/><text:bookmark-end text:name="_Toc519599319"/></text:h>
      <text:p text:style-name="DefaultText"/>
      <text:p text:style-name="DefaultText">La prestation de Gestion du Service recouvre les activités :</text:p>
      <text:p text:style-name="DefaultText"/>
      <text:list text:style-name="LFO16" text:continue-numbering="true">
        <text:list-item>
          <text:p text:style-name="P1488">de management du service (en fonction des demandes du Client et du niveau de service convenu),<text:s/></text:p>
        </text:list-item>
      </text:list>
      <text:list text:style-name="LFO15" text:continue-numbering="true">
        <text:list-item>
          <text:p text:style-name="Bullet2">La gestion des Demandes de développements.</text:p>
        </text:list-item>
        <text:list-item>
          <text:p text:style-name="Bullet2">La gestion des Demandes de Modification,</text:p>
        </text:list-item>
        <text:list-item>
          <text:p text:style-name="Bullet2">La gestion des anomalies applicatives.</text:p>
        </text:list-item>
        <text:list-item>
          <text:p text:style-name="Bullet2">La gestion des incidents, qui comprend :</text:p>
        </text:list-item>
        <text:list-item>
          <text:p text:style-name="Bullet3">l’enregistrement de l’incident,</text:p>
        </text:list-item>
        <text:list-item>
          <text:p text:style-name="Bullet3">l’analyse de l’incident,</text:p>
        </text:list-item>
        <text:list-item>
          <text:p text:style-name="Bullet3">la définition du plan d’action,</text:p>
        </text:list-item>
        <text:list-item>
          <text:p text:style-name="Bullet2">La gestion du PQDSR et de la CSE,</text:p>
        </text:list-item>
        <text:list-item>
          <text:p text:style-name="Bullet2">La gestion des Projets.</text:p>
        </text:list-item>
      </text:list>
      <text:p text:style-name="DefaultText"/>
      <text:list text:style-name="LFO16" text:continue-numbering="true">
        <text:list-item>
          <text:p text:style-name="P1489">de suivi de l’activité :</text:p>
        </text:list-item>
      </text:list>
      <text:list text:style-name="LFO15" text:continue-numbering="true">
        <text:list-item>
          <text:p text:style-name="Bullet2">Le Suivi des plans d’action, qui comprend :</text:p>
        </text:list-item>
        <text:list-item>
          <text:p text:style-name="Bullet3">le suivi de l’avancement du plan d’action,</text:p>
        </text:list-item>
        <text:list-item>
          <text:p text:style-name="Bullet3">la gestion des écarts par rapports aux plans,</text:p>
        </text:list-item>
        <text:list-item>
          <text:p text:style-name="Bullet3">la mise à jour du plan d’action.</text:p>
        </text:list-item>
        <text:list-item>
          <text:p text:style-name="Bullet2">Les Comptes-Rendus et Tableaux de Bord, qui comprennent :</text:p>
        </text:list-item>
        <text:list-item>
          <text:p text:style-name="Bullet3">la collecte des informations,</text:p>
        </text:list-item>
        <text:list-item>
          <text:p text:style-name="Bullet3">le suivi des métriques et des indicateurs,</text:p>
        </text:list-item>
        <text:list-item>
          <text:p text:style-name="Bullet3">l’établissement et la communication au responsable Maîtrise d’Œuvre des tableaux de bord relatifs aux indicateurs qualité ;</text:p>
        </text:list-item>
        <text:list-item>
          <text:p text:style-name="Bullet3">l’archivage des tableaux de bord.</text:p>
        </text:list-item>
        <text:list-item>
          <text:p text:style-name="Bullet2">Les Comités de Suivi et/ou Comités de Pilotage, qui comprennent :</text:p>
        </text:list-item>
        <text:list-item>
          <text:p text:style-name="Bullet3">la préparation du comité,</text:p>
        </text:list-item>
        <text:list-item>
          <text:p text:style-name="Bullet3">la tenue du comité,</text:p>
        </text:list-item>
        <text:list-item>
          <text:p text:style-name="Bullet3">la rédaction du compte-rendu du comité.</text:p>
        </text:list-item>
      </text:list>
      <text:p text:style-name="DefaultText">Les comptes-rendus seront soumis pour approbation et remarques éventuelles au client.</text:p>
      <text:p text:style-name="DefaultText"/>
      <text:h text:style-name="Titre5" text:outline-level="5">Les Tableaux de Bord</text:h>
      <text:p text:style-name="DefaultText">Les tableaux de bord pourront présenter les types d’information suivants :</text:p>
      <text:list text:style-name="LFO16" text:continue-numbering="true">
        <text:list-item>
          <text:p text:style-name="P1490">Des indicateurs d’activité. Ce sont des données volumétriques utilisées soit comme éléments de référence, soit comme limites techniques. Par exemple :</text:p>
        </text:list-item>
      </text:list>
      <text:list text:style-name="LFO15" text:continue-numbering="true">
        <text:list-item>
          <text:p text:style-name="Bullet2">Nombre d’anomalies corrigées dans le mois,</text:p>
        </text:list-item>
        <text:list-item>
          <text:p text:style-name="Bullet2">Nombre de changements demandés dans les Evolutions.</text:p>
        </text:list-item>
      </text:list>
      <text:list text:style-name="LFO16" text:continue-numbering="true">
        <text:list-item>
          <text:p text:style-name="P1491">Des indicateurs de niveau de service. Ce sont des résultats de mesures utilisés comme informations sur la manière dont les prestations sont réalisées. Par exemple :</text:p>
        </text:list-item>
      </text:list>
      <text:list text:style-name="LFO15" text:continue-numbering="true">
        <text:list-item>
          <text:p text:style-name="Bullet2">Délai moyen de mise à disposition des corrections d’anomalies de priorité 1.</text:p>
        </text:list-item>
      </text:list>
      <text:list text:style-name="LFO16" text:continue-numbering="true">
        <text:list-item>
          <text:p text:style-name="P1492">Des calculs sur les indicateurs d’activité ou sur les indicateurs de niveau de service, comme des pourcentages ou des moyennes.</text:p>
        </text:list-item>
      </text:list>
      <text:p text:style-name="DefaultText"/>
      <text:h text:style-name="Titre4" text:outline-level="4">Matrice des tâches et responsabilités</text:h>
      <table:table table:style-name="Table1493">
        <table:table-columns>
          <table:table-column table:style-name="TableColumn1494"/>
          <table:table-column table:style-name="TableColumn1495"/>
          <table:table-column table:style-name="TableColumn1496"/>
        </table:table-columns>
        <table:table-row table:style-name="TableRow1497">
          <table:table-cell table:style-name="TableCell1498">
            <text:p text:style-name="P1499"/>
          </table:table-cell>
          <table:table-cell table:style-name="TableCell1500">
            <text:p text:style-name="P1501">Client</text:p>
          </table:table-cell>
          <table:table-cell table:style-name="TableCell1502">
            <text:p text:style-name="P1503">XXX</text:p>
          </table:table-cell>
        </table:table-row>
        <table:table-row table:style-name="TableRow1504">
          <table:table-cell table:style-name="TableCell1505">
            <text:p text:style-name="P1506">Activités / Livrables</text:p>
          </table:table-cell>
          <table:table-cell table:style-name="TableCell1507">
            <text:p text:style-name="P1508">Resp.</text:p>
            <text:p text:style-name="P1509">MOE</text:p>
          </table:table-cell>
          <table:table-cell table:style-name="TableCell1510">
            <text:p text:style-name="P1511">SME</text:p>
          </table:table-cell>
        </table:table-row>
        <table:table-row table:style-name="TableRow1512">
          <table:table-cell table:style-name="TableCell1513">
            <text:p text:style-name="Paragraphe1">Management de service</text:p>
          </table:table-cell>
          <table:table-cell table:style-name="TableCell1514">
            <text:p text:style-name="P1515"/>
          </table:table-cell>
          <table:table-cell table:style-name="TableCell1516">
            <text:p text:style-name="P1517">Réalise</text:p>
          </table:table-cell>
        </table:table-row>
        <table:table-row table:style-name="TableRow1518">
          <table:table-cell table:style-name="TableCell1519">
            <text:p text:style-name="Paragraphe1">Suivi des activités : tableaux de bord</text:p>
          </table:table-cell>
          <table:table-cell table:style-name="TableCell1520">
            <text:p text:style-name="P1521">Valide</text:p>
          </table:table-cell>
          <table:table-cell table:style-name="TableCell1522">
            <text:p text:style-name="P1523">Réalise</text:p>
          </table:table-cell>
        </table:table-row>
      </table:table>
      <text:p text:style-name="DefaultText"/>
      <text:h text:style-name="P1524" text:outline-level="3"><text:bookmark-start text:name="_Ref453486513"/><text:bookmark-start text:name="_Toc519599320"/><text:soft-page-break/>MCA : Maintenance Corrective des Applications<text:bookmark-end text:name="_Ref453486513"/><text:bookmark-end text:name="_Toc519599320"/></text:h>
      <text:p text:style-name="P1525"/>
      <text:p text:style-name="P1526">La Maintenance Corrective des Applications couvre la correction des anomalies à fonctionnalités égales. Une anomalie est une non-conformité de l’application par rapport au dossier de spécification livré et résulte d’une erreur de fabrication. L’anomalie est détectée au cours de l’utilisation de l’application ou lors d’un contrôle (relecture ou revue de document, test de produit).</text:p>
      <text:p text:style-name="P1527"/>
      <text:h text:style-name="Titre4" text:outline-level="4">Matrice des tâches et responsabilités</text:h>
      <text:p text:style-name="DefaultText"/>
      <table:table table:style-name="Table1528">
        <table:table-columns>
          <table:table-column table:style-name="TableColumn1529"/>
          <table:table-column table:style-name="TableColumn1530"/>
          <table:table-column table:style-name="TableColumn1531"/>
          <table:table-column table:style-name="TableColumn1532"/>
          <table:table-column table:style-name="TableColumn1533"/>
          <table:table-column table:style-name="TableColumn1534"/>
          <table:table-column table:style-name="TableColumn1535"/>
          <table:table-column table:style-name="TableColumn1536"/>
          <table:table-column table:style-name="TableColumn1537"/>
        </table:table-columns>
        <table:table-row table:style-name="TableRow1538">
          <table:table-cell table:style-name="TableCell1539">
            <text:p text:style-name="P1540"/>
          </table:table-cell>
          <table:table-cell table:style-name="TableCell1541" table:number-columns-spanned="3">
            <text:p text:style-name="P1542">Client</text:p>
          </table:table-cell>
          <table:covered-table-cell/>
          <table:covered-table-cell/>
          <table:table-cell table:style-name="TableCell1543" table:number-columns-spanned="5">
            <text:p text:style-name="P1544">XXX</text:p>
          </table:table-cell>
          <table:covered-table-cell/>
          <table:covered-table-cell/>
          <table:covered-table-cell/>
          <table:covered-table-cell/>
        </table:table-row>
        <table:table-row table:style-name="TableRow1545">
          <table:table-cell table:style-name="TableCell1546">
            <text:p text:style-name="P1547">Activités / Livrables</text:p>
          </table:table-cell>
          <table:table-cell table:style-name="TableCell1548">
            <text:p text:style-name="P1549">utilisateur habilité</text:p>
          </table:table-cell>
          <table:table-cell table:style-name="TableCell1550">
            <text:p text:style-name="P1551">Resp. Appli.</text:p>
          </table:table-cell>
          <table:table-cell table:style-name="TableCell1552" table:number-columns-spanned="2">
            <text:p text:style-name="P1553">resp. MOE</text:p>
          </table:table-cell>
          <table:covered-table-cell/>
          <table:table-cell table:style-name="TableCell1554">
            <text:p text:style-name="P1555">SME</text:p>
          </table:table-cell>
          <table:table-cell table:style-name="TableCell1556">
            <text:p text:style-name="P1557">resp. dév.</text:p>
          </table:table-cell>
          <table:table-cell table:style-name="TableCell1558">
            <text:p text:style-name="P1559">CP/Analyste</text:p>
          </table:table-cell>
          <table:table-cell table:style-name="TableCell1560">
            <text:p text:style-name="P1561">qualité</text:p>
          </table:table-cell>
        </table:table-row>
        <table:table-row table:style-name="TableRow1562">
          <table:table-cell table:style-name="TableCell1563">
            <text:p text:style-name="Paragraphe1">prise en charge</text:p>
          </table:table-cell>
          <table:table-cell table:style-name="TableCell1564">
            <text:p text:style-name="P1565"/>
          </table:table-cell>
          <table:table-cell table:style-name="TableCell1566">
            <text:p text:style-name="P1567"/>
          </table:table-cell>
          <table:table-cell table:style-name="TableCell1568" table:number-columns-spanned="2">
            <text:p text:style-name="P1569"/>
          </table:table-cell>
          <table:covered-table-cell/>
          <table:table-cell table:style-name="TableCell1570">
            <text:p text:style-name="P1571"/>
          </table:table-cell>
          <table:table-cell table:style-name="TableCell1572">
            <text:p text:style-name="P1573">réalise</text:p>
          </table:table-cell>
          <table:table-cell table:style-name="TableCell1574">
            <text:p text:style-name="P1575"/>
          </table:table-cell>
          <table:table-cell table:style-name="TableCell1576">
            <text:p text:style-name="P1577"/>
          </table:table-cell>
        </table:table-row>
        <table:table-row table:style-name="TableRow1578">
          <table:table-cell table:style-name="TableCell1579">
            <text:p text:style-name="Paragraphe1">réalisation, tests unitaires</text:p>
          </table:table-cell>
          <table:table-cell table:style-name="TableCell1580">
            <text:p text:style-name="P1581"/>
          </table:table-cell>
          <table:table-cell table:style-name="TableCell1582">
            <text:p text:style-name="P1583">consulté</text:p>
          </table:table-cell>
          <table:table-cell table:style-name="TableCell1584" table:number-columns-spanned="2">
            <text:p text:style-name="P1585"/>
          </table:table-cell>
          <table:covered-table-cell/>
          <table:table-cell table:style-name="TableCell1586">
            <text:p text:style-name="P1587"/>
          </table:table-cell>
          <table:table-cell table:style-name="TableCell1588">
            <text:p text:style-name="P1589"/>
          </table:table-cell>
          <table:table-cell table:style-name="TableCell1590">
            <text:p text:style-name="P1591">réalise</text:p>
          </table:table-cell>
          <table:table-cell table:style-name="TableCell1592">
            <text:p text:style-name="P1593"/>
          </table:table-cell>
        </table:table-row>
        <table:table-row table:style-name="TableRow1594">
          <table:table-cell table:style-name="TableCell1595">
            <text:p text:style-name="Paragraphe1">tests intégration</text:p>
          </table:table-cell>
          <table:table-cell table:style-name="TableCell1596">
            <text:p text:style-name="P1597"/>
          </table:table-cell>
          <table:table-cell table:style-name="TableCell1598">
            <text:p text:style-name="P1599"/>
          </table:table-cell>
          <table:table-cell table:style-name="TableCell1600" table:number-columns-spanned="2">
            <text:p text:style-name="P1601"/>
          </table:table-cell>
          <table:covered-table-cell/>
          <table:table-cell table:style-name="TableCell1602">
            <text:p text:style-name="P1603"/>
          </table:table-cell>
          <table:table-cell table:style-name="TableCell1604">
            <text:p text:style-name="P1605"/>
          </table:table-cell>
          <table:table-cell table:style-name="TableCell1606">
            <text:p text:style-name="P1607"/>
          </table:table-cell>
          <table:table-cell table:style-name="TableCell1608">
            <text:p text:style-name="P1609">réalise</text:p>
          </table:table-cell>
        </table:table-row>
        <table:table-row table:style-name="TableRow1610">
          <table:table-cell table:style-name="TableCell1611">
            <text:p text:style-name="Paragraphe1">recette</text:p>
          </table:table-cell>
          <table:table-cell table:style-name="TableCell1612">
            <text:p text:style-name="P1613">informé</text:p>
          </table:table-cell>
          <table:table-cell table:style-name="TableCell1614">
            <text:p text:style-name="P1615">réalise</text:p>
          </table:table-cell>
          <table:table-cell table:style-name="TableCell1616" table:number-columns-spanned="2">
            <text:p text:style-name="P1617">informé</text:p>
          </table:table-cell>
          <table:covered-table-cell/>
          <table:table-cell table:style-name="TableCell1618">
            <text:p text:style-name="P1619">informé</text:p>
          </table:table-cell>
          <table:table-cell table:style-name="TableCell1620">
            <text:p text:style-name="P1621"/>
          </table:table-cell>
          <table:table-cell table:style-name="TableCell1622">
            <text:p text:style-name="P1623"/>
          </table:table-cell>
          <table:table-cell table:style-name="TableCell1624">
            <text:p text:style-name="P1625">informe</text:p>
          </table:table-cell>
        </table:table-row>
        <table:table-row table:style-name="TableRow1626">
          <table:table-cell table:style-name="TableCell1627">
            <text:p text:style-name="Paragraphe1"/>
          </table:table-cell>
          <table:table-cell table:style-name="TableCell1628">
            <text:p text:style-name="P1629"/>
          </table:table-cell>
          <table:table-cell table:style-name="TableCell1630">
            <text:p text:style-name="P1631"/>
          </table:table-cell>
          <table:table-cell table:style-name="TableCell1632" table:number-columns-spanned="2">
            <text:p text:style-name="P1633"/>
          </table:table-cell>
          <table:covered-table-cell/>
          <table:table-cell table:style-name="TableCell1634">
            <text:p text:style-name="P1635"/>
          </table:table-cell>
          <table:table-cell table:style-name="TableCell1636">
            <text:p text:style-name="P1637"/>
          </table:table-cell>
          <table:table-cell table:style-name="TableCell1638">
            <text:p text:style-name="P1639"/>
          </table:table-cell>
          <table:table-cell table:style-name="TableCell1640">
            <text:p text:style-name="P1641"/>
          </table:table-cell>
        </table:table-row>
        <table:table-row table:style-name="TableRow1642">
          <table:table-cell table:style-name="TableCell1643">
            <text:p text:style-name="Paragraphe1">propose EIM</text:p>
          </table:table-cell>
          <table:table-cell table:style-name="TableCell1644">
            <text:p text:style-name="P1645"/>
          </table:table-cell>
          <table:table-cell table:style-name="TableCell1646">
            <text:p text:style-name="P1647"/>
          </table:table-cell>
          <table:table-cell table:style-name="TableCell1648" table:number-columns-spanned="2">
            <text:p text:style-name="P1649"/>
          </table:table-cell>
          <table:covered-table-cell/>
          <table:table-cell table:style-name="TableCell1650">
            <text:p text:style-name="P1651">réalise</text:p>
          </table:table-cell>
          <table:table-cell table:style-name="TableCell1652">
            <text:p text:style-name="P1653"/>
          </table:table-cell>
          <table:table-cell table:style-name="TableCell1654">
            <text:p text:style-name="P1655"/>
          </table:table-cell>
          <table:table-cell table:style-name="TableCell1656">
            <text:p text:style-name="P1657"/>
          </table:table-cell>
        </table:table-row>
        <table:table-row table:style-name="TableRow1658">
          <table:table-cell table:style-name="TableCell1659">
            <text:p text:style-name="Paragraphe1">validation EIM ou non</text:p>
          </table:table-cell>
          <table:table-cell table:style-name="TableCell1660">
            <text:p text:style-name="P1661">informé</text:p>
          </table:table-cell>
          <table:table-cell table:style-name="TableCell1662">
            <text:p text:style-name="P1663">participe</text:p>
          </table:table-cell>
          <table:table-cell table:style-name="TableCell1664" table:number-columns-spanned="2">
            <text:p text:style-name="P1665">réalise</text:p>
          </table:table-cell>
          <table:covered-table-cell/>
          <table:table-cell table:style-name="TableCell1666">
            <text:p text:style-name="P1667"/>
          </table:table-cell>
          <table:table-cell table:style-name="TableCell1668">
            <text:p text:style-name="P1669"/>
          </table:table-cell>
          <table:table-cell table:style-name="TableCell1670">
            <text:p text:style-name="P1671"/>
          </table:table-cell>
          <table:table-cell table:style-name="TableCell1672">
            <text:p text:style-name="P1673"/>
          </table:table-cell>
        </table:table-row>
        <table:table-row table:style-name="TableRow1674">
          <table:table-cell table:style-name="TableCell1675">
            <text:p text:style-name="Paragraphe1"/>
          </table:table-cell>
          <table:table-cell table:style-name="TableCell1676">
            <text:p text:style-name="P1677"/>
          </table:table-cell>
          <table:table-cell table:style-name="TableCell1678">
            <text:p text:style-name="P1679"/>
          </table:table-cell>
          <table:table-cell table:style-name="TableCell1680" table:number-columns-spanned="2">
            <text:p text:style-name="P1681"/>
          </table:table-cell>
          <table:covered-table-cell/>
          <table:table-cell table:style-name="TableCell1682">
            <text:p text:style-name="P1683"/>
          </table:table-cell>
          <table:table-cell table:style-name="TableCell1684">
            <text:p text:style-name="P1685"/>
          </table:table-cell>
          <table:table-cell table:style-name="TableCell1686">
            <text:p text:style-name="P1687"/>
          </table:table-cell>
          <table:table-cell table:style-name="TableCell1688">
            <text:p text:style-name="P1689"/>
          </table:table-cell>
        </table:table-row>
      </table:table>
      <text:p text:style-name="DefaultText"/>
      <text:p text:style-name="DefaultText">Le suivi des Maintenances correctives est effectué en Comité de Suivi.</text:p>
      <text:p text:style-name="P1690"/>
      <text:p text:style-name="P1691"/>
      <text:h text:style-name="Titre4" text:outline-level="4"><text:bookmark-start text:name="_Toc341088135"/><text:bookmark-start text:name="_Toc341172901"/><text:bookmark-start text:name="_Toc341267636"/><text:bookmark-start text:name="_Toc341268330"/><text:bookmark-start text:name="_Toc341498611"/><text:bookmark-start text:name="_Toc341598733"/><text:bookmark-start text:name="_Toc341599247"/><text:bookmark-start text:name="_Toc343490221"/><text:bookmark-start text:name="_Toc349045209"/><text:bookmark-start text:name="_Toc401046749"/><text:bookmark-start text:name="_Toc404663866"/><text:bookmark-start text:name="_Toc428258482"/>Schéma de fonctionnement <text:s/>Maintenance Corrective<text:bookmark-end text:name="_Toc341088135"/><text:bookmark-end text:name="_Toc341172901"/><text:bookmark-end text:name="_Toc341267636"/><text:bookmark-end text:name="_Toc341268330"/><text:bookmark-end text:name="_Toc341498611"/><text:bookmark-end text:name="_Toc341598733"/><text:bookmark-end text:name="_Toc341599247"/><text:bookmark-end text:name="_Toc343490221"/><text:bookmark-end text:name="_Toc349045209"/><text:bookmark-end text:name="_Toc401046749"/><text:bookmark-end text:name="_Toc404663866"/><text:bookmark-end text:name="_Toc428258482"/></text:h>
      <text:p text:style-name="Listecontinue2"><draw:custom-shape svg:x="2.69653in" svg:y="0.09097in" svg:width="3.75in" svg:height="0.45069in" draw:z-index="251658752" draw:id="id479" draw:style-name="a610" draw:name="Rectangle 2074" text:anchor-type="paragraph"><svg:title/><svg:desc/><text:p text:style-name="P1692">XXX</text:p><draw:enhanced-geometry draw:type="non-primitive" svg:viewBox="0 0 21600 21600" draw:enhanced-path="M 0 0 L 21600 0 21600 21600 0 21600 Z N"/></draw:custom-shape><draw:custom-shape svg:x="0.19653in" svg:y="0.09097in" svg:width="2.5in" svg:height="0.45069in" draw:z-index="251657728" draw:id="id480" draw:style-name="a611" draw:name="Rectangle 2073" text:anchor-type="paragraph"><svg:title/><svg:desc/><text:p text:style-name="P1693">Client</text:p><draw:enhanced-geometry draw:type="non-primitive" svg:viewBox="0 0 21600 21600" draw:enhanced-path="M 0 0 L 21600 0 21600 21600 0 21600 Z N"/></draw:custom-shape></text:p>
      <text:p text:style-name="Listecontinue2"/>
      <text:p text:style-name="Listecontinue2"/>
      <text:p text:style-name="Listecontinue2"><draw:custom-shape svg:x="1.44653in" svg:y="0.13958in" svg:width="1.26875in" svg:height="0.70069in" draw:z-index="251630080" draw:id="id481" draw:style-name="a612" draw:name="Rectangle 2038" text:anchor-type="paragraph"><svg:title/><svg:desc/><text:p text:style-name="P1694">responsable<text:s/><text:line-break/>MOE</text:p><draw:enhanced-geometry draw:type="non-primitive" svg:viewBox="0 0 21600 21600" draw:enhanced-path="M 0 0 L 21600 0 21600 21600 0 21600 Z N"/></draw:custom-shape><draw:custom-shape svg:x="3.91528in" svg:y="0.13958in" svg:width="1.28125in" svg:height="0.70069in" draw:z-index="251628032" draw:id="id482" draw:style-name="a613" draw:name="Rectangle 2027" text:anchor-type="paragraph"><svg:title/><svg:desc/><text:p text:style-name="P1695">Equipe Développement</text:p><draw:enhanced-geometry draw:type="non-primitive" svg:viewBox="0 0 21600 21600" draw:enhanced-path="M 0 0 L 21600 0 21600 21600 0 21600 Z N"/></draw:custom-shape><draw:custom-shape svg:x="2.69653in" svg:y="0.13958in" svg:width="1.21875in" svg:height="0.70069in" draw:z-index="251629056" draw:id="id483" draw:style-name="a614" draw:name="Rectangle 2037" text:anchor-type="paragraph"><svg:title/><svg:desc/><text:p text:style-name="P1696">Service Manager Etudes</text:p><draw:enhanced-geometry draw:type="non-primitive" svg:viewBox="0 0 21600 21600" draw:enhanced-path="M 0 0 L 21600 0 21600 21600 0 21600 Z N"/></draw:custom-shape><draw:custom-shape svg:x="5.19653in" svg:y="0.13958in" svg:width="1.25in" svg:height="0.70069in" draw:z-index="251627008" draw:id="id484" draw:style-name="a615" draw:name="Rectangle 2026" text:anchor-type="paragraph"><svg:title/><svg:desc/><text:p text:style-name="P1697">Qualité</text:p><draw:enhanced-geometry draw:type="non-primitive" svg:viewBox="0 0 21600 21600" draw:enhanced-path="M 0 0 L 21600 0 21600 21600 0 21600 Z N"/></draw:custom-shape><draw:custom-shape svg:x="0.19653in" svg:y="0.13958in" svg:width="1.25in" svg:height="0.70069in" draw:z-index="251625984" draw:id="id485" draw:style-name="a616" draw:name="Rectangle 2025" text:anchor-type="paragraph"><svg:title/><svg:desc/><text:p text:style-name="P1698">responsable application</text:p><draw:enhanced-geometry draw:type="non-primitive" svg:viewBox="0 0 21600 21600" draw:enhanced-path="M 0 0 L 21600 0 21600 21600 0 21600 Z N"/></draw:custom-shape></text:p>
      <text:p text:style-name="Listecontinue2"><draw:connector draw:type="line" svg:x1="2.71528in" svg:y1="0.03472in" svg:x2="2.71528in" svg:y2="7.70694in" draw:z-index="251963904" draw:id="id486" draw:style-name="a617" draw:name="Line 2822" text:anchor-type="paragraph"><svg:title/><svg:desc/></draw:connector><draw:connector draw:type="line" svg:x1="3.91528in" svg:y1="0.03472in" svg:x2="3.91528in" svg:y2="7.70694in" draw:z-index="251962880" draw:id="id487" draw:style-name="a618" draw:name="Line 2821" text:anchor-type="paragraph"><svg:title/><svg:desc/></draw:connector><draw:connector draw:type="line" svg:x1="6.44653in" svg:y1="0.0625in" svg:x2="6.44653in" svg:y2="7.73472in" draw:z-index="251661824" draw:id="id488" draw:style-name="a619" draw:name="Line 2079" text:anchor-type="paragraph"><svg:title/><svg:desc/></draw:connector><draw:connector draw:type="line" svg:x1="5.19653in" svg:y1="0.0625in" svg:x2="5.19653in" svg:y2="7.73472in" draw:z-index="251660800" draw:id="id489" draw:style-name="a620" draw:name="Line 2078" text:anchor-type="paragraph"><svg:title/><svg:desc/></draw:connector><draw:connector draw:type="line" svg:x1="1.44653in" svg:y1="0.0625in" svg:x2="1.45347in" svg:y2="7.73472in" draw:z-index="251659776" draw:id="id490" draw:style-name="a621" draw:name="Line 2075" text:anchor-type="paragraph"><svg:title/><svg:desc/></draw:connector><draw:connector draw:type="line" svg:x1="0.19653in" svg:y1="0.0625in" svg:x2="0.19653in" svg:y2="6.3125in" draw:z-index="251662848" draw:id="id491" draw:style-name="a622" draw:name="Line 2080" text:anchor-type="paragraph"><svg:title/><svg:desc/></draw:connector></text:p>
      <text:p text:style-name="Listecontinue2"/>
      <text:p text:style-name="Listecontinue2"/>
      <text:p text:style-name="Listecontinue2"/>
      <text:p text:style-name="Listecontinue2"><draw:frame draw:z-index="251901440" draw:id="id492" draw:style-name="a623" draw:name="Text Box 2752" text:anchor-type="paragraph" svg:x="0.2375in" svg:y="0.08194in" svg:width="1.125in" svg:height="0.58333in" style:rel-width="scale" style:rel-height="scale"><draw:text-box><text:p text:style-name="Normal">identifie l’anomalie</text:p></draw:text-box><svg:title/><svg:desc/></draw:frame></text:p>
      <text:p text:style-name="Listecontinue2"><draw:connector draw:type="line" svg:x1="1.36875in" svg:y1="0.04375in" svg:x2="1.87153in" svg:y2="0.04375in" draw:z-index="251902464" draw:id="id493" draw:style-name="a624" draw:name="Line 2755" text:anchor-type="paragraph"><svg:title/><svg:desc/></draw:connector><draw:connector draw:type="line" svg:x1="1.87153in" svg:y1="0.04375in" svg:x2="1.87153in" svg:y2="0.29514in" draw:z-index="251903488" draw:id="id494" draw:style-name="a626" draw:name="Line 2756" text:anchor-type="paragraph"><svg:title/><svg:desc/></draw:connector></text:p>
      <text:p text:style-name="Listecontinue2"><draw:frame draw:z-index="251898368" draw:id="id495" draw:style-name="a627" draw:name="Text Box 2749" text:anchor-type="paragraph" svg:x="1.51528in" svg:y="0.02917in" svg:width="1in" svg:height="0.5in" style:rel-width="scale" style:rel-height="scale"><draw:text-box><text:p text:style-name="Normal">valide et transmet</text:p></draw:text-box><svg:title/><svg:desc/></draw:frame><draw:connector draw:type="line" svg:x1="2.51528in" svg:y1="0.22917in" svg:x2="2.91528in" svg:y2="0.22917in" draw:z-index="251900416" draw:id="id496" draw:style-name="a628" draw:name="Line 2751" text:anchor-type="paragraph"><svg:title/><svg:desc/></draw:connector><draw:custom-shape svg:x="2.86528in" svg:y="0.05486in" svg:width="0.75in" svg:height="0.5in" draw:z-index="251899392" draw:id="id497" draw:style-name="a629" draw:name="AutoShape 2750" text:anchor-type="paragraph"><svg:title/><svg:desc/><draw:enhanced-geometry draw:type="non-primitive" svg:viewBox="0 0 21600 21600" draw:enhanced-path="M 0 0 L 21600 0 21600 17322 C 10800 17322 10800 23922 0 20172 Z N" draw:text-areas="?f14 ?f16 ?f15 ?f17" draw:glue-points="?f12 ?f13" draw:glue-point-leaving-directions="-18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draw:equation draw:name="f7" draw:formula="?f0 + ?f6"/><draw:equation draw:name="f8" draw:formula="?f5 / 21600"/><draw:equation draw:name="f9" draw:formula="?f4 / 21600"/><draw:equation draw:name="f10" draw:formula="?f4 * 17322 / 21600"/><draw:equation draw:name="f11" draw:formula="?f4 * 20172 / 21600"/><draw:equation draw:name="f12" draw:formula="?f7 / ?f8"/><draw:equation draw:name="f13" draw:formula="?f11 / ?f9"/><draw:equation draw:name="f14" draw:formula="?f0 / ?f8"/><draw:equation draw:name="f15" draw:formula="?f1 / ?f8"/><draw:equation draw:name="f16" draw:formula="?f2 / ?f9"/><draw:equation draw:name="f17" draw:formula="?f10 / ?f9"/></draw:enhanced-geometry></draw:custom-shape><draw:frame draw:z-index="251631104" draw:id="id498" draw:style-name="a630" draw:name="Text Box 2041" text:anchor-type="paragraph" svg:x="4.01528in" svg:y="-0.00417in" svg:width="1.1in" svg:height="0.5in" style:rel-width="scale" style:rel-height="scale"><draw:text-box><text:p text:style-name="Normal">prise en charge</text:p></draw:text-box><svg:title/><svg:desc/></draw:frame></text:p>
      <text:p text:style-name="Listecontinue2"><draw:connector draw:type="line" svg:x1="3.44653in" svg:y1="0.05694in" svg:x2="3.94653in" svg:y2="0.05694in" draw:z-index="251642368" draw:id="id499" draw:style-name="a632" draw:name="Line 2054" text:anchor-type="paragraph"><svg:title/><svg:desc/></draw:connector><draw:frame draw:z-index="251897344" draw:id="id500" draw:style-name="a633" draw:name="Text Box 2748" text:anchor-type="paragraph" svg:x="2.91528in" svg:y="-0.08403in" svg:width="0.70833in" svg:height="0.25in" style:rel-width="scale" style:rel-height="scale"><draw:text-box><text:p text:style-name="P1699">demande</text:p></draw:text-box><svg:title/><svg:desc/></draw:frame></text:p>
      <text:p text:style-name="Listecontinue2"/>
      <text:p text:style-name="Listecontinue2"><draw:connector draw:type="line" svg:x1="4.57153in" svg:y1="0.00625in" svg:x2="4.57153in" svg:y2="0.13125in" draw:z-index="251643392" draw:id="id501" draw:style-name="a635" draw:name="Line 2055" text:anchor-type="paragraph"><svg:title/><svg:desc/></draw:connector><draw:custom-shape svg:x="3.94653in" svg:y="0.13125in" svg:width="1.25in" svg:height="0.50694in" draw:z-index="251633152" draw:id="id502" draw:style-name="a636" draw:name="AutoShape 2043" text:anchor-type="paragraph"><svg:title/><svg:desc/><draw:enhanced-geometry draw:path-stretchpoint-x="21600" draw:path-stretchpoint-y="21600" draw:type="non-primitive" svg:viewBox="0 0 21600 21600" draw:enhanced-path="M ?f0 ?f7 L ?f11 ?f2 ?f1 ?f7 ?f11 ?f3 Z N" draw:text-areas="?f10 ?f6 ?f12 ?f13"><draw:equation draw:name="f0" draw:formula="left"/><draw:equation draw:name="f1" draw:formula="right"/><draw:equation draw:name="f2" draw:formula="top"/><draw:equation draw:name="f3" draw:formula="bottom"/><draw:equation draw:name="f4" draw:formula="?f3 - ?f2"/><draw:equation draw:name="f5" draw:formula="?f4 / 2"/><draw:equation draw:name="f6" draw:formula="?f4 / 4"/><draw:equation draw:name="f7" draw:formula="?f2 + ?f5"/><draw:equation draw:name="f8" draw:formula="?f1 - ?f0"/><draw:equation draw:name="f9" draw:formula="?f8 / 2"/><draw:equation draw:name="f10" draw:formula="?f8 / 4"/><draw:equation draw:name="f11" draw:formula="?f0 + ?f9"/><draw:equation draw:name="f12" draw:formula="?f8 * 3 / 4"/><draw:equation draw:name="f13" draw:formula="?f4 * 3 / 4"/></draw:enhanced-geometry></draw:custom-shape></text:p>
      <text:p text:style-name="Listecontinue2"><draw:frame draw:z-index="251365888" draw:id="id503" draw:style-name="a637" draw:name="Text Box 2084" text:anchor-type="paragraph" svg:x="3.19653in" svg:y="0.05417in" svg:width="0.5in" svg:height="0.375in" style:rel-width="scale" style:rel-height="scale"><draw:text-box><text:p text:style-name="Normal">non</text:p></draw:text-box><svg:title/><svg:desc/></draw:frame><draw:frame draw:z-index="251368960" draw:id="id504" draw:style-name="a638" draw:name="Text Box 2044" text:anchor-type="paragraph" svg:x="4.07153in" svg:y="0.09306in" svg:width="1in" svg:height="0.25in" style:rel-width="scale" style:rel-height="scale"><draw:text-box><text:p text:style-name="P1700">validation MCA</text:p></draw:text-box><svg:title/><svg:desc/></draw:frame></text:p>
      <text:p text:style-name="Listecontinue2"><draw:connector draw:type="line" svg:x1="3.46458in" svg:y1="0.09306in" svg:x2="3.46458in" svg:y2="3.73819in" draw:z-index="251892224" draw:id="id505" draw:style-name="a640" draw:name="Line 2740" text:anchor-type="paragraph"><svg:title/><svg:desc/></draw:connector><draw:frame draw:z-index="251783680" draw:id="id506" draw:style-name="a641" draw:name="Text Box 2496" text:anchor-type="paragraph" svg:x="0.57153in" svg:y="0.14097in" svg:width="1.75in" svg:height="0.5in" style:rel-width="scale" style:rel-height="scale"><draw:text-box><text:p text:style-name="Normal">questions éventuelles à utilisateur</text:p></draw:text-box><svg:title/><svg:desc/></draw:frame><draw:connector draw:type="line" svg:x1="3.44653in" svg:y1="0.09306in" svg:x2="3.94653in" svg:y2="0.09306in" draw:z-index="251652608" draw:id="id507" draw:style-name="a642" draw:name="Line 2068" text:anchor-type="paragraph"><svg:title/><svg:desc/></draw:connector></text:p>
      <text:p text:style-name="Listecontinue2"><draw:frame draw:z-index="251366912" draw:id="id508" draw:style-name="a643" draw:name="Text Box 2083" text:anchor-type="paragraph" svg:x="4.69653in" svg:y="0.10278in" svg:width="0.5in" svg:height="0.375in" style:rel-width="scale" style:rel-height="scale"><draw:text-box><text:p text:style-name="Normal">oui</text:p></draw:text-box><svg:title/><svg:desc/></draw:frame><draw:connector draw:type="line" svg:x1="4.57153in" svg:y1="0.14097in" svg:x2="4.57153in" svg:y2="0.39097in" draw:z-index="251644416" draw:id="id509" draw:style-name="a645" draw:name="Line 2056" text:anchor-type="paragraph"><svg:title/><svg:desc/></draw:connector></text:p>
      <text:p text:style-name="Listecontinue2"/>
      <text:p text:style-name="Listecontinue2"><draw:frame draw:z-index="251632128" draw:id="id510" draw:style-name="a646" draw:name="Text Box 2042" text:anchor-type="paragraph" svg:x="4.01528in" svg:y="0.06458in" svg:width="1.1in" svg:height="0.48403in" style:rel-width="scale" style:rel-height="scale"><draw:text-box><text:p text:style-name="Normal">réalisation, tests unitaires</text:p></draw:text-box><svg:title/><svg:desc/></draw:frame></text:p>
      <text:p text:style-name="Listecontinue2"><draw:connector draw:type="line" svg:x1="3.94653in" svg:y1="0.1125in" svg:x2="0.69653in" svg:y2="0.1125in" draw:z-index="251782656" draw:id="id511" draw:style-name="a648" draw:name="Line 2495" text:anchor-type="paragraph"><svg:title/><svg:desc/></draw:connector><draw:connector draw:type="line" svg:x1="5.19653in" svg:y1="0.02639in" svg:x2="5.82153in" svg:y2="0.02639in" draw:z-index="251646464" draw:id="id512" draw:style-name="a649" draw:name="Line 2058" text:anchor-type="paragraph"><svg:title/><svg:desc/></draw:connector><draw:connector draw:type="line" svg:x1="5.82153in" svg:y1="0.02639in" svg:x2="5.82153in" svg:y2="0.27639in" draw:z-index="251645440" draw:id="id513" draw:style-name="a651" draw:name="Line 2057" text:anchor-type="paragraph"><svg:title/><svg:desc/></draw:connector></text:p>
      <text:p text:style-name="Listecontinue2"><draw:frame draw:z-index="251634176" draw:id="id514" draw:style-name="a652" draw:name="Text Box 2045" text:anchor-type="paragraph" svg:x="5.31528in" svg:y="0.1125in" svg:width="1in" svg:height="0.5in" style:rel-width="scale" style:rel-height="scale"><draw:text-box><text:p text:style-name="Normal">tests intégration</text:p></draw:text-box><svg:title/><svg:desc/></draw:frame></text:p>
      <text:p text:style-name="Listecontinue2"/>
      <text:p text:style-name="Listecontinue2"/>
      <text:p text:style-name="Listecontinue2"><draw:frame draw:z-index="251635200" draw:id="id515" draw:style-name="a653" draw:name="Text Box 2046" text:anchor-type="paragraph" svg:x="0.31528in" svg:y="-0.00208in" svg:width="1in" svg:height="0.5in" style:rel-width="scale" style:rel-height="scale"><draw:text-box><text:p text:style-name="Normal">recette</text:p></draw:text-box><svg:title/><svg:desc/></draw:frame></text:p>
      <text:p text:style-name="Listecontinue2"><draw:connector draw:type="line" svg:x1="5.57153in" svg:y1="-0.00208in" svg:x2="5.57153in" svg:y2="0.12292in" draw:z-index="251654656" draw:id="id516" draw:style-name="a654" draw:name="Line 2070" text:anchor-type="paragraph"><svg:title/><svg:desc/></draw:connector><draw:connector draw:type="line" svg:x1="1.44653in" svg:y1="0.12292in" svg:x2="5.57153in" svg:y2="0.12292in" draw:z-index="251653632" draw:id="id517" draw:style-name="a656" draw:name="Line 2069" text:anchor-type="paragraph"><svg:title/><svg:desc/></draw:connector></text:p>
      <text:p text:style-name="Listecontinue2"/>
      <text:p text:style-name="Listecontinue2"><draw:frame draw:z-index="251636224" draw:id="id518" draw:style-name="a657" draw:name="Text Box 2048" text:anchor-type="paragraph" svg:x="5.19653in" svg:y="-0.00625in" svg:width="1.25in" svg:height="0.45833in" style:rel-width="scale" style:rel-height="scale"><draw:text-box><text:p text:style-name="Normal">procédure DEP</text:p></draw:text-box><svg:title/><svg:desc/></draw:frame><draw:connector draw:type="line" svg:x1="0.94653in" svg:y1="0.04583in" svg:x2="0.94653in" svg:y2="0.17083in" draw:z-index="251655680" draw:id="id519" draw:style-name="a658" draw:name="Line 2071" text:anchor-type="paragraph"><svg:title/><svg:desc/></draw:connector></text:p>
      <text:p text:style-name="Listecontinue2"><draw:connector draw:type="line" svg:x1="2.96181in" svg:y1="0.08194in" svg:x2="2.96181in" svg:y2="0.33333in" draw:z-index="251893248" draw:id="id520" draw:style-name="a660" draw:name="Line 2741" text:anchor-type="paragraph"><svg:title/><svg:desc/></draw:connector><draw:connector draw:type="line" svg:x1="2.08194in" svg:y1="0.08194in" svg:x2="2.08194in" svg:y2="0.33333in" draw:z-index="251891200" draw:id="id521" draw:style-name="a662" draw:name="Line 2739" text:anchor-type="paragraph"><svg:title/><svg:desc/></draw:connector><draw:connector draw:type="line" svg:x1="0.94653in" svg:y1="0.00764in" svg:x2="5.19653in" svg:y2="0.00764in" draw:z-index="251656704" draw:id="id522" draw:style-name="a664" draw:name="Line 2072" text:anchor-type="paragraph"><svg:title/><svg:desc/></draw:connector></text:p>
      <text:p text:style-name="Listecontinue2"/>
      <text:p text:style-name="Listecontinue2"><draw:frame draw:z-index="251895296" draw:id="id523" draw:style-name="a665" draw:name="Text Box 2743" text:anchor-type="paragraph" svg:x="2.71528in" svg:y="0.00625in" svg:width="0.7in" svg:height="0.375in" style:rel-width="scale" style:rel-height="scale"><draw:text-box><text:p text:style-name="Normal">informé</text:p></draw:text-box><svg:title/><svg:desc/></draw:frame><draw:frame draw:z-index="251894272" draw:id="id524" draw:style-name="a666" draw:name="Text Box 2742" text:anchor-type="paragraph" svg:x="1.57917in" svg:y="0.00625in" svg:width="0.75417in" svg:height="0.375in" style:rel-width="scale" style:rel-height="scale"><draw:text-box><text:p text:style-name="Normal">informé</text:p></draw:text-box><svg:title/><svg:desc/></draw:frame></text:p>
      <text:p text:style-name="Listecontinue2"/>
      <text:p text:style-name="Listecontinue2"/>
      <text:p text:style-name="Listecontinue2"/>
      <text:p text:style-name="Listecontinue2"/>
      <text:p text:style-name="Listecontinue2"/>
      <text:p text:style-name="Listecontinue2"/>
      <text:p text:style-name="Listecontinue2"/>
      <text:p text:style-name="Listecontinue2"/>
      <text:p text:style-name="Listecontinue2"><draw:frame draw:z-index="251637248" draw:id="id525" draw:style-name="a667" draw:name="Text Box 2049" text:anchor-type="paragraph" svg:x="2.81528in" svg:y="0.01806in" svg:width="1in" svg:height="0.5in" style:rel-width="scale" style:rel-height="scale"><draw:text-box><text:p text:style-name="Normal">propose EIM</text:p></draw:text-box><svg:title/><svg:desc/></draw:frame></text:p>
      <text:p text:style-name="Listecontinue2"><draw:connector draw:type="line" svg:x1="2.07153in" svg:y1="0.06597in" svg:x2="2.81528in" svg:y2="0.06597in" draw:z-index="251648512" draw:id="id526" draw:style-name="a668" draw:name="Line 2063" text:anchor-type="paragraph"><svg:title/><svg:desc/></draw:connector><draw:connector draw:type="line" svg:x1="2.07153in" svg:y1="0.06597in" svg:x2="2.07153in" svg:y2="0.19097in" draw:z-index="251647488" draw:id="id527" draw:style-name="a670" draw:name="Line 2062" text:anchor-type="paragraph"><svg:title/><svg:desc/></draw:connector></text:p>
      <text:p text:style-name="Listecontinue2"><draw:frame draw:z-index="251638272" draw:id="id528" draw:style-name="a671" draw:name="Text Box 2050" text:anchor-type="paragraph" svg:x="1.51528in" svg:y="0.06597in" svg:width="1.1in" svg:height="0.5in" style:rel-width="scale" style:rel-height="scale"><draw:text-box><text:p text:style-name="Normal">approuve</text:p></draw:text-box><svg:title/><svg:desc/></draw:frame></text:p>
      <text:p text:style-name="Listecontinue2"/>
      <text:p text:style-name="Listecontinue2"/>
      <text:p text:style-name="Listecontinue2"><draw:connector draw:type="line" svg:x1="2.19653in" svg:y1="0.07639in" svg:x2="2.19653in" svg:y2="0.20139in" draw:z-index="251649536" draw:id="id529" draw:style-name="a673" draw:name="Line 2064" text:anchor-type="paragraph"><svg:title/><svg:desc/></draw:connector></text:p>
      <text:p text:style-name="Listecontinue2"><draw:frame draw:z-index="251663872" draw:id="id530" draw:style-name="a674" draw:name="Text Box 2081" text:anchor-type="paragraph" svg:x="2.94653in" svg:y="-0.00069in" svg:width="0.86875in" svg:height="0.5in" style:rel-width="scale" style:rel-height="scale"><draw:text-box><text:p text:style-name="P1701">procédure</text:p><text:p text:style-name="TitreDoc">CDE</text:p></draw:text-box><svg:title/><svg:desc/></draw:frame><draw:custom-shape svg:x="1.44653in" svg:y="0.0375in" svg:width="1.25in" svg:height="0.50694in" draw:z-index="251640320" draw:id="id531" draw:style-name="a675" draw:name="AutoShape 2052" text:anchor-type="paragraph"><svg:title/><svg:desc/><draw:enhanced-geometry draw:path-stretchpoint-x="21600" draw:path-stretchpoint-y="21600" draw:type="non-primitive" svg:viewBox="0 0 21600 21600" draw:enhanced-path="M ?f0 ?f7 L ?f11 ?f2 ?f1 ?f7 ?f11 ?f3 Z N" draw:text-areas="?f10 ?f6 ?f12 ?f13"><draw:equation draw:name="f0" draw:formula="left"/><draw:equation draw:name="f1" draw:formula="right"/><draw:equation draw:name="f2" draw:formula="top"/><draw:equation draw:name="f3" draw:formula="bottom"/><draw:equation draw:name="f4" draw:formula="?f3 - ?f2"/><draw:equation draw:name="f5" draw:formula="?f4 / 2"/><draw:equation draw:name="f6" draw:formula="?f4 / 4"/><draw:equation draw:name="f7" draw:formula="?f2 + ?f5"/><draw:equation draw:name="f8" draw:formula="?f1 - ?f0"/><draw:equation draw:name="f9" draw:formula="?f8 / 2"/><draw:equation draw:name="f10" draw:formula="?f8 / 4"/><draw:equation draw:name="f11" draw:formula="?f0 + ?f9"/><draw:equation draw:name="f12" draw:formula="?f8 * 3 / 4"/><draw:equation draw:name="f13" draw:formula="?f4 * 3 / 4"/></draw:enhanced-geometry></draw:custom-shape><draw:frame draw:z-index="251363840" draw:id="id532" draw:style-name="a676" draw:name="Text Box 2086" text:anchor-type="paragraph" svg:x="2.57153in" svg:y="-0.00069in" svg:width="0.5in" svg:height="0.375in" style:rel-width="scale" style:rel-height="scale"><draw:text-box><text:p text:style-name="Normal">oui</text:p></draw:text-box><svg:title/><svg:desc/></draw:frame></text:p>
      <text:p text:style-name="Listecontinue2"><draw:connector draw:type="line" svg:x1="0.825in" svg:y1="0.15833in" svg:x2="0.825in" svg:y2="0.40903in" draw:z-index="251650560" draw:id="id533" draw:style-name="a678" draw:name="Line 2065" text:anchor-type="paragraph"><svg:title/><svg:desc/></draw:connector><draw:connector draw:type="line" svg:x1="0.825in" svg:y1="0.15833in" svg:x2="1.45347in" svg:y2="0.15833in" draw:z-index="251896320" draw:id="id534" draw:style-name="a679" draw:name="Line 2744" text:anchor-type="paragraph"><svg:title/><svg:desc/></draw:connector><draw:connector draw:type="line" svg:x1="2.69653in" svg:y1="0.08611in" svg:x2="2.94653in" svg:y2="0.08611in" draw:z-index="251664896" draw:id="id535" draw:style-name="a681" draw:name="Line 2082" text:anchor-type="paragraph"><svg:title/><svg:desc/></draw:connector><draw:frame draw:z-index="251639296" draw:id="id536" draw:style-name="a682" draw:name="Text Box 2051" text:anchor-type="paragraph" svg:x="1.69653in" svg:y="-0.00069in" svg:width="1in" svg:height="0.25in" style:rel-width="scale" style:rel-height="scale"><draw:text-box><text:p text:style-name="P1702">accord EIM</text:p></draw:text-box><svg:title/><svg:desc/></draw:frame></text:p>
      <text:p text:style-name="Listecontinue2"><draw:frame draw:z-index="251364864" draw:id="id537" draw:style-name="a683" draw:name="Text Box 2085" text:anchor-type="paragraph" svg:x="1.44653in" svg:y="0.04792in" svg:width="0.5in" svg:height="0.375in" style:rel-width="scale" style:rel-height="scale"><draw:text-box><text:p text:style-name="Normal">non</text:p></draw:text-box><svg:title/><svg:desc/></draw:frame></text:p>
      <text:p text:style-name="Listecontinue2"><draw:frame draw:z-index="251641344" draw:id="id538" draw:style-name="a684" draw:name="Text Box 2053" text:anchor-type="paragraph" svg:x="0.31528in" svg:y="0.08333in" svg:width="1in" svg:height="0.5in" style:rel-width="scale" style:rel-height="scale"><draw:text-box><text:p text:style-name="Normal">informe utilisateur</text:p></draw:text-box><svg:title/><svg:desc/></draw:frame><draw:frame draw:z-index="251367936" draw:id="id539" draw:style-name="a685" draw:name="Text Box 2067" text:anchor-type="paragraph" svg:x="-0.68333in" svg:y="0.08333in" svg:width="1in" svg:height="0.375in" style:rel-width="scale" style:rel-height="scale"><draw:text-box><text:p text:style-name="Normal">utilisateur</text:p></draw:text-box><svg:title/><svg:desc/></draw:frame></text:p>
      <text:p text:style-name="Listecontinue2"/>
      <text:p text:style-name="Listecontinue2"><draw:connector draw:type="line" svg:x1="0.31667in" svg:y1="0.13333in" svg:x2="-0.68333in" svg:y2="0.13333in" draw:z-index="251651584" draw:id="id540" draw:style-name="a687" draw:name="Line 2066" text:anchor-type="paragraph"><svg:title/><svg:desc/></draw:connector></text:p>
      <text:p text:style-name="Listecontinue2"/>
      <text:p text:style-name="Listecontinue2"/>
      <text:p text:style-name="P1703"/>
      <text:h text:style-name="Titre4" text:outline-level="4">Evénement déclencheur</text:h>
      <text:p text:style-name="DefaultText">Anomalie applicative dans le périmètre de la prestation.</text:p>
      <text:p text:style-name="DefaultText"/>
      <text:h text:style-name="Titre4" text:outline-level="4">Principales activités</text:h>
      <text:p text:style-name="DefaultText"/>
      <text:list text:style-name="LFO16" text:continue-numbering="true">
        <text:list-item>
          <text:p text:style-name="P1704"><text:bookmark-start text:name="_Toc384549078"/>Prise en charge de l’anomalie<text:bookmark-end text:name="_Toc384549078"/></text:p>
        </text:list-item>
      </text:list>
      <text:list text:style-name="LFO15" text:continue-numbering="true">
        <text:list-item>
          <text:p text:style-name="Bullet2">Vérifier que la résolution de l’anomalie s’inscrit dans le domaine défini dans les engagements contractuels, dans le cas contraire elle fera l’objet d’une Etude d’Impact Macro,</text:p>
        </text:list-item>
        <text:list-item>
          <text:p text:style-name="Bullet2">Vérifier la validité de l’anomalie, en essayant de la reproduire avec la collaboration du Client,</text:p>
        </text:list-item>
        <text:list-item>
          <text:p text:style-name="Bullet2">Confirmer la priorité de l’anomalie et planifier la résolution en fonction de la priorité, et avec l’accord du responsable MOE Client,</text:p>
        </text:list-item>
        <text:list-item>
          <text:p text:style-name="Bullet2">Attribuer la résolution à un responsable,</text:p>
        </text:list-item>
        <text:list-item>
          <text:p text:style-name="Bullet2">Communiquer la date prévue de résolution de l’anomalie,</text:p>
        </text:list-item>
        <text:list-item>
          <text:p text:style-name="Bullet2">Faire évoluer le statut de l’anomalie dans la Base des Requêtes.</text:p>
        </text:list-item>
      </text:list>
      <text:p text:style-name="DefaultText"/>
      <text:list text:style-name="LFO16" text:continue-numbering="true">
        <text:list-item>
          <text:p text:style-name="P1705"><text:bookmark-start text:name="_Toc341088138"/><text:bookmark-start text:name="_Toc341172904"/><text:bookmark-start text:name="_Toc341267639"/><text:bookmark-start text:name="_Toc341268333"/><text:bookmark-start text:name="_Toc341498614"/><text:bookmark-start text:name="_Toc341598736"/><text:bookmark-start text:name="_Toc341599250"/><text:bookmark-start text:name="_Toc343490224"/><text:bookmark-start text:name="_Toc349045212"/><text:bookmark-start text:name="_Toc384549080"/>Analyse, réalisation, tests, recette interne et livraison<text:bookmark-end text:name="_Toc341088138"/><text:bookmark-end text:name="_Toc341172904"/><text:bookmark-end text:name="_Toc341267639"/><text:bookmark-end text:name="_Toc341268333"/><text:bookmark-end text:name="_Toc341498614"/><text:bookmark-end text:name="_Toc341598736"/><text:bookmark-end text:name="_Toc341599250"/><text:bookmark-end text:name="_Toc343490224"/><text:bookmark-end text:name="_Toc349045212"/><text:bookmark-end text:name="_Toc384549080"/></text:p>
        </text:list-item>
      </text:list>
      <text:list text:style-name="LFO15" text:continue-numbering="true">
        <text:list-item>
          <text:p text:style-name="Bullet2">Effectuer une recherche de l'origine de l’anomalie,</text:p>
        </text:list-item>
        <text:list-item>
          <text:p text:style-name="Bullet2">Analyser et développer les modifications des procédures, des fichiers, des bases de données et des programmes, de la documentation existante de l'application, du système de test et des cas de test,<text:s/></text:p>
        </text:list-item>
        <text:list-item>
          <text:p text:style-name="Bullet2">Tester les modifications; selon leur importance le Client peut être impliqué,</text:p>
        </text:list-item>
        <text:list-item>
          <text:p text:style-name="Bullet2">S'assurer de l'absence d'impact sur le reste de l'application et sur les applications en aval et ou en amont,</text:p>
        </text:list-item>
        <text:list-item>
          <text:p text:style-name="Bullet2">Tenir informé la MOE Client de l’Évolution de la MCA,</text:p>
        </text:list-item>
        <text:list-item>
          <text:p text:style-name="Bullet2">Clôture de l’anomalie à l'émetteur.</text:p>
        </text:list-item>
      </text:list>
      <text:p text:style-name="DefaultText"/>
      <text:list text:style-name="LFO16" text:continue-numbering="true">
        <text:list-item>
          <text:p text:style-name="P1706">Tests d’intégration<text:s/>XXX</text:p>
        </text:list-item>
        <text:list-item>
          <text:p text:style-name="P1707">Recette Client</text:p>
        </text:list-item>
        <text:list-item>
          <text:p text:style-name="P1708"><text:bookmark-start text:name="_Toc358686302"/>Clôture de l’anomalie<text:bookmark-end text:name="_Toc358686302"/></text:p>
        </text:list-item>
      </text:list>
      <text:list text:style-name="LFO15" text:continue-numbering="true">
        <text:list-item>
          <text:p text:style-name="Bullet2">Mettre à jour l'enregistrement de suivi de l’anomalie avec la date de clôture.</text:p>
        </text:list-item>
      </text:list>
      <text:p text:style-name="DefaultText"/>
      <text:h text:style-name="Titre4" text:outline-level="4">Produits à délivrer</text:h>
      <text:list text:style-name="LFO16" text:continue-numbering="true">
        <text:list-item>
          <text:p text:style-name="P1709">Le logiciel développé ou modifié</text:p>
        </text:list-item>
        <text:list-item>
          <text:p text:style-name="P1710">Le bilan des tests</text:p>
        </text:list-item>
        <text:list-item>
          <text:p text:style-name="P1711">Le PV de recette</text:p>
        </text:list-item>
        <text:list-item>
          <text:p text:style-name="P1712">Le dossier d'installation.</text:p>
        </text:list-item>
      </text:list>
      <text:p text:style-name="DefaultText"/>
      <text:h text:style-name="Titre4" text:outline-level="4">Remarque</text:h>
      <text:p text:style-name="DefaultText"/>
      <text:p text:style-name="DefaultText">Une MCA ne se traduit, en aucun cas, par une modification de données opérationnelles.<text:s/></text:p>
      <text:p text:style-name="DefaultText"/>
      <text:p text:style-name="DefaultText"/>
      <text:h text:style-name="Titre1" text:outline-level="1"><text:bookmark-start text:name="_Toc309539244"/><text:bookmark-start text:name="_Toc343490232"/><text:bookmark-start text:name="_Toc349045217"/><text:bookmark-start text:name="_Toc390671297"/><text:bookmark-start text:name="_Toc393857335"/><text:bookmark-start text:name="_Toc401046754"/><text:bookmark-start text:name="_Toc519599321"/><text:bookmark-end text:name="_Toc340308726"/><text:bookmark-end text:name="_Toc341070356"/><text:bookmark-end text:name="_Toc341088134"/><text:bookmark-end text:name="_Toc341172900"/><text:bookmark-end text:name="_Toc341267635"/><text:bookmark-end text:name="_Toc341268329"/><text:bookmark-end text:name="_Toc341498610"/><text:bookmark-end text:name="_Toc341598732"/><text:bookmark-end text:name="_Toc341599246"/><text:bookmark-end text:name="_Toc343490220"/><text:bookmark-end text:name="_Toc349045208"/><text:bookmark-end text:name="_Toc358686284"/><text:soft-page-break/>Plan de gestion de l’opération<text:bookmark-end text:name="_Toc401046754"/><text:bookmark-end text:name="_Toc519599321"/></text:h>
      <text:p text:style-name="DefaultText"/>
      <text:p text:style-name="DefaultText">La façon pratique de maîtriser, de suivre et de contrôler les services proposés au Client, est définie dans des<text:s/><text:span text:style-name="T1713">proc</text:span><text:span text:style-name="T1714">é</text:span><text:span text:style-name="T1715">dures de gestion<text:s/></text:span>définies dans le présent document.</text:p>
      <text:p text:style-name="DefaultText"/>
      <text:p text:style-name="DefaultText">Chaque procédure répond à un événement bien précis du déroulement du service :</text:p>
      <text:list text:style-name="LFO16" text:continue-numbering="true">
        <text:list-item>
          <text:p text:style-name="Bullet1"><text:span text:style-name="T1716">Nouvelle fonctionnalité (ou modification ou suppression) prise en charge dans le cadre d’une prest</text:span><text:span text:style-name="T1717">a</text:span><text:span text:style-name="T1718">tion existante (une évolution en cours, un projet en cours) :<text:s/></text:span><text:span text:style-name="T1719">Gestion des Changements</text:span><text:span text:style-name="T1720">,</text:span></text:p>
        </text:list-item>
      </text:list>
      <text:list text:style-name="LFO14" text:continue-numbering="true">
        <text:list-item>
          <text:p text:style-name="P1721">Non conformité détectée au cours de l’utilisation du produit : Gestion des Anomalies Applicatives de Production,</text:p>
        </text:list-item>
        <text:list-item>
          <text:p text:style-name="P1722">Non conformité détectée au cours de contrôles et de recette : Gestion des Anomalies Applicatives de test,</text:p>
        </text:list-item>
      </text:list>
      <text:list text:style-name="LFO16" text:continue-numbering="true">
        <text:list-item>
          <text:p text:style-name="Bullet1"><text:span text:style-name="T1723">Problème , autre qu’applicatif, intervenant lors de la prestation :<text:s/></text:span><text:span text:style-name="T1724">Gestion des Incidents</text:span><text:span text:style-name="T1725">,</text:span></text:p>
        </text:list-item>
        <text:list-item>
          <text:p text:style-name="Bullet1"><text:span text:style-name="T1726">Nouvelle documentation, ou compte-rendu à mettre à jour :<text:s/></text:span><text:span text:style-name="T1727">Gestion des Documents,</text:span></text:p>
        </text:list-item>
        <text:list-item>
          <text:p text:style-name="Bullet1"><text:span text:style-name="T1728">Evaluation des risques lors d’une prestation , d’un projet :<text:s/></text:span><text:span text:style-name="T1729">Gestion des Risques,</text:span></text:p>
        </text:list-item>
        <text:list-item>
          <text:p text:style-name="Bullet1"><text:span text:style-name="T1730">Suivi des actions à entreprendre :<text:s/></text:span><text:span text:style-name="T1731">Gestion des plans d’action</text:span><text:span text:style-name="T1732">,</text:span></text:p>
        </text:list-item>
        <text:list-item>
          <text:p text:style-name="Bullet1"><text:span text:style-name="T1733">Livraison par lots :<text:s/></text:span><text:span text:style-name="T1734">Gestion de la Configuration</text:span></text:p>
        </text:list-item>
      </text:list>
      <text:p text:style-name="P1735"/>
      <text:h text:style-name="Titre2" text:outline-level="2"><text:bookmark-start text:name="_Toc401046765"/><text:bookmark-start text:name="_Toc519599322"/>Gestion des Changements<text:bookmark-end text:name="_Toc401046765"/><text:bookmark-end text:name="_Toc519599322"/></text:h>
      <text:h text:style-name="Titre3" text:outline-level="3"><text:bookmark-start text:name="_Toc401046766"/><text:bookmark-start text:name="_Toc519599323"/>Objectif<text:bookmark-end text:name="_Toc401046766"/><text:bookmark-end text:name="_Toc519599323"/></text:h>
      <text:p text:style-name="DefaultText">La gestion des changements a pour objectif de prendre en compte de façon maîtrisée les demandes de modifications apportées au cours des développements (Projets, Evolutions Mineures, Evolutions Significatives).<text:s/></text:p>
      <text:p text:style-name="DefaultText"/>
      <text:p text:style-name="DefaultText">Ces demandes de changement peuvent résulter de :<text:s/></text:p>
      <text:list text:style-name="LFO16" text:continue-numbering="true">
        <text:list-item>
          <text:p text:style-name="P1736">l’évolution ou l’apparition de nouveaux besoins en cours d’évolution,<text:s/></text:p>
        </text:list-item>
        <text:list-item>
          <text:p text:style-name="P1737">la mauvaise expression ou compréhension des besoins lors des activités de spécification,<text:s/></text:p>
        </text:list-item>
        <text:list-item>
          <text:p text:style-name="P1738">une validation insuffisante d’un document ou d’une application,<text:s/></text:p>
        </text:list-item>
        <text:list-item>
          <text:p text:style-name="P1739">une impossibilité pour réaliser une partie de la solution prévue.</text:p>
        </text:list-item>
      </text:list>
      <text:p text:style-name="DefaultText"/>
      <text:p text:style-name="DefaultText">Un besoin de modification ne peut pas être ignoré. Toutefois, sa prise en compte systématique peut causer des problèmes pour la tenue des engagements pris pour la réalisation de l’évolution ou du projet.</text:p>
      <text:p text:style-name="DefaultText"/>
      <text:h text:style-name="Titre3" text:outline-level="3"><text:bookmark-start text:name="_Toc353855321"/><text:bookmark-start text:name="_Toc354388304"/><text:bookmark-start text:name="_Toc355000672"/><text:bookmark-start text:name="_Toc356724996"/><text:bookmark-start text:name="_Toc401046767"/><text:bookmark-start text:name="_Toc519599324"/>Domaine d'application<text:bookmark-end text:name="_Toc353855321"/><text:bookmark-end text:name="_Toc354388304"/><text:bookmark-end text:name="_Toc355000672"/><text:bookmark-end text:name="_Toc356724996"/><text:bookmark-end text:name="_Toc401046767"/><text:bookmark-end text:name="_Toc519599324"/></text:h>
      <text:p text:style-name="DefaultText">Cette procédure s'appliquera aux évolutions pour toute modification d'une clause des documents d'étapes, émise après leur approbation. Par exemple :</text:p>
      <text:list text:style-name="LFO16" text:continue-numbering="true">
        <text:list-item>
          <text:p text:style-name="P1740">révision des spécifications Utilisateurs après revue du document de conception externe; incidence sur les fonctionnalités,</text:p>
        </text:list-item>
        <text:list-item>
          <text:p text:style-name="P1741">modification d'organisation,</text:p>
        </text:list-item>
        <text:list-item>
          <text:p text:style-name="P1742">remise en cause des procédures et méthodes de travail.</text:p>
        </text:list-item>
      </text:list>
      <text:p text:style-name="DefaultText"/>
      <text:p text:style-name="DefaultText">Les changements sur le périmètre ou le niveau de service (après une mise en production par exemple), ne sont pas traités par cette procédure mais par la mise à jour du document « Conventions de Service ».</text:p>
      <text:p text:style-name="P1743"/>
      <text:h text:style-name="Titre3" text:outline-level="3"><text:bookmark-start text:name="_Toc401046768"/><text:bookmark-start text:name="_Toc519599325"/>Règles générales<text:bookmark-end text:name="_Toc401046768"/><text:bookmark-end text:name="_Toc519599325"/></text:h>
      <text:p text:style-name="DefaultText">1 - Toute demande de modification sera émise par une personne désignée par le Client, qui déterminera la priorité du besoin.</text:p>
      <text:p text:style-name="DefaultText">2- Elle sera évaluée en termes de :<text:s/></text:p>
      <text:list text:style-name="LFO16" text:continue-numbering="true">
        <text:list-item>
          <text:p text:style-name="Bullet1">Impact technique : architecture, interfaces, fonctions, ...</text:p>
        </text:list-item>
        <text:list-item>
          <text:p text:style-name="Bullet1">Impact sur les conditions de réalisation : charges, délais, engagements contractuels, coûts, ...</text:p>
        </text:list-item>
        <text:list-item>
          <text:p text:style-name="Bullet1">Solutions proposées,<text:s/></text:p>
        </text:list-item>
        <text:list-item>
          <text:p text:style-name="Bullet1">Type de mise en oeuvre</text:p>
        </text:list-item>
      </text:list>
      <text:p text:style-name="DefaultText">3 - Une des décisions suivantes sera prise :<text:s/></text:p>
      <text:list text:style-name="LFO16" text:continue-numbering="true">
        <text:list-item>
          <text:p text:style-name="Bullet1">Prise en compte immédiate ou différée,<text:s/></text:p>
        </text:list-item>
        <text:list-item>
          <text:p text:style-name="Bullet1">Décision retardée ou complément d’étude,</text:p>
        </text:list-item>
        <text:list-item>
          <text:p text:style-name="Bullet1">Annulation</text:p>
        </text:list-item>
      </text:list>
      <text:p text:style-name="DefaultText">4 – Si le nombre de demandes de changement devenait tel qu’il dégrade le niveau de services, un suivi des demandes de changement sera mis en place :<text:s/></text:p>
      <text:list text:style-name="LFO16" text:continue-numbering="true">
        <text:list-item>
          <text:p text:style-name="Bullet1">Nombre de demandes par origine, essai d’identification des causes des demandes, mise en place de mesures correctives éventuelles.</text:p>
        </text:list-item>
        <text:list-item>
          <text:p text:style-name="Bullet1">Charge d’étude des changements</text:p>
        </text:list-item>
        <text:list-item>
          <text:p text:style-name="Bullet1">Charges supplémentaires de réalisation par rapport à la charge initiale.<text:s/></text:p>
        </text:list-item>
      </text:list>
      <text:p text:style-name="P1744"/>
      <text:h text:style-name="Titre3" text:outline-level="3"><text:bookmark-start text:name="_Toc353855323"/><text:bookmark-start text:name="_Toc354388306"/><text:bookmark-start text:name="_Toc355000674"/><text:bookmark-start text:name="_Toc356724998"/><text:bookmark-start text:name="_Toc519599326"/>Modalités d’application<text:bookmark-end text:name="_Toc519599326"/></text:h>
      <text:p text:style-name="DefaultText">L’analyse détaillée prendra en compte les éléments déjà modifiés pour l’évolution concernée avec décision de conserver ou de modifier ces éléments.</text:p>
      <text:p text:style-name="DefaultText">Si la demande de modification est acceptée par le Client, l’impact sur les charges et le délai est communiqué.</text:p>
      <text:p text:style-name="DefaultText">Les informations communiquées par Client lors d’une demande de changement sont :</text:p>
      <text:list text:style-name="LFO16" text:continue-numbering="true">
        <text:list-item>
          <text:p text:style-name="Bullet1">références du projet concerné</text:p>
        </text:list-item>
        <text:list-item>
          <text:p text:style-name="Bullet1">descriptif du changement demandé</text:p>
        </text:list-item>
      </text:list>
      <text:p text:style-name="DefaultText"/>
      <text:p text:style-name="DefaultText"/>
      <text:p text:style-name="DefaultText"/>
      <text:p text:style-name="DefaultText"/>
      <text:p text:style-name="DefaultText"/>
      <text:p text:style-name="DefaultText"/>
      <text:p text:style-name="DefaultText"><draw:custom-shape svg:x="4.61319in" svg:y="0.14653in" svg:width="1.23958in" svg:height="0.625in" draw:z-index="251919872" draw:id="id541" draw:style-name="a688" draw:name="Rectangle 2777" text:anchor-type="paragraph"><svg:title/><svg:desc/><text:p text:style-name="P1745">responsable développement</text:p><draw:enhanced-geometry draw:type="non-primitive" svg:viewBox="0 0 21600 21600" draw:enhanced-path="M 0 0 L 21600 0 21600 21600 0 21600 Z N"/></draw:custom-shape><draw:custom-shape svg:x="3.48819in" svg:y="0.14653in" svg:width="1.10764in" svg:height="0.625in" draw:z-index="251918848" draw:id="id542" draw:style-name="a689" draw:name="Rectangle 2776" text:anchor-type="paragraph"><svg:title/><svg:desc/><text:p text:style-name="P1746">SME</text:p><draw:enhanced-geometry draw:type="non-primitive" svg:viewBox="0 0 21600 21600" draw:enhanced-path="M 0 0 L 21600 0 21600 21600 0 21600 Z N"/></draw:custom-shape><draw:custom-shape svg:x="2.36319in" svg:y="0.14653in" svg:width="1.10139in" svg:height="0.625in" draw:z-index="251917824" draw:id="id543" draw:style-name="a690" draw:name="Rectangle 2775" text:anchor-type="paragraph"><svg:title/><svg:desc/><text:p text:style-name="P1747">responsable MOE</text:p><draw:enhanced-geometry draw:type="non-primitive" svg:viewBox="0 0 21600 21600" draw:enhanced-path="M 0 0 L 21600 0 21600 21600 0 21600 Z N"/></draw:custom-shape><draw:custom-shape svg:x="1.23819in" svg:y="0.14653in" svg:width="1.09514in" svg:height="0.625in" draw:z-index="251916800" draw:id="id544" draw:style-name="a691" draw:name="Rectangle 2774" text:anchor-type="paragraph"><svg:title/><svg:desc/><text:p text:style-name="P1748">responsable application</text:p><draw:enhanced-geometry draw:type="non-primitive" svg:viewBox="0 0 21600 21600" draw:enhanced-path="M 0 0 L 21600 0 21600 21600 0 21600 Z N"/></draw:custom-shape><draw:custom-shape svg:x="0.11319in" svg:y="0.14653in" svg:width="1.08889in" svg:height="0.625in" draw:z-index="251915776" draw:id="id545" draw:style-name="a692" draw:name="Rectangle 2773" text:anchor-type="paragraph"><svg:title/><svg:desc/><text:p text:style-name="P1749">chef de projet informatique</text:p><draw:enhanced-geometry draw:type="non-primitive" svg:viewBox="0 0 21600 21600" draw:enhanced-path="M 0 0 L 21600 0 21600 21600 0 21600 Z N"/></draw:custom-shape><draw:connector draw:type="line" svg:x1="2.36319in" svg:y1="1.33958in" svg:x2="2.98819in" svg:y2="1.33958in" draw:z-index="251952640" draw:id="id546" draw:style-name="a693" draw:name="Line 2809" text:anchor-type="paragraph"><svg:title/><svg:desc/></draw:connector><draw:connector draw:type="line" svg:x1="2.98819in" svg:y1="1.33958in" svg:x2="2.98819in" svg:y2="1.46458in" draw:z-index="251951616" draw:id="id547" draw:style-name="a695" draw:name="Line 2808" text:anchor-type="paragraph"><svg:title/><svg:desc/></draw:connector><draw:connector draw:type="line" svg:x1="4.61319in" svg:y1="0.21458in" svg:x2="4.61319in" svg:y2="5.71458in" draw:z-index="251948544" draw:id="id548" draw:style-name="a696" draw:name="Line 2805" text:anchor-type="paragraph"><svg:title/><svg:desc/></draw:connector><draw:connector draw:type="line" svg:x1="3.48819in" svg:y1="0.21458in" svg:x2="3.48819in" svg:y2="5.71458in" draw:z-index="251947520" draw:id="id549" draw:style-name="a697" draw:name="Line 2804" text:anchor-type="paragraph"><svg:title/><svg:desc/></draw:connector><draw:connector draw:type="line" svg:x1="2.36319in" svg:y1="0.21458in" svg:x2="2.36319in" svg:y2="5.71458in" draw:z-index="251946496" draw:id="id550" draw:style-name="a698" draw:name="Line 2803" text:anchor-type="paragraph"><svg:title/><svg:desc/></draw:connector><draw:connector draw:type="line" svg:x1="0.11319in" svg:y1="0.21458in" svg:x2="0.11319in" svg:y2="5.71458in" draw:z-index="251945472" draw:id="id551" draw:style-name="a699" draw:name="Line 2802" text:anchor-type="paragraph"><svg:title/><svg:desc/></draw:connector><draw:connector draw:type="line" svg:x1="1.23819in" svg:y1="0.21458in" svg:x2="1.23819in" svg:y2="5.71458in" draw:z-index="251944448" draw:id="id552" draw:style-name="a700" draw:name="Line 2801" text:anchor-type="paragraph"><svg:title/><svg:desc/></draw:connector><draw:connector draw:type="line" svg:x1="2.86319in" svg:y1="4.46458in" svg:x2="2.86319in" svg:y2="5.46458in" draw:z-index="251943424" draw:id="id553" draw:style-name="a701" draw:name="Line 2800" text:anchor-type="paragraph"><svg:title/><svg:desc/></draw:connector><draw:connector draw:type="line" svg:x1="3.73819in" svg:y1="4.09028in" svg:x2="3.73819in" svg:y2="4.21528in" draw:z-index="251942400" draw:id="id554" draw:style-name="a702" draw:name="Line 2799" text:anchor-type="paragraph"><svg:title/><svg:desc/></draw:connector><draw:connector draw:type="line" svg:x1="5.48819in" svg:y1="2.58958in" svg:x2="6.11319in" svg:y2="2.58958in" draw:z-index="251940352" draw:id="id555" draw:style-name="a703" draw:name="Line 2797" text:anchor-type="paragraph"><svg:title/><svg:desc/></draw:connector><draw:connector draw:type="line" svg:x1="4.36319in" svg:y1="1.83958in" svg:x2="4.98819in" svg:y2="1.83958in" draw:z-index="251939328" draw:id="id556" draw:style-name="a704" draw:name="Line 2796" text:anchor-type="paragraph"><svg:title/><svg:desc/></draw:connector><draw:frame draw:z-index="251938304" draw:id="id557" draw:style-name="a705" draw:name="Text Box 2795" text:anchor-type="paragraph" svg:x="3.61319in" svg:y="5.33958in" svg:width="1.125in" svg:height="0.375in" style:rel-width="scale" style:rel-height="scale"><draw:text-box><text:p text:style-name="Normal">abandon</text:p></draw:text-box><svg:title/><svg:desc/></draw:frame><draw:connector draw:type="line" svg:x1="2.86319in" svg:y1="5.46528in" svg:x2="3.61319in" svg:y2="5.46528in" draw:z-index="251937280" draw:id="id558" draw:style-name="a707" draw:name="Line 2794" text:anchor-type="paragraph"><svg:title/><svg:desc/></draw:connector><draw:connector draw:type="line" svg:x1="2.86319in" svg:y1="4.84028in" svg:x2="3.61319in" svg:y2="4.84028in" draw:z-index="251936256" draw:id="id559" draw:style-name="a709" draw:name="Line 2793" text:anchor-type="paragraph"><svg:title/><svg:desc/></draw:connector><draw:connector draw:type="line" svg:x1="3.73819in" svg:y1="4.21458in" svg:x2="3.36319in" svg:y2="4.21458in" draw:z-index="251935232" draw:id="id560" draw:style-name="a711" draw:name="Line 2792" text:anchor-type="paragraph"><svg:title/><svg:desc/></draw:connector><draw:connector draw:type="line" svg:x1="6.11319in" svg:y1="2.58958in" svg:x2="6.11319in" svg:y2="2.71458in" draw:z-index="251934208" draw:id="id561" draw:style-name="a713" draw:name="Line 2791" text:anchor-type="paragraph"><svg:title/><svg:desc/></draw:connector><draw:connector draw:type="line" svg:x1="4.98819in" svg:y1="1.83958in" svg:x2="4.98819in" svg:y2="2.21458in" draw:z-index="251933184" draw:id="id562" draw:style-name="a715" draw:name="Line 2790" text:anchor-type="paragraph"><svg:title/><svg:desc/></draw:connector><draw:connector draw:type="line" svg:x1="3.98819in" svg:y1="1.96458in" svg:x2="3.98819in" svg:y2="2.21458in" draw:z-index="251932160" draw:id="id563" draw:style-name="a717" draw:name="Line 2789" text:anchor-type="paragraph"><svg:title/><svg:desc/></draw:connector><draw:connector draw:type="line" svg:x1="3.36319in" svg:y1="1.71458in" svg:x2="3.61319in" svg:y2="1.71458in" draw:z-index="251926016" draw:id="id564" draw:style-name="a718" draw:name="Line 2783" text:anchor-type="paragraph"><svg:title/><svg:desc/></draw:connector><draw:custom-shape svg:x="3.61319in" svg:y="1.46528in" svg:width="0.75in" svg:height="0.5in" draw:z-index="251924992" draw:id="id565" draw:style-name="a719" draw:name="AutoShape 2782" text:anchor-type="paragraph"><svg:title/><svg:desc/><draw:enhanced-geometry draw:type="non-primitive" svg:viewBox="0 0 21600 21600" draw:enhanced-path="M 0 0 L 21600 0 21600 17322 C 10800 17322 10800 23922 0 20172 Z N" draw:text-areas="?f14 ?f16 ?f15 ?f17" draw:glue-points="?f12 ?f13" draw:glue-point-leaving-directions="-18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draw:equation draw:name="f7" draw:formula="?f0 + ?f6"/><draw:equation draw:name="f8" draw:formula="?f5 / 21600"/><draw:equation draw:name="f9" draw:formula="?f4 / 21600"/><draw:equation draw:name="f10" draw:formula="?f4 * 17322 / 21600"/><draw:equation draw:name="f11" draw:formula="?f4 * 20172 / 21600"/><draw:equation draw:name="f12" draw:formula="?f7 / ?f8"/><draw:equation draw:name="f13" draw:formula="?f11 / ?f9"/><draw:equation draw:name="f14" draw:formula="?f0 / ?f8"/><draw:equation draw:name="f15" draw:formula="?f1 / ?f8"/><draw:equation draw:name="f16" draw:formula="?f2 / ?f9"/><draw:equation draw:name="f17" draw:formula="?f10 / ?f9"/></draw:enhanced-geometry></draw:custom-shape><draw:custom-shape svg:x="3.48819in" svg:y="-0.66042in" svg:width="3.25in" svg:height="0.625in" draw:z-index="251922944" draw:id="id566" draw:style-name="a720" draw:name="Rectangle 2780" text:anchor-type="paragraph"><svg:title/><svg:desc/><text:p text:style-name="P1750">XXX</text:p><draw:enhanced-geometry draw:type="non-primitive" svg:viewBox="0 0 21600 21600" draw:enhanced-path="M 0 0 L 21600 0 21600 21600 0 21600 Z N"/></draw:custom-shape><draw:custom-shape svg:x="0.11319in" svg:y="-0.66042in" svg:width="3.25in" svg:height="0.625in" draw:z-index="251921920" draw:id="id567" draw:style-name="a721" draw:name="Rectangle 2779" text:anchor-type="paragraph"><svg:title/><svg:desc/><text:p text:style-name="P1751">Client</text:p><draw:enhanced-geometry draw:type="non-primitive" svg:viewBox="0 0 21600 21600" draw:enhanced-path="M 0 0 L 21600 0 21600 21600 0 21600 Z N"/></draw:custom-shape><draw:custom-shape svg:x="5.73819in" svg:y="0.14653in" svg:width="1in" svg:height="0.625in" draw:z-index="251920896" draw:id="id568" draw:style-name="a722" draw:name="Rectangle 2778" text:anchor-type="paragraph"><svg:title/><svg:desc/><text:p text:style-name="P1752">architecte</text:p><draw:enhanced-geometry draw:type="non-primitive" svg:viewBox="0 0 21600 21600" draw:enhanced-path="M 0 0 L 21600 0 21600 21600 0 21600 Z N"/></draw:custom-shape></text:p>
      <text:p text:style-name="DefaultText"><draw:connector draw:type="line" svg:x1="5.72708in" svg:y1="0.05486in" svg:x2="5.72708in" svg:y2="5.55486in" draw:z-index="251949568" draw:id="id569" draw:style-name="a723" draw:name="Line 2806" text:anchor-type="paragraph"><svg:title/><svg:desc/></draw:connector></text:p>
      <text:p text:style-name="DefaultText"/>
      <text:p text:style-name="DefaultText"/>
      <text:p text:style-name="DefaultText"/>
      <text:p text:style-name="DefaultText"><draw:frame draw:z-index="251950592" draw:id="id570" draw:style-name="a724" draw:name="Text Box 2807" text:anchor-type="paragraph" svg:x="0.21528in" svg:y="0.02986in" svg:width="0.98056in" svg:height="0.58333in" style:rel-width="scale" style:rel-height="scale"><draw:text-box><text:p text:style-name="Normal">identifie demande de changement</text:p></draw:text-box><svg:title/><svg:desc/></draw:frame><draw:connector draw:type="line" svg:x1="1.70486in" svg:y1="0.15556in" svg:x2="1.70486in" svg:y2="0.40694in" draw:z-index="251959808" draw:id="id571" draw:style-name="a726" draw:name="Line 2817" text:anchor-type="paragraph"><svg:title/><svg:desc/></draw:connector><draw:connector draw:type="line" svg:x1="1.20208in" svg:y1="0.15556in" svg:x2="1.70486in" svg:y2="0.15556in" draw:z-index="251958784" draw:id="id572" draw:style-name="a727" draw:name="Line 2816" text:anchor-type="paragraph"><svg:title/><svg:desc/></draw:connector></text:p>
      <text:p text:style-name="DefaultText"/>
      <text:p text:style-name="DefaultText"><draw:frame draw:z-index="251957760" draw:id="id573" draw:style-name="a728" draw:name="Text Box 2815" text:anchor-type="paragraph" svg:x="1.31528in" svg:y="0.08056in" svg:width="0.9in" svg:height="0.5in" style:rel-width="scale" style:rel-height="scale"><draw:text-box><text:p text:style-name="Normal">valide</text:p></draw:text-box><svg:title/><svg:desc/></draw:frame></text:p>
      <text:p text:style-name="DefaultText"/>
      <text:p text:style-name="DefaultText"><draw:frame draw:z-index="251923968" draw:id="id574" draw:style-name="a729" draw:name="Text Box 2781" text:anchor-type="paragraph" svg:x="2.41528in" svg:y="-0.00486in" svg:width="1in" svg:height="0.5in" style:rel-width="scale" style:rel-height="scale"><draw:text-box><text:p text:style-name="Normal">valide et transmet</text:p></draw:text-box><svg:title/><svg:desc/></draw:frame><draw:frame draw:z-index="251914752" draw:id="id575" draw:style-name="a730" draw:name="Text Box 2772" text:anchor-type="paragraph" svg:x="3.57153in" svg:y="0.07778in" svg:width="0.70833in" svg:height="0.25in" style:rel-width="scale" style:rel-height="scale"><draw:text-box><text:p text:style-name="P1753">demande</text:p></draw:text-box><svg:title/><svg:desc/></draw:frame></text:p>
      <text:p text:style-name="DefaultText"/>
      <text:p text:style-name="DefaultText"/>
      <text:p text:style-name="DefaultText"/>
      <text:p text:style-name="DefaultText"><draw:frame draw:z-index="251927040" draw:id="id576" draw:style-name="a731" draw:name="Text Box 2784" text:anchor-type="paragraph" svg:x="3.61528in" svg:y="0.09167in" svg:width="0.9in" svg:height="0.5in" style:rel-width="scale" style:rel-height="scale"><draw:text-box><text:p text:style-name="Normal">enregistre</text:p></draw:text-box><svg:title/><svg:desc/></draw:frame><draw:frame draw:z-index="251928064" draw:id="id577" draw:style-name="a732" draw:name="Text Box 2785" text:anchor-type="paragraph" svg:x="4.71528in" svg:y="0.09167in" svg:width="0.9in" svg:height="0.5in" style:rel-width="scale" style:rel-height="scale"><draw:text-box><text:p text:style-name="Normal">prend en charge</text:p></draw:text-box><svg:title/><svg:desc/></draw:frame></text:p>
      <text:p text:style-name="DefaultText"/>
      <text:p text:style-name="DefaultText"/>
      <text:p text:style-name="DefaultText"><draw:frame draw:z-index="251929088" draw:id="id578" draw:style-name="a733" draw:name="Text Box 2786" text:anchor-type="paragraph" svg:x="5.81528in" svg:y="0.10139in" svg:width="0.92292in" svg:height="0.5in" style:rel-width="scale" style:rel-height="scale"><draw:text-box><text:p text:style-name="Normal">étude impact macro</text:p></draw:text-box><svg:title/><svg:desc/></draw:frame></text:p>
      <text:p text:style-name="DefaultText"/>
      <text:p text:style-name="DefaultText"/>
      <text:p text:style-name="DefaultText"><draw:connector draw:type="line" svg:x1="6.11319in" svg:y1="0.11181in" svg:x2="6.11319in" svg:y2="0.29167in" draw:z-index="251941376" draw:id="id579" draw:style-name="a734" draw:name="Line 2798" text:anchor-type="paragraph"><svg:title/><svg:desc/></draw:connector><draw:frame draw:z-index="251953664" draw:id="id580" draw:style-name="a735" draw:name="Text Box 2810" text:anchor-type="paragraph" svg:x="4.71528in" svg:y="0.10764in" svg:width="0.9in" svg:height="0.5in" style:rel-width="scale" style:rel-height="scale"><draw:text-box><text:p text:style-name="Normal">évalue</text:p></draw:text-box><svg:title/><svg:desc/></draw:frame></text:p>
      <text:p text:style-name="DefaultText"><draw:connector draw:type="line" svg:x1="4.21875in" svg:y1="0.09375in" svg:x2="4.71528in" svg:y2="0.09375in" draw:z-index="251954688" draw:id="id581" draw:style-name="a736" draw:name="Line 2811" text:anchor-type="paragraph"><svg:title/><svg:desc/></draw:connector><draw:connector draw:type="line" svg:x1="6.09028in" svg:y1="0.12847in" svg:x2="5.61528in" svg:y2="0.12847in" draw:z-index="251960832" draw:id="id582" draw:style-name="a738" draw:name="Line 2818" text:anchor-type="paragraph"><svg:title/><svg:desc/></draw:connector><draw:connector draw:type="line" svg:x1="4.21875in" svg:y1="0.09375in" svg:x2="4.21875in" svg:y2="0.34514in" draw:z-index="251955712" draw:id="id583" draw:style-name="a740" draw:name="Line 2813" text:anchor-type="paragraph"><svg:title/><svg:desc/></draw:connector></text:p>
      <text:p text:style-name="DefaultText"/>
      <text:p text:style-name="DefaultText"><draw:frame draw:z-index="251930112" draw:id="id584" draw:style-name="a741" draw:name="Text Box 2787" text:anchor-type="paragraph" svg:x="3.61528in" svg:y="-0.00347in" svg:width="0.9in" svg:height="0.5in" style:rel-width="scale" style:rel-height="scale"><draw:text-box><text:p text:style-name="Normal">valide</text:p></draw:text-box><svg:title/><svg:desc/></draw:frame></text:p>
      <text:p text:style-name="DefaultText"/>
      <text:p text:style-name="DefaultText"><draw:frame draw:z-index="251931136" draw:id="id585" draw:style-name="a742" draw:name="Text Box 2788" text:anchor-type="paragraph" svg:x="2.41528in" svg:y="0.04514in" svg:width="1in" svg:height="0.5in" style:rel-width="scale" style:rel-height="scale"><draw:text-box><text:p text:style-name="Normal">décide</text:p></draw:text-box><svg:title/><svg:desc/></draw:frame></text:p>
      <text:p text:style-name="DefaultText"/>
      <text:p text:style-name="DefaultText"><draw:frame draw:z-index="251913728" draw:id="id586" draw:style-name="a743" draw:name="Text Box 2771" text:anchor-type="paragraph" svg:x="3.44653in" svg:y="0.08958in" svg:width="1.375in" svg:height="0.25in" style:rel-width="scale" style:rel-height="scale"><draw:text-box><text:p text:style-name="Normal">charges, délais</text:p></draw:text-box><svg:title/><svg:desc/></draw:frame></text:p>
      <text:p text:style-name="DefaultText"/>
      <text:p text:style-name="DefaultText"/>
      <text:p text:style-name="DefaultText"><draw:frame draw:z-index="251956736" draw:id="id587" draw:style-name="a744" draw:name="Text Box 2814" text:anchor-type="paragraph" svg:x="3.71597in" svg:y="0.00625in" svg:width="2.89097in" svg:height="0.25in" style:rel-width="scale" style:rel-height="scale"><draw:text-box><text:p text:style-name="Normal">mise à jour des documents de suivi de projet</text:p></draw:text-box><svg:title/><svg:desc/></draw:frame></text:p>
      <text:p text:style-name="DefaultText"/>
      <text:p text:style-name="DefaultText"/>
      <text:p text:style-name="DefaultText"/>
      <text:p text:style-name="DefaultText"/>
      <text:p text:style-name="DefaultText"/>
      <text:p text:style-name="DefaultText"/>
      <text:p text:style-name="P1754"/>
      <text:h text:style-name="Titre4" text:outline-level="4">Enregistrement et suivi des changements<text:bookmark-end text:name="_Toc353855323"/><text:bookmark-end text:name="_Toc354388306"/><text:bookmark-end text:name="_Toc355000674"/><text:bookmark-end text:name="_Toc356724998"/></text:h>
      <text:p text:style-name="DefaultText">L'enregistrement de la demande de changement se fait par écrit. Elle comporte au minimum les informations suivantes :</text:p>
      <text:list text:style-name="LFO16" text:continue-numbering="true">
        <text:list-item>
          <text:p text:style-name="P1755">le nom de l'émetteur,</text:p>
        </text:list-item>
        <text:list-item>
          <text:p text:style-name="P1756">le nom du chef de Projet ou du responsable de maintenance destinataire de la demande,</text:p>
        </text:list-item>
        <text:list-item>
          <text:p text:style-name="P1757">l'urgence de la demande,</text:p>
        </text:list-item>
        <text:list-item>
          <text:p text:style-name="P1758">la description et les raisons de la demande.</text:p>
        </text:list-item>
      </text:list>
      <text:p text:style-name="DefaultText"/>
      <text:p text:style-name="DefaultText">XXX<text:s/>la fournit les informations suivantes :</text:p>
      <text:list text:style-name="LFO16" text:continue-numbering="true">
        <text:list-item>
          <text:p text:style-name="Bullet1">impact sur les charges,</text:p>
        </text:list-item>
        <text:list-item>
          <text:p text:style-name="Bullet1">impact sur les délais.</text:p>
        </text:list-item>
      </text:list>
      <text:p text:style-name="P1759"/>
      <text:h text:style-name="Titre2" text:outline-level="2"><text:bookmark-start text:name="_Toc519599327"/>Gestion des Anomalies<text:bookmark-end text:name="_Toc519599327"/></text:h>
      <text:p text:style-name="P1760"/>
      <text:h text:style-name="P1761" text:outline-level="3"><text:bookmark-start text:name="_Toc401046756"/><text:bookmark-start text:name="_Toc500749635"/><text:bookmark-start text:name="_Toc519599328"/>Objectif<text:bookmark-end text:name="_Toc401046756"/><text:bookmark-end text:name="_Toc500749635"/><text:bookmark-end text:name="_Toc519599328"/></text:h>
      <text:p text:style-name="Paragraphe3">Une anomalie est une non-conformité de l’application par rapport au dossier de spécification livré et résulte d’une erreur de fabrication. L’anomalie est détectée au cours de l’utilisation de l’application ou lors d’un contrôle (relecture ou revue de document, test de produit).</text:p>
      <text:p text:style-name="Paragraphe3">Les anomalies sont prises en compte pour correction immédiate ou différée, en fonction de leur niveau de sévérité.</text:p>
      <text:p text:style-name="Paragraphe3"/>
      <text:h text:style-name="P1762" text:outline-level="3"><text:s/><text:bookmark-start text:name="_Toc401046757"/><text:bookmark-start text:name="_Toc500749636"/><text:bookmark-start text:name="_Toc519599329"/>Domaine d’application<text:bookmark-end text:name="_Toc401046757"/><text:bookmark-end text:name="_Toc500749636"/><text:bookmark-end text:name="_Toc519599329"/></text:h>
      <text:p text:style-name="Paragraphe3">Cette procédure s'appliquera aux anomalies découvertes au cours des activités de maintenance corrective et des Évolutions.<text:s/></text:p>
      <text:p text:style-name="Paragraphe3"/>
      <text:h text:style-name="P1763" text:outline-level="3"><text:bookmark-start text:name="_Toc401046758"/><text:bookmark-start text:name="_Toc500749637"/><text:bookmark-start text:name="_Toc519599330"/>Procédure détaillée :<text:s/><text:bookmark-start text:name="_Toc454090254"/><text:bookmark-end text:name="_Toc401046758"/>Gestion des anomalies applicatives<text:bookmark-end text:name="_Toc500749637"/><text:bookmark-end text:name="_Toc519599330"/><text:s/><text:bookmark-end text:name="_Toc454090254"/></text:h>
      <text:h text:style-name="P1764" text:outline-level="4">Principe</text:h>
      <text:p text:style-name="Paragraphe4">L’établissement d’une anomalie se fait par référence à un document de spécification ou à une norme ayant préalablement été approuvé.</text:p>
      <text:list text:style-name="LFO5" text:continue-numbering="true">
        <text:list-item>
          <text:p text:style-name="P1765">Si l’application est non-conforme, une anomalie est ouverte.</text:p>
        </text:list-item>
        <text:list-item>
          <text:p text:style-name="P1766">Si l’application est conforme mais ne satisfait pas aux exigences de l’utilisation prévue, une demande d’évolution peut être ouverte.</text:p>
        </text:list-item>
      </text:list>
      <text:p text:style-name="P1767"/>
      <text:h text:style-name="P1768" text:outline-level="4">Domaine d’application</text:h>
      <text:p text:style-name="Paragraphe4">Cette procédure s’applique aux anomalies découvertes en cours d’utilisation des applications en exploitation. Elle s’applique dans le cadre de la prestation de maintenance corrective.</text:p>
      <text:p text:style-name="Paragraphe4"/>
      <text:h text:style-name="P1769" text:outline-level="4">Règles générales<text:s/></text:h>
      <text:list text:style-name="LFO10" text:continue-numbering="true">
        <text:list-item>
          <text:p text:style-name="P1770">Le Service Manageur Etudes<text:s/>XXX<text:s/>met en place une procédure de gestion des anomalies adaptée au contexte, permettant de décrire les anomalies, de les corriger et de vérifier leur correction.</text:p>
        </text:list-item>
      </text:list>
      <text:list text:style-name="LFO6" text:continue-numbering="true">
        <text:list-item>
          <text:p text:style-name="P1771">Tout problème déclaré par le Client est évaluée par le SME<text:span text:style-name="T1772"><text:s/></text:span>. Elle peut être confirmée, transformée en évolution ou annulée.</text:p>
        </text:list-item>
        <text:list-item>
          <text:p text:style-name="P1773">Une priorité est définie en fonction de la sévérité de l’anomalie et de la criticité de l’application .Un délai de correction est associé à chaque priorité .La définition des priorités et du délai de correction associé est décrite dans les « Conventions de Service Etudes ».</text:p>
        </text:list-item>
      </text:list>
      <text:h text:style-name="P1774" text:outline-level="4"><text:bookmark-start text:name="_Toc443811979"/><text:bookmark-start text:name="_Toc451848928"/><text:bookmark-start text:name="_Toc454090258"/>Circuit de traitement<text:bookmark-end text:name="_Toc443811979"/><text:bookmark-end text:name="_Toc451848928"/><text:s/>&amp; Matrice de Répartition des Tâches<text:bookmark-end text:name="_Toc454090258"/></text:h>
      <text:list text:style-name="LFO5" text:continue-numbering="true">
        <text:list-item>
          <text:p text:style-name="P1775">Voir le schéma de fonctionnement<text:span text:style-name="T1776"><text:s/></text:span>§<text:bookmark-ref text:ref-name="_Ref453486513" text:reference-format="text">5.5.9</text:bookmark-ref></text:p>
        </text:list-item>
      </text:list>
      <text:p text:style-name="P1777"/>
      <text:h text:style-name="P1778" text:outline-level="4"><text:s/>Priorité et délais</text:h>
      <text:h text:style-name="P1779" text:outline-level="5"><text:bookmark-start text:name="_Toc339267171"/><text:bookmark-start text:name="_Toc339272826"/><text:bookmark-start text:name="_Toc342203941"/><text:bookmark-start text:name="_Toc348939569"/><text:bookmark-start text:name="_Toc402258317"/>Evaluation et affectation de la priorité<text:bookmark-end text:name="_Toc339267171"/><text:bookmark-end text:name="_Toc339272826"/><text:bookmark-end text:name="_Toc342203941"/><text:bookmark-end text:name="_Toc348939569"/><text:bookmark-end text:name="_Toc402258317"/></text:h>
      <text:p text:style-name="Paragraphe5">La méthode d'évaluation consiste à déterminer la<text:s/><text:span text:style-name="T1780">Priorité<text:s/></text:span><text:span text:style-name="T1781"><text:s/></text:span>en fonction de :</text:p>
      <text:list text:style-name="LFO8" text:continue-numbering="true">
        <text:list-item>
          <text:p text:style-name="P1782">la<text:s/><text:span text:style-name="T1783">Criticité</text:span><text:s/>fonctionnelle des sous-ensembles applicatifs <text:s/>(groupes fonctionnels de transactions, programmes interactifs ou batch). Ils sont généralement matérialisés par les menus TP et les chaînes de traitements différés,</text:p>
        </text:list-item>
        <text:list-item>
          <text:p text:style-name="P1784">et de la<text:s/><text:span text:style-name="T1785">Sévérité</text:span><text:s/>de l’anomalie.</text:p>
        </text:list-item>
      </text:list>
      <text:p text:style-name="Paragraphe5"/>
      <text:p text:style-name="P1786">Criticité</text:p>
      <text:p text:style-name="Paragraphe5"/>
      <text:p text:style-name="P1787"/>
      <table:table table:style-name="Table1788">
        <table:table-columns>
          <table:table-column table:style-name="TableColumn1789"/>
          <table:table-column table:style-name="TableColumn1790"/>
        </table:table-columns>
        <table:table-row table:style-name="TableRow1791">
          <table:table-cell table:style-name="TableCell1792">
            <text:p text:style-name="P1793">Criticité 1 </text:p>
          </table:table-cell>
          <table:table-cell table:style-name="TableCell1794">
            <text:p text:style-name="Paragraphe1">Opérationnel Client (gestion de production)</text:p>
          </table:table-cell>
        </table:table-row>
        <table:table-row table:style-name="TableRow1795">
          <table:table-cell table:style-name="TableCell1796">
            <text:p text:style-name="P1797">Criticité 2 </text:p>
          </table:table-cell>
          <table:table-cell table:style-name="TableCell1798">
            <text:p text:style-name="Paragraphe1">Support aux opérations du Client</text:p>
          </table:table-cell>
        </table:table-row>
        <table:table-row table:style-name="TableRow1799">
          <table:table-cell table:style-name="TableCell1800">
            <text:p text:style-name="P1801">Criticité 3 </text:p>
          </table:table-cell>
          <table:table-cell table:style-name="TableCell1802">
            <text:p text:style-name="Paragraphe1">Gestion administrative, informationnel</text:p>
          </table:table-cell>
        </table:table-row>
      </table:table>
      <text:p text:style-name="P1803">Les criticités des différents domaines et modules de l’application sont détaillées dans la Convention de Service Etude.</text:p>
      <text:p text:style-name="P1804"/>
      <text:p text:style-name="P1805">Sévérité</text:p>
      <text:p text:style-name="Paragraphe5"/>
      <text:p text:style-name="Paragraphe5">Les sévérités s'appliquent à un sous-ensemble applicatif en fonction de l’anomalie. Quatre niveaux de sévérité ont ainsi été retenus :</text:p>
      <text:p text:style-name="Paragraphe5"/>
      <table:table table:style-name="Table1806">
        <table:table-columns>
          <table:table-column table:style-name="TableColumn1807"/>
          <table:table-column table:style-name="TableColumn1808"/>
        </table:table-columns>
        <table:table-row table:style-name="TableRow1809">
          <table:table-cell table:style-name="TableCell1810">
            <text:p text:style-name="P1811">Sévérité 1 </text:p>
          </table:table-cell>
          <table:table-cell table:style-name="TableCell1812">
            <text:p text:style-name="Paragraphe1">Bloque le fonctionnement complet de l’application</text:p>
          </table:table-cell>
        </table:table-row>
        <table:table-row table:style-name="TableRow1813">
          <table:table-cell table:style-name="TableCell1814">
            <text:p text:style-name="P1815">Sévérité 2 </text:p>
          </table:table-cell>
          <table:table-cell table:style-name="TableCell1816">
            <text:p text:style-name="Paragraphe1">Bloque l’exécution d’une fonction principale</text:p>
          </table:table-cell>
        </table:table-row>
        <table:table-row table:style-name="TableRow1817">
          <table:table-cell table:style-name="TableCell1818">
            <text:p text:style-name="P1819">Sévérité 3 </text:p>
          </table:table-cell>
          <table:table-cell table:style-name="TableCell1820">
            <text:p text:style-name="Paragraphe1">Perturbe l’exécution d’une fonction principale</text:p>
          </table:table-cell>
        </table:table-row>
        <table:table-row table:style-name="TableRow1821">
          <table:table-cell table:style-name="TableCell1822">
            <text:p text:style-name="P1823">Sévérité 4 </text:p>
          </table:table-cell>
          <table:table-cell table:style-name="TableCell1824">
            <text:p text:style-name="Paragraphe1">Occasionne une gêne mineure, mais n’empêche pas l’utilisation de l’application<text:s/></text:p>
            <text:p text:style-name="Paragraphe1">(par exemple : défaut de présentation d’un écran, d’un état).</text:p>
          </table:table-cell>
        </table:table-row>
      </table:table>
      <text:p text:style-name="Paragraphe5"/>
      <text:p text:style-name="P1825">Eléments de détermination complémentaires :</text:p>
      <text:p text:style-name="P1826"><text:span text:style-name="T1827">Nature de l’anomalie</text:span></text:p>
      <text:p text:style-name="P1828">- Base de données ou fichiers critiques erronés</text:p>
      <text:p text:style-name="P1829">- Arrêt de batch en production mettant à jour des données</text:p>
      <text:p text:style-name="P1830">- Arrêt du TP mettant à jour des données</text:p>
      <text:p text:style-name="P1831">- Restitution de données erronées (état ou écran)</text:p>
      <text:p text:style-name="P1832">- Arrêt du TP en interrogation</text:p>
      <text:p text:style-name="P1833">- Arrêt du batch d'édition</text:p>
      <text:p text:style-name="P1834"><text:span text:style-name="T1835">Existence d'une solution de contournement</text:span></text:p>
      <text:p text:style-name="P1836">- oui, l'utilisateur peut continuer par un moyen annexe</text:p>
      <text:p text:style-name="P1837">- non, l'utilisateur est bloqué</text:p>
      <text:p text:style-name="P1838"><text:span text:style-name="T1839">Etendue fonctionnelle de l’anomalie</text:span></text:p>
      <text:p text:style-name="P1840">- pourcentage des utilisateurs impactés, pourcentage des Clients impactés, impacts économiques</text:p>
      <text:p text:style-name="P1841">Détermination de la période critique d'utilisation (prochaine utilisation des programmes)</text:p>
      <text:p text:style-name="P1842">- jour</text:p>
      <text:p text:style-name="P1843">- semaine</text:p>
      <text:p text:style-name="P1844">- mois</text:p>
      <text:p text:style-name="P1845">- année</text:p>
      <text:p text:style-name="P1846">- à la demande</text:p>
      <text:p text:style-name="P1847"><text:span text:style-name="T1848">Condition d'apparition de l'anomalie</text:span></text:p>
      <text:p text:style-name="P1849">- Systématique</text:p>
      <text:p text:style-name="P1850">- De temps en temps sous certaines conditions</text:p>
      <text:p text:style-name="P1851">- Aléatoire (les conditions ne sont pas déterminées)</text:p>
      <text:p text:style-name="P1852">- Ne peut plus être reproduit (un incident non reproductible n’a pas d’affectation de priorité.)</text:p>
      <text:p text:style-name="Paragraphe5"/>
      <text:p text:style-name="P1853"/>
      <text:p text:style-name="P1854">Priorité</text:p>
      <text:p text:style-name="Paragraphe5"/>
      <text:p text:style-name="Paragraphe5"><text:span text:style-name="T1855">En fonction de la criticité et de la sévérité de l'anomalie, la méthode permet de déterminer une prior</text:span><text:span text:style-name="T1856">i</text:span><text:span text:style-name="T1857">té en suivant le tableau ci-dessous :</text:span></text:p>
      <text:p text:style-name="P1858"/>
      <table:table table:style-name="Table1859">
        <table:table-columns>
          <table:table-column table:style-name="TableColumn1860"/>
          <table:table-column table:style-name="TableColumn1861"/>
          <table:table-column table:style-name="TableColumn1862"/>
          <table:table-column table:style-name="TableColumn1863"/>
        </table:table-columns>
        <table:table-row table:style-name="TableRow1864">
          <table:table-cell table:style-name="TableCell1865">
            <text:p text:style-name="P1866"/>
          </table:table-cell>
          <table:table-cell table:style-name="TableCell1867">
            <text:p text:style-name="P1868">Criticité 1</text:p>
          </table:table-cell>
          <table:table-cell table:style-name="TableCell1869">
            <text:p text:style-name="P1870">Criticité 2</text:p>
          </table:table-cell>
          <table:table-cell table:style-name="TableCell1871">
            <text:p text:style-name="P1872">Criticité 3</text:p>
          </table:table-cell>
        </table:table-row>
        <table:table-row table:style-name="TableRow1873">
          <table:table-cell table:style-name="TableCell1874">
            <text:p text:style-name="P1875"/>
            <text:p text:style-name="P1876"/>
            <text:p text:style-name="P1877"/>
            <text:p text:style-name="P1878">Sévérité 1</text:p>
          </table:table-cell>
          <table:table-cell table:style-name="TableCell1879">
            <text:p text:style-name="P1880"><text:span text:style-name="T1881">P1</text:span></text:p>
            <text:list text:style-name="LFO4" text:continue-numbering="true">
              <text:list-item>
                <text:p text:style-name="P1882">pas de solution de contournement</text:p>
              </text:list-item>
            </text:list>
            <text:p text:style-name="Paragraphe1"/>
            <text:p text:style-name="Paragraphe1"/>
            <text:p text:style-name="P1883"><text:span text:style-name="T1884">P2</text:span></text:p>
            <text:list text:style-name="LFO4" text:continue-numbering="true">
              <text:list-item>
                <text:p text:style-name="P1885">avec solution de contournement</text:p>
              </text:list-item>
            </text:list>
          </table:table-cell>
          <table:table-cell table:style-name="TableCell1886">
            <text:p text:style-name="P1887"><text:span text:style-name="T1888">P1</text:span></text:p>
            <text:list text:style-name="LFO4" text:continue-numbering="true">
              <text:list-item>
                <text:p text:style-name="P1889">échéance proche</text:p>
              </text:list-item>
              <text:list-item>
                <text:p text:style-name="P1890">pas de solution de contournement</text:p>
              </text:list-item>
            </text:list>
            <text:p text:style-name="Paragraphe1"/>
            <text:p text:style-name="P1891"><text:span text:style-name="T1892">P2</text:span></text:p>
            <text:list text:style-name="LFO4" text:continue-numbering="true">
              <text:list-item>
                <text:p text:style-name="P1893">avec solution de contournement</text:p>
              </text:list-item>
            </text:list>
          </table:table-cell>
          <table:table-cell table:style-name="TableCell1894">
            <text:p text:style-name="P1895"><text:span text:style-name="T1896">P1</text:span></text:p>
            <text:list text:style-name="LFO4" text:continue-numbering="true">
              <text:list-item>
                <text:p text:style-name="P1897">échéance proche</text:p>
              </text:list-item>
              <text:list-item>
                <text:p text:style-name="P1898">pas de solution de contournement</text:p>
              </text:list-item>
            </text:list>
            <text:p text:style-name="Paragraphe1"/>
            <text:p text:style-name="P1899"><text:span text:style-name="T1900">P2</text:span></text:p>
            <text:list text:style-name="LFO4" text:continue-numbering="true">
              <text:list-item>
                <text:p text:style-name="P1901">échéance moins proche</text:p>
              </text:list-item>
              <text:list-item>
                <text:p text:style-name="P1902">avec solution de contournement</text:p>
              </text:list-item>
            </text:list>
            <text:p text:style-name="Paragraphe1"/>
          </table:table-cell>
        </table:table-row>
        <table:table-row table:style-name="TableRow1903">
          <table:table-cell table:style-name="TableCell1904">
            <text:p text:style-name="P1905"/>
            <text:p text:style-name="P1906"/>
            <text:p text:style-name="P1907"/>
            <text:p text:style-name="P1908">Sévérité 2</text:p>
          </table:table-cell>
          <table:table-cell table:style-name="TableCell1909">
            <text:p text:style-name="P1910"><text:span text:style-name="T1911">P2</text:span></text:p>
            <text:list text:style-name="LFO4" text:continue-numbering="true">
              <text:list-item>
                <text:p text:style-name="P1912">pas de solution de contournement<text:span text:style-name="T1913"><text:s/></text:span></text:p>
              </text:list-item>
            </text:list>
            <text:p text:style-name="Paragraphe1"/>
            <text:p text:style-name="Paragraphe1"/>
            <text:p text:style-name="P1914"><text:span text:style-name="T1915">P3</text:span></text:p>
            <text:list text:style-name="LFO4" text:continue-numbering="true">
              <text:list-item>
                <text:p text:style-name="P1916">avec solution de contournement</text:p>
              </text:list-item>
            </text:list>
            <text:p text:style-name="Paragraphe1"/>
          </table:table-cell>
          <table:table-cell table:style-name="TableCell1917">
            <text:p text:style-name="P1918"><text:span text:style-name="T1919">P2</text:span></text:p>
            <text:list text:style-name="LFO4" text:continue-numbering="true">
              <text:list-item>
                <text:p text:style-name="P1920">pas de solution de contournement<text:span text:style-name="T1921"><text:s/></text:span></text:p>
              </text:list-item>
            </text:list>
            <text:p text:style-name="Paragraphe1"/>
            <text:p text:style-name="Paragraphe1"/>
            <text:p text:style-name="P1922"><text:span text:style-name="T1923">P3</text:span></text:p>
            <text:list text:style-name="LFO4" text:continue-numbering="true">
              <text:list-item>
                <text:p text:style-name="P1924">avec solution de contournement</text:p>
              </text:list-item>
            </text:list>
            <text:p text:style-name="Paragraphe1"/>
          </table:table-cell>
          <table:table-cell table:style-name="TableCell1925">
            <text:p text:style-name="P1926"><text:span text:style-name="T1927">P2</text:span></text:p>
            <text:list text:style-name="LFO4" text:continue-numbering="true">
              <text:list-item>
                <text:p text:style-name="P1928">échéance proche</text:p>
              </text:list-item>
              <text:list-item>
                <text:p text:style-name="P1929">pas de solution de contournement<text:span text:style-name="T1930"><text:s/></text:span></text:p>
              </text:list-item>
            </text:list>
            <text:p text:style-name="Paragraphe1"/>
            <text:p text:style-name="P1931"><text:span text:style-name="T1932">P3</text:span></text:p>
            <text:list text:style-name="LFO4" text:continue-numbering="true">
              <text:list-item>
                <text:p text:style-name="P1933">avec solution de contournement</text:p>
              </text:list-item>
            </text:list>
            <text:p text:style-name="Paragraphe1"/>
          </table:table-cell>
        </table:table-row>
        <table:table-row table:style-name="TableRow1934">
          <table:table-cell table:style-name="TableCell1935">
            <text:p text:style-name="P1936"/>
            <text:p text:style-name="P1937"/>
            <text:p text:style-name="P1938"/>
            <text:p text:style-name="P1939">Sévérité 3</text:p>
          </table:table-cell>
          <table:table-cell table:style-name="TableCell1940">
            <text:p text:style-name="P1941"><text:span text:style-name="T1942">P4</text:span></text:p>
          </table:table-cell>
          <table:table-cell table:style-name="TableCell1943">
            <text:p text:style-name="P1944"><text:span text:style-name="T1945">P4</text:span></text:p>
          </table:table-cell>
          <table:table-cell table:style-name="TableCell1946">
            <text:p text:style-name="P1947"><text:span text:style-name="T1948">P2</text:span></text:p>
            <text:list text:style-name="LFO4" text:continue-numbering="true">
              <text:list-item>
                <text:p text:style-name="P1949">nbx utilisateurs</text:p>
              </text:list-item>
              <text:list-item>
                <text:p text:style-name="P1950">travail suppl. important</text:p>
              </text:list-item>
              <text:list-item>
                <text:p text:style-name="P1951">pas de solution de contournement<text:span text:style-name="T1952"><text:s/></text:span></text:p>
              </text:list-item>
            </text:list>
            <text:p text:style-name="Paragraphe1"/>
            <text:p text:style-name="P1953"><text:span text:style-name="T1954">P3</text:span></text:p>
            <text:list text:style-name="LFO4" text:continue-numbering="true">
              <text:list-item>
                <text:p text:style-name="P1955">avec solution de contournement</text:p>
              </text:list-item>
            </text:list>
            <text:p text:style-name="Paragraphe1"/>
          </table:table-cell>
        </table:table-row>
        <table:table-row table:style-name="TableRow1956">
          <table:table-cell table:style-name="TableCell1957">
            <text:p text:style-name="P1958">Sévérité 4</text:p>
          </table:table-cell>
          <table:table-cell table:style-name="TableCell1959">
            <text:p text:style-name="P1960">P4</text:p>
            <text:p text:style-name="Paragraphe1"/>
          </table:table-cell>
          <table:table-cell table:style-name="TableCell1961">
            <text:p text:style-name="P1962">P4</text:p>
            <text:p text:style-name="Paragraphe1"/>
          </table:table-cell>
          <table:table-cell table:style-name="TableCell1963">
            <text:p text:style-name="P1964">P4</text:p>
            <text:p text:style-name="Paragraphe1"/>
          </table:table-cell>
        </table:table-row>
      </table:table>
      <text:p text:style-name="Paragraphe5"/>
      <text:list text:style-name="LFO9" text:continue-numbering="true">
        <text:list-item>
          <text:p text:style-name="P1965">Priorité 1 (Bloquant)</text:p>
        </text:list-item>
      </text:list>
      <text:p text:style-name="P1966">Définition</text:p>
      <text:list text:style-name="LFO4" text:continue-numbering="true">
        <text:list-item>
          <text:p text:style-name="P1967">Anomalie de sévérité 1,</text:p>
        </text:list-item>
      </text:list>
      <text:list text:style-name="LFO3" text:continue-numbering="true">
        <text:list-item>
          <text:p text:style-name="P1968">concernant un traitement de criticité 1,<text:line-break/>ou de criticité 2 ou 3, rendus critiques par leur échéance d’utilisation (inférieure à une semaine)</text:p>
        </text:list-item>
        <text:list-item>
          <text:p text:style-name="P1969">sans solution de contournement.</text:p>
        </text:list-item>
      </text:list>
      <text:p text:style-name="P1970"/>
      <text:list text:style-name="LFO9" text:continue-numbering="true">
        <text:list-item>
          <text:p text:style-name="P1971">Priorité 2 (Grave)</text:p>
        </text:list-item>
      </text:list>
      <text:p text:style-name="P1972">Définition</text:p>
      <text:list text:style-name="LFO4" text:continue-numbering="true">
        <text:list-item>
          <text:p text:style-name="P1973">Anomalie de sévérité 1,</text:p>
        </text:list-item>
      </text:list>
      <text:soft-page-break/>
      <text:list text:style-name="LFO3" text:continue-numbering="true">
        <text:list-item>
          <text:p text:style-name="P1974">concernant un traitement de criticité 1 ou 2,<text:line-break/>ou de criticité 3, rendu critique par son échéance d’utilisation (supérieur à une semaine et inférieur à deux semaines)</text:p>
        </text:list-item>
        <text:list-item>
          <text:p text:style-name="P1975">avec solution de contournement.</text:p>
        </text:list-item>
      </text:list>
      <text:list text:style-name="LFO4" text:continue-numbering="true">
        <text:list-item>
          <text:p text:style-name="P1976">Anomalie de sévérité 2,</text:p>
        </text:list-item>
      </text:list>
      <text:list text:style-name="LFO3" text:continue-numbering="true">
        <text:list-item>
          <text:p text:style-name="P1977">concernant un traitement de criticité 1 ou 2,<text:line-break/>ou de criticité 3 rendu critique par son échéance d’utilisation (supérieur à une semaine et inférieur à deux semaines)</text:p>
        </text:list-item>
        <text:list-item>
          <text:p text:style-name="P1978">sans solution de contournement</text:p>
        </text:list-item>
      </text:list>
      <text:list text:style-name="LFO4" text:continue-numbering="true">
        <text:list-item>
          <text:p text:style-name="P1979">Anomalie de sévérité 3,</text:p>
        </text:list-item>
      </text:list>
      <text:list text:style-name="LFO3" text:continue-numbering="true">
        <text:list-item>
          <text:p text:style-name="P1980">concernant un traitement de criticité 3,</text:p>
        </text:list-item>
        <text:list-item>
          <text:p text:style-name="P1981">sans solution de contournement,</text:p>
        </text:list-item>
        <text:list-item>
          <text:p text:style-name="P1982">avec apparition systématique pour un grand nombre d’utilisateurs et générant un travail supplémentaire important.</text:p>
        </text:list-item>
      </text:list>
      <text:p text:style-name="Paragraphe5"/>
      <text:list text:style-name="LFO9" text:continue-numbering="true">
        <text:list-item>
          <text:p text:style-name="P1983">Priorité 3 (Mineur)</text:p>
        </text:list-item>
      </text:list>
      <text:p text:style-name="P1984">Définition</text:p>
      <text:list text:style-name="LFO4" text:continue-numbering="true">
        <text:list-item>
          <text:p text:style-name="P1985">Anomalies non reproductibles ou avec apparition aléatoire.</text:p>
        </text:list-item>
        <text:list-item>
          <text:p text:style-name="P1986">Les autres cas non référencés ci-dessus.</text:p>
        </text:list-item>
      </text:list>
      <text:p text:style-name="P1987"/>
      <text:h text:style-name="P1988" text:outline-level="4"><text:bookmark-start text:name="_Toc339267174"/><text:bookmark-start text:name="_Toc339272829"/><text:bookmark-start text:name="_Toc342203944"/><text:bookmark-start text:name="_Toc348939572"/><text:bookmark-start text:name="_Toc402258320"/>Procédure de clôture<text:bookmark-end text:name="_Toc339267174"/><text:bookmark-end text:name="_Toc339272829"/><text:bookmark-end text:name="_Toc342203944"/><text:bookmark-end text:name="_Toc348939572"/><text:bookmark-end text:name="_Toc402258320"/></text:h>
      <text:p text:style-name="Paragraphe5">L’émetteur de l’anomalie, à savoir le Client, est informé par<text:s/>XXX<text:s/>ou l’Exploitation Client<text:span text:style-name="T1989"><text:s/></text:span>de la correction employée, ou de la solution de contournement, et de sa date de mise en application.<text:s/></text:p>
      <text:p text:style-name="Paragraphe5"/>
      <text:h text:style-name="P1990" text:outline-level="4">Codes statut des anomalies</text:h>
      <text:p text:style-name="Paragraphe4"><text:span text:style-name="T1991">Voir en annexe la légende de codification du statut <text:s/>des demandes.</text:span></text:p>
      <text:p text:style-name="Paragraphe4"/>
      <text:p text:style-name="Paragraphe4"/>
      <text:h text:style-name="P1992" text:outline-level="4">Suivi des anomalies ouvertes, corrigées, testées, fermées</text:h>
      <text:list text:style-name="LFO3" text:continue-numbering="true">
        <text:list-item>
          <text:p text:style-name="P1993">Analyse des anomalies en cours, par stade de correction</text:p>
        </text:list-item>
        <text:list-item>
          <text:p text:style-name="P1994">Analyse des délais de correction par priorité</text:p>
        </text:list-item>
      </text:list>
      <text:p text:style-name="P1995"/>
      <text:h text:style-name="P1996" text:outline-level="3"><text:bookmark-start text:name="_Toc401046759"/><text:bookmark-start text:name="_Toc500749638"/><text:bookmark-start text:name="_Toc519599331"/>Procédure détaillée :<text:s/><text:bookmark-end text:name="_Toc401046759"/>Gestion des anomalies applicatives de test<text:bookmark-end text:name="_Toc500749638"/><text:bookmark-end text:name="_Toc519599331"/></text:h>
      <text:h text:style-name="P1997" text:outline-level="4">Objectif</text:h>
      <text:p text:style-name="Paragraphe4">L’établissement d’une anomalie se fait soit par référence à un document de spécification ou à une norme préalablement approuvés, soit par comparaison avec les résultats attendus d’un cas de test.</text:p>
      <text:list text:style-name="LFO5" text:continue-numbering="true">
        <text:list-item>
          <text:p text:style-name="P1998">Si l’application est non-conforme, une anomalie de test est ouverte.</text:p>
        </text:list-item>
        <text:list-item>
          <text:p text:style-name="P1999">Si l’application est conforme mais ne satisfait pas aux exigences de l’utilisation prévue, une demande de changement peut être ouverte.</text:p>
        </text:list-item>
      </text:list>
      <text:h text:style-name="P2000" text:outline-level="4">Domaine d’application</text:h>
      <text:p text:style-name="Paragraphe4">Elle s’applique dans le cadre de la prestation d’évolution (Evolutions Mineures, Evolutions Significatives, Projets).</text:p>
      <text:p text:style-name="Paragraphe4">Les anomalies résultent d’opérations de contrôle : vérification faite par les Etudes<text:span text:style-name="T2001"><text:s/></text:span><text:s/>ou validation faite par le Client sur les éléments soumis par les Etudes.</text:p>
      <text:p text:style-name="Paragraphe4">Ces contrôles peuvent porter sur :<text:s/></text:p>
      <text:list text:style-name="LFO5" text:continue-numbering="true">
        <text:list-item>
          <text:p text:style-name="P2002">des documents : relectures, revues,<text:s/></text:p>
        </text:list-item>
        <text:list-item>
          <text:p text:style-name="P2003">des logiciels : tests unitaires, intégrés ou recette,</text:p>
        </text:list-item>
      </text:list>
      <text:h text:style-name="P2004" text:outline-level="4">Règles générales<text:s/></text:h>
      <text:list text:style-name="LFO10" text:continue-numbering="true">
        <text:list-item>
          <text:p text:style-name="P2005">Le SME ou le Chef de Projet met en place une procédure de gestion des anomalies adaptée au contexte, permettant de décrire les anomalies, de les corriger et de vérifier leur correction.</text:p>
        </text:list-item>
        <text:list-item>
          <text:p text:style-name="P2006">Toute anomalie déclarée par le Client est évaluée par les Etudes<text:span text:style-name="T2007"><text:s/></text:span>. Elle peut être confirmée, transformée en changement, annulée.</text:p>
        </text:list-item>
        <text:list-item>
          <text:p text:style-name="P2008">Un niveau de sévérité est défini pour chaque anomalie confirmée.</text:p>
        </text:list-item>
      </text:list>
      <text:p text:style-name="P2009"/>
      <text:h text:style-name="P2010" text:outline-level="4">Responsabilités</text:h>
      <text:list text:style-name="LFO5" text:continue-numbering="true">
        <text:list-item>
          <text:p text:style-name="P2011">Demande : testeurs, valideurs</text:p>
        </text:list-item>
        <text:list-item>
          <text:p text:style-name="P2012">Corrections : développeurs</text:p>
        </text:list-item>
        <text:list-item>
          <text:p text:style-name="P2013">Instruction et suivi : SME <text:s/>ou Chef de Projet.</text:p>
        </text:list-item>
      </text:list>
      <text:h text:style-name="P2014" text:outline-level="4">Circuit de traitement<text:s/></text:h>
      <text:list text:style-name="LFO5" text:continue-numbering="true">
        <text:list-item>
          <text:p text:style-name="P2015">Détection d’une anomalie et établissement d’une fiche « Anomalie de test » par le responsable du test avec niveau de sévérité<text:s/></text:p>
        </text:list-item>
        <text:list-item>
          <text:p text:style-name="P2016">Envoi de la fiche au Chef de Projet, au Responsable de l’évolution et au SME.</text:p>
        </text:list-item>
        <text:list-item>
          <text:p text:style-name="P2017">Analyse et traitement de l’anomalie par le responsable de l’évolution en accord avec le responsable du test.</text:p>
        </text:list-item>
        <text:list-item>
          <text:p text:style-name="P2018">Test de la correction et acceptation par le responsable du test.</text:p>
        </text:list-item>
        <text:list-item>
          <text:p text:style-name="P2019">Clôture de l’anomalie, mise à jour de défaut <text:s/>et archivage</text:p>
        </text:list-item>
      </text:list>
      <text:p text:style-name="P2020"/>
      <text:h text:style-name="Titre2" text:outline-level="2"><text:s/><text:bookmark-start text:name="_Toc401046760"/><text:bookmark-start text:name="_Toc519599332"/>Gestion des incidents<text:bookmark-end text:name="_Toc401046760"/><text:bookmark-end text:name="_Toc519599332"/></text:h>
      <text:p text:style-name="P2021"><text:bookmark-start text:name="_Toc341070363"/><text:bookmark-start text:name="_Toc341088151"/><text:bookmark-start text:name="_Toc341172916"/><text:bookmark-start text:name="_Toc341267650"/><text:bookmark-start text:name="_Toc341268344"/><text:bookmark-start text:name="_Toc341498625"/><text:bookmark-start text:name="_Toc341598752"/><text:bookmark-start text:name="_Toc341599266"/><text:bookmark-start text:name="_Toc343490242"/><text:bookmark-start text:name="_Toc349045228"/><text:bookmark-start text:name="_Toc401046782"/><text:bookmark-end text:name="_Toc309539244"/><text:bookmark-end text:name="_Toc343490232"/><text:bookmark-end text:name="_Toc349045217"/><text:bookmark-end text:name="_Toc390671297"/><text:bookmark-end text:name="_Toc393857335"/></text:p>
      <text:h text:style-name="Titre3" text:outline-level="3"><text:bookmark-start text:name="_Toc401046761"/><text:bookmark-start text:name="_Toc500749640"/><text:bookmark-start text:name="_Toc519599333"/>Objectif<text:bookmark-end text:name="_Toc401046761"/><text:bookmark-end text:name="_Toc500749640"/><text:bookmark-end text:name="_Toc519599333"/></text:h>
      <text:p text:style-name="Paragraphe3">Les incidents, contrairement aux anomalies, ne résultent pas d’une erreur de fabrication d’une application. Ils peuvent être des aléas dans le déroulement attendu de la prestation. Ils doivent être clairement identifiés, car ils peuvent avoir un impact sur la qualité et/ou le fonctionnement de la prestation.</text:p>
      <text:p text:style-name="Paragraphe3"/>
      <text:p text:style-name="Paragraphe3">La procédure de gestion des incidents a pour objet de permettre de les prendre en compte pour traitement et réduction d’impact sur l’opération, la prestation, le Projet.</text:p>
      <text:p text:style-name="Paragraphe3">La procédure doit permettre pour tout problème:</text:p>
      <text:list text:style-name="LFO5" text:continue-numbering="true">
        <text:list-item>
          <text:p text:style-name="P2022">une description consensuelle du problème identifié;</text:p>
        </text:list-item>
        <text:list-item>
          <text:p text:style-name="P2023">d’en analyser la cause, l’étendue, les conséquences (coûts et délais);</text:p>
        </text:list-item>
        <text:list-item>
          <text:p text:style-name="P2024">de lui affecter <text:s/>une priorité;</text:p>
        </text:list-item>
        <text:list-item>
          <text:p text:style-name="P2025">d’identifier le responsable de la résolution;</text:p>
        </text:list-item>
        <text:list-item>
          <text:p text:style-name="P2026">de suivre l’évolution de cette résolution.</text:p>
        </text:list-item>
      </text:list>
      <text:p text:style-name="P2027"/>
      <text:h text:style-name="Titre3" text:outline-level="3"><text:bookmark-start text:name="_Toc401046762"/><text:bookmark-start text:name="_Toc500749641"/><text:bookmark-start text:name="_Toc519599334"/>Domaine d’application<text:bookmark-end text:name="_Toc401046762"/><text:bookmark-end text:name="_Toc500749641"/><text:bookmark-end text:name="_Toc519599334"/></text:h>
      <text:p text:style-name="Paragraphe3">Cette rubrique ne traite pas la gestion des demandes de Maintenance Corrective (anomalies) et des Evolutions, en revanche, elle doit adresser les problèmes généraux de fonctionnement, tels que :<text:s/></text:p>
      <text:list text:style-name="LFO5" text:continue-numbering="true">
        <text:list-item>
          <text:p text:style-name="P2028">l’indisponibilité d’une plate-forme de développement;</text:p>
        </text:list-item>
        <text:list-item>
          <text:p text:style-name="P2029">des partenaires absents ou non disponibles;</text:p>
        </text:list-item>
        <text:list-item>
          <text:p text:style-name="P2030">une livraison non faite ou retardée;</text:p>
        </text:list-item>
        <text:list-item>
          <text:p text:style-name="P2031">le non aboutissement d’un plan d’action,</text:p>
        </text:list-item>
        <text:list-item>
          <text:p text:style-name="P2032">la remise en cause d’une approbation donnée,</text:p>
        </text:list-item>
        <text:list-item>
          <text:p text:style-name="P2033">etc.</text:p>
        </text:list-item>
      </text:list>
      <text:p text:style-name="Paragraphe3"/>
      <text:p text:style-name="Paragraphe3">Les incidents ou les réclamations sont rappelés systématiquement dans les comptes-rendus successifs, de Comité de Pilotage, tant qu'ils ne sont pas réglés, en indiquant la <text:s/>progression dans la résolution. Ils sont clos après accord du responsable de la Maîtrise d’Oeuvre.</text:p>
      <text:p text:style-name="Paragraphe3"/>
      <text:p text:style-name="Paragraphe3">Si l’incident ne peut être résolu au niveau du Comité de Pilotage, une procédure d’escalade au niveau du Comité de Direction sera déclenchée.</text:p>
      <text:h text:style-name="Titre3" text:outline-level="3"><text:bookmark-start text:name="_Toc401046763"/><text:bookmark-start text:name="_Toc500749642"/><text:bookmark-start text:name="_Toc519599335"/>Règles générales<text:bookmark-end text:name="_Toc401046763"/><text:bookmark-end text:name="_Toc500749642"/><text:bookmark-end text:name="_Toc519599335"/></text:h>
      <text:list text:style-name="LFO12" text:continue-numbering="true">
        <text:list-item>
          <text:p text:style-name="P2034">Toute déclaration d’incident doit être émise par une personne autorisée, qui détermine son importance (forte, moyenne, faible),</text:p>
        </text:list-item>
        <text:list-item>
          <text:p text:style-name="P2035">Elle doit être analysée par la personne concernée qui doit définir un plan d’action pour faire disparaître les effets immédiats de l’incident, éviter qu’un incident de même type ne se reproduise et réduire les conséquences de l’incident.</text:p>
        </text:list-item>
        <text:list-item>
          <text:p text:style-name="P2036">L’efficacité de la correction doit être vérifiée</text:p>
        </text:list-item>
        <text:list-item>
          <text:p text:style-name="P2037">Les impacts sur la prestation ou le Projet doivent être analysés.</text:p>
        </text:list-item>
        <text:list-item>
          <text:p text:style-name="P2038">Un suivi des incidents doit être mis en place.</text:p>
        </text:list-item>
      </text:list>
      <text:p text:style-name="P2039"/>
      <text:h text:style-name="Titre4" text:outline-level="4">Responsabilités</text:h>
      <text:p text:style-name="P2040">Le traitement des incidents est de la responsabilité du Comité de Pilotage.</text:p>
      <text:p text:style-name="P2041"/>
      <text:h text:style-name="Titre4" text:outline-level="4">Circuit de traitement<text:s/></text:h>
      <text:list text:style-name="LFO5" text:continue-numbering="true">
        <text:list-item>
          <text:p text:style-name="P2042">Détection d’un incident et établissement d’une fiche d’incident</text:p>
        </text:list-item>
        <text:list-item>
          <text:p text:style-name="P2043">Confirmation de l’incident et de son niveau de sévérité<text:s/></text:p>
        </text:list-item>
        <text:list-item>
          <text:p text:style-name="P2044">Prise en compte de l’incident pour correction</text:p>
        </text:list-item>
        <text:list-item>
          <text:p text:style-name="P2045">Clôture de l’incident et archivage</text:p>
        </text:list-item>
      </text:list>
      <text:soft-page-break/>
      <text:p text:style-name="P2046"/>
      <text:h text:style-name="Titre2" text:outline-level="2"><text:bookmark-start text:name="_Toc341598743"/><text:bookmark-start text:name="_Toc341599257"/><text:bookmark-start text:name="_Toc343490233"/><text:bookmark-start text:name="_Toc349045219"/><text:bookmark-start text:name="_Toc401046770"/><text:bookmark-start text:name="_Toc519599336"/>Gestion des documents<text:bookmark-end text:name="_Toc401046770"/><text:bookmark-end text:name="_Toc519599336"/></text:h>
      <text:h text:style-name="Titre3" text:outline-level="3"><text:bookmark-start text:name="_Toc401046771"/><text:bookmark-start text:name="_Toc519599337"/>Objectif<text:bookmark-end text:name="_Toc401046771"/><text:bookmark-end text:name="_Toc519599337"/></text:h>
      <text:p text:style-name="DefaultText">La documentation est un des éléments essentiels dans le déroulement des prestations.<text:s/></text:p>
      <text:list text:style-name="LFO16" text:continue-numbering="true">
        <text:list-item>
          <text:p text:style-name="P2047">Elle constitue le support des relations entre les différents intervenants,</text:p>
        </text:list-item>
        <text:list-item>
          <text:p text:style-name="P2048">elle définit les applications et développements à réaliser,<text:s/></text:p>
        </text:list-item>
        <text:list-item>
          <text:p text:style-name="P2049">elle définit la façon de les réaliser,</text:p>
        </text:list-item>
        <text:list-item>
          <text:p text:style-name="P2050">elle matérialise l’avancement des travaux,</text:p>
        </text:list-item>
        <text:list-item>
          <text:p text:style-name="P2051">elle peut faire partie des produits à livrer,</text:p>
        </text:list-item>
        <text:list-item>
          <text:p text:style-name="P2052">elle est la mémoire de l’opération et par conséquent son ciment.</text:p>
        </text:list-item>
      </text:list>
      <text:p text:style-name="DefaultText">La maîtrise de la documentation vise à garantir la disponibilité du document approprié en réduisant les risques d’utilisation d’informations périmées ou non encore validées.</text:p>
      <text:p text:style-name="DefaultText"/>
      <text:h text:style-name="Titre3" text:outline-level="3"><text:bookmark-start text:name="_Toc401046772"/><text:bookmark-start text:name="_Toc519599338"/>Domaine d’application<text:bookmark-end text:name="_Toc401046772"/><text:bookmark-end text:name="_Toc519599338"/></text:h>
      <text:p text:style-name="DefaultText">La documentation de gestion de l’opération comprend :</text:p>
      <text:list text:style-name="LFO16" text:continue-numbering="true">
        <text:list-item>
          <text:p text:style-name="P2053">Les documents fondateurs</text:p>
        </text:list-item>
        <text:list-item>
          <text:p text:style-name="P2054">La documentation des applications</text:p>
        </text:list-item>
        <text:list-item>
          <text:p text:style-name="P2055">Le dossier de gestion de l’opération</text:p>
        </text:list-item>
        <text:list-item>
          <text:p text:style-name="P2056">Les documents de Projet</text:p>
        </text:list-item>
      </text:list>
      <text:p text:style-name="P2057"/>
      <text:h text:style-name="Titre4" text:outline-level="4"><text:bookmark-start text:name="_Toc341598744"/><text:bookmark-start text:name="_Toc341599258"/><text:bookmark-start text:name="_Toc343490234"/><text:bookmark-start text:name="_Toc349045220"/><text:bookmark-end text:name="_Toc341598743"/><text:bookmark-end text:name="_Toc341599257"/><text:bookmark-end text:name="_Toc343490233"/><text:bookmark-end text:name="_Toc349045219"/>Les<text:bookmark-end text:name="_Toc341598744"/><text:bookmark-end text:name="_Toc341599258"/><text:bookmark-end text:name="_Toc343490234"/><text:bookmark-end text:name="_Toc349045220"/><text:s/>documents contractuels</text:h>
      <text:list text:style-name="LFO16" text:continue-numbering="true">
        <text:list-item>
          <text:p text:style-name="P2058">Le Contrat,</text:p>
        </text:list-item>
        <text:list-item>
          <text:p text:style-name="P2059">La Convention de Service Etudes,</text:p>
        </text:list-item>
        <text:list-item>
          <text:p text:style-name="P2060">Le Plan Qualité des Services Récurrents – Etudes,</text:p>
        </text:list-item>
        <text:list-item>
          <text:p text:style-name="P2061">Le Plan Qualité Projet générique</text:p>
        </text:list-item>
      </text:list>
      <text:p text:style-name="P2062"/>
      <text:h text:style-name="Titre4" text:outline-level="4"><text:bookmark-start text:name="_Toc341598745"/><text:bookmark-start text:name="_Toc341599259"/><text:bookmark-start text:name="_Toc343490235"/><text:bookmark-start text:name="_Toc349045221"/><text:bookmark-start text:name="_Toc341598746"/><text:bookmark-start text:name="_Toc341599260"/><text:bookmark-start text:name="_Toc343490236"/><text:bookmark-start text:name="_Toc349045222"/>La documentation des applications</text:h>
      <text:p text:style-name="DefaultText">Les équipes Etudes maintiendront la documentation existante des applications du périmètre de la prestation, et établiront la documentation suivante pour les nouvelles applications.<text:s/></text:p>
      <text:p text:style-name="DefaultText"/>
      <text:p text:style-name="DefaultText">Dans le cadre des évolutions significatives et des projets,<text:s/>XXX<text:s/>fournira :</text:p>
      <text:p text:style-name="DefaultText"><text:s/></text:p>
      <text:p text:style-name="P2063">Architecture de chaque application</text:p>
      <text:list text:style-name="LFO5" text:continue-numbering="true">
        <text:list-item>
          <text:p text:style-name="P2064">Fonctionnelle :</text:p>
        </text:list-item>
        <text:list-item>
          <text:p text:style-name="P2065">Grandes fonctions, enchaînements,</text:p>
        </text:list-item>
        <text:list-item>
          <text:p text:style-name="P2066">Interfaces amont et aval,</text:p>
        </text:list-item>
        <text:list-item>
          <text:p text:style-name="P2067">Particularités fonctionnelles,</text:p>
        </text:list-item>
        <text:list-item>
          <text:p text:style-name="P2068">Description des fichiers.</text:p>
        </text:list-item>
        <text:list-item>
          <text:p text:style-name="P2069">Technique</text:p>
        </text:list-item>
        <text:list-item>
          <text:p text:style-name="P2070">Technologies utilisées (langage, etc…),</text:p>
        </text:list-item>
        <text:list-item>
          <text:p text:style-name="P2071">Particularités techniques.</text:p>
        </text:list-item>
      </text:list>
      <text:p text:style-name="P2072"/>
      <text:p text:style-name="P2073">Liens fonctionnels et techniques par application</text:p>
      <text:list text:style-name="LFO5" text:continue-numbering="true">
        <text:list-item>
          <text:p text:style-name="P2074">Par fonction :</text:p>
        </text:list-item>
        <text:list-item>
          <text:p text:style-name="P2075">liste des programmes,</text:p>
        </text:list-item>
        <text:list-item>
          <text:p text:style-name="P2076">enchaînements des programmes,</text:p>
        </text:list-item>
        <text:list-item>
          <text:p text:style-name="P2077">enchaînements de pilotage des opérations.</text:p>
        </text:list-item>
        <text:list-item>
          <text:p text:style-name="P2078">Liste des modules de service,</text:p>
        </text:list-item>
        <text:list-item>
          <text:p text:style-name="P2079">Fichiers et/ou tables de référence,</text:p>
        </text:list-item>
        <text:list-item>
          <text:p text:style-name="P2080">Structure des fichiers.</text:p>
        </text:list-item>
      </text:list>
      <text:p text:style-name="P2081">Outils</text:p>
      <text:list text:style-name="LFO5" text:continue-numbering="true">
        <text:list-item>
          <text:p text:style-name="P2082">Liste des outils utilisés.</text:p>
        </text:list-item>
      </text:list>
      <text:p text:style-name="P2083">Configuration matérielle</text:p>
      <text:soft-page-break/>
      <text:list text:style-name="LFO5" text:continue-numbering="true">
        <text:list-item>
          <text:p text:style-name="P2084">Description de l'environnement avec les éventuelles particularités</text:p>
        </text:list-item>
      </text:list>
      <text:p text:style-name="P2085">Localisation des composants informatiques</text:p>
      <text:list text:style-name="LFO5" text:continue-numbering="true">
        <text:list-item>
          <text:p text:style-name="P2086">Localisation des exécutables,</text:p>
        </text:list-item>
        <text:list-item>
          <text:p text:style-name="P2087">Localisation des données,</text:p>
        </text:list-item>
        <text:list-item>
          <text:p text:style-name="P2088">Localisation du système de test,</text:p>
        </text:list-item>
      </text:list>
      <text:p text:style-name="P2089">Documents de gestion de l'application</text:p>
      <text:list text:style-name="LFO5" text:continue-numbering="true">
        <text:list-item>
          <text:p text:style-name="P2090">Consignes de mise en exploitation</text:p>
        </text:list-item>
        <text:list-item>
          <text:p text:style-name="P2091">Paramètrage de l’application.</text:p>
        </text:list-item>
      </text:list>
      <text:p text:style-name="P2092"><text:bookmark-end text:name="_Toc341598746"/><text:bookmark-end text:name="_Toc341599260"/><text:bookmark-end text:name="_Toc343490236"/><text:bookmark-end text:name="_Toc349045222"/></text:p>
      <text:h text:style-name="Titre4" text:outline-level="4"><text:bookmark-end text:name="_Toc341598745"/><text:bookmark-end text:name="_Toc341599259"/><text:bookmark-end text:name="_Toc343490235"/><text:bookmark-end text:name="_Toc349045221"/>Les documents de Projet</text:h>
      <text:p text:style-name="DefaultText"/>
      <text:p text:style-name="P2093">Documents de conduite et de gestion de Projet</text:p>
      <text:p text:style-name="DefaultText">Voir Plan Qualité Projet Générique.</text:p>
      <text:p text:style-name="DefaultText"/>
      <text:h text:style-name="Titre3" text:outline-level="3"><text:bookmark-start text:name="_Toc519599339"/>Conservation des informations : Responsabilités<text:s/>XXX<text:bookmark-end text:name="_Toc519599339"/></text:h>
      <text:p text:style-name="DefaultText"/>
      <text:p text:style-name="DefaultText"/>
      <text:list text:style-name="LFO16" text:continue-numbering="true">
        <text:list-item>
          <text:p text:style-name="P2094">SME pour Demandes d’Evolutions, Analyses d’impact, tableau de bord et accord Client</text:p>
        </text:list-item>
        <text:list-item>
          <text:p text:style-name="P2095">Equipe développement pour documentation technique.</text:p>
        </text:list-item>
      </text:list>
      <text:p text:style-name="DefaultText"/>
      <text:h text:style-name="P2096" text:outline-level="2"><text:bookmark-start text:name="_Toc401046774"/><text:bookmark-start text:name="_Toc519599340"/><text:soft-page-break/>Gestion de la recette<text:bookmark-end text:name="_Toc401046774"/><text:s/>fonctionnelle<text:bookmark-end text:name="_Toc519599340"/></text:h>
      <text:h text:style-name="Titre3" text:outline-level="3"><text:bookmark-start text:name="_Toc401046775"/><text:bookmark-start text:name="_Toc519599341"/>Objectif<text:bookmark-end text:name="_Toc401046775"/><text:bookmark-end text:name="_Toc519599341"/></text:h>
      <text:p text:style-name="DefaultText">Le présent chapitre a pour objet de préciser les modalités de la recette fonctionnelle dans le cadre des prestations Application Management Services. A ce titre, il vise à déterminer les responsabilités de chacun des intervenants lors de la préparation et la réalisation de la réception.</text:p>
      <text:p text:style-name="DefaultText"/>
      <text:p text:style-name="DefaultText">La recette a pour objet la vérification de la conformité de l'application par rapport aux documents qui la définissent.</text:p>
      <text:p text:style-name="DefaultText">Ces documents sont :</text:p>
      <text:list text:style-name="LFO16" text:continue-numbering="true">
        <text:list-item>
          <text:p text:style-name="P2097">Dossier Fonctionnel,</text:p>
        </text:list-item>
        <text:list-item>
          <text:p text:style-name="P2098">Dossiers de tests.</text:p>
        </text:list-item>
      </text:list>
      <text:p text:style-name="Paragraphe3"/>
      <text:h text:style-name="Titre3" text:outline-level="3"><text:bookmark-start text:name="_Toc401046776"/><text:bookmark-start text:name="_Toc519599342"/>Domaine d’application<text:bookmark-end text:name="_Toc401046776"/><text:bookmark-end text:name="_Toc519599342"/></text:h>
      <text:p text:style-name="DefaultText">Les modalités suivantes s'appliquent aux Evolutions Significatives et aux Projets. La décision de réaliser une recette ou non est à prendre conjointement par le SME, et par le Client, suivant les types de changements.</text:p>
      <text:p text:style-name="DefaultText">La MOE Client devra réceptionner les releases et versions de l’applicatif sur la base du cahier de recette et des plans de tests.</text:p>
      <text:p text:style-name="DefaultText"/>
      <text:h text:style-name="Titre3" text:outline-level="3"><text:bookmark-start text:name="_Toc401046777"/><text:bookmark-start text:name="_Toc519599343"/>Documents applicables à la recette<text:bookmark-end text:name="_Toc401046777"/><text:bookmark-end text:name="_Toc519599343"/></text:h>
      <text:p text:style-name="DefaultText">La recette peut s'appuyer sur deux documents :</text:p>
      <text:list text:style-name="LFO16" text:continue-numbering="true">
        <text:list-item>
          <text:p text:style-name="P2099">Le cahier de recette,</text:p>
        </text:list-item>
        <text:list-item>
          <text:p text:style-name="P2100">le plan de tests, établit par le Client et validé conjointement par le Client et<text:s/>XXX,</text:p>
        </text:list-item>
      </text:list>
      <text:p text:style-name="DefaultText"/>
      <text:p text:style-name="DefaultText">Le<text:span text:style-name="T2101"><text:s/>cahier de recette<text:s/></text:span>précise les modalités de réception. Il détermine les rôles et responsabilités de chaque intervenant, précise les ressources matérielles et logicielles nécessaires au cours des étapes de préparation et d'exécution de la recette. Il décrit la procédure de recette proprement dite.</text:p>
      <text:p text:style-name="DefaultText"/>
      <text:p text:style-name="DefaultText">Le<text:s/><text:span text:style-name="T2102">plan de tests</text:span><text:s/>précise :</text:p>
      <text:list text:style-name="LFO16" text:continue-numbering="true">
        <text:list-item>
          <text:p text:style-name="P2103">l'environnement nécessaire au bon déroulement de la réception (fichiers, ...),</text:p>
        </text:list-item>
        <text:list-item>
          <text:p text:style-name="P2104">les intervenants,</text:p>
        </text:list-item>
        <text:list-item>
          <text:p text:style-name="P2105">l'environnement de données,</text:p>
        </text:list-item>
        <text:list-item>
          <text:p text:style-name="P2106">le mode opératoire général,</text:p>
        </text:list-item>
        <text:list-item>
          <text:p text:style-name="P2107">les scénarios et les cas de tests associés (sous forme de liste avec description synthétique),</text:p>
        </text:list-item>
        <text:list-item>
          <text:p text:style-name="P2108">Les jeux de données de tests.</text:p>
        </text:list-item>
      </text:list>
      <text:p text:style-name="DefaultText"/>
      <text:p text:style-name="DefaultText">Le cahier de recette est réalisé par<text:s/>XXX<text:s/>avec la participation de la Maîtrise d’œuvre Client.</text:p>
      <text:p text:style-name="DefaultText">La rédaction du<text:s/><text:span text:style-name="T2109">plan de tests</text:span><text:s/>est à la charge du Client. Ce document est établi sur la base des spécifications détaillées pour les Evolutions et les projets.</text:p>
      <text:p text:style-name="DefaultText"/>
      <text:p text:style-name="DefaultText">La réception définitive d'une Evolution ou <text:s/>d’un projet consiste en l'exécution des tests décrits dans le plan de tests sur le<text:s/><text:span text:style-name="T2110">logiciel complet intégré et validé en interne<text:s/></text:span><text:span text:style-name="T2111">XXX</text:span>, en respectant les modalités décrites dans le cahier de recette.</text:p>
      <text:p text:style-name="P2112"/>
      <text:h text:style-name="Titre3" text:outline-level="3"><text:bookmark-start text:name="_Toc349045218"/><text:bookmark-start text:name="_Toc401046778"/><text:bookmark-start text:name="_Toc519599344"/>Schéma de Fonctionnement<text:bookmark-end text:name="_Toc349045218"/><text:bookmark-end text:name="_Toc401046778"/><text:bookmark-end text:name="_Toc519599344"/></text:h>
      <text:p text:style-name="DefaultText">Exemple de Schéma de Fonctionnement</text:p>
      <text:p text:style-name="Listecontinue"><draw:connector draw:type="line" svg:x1="3.11042in" svg:y1="0.06528in" svg:x2="3.11111in" svg:y2="5.36597in" draw:z-index="251380224" draw:id="id588" draw:style-name="a745" draw:name="Line 538" text:anchor-type="paragraph"><svg:title/><svg:desc/></draw:connector><draw:custom-shape svg:x="0.61042in" svg:y="0.06528in" svg:width="4.90069in" svg:height="5.30069in" draw:z-index="251379200" draw:id="id589" draw:style-name="a746" draw:name="Rectangle 537" text:anchor-type="paragraph"><svg:title/><svg:desc/><draw:enhanced-geometry draw:type="non-primitive" svg:viewBox="0 0 21600 21600" draw:enhanced-path="M 0 0 L 21600 0 21600 21600 0 21600 Z N"/></draw:custom-shape></text:p>
      <text:p text:style-name="Listecontinue"><draw:custom-shape svg:x="1.11042in" svg:y="0.09792in" svg:width="1.40069in" svg:height="0.70069in" draw:z-index="251373056" draw:id="id590" draw:style-name="a747" draw:name="Rectangle 519" text:anchor-type="paragraph"><svg:title/><svg:desc/><text:p text:style-name="P2113"><text:span text:style-name="T2114">Client</text:span></text:p><draw:enhanced-geometry draw:type="non-primitive" svg:viewBox="0 0 21600 21600" draw:enhanced-path="M 0 0 L 21600 0 21600 21600 0 21600 Z N"/></draw:custom-shape><draw:custom-shape svg:x="3.61667in" svg:y="0.11528in" svg:width="1.40069in" svg:height="0.70069in" draw:z-index="251374080" draw:id="id591" draw:style-name="a748" draw:name="Rectangle 520" text:anchor-type="paragraph"><svg:title/><svg:desc/><text:p text:style-name="P2115">XXX</text:p><draw:enhanced-geometry draw:type="non-primitive" svg:viewBox="0 0 21600 21600" draw:enhanced-path="M 0 0 L 21600 0 21600 21600 0 21600 Z N"/></draw:custom-shape></text:p>
      <text:p text:style-name="Listecontinue"/>
      <text:p text:style-name="Listecontinue"/>
      <text:p text:style-name="Listecontinue"/>
      <text:p text:style-name="Listecontinue"/>
      <text:p text:style-name="Listecontinue"><draw:connector draw:type="line" svg:x1="0.61042in" svg:y1="0.06528in" svg:x2="5.51111in" svg:y2="0.06597in" draw:z-index="251381248" draw:id="id592" draw:style-name="a749" draw:name="Line 539" text:anchor-type="paragraph"><svg:title/><svg:desc/></draw:connector></text:p>
      <text:p text:style-name="Listecontinue"><draw:custom-shape svg:x="0.81042in" svg:y="0.09861in" svg:width="1.40069in" svg:height="0.8875in" draw:z-index="251376128" draw:id="id593" draw:style-name="a750" draw:name="Rectangle 523" text:anchor-type="paragraph"><svg:title/><svg:desc/><text:p text:style-name="P2116">Préparation des scénarios et cas de tests de validation fonctionnelle</text:p><draw:enhanced-geometry draw:type="non-primitive" svg:viewBox="0 0 21600 21600" draw:enhanced-path="M 0 0 L 21600 0 21600 21600 0 21600 Z N"/></draw:custom-shape><draw:custom-shape svg:x="3.69792in" svg:y="0.11111in" svg:width="1.375in" svg:height="0.625in" draw:z-index="251382272" draw:id="id594" draw:style-name="a751" draw:name="Rectangle 761" text:anchor-type="paragraph"><svg:title/><svg:desc/><text:p text:style-name="Normal">Mise à disposition du cahier de recette</text:p><draw:enhanced-geometry draw:type="non-primitive" svg:viewBox="0 0 21600 21600" draw:enhanced-path="M 0 0 L 21600 0 21600 21600 0 21600 Z N"/></draw:custom-shape></text:p>
      <text:p text:style-name="Listecontinue"/>
      <text:p text:style-name="Listecontinue"><draw:connector draw:type="line" svg:x1="3.69792in" svg:y1="0.02778in" svg:x2="2.19792in" svg:y2="0.02778in" draw:z-index="251383296" draw:id="id595" draw:style-name="a753" draw:name="Line 763" text:anchor-type="paragraph"><svg:title/><svg:desc/></draw:connector></text:p>
      <text:p text:style-name="Listecontinue"/>
      <text:p text:style-name="Listecontinue"/>
      <text:p text:style-name="Listecontinue"><draw:connector draw:type="line" svg:x1="1.44792in" svg:y1="0.15278in" svg:x2="1.44792in" svg:y2="0.40278in" draw:z-index="251385344" draw:id="id596" draw:style-name="a755" draw:name="Line 766" text:anchor-type="paragraph"><svg:title/><svg:desc/></draw:connector></text:p>
      <text:p text:style-name="Listecontinue"><draw:custom-shape svg:x="3.69792in" svg:y="0.11111in" svg:width="1.375in" svg:height="0.875in" draw:z-index="251386368" draw:id="id597" draw:style-name="a756" draw:name="Rectangle 768" text:anchor-type="paragraph"><svg:title/><svg:desc/><text:p text:style-name="Normal">Assistance à la préparation des jeux de données de tests</text:p><draw:enhanced-geometry draw:type="non-primitive" svg:viewBox="0 0 21600 21600" draw:enhanced-path="M 0 0 L 21600 0 21600 21600 0 21600 Z N"/></draw:custom-shape></text:p>
      <text:p text:style-name="Listecontinue"><draw:custom-shape svg:x="0.82292in" svg:y="0.06944in" svg:width="1.375in" svg:height="0.625in" draw:z-index="251384320" draw:id="id598" draw:style-name="a757" draw:name="Rectangle 764" text:anchor-type="paragraph"><svg:title/><svg:desc/><text:p text:style-name="TitreDoc">Définition et préparation des jeux de données de tests</text:p><draw:enhanced-geometry draw:type="non-primitive" svg:viewBox="0 0 21600 21600" draw:enhanced-path="M 0 0 L 21600 0 21600 21600 0 21600 Z N"/></draw:custom-shape></text:p>
      <text:p text:style-name="Listecontinue"/>
      <text:p text:style-name="Listecontinue"><draw:connector draw:type="line" svg:x1="3.69792in" svg:y1="0.11111in" svg:x2="2.19792in" svg:y2="0.11111in" draw:z-index="251387392" draw:id="id599" draw:style-name="a759" draw:name="Line 770" text:anchor-type="paragraph"><svg:title/><svg:desc/></draw:connector></text:p>
      <text:p text:style-name="Listecontinue"/>
      <text:p text:style-name="Listecontinue"><draw:connector draw:type="line" svg:x1="1.44792in" svg:y1="0.06806in" svg:x2="1.44792in" svg:y2="0.36806in" draw:z-index="251389440" draw:id="id600" draw:style-name="a761" draw:name="Line 772" text:anchor-type="paragraph"><svg:title/><svg:desc/></draw:connector></text:p>
      <text:p text:style-name="Listecontinue"/>
      <text:p text:style-name="Listecontinue"><draw:custom-shape svg:x="3.69792in" svg:y="0.11319in" svg:width="1.31736in" svg:height="0.60069in" draw:z-index="251377152" draw:id="id601" draw:style-name="a762" draw:name="Rectangle 528" text:anchor-type="paragraph"><svg:title/><svg:desc/><text:p text:style-name="P2117">Correction des</text:p><text:p text:style-name="P2118">anomalies de tests et re-livraison</text:p><draw:enhanced-geometry draw:type="non-primitive" svg:viewBox="0 0 21600 21600" draw:enhanced-path="M 0 0 L 21600 0 21600 21600 0 21600 Z N"/></draw:custom-shape><draw:custom-shape svg:x="0.82292in" svg:y="-0.00833in" svg:width="1.375in" svg:height="0.75in" draw:z-index="251388416" draw:id="id602" draw:style-name="a763" draw:name="Rectangle 771" text:anchor-type="paragraph"><svg:title/><svg:desc/><text:p text:style-name="P2119">Déroulement des tests de recette sur l’environnement de recette</text:p><draw:enhanced-geometry draw:type="non-primitive" svg:viewBox="0 0 21600 21600" draw:enhanced-path="M 0 0 L 21600 0 21600 21600 0 21600 Z N"/></draw:custom-shape></text:p>
      <text:p text:style-name="Listecontinue"/>
      <text:p text:style-name="Listecontinue"><draw:connector draw:type="line" svg:x1="2.19792in" svg:y1="0.02986in" svg:x2="3.69792in" svg:y2="0.02986in" draw:z-index="251390464" draw:id="id603" draw:style-name="a765" draw:name="Line 774" text:anchor-type="paragraph"><svg:title/><svg:desc/></draw:connector></text:p>
      <text:p text:style-name="Listecontinue"/>
      <text:p text:style-name="Listecontinue"><draw:connector draw:type="line" svg:x1="1.44792in" svg:y1="0.11319in" svg:x2="1.44792in" svg:y2="0.48819in" draw:z-index="251391488" draw:id="id604" draw:style-name="a767" draw:name="Line 775" text:anchor-type="paragraph"><svg:title/><svg:desc/></draw:connector></text:p>
      <text:p text:style-name="Listecontinue"/>
      <text:p text:style-name="Listecontinue"><draw:custom-shape svg:x="3.67222in" svg:y="0.13681in" svg:width="1.40069in" svg:height="0.60069in" draw:z-index="251375104" draw:id="id605" draw:style-name="a768" draw:name="Rectangle 522" text:anchor-type="paragraph"><svg:title/><svg:desc/><text:p text:style-name="P2120">Procès-verbal d<text:span text:style-name="T2121">e</text:span></text:p><text:p text:style-name="P2122">recette</text:p><draw:enhanced-geometry draw:type="non-primitive" svg:viewBox="0 0 21600 21600" draw:enhanced-path="M 0 0 L 21600 0 21600 21600 0 21600 Z N"/></draw:custom-shape></text:p>
      <text:p text:style-name="Listecontinue"><draw:custom-shape svg:x="0.81042in" svg:y="-0.00208in" svg:width="1.40069in" svg:height="0.60069in" draw:z-index="251378176" draw:id="id606" draw:style-name="a769" draw:name="Rectangle 530" text:anchor-type="paragraph"><svg:title/><svg:desc/><text:p text:style-name="P2123">Accord</text:p><text:p text:style-name="P2124">recette</text:p><draw:enhanced-geometry draw:type="non-primitive" svg:viewBox="0 0 21600 21600" draw:enhanced-path="M 0 0 L 21600 0 21600 21600 0 21600 Z N"/></draw:custom-shape></text:p>
      <text:p text:style-name="Listecontinue"/>
      <text:p text:style-name="Listecontinue"><draw:connector draw:type="line" svg:x1="2.19792in" svg:y1="0.01458in" svg:x2="3.69792in" svg:y2="0.01458in" draw:z-index="251392512" draw:id="id607" draw:style-name="a772" draw:name="Line 776" text:anchor-type="paragraph"><svg:title/><svg:desc/></draw:connector></text:p>
      <text:p text:style-name="Listecontinue"/>
      <text:p text:style-name="Listecontinue"/>
      <text:p text:style-name="Listecontinue"/>
      <text:p text:style-name="Listecontinue"/>
      <text:h text:style-name="Titre3" text:outline-level="3"><text:bookmark-start text:name="_Toc309633605"/><text:bookmark-start text:name="_Toc316097128"/><text:bookmark-start text:name="_Toc401046779"/><text:bookmark-start text:name="_Toc519599345"/>La<text:s/><text:bookmark-end text:name="_Toc309633605"/><text:bookmark-end text:name="_Toc316097128"/>recette<text:bookmark-end text:name="_Toc401046779"/><text:bookmark-end text:name="_Toc519599345"/></text:h>
      <text:p text:style-name="DefaultText">La recette consiste en l'exécution de tests fonctionnels et de tests de non-régression. Elle est constituée de deux étapes :</text:p>
      <text:p text:style-name="DefaultText"/>
      <text:list text:style-name="LFO8" text:continue-numbering="true">
        <text:list-item>
          <text:p text:style-name="P2125">Une étape de<text:s/><text:span text:style-name="T2126">validation interne<text:s/></text:span><text:span text:style-name="T2127">XXX</text:span><text:span text:style-name="T2128">.</text:span></text:p>
        </text:list-item>
      </text:list>
      <text:p text:style-name="Paragraphe4">Durant cette étape, les Etudes exécutent un plan de tests (ensemble des jeux d’essais et des résultats attendus) établi par<text:s/>XXX. Cette procédure permet de s'assurer que les résultats sont complets, validés, entièrement documentés, qu'ils représentent le niveau de qualité voulu, et que l'environnement a été vérifié.<text:s/></text:p>
      <text:p text:style-name="Paragraphe4">Les comptes rendus doivent toujours mentionner les cas non-validés et le responsable du suivi des actions correctives.</text:p>
      <text:list text:style-name="LFO8" text:continue-numbering="true">
        <text:list-item>
          <text:p text:style-name="P2129">Une étape de<text:s/><text:span text:style-name="T2130">recette fonctionnelle Client</text:span>.</text:p>
        </text:list-item>
      </text:list>
      <text:p text:style-name="P2131">Sur la base du cahier de recette élaboré en commun, le Client doit réaliser son propre plan de tests avec le support des utilisateurs afin de s’assurer que les releases ou versions livrées par<text:s/>XXX<text:s/>sont de qualité avant toute mise en production sur site pilote. A l’issue de cette recette fonctionnelle, un procès verbal de réception sera signé par les deux parties.<text:s/></text:p>
      <text:p text:style-name="Paragraphe4"/>
      <text:h text:style-name="Titre3" text:outline-level="3"><text:bookmark-start text:name="_Toc309633612"/><text:bookmark-start text:name="_Toc316097134"/><text:bookmark-start text:name="_Toc401046780"/><text:bookmark-start text:name="_Toc519599346"/>Bilan de la recette fonctionnelle<text:bookmark-end text:name="_Toc309633612"/><text:bookmark-end text:name="_Toc316097134"/><text:bookmark-end text:name="_Toc401046780"/><text:bookmark-end text:name="_Toc519599346"/></text:h>
      <text:p text:style-name="DefaultText">La fin du passage des tests de recette fonctionnelle est marquée par une réunion de bilan qui synthétise les tests passés avec succès et les non-conformités par rapport aux résultats attendus.</text:p>
      <text:p text:style-name="DefaultText"/>
      <text:p text:style-name="DefaultText">Un bilan de recette est rédigé par le Service Manager donnant un aperçu synthétique des tests effectués, non effectués, acceptés, des anomalies recensées et des réserves éventuelles. On y précisera :</text:p>
      <text:list text:style-name="LFO16" text:continue-numbering="true">
        <text:list-item>
          <text:p text:style-name="P2132">la version du logiciel présenté en recette,</text:p>
        </text:list-item>
        <text:list-item>
          <text:p text:style-name="P2133">la date, le lieu d'exécution des tests,</text:p>
        </text:list-item>
        <text:list-item>
          <text:p text:style-name="P2134">un planning prévisionnel de correction des anomalies trouvées lors de la recette,</text:p>
        </text:list-item>
      </text:list>
      <text:p text:style-name="DefaultText"/>
      <text:p text:style-name="DefaultText">Au vu du bilan, la recette est déclarée :</text:p>
      <text:list text:style-name="LFO16" text:continue-numbering="true">
        <text:list-item>
          <text:p text:style-name="P2135">prononcée sans réserve,</text:p>
        </text:list-item>
      </text:list>
      <text:p text:style-name="Paragraphe4">La recette est prononcée sans réserve si l'ensemble des tests a été accepté. Le Client peut alors exploiter la nouvelle version du logiciel.<text:s/></text:p>
      <text:list text:style-name="LFO16" text:continue-numbering="true">
        <text:list-item>
          <text:p text:style-name="P2136">prononcée avec réserve,</text:p>
        </text:list-item>
      </text:list>
      <text:p text:style-name="Paragraphe4">La recette est prononcée avec réserve si les deux conditions suivantes sont réunies:</text:p>
      <text:list text:style-name="LFO5" text:continue-numbering="true">
        <text:list-item>
          <text:p text:style-name="P2137">toutes les anomalies ne sont pas corrigées,</text:p>
        </text:list-item>
        <text:list-item>
          <text:p text:style-name="P2138">aucune fonction du système n'est défaillante.</text:p>
        </text:list-item>
      </text:list>
      <text:p text:style-name="Paragraphe4">Dans ce cas le<text:span text:style-name="T2139"><text:s/></text:span>Client peut exploiter le logiciel.</text:p>
      <text:list text:style-name="LFO16" text:continue-numbering="true">
        <text:list-item>
          <text:p text:style-name="P2140">refusée.</text:p>
        </text:list-item>
      </text:list>
      <text:p text:style-name="Paragraphe4">La réception est refusée dans le cas où des tests ont mis en évidence des anomalies bloquantes ou <text:s/>graves. Le Client ne peut exploiter la nouvelle version du logiciel qu’après la prononciation de la recette.</text:p>
      <text:p text:style-name="DefaultText"/>
      <text:p text:style-name="DefaultText">Cette décision est confirmée par la signature d'un procès-verbal de recette par les deux parties (voir fiche « Procès verbal » de recette en annexe).</text:p>
      <text:p text:style-name="DefaultText"/>
      <text:p text:style-name="DefaultText">Dans les cas de réception prononcée avec réserve ou refusée, une nouvelle date de réception est planifiée d’un commun accord entre le responsable de la Maîtrise d’Oeuvre Client et le SME<text:s/>XXX. Les anomalies détectées par l<text:span text:style-name="T2141">e<text:s/></text:span>Client sont corrigées par les Etudes selon des priorités définies conjointement.</text:p>
      <text:p text:style-name="DefaultText"/>
      <text:p text:style-name="DefaultText"><text:span text:style-name="T2142">Toute anomalie détectée sur le logiciel après la fin de la recette est traitée comme une demande de correction.</text:span></text:p>
      <text:h text:style-name="P2143" text:outline-level="2"><text:bookmark-start text:name="_Toc519599347"/><text:soft-page-break/>Gestion des risques<text:bookmark-end text:name="_Toc401046782"/><text:bookmark-end text:name="_Toc519599347"/></text:h>
      <text:p text:style-name="DefaultText"/>
      <text:h text:style-name="Titre3" text:outline-level="3"><text:bookmark-start text:name="_Toc401046783"/><text:bookmark-start text:name="_Toc519599348"/>Objectif<text:bookmark-end text:name="_Toc401046783"/><text:bookmark-end text:name="_Toc519599348"/></text:h>
      <text:p text:style-name="DefaultText">Un risque est la perception d’un danger potentiel susceptible de mettre en péril soit le déroulement du Projet tel que planifié, soit la solution elle-même.</text:p>
      <text:p text:style-name="DefaultText">Ce peut être un risque humain (indisponibilité d’une compétence critique), technique (incertitude sur la disponibilité ou les caractéristiques d’un produit), financier, ...</text:p>
      <text:p text:style-name="DefaultText">La gestion des risques a pour objectif d’identifier les problèmes potentiels avant qu’ils ne se posent réellement, puis de prendre les mesures préventives bien avant qu’ils n’aient eu un impact important sur le déroulement du Projet.</text:p>
      <text:p text:style-name="DefaultText"/>
      <text:h text:style-name="Titre3" text:outline-level="3"><text:bookmark-start text:name="_Toc401046784"/><text:bookmark-start text:name="_Toc519599349"/>Domaine d’application<text:bookmark-end text:name="_Toc401046784"/><text:bookmark-end text:name="_Toc519599349"/></text:h>
      <text:p text:style-name="DefaultText">Tous les domaines de l’opération.</text:p>
      <text:p text:style-name="DefaultText"/>
      <text:h text:style-name="Titre3" text:outline-level="3"><text:bookmark-start text:name="_Toc401046785"/><text:bookmark-start text:name="_Toc519599350"/>Règles générales<text:bookmark-end text:name="_Toc401046785"/><text:bookmark-end text:name="_Toc519599350"/></text:h>
      <text:p text:style-name="DefaultText">1 –Tout membre de l’équipe de management du Projet est responsable de l’identification et de la gestion des risques de son domaine.</text:p>
      <text:p text:style-name="DefaultText">2 - L’analyse des risques identifiés, le suivi des plans d’action et l’identification des nouveaux risques figureront systématiquement à l’ordre du jour des réunions du Projet.<text:s/></text:p>
      <text:p text:style-name="DefaultText">3 - Chaque risque sera analysé en termes de nature (global Projet, technique, coûts et délais, fonctions, ...), d’impact (1 à 3), de probabilité de réalisation (1 à 3), de sévérité (1 à 5, somme des 2 précédents moins 1).</text:p>
      <text:p text:style-name="DefaultText">4- Les risques de sévérité 1,2 et 3 feront l’objet d’un plan de réduction de risque.</text:p>
      <text:p text:style-name="DefaultText">5 - Les risques seront analysés lors des réunions de Comité de Direction pour ceux de sévérité 1 et de Comité de Pilotage pour ceux de sévérité 2.</text:p>
      <text:p text:style-name="DefaultText">6 - Tous les risques identifiés feront l’objet d’une évaluation périodique, jusqu’à disparition ou niveau de sévérité ramené à 4 ou 5.</text:p>
      <text:h text:style-name="P2144" text:outline-level="2"><text:bookmark-start text:name="_Toc401046787"/><text:bookmark-start text:name="_Toc519599351"/><text:soft-page-break/>Suivi des plans d’action<text:bookmark-end text:name="_Toc401046787"/><text:bookmark-end text:name="_Toc519599351"/></text:h>
      <text:p text:style-name="DefaultText"/>
      <text:h text:style-name="Titre3" text:outline-level="3"><text:bookmark-start text:name="_Toc401046788"/><text:bookmark-start text:name="_Toc519599352"/>Objectif<text:bookmark-end text:name="_Toc401046788"/><text:bookmark-end text:name="_Toc519599352"/></text:h>
      <text:p text:style-name="DefaultText">Un plan d’action est une succession d’activités destinées à résoudre un problème présent ou à éviter un problème potentiel. Chaque action est affectée à un responsable unique et doit être réalisée pour une date définie.</text:p>
      <text:p text:style-name="DefaultText">La procédure de gestion des plans d’action a pour objectif de s’assurer que les plans définis aboutissent au résultat escompté dans les délais prévus ou de prendre des actions correctives nécessaires dans le cas contraire.</text:p>
      <text:p text:style-name="DefaultText"/>
      <text:h text:style-name="Titre3" text:outline-level="3"><text:bookmark-start text:name="_Toc401046789"/><text:bookmark-start text:name="_Toc519599353"/>Domaine d’application<text:bookmark-end text:name="_Toc401046789"/><text:bookmark-end text:name="_Toc519599353"/></text:h>
      <text:p text:style-name="DefaultText">Toute demande de plan d’action résultant d’une procédure de gestion, d’une réunion, d’une revue, ...</text:p>
      <text:p text:style-name="DefaultText"/>
      <text:h text:style-name="Titre3" text:outline-level="3"><text:bookmark-start text:name="_Toc401046790"/><text:bookmark-start text:name="_Toc519599354"/>Règles générales<text:bookmark-end text:name="_Toc401046790"/><text:bookmark-end text:name="_Toc519599354"/></text:h>
      <text:list text:style-name="LFO16" text:continue-numbering="true">
        <text:list-item>
          <text:p text:style-name="Bullet1">Tout plan d’action aura un responsable et comportera une date de fin demandée. Le responsable du plan devra définir les actions élémentaires, les affecter, et suivre leur réalisation.</text:p>
        </text:list-item>
        <text:list-item>
          <text:p text:style-name="Bullet1">Les plans d’action ouverts seront revus régulièrement. Un plan d’action ne pourra être clos que lorsque toutes les actions prévues auront été réalisées avec succès.</text:p>
        </text:list-item>
      </text:list>
      <text:p text:style-name="DefaultText">Le non-aboutissement d’un plan d’action dans les délais prévus pourra donner lieu à ouverture d’un incident.<text:span text:style-name="T2145"><text:s/></text:span></text:p>
      <text:p text:style-name="P2146"/>
      <text:h text:style-name="Titre3" text:outline-level="3"><text:bookmark-start text:name="_Toc519599355"/>Modalités d’application<text:bookmark-end text:name="_Toc519599355"/></text:h>
      <text:p text:style-name="DefaultText">Dans le compte-rendu de chaque Comité (suivi, pilotage), les actions décidées au cours de la réunion sont récapitulées dans un tableau mentionnant responsable et date dûe. L’avancement des actions en cours est systématiquement étudié au début de chaque comité.</text:p>
      <text:p text:style-name="DefaultText"/>
      <text:h text:style-name="P2147" text:outline-level="2"><text:bookmark-start text:name="_Toc401046792"/><text:bookmark-start text:name="_Toc519599356"/><text:soft-page-break/>Gestion de la Configuration<text:bookmark-end text:name="_Toc341070363"/><text:bookmark-end text:name="_Toc341088151"/><text:bookmark-end text:name="_Toc341172916"/><text:bookmark-end text:name="_Toc341267650"/><text:bookmark-end text:name="_Toc341268344"/><text:bookmark-end text:name="_Toc341498625"/><text:bookmark-end text:name="_Toc341598752"/><text:bookmark-end text:name="_Toc341599266"/><text:bookmark-end text:name="_Toc343490242"/><text:bookmark-end text:name="_Toc349045228"/><text:bookmark-end text:name="_Toc401046792"/><text:s/>Logicielle<text:bookmark-end text:name="_Toc519599356"/></text:h>
      <text:h text:style-name="Titre3" text:outline-level="3"><text:bookmark-start text:name="_Toc401046793"/><text:bookmark-start text:name="_Toc519599357"/>Objectif<text:bookmark-end text:name="_Toc401046793"/><text:bookmark-end text:name="_Toc519599357"/></text:h>
      <text:p text:style-name="DefaultText">La gestion de configuration comprend l’ensemble des activités manuelles ou automatisées permettant d'identifier et de gérer les différents types de produits utilisés ou créés dans la prestation, ainsi que toutes leurs relations.</text:p>
      <text:p text:style-name="DefaultText">L’objectif est de contrôler les Evolutions de ces éléments durant le cycle de vie du produit, afin de disposer d’ensembles complets et cohérents et de distribuer ou d'archiver chacun des états successifs de ces ensembles.</text:p>
      <text:p text:style-name="DefaultText"/>
      <text:h text:style-name="Titre3" text:outline-level="3"><text:bookmark-start text:name="_Toc341598753"/><text:bookmark-start text:name="_Toc341599267"/><text:bookmark-start text:name="_Toc343490243"/><text:bookmark-start text:name="_Toc349045229"/><text:bookmark-start text:name="_Toc401046794"/><text:bookmark-start text:name="_Toc519599358"/>Domaine d’application<text:bookmark-end text:name="_Toc341598753"/><text:bookmark-end text:name="_Toc341599267"/><text:bookmark-end text:name="_Toc343490243"/><text:bookmark-end text:name="_Toc349045229"/><text:bookmark-end text:name="_Toc401046794"/><text:bookmark-end text:name="_Toc519599358"/></text:h>
      <text:p text:style-name="DefaultText">Les éléments de configuration d'un produit ou d'une application peuvent comprendre :</text:p>
      <text:list text:style-name="LFO16" text:continue-numbering="true">
        <text:list-item>
          <text:p text:style-name="P2148">les documents de réalisation, d'utilisation et d'exploitation,</text:p>
        </text:list-item>
        <text:list-item>
          <text:p text:style-name="P2149">documents en cours de fabrication,</text:p>
        </text:list-item>
        <text:list-item>
          <text:p text:style-name="P2150">les programmes, données et procédures associées,</text:p>
        </text:list-item>
        <text:list-item>
          <text:p text:style-name="P2151">l'environnement de développement et ou de maintenance, c'est à dire tous les produits matériels et logiciels utilisés pour la production, la vérification et la modification du logiciel,</text:p>
        </text:list-item>
        <text:list-item>
          <text:p text:style-name="P2152">les jeux d'essais, données, procédures et scénarios de test.</text:p>
        </text:list-item>
      </text:list>
      <text:p text:style-name="P2153"/>
      <text:h text:style-name="Titre3" text:outline-level="3"><text:bookmark-start text:name="_Toc341598754"/><text:bookmark-start text:name="_Toc341599268"/><text:bookmark-start text:name="_Toc343490244"/><text:bookmark-start text:name="_Toc349045230"/><text:bookmark-start text:name="_Toc401046795"/><text:bookmark-start text:name="_Toc519599359"/>Identification<text:bookmark-end text:name="_Toc341598754"/><text:bookmark-end text:name="_Toc341599268"/><text:bookmark-end text:name="_Toc343490244"/><text:bookmark-end text:name="_Toc349045230"/><text:bookmark-end text:name="_Toc401046795"/><text:bookmark-end text:name="_Toc519599359"/></text:h>
      <text:p text:style-name="DefaultText">Utilisation des conventions définies pour identifier les éléments de configuration. Chaque élément doit posséder un identifiant unique.</text:p>
      <text:p text:style-name="DefaultText">L'identifiant d'un élément de configuration doit comprendre :</text:p>
      <text:list text:style-name="LFO16" text:continue-numbering="true">
        <text:list-item>
          <text:p text:style-name="P2154">une référence,</text:p>
        </text:list-item>
        <text:list-item>
          <text:p text:style-name="P2155">une identification de version,</text:p>
        </text:list-item>
        <text:list-item>
          <text:p text:style-name="P2156">une identification des modifications.</text:p>
        </text:list-item>
      </text:list>
      <text:h text:style-name="P2157" text:outline-level="2"><text:bookmark-start text:name="_Toc341070364"/><text:bookmark-start text:name="_Toc341088152"/><text:bookmark-start text:name="_Toc341172917"/><text:bookmark-start text:name="_Toc341267651"/><text:bookmark-start text:name="_Toc341268345"/><text:bookmark-start text:name="_Toc341498626"/><text:bookmark-start text:name="_Toc341598756"/><text:bookmark-start text:name="_Toc341599270"/><text:bookmark-start text:name="_Toc343490246"/><text:bookmark-start text:name="_Toc349045232"/><text:bookmark-start text:name="_Toc401046798"/><text:bookmark-start text:name="_Toc519599360"/><text:soft-page-break/>gestion des sauvegardes<text:bookmark-end text:name="_Toc341598756"/><text:bookmark-end text:name="_Toc341599270"/><text:bookmark-end text:name="_Toc343490246"/><text:s/>- P<text:bookmark-end text:name="_Toc349045232"/>lan de<text:s/><text:bookmark-end text:name="_Toc401046798"/>Secours des infrastructures de <text:s/>l’equipe<text:bookmark-end text:name="_Toc519599360"/></text:h>
      <text:p text:style-name="DefaultText"/>
      <text:p text:style-name="DefaultText">L'analyse des besoins en terme de continuité des activités de la prestation doit être effectuée et aboutir à la mise en place d'un plan de sauvegarde et d’un plan de secours.</text:p>
      <text:p text:style-name="DefaultText"/>
      <text:p text:style-name="DefaultText">Pour déterminer ce besoin il y a lieu d'apprécier les conséquences suivantes consécutives à la perte ou à la destruction des composants, d'un produit ou d'une application, utilisés ou maintenus :</text:p>
      <text:list text:style-name="LFO16" text:continue-numbering="true">
        <text:list-item>
          <text:p text:style-name="P2158">incapacité à satisfaire les engagements vis-à-vis du Client,</text:p>
        </text:list-item>
        <text:list-item>
          <text:p text:style-name="P2159">suspension du Contrat dans des limites jugées inacceptables,</text:p>
        </text:list-item>
        <text:list-item>
          <text:p text:style-name="P2160">efforts à déployer pour un retour à la normale.</text:p>
        </text:list-item>
      </text:list>
      <text:p text:style-name="DefaultText"/>
      <text:h text:style-name="Titre3" text:outline-level="3"><text:bookmark-start text:name="_Toc401046799"/><text:bookmark-start text:name="_Toc519599361"/>Objectif<text:bookmark-end text:name="_Toc401046799"/><text:bookmark-end text:name="_Toc519599361"/></text:h>
      <text:p text:style-name="DefaultText">Cette rubrique établit les responsabilités, la fréquence, les moyens, la nature (sauvegarde partielle ou totale) et les vérifications (tests de restauration périodiques, etc.) liés aux procédures de sauvegarde, pour les sauvegardes nécessaires aux prestations Etudes. Elle indique tous les produits à archiver.</text:p>
      <text:p text:style-name="DefaultText"/>
      <text:h text:style-name="Titre3" text:outline-level="3"><text:bookmark-start text:name="_Toc341598757"/><text:bookmark-start text:name="_Toc341599271"/><text:bookmark-start text:name="_Toc343490247"/><text:bookmark-start text:name="_Toc349045233"/><text:bookmark-start text:name="_Toc401046800"/><text:bookmark-start text:name="_Toc519599362"/>Gestion des<text:s/><text:bookmark-end text:name="_Toc341598757"/><text:bookmark-end text:name="_Toc341599271"/><text:bookmark-end text:name="_Toc343490247"/>Sauvegardes<text:bookmark-end text:name="_Toc349045233"/><text:bookmark-end text:name="_Toc401046800"/><text:bookmark-end text:name="_Toc519599362"/></text:h>
      <text:p text:style-name="P2161">Responsabilité</text:p>
      <text:p text:style-name="P2162">La responsabilité de la gestion des sauvegardes est assurée pour la partie études<text:s/>XXX<text:s text:c="2"/>par le responsable système.<text:s/></text:p>
      <text:p text:style-name="P2163">Sauvegardes</text:p>
      <text:list text:style-name="LFO5" text:continue-numbering="true">
        <text:list-item>
          <text:p text:style-name="P2164">Sauvegarde journalière de tous les programmes et éléments associés. Cette sauvegarde est gardée pendant cinq <text:s/>jours.</text:p>
        </text:list-item>
      </text:list>
      <text:p text:style-name="P2165">Support</text:p>
      <text:list text:style-name="LFO5" text:continue-numbering="true">
        <text:list-item>
          <text:p text:style-name="P2166">Bande DAT DDS</text:p>
        </text:list-item>
      </text:list>
      <text:p text:style-name="P2167">Lieu</text:p>
      <text:list text:style-name="LFO5" text:continue-numbering="true">
        <text:list-item>
          <text:p text:style-name="P2168">Armoire fermée à clé dans le bureau Système Interne du site de Belfort, accès restreint.</text:p>
        </text:list-item>
      </text:list>
      <text:p text:style-name="P2169"/>
      <text:p text:style-name="DefaultText">Ces sauvegardes sont disponibles immédiatement.</text:p>
      <text:p text:style-name="DefaultText"/>
      <text:p text:style-name="DefaultText">Nota : La gestion des sauvegardes et le plan de continuité des activités pour l’ensemble des sites du client est de la responsabilité du Client.</text:p>
      <text:p text:style-name="DefaultText"/>
      <text:p text:style-name="P2170">Les sauvegardes sont basées sur le principe " GFP " :</text:p>
      <text:p text:style-name="P2171"/>
      <text:list text:style-name="LFO16" text:continue-numbering="true">
        <text:list-item>
          <text:p text:style-name="P2172">Lundi<text:tab/>1 bande</text:p>
        </text:list-item>
        <text:list-item>
          <text:p text:style-name="P2173">Mardi<text:tab/>1 bande</text:p>
        </text:list-item>
        <text:list-item>
          <text:p text:style-name="P2174">Mercredi<text:tab/>1 bande</text:p>
        </text:list-item>
        <text:list-item>
          <text:p text:style-name="P2175">Jeudi<text:tab/>1 bande</text:p>
        </text:list-item>
        <text:list-item>
          <text:p text:style-name="P2176">Vendredi 1<text:tab/>1 bande</text:p>
        </text:list-item>
        <text:list-item>
          <text:p text:style-name="P2177">Vendredi 2<text:tab/>1 bande</text:p>
        </text:list-item>
        <text:list-item>
          <text:p text:style-name="P2178">Vendredi 3<text:tab/>1 bande</text:p>
        </text:list-item>
        <text:list-item>
          <text:p text:style-name="P2179">Vendredi 4<text:tab/>1 bande</text:p>
        </text:list-item>
        <text:list-item>
          <text:p text:style-name="P2180">Vendredi 5<text:tab/>1 bande</text:p>
        </text:list-item>
      </text:list>
      <text:p text:style-name="P2181"/>
      <text:p text:style-name="P2182">Ceci permet d'avoir un retour arrière journalier, à la semaine, à la quinzaine,à trois semaine, au mois. Par ailleurs, chaque fin de mois une sauvegarde supplémentaire est effectuée (bande mensuelle). Celle-ci est déposée à l'extérieur des locaux<text:s/>XXX<text:s/>(coffre d'une banque) pendant une durée de 2 ans.</text:p>
      <text:p text:style-name="DefaultText"/>
      <text:h text:style-name="Titre3" text:outline-level="3"><text:bookmark-start text:name="_Toc349045234"/><text:bookmark-start text:name="_Toc401046801"/><text:bookmark-start text:name="_Toc519599363"/>Plan de<text:s/><text:bookmark-end text:name="_Toc349045234"/><text:bookmark-end text:name="_Toc401046801"/>Secours<text:bookmark-end text:name="_Toc519599363"/><text:s/></text:h>
      <text:list text:style-name="LFO16" text:continue-numbering="true">
        <text:list-item>
          <text:p text:style-name="P2183">sauvegarde des objets informatiques de développement et des systèmes de test (sauf les données) par duplication mensuelle sur bande stockées hors des locaux du site de Belfort dans coffre.</text:p>
        </text:list-item>
        <text:list-item>
          <text:p text:style-name="P2184">Cette sauvegarde est sous la responsabilité du responsable système..</text:p>
        </text:list-item>
      </text:list>
      <text:p text:style-name="DefaultText"/>
      <text:p text:style-name="DefaultText">Nota : La définition du plan de continuité des opérations de production pour l’ensemble des sites du client est de la responsabilité du Client.<text:s/></text:p>
      <text:p text:style-name="DefaultText"/>
      <text:h text:style-name="Titre3" text:outline-level="3"><text:bookmark-start text:name="_Toc349045235"/><text:bookmark-start text:name="_Toc401046802"/><text:bookmark-start text:name="_Toc519599364"/>Sauvegarde Micro<text:bookmark-end text:name="_Toc349045235"/><text:bookmark-end text:name="_Toc401046802"/><text:bookmark-end text:name="_Toc519599364"/></text:h>
      <text:p text:style-name="DefaultText">Non applicable.</text:p>
      <text:p text:style-name="DefaultText"/>
      <text:p text:style-name="DefaultText"/>
      <text:h text:style-name="Titre2" text:outline-level="2"><text:bookmark-end text:name="_Toc341070364"/><text:bookmark-end text:name="_Toc341088152"/><text:bookmark-end text:name="_Toc341172917"/><text:bookmark-end text:name="_Toc341267651"/><text:bookmark-end text:name="_Toc341268345"/><text:bookmark-end text:name="_Toc341498626"/></text:h>
      <text:list text:style-name="LFO17" text:continue-numbering="true">
        <text:list-item>
          <text:list>
            <text:list-item>
              <text:p text:style-name="P2185"><text:bookmark-start text:name="_Toc302364921"/><text:bookmark-start text:name="_Toc349045236"/><text:bookmark-start text:name="_Toc401046803"/><text:bookmark-start text:name="_Toc519599365"/><text:soft-page-break/>Gestion de la S<text:bookmark-end text:name="_Toc349045236"/>écurité<text:bookmark-end text:name="_Toc401046803"/><text:bookmark-end text:name="_Toc519599365"/></text:p>
            </text:list-item>
          </text:list>
        </text:list-item>
      </text:list>
      <text:p text:style-name="P2186"><text:bookmark-start text:name="_Toc349045237"/></text:p>
      <text:p text:style-name="DefaultText">La sécurité logique, physique et d’accès aux systèmes est assurée par le Client pour l’ensemble des sites du client et par<text:s/>XXX<text:s/>pour les environnements de développements et de tests dédiés aux Développements.</text:p>
      <text:p text:style-name="P2187"/>
      <text:h text:style-name="Titre3" text:outline-level="3"><text:bookmark-start text:name="_Toc401046804"/><text:bookmark-start text:name="_Toc519599366"/>Contrôle des accès physiques<text:bookmark-end text:name="_Toc349045237"/><text:bookmark-end text:name="_Toc401046804"/><text:s/>à l’environnement du client par<text:s/>XXX<text:bookmark-end text:name="_Toc519599366"/></text:h>
      <text:list text:style-name="LFO16" text:continue-numbering="true">
        <text:list-item>
          <text:p text:style-name="P2188">Liaison TCPIP avec accès limité aux systèmes du client depuis l’environnement Etudes basé à Belfort.</text:p>
        </text:list-item>
        <text:list-item>
          <text:p text:style-name="Bullet1"><text:span text:style-name="T2189">L’accès au site de Belfort est protégé des intrusions extérieures par un Firewall.</text:span></text:p>
        </text:list-item>
      </text:list>
      <text:p text:style-name="P2190"><text:bookmark-start text:name="_Toc349045238"/><text:bookmark-start text:name="_Toc401046805"/></text:p>
      <text:h text:style-name="Titre3" text:outline-level="3"><text:bookmark-start text:name="_Toc519599367"/>Contrôle d’accès applicatifs<text:bookmark-end text:name="_Toc349045238"/><text:bookmark-end text:name="_Toc401046805"/><text:bookmark-end text:name="_Toc519599367"/></text:h>
      <text:p text:style-name="DefaultText"/>
      <text:p text:style-name="DefaultText">Les accès à l’applicatif sont controlés par le client en fonction des profils utilisateurs.</text:p>
      <text:p text:style-name="DefaultText">L’équipe<text:s/>XXX<text:s/>dispose d’un accès total à l’ensemble de l’applicatif client. Ces habilitations sont données par le client.</text:p>
      <text:p text:style-name="DefaultText"/>
      <text:h text:style-name="Titre3" text:outline-level="3"><text:bookmark-start text:name="_Toc349045239"/><text:bookmark-start text:name="_Toc401046806"/><text:bookmark-start text:name="_Toc519599368"/>Contrôle de Virus<text:bookmark-end text:name="_Toc349045239"/><text:bookmark-end text:name="_Toc401046806"/><text:bookmark-end text:name="_Toc519599368"/></text:h>
      <text:p text:style-name="DefaultText"/>
      <text:p text:style-name="DefaultText">Le contrôle de Virus sur les environnements client est de la responsabilité du client.</text:p>
      <text:p text:style-name="P2191"><text:bookmark-start text:name="_Toc307651703"/><text:bookmark-start text:name="_Toc307654170"/><text:bookmark-start text:name="_Toc312724270"/><text:bookmark-start text:name="_Toc349045247"/><text:bookmark-start text:name="_Toc401046818"/><text:bookmark-end text:name="_Toc302364921"/></text:p>
      <text:h text:style-name="Titre1" text:outline-level="1"><text:bookmark-start text:name="_Toc339100674"/><text:bookmark-start text:name="_Toc339100784"/><text:bookmark-start text:name="_Toc339267192"/><text:bookmark-start text:name="_Toc339272847"/><text:bookmark-start text:name="_Toc340308732"/><text:bookmark-start text:name="_Toc341070367"/><text:bookmark-start text:name="_Toc341088155"/><text:bookmark-start text:name="_Toc341172920"/><text:bookmark-start text:name="_Toc341267654"/><text:bookmark-start text:name="_Toc341268348"/><text:bookmark-start text:name="_Toc341498629"/><text:bookmark-start text:name="_Toc341598758"/><text:bookmark-start text:name="_Toc341599272"/><text:bookmark-start text:name="_Toc343490248"/><text:bookmark-start text:name="_Toc349045251"/><text:bookmark-start text:name="_Ref349556598"/><text:bookmark-start text:name="_Ref349556640"/><text:bookmark-start text:name="_Ref349556658"/><text:bookmark-start text:name="_Toc401046823"/><text:bookmark-start text:name="_Toc519599369"/><text:bookmark-end text:name="_Toc307651703"/><text:bookmark-end text:name="_Toc307654170"/><text:bookmark-end text:name="_Toc312724270"/><text:bookmark-end text:name="_Toc349045247"/><text:bookmark-end text:name="_Toc401046818"/><text:soft-page-break/>ANNEXES<text:bookmark-end text:name="_Toc339100674"/><text:bookmark-end text:name="_Toc339100784"/><text:bookmark-end text:name="_Toc339267192"/><text:bookmark-end text:name="_Toc339272847"/><text:bookmark-end text:name="_Toc340308732"/><text:bookmark-end text:name="_Toc341070367"/><text:bookmark-end text:name="_Toc341088155"/><text:bookmark-end text:name="_Toc341172920"/><text:bookmark-end text:name="_Toc341267654"/><text:bookmark-end text:name="_Toc341268348"/><text:bookmark-end text:name="_Toc341498629"/><text:bookmark-end text:name="_Toc341598758"/><text:bookmark-end text:name="_Toc341599272"/><text:bookmark-end text:name="_Toc343490248"/><text:bookmark-end text:name="_Toc349045251"/><text:bookmark-end text:name="_Ref349556598"/><text:bookmark-end text:name="_Ref349556640"/><text:bookmark-end text:name="_Ref349556658"/><text:bookmark-end text:name="_Toc401046823"/><text:bookmark-end text:name="_Toc519599369"/></text:h>
      <text:h text:style-name="Titre2" text:outline-level="2"><text:bookmark-start text:name="_Toc349045253"/><text:bookmark-start text:name="_Toc401046824"/><text:bookmark-start text:name="_Toc519599370"/>Sigles et abréviations<text:bookmark-end text:name="_Toc349045253"/><text:bookmark-end text:name="_Toc401046824"/><text:bookmark-end text:name="_Toc519599370"/></text:h>
      <text:p text:style-name="P2192">Définir les sigles utilisés dans le Plan Qualité des Services Récurrents - Etudes</text:p>
      <text:p text:style-name="Listecontinue2"/>
      <table:table table:style-name="Table2193">
        <table:table-columns>
          <table:table-column table:style-name="TableColumn2194"/>
          <table:table-column table:style-name="TableColumn2195"/>
        </table:table-columns>
        <table:table-row table:style-name="TableRow2196">
          <table:table-cell table:style-name="TableCell2197">
            <text:p text:style-name="P2198">SME</text:p>
          </table:table-cell>
          <table:table-cell table:style-name="TableCell2199">
            <text:p text:style-name="P2200">Services Manager Etudes<text:s/>XXX</text:p>
          </table:table-cell>
        </table:table-row>
        <table:table-row table:style-name="TableRow2201">
          <table:table-cell table:style-name="TableCell2202">
            <text:p text:style-name="P2203"><text:span text:style-name="T2204">MCO</text:span></text:p>
          </table:table-cell>
          <table:table-cell table:style-name="TableCell2205">
            <text:p text:style-name="P2206">Maintien en Conditions Opérationnelles</text:p>
          </table:table-cell>
        </table:table-row>
        <table:table-row table:style-name="TableRow2207">
          <table:table-cell table:style-name="TableCell2208">
            <text:p text:style-name="P2209">MOA</text:p>
          </table:table-cell>
          <table:table-cell table:style-name="TableCell2210">
            <text:p text:style-name="P2211">Maîtrise d’Ouvrage</text:p>
          </table:table-cell>
        </table:table-row>
        <table:table-row table:style-name="TableRow2212">
          <table:table-cell table:style-name="TableCell2213">
            <text:p text:style-name="P2214">MOE</text:p>
          </table:table-cell>
          <table:table-cell table:style-name="TableCell2215">
            <text:p text:style-name="P2216">Maîtrise d’Œuvre</text:p>
          </table:table-cell>
        </table:table-row>
        <table:table-row table:style-name="TableRow2217">
          <table:table-cell table:style-name="TableCell2218">
            <text:p text:style-name="P2219">PQP</text:p>
          </table:table-cell>
          <table:table-cell table:style-name="TableCell2220">
            <text:p text:style-name="P2221">Plan Qualité Projet</text:p>
          </table:table-cell>
        </table:table-row>
        <table:table-row table:style-name="TableRow2222">
          <table:table-cell table:style-name="TableCell2223">
            <text:p text:style-name="P2224"><text:span text:style-name="T2225">PQDSR</text:span></text:p>
          </table:table-cell>
          <table:table-cell table:style-name="TableCell2226">
            <text:p text:style-name="P2227">Plan Qualité des Développement et Services Récurrents</text:p>
          </table:table-cell>
        </table:table-row>
      </table:table>
      <text:p text:style-name="Listecontinue2"/>
      <text:p text:style-name="Listecontinue"/>
      <text:h text:style-name="Titre2" text:outline-level="2"><text:bookmark-start text:name="_Toc401046825"/><text:bookmark-start text:name="_Toc519599371"/>Glossaire<text:bookmark-end text:name="_Toc401046825"/><text:bookmark-end text:name="_Toc519599371"/></text:h>
      <table:table table:style-name="Table2228">
        <table:table-columns>
          <table:table-column table:style-name="TableColumn2229"/>
          <table:table-column table:style-name="TableColumn2230"/>
        </table:table-columns>
        <table:table-row table:style-name="TableRow2231">
          <table:table-cell table:style-name="TableCell2232">
            <text:p text:style-name="P2233"><text:bookmark-start text:name="_Ref349556686"/>Cahier des charges<text:s/></text:p>
          </table:table-cell>
          <table:table-cell table:style-name="TableCell2234">
            <text:p text:style-name="P2235">Document par lequel, le demandeur ou celui qui est chargé de traduire, exprime ses besoins, en termes de fonctions, de services et de contraintes. Pour chacune d’elles sont définies des critères d’appréciation et leurs niveaux: chacun de ces niveaux devant être assorti d’une flexibilité.</text:p>
          </table:table-cell>
        </table:table-row>
        <table:table-row table:style-name="TableRow2236">
          <table:table-cell table:style-name="TableCell2237">
            <text:p text:style-name="P2238">Demande</text:p>
          </table:table-cell>
          <table:table-cell table:style-name="TableCell2239">
            <text:p text:style-name="P2240">Le signalement par Client au fournisseur d’un service, d’une demande de modification ou d’une simple question ou demande d’information relative au système supporté, et le numéro d’identification correspondant.</text:p>
          </table:table-cell>
        </table:table-row>
        <table:table-row table:style-name="TableRow2241">
          <table:table-cell table:style-name="TableCell2242">
            <text:p text:style-name="P2243">Documentation technique</text:p>
          </table:table-cell>
          <table:table-cell table:style-name="TableCell2244">
            <text:p text:style-name="P2245">Document relatif aux internes techniques de l’application, nécessaire aux prestations liées à l’application.</text:p>
          </table:table-cell>
        </table:table-row>
        <table:table-row table:style-name="TableRow2246">
          <table:table-cell table:style-name="TableCell2247">
            <text:p text:style-name="P2248">Documentation Utilisateur</text:p>
          </table:table-cell>
          <table:table-cell table:style-name="TableCell2249">
            <text:p text:style-name="P2250">Document relatif à l’utilisation de l’application.</text:p>
          </table:table-cell>
        </table:table-row>
        <table:table-row table:style-name="TableRow2251">
          <table:table-cell table:style-name="TableCell2252">
            <text:p text:style-name="P2253">Dossier d’exploitation</text:p>
          </table:table-cell>
          <table:table-cell table:style-name="TableCell2254">
            <text:p text:style-name="P2255">Documentation nécessaire à l’exploitation de l’application.</text:p>
          </table:table-cell>
        </table:table-row>
        <table:table-row table:style-name="TableRow2256">
          <table:table-cell table:style-name="TableCell2257">
            <text:p text:style-name="P2258">Dossier d’installation</text:p>
          </table:table-cell>
          <table:table-cell table:style-name="TableCell2259">
            <text:p text:style-name="P2260">Mode opératoire nécessaire à l'installation d’une Application, d’un Logiciel ou d'un <text:s/>Matériel.</text:p>
          </table:table-cell>
        </table:table-row>
        <table:table-row table:style-name="TableRow2261">
          <table:table-cell table:style-name="TableCell2262">
            <text:p text:style-name="P2263">Dossier d’opportunité</text:p>
          </table:table-cell>
          <table:table-cell table:style-name="TableCell2264">
            <text:p text:style-name="P2265">Document nécessaire à la prise de décision de lancement d’un Projet</text:p>
          </table:table-cell>
        </table:table-row>
        <table:table-row table:style-name="TableRow2266">
          <table:table-cell table:style-name="TableCell2267">
            <text:p text:style-name="P2268">Dossier de choix</text:p>
          </table:table-cell>
          <table:table-cell table:style-name="TableCell2269">
            <text:p text:style-name="P2270">Document nécessaire au choix d’un scénario de référence relatif au Projet et à l’application qui en résulte.</text:p>
          </table:table-cell>
        </table:table-row>
        <table:table-row table:style-name="TableRow2271">
          <table:table-cell table:style-name="TableCell2272">
            <text:p text:style-name="P2273">Dossier de conception</text:p>
          </table:table-cell>
          <table:table-cell table:style-name="TableCell2274">
            <text:p text:style-name="P2275">Etape suivant celle des spécifications. Elle est constituée des rubriques suivantes :</text:p>
            <text:p text:style-name="P2276">- Etude et compréhension du problème;</text:p>
            <text:p text:style-name="P2277">- Identification des principales caractéristiques d’au moins une solution possible;</text:p>
            <text:p text:style-name="P2278">- Description de toutes les abstractions utilisées dans la solution.</text:p>
            <text:p text:style-name="P2279">Deux conceptions sont possibles : fonctionnelle et objet. <text:s/></text:p>
          </table:table-cell>
        </table:table-row>
        <table:table-row table:style-name="TableRow2280">
          <table:table-cell table:style-name="TableCell2281">
            <text:p text:style-name="P2282">Dossier de spécifications</text:p>
          </table:table-cell>
          <table:table-cell table:style-name="TableCell2283">
            <text:p text:style-name="P2284">Dossier contenant l’ensemble élaboré des spécifications détaillées d’un système.</text:p>
          </table:table-cell>
        </table:table-row>
        <table:table-row table:style-name="TableRow2285">
          <table:table-cell table:style-name="TableCell2286">
            <text:p text:style-name="P2287">Conventions de service</text:p>
          </table:table-cell>
          <table:table-cell table:style-name="TableCell2288">
            <text:p text:style-name="P2289">Document identifiant la fourniture et le niveau de qualité requis en des termes<text:s/><text:span text:style-name="T2290">objectifs et mesurables</text:span>. Il est formel et constitue un document qui lie Client et le fournisseur.</text:p>
          </table:table-cell>
        </table:table-row>
        <table:table-row table:style-name="TableRow2291">
          <table:table-cell table:style-name="TableCell2292">
            <text:p text:style-name="P2293">Etude d’opportunité</text:p>
          </table:table-cell>
          <table:table-cell table:style-name="TableCell2294">
            <text:p text:style-name="P2295">Etude dont l’objectif est de définir le périmètre du besoin et d’en vérifier l’opportunité en termes de justification et de rentabilité de la demande.</text:p>
          </table:table-cell>
        </table:table-row>
        <table:table-row table:style-name="TableRow2296">
          <table:table-cell table:style-name="TableCell2297">
            <text:p text:style-name="P2298">Etude préalable</text:p>
          </table:table-cell>
          <table:table-cell table:style-name="TableCell2299">
            <text:p text:style-name="P2300">Identification des principales tâches à réaliser et les différents<text:s/><text:soft-page-break/>scénarii possibles : développement sur mesure, achat de logiciel, sous-traitance...</text:p>
          </table:table-cell>
        </table:table-row>
        <text:soft-page-break/>
        <table:table-row table:style-name="TableRow2301">
          <table:table-cell table:style-name="TableCell2302">
            <text:p text:style-name="P2303">Evolution</text:p>
          </table:table-cell>
          <table:table-cell table:style-name="TableCell2304">
            <text:p text:style-name="P2305">Il s’agit d’une modification apportée à un Logiciel ou une Application dans la cadre d’une Nouvelle Version.</text:p>
          </table:table-cell>
        </table:table-row>
        <table:table-row table:style-name="TableRow2306">
          <table:table-cell table:style-name="TableCell2307">
            <text:p text:style-name="P2308">Evolution adaptative</text:p>
          </table:table-cell>
          <table:table-cell table:style-name="TableCell2309">
            <text:p text:style-name="P2310">Adaptation aux changements de matériels, de logiciels systèmes ou de servitude (SGBD, gestionnaire de réseau ...), à fonctionnalités égales des applications.<text:s/></text:p>
          </table:table-cell>
        </table:table-row>
        <table:table-row table:style-name="TableRow2311">
          <table:table-cell table:style-name="TableCell2312">
            <text:p text:style-name="P2313">Evolution fonctionnelle</text:p>
          </table:table-cell>
          <table:table-cell table:style-name="TableCell2314">
            <text:p text:style-name="P2315">Activité basée sur la suppression, la modification, l’adjonction de fonctionnalités au système existant.</text:p>
          </table:table-cell>
        </table:table-row>
        <table:table-row table:style-name="TableRow2316">
          <table:table-cell table:style-name="TableCell2317">
            <text:p text:style-name="P2318">Evolution perfective</text:p>
          </table:table-cell>
          <table:table-cell table:style-name="TableCell2319">
            <text:p text:style-name="P2320">Evolution des applications ayant pour objectif l’amélioration des performances (consommation des ressources système), ceci à iso-fonctionnalités.</text:p>
          </table:table-cell>
        </table:table-row>
        <table:table-row table:style-name="TableRow2321">
          <table:table-cell table:style-name="TableCell2322">
            <text:p text:style-name="P2323">Fonctionnalités</text:p>
          </table:table-cell>
          <table:table-cell table:style-name="TableCell2324">
            <text:p text:style-name="P2325">Fonctions assurées par une application</text:p>
          </table:table-cell>
        </table:table-row>
        <table:table-row table:style-name="TableRow2326">
          <table:table-cell table:style-name="TableCell2327">
            <text:p text:style-name="P2328">Fourniture</text:p>
          </table:table-cell>
          <table:table-cell table:style-name="TableCell2329">
            <text:p text:style-name="P2330">Résultat de l’achèvement d’une tâche .Une fourniture peut être ou non remise au Client. Si elle est remise, elle suit une procédure de livraison avec signature d’un procès verbal.</text:p>
          </table:table-cell>
        </table:table-row>
        <table:table-row table:style-name="TableRow2331">
          <table:table-cell table:style-name="TableCell2332">
            <text:p text:style-name="P2333">Services Manager Etudes</text:p>
          </table:table-cell>
          <table:table-cell table:style-name="TableCell2334">
            <text:p text:style-name="P2335">Personne de<text:s/>XXX<text:s/>ayant la responsabilité du service délivré au<text:s/><text:span text:style-name="T2336">Client</text:span>.</text:p>
          </table:table-cell>
        </table:table-row>
        <table:table-row table:style-name="TableRow2337">
          <table:table-cell table:style-name="TableCell2338">
            <text:p text:style-name="P2339">Lancement d’un Projet</text:p>
          </table:table-cell>
          <table:table-cell table:style-name="TableCell2340">
            <text:p text:style-name="P2341">Décision de la Maîtrise d’Ouvrage qui se traduit par une mission caractérisée par un objectif, un délai et des moyens.</text:p>
          </table:table-cell>
        </table:table-row>
        <table:table-row table:style-name="TableRow2342">
          <table:table-cell table:style-name="TableCell2343">
            <text:p text:style-name="P2344">Lancement d’une étape</text:p>
          </table:table-cell>
          <table:table-cell table:style-name="TableCell2345">
            <text:p text:style-name="P2346">Première action d’une Etape, nécessaire à la distribution des rôles et des responsabilités.</text:p>
          </table:table-cell>
        </table:table-row>
        <table:table-row table:style-name="TableRow2347">
          <table:table-cell table:style-name="TableCell2348">
            <text:p text:style-name="P2349">Livrable</text:p>
          </table:table-cell>
          <table:table-cell table:style-name="TableCell2350">
            <text:p text:style-name="P2351">Voir "Fourniture"</text:p>
          </table:table-cell>
        </table:table-row>
        <table:table-row table:style-name="TableRow2352">
          <table:table-cell table:style-name="TableCell2353">
            <text:p text:style-name="P2354">Maintenance Corrective</text:p>
          </table:table-cell>
          <table:table-cell table:style-name="TableCell2355">
            <text:p text:style-name="P2356">Corrections des erreurs qui nuisent à la disponibilité, au fonctionnement ou à la l’exactitude des résultats de l’application pour l'Utilisateur, selon certains critères de priorité sans modification ni ajout de fonctionnalité.</text:p>
          </table:table-cell>
        </table:table-row>
        <table:table-row table:style-name="TableRow2357">
          <table:table-cell table:style-name="TableCell2358">
            <text:p text:style-name="P2359">Maintenance préventive</text:p>
          </table:table-cell>
          <table:table-cell table:style-name="TableCell2360">
            <text:p text:style-name="P2361">Améliorations internes des applications et des systèmes (restructuration de code, identification des entités, redocumentation ...),ayant pour principal objectif d’en faciliter la gestion ultérieure .Activité déclenchée par<text:s/>XXX<text:s/>Global Services après analyse de la valeur.</text:p>
          </table:table-cell>
        </table:table-row>
        <table:table-row table:style-name="TableRow2362">
          <table:table-cell table:style-name="TableCell2363">
            <text:p text:style-name="P2364"><text:span text:style-name="T2365">Maître d’</text:span><text:span text:style-name="T2366">Œuvre</text:span><text:span text:style-name="T2367"><text:s/>/ Maîtrise d’</text:span><text:span text:style-name="T2368">Œuvre</text:span></text:p>
          </table:table-cell>
          <table:table-cell table:style-name="TableCell2369">
            <text:p text:style-name="Paragraphe1">Les termes “ Maître d’Œuvre / Maîtrise d’Œuvre ” s’entendent avec la définition suivante et devront être interprétés à la seule lumière des développements ci-dessous. <text:s/>Le contenu de ces termes est précisé dans les matrices des tâches et responsabilités des Plan Qualité Service et Plan Qualité Projet.</text:p>
            <text:p text:style-name="Paragraphe1"/>
            <text:p text:style-name="Paragraphe1">La Maîtrise d’Œuvre, dans le cadre des services récurrents Etudes et des Projets Etudes :</text:p>
            <text:list text:style-name="LFO3" text:continue-numbering="true">
              <text:list-item>
                <text:p text:style-name="P2370">demande à la Maîtrise d’Ouvrage la communication des informations nécessaires à l’exécution des prestations comprises dans le périmètre de service convenu,</text:p>
              </text:list-item>
              <text:list-item>
                <text:p text:style-name="P2371">organise et anime les instances de suivi des prestations qui lui sont confiées, dans la limite du périmètre de service convenu.</text:p>
              </text:list-item>
            </text:list>
            <text:p text:style-name="Paragraphe3"/>
            <text:p text:style-name="Paragraphe2"><text:span text:style-name="T2372">1</text:span><text:s/>- Dans le cadre des services récurrents Etudes, la Maîtrise d’Œuvre :</text:p>
            <text:list text:style-name="LFO3" text:continue-numbering="true">
              <text:list-item>
                <text:p text:style-name="P2373">définit et met en Œuvre les processus et les moyens nécessaires pour réaliser les prestations décrites dans le Contrat, dans la limite du périmètre de service convenu,</text:p>
              </text:list-item>
              <text:list-item>
                <text:p text:style-name="P2374">participe à la traduction en termes fonctionnels des besoins exprimés dans les demandes,</text:p>
              </text:list-item>
              <text:list-item>
                <text:p text:style-name="P2375">fournit à la Maîtrise d’Ouvrage tous les éléments<text:s/><text:soft-page-break/>nécessaires au suivi des niveaux de service.</text:p>
              </text:list-item>
            </text:list>
            <text:p text:style-name="Paragraphe3">Le prestataire joue le rôle de Maître d'Œuvre dans la limite des activités définies par la prestation Gestion du Service décrite dans le Plan Qualité Service.</text:p>
            <text:p text:style-name="Paragraphe3"/>
            <text:p text:style-name="Paragraphe2"><text:span text:style-name="T2376">2</text:span><text:s/>- Dans le cadre d’un Projet Etudes, la Maîtrise d’Œuvre :</text:p>
            <text:list text:style-name="LFO3" text:continue-numbering="true">
              <text:list-item>
                <text:p text:style-name="P2377">définit et met en Œuvre les processus et les moyens nécessaires pour réaliser les prestations, qui lui sont confiées dans le cadre du Projet, dans les conditions convenues,</text:p>
              </text:list-item>
              <text:list-item>
                <text:p text:style-name="P2378">participe à la traduction des besoins dans le référentiel fonctionnel,</text:p>
              </text:list-item>
              <text:list-item>
                <text:p text:style-name="P2379">instruit les demandes de changement,</text:p>
              </text:list-item>
              <text:list-item>
                <text:p text:style-name="P2380">fournit à la Maîtrise d’Ouvrage tous les éléments nécessaires au suivi des prestations <text:s/>qui lui sont confiées dans le cadre du Projet.</text:p>
              </text:list-item>
            </text:list>
            <text:p text:style-name="Paragraphe3">Le prestataire joue le rôle de Maître d'Œuvre dans la limite des activités définies pour le rôle de Chef de Projet Fonction Etudes décrit dans le Plan Qualité Projet.</text:p>
          </table:table-cell>
        </table:table-row>
        <text:soft-page-break/>
        <table:table-row table:style-name="TableRow2381">
          <table:table-cell table:style-name="TableCell2382">
            <text:p text:style-name="P2383">Maître d’Ouvrage / Maîtrise d’Ouvrage</text:p>
          </table:table-cell>
          <table:table-cell table:style-name="TableCell2384">
            <text:p text:style-name="Paragraphe1">Les termes “ Maître d’Ouvrage / Maîtrise d’Ouvrage ” s’entendent avec la définition suivante et devront être interprétés à la seule lumière des développements ci-dessous. Le contenu de ces termes est précisé dans les matrices des tâches et responsabilités des Plan Qualité Service et Plan Qualité Projet.</text:p>
            <text:p text:style-name="Paragraphe1"/>
            <text:p text:style-name="Paragraphe1">La Maîtrise d’Ouvrage, dans le cadre des services récurrents Etudes et des Projets Etudes :</text:p>
            <text:list text:style-name="LFO3" text:continue-numbering="true">
              <text:list-item>
                <text:p text:style-name="P2385">communique avec la Direction Générale pour<text:s/></text:p>
              </text:list-item>
            </text:list>
            <text:list text:style-name="LFO8" text:continue-numbering="true">
              <text:list-item>
                <text:p text:style-name="P2386">définir le système d’information nécessaire à l’entreprise (ou au métier) et ses Evolutions,</text:p>
              </text:list-item>
              <text:list-item>
                <text:p text:style-name="P2387">exprimer la stratégie informatique de l’entreprise (ou du métier) sous forme d’objectifs et de contraintes,</text:p>
              </text:list-item>
              <text:list-item>
                <text:p text:style-name="P2388">être garante pour l’entreprise (ou le métier) de certaines normes et contraintes.</text:p>
              </text:list-item>
            </text:list>
            <text:list text:style-name="LFO3" text:continue-numbering="true">
              <text:list-item>
                <text:p text:style-name="P2389">communique avec les Utilisateurs finals pour<text:s/></text:p>
              </text:list-item>
            </text:list>
            <text:list text:style-name="LFO8" text:continue-numbering="true">
              <text:list-item>
                <text:p text:style-name="P2390">collecter les besoins, les exprimer et les formuler en besoins fonctionnels et techniques avec les contraintes associées (volumétrie, niveau de sécurité, architectures techniques, performances attendues, niveaux de service, ...)</text:p>
              </text:list-item>
              <text:list-item>
                <text:p text:style-name="P2391">définir les priorités,</text:p>
              </text:list-item>
              <text:list-item>
                <text:p text:style-name="P2392">arbitrer les demandes lorsqu’elles sont contradictoires entre elles.</text:p>
              </text:list-item>
            </text:list>
            <text:list text:style-name="LFO3" text:continue-numbering="true">
              <text:list-item>
                <text:p text:style-name="P2393">communique avec la Maîtrise d’Œuvre pour<text:s/></text:p>
              </text:list-item>
            </text:list>
            <text:list text:style-name="LFO8" text:continue-numbering="true">
              <text:list-item>
                <text:p text:style-name="P2394">transmettre l’expression officielle et consolidée des besoins Utilisateurs (fonctionnels et techniques),</text:p>
              </text:list-item>
              <text:list-item>
                <text:p text:style-name="P2395">transmettre <text:s/>toutes les informations nécessaires à la parfaite compréhension des besoins,</text:p>
              </text:list-item>
              <text:list-item>
                <text:p text:style-name="P2396">assurer le contrôle qualité du service fourni, à l’aide des tableaux de bord et des comités de pilotage,</text:p>
              </text:list-item>
              <text:list-item>
                <text:p text:style-name="P2397">effectuer le suivi contractuel des opérations et gérer la négociation en cas d’Evolution du périmètre,</text:p>
              </text:list-item>
              <text:list-item>
                <text:p text:style-name="P2398">valider et officialiser les procédures de fonctionnement entre les différents intervenants,</text:p>
              </text:list-item>
              <text:list-item>
                <text:p text:style-name="P2399">réaliser la recette fonctionnelle des développements réalisés et/ou intégrés par le Maître d’Œuvre,</text:p>
              </text:list-item>
              <text:list-item>
                <text:p text:style-name="P2400">participer à la recette technique, avec le Maître d’Œuvre, des développements,</text:p>
              </text:list-item>
              <text:list-item>
                <text:p text:style-name="P2401">valider la mise en Œuvre des développements,</text:p>
              </text:list-item>
              <text:list-item>
                <text:p text:style-name="P2402">prononcer l’approbation finale des solutions.</text:p>
              </text:list-item>
            </text:list>
            <text:list text:style-name="LFO3" text:continue-numbering="true">
              <text:list-item>
                <text:p text:style-name="P2403">établit et suit le planning général des activités,</text:p>
              </text:list-item>
              <text:list-item>
                <text:p text:style-name="P2404">réalise la coordination générale de tous les intervenants, internes et externes, du<text:s/><text:span text:style-name="T2405">Client</text:span><text:s/>et des sous-traitants sur le Système Informatique,</text:p>
              </text:list-item>
              <text:list-item>
                <text:p text:style-name="P2406">détecte la non réalisation de tâches, réalise l’étude de l’impact et définit des solutions de contournent possibles,</text:p>
              </text:list-item>
            </text:list>
            <text:p text:style-name="Paragraphe2"/>
            <text:p text:style-name="Paragraphe2"><text:span text:style-name="T2407">1</text:span><text:s/>- Dans le cadre des services récurrents Etudes, la Maîtrise d’Ouvrage :</text:p>
            <text:list text:style-name="LFO3" text:continue-numbering="true">
              <text:list-item>
                <text:p text:style-name="P2408">est garante vis à vis de la Direction Générale, qu’elle représente, de l’état du système informatique de l’entreprise ou du métier,<text:s/></text:p>
              </text:list-item>
              <text:list-item>
                <text:p text:style-name="P2409">valide la traduction fonctionnelle des besoins exprimés dans les demandes.</text:p>
              </text:list-item>
            </text:list>
            <text:p text:style-name="P2410"/>
            <text:p text:style-name="Paragraphe2"><text:span text:style-name="T2411">2</text:span><text:s/>- Dans le cadre d’un Projet Etudes, la Maîtrise d’Ouvrage :</text:p>
            <text:list text:style-name="LFO3" text:continue-numbering="true">
              <text:list-item>
                <text:p text:style-name="P2412">est garante vis à vis de la Direction Générale, qu’elle représente, de la réussite du Projet,</text:p>
              </text:list-item>
              <text:list-item>
                <text:p text:style-name="P2413">valide le contenu du référentiel fonctionnel,</text:p>
              </text:list-item>
              <text:list-item>
                <text:p text:style-name="P2414">exprime les délais et veille à leur prise en compte dans les plannings de réalisation des participants au Projet.</text:p>
              </text:list-item>
            </text:list>
          </table:table-cell>
        </table:table-row>
        <text:soft-page-break/>
        <table:table-row table:style-name="TableRow2415">
          <table:table-cell table:style-name="TableCell2416">
            <text:p text:style-name="Normal"><text:span text:style-name="T2417">Niveau de Service</text:span></text:p>
          </table:table-cell>
          <table:table-cell table:style-name="TableCell2418">
            <text:p text:style-name="Normal">Valeur d’un indicateur de qualité convenue par<text:s/><text:span text:style-name="T2419">Client</text:span><text:s/>et<text:s/>XXX<text:s/>Global Services en vue de mesurer une prestation récurrente sur une période donnée. La règle de mesure figure dans les présents ESE.</text:p>
          </table:table-cell>
        </table:table-row>
        <table:table-row table:style-name="TableRow2420">
          <table:table-cell table:style-name="TableCell2421">
            <text:p text:style-name="P2422">Prestation récurrente</text:p>
          </table:table-cell>
          <table:table-cell table:style-name="TableCell2423">
            <text:p text:style-name="P2424">Prestations répétitives, "pluriannuelles" rendues par le Maître d’<text:span text:style-name="T2425">Œuvre</text:span><text:s/>et contribuant directement au bon fonctionnement des Applications qu'il a en charge.</text:p>
          </table:table-cell>
        </table:table-row>
        <table:table-row table:style-name="TableRow2426">
          <table:table-cell table:style-name="TableCell2427">
            <text:p text:style-name="P2428">Priorité</text:p>
          </table:table-cell>
          <table:table-cell table:style-name="TableCell2429">
            <text:p text:style-name="P2430">Défini l’urgence de la mise en oeuvre d’une modification en fonction de l’analyse de la valeur. Pour une correction, cette priorité dépend du niveau de sévérité et de la criticité de l’application.</text:p>
          </table:table-cell>
        </table:table-row>
        <table:table-row table:style-name="TableRow2431">
          <table:table-cell table:style-name="TableCell2432">
            <text:p text:style-name="P2433">Projet applicatif</text:p>
          </table:table-cell>
          <table:table-cell table:style-name="TableCell2434">
            <text:p text:style-name="P2435">Un Projet applicatif peut être défini comme un ensemble organisé d’activités destiné à concevoir, réaliser et mettre en place un système apportant une solution aux besoins exprimés des Utilisateurs, et ce conformément à des objectifs exprimés en termes de fonctions, délais, moyens humains, moyens matériels, moyens financiers, contraintes externes, tout en prenant en considération les conditions de production et les coûts associés..</text:p>
          </table:table-cell>
        </table:table-row>
        <table:table-row table:style-name="TableRow2436">
          <table:table-cell table:style-name="TableCell2437">
            <text:p text:style-name="P2438">Recette Fonctionnelle</text:p>
          </table:table-cell>
          <table:table-cell table:style-name="TableCell2439">
            <text:p text:style-name="P2440">Vérification et validation de la conformité du Livrable par rapport à ses spécifications fonctionnelles</text:p>
          </table:table-cell>
        </table:table-row>
        <table:table-row table:style-name="TableRow2441">
          <table:table-cell table:style-name="TableCell2442">
            <text:p text:style-name="P2443">Référentiel fonctionnel</text:p>
          </table:table-cell>
          <table:table-cell table:style-name="TableCell2444">
            <text:p text:style-name="P2445"/>
          </table:table-cell>
        </table:table-row>
        <table:table-row table:style-name="TableRow2446">
          <table:table-cell table:style-name="TableCell2447">
            <text:p text:style-name="P2448">Spécifications</text:p>
          </table:table-cell>
          <table:table-cell table:style-name="TableCell2449">
            <text:p text:style-name="P2450">Exigences auxquelles le Livrable ou l’application doit se conformer. Il convient qu'une spécification fasse référence à, ou contienne, des dessins, des modèles ou d'autres documents appropriés et qu'elle indique également les moyens et critères suivant lesquels la conformité peut être vérifiée.</text:p>
          </table:table-cell>
        </table:table-row>
        <table:table-row table:style-name="TableRow2451">
          <table:table-cell table:style-name="TableCell2452">
            <text:p text:style-name="P2453">Spécifications Externes</text:p>
          </table:table-cell>
          <table:table-cell table:style-name="TableCell2454">
            <text:p text:style-name="P2455">Description de l'architecture fonctionnelle en identifiant les sous-systèmes, en prenant en compte les limites des fonctions de l'entreprise, l'origine des données, les enchaînements des interfaces. Enrichissement du dictionnaire des données de base, avec l'utilisation, le type, les plages de valeur, les restrictions d'accès et les propriétés. Définition des interfaces des sous-systèmes.</text:p>
          </table:table-cell>
        </table:table-row>
        <text:soft-page-break/>
        <table:table-row table:style-name="TableRow2456">
          <table:table-cell table:style-name="TableCell2457">
            <text:p text:style-name="P2458">Spécifications Internes</text:p>
          </table:table-cell>
          <table:table-cell table:style-name="TableCell2459">
            <text:p text:style-name="P2460">Définition de l'architecture technique. Développement du modèle technique des traitements et du modèle technique de données. Conception des fonctionnalités d'intégrité système (description des contrôles et sécurités, procédures de reprise, etc.)</text:p>
          </table:table-cell>
        </table:table-row>
        <table:table-row table:style-name="TableRow2461">
          <table:table-cell table:style-name="TableCell2462">
            <text:p text:style-name="P2463">Unité d’Œuvre (UO)</text:p>
          </table:table-cell>
          <table:table-cell table:style-name="TableCell2464">
            <text:p text:style-name="P2465">Mesure ayant pour objet de quantifier le volume d’activités de services d’infogérance en fonction des objectifs de mesure.</text:p>
          </table:table-cell>
        </table:table-row>
        <table:table-row table:style-name="TableRow2466">
          <table:table-cell table:style-name="TableCell2467">
            <text:p text:style-name="Normal"><text:span text:style-name="T2468">Unité de ressource (UR)</text:span></text:p>
          </table:table-cell>
          <table:table-cell table:style-name="TableCell2469">
            <text:p text:style-name="Normal">La journée/homme du métier de référence.</text:p>
          </table:table-cell>
        </table:table-row>
        <table:table-row table:style-name="TableRow2470">
          <table:table-cell table:style-name="TableCell2471">
            <text:p text:style-name="P2472">Utilisateurs</text:p>
          </table:table-cell>
          <table:table-cell table:style-name="TableCell2473">
            <text:p text:style-name="P2474">Personne ou entité dont l’activité professionnelle est concernée directement par le Livrable ou l’application</text:p>
            <text:p text:style-name="P2475">Synonyme : Utilisateurs finals</text:p>
          </table:table-cell>
        </table:table-row>
        <table:table-row table:style-name="TableRow2476">
          <table:table-cell table:style-name="TableCell2477">
            <text:p text:style-name="P2478">Validation</text:p>
          </table:table-cell>
          <table:table-cell table:style-name="TableCell2479">
            <text:p text:style-name="P2480">Confirmation par examen et apport de preuves tangibles que les exigences spécifiées ont été satisfaites.</text:p>
          </table:table-cell>
        </table:table-row>
      </table:table>
      <text:h text:style-name="P2481" text:outline-level="2"><text:bookmark-start text:name="_Toc385219696"/><text:bookmark-start text:name="_Toc385303462"/><text:bookmark-start text:name="_Toc385328515"/><text:bookmark-start text:name="_Toc385652384"/><text:bookmark-start text:name="_Toc385821978"/><text:bookmark-start text:name="_Toc392917390"/><text:bookmark-end text:name="_Ref349556686"/><text:soft-page-break/><text:s/><text:bookmark-start text:name="_Toc401046836"/><text:bookmark-start text:name="_Toc519599372"/>Légendes des codifications<text:bookmark-end text:name="_Toc401046836"/><text:bookmark-end text:name="_Toc519599372"/></text:h>
      <text:p text:style-name="Listecontinue2"/>
      <text:h text:style-name="Titre3" text:outline-level="3"><text:bookmark-start text:name="_Toc401046837"/><text:bookmark-start text:name="_Toc519599373"/>Codes Etat <text:s/>des demandes<text:bookmark-end text:name="_Toc401046837"/><text:bookmark-end text:name="_Toc519599373"/></text:h>
      <text:p text:style-name="P2482"><text:bookmark-end text:name="_Toc385219696"/><text:bookmark-end text:name="_Toc385303462"/><text:bookmark-end text:name="_Toc385328515"/><text:bookmark-end text:name="_Toc385652384"/><text:bookmark-end text:name="_Toc385821978"/><text:bookmark-end text:name="_Toc392917390"/></text:p>
      <text:list text:style-name="LFO16" text:continue-numbering="true">
        <text:list-item>
          <text:p text:style-name="Bullet1">1 :<text:tab/>Emission de la demande par le Client / Enregistrée par<text:s/>XXX</text:p>
        </text:list-item>
        <text:list-item>
          <text:p text:style-name="Bullet1">2 :<text:s/><text:tab/>proposition émise par<text:s/>XXX</text:p>
        </text:list-item>
        <text:list-item>
          <text:p text:style-name="Bullet1">3 :<text:tab/>commande émise par le client</text:p>
        </text:list-item>
        <text:list-item>
          <text:p text:style-name="Bullet1">4 :<text:s/><text:tab/>terminé</text:p>
        </text:list-item>
        <text:list-item>
          <text:p text:style-name="Bullet1">5 :<text:tab/>annulé ou refusé</text:p>
        </text:list-item>
      </text:list>
      <text:p text:style-name="DefaultText"/>
      <text:p text:style-name="DefaultText"/>
      <text:p text:style-name="DefaultText"/>
      <text:p text:style-name="DefaultText"/>
      <text:p text:style-name="DefaultText"/>
      <text:p text:style-name="DefaultText"/>
      <text:p text:style-name="DefaultText"/>
      <text:p text:style-name="DefaultText"/>
      <text:p text:style-name="P2483">FIN DE DOCUMENT<text:s/></text:p>
      <text:p text:style-name="DefaultTex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G Times (WN)" svg:font-family="CG Times (WN)" style:font-family-generic="roman" style:font-pitch="variable" svg:panose-1="0 0 0 0 0 0 0 0 0 0"/>
    <style:font-face style:name="Courier" svg:font-family="Courier" style:font-family-generic="modern" style:font-pitch="fixed" svg:panose-1="2 7 4 9 2 2 5 2 4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new roman" svg:font-family="new roman" style:font-family-generic="roman" svg:panose-1="0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4923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fr" fo:country="FR" style:language-asian="fr" style:country-asian="FR" style:language-complex="ar" style:country-complex="SA" style:text-combine="none" fo:hyphenate="true"/>
    </style:default-style>
    <style:style style:name="Titre1" style:display-name="Titre 1" style:family="paragraph" style:parent-style-name="Normal" style:next-style-name="Paragraphe1" style:default-outline-level="1">
      <style:paragraph-properties fo:keep-with-next="always" fo:break-before="page" fo:border-top="none" fo:border-left="none" fo:border-bottom="0.0312in solid #FF0000" fo:border-right="none" fo:padding-top="0in" fo:padding-left="0in" fo:padding-bottom="0.0138in" fo:padding-right="0in" style:shadow="none" fo:margin-bottom="0.0833in"/>
      <style:text-properties fo:font-weight="bold" style:font-weight-asian="bold" fo:text-transform="uppercase" style:letter-kerning="true" fo:font-size="14pt" style:font-size-asian="14pt" fo:hyphenate="false"/>
    </style:style>
    <style:style style:name="Titre2" style:display-name="Titre 2" style:family="paragraph" style:parent-style-name="Normal" style:next-style-name="Paragraphe2" style:default-outline-level="2">
      <style:paragraph-properties fo:keep-with-next="always" fo:margin-top="0.0833in" fo:margin-bottom="0.0833in"/>
      <style:text-properties fo:font-weight="bold" style:font-weight-asian="bold" fo:font-variant="small-caps" fo:color="#0000FF" fo:font-size="13pt" style:font-size-asian="13pt" style:text-underline-type="single" style:text-underline-style="solid" style:text-underline-width="auto" style:text-underline-mode="continuous" fo:hyphenate="false"/>
    </style:style>
    <style:style style:name="Titre3" style:display-name="Titre 3" style:family="paragraph" style:parent-style-name="Normal" style:next-style-name="Paragraphe3" style:default-outline-level="3">
      <style:paragraph-properties fo:keep-with-next="always" fo:margin-top="0.0416in" fo:margin-bottom="0.0416in"/>
      <style:text-properties fo:font-weight="bold" style:font-weight-asian="bold" fo:color="#008000" fo:font-size="12pt" style:font-size-asian="12pt" style:text-underline-type="single" style:text-underline-style="solid" style:text-underline-width="auto" style:text-underline-mode="continuous" fo:hyphenate="false"/>
    </style:style>
    <style:style style:name="Titre4" style:display-name="Titre 4" style:family="paragraph" style:parent-style-name="Normal" style:next-style-name="Paragraphe4" style:default-outline-level="4">
      <style:paragraph-properties fo:keep-with-next="always" fo:margin-top="0.0416in" fo:margin-bottom="0.0416in"/>
      <style:text-properties fo:font-weight="bold" style:font-weight-asian="bold" fo:color="#FF0000" fo:font-size="11pt" style:font-size-asian="11pt" style:text-underline-type="single" style:text-underline-style="solid" style:text-underline-width="auto" style:text-underline-mode="continuous" fo:hyphenate="false"/>
    </style:style>
    <style:style style:name="Titre5" style:display-name="Titre 5" style:family="paragraph" style:parent-style-name="Normal" style:next-style-name="Paragraphe5" style:default-outline-level="5">
      <style:paragraph-properties fo:keep-with-next="always" fo:margin-top="0.0833in" fo:margin-bottom="0.0416in"/>
      <style:text-properties fo:font-weight="bold" style:font-weight-asian="bold" fo:color="#FF0000" fo:hyphenate="false"/>
    </style:style>
    <style:style style:name="Titre6" style:display-name="Titre 6" style:family="paragraph" style:parent-style-name="Normal" style:next-style-name="Normal" style:default-outline-level="6">
      <style:paragraph-properties fo:margin-top="0.0833in" fo:margin-bottom="0.0416in"/>
      <style:text-properties fo:font-style="italic" style:font-style-asian="italic" fo:hyphenate="false"/>
    </style:style>
    <style:style style:name="Titre7" style:display-name="Titre 7" style:family="paragraph" style:parent-style-name="Normal" style:next-style-name="Normal" style:default-outline-level="7">
      <style:paragraph-properties fo:margin-top="0.1666in" fo:margin-bottom="0.0416in"/>
      <style:text-properties style:font-name="Arial" fo:hyphenate="false"/>
    </style:style>
    <style:style style:name="Titre8" style:display-name="Titre 8" style:family="paragraph" style:parent-style-name="Normal" style:next-style-name="Normal" style:default-outline-level="8">
      <style:paragraph-properties fo:margin-top="0.1666in" fo:margin-bottom="0.0416in"/>
      <style:text-properties style:font-name="Arial" fo:font-style="italic" style:font-style-asian="italic" fo:hyphenate="false"/>
    </style:style>
    <style:style style:name="Titre9" style:display-name="Titre 9" style:family="paragraph" style:parent-style-name="Normal" style:next-style-name="Normal" style:default-outline-level="9">
      <style:paragraph-properties fo:keep-with-next="always" fo:break-before="page" fo:border-top="none" fo:border-left="none" fo:border-bottom="0.0312in solid #FF0000" fo:border-right="none" fo:padding-top="0in" fo:padding-left="0in" fo:padding-bottom="0.0138in" fo:padding-right="0in" style:shadow="none" fo:margin-bottom="0.0833in"/>
      <style:text-properties fo:font-weight="bold" style:font-weight-asian="bold" fo:text-transform="uppercase" fo:font-size="14pt" style:font-size-asian="14pt" fo:hyphenate="false"/>
    </style:style>
    <style:style style:name="Normal" style:display-name="Normal" style:family="paragraph">
      <style:text-properties fo:hyphenate="false"/>
    </style:style>
    <style:style style:name="Policepardéfaut" style:display-name="Police par défaut" style:family="text"/>
    <style:style style:name="Paragraphe1" style:display-name="Paragraphe 1" style:family="paragraph" style:parent-style-name="Normal">
      <style:paragraph-properties fo:text-align="justify"/>
      <style:text-properties fo:hyphenate="false"/>
    </style:style>
    <style:style style:name="Paragraphe2" style:display-name="Paragraphe 2" style:family="paragraph" style:parent-style-name="Normal">
      <style:paragraph-properties fo:text-align="justify" fo:margin-left="0.1972in">
        <style:tab-stops/>
      </style:paragraph-properties>
      <style:text-properties fo:hyphenate="false"/>
    </style:style>
    <style:style style:name="Paragraphe3" style:display-name="Paragraphe 3" style:family="paragraph" style:parent-style-name="Normal">
      <style:paragraph-properties fo:text-align="justify" fo:margin-left="0.3937in">
        <style:tab-stops/>
      </style:paragraph-properties>
      <style:text-properties fo:hyphenate="false"/>
    </style:style>
    <style:style style:name="Paragraphe4" style:display-name="Paragraphe 4" style:family="paragraph" style:parent-style-name="Normal">
      <style:paragraph-properties fo:text-align="justify" fo:margin-left="0.5909in">
        <style:tab-stops/>
      </style:paragraph-properties>
      <style:text-properties fo:hyphenate="false"/>
    </style:style>
    <style:style style:name="Paragraphe5" style:display-name="Paragraphe 5" style:family="paragraph" style:parent-style-name="Normal">
      <style:paragraph-properties fo:text-align="justify" fo:margin-left="0.7875in">
        <style:tab-stops/>
      </style:paragraph-properties>
      <style:text-properties fo:hyphenate="false"/>
    </style:style>
    <style:style style:name="Listecontinue" style:display-name="Liste continue" style:family="paragraph" style:parent-style-name="Normal">
      <style:paragraph-properties fo:text-align="justify"/>
      <style:text-properties fo:hyphenate="false"/>
    </style:style>
    <style:style style:name="Listecontinue2" style:display-name="Liste continue 2" style:family="paragraph" style:parent-style-name="Normal">
      <style:paragraph-properties fo:text-align="justify" fo:margin-left="0.1972in">
        <style:tab-stops/>
      </style:paragraph-properties>
      <style:text-properties fo:hyphenate="false"/>
    </style:style>
    <style:style style:name="Listecontinue3" style:display-name="Liste continue 3" style:family="paragraph" style:parent-style-name="Normal">
      <style:paragraph-properties fo:text-align="justify" fo:margin-left="0.3937in">
        <style:tab-stops/>
      </style:paragraph-properties>
      <style:text-properties fo:hyphenate="false"/>
    </style:style>
    <style:style style:name="Listecontinue4" style:display-name="Liste continue 4" style:family="paragraph" style:parent-style-name="Normal">
      <style:paragraph-properties fo:margin-left="0.5909in">
        <style:tab-stops/>
      </style:paragraph-properties>
      <style:text-properties fo:hyphenate="false"/>
    </style:style>
    <style:style style:name="Commentaire" style:display-name="Commentaire" style:family="paragraph" style:parent-style-name="Normal">
      <style:text-properties fo:hyphenate="false"/>
    </style:style>
    <style:style style:name="Appelnotedebasdep." style:display-name="Appel note de bas de p." style:family="text">
      <style:text-properties style:text-position="super 65%"/>
    </style:style>
    <style:style style:name="En-tête" style:display-name="En-tête"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Notedebasdepage" style:display-name="Note de bas de page" style:family="paragraph" style:parent-style-name="Normal">
      <style:paragraph-properties fo:text-align="justify"/>
      <style:text-properties style:font-name="CG Times (WN)" fo:font-size="8pt" style:font-size-asian="8pt" fo:hyphenate="false"/>
    </style:style>
    <style:style style:name="Numérodepage" style:display-name="Numéro de page" style:family="text" style:parent-style-name="Policepardéfaut"/>
    <style:style style:name="Pieddepage" style:display-name="Pied de page"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Retraitnormal" style:display-name="Retrait normal" style:family="paragraph" style:parent-style-name="Normal">
      <style:paragraph-properties fo:text-align="justify" fo:margin-left="0.5in" fo:margin-right="0.393in" fo:text-indent="0.0076in">
        <style:tab-stops>
          <style:tab-stop style:type="left" style:position="-0.3062in"/>
          <style:tab-stop style:type="left" style:position="0.0805in"/>
          <style:tab-stop style:type="left" style:position="0.2736in"/>
          <style:tab-stop style:type="left" style:position="0.5in"/>
          <style:tab-stop style:type="left" style:position="0.6604in"/>
          <style:tab-stop style:type="left" style:position="0.8534in"/>
          <style:tab-stop style:type="left" style:position="1.0472in"/>
          <style:tab-stop style:type="left" style:position="1.2402in"/>
          <style:tab-stop style:type="left" style:position="1.4333in"/>
          <style:tab-stop style:type="left" style:position="1.627in"/>
          <style:tab-stop style:type="left" style:position="1.8201in"/>
          <style:tab-stop style:type="left" style:position="2.0618in"/>
          <style:tab-stop style:type="left" style:position="2.5in"/>
        </style:tab-stops>
      </style:paragraph-properties>
      <style:text-properties fo:font-size="12pt" style:font-size-asian="12pt" fo:hyphenate="false"/>
    </style:style>
    <style:style style:name="Titre" style:display-name="Titre" style:family="paragraph" style:parent-style-name="Normal">
      <style:paragraph-properties fo:text-align="center" fo:margin-top="0.1666in" fo:margin-bottom="0.0416in"/>
      <style:text-properties style:font-name="Arial" fo:font-weight="bold" style:font-weight-asian="bold" style:letter-kerning="true" fo:font-size="16pt" style:font-size-asian="16pt" fo:hyphenate="false"/>
    </style:style>
    <style:style style:name="TM1" style:display-name="TM 1" style:family="paragraph" style:parent-style-name="Normal" style:next-style-name="Normal">
      <style:paragraph-properties fo:margin-top="0.0833in" fo:margin-bottom="0.0833in">
        <style:tab-stops>
          <style:tab-stop style:type="right" style:leader-style="dotted" style:leader-text="." style:position="6.2993in"/>
        </style:tab-stops>
      </style:paragraph-properties>
      <style:text-properties fo:font-weight="bold" style:font-weight-asian="bold" fo:text-transform="uppercase" fo:hyphenate="false"/>
    </style:style>
    <style:style style:name="TM2" style:display-name="TM 2" style:family="paragraph" style:parent-style-name="Normal" style:next-style-name="Normal">
      <style:paragraph-properties>
        <style:tab-stops>
          <style:tab-stop style:type="right" style:leader-style="dotted" style:leader-text="." style:position="6.2993in"/>
        </style:tab-stops>
      </style:paragraph-properties>
      <style:text-properties fo:font-variant="small-caps" fo:color="#0000FF" fo:hyphenate="false"/>
    </style:style>
    <style:style style:name="TM3" style:display-name="TM 3" style:family="paragraph" style:parent-style-name="Normal" style:next-style-name="Normal">
      <style:paragraph-properties fo:margin-left="0.1388in">
        <style:tab-stops>
          <style:tab-stop style:type="right" style:leader-style="dotted" style:leader-text="." style:position="6.1604in"/>
        </style:tab-stops>
      </style:paragraph-properties>
      <style:text-properties fo:font-style="italic" style:font-style-asian="italic" fo:color="#008000" fo:hyphenate="false"/>
    </style:style>
    <style:style style:name="TM4" style:display-name="TM 4" style:family="paragraph" style:parent-style-name="Normal" style:next-style-name="Normal">
      <style:paragraph-properties fo:margin-left="0.2777in">
        <style:tab-stops>
          <style:tab-stop style:type="right" style:leader-style="dotted" style:leader-text="." style:position="6.0215in"/>
        </style:tab-stops>
      </style:paragraph-properties>
      <style:text-properties fo:font-size="9pt" style:font-size-asian="9pt" fo:hyphenate="false"/>
    </style:style>
    <style:style style:name="TM5" style:display-name="TM 5" style:family="paragraph" style:parent-style-name="Normal" style:next-style-name="Normal">
      <style:paragraph-properties fo:margin-left="0.4166in">
        <style:tab-stops>
          <style:tab-stop style:type="right" style:leader-style="dotted" style:leader-text="." style:position="5.8826in"/>
        </style:tab-stops>
      </style:paragraph-properties>
      <style:text-properties fo:font-size="9pt" style:font-size-asian="9pt" fo:hyphenate="false"/>
    </style:style>
    <style:style style:name="TM6" style:display-name="TM 6" style:family="paragraph" style:parent-style-name="Normal" style:next-style-name="Normal">
      <style:paragraph-properties fo:margin-left="0.5555in">
        <style:tab-stops>
          <style:tab-stop style:type="right" style:leader-style="dotted" style:leader-text="." style:position="5.7437in"/>
        </style:tab-stops>
      </style:paragraph-properties>
      <style:text-properties fo:font-size="9pt" style:font-size-asian="9pt" fo:hyphenate="false"/>
    </style:style>
    <style:style style:name="TM7" style:display-name="TM 7" style:family="paragraph" style:parent-style-name="Normal" style:next-style-name="Normal">
      <style:paragraph-properties fo:margin-left="0.6944in">
        <style:tab-stops>
          <style:tab-stop style:type="right" style:leader-style="dotted" style:leader-text="." style:position="5.6048in"/>
        </style:tab-stops>
      </style:paragraph-properties>
      <style:text-properties fo:font-size="9pt" style:font-size-asian="9pt" fo:hyphenate="false"/>
    </style:style>
    <style:style style:name="TM8" style:display-name="TM 8" style:family="paragraph" style:parent-style-name="Normal" style:next-style-name="Normal">
      <style:paragraph-properties fo:margin-left="0.8333in">
        <style:tab-stops>
          <style:tab-stop style:type="right" style:leader-style="dotted" style:leader-text="." style:position="5.4659in"/>
        </style:tab-stops>
      </style:paragraph-properties>
      <style:text-properties fo:font-size="9pt" style:font-size-asian="9pt" fo:hyphenate="false"/>
    </style:style>
    <style:style style:name="TM9" style:display-name="TM 9" style:family="paragraph" style:parent-style-name="Normal" style:next-style-name="Normal">
      <style:paragraph-properties fo:margin-left="0.9722in">
        <style:tab-stops>
          <style:tab-stop style:type="right" style:leader-style="dotted" style:leader-text="." style:position="5.327in"/>
        </style:tab-stops>
      </style:paragraph-properties>
      <style:text-properties fo:font-size="9pt" style:font-size-asian="9pt" fo:hyphenate="false"/>
    </style:style>
    <style:style style:name="Lienhypertextesuivivisité" style:display-name="Lien hypertexte suivi visité" style:family="text">
      <style:text-properties fo:color="#800080" style:text-underline-type="single" style:text-underline-style="solid" style:text-underline-width="auto" style:text-underline-mode="continuous"/>
    </style:style>
    <style:style style:name="HEAD2" style:display-name="HEAD2" style:family="paragraph" style:parent-style-name="Listecontinue2">
      <style:paragraph-properties fo:margin-top="0.0416in" fo:margin-bottom="0.0416in"/>
      <style:text-properties fo:font-weight="bold" style:font-weight-asian="bold" fo:font-variant="small-caps" fo:hyphenate="false"/>
    </style:style>
    <style:style style:name="Listecontinue5" style:display-name="Liste continue 5" style:family="paragraph" style:parent-style-name="Normal">
      <style:paragraph-properties fo:margin-bottom="0.0833in" fo:margin-left="0.7875in">
        <style:tab-stops/>
      </style:paragraph-properties>
      <style:text-properties fo:hyphenate="false"/>
    </style:style>
    <style:style style:name="Example" style:display-name="Example" style:family="paragraph">
      <style:text-properties style:font-name="Courier" fo:hyphenate="false"/>
    </style:style>
    <style:style style:name="TitreDoc" style:display-name="TitreDoc" style:family="paragraph" style:parent-style-name="Paragraphe1">
      <style:paragraph-properties fo:text-align="center"/>
      <style:text-properties fo:hyphenate="false"/>
    </style:style>
    <style:style style:name="FinDoc" style:display-name="FinDoc" style:family="paragraph" style:parent-style-name="Normal">
      <style:paragraph-properties fo:border="0.0104in solid #000000" fo:padding="0.0138in" style:shadow="none" fo:text-align="center" fo:margin-top="0.0833in" fo:margin-bottom="0.0833in"/>
      <style:text-properties style:font-name="Arial" fo:font-weight="bold" style:font-weight-asian="bold" fo:font-size="16pt" style:font-size-asian="16pt" fo:hyphenate="false"/>
    </style:style>
    <style:style style:name="Index9" style:display-name="Index 9" style:family="paragraph" style:parent-style-name="Normal" style:next-style-name="Normal">
      <style:paragraph-properties fo:margin-left="1.25in" fo:text-indent="-0.1388in">
        <style:tab-stops>
          <style:tab-stop style:type="right" style:position="1.65in"/>
        </style:tab-stops>
      </style:paragraph-properties>
      <style:text-properties fo:font-size="9pt" style:font-size-asian="9pt" fo:hyphenate="false"/>
    </style:style>
    <style:style style:name="Bullet2" style:display-name="Bullet 2" style:family="paragraph" style:parent-style-name="Paragraphe2" style:list-style-name="LFO15">
      <style:text-properties fo:hyphenate="false"/>
    </style:style>
    <style:style style:name="Bullet1" style:display-name="Bullet 1" style:family="paragraph" style:parent-style-name="Bullet2" style:list-style-name="LFO16">
      <style:text-properties fo:language="fr" fo:country="CA" fo:hyphenate="false"/>
    </style:style>
    <style:style style:name="Bullet3" style:display-name="Bullet 3" style:family="paragraph" style:parent-style-name="Bullet2" style:list-style-name="LFO15">
      <style:paragraph-properties fo:margin-left="0.6895in">
        <style:tab-stops>
          <style:tab-stop style:type="left" style:position="-0.2423in"/>
        </style:tab-stops>
      </style:paragraph-properties>
      <style:text-properties fo:hyphenate="false"/>
    </style:style>
    <style:style style:name="Bullet4" style:display-name="Bullet 4" style:family="paragraph" style:parent-style-name="Bullet3" style:list-style-name="LFO15">
      <style:paragraph-properties fo:margin-left="0.8861in">
        <style:tab-stops>
          <style:tab-stop style:type="left" style:position="-0.4388in"/>
        </style:tab-stops>
      </style:paragraph-properties>
      <style:text-properties fo:hyphenate="false"/>
    </style:style>
    <style:style style:name="Bullet5" style:display-name="Bullet 5" style:family="paragraph" style:parent-style-name="Bullet4" style:list-style-name="LFO15">
      <style:paragraph-properties fo:margin-left="0.9847in">
        <style:tab-stops>
          <style:tab-stop style:type="left" style:position="-0.5375in"/>
        </style:tab-stops>
      </style:paragraph-properties>
      <style:text-properties fo:hyphenate="false"/>
    </style:style>
    <style:style style:name="Bullet6" style:display-name="Bullet 6" style:family="paragraph" style:parent-style-name="Bullet5" style:list-style-name="LFO15">
      <style:paragraph-properties fo:margin-left="1.1812in" fo:text-indent="-0.1965in">
        <style:tab-stops>
          <style:tab-stop style:type="left" style:position="-0.734in"/>
        </style:tab-stops>
      </style:paragraph-properties>
      <style:text-properties fo:hyphenate="false"/>
    </style:style>
    <style:style style:name="Bullet7" style:display-name="Bullet 7" style:family="paragraph" style:parent-style-name="Bullet6" style:list-style-name="LFO15">
      <style:paragraph-properties fo:margin-left="1.3784in" fo:text-indent="-0.1972in">
        <style:tab-stops>
          <style:tab-stop style:type="left" style:position="-0.9312in"/>
        </style:tab-stops>
      </style:paragraph-properties>
      <style:text-properties fo:hyphenate="false"/>
    </style:style>
    <style:style style:name="n" style:display-name="n" style:family="paragraph" style:parent-style-name="Titre4" style:list-style-name="LFO10" style:default-outline-level="4">
      <style:text-properties fo:hyphenate="false"/>
    </style:style>
    <style:style style:name="Lienhypertexte" style:display-name="Lien hypertexte" style:family="text">
      <style:text-properties fo:color="#0000FF" style:text-underline-type="single" style:text-underline-style="solid" style:text-underline-width="auto" style:text-underline-mode="continuous"/>
    </style:style>
    <style:style style:name="DefaultText" style:display-name="Default Text" style:family="paragraph" style:parent-style-name="Normal">
      <style:text-properties fo:hyphenate="false"/>
    </style:style>
    <style:style style:name="Corpsdetexte" style:display-name="Corps de texte" style:family="paragraph" style:parent-style-name="Normal">
      <style:text-properties fo:font-size="8pt" style:font-size-asian="8pt" fo:hyphenate="false"/>
    </style:style>
    <style:style style:name="Corpsdetexte2" style:display-name="Corps de texte 2" style:family="paragraph" style:parent-style-name="Normal">
      <style:paragraph-properties style:text-autospace="none"/>
      <style:text-properties style:font-name="Arial" style:font-name-complex="Arial" fo:color="#000000" style:font-size-complex="12pt" fo:hyphenate="false"/>
    </style:style>
    <style:style style:name="Corpsdetexte3" style:display-name="Corps de texte 3" style:family="paragraph" style:parent-style-name="Normal">
      <style:paragraph-properties fo:text-align="end"/>
      <style:text-properties fo:font-size="8pt" style:font-size-asian="8pt" fo:hyphenate="false"/>
    </style:style>
    <style:style style:name="Textedebulles" style:display-name="Texte de bulles" style:family="paragraph" style:parent-style-name="Normal">
      <style:text-properties style:font-name="Segoe UI" style:font-name-complex="Segoe UI" fo:font-size="9pt" style:font-size-asian="9pt" style:font-size-complex="9pt" fo:hyphenate="false"/>
    </style:style>
    <style:style style:name="TextedebullesCar" style:display-name="Texte de bulles Car" style:family="text" style:parent-style-name="Policepardéfaut">
      <style:text-properties style:font-name="Segoe UI" style:font-name-complex="Segoe UI" fo:font-size="9pt" style:font-size-asian="9pt" style:font-size-complex="9pt"/>
    </style:style>
    <text:notes-configuration text:note-class="footnote" text:citation-style-name="Appelnotedebasdep." text:citation-body-style-name="Appelnotedebasdep."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text:list-style style:name="LFO10">
      <text:list-level-style-number text:level="1" style:num-suffix="." style:num-format="1">
        <style:list-level-properties text:space-before="0.5916in" text:min-label-width="0.1972in" text:list-level-position-and-space-mode="label-alignment">
          <style:list-level-label-alignment text:label-followed-by="listtab" fo:margin-left="0.7888in" fo:text-indent="-0.1972in"/>
        </style:list-level-properties>
      </text:list-level-style-number>
    </text:list-style>
    <style:style style:name="WW_CharLFO14LVL1" style:family="text">
      <style:text-properties style:font-name="Symbol"/>
    </style:style>
    <style:style style:name="WW_CharLFO14LVL2" style:family="text">
      <style:text-properties style:font-name="Symbol"/>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style>
    <style:style style:name="WW_CharLFO15LVL9" style:family="text">
      <style:text-properties style:font-name="Wingdings"/>
    </style:style>
    <text:list-style style:name="LFO15">
      <text:list-level-style-bullet text:level="1" text:style-name="WW_CharLFO15LVL1" text:bullet-char="">
        <style:list-level-properties text:space-before="0.1972in" text:min-label-width="0.25in" text:list-level-position-and-space-mode="label-alignment">
          <style:list-level-label-alignment text:label-followed-by="listtab" fo:margin-left="0.4472in" fo:text-indent="-0.25in"/>
        </style:list-level-properties>
        <style:text-properties style:font-name="Symbol"/>
      </text:list-level-style-bullet>
      <text:list-level-style-bullet text:level="2" text:style-name="WW_CharLFO15LVL2" text:bullet-char="o">
        <style:list-level-properties text:space-before="0.6972in" text:min-label-width="0.25in" text:list-level-position-and-space-mode="label-alignment">
          <style:list-level-label-alignment text:label-followed-by="listtab" fo:margin-left="0.9472in" fo:text-indent="-0.25in"/>
        </style:list-level-properties>
        <style:text-properties style:font-name="Courier New"/>
      </text:list-level-style-bullet>
      <text:list-level-style-bullet text:level="3" text:style-name="WW_CharLFO15LVL3" text:bullet-char="">
        <style:list-level-properties text:space-before="1.1972in" text:min-label-width="0.25in" text:list-level-position-and-space-mode="label-alignment">
          <style:list-level-label-alignment text:label-followed-by="listtab" fo:margin-left="1.4472in" fo:text-indent="-0.25in"/>
        </style:list-level-properties>
        <style:text-properties style:font-name="Wingdings"/>
      </text:list-level-style-bullet>
      <text:list-level-style-bullet text:level="4" text:style-name="WW_CharLFO15LVL4" text:bullet-char="">
        <style:list-level-properties text:space-before="1.6972in" text:min-label-width="0.25in" text:list-level-position-and-space-mode="label-alignment">
          <style:list-level-label-alignment text:label-followed-by="listtab" fo:margin-left="1.9472in" fo:text-indent="-0.25in"/>
        </style:list-level-properties>
        <style:text-properties style:font-name="Symbol"/>
      </text:list-level-style-bullet>
      <text:list-level-style-bullet text:level="5" text:style-name="WW_CharLFO15LVL5" text:bullet-char="o">
        <style:list-level-properties text:space-before="2.1972in" text:min-label-width="0.25in" text:list-level-position-and-space-mode="label-alignment">
          <style:list-level-label-alignment text:label-followed-by="listtab" fo:margin-left="2.4472in" fo:text-indent="-0.25in"/>
        </style:list-level-properties>
        <style:text-properties style:font-name="Courier New"/>
      </text:list-level-style-bullet>
      <text:list-level-style-bullet text:level="6" text:style-name="WW_CharLFO15LVL6" text:bullet-char="">
        <style:list-level-properties text:space-before="2.6972in" text:min-label-width="0.25in" text:list-level-position-and-space-mode="label-alignment">
          <style:list-level-label-alignment text:label-followed-by="listtab" fo:margin-left="2.9472in" fo:text-indent="-0.25in"/>
        </style:list-level-properties>
        <style:text-properties style:font-name="Wingdings"/>
      </text:list-level-style-bullet>
      <text:list-level-style-bullet text:level="7" text:style-name="WW_CharLFO15LVL7" text:bullet-char="">
        <style:list-level-properties text:space-before="3.1972in" text:min-label-width="0.25in" text:list-level-position-and-space-mode="label-alignment">
          <style:list-level-label-alignment text:label-followed-by="listtab" fo:margin-left="3.4472in" fo:text-indent="-0.25in"/>
        </style:list-level-properties>
        <style:text-properties style:font-name="Symbol"/>
      </text:list-level-style-bullet>
      <text:list-level-style-bullet text:level="8" text:style-name="WW_CharLFO15LVL8" text:bullet-char="o">
        <style:list-level-properties text:space-before="3.6972in" text:min-label-width="0.25in" text:list-level-position-and-space-mode="label-alignment">
          <style:list-level-label-alignment text:label-followed-by="listtab" fo:margin-left="3.9472in" fo:text-indent="-0.25in"/>
        </style:list-level-properties>
        <style:text-properties style:font-name="Courier New"/>
      </text:list-level-style-bullet>
      <text:list-level-style-bullet text:level="9" text:style-name="WW_CharLFO15LVL9" text:bullet-char="">
        <style:list-level-properties text:space-before="4.1972in" text:min-label-width="0.25in" text:list-level-position-and-space-mode="label-alignment">
          <style:list-level-label-alignment text:label-followed-by="listtab" fo:margin-left="4.4472in" fo:text-indent="-0.25in"/>
        </style:list-level-properties>
        <style:text-properties style:font-name="Wingdings"/>
      </text:list-level-style-bullet>
    </text:list-style>
    <style:style style:name="WW_CharLFO16LVL1" style:family="text">
      <style:text-properties style:font-name="Symbol"/>
    </style:style>
    <style:style style:name="WW_CharLFO16LVL2" style:family="text">
      <style:text-properties style:font-name="Symbol"/>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style>
    <style:style style:name="WW_CharLFO16LVL9" style:family="text">
      <style:text-properties style:font-name="Wingdings"/>
    </style:style>
    <text:list-style style:name="LFO16">
      <text:list-level-style-bullet text:level="1" text:style-name="WW_CharLFO1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16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6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6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6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6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6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marker draw:name="a326" svg:viewBox="0 0 20 30" svg:d="m10 0-10 30h20z"/>
    <draw:marker draw:name="a329" svg:viewBox="0 0 20 30" svg:d="m10 0-10 30h20z"/>
    <draw:marker draw:name="a144" svg:viewBox="0 0 20 30" svg:d="m10 0-10 30h20z"/>
    <draw:marker draw:name="a672" svg:viewBox="0 0 20 30" svg:d="m10 0-10 30h20z"/>
    <draw:marker draw:name="a625" svg:viewBox="0 0 20 30" svg:d="m10 0-10 30h20z"/>
    <draw:marker draw:name="a194" svg:viewBox="0 0 20 30" svg:d="m10 0-10 30h20z"/>
    <draw:marker draw:name="a441" svg:viewBox="0 0 20 30" svg:d="m10 0-10 30h20z"/>
    <draw:marker draw:name="a442" svg:viewBox="0 0 20 30" svg:d="m10 0-10 30h20z"/>
    <draw:marker draw:name="a677" svg:viewBox="0 0 20 30" svg:d="m10 0-10 30h20z"/>
    <draw:marker draw:name="a490" svg:viewBox="0 0 20 30" svg:d="m10 0-10 30h20z"/>
    <draw:marker draw:name="a149" svg:viewBox="0 0 20 30" svg:d="m10 0-10 30h20z"/>
    <draw:marker draw:name="a50" svg:viewBox="0 0 20 30" svg:d="m10 0-10 30h20z"/>
    <draw:marker draw:name="a493" svg:viewBox="0 0 20 30" svg:d="m10 0-10 30h20z"/>
    <draw:marker draw:name="a446" svg:viewBox="0 0 20 30" svg:d="m10 0-10 30h20z"/>
    <draw:marker draw:name="a52" svg:viewBox="0 0 20 30" svg:d="m10 0-10 30h20z"/>
    <draw:marker draw:name="a261" svg:viewBox="0 0 20 30" svg:d="m10 0-10 30h20z"/>
    <draw:marker draw:name="a449" svg:viewBox="0 0 20 30" svg:d="m10 0-10 30h20z"/>
    <draw:marker draw:name="a57" svg:viewBox="0 0 20 30" svg:d="m10 0-10 30h20z"/>
    <draw:marker draw:name="a59" svg:viewBox="0 0 20 30" svg:d="m10 0-10 30h20z"/>
    <draw:marker draw:name="a560" svg:viewBox="0 0 20 30" svg:d="m10 0-10 30h20z"/>
    <draw:marker draw:name="a514" svg:viewBox="0 0 20 30" svg:d="m10 0-10 30h20z"/>
    <draw:marker draw:name="a516" svg:viewBox="0 0 20 30" svg:d="m10 0-10 30h20z"/>
    <draw:marker draw:name="a331" svg:viewBox="0 0 20 30" svg:d="m10 0-10 30h20z"/>
    <draw:marker draw:name="a519" svg:viewBox="0 0 20 30" svg:d="m10 0-10 30h20z"/>
    <draw:marker draw:name="a567" svg:viewBox="0 0 20 30" svg:d="m10 0-10 30h20z"/>
    <draw:marker draw:name="a333" svg:viewBox="0 0 20 30" svg:d="m10 0-10 30h20z"/>
    <draw:marker draw:name="a631" svg:viewBox="0 0 20 30" svg:d="m10 0-10 30h20z"/>
    <draw:marker draw:name="a680" svg:viewBox="0 0 20 30" svg:d="m10 0-10 30h20z"/>
    <draw:marker draw:name="a105" svg:viewBox="0 0 20 30" svg:d="m10 0-10 30h20z"/>
    <draw:marker draw:name="a388" svg:viewBox="0 0 20 30" svg:d="m10 0-10 30h20z"/>
    <draw:marker draw:name="a634" svg:viewBox="0 0 20 30" svg:d="m10 0-10 30h20z"/>
    <draw:marker draw:name="a108" svg:viewBox="0 0 20 30" svg:d="m10 0-10 30h20z"/>
    <draw:marker draw:name="a451" svg:viewBox="0 0 20 30" svg:d="m10 0-10 30h20z"/>
    <draw:marker draw:name="a686" svg:viewBox="0 0 20 30" svg:d="m10 0-10 30h20z"/>
    <draw:marker draw:name="a639" svg:viewBox="0 0 20 30" svg:d="m10 0-10 30h20z"/>
    <draw:marker draw:name="a453" svg:viewBox="0 0 20 30" svg:d="m10 0-10 30h20z"/>
    <draw:marker draw:name="a61" svg:viewBox="0 0 20 30" svg:d="m10 0-10 30h20z"/>
    <draw:marker draw:name="a456" svg:viewBox="0 0 20 30" svg:d="m10 0-10 30h20z"/>
    <draw:marker draw:name="a224" svg:viewBox="0 0 20 30" svg:d="m10 0-10 30h20z"/>
    <draw:marker draw:name="a752" svg:viewBox="0 0 20 30" svg:d="m10 0-10 30h20z"/>
    <draw:marker draw:name="a66" svg:viewBox="0 0 20 30" svg:d="m10 0-10 30h20z"/>
    <draw:marker draw:name="a18" svg:viewBox="0 0 20 30" svg:d="m10 0-10 30h20z"/>
    <draw:marker draw:name="a706" svg:viewBox="0 0 20 30" svg:d="m10 0-10 30h20z"/>
    <draw:marker draw:name="a754" svg:viewBox="0 0 20 30" svg:d="m10 0-10 30h20z"/>
    <draw:marker draw:name="a68" svg:viewBox="0 0 20 30" svg:d="m10 0-10 30h20z"/>
    <draw:marker draw:name="a227" svg:viewBox="0 0 20 30" svg:d="m10 0-10 30h20z"/>
    <draw:marker draw:name="a521" svg:viewBox="0 0 20 30" svg:d="m10 0-10 30h20z"/>
    <draw:marker draw:name="a708" svg:viewBox="0 0 20 30" svg:d="m10 0-10 30h20z"/>
    <draw:marker draw:name="a758" svg:viewBox="0 0 20 30" svg:d="m10 0-10 30h20z"/>
    <draw:marker draw:name="a279" svg:viewBox="0 0 20 30" svg:d="m10 0-10 30h20z"/>
    <draw:marker draw:name="a526" svg:viewBox="0 0 20 30" svg:d="m10 0-10 30h20z"/>
    <draw:marker draw:name="a340" svg:viewBox="0 0 20 30" svg:d="m10 0-10 30h20z"/>
    <draw:marker draw:name="a345" svg:viewBox="0 0 20 30" svg:d="m10 0-10 30h20z"/>
    <draw:marker draw:name="a394" svg:viewBox="0 0 20 30" svg:d="m10 0-10 30h20z"/>
    <draw:marker draw:name="a347" svg:viewBox="0 0 20 30" svg:d="m10 0-10 30h20z"/>
    <draw:marker draw:name="a349" svg:viewBox="0 0 20 30" svg:d="m10 0-10 30h20z"/>
    <draw:marker draw:name="a644" svg:viewBox="0 0 20 30" svg:d="m10 0-10 30h20z"/>
    <draw:marker draw:name="a118" svg:viewBox="0 0 20 30" svg:d="m10 0-10 30h20z"/>
    <draw:marker draw:name="a694" svg:viewBox="0 0 20 30" svg:d="m10 0-10 30h20z"/>
    <draw:marker draw:name="a647" svg:viewBox="0 0 20 30" svg:d="m10 0-10 30h20z"/>
    <draw:marker draw:name="a168" svg:viewBox="0 0 20 30" svg:d="m10 0-10 30h20z"/>
    <draw:marker draw:name="a20" svg:viewBox="0 0 20 30" svg:d="m10 0-10 30h20z"/>
    <draw:marker draw:name="a462" svg:viewBox="0 0 20 30" svg:d="m10 0-10 30h20z"/>
    <draw:marker draw:name="a70" svg:viewBox="0 0 20 30" svg:d="m10 0-10 30h20z"/>
    <draw:marker draw:name="a417" svg:viewBox="0 0 20 30" svg:d="m10 0-10 30h20z"/>
    <draw:marker draw:name="a710" svg:viewBox="0 0 20 30" svg:d="m10 0-10 30h20z"/>
    <draw:marker draw:name="a465" svg:viewBox="0 0 20 30" svg:d="m10 0-10 30h20z"/>
    <draw:marker draw:name="a231" svg:viewBox="0 0 20 30" svg:d="m10 0-10 30h20z"/>
    <draw:marker draw:name="a24" svg:viewBox="0 0 20 30" svg:d="m10 0-10 30h20z"/>
    <draw:marker draw:name="a467" svg:viewBox="0 0 20 30" svg:d="m10 0-10 30h20z"/>
    <draw:marker draw:name="a760" svg:viewBox="0 0 20 30" svg:d="m10 0-10 30h20z"/>
    <draw:marker draw:name="a712" svg:viewBox="0 0 20 30" svg:d="m10 0-10 30h20z"/>
    <draw:marker draw:name="a74" svg:viewBox="0 0 20 30" svg:d="m10 0-10 30h20z"/>
    <draw:marker draw:name="a233" svg:viewBox="0 0 20 30" svg:d="m10 0-10 30h20z"/>
    <draw:marker draw:name="a27" svg:viewBox="0 0 20 30" svg:d="m10 0-10 30h20z"/>
    <draw:marker draw:name="a714" svg:viewBox="0 0 20 30" svg:d="m10 0-10 30h20z"/>
    <draw:marker draw:name="a76" svg:viewBox="0 0 20 30" svg:d="m10 0-10 30h20z"/>
    <draw:marker draw:name="a235" svg:viewBox="0 0 20 30" svg:d="m10 0-10 30h20z"/>
    <draw:marker draw:name="a284" svg:viewBox="0 0 20 30" svg:d="m10 0-10 30h20z"/>
    <draw:marker draw:name="a764" svg:viewBox="0 0 20 30" svg:d="m10 0-10 30h20z"/>
    <draw:marker draw:name="a716" svg:viewBox="0 0 20 30" svg:d="m10 0-10 30h20z"/>
    <draw:marker draw:name="a78" svg:viewBox="0 0 20 30" svg:d="m10 0-10 30h20z"/>
    <draw:marker draw:name="a237" svg:viewBox="0 0 20 30" svg:d="m10 0-10 30h20z"/>
    <draw:marker draw:name="a766" svg:viewBox="0 0 20 30" svg:d="m10 0-10 30h20z"/>
    <draw:marker draw:name="a288" svg:viewBox="0 0 20 30" svg:d="m10 0-10 30h20z"/>
    <draw:marker draw:name="a300" svg:viewBox="0 0 20 30" svg:d="m10 0-10 30h20z"/>
    <draw:marker draw:name="a535" svg:viewBox="0 0 20 30" svg:d="m10 0-10 30h20z"/>
    <draw:marker draw:name="a301" svg:viewBox="0 0 20 30" svg:d="m10 0-10 30h20z"/>
    <draw:marker draw:name="a537" svg:viewBox="0 0 20 30" svg:d="m10 0-10 30h20z"/>
    <draw:marker draw:name="a538" svg:viewBox="0 0 20 30" svg:d="m10 0-10 30h20z"/>
    <draw:marker draw:name="a304" svg:viewBox="0 0 20 30" svg:d="m10 0-10 30h20z"/>
    <draw:marker draw:name="a354" svg:viewBox="0 0 20 30" svg:d="m10 0-10 30h20z"/>
    <draw:marker draw:name="a308" svg:viewBox="0 0 20 30" svg:d="m10 0-10 30h20z"/>
    <draw:marker draw:name="a122" svg:viewBox="0 0 20 30" svg:d="m10 0-10 30h20z"/>
    <draw:marker draw:name="a650" svg:viewBox="0 0 20 30" svg:d="m10 0-10 30h20z"/>
    <draw:marker draw:name="a358" svg:viewBox="0 0 20 30" svg:d="m10 0-10 30h20z"/>
    <draw:marker draw:name="a171" svg:viewBox="0 0 20 30" svg:d="m10 0-10 30h20z"/>
    <draw:marker draw:name="a126" svg:viewBox="0 0 20 30" svg:d="m10 0-10 30h20z"/>
    <draw:marker draw:name="a655" svg:viewBox="0 0 20 30" svg:d="m10 0-10 30h20z"/>
    <draw:marker draw:name="a421" svg:viewBox="0 0 20 30" svg:d="m10 0-10 30h20z"/>
    <draw:marker draw:name="a608" svg:viewBox="0 0 20 30" svg:d="m10 0-10 30h20z"/>
    <draw:marker draw:name="a129" svg:viewBox="0 0 20 30" svg:d="m10 0-10 30h20z"/>
    <draw:marker draw:name="a178" svg:viewBox="0 0 20 30" svg:d="m10 0-10 30h20z"/>
    <draw:marker draw:name="a424" svg:viewBox="0 0 20 30" svg:d="m10 0-10 30h20z"/>
    <draw:marker draw:name="a659" svg:viewBox="0 0 20 30" svg:d="m10 0-10 30h20z"/>
    <draw:marker draw:name="a31" svg:viewBox="0 0 20 30" svg:d="m10 0-10 30h20z"/>
    <draw:marker draw:name="a426" svg:viewBox="0 0 20 30" svg:d="m10 0-10 30h20z"/>
    <draw:marker draw:name="a33" svg:viewBox="0 0 20 30" svg:d="m10 0-10 30h20z"/>
    <draw:marker draw:name="a476" svg:viewBox="0 0 20 30" svg:d="m10 0-10 30h20z"/>
    <draw:marker draw:name="a428" svg:viewBox="0 0 20 30" svg:d="m10 0-10 30h20z"/>
    <draw:marker draw:name="a35" svg:viewBox="0 0 20 30" svg:d="m10 0-10 30h20z"/>
    <draw:marker draw:name="a770" svg:viewBox="0 0 20 30" svg:d="m10 0-10 30h20z"/>
    <draw:marker draw:name="a243" svg:viewBox="0 0 20 30" svg:d="m10 0-10 30h20z"/>
    <draw:marker draw:name="a771" svg:viewBox="0 0 20 30" svg:d="m10 0-10 30h20z"/>
    <draw:marker draw:name="a291" svg:viewBox="0 0 20 30" svg:d="m10 0-10 30h20z"/>
    <draw:marker draw:name="a37" svg:viewBox="0 0 20 30" svg:d="m10 0-10 30h20z"/>
    <draw:marker draw:name="a479" svg:viewBox="0 0 20 30" svg:d="m10 0-10 30h20z"/>
    <draw:marker draw:name="a85" svg:viewBox="0 0 20 30" svg:d="m10 0-10 30h20z"/>
    <draw:marker draw:name="a293" svg:viewBox="0 0 20 30" svg:d="m10 0-10 30h20z"/>
    <draw:marker draw:name="a725" svg:viewBox="0 0 20 30" svg:d="m10 0-10 30h20z"/>
    <draw:marker draw:name="a88" svg:viewBox="0 0 20 30" svg:d="m10 0-10 30h20z"/>
    <draw:marker draw:name="a248" svg:viewBox="0 0 20 30" svg:d="m10 0-10 30h20z"/>
    <draw:marker draw:name="a542" svg:viewBox="0 0 20 30" svg:d="m10 0-10 30h20z"/>
    <draw:marker draw:name="a591" svg:viewBox="0 0 20 30" svg:d="m10 0-10 30h20z"/>
    <draw:marker draw:name="a544" svg:viewBox="0 0 20 30" svg:d="m10 0-10 30h20z"/>
    <draw:marker draw:name="a593" svg:viewBox="0 0 20 30" svg:d="m10 0-10 30h20z"/>
    <draw:marker draw:name="a311" svg:viewBox="0 0 20 30" svg:d="m10 0-10 30h20z"/>
    <draw:marker draw:name="a547" svg:viewBox="0 0 20 30" svg:d="m10 0-10 30h20z"/>
    <draw:marker draw:name="a361" svg:viewBox="0 0 20 30" svg:d="m10 0-10 30h20z"/>
    <draw:marker draw:name="a313" svg:viewBox="0 0 20 30" svg:d="m10 0-10 30h20z"/>
    <draw:marker draw:name="a317" svg:viewBox="0 0 20 30" svg:d="m10 0-10 30h20z"/>
    <draw:marker draw:name="a366" svg:viewBox="0 0 20 30" svg:d="m10 0-10 30h20z"/>
    <draw:marker draw:name="a132" svg:viewBox="0 0 20 30" svg:d="m10 0-10 30h20z"/>
    <draw:marker draw:name="a180" svg:viewBox="0 0 20 30" svg:d="m10 0-10 30h20z"/>
    <draw:marker draw:name="a368" svg:viewBox="0 0 20 30" svg:d="m10 0-10 30h20z"/>
    <draw:marker draw:name="a661" svg:viewBox="0 0 20 30" svg:d="m10 0-10 30h20z"/>
    <draw:marker draw:name="a182" svg:viewBox="0 0 20 30" svg:d="m10 0-10 30h20z"/>
    <draw:marker draw:name="a135" svg:viewBox="0 0 20 30" svg:d="m10 0-10 30h20z"/>
    <draw:marker draw:name="a663" svg:viewBox="0 0 20 30" svg:d="m10 0-10 30h20z"/>
    <draw:marker draw:name="a184" svg:viewBox="0 0 20 30" svg:d="m10 0-10 30h20z"/>
    <draw:marker draw:name="a430" svg:viewBox="0 0 20 30" svg:d="m10 0-10 30h20z"/>
    <draw:marker draw:name="a137" svg:viewBox="0 0 20 30" svg:d="m10 0-10 30h20z"/>
    <draw:marker draw:name="a432" svg:viewBox="0 0 20 30" svg:d="m10 0-10 30h20z"/>
    <draw:marker draw:name="a480" svg:viewBox="0 0 20 30" svg:d="m10 0-10 30h20z"/>
    <draw:marker draw:name="a434" svg:viewBox="0 0 20 30" svg:d="m10 0-10 30h20z"/>
    <draw:marker draw:name="a669" svg:viewBox="0 0 20 30" svg:d="m10 0-10 30h20z"/>
    <draw:marker draw:name="a189" svg:viewBox="0 0 20 30" svg:d="m10 0-10 30h20z"/>
    <draw:marker draw:name="a200" svg:viewBox="0 0 20 30" svg:d="m10 0-10 30h20z"/>
    <draw:marker draw:name="a484" svg:viewBox="0 0 20 30" svg:d="m10 0-10 30h20z"/>
    <draw:marker draw:name="a437" svg:viewBox="0 0 20 30" svg:d="m10 0-10 30h20z"/>
    <draw:marker draw:name="a202" svg:viewBox="0 0 20 30" svg:d="m10 0-10 30h20z"/>
    <draw:marker draw:name="a250" svg:viewBox="0 0 20 30" svg:d="m10 0-10 30h20z"/>
    <draw:marker draw:name="a44" svg:viewBox="0 0 20 30" svg:d="m10 0-10 30h20z"/>
    <draw:marker draw:name="a93" svg:viewBox="0 0 20 30" svg:d="m10 0-10 30h20z"/>
    <draw:marker draw:name="a46" svg:viewBox="0 0 20 30" svg:d="m10 0-10 30h20z"/>
    <draw:marker draw:name="a488" svg:viewBox="0 0 20 30" svg:d="m10 0-10 30h20z"/>
    <draw:marker draw:name="a48" svg:viewBox="0 0 20 30" svg:d="m10 0-10 30h20z"/>
    <draw:marker draw:name="a96" svg:viewBox="0 0 20 30" svg:d="m10 0-10 30h20z"/>
    <draw:marker draw:name="a98" svg:viewBox="0 0 20 30" svg:d="m10 0-10 30h20z"/>
    <draw:marker draw:name="a737" svg:viewBox="0 0 20 30" svg:d="m10 0-10 30h20z"/>
    <draw:marker draw:name="a259" svg:viewBox="0 0 20 30" svg:d="m10 0-10 30h20z"/>
    <draw:marker draw:name="a739" svg:viewBox="0 0 20 30" svg:d="m10 0-10 30h20z"/>
    <draw:marker draw:name="a556" svg:viewBox="0 0 20 30" svg:d="m10 0-10 30h20z"/>
    <draw:marker draw:name="a558" svg:viewBox="0 0 20 30" svg:d="m10 0-10 30h20z"/>
    <draw:marker draw:name="a324" svg:viewBox="0 0 20 30" svg:d="m10 0-10 30h20z"/>
  </office:styles>
  <office:automatic-styles>
    <text:list-style style:name="LFO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2">
      <text:list-level-style-bullet text:level="1" text:bullet-char="">
        <style:list-level-properties text:space-before="0.1972in" text:min-label-width="0.1965in" text:list-level-position-and-space-mode="label-alignment">
          <style:list-level-label-alignment text:label-followed-by="listtab" fo:margin-left="0.3937in" fo:text-indent="-0.1965in"/>
        </style:list-level-properties>
        <style:text-properties style:font-name="Symbol"/>
      </text:list-level-style-bullet>
    </text:list-style>
    <text:list-style style:name="LFO3">
      <text:list-level-style-bullet text:level="1" text:bullet-char="">
        <style:list-level-properties text:space-before="0.1972in" text:min-label-width="0.1965in" text:list-level-position-and-space-mode="label-alignment">
          <style:list-level-label-alignment text:label-followed-by="listtab" fo:margin-left="0.3937in" fo:text-indent="-0.1965in"/>
        </style:list-level-properties>
        <style:text-properties style:font-name="Symbol"/>
      </text:list-level-style-bullet>
    </text:list-style>
    <text:list-style style:name="LFO4">
      <text:list-level-style-bullet text:leve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Symbol"/>
      </text:list-level-style-bullet>
    </text:list-style>
    <text:list-style style:name="LFO5">
      <text:list-level-style-bullet text:level="1" text:bullet-char="">
        <style:list-level-properties text:space-before="0.3937in" text:min-label-width="0.1965in" text:list-level-position-and-space-mode="label-alignment">
          <style:list-level-label-alignment text:label-followed-by="listtab" fo:margin-left="0.5902in" fo:text-indent="-0.1965in"/>
        </style:list-level-properties>
        <style:text-properties style:font-name="Symbol"/>
      </text:list-level-style-bullet>
    </text:list-style>
    <text:list-style style:name="LFO6">
      <text:list-level-style-number text:level="1" style:num-suffix="." style:num-format="1">
        <style:list-level-properties text:space-before="0.5916in" text:min-label-width="0.1972in" text:list-level-position-and-space-mode="label-alignment">
          <style:list-level-label-alignment text:label-followed-by="listtab" fo:margin-left="0.7888in" fo:text-indent="-0.1972in"/>
        </style:list-level-properties>
      </text:list-level-style-number>
    </text:list-style>
    <text:list-style style:name="LFO7">
      <text:list-level-style-number text:level="1" style:num-suffix="." style:num-format="1">
        <style:list-level-properties text:space-before="0.5916in" text:min-label-width="0.1972in" text:list-level-position-and-space-mode="label-alignment">
          <style:list-level-label-alignment text:label-followed-by="listtab" fo:margin-left="0.7888in" fo:text-indent="-0.1972in"/>
        </style:list-level-properties>
      </text:list-level-style-number>
    </text:list-style>
    <text:list-style style:name="LFO8">
      <text:list-level-style-bullet text:level="1" text:bullet-char="">
        <style:list-level-properties text:space-before="0.7875in" text:min-label-width="0.1965in" text:list-level-position-and-space-mode="label-alignment">
          <style:list-level-label-alignment text:label-followed-by="listtab" fo:margin-left="0.984in" fo:text-indent="-0.1965in"/>
        </style:list-level-properties>
        <style:text-properties style:font-name="Symbol"/>
      </text:list-level-style-bullet>
    </text:list-style>
    <text:list-style style:name="LFO9">
      <text:list-level-style-bullet text:level="1" text:bullet-char="">
        <style:list-level-properties text:space-before="0.7875in" text:min-label-width="0.1965in" text:list-level-position-and-space-mode="label-alignment">
          <style:list-level-label-alignment text:label-followed-by="listtab" fo:margin-left="0.984in" fo:text-indent="-0.1965in"/>
        </style:list-level-properties>
        <style:text-properties style:font-name="Symbol"/>
      </text:list-level-style-bullet>
    </text:list-style>
    <text:list-style style:name="LFO11">
      <text:list-level-style-number text:level="1" style:num-suffix="." style:num-format="1">
        <style:list-level-properties text:space-before="0.5916in" text:min-label-width="0.1972in" text:list-level-position-and-space-mode="label-alignment">
          <style:list-level-label-alignment text:label-followed-by="listtab" fo:margin-left="0.7888in" fo:text-indent="-0.1972in"/>
        </style:list-level-properties>
      </text:list-level-style-number>
    </text:list-style>
    <text:list-style style:name="LFO12">
      <text:list-level-style-number text:level="1" style:num-suffix="." style:num-format="1">
        <style:list-level-properties text:space-before="0.3937in" text:min-label-width="0.1972in" text:list-level-position-and-space-mode="label-alignment">
          <style:list-level-label-alignment text:label-followed-by="listtab" fo:margin-left="0.5909in" fo:text-indent="-0.1972in"/>
        </style:list-level-properties>
      </text:list-level-style-number>
    </text:list-style>
    <text:list-style style:name="LFO13">
      <text:list-level-style-number text:level="1" style:num-suffix="." style:num-format="1">
        <style:list-level-properties text:space-before="0.3937in" text:min-label-width="0.1972in" text:list-level-position-and-space-mode="label-alignment">
          <style:list-level-label-alignment text:label-followed-by="listtab" fo:margin-left="0.5909in" fo:text-indent="-0.1972in"/>
        </style:list-level-properties>
      </text:list-level-style-number>
    </text:list-style>
    <text:list-style style:name="LFO14">
      <text:list-level-style-bullet text:level="1" text:style-name="WW_CharLFO1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1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4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4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4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4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4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7">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page-layout style:name="PL0">
      <style:page-layout-properties fo:page-width="8.2687in" fo:page-height="11.6944in" style:print-orientation="portrait" fo:margin-top="0.5in" fo:margin-left="0.9847in" fo:margin-bottom="0.0041in" fo:margin-right="0.6888in" style:num-format="1" style:writing-mode="lr-tb">
        <style:footnote-sep style:width="0.007in" style:rel-width="33%" style:color="#000000" style:line-style="solid" style:adjustment="left"/>
      </style:page-layout-properties>
      <style:header-style>
        <style:header-footer-properties style:dynamic-spacing="true" fo:min-height="0.4847in"/>
      </style:header-style>
      <style:footer-style>
        <style:header-footer-properties style:dynamic-spacing="true" fo:min-height="1.3743in"/>
      </style:footer-style>
    </style:page-layout>
    <style:style style:name="P2" style:parent-style-name="En-tête" style:family="paragraph">
      <style:paragraph-properties>
        <style:tab-stops>
          <style:tab-stop style:type="center" style:position="2.6583in"/>
          <style:tab-stop style:type="right" style:position="6.3in"/>
        </style:tab-stops>
      </style:paragraph-properties>
    </style:style>
    <number:date-style style:name="N3" number:language="fr" number:country="FR">
      <number:day number:calendar="gregorian"/>
      <number:text> </number:text>
      <number:month number:textual="true" number:style="long" number:calendar="gregorian"/>
      <number:text> </number:text>
      <number:year number:style="long" number:calendar="gregorian"/>
    </number:date-style>
    <style:style style:name="T4" style:parent-style-name="Policepardéfaut" style:family="text">
      <style:text-properties fo:font-weight="bold" style:font-weight-asian="bold"/>
    </style:style>
    <style:style style:name="TableColumn6" style:family="table-column">
      <style:table-column-properties style:column-width="1.427in" style:use-optimal-column-width="false"/>
    </style:style>
    <style:style style:name="TableColumn7" style:family="table-column">
      <style:table-column-properties style:column-width="3.9375in" style:use-optimal-column-width="false"/>
    </style:style>
    <style:style style:name="TableColumn8" style:family="table-column">
      <style:table-column-properties style:column-width="1.427in" style:use-optimal-column-width="false"/>
    </style:style>
    <style:style style:name="TableColumn9" style:family="table-column">
      <style:table-column-properties style:column-width="1.427in" style:use-optimal-column-width="false"/>
    </style:style>
    <style:style style:name="TableColumn10" style:family="table-column">
      <style:table-column-properties style:column-width="2.9527in" style:use-optimal-column-width="false"/>
    </style:style>
    <style:style style:name="TableColumn11" style:family="table-column">
      <style:table-column-properties style:column-width="1.9687in" style:use-optimal-column-width="false"/>
    </style:style>
    <style:style style:name="Table5" style:family="table">
      <style:table-properties style:width="13.1402in" fo:margin-left="0in" table:align="left"/>
    </style:style>
    <style:style style:name="TableRow12" style:family="table-row">
      <style:table-row-properties style:min-row-height="0.8861in" style:use-optimal-row-height="false"/>
    </style:style>
    <style:style style:name="TableCell13" style:family="table-cell">
      <style:table-cell-properties fo:border-top="0.0104in solid #000000" fo:border-left="none" fo:border-bottom="none" fo:border-right="none" style:writing-mode="lr-tb" fo:padding-top="0in" fo:padding-left="0.0486in" fo:padding-bottom="0in" fo:padding-right="0.0486in"/>
    </style:style>
    <style:style style:name="P14" style:parent-style-name="Pieddepage" style:family="paragraph">
      <style:text-properties fo:font-weight="bold" style:font-weight-asian="bold" fo:color="#0000FF" fo:font-size="12pt" style:font-size-asian="12pt"/>
    </style:style>
    <style:style style:name="TableCell15" style:family="table-cell">
      <style:table-cell-properties fo:border-top="0.0104in solid #000000" fo:border-left="none" fo:border-bottom="none" fo:border-right="none" style:writing-mode="lr-tb" fo:padding-top="0in" fo:padding-left="0.0486in" fo:padding-bottom="0in" fo:padding-right="0.0486in"/>
    </style:style>
    <style:style style:name="P16" style:parent-style-name="Pieddepage" style:family="paragraph">
      <style:paragraph-properties fo:text-align="center"/>
    </style:style>
    <style:style style:name="T17" style:parent-style-name="Policepardéfaut" style:family="text">
      <style:text-properties fo:font-weight="bold" style:font-weight-asian="bold" fo:font-size="11pt" style:font-size-asian="11pt"/>
    </style:style>
    <style:style style:name="P18" style:parent-style-name="Pieddepage" style:family="paragraph">
      <style:paragraph-properties fo:text-align="center"/>
      <style:text-properties fo:font-weight="bold" style:font-weight-asian="bold" fo:font-size="9pt" style:font-size-asian="9pt"/>
    </style:style>
    <style:style style:name="TableCell19" style:family="table-cell">
      <style:table-cell-properties fo:border-top="0.0104in solid #000000" fo:border-left="none" fo:border-bottom="none" fo:border-right="none" style:writing-mode="lr-tb" fo:padding-top="0in" fo:padding-left="0.0486in" fo:padding-bottom="0in" fo:padding-right="0.0486in"/>
    </style:style>
    <style:style style:name="P20" style:parent-style-name="Pieddepage" style:family="paragraph">
      <style:paragraph-properties fo:text-align="center"/>
      <style:text-properties fo:font-weight="bold" style:font-weight-asian="bold" fo:color="#0000FF" fo:font-size="14pt" style:font-size-asian="14pt"/>
    </style:style>
    <style:style style:name="P21" style:parent-style-name="Pieddepage" style:family="paragraph">
      <style:paragraph-properties fo:text-align="center"/>
      <style:text-properties fo:font-weight="bold" style:font-weight-asian="bold" fo:color="#0000FF" fo:font-size="14pt" style:font-size-asian="14pt"/>
    </style:style>
    <style:style style:name="TableCell22" style:family="table-cell">
      <style:table-cell-properties fo:border-top="0.0104in solid #000000" fo:border-left="none" fo:border-bottom="none" fo:border-right="none" style:writing-mode="lr-tb" fo:padding-top="0in" fo:padding-left="0.0486in" fo:padding-bottom="0in" fo:padding-right="0.0486in"/>
    </style:style>
    <style:style style:name="P23" style:parent-style-name="Commentaire" style:family="paragraph">
      <style:paragraph-properties fo:text-align="center"/>
      <style:text-properties fo:font-size="9pt" style:font-size-asian="9pt"/>
    </style:style>
    <style:style style:name="TableCell24" style:family="table-cell">
      <style:table-cell-properties fo:border-top="0.0104in solid #000000" fo:border-left="none" fo:border-bottom="none" fo:border-right="none" style:writing-mode="lr-tb" fo:padding-top="0in" fo:padding-left="0.0486in" fo:padding-bottom="0in" fo:padding-right="0.0486in"/>
    </style:style>
    <style:style style:name="P25" style:parent-style-name="Pieddepage" style:family="paragraph">
      <style:paragraph-properties fo:text-align="center"/>
      <style:text-properties fo:font-size="9pt" style:font-size-asian="9pt"/>
    </style:style>
    <style:style style:name="TableCell26" style:family="table-cell">
      <style:table-cell-properties fo:border-top="0.0104in solid #000000" fo:border-left="none" fo:border-bottom="none" fo:border-right="none" style:writing-mode="lr-tb" fo:padding-top="0in" fo:padding-left="0.0486in" fo:padding-bottom="0in" fo:padding-right="0.0486in"/>
    </style:style>
    <style:style style:name="P27" style:parent-style-name="Pieddepage" style:family="paragraph">
      <style:paragraph-properties fo:text-align="center"/>
      <style:text-properties fo:font-weight="bold" style:font-weight-asian="bold" fo:color="#0000FF" fo:font-size="14pt" style:font-size-asian="14pt"/>
    </style:style>
    <style:style style:name="P28" style:parent-style-name="Pieddepage" style:family="paragraph">
      <style:paragraph-properties fo:text-align="center" fo:margin-right="0.25in"/>
    </style:style>
    <style:style style:name="P29" style:parent-style-name="En-tête" style:family="paragraph">
      <style:paragraph-properties>
        <style:tab-stops>
          <style:tab-stop style:type="center" style:position="2.6583in"/>
          <style:tab-stop style:type="right" style:position="6.3in"/>
        </style:tab-stops>
      </style:paragraph-properties>
    </style:style>
    <number:date-style style:name="N30" number:language="fr" number:country="FR">
      <number:day number:calendar="gregorian"/>
      <number:text> </number:text>
      <number:month number:textual="true" number:style="long" number:calendar="gregorian"/>
      <number:text> </number:text>
      <number:year number:style="long" number:calendar="gregorian"/>
    </number:date-style>
    <style:style style:name="T31" style:parent-style-name="Policepardéfaut" style:family="text">
      <style:text-properties fo:font-weight="bold" style:font-weight-asian="bold"/>
    </style:style>
  </office:automatic-styles>
  <office:master-styles>
    <style:master-page style:name="MP0" style:page-layout-name="PL0">
      <style:header>
        <text:p text:style-name="P2"><text:modification-date style:data-style-name="N3">10 mars 2023</text:modification-date><text:tab/><text:span text:style-name="T4"><text:file-name text:fixed="false" text:display="name-and-extension">PQDSR-generique_v2.0.doc</text:file-name></text:span></text:p>
        <text:p text:style-name="En-tête"/>
      </style:header>
      <style:footer>
        <table:table table:style-name="Table5">
          <table:table-columns>
            <table:table-column table:style-name="TableColumn6"/>
            <table:table-column table:style-name="TableColumn7"/>
            <table:table-column table:style-name="TableColumn8"/>
            <table:table-column table:style-name="TableColumn9"/>
            <table:table-column table:style-name="TableColumn10"/>
            <table:table-column table:style-name="TableColumn11"/>
          </table:table-columns>
          <table:table-row table:style-name="TableRow12">
            <table:table-cell table:style-name="TableCell13">
              <text:p text:style-name="P14"/>
            </table:table-cell>
            <table:table-cell table:style-name="TableCell15">
              <text:p text:style-name="P16"><text:span text:style-name="T17">Plan Qualité des Développements et Services Récurrents</text:span></text:p>
              <text:p text:style-name="P18">Prise en charge du développement et de la maintenance d’applications Informatiques</text:p>
            </table:table-cell>
            <table:table-cell table:style-name="TableCell19">
              <text:p text:style-name="En-tête"><text:s text:c="6"/>Page<text:s/><text:page-number text:fixed="false">2</text:page-number><text:s/>de<text:s/><text:page-count>65</text:page-count></text:p>
              <text:p text:style-name="P20"/>
              <text:p text:style-name="P21"/>
            </table:table-cell>
            <table:table-cell table:style-name="TableCell22">
              <text:p text:style-name="P23"/>
            </table:table-cell>
            <table:table-cell table:style-name="TableCell24">
              <text:p text:style-name="P25"/>
            </table:table-cell>
            <table:table-cell table:style-name="TableCell26">
              <text:p text:style-name="P27"/>
            </table:table-cell>
          </table:table-row>
        </table:table>
        <text:p text:style-name="P28"/>
      </style:footer>
    </style:master-page>
    <style:master-page style:next-style-name="MP0" style:name="MPF0" style:page-layout-name="PL0">
      <style:header>
        <text:p text:style-name="P29"><text:modification-date style:data-style-name="N30">10 mars 2023</text:modification-date><text:tab/><text:span text:style-name="T31"><text:file-name text:fixed="false" text:display="name-and-extension">PQDSR-generique_v2.0.doc</text:file-name></text:span></text:p>
      </style:header>
      <style:footer>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PQDSR</dc:title>
    <dc:subject/>
    <meta:initial-creator>JP</meta:initial-creator>
    <dc:creator>Theo-GOUSSOT</dc:creator>
    <meta:creation-date>2023-03-17T08:30:00Z</meta:creation-date>
    <dc:date>2023-03-17T08:30:00Z</dc:date>
    <meta:print-date>2023-03-17T07:44:00Z</meta:print-date>
    <meta:template xlink:href="Normal.dotm" xlink:type="simple"/>
    <meta:editing-cycles>2</meta:editing-cycles>
    <meta:editing-duration>PT0S</meta:editing-duration>
    <meta:document-statistic meta:page-count="65" meta:paragraph-count="169" meta:word-count="13082" meta:character-count="84865" meta:row-count="599" meta:non-whitespace-character-count="71952"/>
  </office:meta>
</office:document-meta>
</file>